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2.6693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3.0445in"/>
    </style:style>
    <style:style style:name="co11" style:family="table-column">
      <style:table-column-properties fo:break-before="auto" style:column-width="3.420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0.2354in"/>
    </style:style>
    <style:style style:name="co16" style:family="table-column">
      <style:table-column-properties fo:break-before="auto" style:column-width="0.12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398in"/>
    </style:style>
    <style:style style:name="co19" style:family="table-column">
      <style:table-column-properties fo:break-before="auto" style:column-width="0.1071in"/>
    </style:style>
    <style:style style:name="co20" style:family="table-column">
      <style:table-column-properties fo:break-before="auto" style:column-width="0.15in"/>
    </style:style>
    <style:style style:name="co21" style:family="table-column">
      <style:table-column-properties fo:break-before="auto" style:column-width="2.2299in"/>
    </style:style>
    <style:style style:name="co22" style:family="table-column">
      <style:table-column-properties fo:break-before="auto" style:column-width="2.8945in"/>
    </style:style>
    <style:style style:name="co23" style:family="table-column">
      <style:table-column-properties fo:break-before="auto" style:column-width="3.4953in"/>
    </style:style>
    <style:style style:name="co24" style:family="table-column">
      <style:table-column-properties fo:break-before="auto" style:column-width="1.061in"/>
    </style:style>
    <style:style style:name="co25" style:family="table-column">
      <style:table-column-properties fo:break-before="auto" style:column-width="8.2126in"/>
    </style:style>
    <style:style style:name="co26" style:family="table-column">
      <style:table-column-properties fo:break-before="auto" style:column-width="0.1925in"/>
    </style:style>
    <style:style style:name="co27" style:family="table-column">
      <style:table-column-properties fo:break-before="auto" style:column-width="1.1256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2.0472in"/>
    </style:style>
    <style:style style:name="co30" style:family="table-column">
      <style:table-column-properties fo:break-before="auto" style:column-width="2.0902in"/>
    </style:style>
    <style:style style:name="co31" style:family="table-column">
      <style:table-column-properties fo:break-before="auto" style:column-width="1.0291in"/>
    </style:style>
    <style:style style:name="co32" style:family="table-column">
      <style:table-column-properties fo:break-before="auto" style:column-width="5.2319in"/>
    </style:style>
    <style:style style:name="co33" style:family="table-column">
      <style:table-column-properties fo:break-before="auto" style:column-width="0.2252in"/>
    </style:style>
    <style:style style:name="co34" style:family="table-column">
      <style:table-column-properties fo:break-before="auto" style:column-width="4.9854in"/>
    </style:style>
    <style:style style:name="co35" style:family="table-column">
      <style:table-column-properties fo:break-before="auto" style:column-width="0.1173in"/>
    </style:style>
    <style:style style:name="co36" style:family="table-column">
      <style:table-column-properties fo:break-before="auto" style:column-width="0.75in"/>
    </style:style>
    <style:style style:name="co37" style:family="table-column">
      <style:table-column-properties fo:break-before="auto" style:column-width="10.5709in"/>
    </style:style>
    <style:style style:name="co38" style:family="table-column">
      <style:table-column-properties fo:break-before="auto" style:column-width="3.6665in"/>
    </style:style>
    <style:style style:name="co39" style:family="table-column">
      <style:table-column-properties fo:break-before="auto" style:column-width="5.3071in"/>
    </style:style>
    <style:style style:name="co40" style:family="table-column">
      <style:table-column-properties fo:break-before="auto" style:column-width="1.1898in"/>
    </style:style>
    <style:style style:name="co41" style:family="table-column">
      <style:table-column-properties fo:break-before="auto" style:column-width="6.8827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704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ackground-color="transparent" fo:wrap-option="wrap" style:vertical-align="botto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" style:family="table-cell" style:parent-style-name="Default">
      <style:table-cell-properties fo:background-color="transparent" fo:wrap-option="wrap" style:vertical-align="botto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text-line-through-style="solid" style:text-line-through-type="single" style:font-name="Liberation Sans" fo:font-size="10pt" style:font-size-asian="10pt" style:font-size-complex="10pt"/>
    </style:style>
    <style:style style:name="ce10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9">
      <style:table-cell-properties fo:background-color="transparent"/>
      <style:text-properties style:font-name="Liberation Sans" fo:font-size="10pt" style:font-size-asian="10pt" style:font-size-complex="10pt"/>
    </style:style>
    <style:style style:name="ce47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transparent" fo:wrap-option="wrap" style:vertical-align="botto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transparent" fo:wrap-option="no-wrap" style:vertical-align="botto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transparent" fo:wrap-option="no-wrap" style:vertical-align="botto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no-wrap" style:vertical-align="botto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 fo:wrap-option="no-wrap"/>
    </style:style>
    <style:style style:name="ce33" style:family="table-cell" style:parent-style-name="Default">
      <style:table-cell-properties fo:background-color="transparent" fo:wrap-option="no-wrap"/>
      <style:text-properties style:text-line-through-style="solid" style:text-line-through-type="single"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/>
      <style:paragraph-properties fo:text-align="justify" fo:margin-left="0in"/>
      <style:text-properties style:font-name="Liberation Sans" fo:font-size="10pt" style:font-size-asian="10pt" style:font-size-complex="10pt"/>
    </style:style>
    <style:style style:name="ce3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70" style:family="table-cell" style:parent-style-name="Default">
      <style:table-cell-properties fo:background-color="#ffff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line-through-style="solid" style:text-line-through-type="single" style:font-name="Liberation Sans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9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wrap-option="wrap" style:vertical-align="botto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fo:wrap-option="wrap" style:vertical-align="bottom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ce108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wrap-option="wrap" style:vertical-align="botto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ext-properties fo:font-style="normal" style:font-style-asian="normal" style:font-style-complex="normal"/>
    </style:style>
    <style:style style:name="ce111" style:family="table-cell" style:parent-style-name="Default" style:data-style-name="N49"/>
    <style:style style:name="ce112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99"/>
    <style:style style:name="ce83" style:family="table-cell" style:parent-style-name="Default">
      <style:table-cell-properties fo:wrap-option="wrap" style:vertical-align="bottom"/>
      <style:text-properties style:font-name="Liberation Sans"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51"/>
        <table:table-column table:style-name="co4" table:visibility="collapse" table:number-columns-repeated="8" table:default-cell-style-name="ce47"/>
        <table:table-column table:style-name="co5" table:visibility="collapse" table:number-columns-repeated="2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106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number-columns-repeated="2" table:default-cell-style-name="ce47"/>
        <table:table-column table:style-name="co17" table:number-columns-repeated="16359" table:default-cell-style-name="ce47"/>
        <table:table-row table:style-name="ro1">
          <table:table-cell table:style-name="ce2" office:value-type="string" calcext:value-type="string">
            <text:p>D:\Documents\FEP-AI\Fields, Chris\Course, 2023\04L Physics as Information Processing ~ Chris Fields ~ Lecture 4</text:p>
          </table:table-cell>
          <table:table-cell table:style-name="ce19" office:value-type="string" calcext:value-type="string">
            <text:p>Local Google/YouTube (en).srt file name</text:p>
          </table:table-cell>
          <table:table-cell table:style-name="ce22" office:value-type="string" calcext:value-type="string">
            <text:p>videoIDName</text:p>
          </table:table-cell>
          <table:table-cell table:style-name="ce26" office:value-type="string" calcext:value-type="string">
            <text:p>speakerCount</text:p>
          </table:table-cell>
          <table:table-cell table:style-name="ce26" office:value-type="string" calcext:value-type="string">
            <text:p>speakerATurns</text:p>
          </table:table-cell>
          <table:table-cell table:style-name="ce26" office:value-type="string" calcext:value-type="string">
            <text:p>speakerBTurns</text:p>
          </table:table-cell>
          <table:table-cell table:style-name="ce26" office:value-type="string" calcext:value-type="string">
            <text:p>speakerCTurns</text:p>
          </table:table-cell>
          <table:table-cell table:style-name="ce26" office:value-type="string" calcext:value-type="string">
            <text:p>speakerDTurns</text:p>
          </table:table-cell>
          <table:table-cell table:style-name="ce26" office:value-type="string" calcext:value-type="string">
            <text:p>speakerETurns</text:p>
          </table:table-cell>
          <table:table-cell table:style-name="ce26" office:value-type="string" calcext:value-type="string">
            <text:p>speakerFTurns</text:p>
          </table:table-cell>
          <table:table-cell table:style-name="ce26" office:value-type="string" calcext:value-type="string">
            <text:p>speakerGTurns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AssemblyAI ID</text:p>
          </table:table-cell>
          <table:table-cell table:style-name="ce26" office:value-type="string" calcext:value-type="string">
            <text:p>File location</text:p>
          </table:table-cell>
          <table:table-cell table:style-name="ce26" office:value-type="string" calcext:value-type="string">
            <text:p>runLocalWhisper</text:p>
          </table:table-cell>
          <table:table-cell table:style-name="ce26" office:value-type="string" calcext:value-type="string">
            <text:p>Online folder</text:p>
          </table:table-cell>
          <table:table-cell table:style-name="ce26" office:value-type="string" calcext:value-type="string">
            <text:p>YouTube SRT to CSV</text:p>
          </table:table-cell>
          <table:table-cell table:style-name="ce55" office:value-type="string" calcext:value-type="string">
            <text:p>SubmitToCloudWhisper (online)</text:p>
          </table:table-cell>
          <table:table-cell table:style-name="ce26" office:value-type="string" calcext:value-type="string">
            <text:p>sentencesToTranscripts.py (locally executed)</text:p>
          </table:table-cell>
          <table:table-cell table:style-name="ce67" office:value-type="string" calcext:value-type="string">
            <text:p>ID</text:p>
          </table:table-cell>
          <table:table-cell table:style-name="ce67" office:value-type="string" calcext:value-type="string">
            <text:p>Video file name in YouTube</text:p>
          </table:table-cell>
          <table:table-cell table:style-name="ce77" office:value-type="string" calcext:value-type="string">
            <text:p>StanzaNLP </text:p>
          </table:table-cell>
          <table:table-cell table:style-name="ce26" table:number-columns-repeated="6"/>
          <table:table-cell table:style-name="ce26" office:value-type="string" calcext:value-type="string">
            <text:p>Temp video len</text:p>
          </table:table-cell>
          <table:table-cell table:style-name="ce26" table:number-columns-repeated="6"/>
          <table:table-cell table:number-columns-repeated="16349"/>
        </table:table-row>
        <table:table-row table:style-name="ro2">
          <table:table-cell table:style-name="ce26" office:value-type="string" calcext:value-type="string">
            <text:p>ls032-0</text:p>
          </table:table-cell>
          <table:table-cell table:style-name="ce1"/>
          <table:table-cell table:style-name="ce24" office:value-type="string" calcext:value-type="string">
            <text:p>ActInf Livestream 032.0 ~ <text:s/>Stochastic Chaos and Markov Blankets.mkv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];&quot;&quot;&quot; &quot;&quot;http://crisiscenter.us/AILab01/2021Livestreams&quot;&quot; &quot;&quot;&quot;;SUBSTITUTE([.$C2];&quot;#&quot;;&quot;&quot;);&quot;&quot;&quot; | tee mass_&quot;;[.$A2];&quot;.m4a.json &amp;&quot;)" office:value-type="string" office:string-value="python3 &quot;/mnt/d/Documents/FEP-AI/Active Inference Podcast/SubmitToCloudWhisper_textbook.py&quot; &quot;ls032-0&quot; &quot;http://crisiscenter.us/AILab01/2021Livestreams&quot; &quot;ActInf Livestream 032.0 ~  Stochastic Chaos and Markov Blankets.mkv&quot; | tee mass_ls032-0.m4a.json &amp;" calcext:value-type="string">
            <text:p>python3 "/mnt/d/Documents/FEP-AI/Active Inference Podcast/SubmitToCloudWhisper_textbook.py" "ls032-0" "http://crisiscenter.us/AILab01/2021Livestreams" "ActInf Livestream 032.0 ~ <text:s/>Stochastic Chaos and Markov Blankets.mkv" | tee mass_ls032-0.m4a.json &amp;</text:p>
          </table:table-cell>
          <table:table-cell table:style-name="ce26" table:formula="of:=CONCATENATE(&quot;python3 &quot;&quot;/mnt/d/Documents/FEP-AI/Active Inference Podcast/sentencesToTranscripts.py&quot;&quot; &quot;&quot;&quot;;[.$A2];&quot;&quot;&quot; &quot;&quot;.&quot;&quot; &quot;&quot;&quot;;[.$A2];&quot;_&quot;;[.$C2];&quot;.sentences.csv&quot;&quot; | tee &quot;;[.$A2];&quot;_transcript.json &amp;&quot;)" office:value-type="string" office:string-value="python3 &quot;/mnt/d/Documents/FEP-AI/Active Inference Podcast/sentencesToTranscripts.py&quot; &quot;ls032-0&quot; &quot;.&quot; &quot;ls032-0_ActInf Livestream 032.0 ~  Stochastic Chaos and Markov Blankets.mkv.sentences.csv&quot; | tee ls032-0_transcript.json &amp;" calcext:value-type="string">
            <text:p>python3 "/mnt/d/Documents/FEP-AI/Active Inference Podcast/sentencesToTranscripts.py" "ls032-0" "." "ls032-0_ActInf Livestream 032.0 ~ <text:s/>Stochastic Chaos and Markov Blankets.mkv.sentences.csv" | tee ls032-0_transcript.json &amp;</text:p>
          </table:table-cell>
          <table:table-cell table:style-name="ce26"/>
          <table:table-cell table:style-name="ce71" office:value-type="string" calcext:value-type="string">
            <text:p>ActInf Livestream #032.0 ~ <text:s/>Stochastic Chaos and Markov Blankets.mkv</text:p>
          </table:table-cell>
          <table:table-cell table:style-name="ce26" table:number-columns-repeated="14"/>
          <table:table-cell table:number-columns-repeated="16349"/>
        </table:table-row>
        <table:table-row table:style-name="ro2">
          <table:table-cell table:style-name="ce1" table:number-columns-repeated="2"/>
          <table:table-cell table:style-name="ce25"/>
          <table:table-cell table:style-name="ce26" table:number-columns-repeated="14"/>
          <table:table-cell table:style-name="ce45"/>
          <table:table-cell table:style-name="ce31"/>
          <table:table-cell table:style-name="ce26"/>
          <table:table-cell table:style-name="ce64"/>
          <table:table-cell table:style-name="ce26" table:number-columns-repeated="14"/>
          <table:table-cell table:number-columns-repeated="16349"/>
        </table:table-row>
        <table:table-row table:style-name="ro2" table:number-rows-repeated="2">
          <table:table-cell table:style-name="ce1" table:number-columns-repeated="2"/>
          <table:table-cell table:style-name="ce25"/>
          <table:table-cell table:style-name="ce26" table:number-columns-repeated="14"/>
          <table:table-cell table:style-name="ce45"/>
          <table:table-cell table:style-name="ce26" table:number-columns-repeated="2"/>
          <table:table-cell table:style-name="ce64"/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ls038-0</text:p>
          </table:table-cell>
          <table:table-cell table:style-name="ce26"/>
          <table:table-cell table:style-name="ce73" office:value-type="string" calcext:value-type="string">
            <text:p>ActInf Livestream #038.0 ~ 'The evolution of brain architectures for predictive coding and ActInf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6];&quot;&quot;&quot; &quot;&quot;http://crisiscenter.us/AILab01/2022Livestreams&quot;&quot; &quot;&quot;&quot;;SUBSTITUTE([.$C6];&quot;#&quot;;&quot;&quot;);&quot;&quot;&quot; | tee mass_&quot;;[.$A6];&quot;.m4a.json&quot;)" office:value-type="string" office:string-value="python3 &quot;/mnt/d/Documents/FEP-AI/Active Inference Podcast/SubmitToCloudWhisper.py&quot; &quot;ls038-0&quot; &quot;http://crisiscenter.us/AILab01/2022Livestreams&quot; &quot;ActInf Livestream 038.0 ~ 'The evolution of brain architectures for predictive coding and ActInf'.m4a&quot; | tee mass_ls038-0.m4a.json" calcext:value-type="string">
            <text:p>python3 "/mnt/d/Documents/FEP-AI/Active Inference Podcast/SubmitToCloudWhisper.py" "ls038-0" "http://crisiscenter.us/AILab01/2022Livestreams" "ActInf Livestream 038.0 ~ 'The evolution of brain architectures for predictive coding and ActInf'.m4a" | tee mass_ls038-0.m4a.json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38-1</text:p>
          </table:table-cell>
          <table:table-cell table:style-name="ce26"/>
          <table:table-cell table:style-name="ce73" office:value-type="string" calcext:value-type="string">
            <text:p>ActInf Livestream #038.1 ~ 'The evolution of brain architectures for predictive coding and ActInf'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7];&quot;&quot;&quot; &quot;&quot;.&quot;&quot; &quot;&quot;&quot;;[.$A7];&quot;_&quot;;[.$A7];&quot;.m4a.sentences.csv&quot;&quot; | tee &quot;;[.$A7];&quot;.m4a_transcript.json &amp;&quot;)" office:value-type="string" office:string-value="python3 &quot;/mnt/d/Documents/FEP-AI/Active Inference Podcast/srtToCsv.py&quot; &quot;ls038-1&quot; &quot;.&quot; &quot;ls038-1_ls038-1.m4a.sentences.csv&quot; | tee ls038-1.m4a_transcript.json &amp;" calcext:value-type="string">
            <text:p>python3 "/mnt/d/Documents/FEP-AI/Active Inference Podcast/srtToCsv.py" "ls038-1" "." "ls038-1_ls038-1.m4a.sentences.csv" | tee ls038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7];&quot;&quot;&quot; &quot;&quot;http://crisiscenter.us/AILab01/2022Livestreams&quot;&quot; &quot;&quot;&quot;;SUBSTITUTE([.$C7];&quot;#&quot;;&quot;&quot;);&quot;&quot;&quot; | tee mass_&quot;;[.$A7];&quot;.m4a.json&quot;)" office:value-type="string" office:string-value="python3 &quot;/mnt/d/Documents/FEP-AI/Active Inference Podcast/SubmitToCloudWhisper.py&quot; &quot;ls038-1&quot; &quot;http://crisiscenter.us/AILab01/2022Livestreams&quot; &quot;ActInf Livestream 038.1 ~ 'The evolution of brain architectures for predictive coding and ActInf'.m4a&quot; | tee mass_ls038-1.m4a.json" calcext:value-type="string">
            <text:p>python3 "/mnt/d/Documents/FEP-AI/Active Inference Podcast/SubmitToCloudWhisper.py" "ls038-1" "http://crisiscenter.us/AILab01/2022Livestreams" "ActInf Livestream 038.1 ~ 'The evolution of brain architectures for predictive coding and ActInf'.m4a" | tee mass_ls038-1.m4a.json</text:p>
          </table:table-cell>
          <table:table-cell table:style-name="ce26" table:formula="of:=CONCATENATE(&quot;python3 &quot;&quot;/mnt/d/Documents/FEP-AI/Active Inference Podcast/sentencesToTranscripts.py&quot;&quot; &quot;&quot;&quot;;[.$A7];&quot;&quot;&quot; &quot;&quot;.&quot;&quot; &quot;&quot;&quot;;[.$A7];&quot;_&quot;;[.$A7];&quot;.m4a.sentences.csv&quot;&quot; | tee &quot;;[.$A7];&quot;.m4a_transcript.json &amp;&quot;)" office:value-type="string" office:string-value="python3 &quot;/mnt/d/Documents/FEP-AI/Active Inference Podcast/sentencesToTranscripts.py&quot; &quot;ls038-1&quot; &quot;.&quot; &quot;ls038-1_ls038-1.m4a.sentences.csv&quot; | tee ls038-1.m4a_transcript.json &amp;" calcext:value-type="string">
            <text:p>python3 "/mnt/d/Documents/FEP-AI/Active Inference Podcast/sentencesToTranscripts.py" "ls038-1" "." "ls038-1_ls038-1.m4a.sentences.csv" | tee ls038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38-2</text:p>
          </table:table-cell>
          <table:table-cell table:style-name="ce26"/>
          <table:table-cell table:style-name="ce73" office:value-type="string" calcext:value-type="string">
            <text:p>ActInf Livestream #038.2 ~ 'The evolution of brain architectures for predictive coding and ActInf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8];&quot;&quot;&quot; &quot;&quot;http://crisiscenter.us/AILab01/2022Livestreams&quot;&quot; &quot;&quot;&quot;;SUBSTITUTE([.$C8];&quot;#&quot;;&quot;&quot;);&quot;&quot;&quot; | tee mass_&quot;;[.$A8];&quot;.m4a.json &amp;&quot;)" office:value-type="string" office:string-value="python3 &quot;/mnt/d/Documents/FEP-AI/Active Inference Podcast/SubmitToCloudWhisper.py&quot; &quot;ls038-2&quot; &quot;http://crisiscenter.us/AILab01/2022Livestreams&quot; &quot;ActInf Livestream 038.2 ~ 'The evolution of brain architectures for predictive coding and ActInf'.m4a&quot; | tee mass_ls038-2.m4a.json &amp;" calcext:value-type="string">
            <text:p>python3 "/mnt/d/Documents/FEP-AI/Active Inference Podcast/SubmitToCloudWhisper.py" "ls038-2" "http://crisiscenter.us/AILab01/2022Livestreams" "ActInf Livestream 038.2 ~ 'The evolution of brain architectures for predictive coding and ActInf'.m4a" | tee mass_ls038-2.m4a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39-0</text:p>
          </table:table-cell>
          <table:table-cell table:style-name="ce26"/>
          <table:table-cell table:style-name="ce73" office:value-type="string" calcext:value-type="string">
            <text:p>ActInf Livestream #039.0 ~ 'Morphogenesis as Bayesian inference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9];&quot;&quot;&quot; &quot;&quot;http://crisiscenter.us/AILab01/2022Livestreams&quot;&quot; &quot;&quot;&quot;;SUBSTITUTE([.$C9];&quot;#&quot;;&quot;&quot;);&quot;&quot;&quot; | tee mass_&quot;;[.$A9];&quot;.m4a.json &amp;&quot;)" office:value-type="string" office:string-value="python3 &quot;/mnt/d/Documents/FEP-AI/Active Inference Podcast/SubmitToCloudWhisper.py&quot; &quot;ls039-0&quot; &quot;http://crisiscenter.us/AILab01/2022Livestreams&quot; &quot;ActInf Livestream 039.0 ~ 'Morphogenesis as Bayesian inference'.m4a&quot; | tee mass_ls039-0.m4a.json &amp;" calcext:value-type="string">
            <text:p>python3 "/mnt/d/Documents/FEP-AI/Active Inference Podcast/SubmitToCloudWhisper.py" "ls039-0" "http://crisiscenter.us/AILab01/2022Livestreams" "ActInf Livestream 039.0 ~ 'Morphogenesis as Bayesian inference'.m4a" | tee mass_ls039-0.m4a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39-1</text:p>
          </table:table-cell>
          <table:table-cell table:style-name="ce26"/>
          <table:table-cell table:style-name="ce73" office:value-type="string" calcext:value-type="string">
            <text:p>ActInf Livestream #039.1 ~ 'Morphogenesis as Bayesian inference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0];&quot;&quot;&quot; &quot;&quot;http://crisiscenter.us/AILab01/2022Livestreams&quot;&quot; &quot;&quot;&quot;;SUBSTITUTE([.$C10];&quot;#&quot;;&quot;&quot;);&quot;&quot;&quot; | tee mass_&quot;;[.$A10];&quot;.m4a.json &amp;&quot;)" office:value-type="string" office:string-value="python3 &quot;/mnt/d/Documents/FEP-AI/Active Inference Podcast/SubmitToCloudWhisper.py&quot; &quot;ls039-1&quot; &quot;http://crisiscenter.us/AILab01/2022Livestreams&quot; &quot;ActInf Livestream 039.1 ~ 'Morphogenesis as Bayesian inference'.m4a&quot; | tee mass_ls039-1.m4a.json &amp;" calcext:value-type="string">
            <text:p>python3 "/mnt/d/Documents/FEP-AI/Active Inference Podcast/SubmitToCloudWhisper.py" "ls039-1" "http://crisiscenter.us/AILab01/2022Livestreams" "ActInf Livestream 039.1 ~ 'Morphogenesis as Bayesian inference'.m4a" | tee mass_ls039-1.m4a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39-2</text:p>
          </table:table-cell>
          <table:table-cell table:style-name="ce26"/>
          <table:table-cell table:style-name="ce73" office:value-type="string" calcext:value-type="string">
            <text:p>ls039-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1];&quot;&quot;&quot; &quot;&quot;http://crisiscenter.us/AILab01/2022Livestreams&quot;&quot; &quot;&quot;&quot;;SUBSTITUTE([.$C11];&quot;#&quot;;&quot;&quot;);&quot;&quot;&quot; | tee mass_&quot;;[.$A11];&quot;.m4a.json &amp;&quot;)" office:value-type="string" office:string-value="python3 &quot;/mnt/d/Documents/FEP-AI/Active Inference Podcast/SubmitToCloudWhisper.py&quot; &quot;ls039-2&quot; &quot;http://crisiscenter.us/AILab01/2022Livestreams&quot; &quot;ls039-2.m4a&quot; | tee mass_ls039-2.m4a.json &amp;" calcext:value-type="string">
            <text:p>python3 "/mnt/d/Documents/FEP-AI/Active Inference Podcast/SubmitToCloudWhisper.py" "ls039-2" "http://crisiscenter.us/AILab01/2022Livestreams" "ls039-2.m4a" | tee mass_ls039-2.m4a.json &amp;</text:p>
          </table:table-cell>
          <table:table-cell table:style-name="ce26" table:formula="of:=CONCATENATE(&quot;python3 &quot;&quot;/mnt/d/Documents/FEP-AI/Active Inference Podcast/sentencesToTranscripts.py&quot;&quot; &quot;&quot;&quot;;[.$A11];&quot;&quot;&quot; &quot;&quot;.&quot;&quot; &quot;&quot;&quot;;[.$A11];&quot;_&quot;;[.$A11];&quot;.m4a.sentences.csv&quot;&quot; | tee &quot;;[.$A11];&quot;.m4a_transcript.json &amp;&quot;)" office:value-type="string" office:string-value="python3 &quot;/mnt/d/Documents/FEP-AI/Active Inference Podcast/sentencesToTranscripts.py&quot; &quot;ls039-2&quot; &quot;.&quot; &quot;ls039-2_ls039-2.m4a.sentences.csv&quot; | tee ls039-2.m4a_transcript.json &amp;" calcext:value-type="string">
            <text:p>python3 "/mnt/d/Documents/FEP-AI/Active Inference Podcast/sentencesToTranscripts.py" "ls039-2" "." "ls039-2_ls039-2.m4a.sentences.csv" | tee ls039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0-0</text:p>
          </table:table-cell>
          <table:table-cell table:style-name="ce26"/>
          <table:table-cell table:style-name="ce73" office:value-type="string" calcext:value-type="string">
            <text:p>ActInf Livestream 040.0 ~ <text:s/>A free energy principle for generic quantum systems.m4a</text:p>
          </table:table-cell>
          <table:table-cell table:style-name="ce26" table:number-columns-repeated="12"/>
          <table:table-cell table:style-name="ce26" office:value-type="string" calcext:value-type="string">
            <text:p>AILab01/2022Livestreams</text:p>
          </table:table-cell>
          <table:table-cell table:style-name="ce26"/>
          <table:table-cell table:style-name="ce45" table:formula="of:=CONCATENATE(&quot;python3 &quot;&quot;/mnt/d/Documents/FEP-AI/Active Inference Podcast/SubmitToCloudWhisper.py&quot;&quot; &quot;&quot;&quot;;[.$A12];&quot;&quot;&quot; &quot;&quot;http://crisiscenter.us/&quot;;[.$P12];&quot;&quot;&quot; &quot;&quot;&quot;;SUBSTITUTE([.$C12];&quot;#&quot;;&quot;&quot;);&quot;&quot;&quot; | tee &quot;;[.$A12];&quot;_m4a_transcribe.json &amp;&quot;)" office:value-type="string" office:string-value="python3 &quot;/mnt/d/Documents/FEP-AI/Active Inference Podcast/SubmitToCloudWhisper.py&quot; &quot;ls040-0&quot; &quot;http://crisiscenter.us/AILab01/2022Livestreams&quot; &quot;ActInf Livestream 040.0 ~  A free energy principle for generic quantum systems.m4a&quot; | tee ls040-0_m4a_transcribe.json &amp;" calcext:value-type="string">
            <text:p>python3 "/mnt/d/Documents/FEP-AI/Active Inference Podcast/SubmitToCloudWhisper.py" "ls040-0" "http://crisiscenter.us/AILab01/2022Livestreams" "ActInf Livestream 040.0 ~ <text:s/>A free energy principle for generic quantum systems.m4a" | tee ls040-0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0-1</text:p>
          </table:table-cell>
          <table:table-cell table:style-name="ce26"/>
          <table:table-cell table:style-name="ce73" office:value-type="string" calcext:value-type="string">
            <text:p>ls040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3];&quot;&quot;&quot; &quot;&quot;http://crisiscenter.us/AILab01/2022Livestreams&quot;&quot; &quot;&quot;&quot;;[.$A13];&quot;.m4a&quot;&quot; | tee mass_&quot;;[.$A13];&quot;.m4a.json&quot;)" office:value-type="string" office:string-value="python3 &quot;/mnt/d/Documents/FEP-AI/Active Inference Podcast/SubmitToCloudWhisper.py&quot; &quot;ls040-1&quot; &quot;http://crisiscenter.us/AILab01/2022Livestreams&quot; &quot;ls040-1.m4a&quot; | tee mass_ls040-1.m4a.json" calcext:value-type="string">
            <text:p>python3 "/mnt/d/Documents/FEP-AI/Active Inference Podcast/SubmitToCloudWhisper.py" "ls040-1" "http://crisiscenter.us/AILab01/2022Livestreams" "ls040-1.m4a" | tee mass_ls040-1.m4a.json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0-2</text:p>
          </table:table-cell>
          <table:table-cell table:style-name="ce26"/>
          <table:table-cell table:style-name="ce73" office:value-type="string" calcext:value-type="string">
            <text:p>ActInf Livestream 040.2 ~ <text:s/>A free energy principle for generic quantum systems.m4a</text:p>
          </table:table-cell>
          <table:table-cell table:style-name="ce26" table:number-columns-repeated="12"/>
          <table:table-cell table:style-name="ce26" office:value-type="string" calcext:value-type="string">
            <text:p>AILab01/2022Livestreams</text:p>
          </table:table-cell>
          <table:table-cell table:style-name="ce26"/>
          <table:table-cell table:style-name="ce45" table:formula="of:=CONCATENATE(&quot;python3 &quot;&quot;/mnt/d/Documents/FEP-AI/Active Inference Podcast/SubmitToCloudWhisper.py&quot;&quot; &quot;&quot;&quot;;[.$A14];&quot;&quot;&quot; &quot;&quot;http://crisiscenter.us/AILab01/2022Livestreams&quot;&quot; &quot;&quot;&quot;;[.$A14];&quot;.m4a&quot;&quot; | tee mass_&quot;;[.$A14];&quot;.m4a.json&quot;)" office:value-type="string" office:string-value="python3 &quot;/mnt/d/Documents/FEP-AI/Active Inference Podcast/SubmitToCloudWhisper.py&quot; &quot;ls040-2&quot; &quot;http://crisiscenter.us/AILab01/2022Livestreams&quot; &quot;ls040-2.m4a&quot; | tee mass_ls040-2.m4a.json" calcext:value-type="string">
            <text:p>python3 "/mnt/d/Documents/FEP-AI/Active Inference Podcast/SubmitToCloudWhisper.py" "ls040-2" "http://crisiscenter.us/AILab01/2022Livestreams" "ls040-2.m4a" | tee mass_ls040-2.m4a.json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1-0</text:p>
          </table:table-cell>
          <table:table-cell table:style-name="ce26" office:value-type="string" calcext:value-type="string">
            <text:p>ActInf Livestream #041.0, Extended active inference Constructing predictive cognition beyond skulls.en.srt</text:p>
          </table:table-cell>
          <table:table-cell table:style-name="ce73" office:value-type="string" calcext:value-type="string">
            <text:p>ActInf Livestream 041.0 ~ 'Extended active inference Constructing predictive cognition beyond skulls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15];&quot;&quot;&quot; &quot;&quot;.&quot;&quot; &quot;&quot;&quot;;[.$A15];&quot;_&quot;;[.$A15];&quot;.m4a.sentences.csv&quot;&quot; | tee &quot;;[.$A15];&quot;.m4a_transcript.json &amp;&quot;)" office:value-type="string" office:string-value="python3 &quot;/mnt/d/Documents/FEP-AI/Active Inference Podcast/srtToCsv.py&quot; &quot;ls041-0&quot; &quot;.&quot; &quot;ls041-0_ls041-0.m4a.sentences.csv&quot; | tee ls041-0.m4a_transcript.json &amp;" calcext:value-type="string">
            <text:p>python3 "/mnt/d/Documents/FEP-AI/Active Inference Podcast/srtToCsv.py" "ls041-0" "." "ls041-0_ls041-0.m4a.sentences.csv" | tee ls041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15];&quot;&quot;&quot; &quot;&quot;http://crisiscenter.us/AILab01/2022Livestreams&quot;&quot; &quot;&quot;&quot;;SUBSTITUTE([.$C15];&quot;#&quot;;&quot;&quot;);&quot;&quot;&quot; | tee mass_&quot;;[.$A15];&quot;.m4a.json &amp;&quot;)" office:value-type="string" office:string-value="python3 &quot;/mnt/d/Documents/FEP-AI/Active Inference Podcast/SubmitToCloudWhisper.py&quot; &quot;ls041-0&quot; &quot;http://crisiscenter.us/AILab01/2022Livestreams&quot; &quot;ActInf Livestream 041.0 ~ 'Extended active inference Constructing predictive cognition beyond skulls.m4a&quot; | tee mass_ls041-0.m4a.json &amp;" calcext:value-type="string">
            <text:p>python3 "/mnt/d/Documents/FEP-AI/Active Inference Podcast/SubmitToCloudWhisper.py" "ls041-0" "http://crisiscenter.us/AILab01/2022Livestreams" "ActInf Livestream 041.0 ~ 'Extended active inference Constructing predictive cognition beyond skulls.m4a" | tee mass_ls041-0.m4a.json &amp;</text:p>
          </table:table-cell>
          <table:table-cell table:style-name="ce26" table:formula="of:=CONCATENATE(&quot;python3 &quot;&quot;/mnt/d/Documents/FEP-AI/Active Inference Podcast/sentencesToTranscripts.py&quot;&quot; &quot;&quot;&quot;;[.$A15];&quot;&quot;&quot; &quot;&quot;.&quot;&quot; &quot;&quot;&quot;;[.$A15];&quot;_&quot;;[.$A15];&quot;.m4a.sentences.csv&quot;&quot; | tee &quot;;[.$A15];&quot;.m4a_transcript.json &amp;&quot;)" office:value-type="string" office:string-value="python3 &quot;/mnt/d/Documents/FEP-AI/Active Inference Podcast/sentencesToTranscripts.py&quot; &quot;ls041-0&quot; &quot;.&quot; &quot;ls041-0_ls041-0.m4a.sentences.csv&quot; | tee ls041-0.m4a_transcript.json &amp;" calcext:value-type="string">
            <text:p>python3 "/mnt/d/Documents/FEP-AI/Active Inference Podcast/sentencesToTranscripts.py" "ls041-0" "." "ls041-0_ls041-0.m4a.sentences.csv" | tee ls041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1-1</text:p>
          </table:table-cell>
          <table:table-cell table:style-name="ce26" office:value-type="string" calcext:value-type="string">
            <text:p>ActInf Livestream #041.1, Extended active inference Constructing predictive cognition beyond skulls.en.srt</text:p>
          </table:table-cell>
          <table:table-cell table:style-name="ce73" office:value-type="string" calcext:value-type="string">
            <text:p>ls041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16];&quot;&quot;&quot; &quot;&quot;.&quot;&quot; &quot;&quot;&quot;;[.$A16];&quot;_&quot;;[.$A16];&quot;.m4a.sentences.csv&quot;&quot; | tee &quot;;[.$A16];&quot;.m4a_transcript.json &amp;&quot;)" office:value-type="string" office:string-value="python3 &quot;/mnt/d/Documents/FEP-AI/Active Inference Podcast/srtToCsv.py&quot; &quot;ls041-1&quot; &quot;.&quot; &quot;ls041-1_ls041-1.m4a.sentences.csv&quot; | tee ls041-1.m4a_transcript.json &amp;" calcext:value-type="string">
            <text:p>python3 "/mnt/d/Documents/FEP-AI/Active Inference Podcast/srtToCsv.py" "ls041-1" "." "ls041-1_ls041-1.m4a.sentences.csv" | tee ls041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16];&quot;&quot;&quot; &quot;&quot;http://crisiscenter.us/AILab01/2022Livestreams&quot;&quot; &quot;&quot;&quot;;SUBSTITUTE([.$C16];&quot;#&quot;;&quot;&quot;);&quot;&quot;&quot; | tee mass_&quot;;[.$A16];&quot;.m4a.json &amp;&quot;)" office:value-type="string" office:string-value="python3 &quot;/mnt/d/Documents/FEP-AI/Active Inference Podcast/SubmitToCloudWhisper.py&quot; &quot;ls041-1&quot; &quot;http://crisiscenter.us/AILab01/2022Livestreams&quot; &quot;ls041-0.m4a&quot; | tee mass_ls041-1.m4a.json &amp;" calcext:value-type="string">
            <text:p>python3 "/mnt/d/Documents/FEP-AI/Active Inference Podcast/SubmitToCloudWhisper.py" "ls041-1" "http://crisiscenter.us/AILab01/2022Livestreams" "ls041-0.m4a" | tee mass_ls041-1.m4a.json &amp;</text:p>
          </table:table-cell>
          <table:table-cell table:style-name="ce26" table:formula="of:=CONCATENATE(&quot;python3 &quot;&quot;/mnt/d/Documents/FEP-AI/Active Inference Podcast/sentencesToTranscripts.py&quot;&quot; &quot;&quot;&quot;;[.$A16];&quot;&quot;&quot; &quot;&quot;.&quot;&quot; &quot;&quot;&quot;;[.$A16];&quot;_&quot;;[.$A16];&quot;.m4a.sentences.csv&quot;&quot; | tee &quot;;[.$A16];&quot;.m4a_transcript.json &amp;&quot;)" office:value-type="string" office:string-value="python3 &quot;/mnt/d/Documents/FEP-AI/Active Inference Podcast/sentencesToTranscripts.py&quot; &quot;ls041-1&quot; &quot;.&quot; &quot;ls041-1_ls041-1.m4a.sentences.csv&quot; | tee ls041-1.m4a_transcript.json &amp;" calcext:value-type="string">
            <text:p>python3 "/mnt/d/Documents/FEP-AI/Active Inference Podcast/sentencesToTranscripts.py" "ls041-1" "." "ls041-1_ls041-1.m4a.sentences.csv" | tee ls041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1-2</text:p>
          </table:table-cell>
          <table:table-cell table:style-name="ce26" office:value-type="string" calcext:value-type="string">
            <text:p>ActInf Livestream #041.2, Extended active inference Constructing predictive cognition beyond skulls.en.srt</text:p>
          </table:table-cell>
          <table:table-cell table:style-name="ce73" office:value-type="string" calcext:value-type="string">
            <text:p>ActInf Livestream 041.2 ~ 'Extended active inference Constructing predictive cognition beyond skulls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17];&quot;&quot;&quot; &quot;&quot;.&quot;&quot; &quot;&quot;&quot;;[.$A17];&quot;_&quot;;[.$A17];&quot;.m4a.sentences.csv&quot;&quot; | tee &quot;;[.$A17];&quot;.m4a_transcript.json &amp;&quot;)" office:value-type="string" office:string-value="python3 &quot;/mnt/d/Documents/FEP-AI/Active Inference Podcast/srtToCsv.py&quot; &quot;ls041-2&quot; &quot;.&quot; &quot;ls041-2_ls041-2.m4a.sentences.csv&quot; | tee ls041-2.m4a_transcript.json &amp;" calcext:value-type="string">
            <text:p>python3 "/mnt/d/Documents/FEP-AI/Active Inference Podcast/srtToCsv.py" "ls041-2" "." "ls041-2_ls041-2.m4a.sentences.csv" | tee ls041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17];&quot;&quot;&quot; &quot;&quot;http://crisiscenter.us/AILab01/2022Livestreams&quot;&quot; &quot;&quot;&quot;;SUBSTITUTE([.$C17];&quot;#&quot;;&quot;&quot;);&quot;&quot;&quot; | tee mass_&quot;;[.$A17];&quot;.m4a.json &amp;&quot;)" office:value-type="string" office:string-value="python3 &quot;/mnt/d/Documents/FEP-AI/Active Inference Podcast/SubmitToCloudWhisper.py&quot; &quot;ls041-2&quot; &quot;http://crisiscenter.us/AILab01/2022Livestreams&quot; &quot;ActInf Livestream 041.2 ~ 'Extended active inference Constructing predictive cognition beyond skulls.m4a&quot; | tee mass_ls041-2.m4a.json &amp;" calcext:value-type="string">
            <text:p>python3 "/mnt/d/Documents/FEP-AI/Active Inference Podcast/SubmitToCloudWhisper.py" "ls041-2" "http://crisiscenter.us/AILab01/2022Livestreams" "ActInf Livestream 041.2 ~ 'Extended active inference Constructing predictive cognition beyond skulls.m4a" | tee mass_ls041-2.m4a.json &amp;</text:p>
          </table:table-cell>
          <table:table-cell table:style-name="ce26" table:formula="of:=CONCATENATE(&quot;python3 &quot;&quot;/mnt/d/Documents/FEP-AI/Active Inference Podcast/sentencesToTranscripts.py&quot;&quot; &quot;&quot;&quot;;[.$A17];&quot;&quot;&quot; &quot;&quot;.&quot;&quot; &quot;&quot;&quot;;[.$A17];&quot;_&quot;;[.$A17];&quot;.m4a.sentences.csv&quot;&quot; | tee &quot;;[.$A17];&quot;.m4a_transcript.json &amp;&quot;)" office:value-type="string" office:string-value="python3 &quot;/mnt/d/Documents/FEP-AI/Active Inference Podcast/sentencesToTranscripts.py&quot; &quot;ls041-2&quot; &quot;.&quot; &quot;ls041-2_ls041-2.m4a.sentences.csv&quot; | tee ls041-2.m4a_transcript.json &amp;" calcext:value-type="string">
            <text:p>python3 "/mnt/d/Documents/FEP-AI/Active Inference Podcast/sentencesToTranscripts.py" "ls041-2" "." "ls041-2_ls041-2.m4a.sentences.csv" | tee ls041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2-0</text:p>
          </table:table-cell>
          <table:table-cell table:style-name="ce26" office:value-type="string" calcext:value-type="string">
            <text:p>ActInf Livestream #042.0 ~ 'Robot navigation as hierarchical active inference'.en.srt</text:p>
          </table:table-cell>
          <table:table-cell table:style-name="ce73" office:value-type="string" calcext:value-type="string">
            <text:p>ls042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18];&quot;&quot;&quot; &quot;&quot;.&quot;&quot; &quot;&quot;&quot;;[.$A18];&quot;_&quot;;[.$A18];&quot;.m4a.sentences.csv&quot;&quot; | tee &quot;;[.$A18];&quot;.m4a_transcript.json &amp;&quot;)" office:value-type="string" office:string-value="python3 &quot;/mnt/d/Documents/FEP-AI/Active Inference Podcast/srtToCsv.py&quot; &quot;ls042-0&quot; &quot;.&quot; &quot;ls042-0_ls042-0.m4a.sentences.csv&quot; | tee ls042-0.m4a_transcript.json &amp;" calcext:value-type="string">
            <text:p>python3 "/mnt/d/Documents/FEP-AI/Active Inference Podcast/srtToCsv.py" "ls042-0" "." "ls042-0_ls042-0.m4a.sentences.csv" | tee ls042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18];&quot;&quot;&quot; &quot;&quot;http://crisiscenter.us/AILab01/2022Livestreams&quot;&quot; &quot;&quot;&quot;;SUBSTITUTE([.$C18];&quot;#&quot;;&quot;&quot;);&quot;&quot;&quot; | tee mass_&quot;;[.$A18];&quot;.m4a.json &amp;&quot;)" office:value-type="string" office:string-value="python3 &quot;/mnt/d/Documents/FEP-AI/Active Inference Podcast/SubmitToCloudWhisper.py&quot; &quot;ls042-0&quot; &quot;http://crisiscenter.us/AILab01/2022Livestreams&quot; &quot;ls042-0.m4a&quot; | tee mass_ls042-0.m4a.json &amp;" calcext:value-type="string">
            <text:p>python3 "/mnt/d/Documents/FEP-AI/Active Inference Podcast/SubmitToCloudWhisper.py" "ls042-0" "http://crisiscenter.us/AILab01/2022Livestreams" "ls042-0.m4a" | tee mass_ls042-0.m4a.json &amp;</text:p>
          </table:table-cell>
          <table:table-cell table:style-name="ce26" table:formula="of:=CONCATENATE(&quot;python3 &quot;&quot;/mnt/d/Documents/FEP-AI/Active Inference Podcast/sentencesToTranscripts.py&quot;&quot; &quot;&quot;&quot;;[.$A18];&quot;&quot;&quot; &quot;&quot;.&quot;&quot; &quot;&quot;&quot;;[.$A18];&quot;_&quot;;[.$A18];&quot;.m4a.sentences.csv&quot;&quot; | tee &quot;;[.$A18];&quot;.m4a_transcript.json &amp;&quot;)" office:value-type="string" office:string-value="python3 &quot;/mnt/d/Documents/FEP-AI/Active Inference Podcast/sentencesToTranscripts.py&quot; &quot;ls042-0&quot; &quot;.&quot; &quot;ls042-0_ls042-0.m4a.sentences.csv&quot; | tee ls042-0.m4a_transcript.json &amp;" calcext:value-type="string">
            <text:p>python3 "/mnt/d/Documents/FEP-AI/Active Inference Podcast/sentencesToTranscripts.py" "ls042-0" "." "ls042-0_ls042-0.m4a.sentences.csv" | tee ls042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2-1</text:p>
          </table:table-cell>
          <table:table-cell table:style-name="ce26" office:value-type="string" calcext:value-type="string">
            <text:p>ActInf Livestream #042.1 ~ 'Robot navigation as hierarchical active inference'.en.srt</text:p>
          </table:table-cell>
          <table:table-cell table:style-name="ce73" office:value-type="string" calcext:value-type="string">
            <text:p>ls042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19];&quot;&quot;&quot; &quot;&quot;.&quot;&quot; &quot;&quot;&quot;;[.$A19];&quot;_&quot;;[.$A19];&quot;.m4a.sentences.csv&quot;&quot; | tee &quot;;[.$A19];&quot;.m4a_transcript.json &amp;&quot;)" office:value-type="string" office:string-value="python3 &quot;/mnt/d/Documents/FEP-AI/Active Inference Podcast/srtToCsv.py&quot; &quot;ls042-1&quot; &quot;.&quot; &quot;ls042-1_ls042-1.m4a.sentences.csv&quot; | tee ls042-1.m4a_transcript.json &amp;" calcext:value-type="string">
            <text:p>python3 "/mnt/d/Documents/FEP-AI/Active Inference Podcast/srtToCsv.py" "ls042-1" "." "ls042-1_ls042-1.m4a.sentences.csv" | tee ls042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19];&quot;&quot;&quot; &quot;&quot;http://crisiscenter.us/AILab01/2022Livestreams&quot;&quot; &quot;&quot;&quot;;SUBSTITUTE([.$C19];&quot;#&quot;;&quot;&quot;);&quot;&quot;&quot; | tee mass_&quot;;[.$A19];&quot;.m4a.json &amp;&quot;)" office:value-type="string" office:string-value="python3 &quot;/mnt/d/Documents/FEP-AI/Active Inference Podcast/SubmitToCloudWhisper.py&quot; &quot;ls042-1&quot; &quot;http://crisiscenter.us/AILab01/2022Livestreams&quot; &quot;ls042-1.m4a&quot; | tee mass_ls042-1.m4a.json &amp;" calcext:value-type="string">
            <text:p>python3 "/mnt/d/Documents/FEP-AI/Active Inference Podcast/SubmitToCloudWhisper.py" "ls042-1" "http://crisiscenter.us/AILab01/2022Livestreams" "ls042-1.m4a" | tee mass_ls042-1.m4a.json &amp;</text:p>
          </table:table-cell>
          <table:table-cell table:style-name="ce26" table:formula="of:=CONCATENATE(&quot;python3 &quot;&quot;/mnt/d/Documents/FEP-AI/Active Inference Podcast/sentencesToTranscripts.py&quot;&quot; &quot;&quot;&quot;;[.$A19];&quot;&quot;&quot; &quot;&quot;.&quot;&quot; &quot;&quot;&quot;;[.$A19];&quot;_&quot;;[.$A19];&quot;.m4a.sentences.csv&quot;&quot; | tee &quot;;[.$A19];&quot;.m4a_transcript.json &amp;&quot;)" office:value-type="string" office:string-value="python3 &quot;/mnt/d/Documents/FEP-AI/Active Inference Podcast/sentencesToTranscripts.py&quot; &quot;ls042-1&quot; &quot;.&quot; &quot;ls042-1_ls042-1.m4a.sentences.csv&quot; | tee ls042-1.m4a_transcript.json &amp;" calcext:value-type="string">
            <text:p>python3 "/mnt/d/Documents/FEP-AI/Active Inference Podcast/sentencesToTranscripts.py" "ls042-1" "." "ls042-1_ls042-1.m4a.sentences.csv" | tee ls042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2-2</text:p>
          </table:table-cell>
          <table:table-cell table:style-name="ce26" office:value-type="string" calcext:value-type="string">
            <text:p>ActInf Livestream #042.2 ~ 'Robot navigation as hierarchical active inference'.en.srt</text:p>
          </table:table-cell>
          <table:table-cell table:style-name="ce73" office:value-type="string" calcext:value-type="string">
            <text:p>ls042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0];&quot;&quot;&quot; &quot;&quot;.&quot;&quot; &quot;&quot;&quot;;[.$A20];&quot;_&quot;;[.$A20];&quot;.m4a.sentences.csv&quot;&quot; | tee &quot;;[.$A20];&quot;.m4a_transcript.json &amp;&quot;)" office:value-type="string" office:string-value="python3 &quot;/mnt/d/Documents/FEP-AI/Active Inference Podcast/srtToCsv.py&quot; &quot;ls042-2&quot; &quot;.&quot; &quot;ls042-2_ls042-2.m4a.sentences.csv&quot; | tee ls042-2.m4a_transcript.json &amp;" calcext:value-type="string">
            <text:p>python3 "/mnt/d/Documents/FEP-AI/Active Inference Podcast/srtToCsv.py" "ls042-2" "." "ls042-2_ls042-2.m4a.sentences.csv" | tee ls042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0];&quot;&quot;&quot; &quot;&quot;http://crisiscenter.us/AILab01/2022Livestreams&quot;&quot; &quot;&quot;&quot;;SUBSTITUTE([.$C20];&quot;#&quot;;&quot;&quot;);&quot;&quot;&quot; | tee mass_&quot;;[.$A20];&quot;.m4a.json &amp;&quot;)" office:value-type="string" office:string-value="python3 &quot;/mnt/d/Documents/FEP-AI/Active Inference Podcast/SubmitToCloudWhisper.py&quot; &quot;ls042-2&quot; &quot;http://crisiscenter.us/AILab01/2022Livestreams&quot; &quot;ls042-2.m4a&quot; | tee mass_ls042-2.m4a.json &amp;" calcext:value-type="string">
            <text:p>python3 "/mnt/d/Documents/FEP-AI/Active Inference Podcast/SubmitToCloudWhisper.py" "ls042-2" "http://crisiscenter.us/AILab01/2022Livestreams" "ls042-2.m4a" | tee mass_ls042-2.m4a.json &amp;</text:p>
          </table:table-cell>
          <table:table-cell table:style-name="ce26" table:formula="of:=CONCATENATE(&quot;python3 &quot;&quot;/mnt/d/Documents/FEP-AI/Active Inference Podcast/sentencesToTranscripts.py&quot;&quot; &quot;&quot;&quot;;[.$A20];&quot;&quot;&quot; &quot;&quot;.&quot;&quot; &quot;&quot;&quot;;[.$A20];&quot;_&quot;;[.$A20];&quot;.m4a.sentences.csv&quot;&quot; | tee &quot;;[.$A20];&quot;.m4a_transcript.json &amp;&quot;)" office:value-type="string" office:string-value="python3 &quot;/mnt/d/Documents/FEP-AI/Active Inference Podcast/sentencesToTranscripts.py&quot; &quot;ls042-2&quot; &quot;.&quot; &quot;ls042-2_ls042-2.m4a.sentences.csv&quot; | tee ls042-2.m4a_transcript.json &amp;" calcext:value-type="string">
            <text:p>python3 "/mnt/d/Documents/FEP-AI/Active Inference Podcast/sentencesToTranscripts.py" "ls042-2" "." "ls042-2_ls042-2.m4a.sentences.csv" | tee ls042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3-0</text:p>
          </table:table-cell>
          <table:table-cell table:style-name="ce26" office:value-type="string" calcext:value-type="string">
            <text:p>ActInf Livestream #043.0 ~ 'Predictive Coding a Theoretical and Experimental Review'.en.srt</text:p>
          </table:table-cell>
          <table:table-cell table:style-name="ce73" office:value-type="string" calcext:value-type="string">
            <text:p>ls043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1];&quot;&quot;&quot; &quot;&quot;.&quot;&quot; &quot;&quot;&quot;;[.$A21];&quot;_&quot;;[.$A21];&quot;.m4a.sentences.csv&quot;&quot; | tee &quot;;[.$A21];&quot;.m4a_transcript.json &amp;&quot;)" office:value-type="string" office:string-value="python3 &quot;/mnt/d/Documents/FEP-AI/Active Inference Podcast/srtToCsv.py&quot; &quot;ls043-0&quot; &quot;.&quot; &quot;ls043-0_ls043-0.m4a.sentences.csv&quot; | tee ls043-0.m4a_transcript.json &amp;" calcext:value-type="string">
            <text:p>python3 "/mnt/d/Documents/FEP-AI/Active Inference Podcast/srtToCsv.py" "ls043-0" "." "ls043-0_ls043-0.m4a.sentences.csv" | tee ls043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1];&quot;&quot;&quot; &quot;&quot;http://crisiscenter.us/AILab01/2022Livestreams&quot;&quot; &quot;&quot;&quot;;SUBSTITUTE([.$C21];&quot;#&quot;;&quot;&quot;);&quot;&quot;&quot; | tee mass_&quot;;[.$A21];&quot;.m4a.json &amp;&quot;)" office:value-type="string" office:string-value="python3 &quot;/mnt/d/Documents/FEP-AI/Active Inference Podcast/SubmitToCloudWhisper.py&quot; &quot;ls043-0&quot; &quot;http://crisiscenter.us/AILab01/2022Livestreams&quot; &quot;ls043-0.m4a&quot; | tee mass_ls043-0.m4a.json &amp;" calcext:value-type="string">
            <text:p>python3 "/mnt/d/Documents/FEP-AI/Active Inference Podcast/SubmitToCloudWhisper.py" "ls043-0" "http://crisiscenter.us/AILab01/2022Livestreams" "ls043-0.m4a" | tee mass_ls043-0.m4a.json &amp;</text:p>
          </table:table-cell>
          <table:table-cell table:style-name="ce26" table:formula="of:=CONCATENATE(&quot;python3 &quot;&quot;/mnt/d/Documents/FEP-AI/Active Inference Podcast/sentencesToTranscripts.py&quot;&quot; &quot;&quot;&quot;;[.$A21];&quot;&quot;&quot; &quot;&quot;.&quot;&quot; &quot;&quot;&quot;;[.$A21];&quot;_&quot;;[.$A21];&quot;.m4a.sentences.csv&quot;&quot; | tee &quot;;[.$A21];&quot;.m4a_transcript.json &amp;&quot;)" office:value-type="string" office:string-value="python3 &quot;/mnt/d/Documents/FEP-AI/Active Inference Podcast/sentencesToTranscripts.py&quot; &quot;ls043-0&quot; &quot;.&quot; &quot;ls043-0_ls043-0.m4a.sentences.csv&quot; | tee ls043-0.m4a_transcript.json &amp;" calcext:value-type="string">
            <text:p>python3 "/mnt/d/Documents/FEP-AI/Active Inference Podcast/sentencesToTranscripts.py" "ls043-0" "." "ls043-0_ls043-0.m4a.sentences.csv" | tee ls043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3-1</text:p>
          </table:table-cell>
          <table:table-cell table:style-name="ce26" office:value-type="string" calcext:value-type="string">
            <text:p>ActInf Livestream #043.1 ~ 'Predictive Coding a Theoretical and Experimental Review'.en.srt</text:p>
          </table:table-cell>
          <table:table-cell table:style-name="ce73" office:value-type="string" calcext:value-type="string">
            <text:p>ls043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2];&quot;&quot;&quot; &quot;&quot;.&quot;&quot; &quot;&quot;&quot;;[.$A22];&quot;_&quot;;[.$A22];&quot;.m4a.sentences.csv&quot;&quot; | tee &quot;;[.$A22];&quot;.m4a_transcript.json &amp;&quot;)" office:value-type="string" office:string-value="python3 &quot;/mnt/d/Documents/FEP-AI/Active Inference Podcast/srtToCsv.py&quot; &quot;ls043-1&quot; &quot;.&quot; &quot;ls043-1_ls043-1.m4a.sentences.csv&quot; | tee ls043-1.m4a_transcript.json &amp;" calcext:value-type="string">
            <text:p>python3 "/mnt/d/Documents/FEP-AI/Active Inference Podcast/srtToCsv.py" "ls043-1" "." "ls043-1_ls043-1.m4a.sentences.csv" | tee ls043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2];&quot;&quot;&quot; &quot;&quot;http://crisiscenter.us/AILab01/2022Livestreams&quot;&quot; &quot;&quot;&quot;;SUBSTITUTE([.$C22];&quot;#&quot;;&quot;&quot;);&quot;&quot;&quot; | tee mass_&quot;;[.$A22];&quot;.m4a.json &amp;&quot;)" office:value-type="string" office:string-value="python3 &quot;/mnt/d/Documents/FEP-AI/Active Inference Podcast/SubmitToCloudWhisper.py&quot; &quot;ls043-1&quot; &quot;http://crisiscenter.us/AILab01/2022Livestreams&quot; &quot;ls043-1.m4a&quot; | tee mass_ls043-1.m4a.json &amp;" calcext:value-type="string">
            <text:p>python3 "/mnt/d/Documents/FEP-AI/Active Inference Podcast/SubmitToCloudWhisper.py" "ls043-1" "http://crisiscenter.us/AILab01/2022Livestreams" "ls043-1.m4a" | tee mass_ls043-1.m4a.json &amp;</text:p>
          </table:table-cell>
          <table:table-cell table:style-name="ce26" table:formula="of:=CONCATENATE(&quot;python3 &quot;&quot;/mnt/d/Documents/FEP-AI/Active Inference Podcast/sentencesToTranscripts.py&quot;&quot; &quot;&quot;&quot;;[.$A22];&quot;&quot;&quot; &quot;&quot;.&quot;&quot; &quot;&quot;&quot;;[.$A22];&quot;_&quot;;[.$A22];&quot;.m4a.sentences.csv&quot;&quot; | tee &quot;;[.$A22];&quot;.m4a_transcript.json &amp;&quot;)" office:value-type="string" office:string-value="python3 &quot;/mnt/d/Documents/FEP-AI/Active Inference Podcast/sentencesToTranscripts.py&quot; &quot;ls043-1&quot; &quot;.&quot; &quot;ls043-1_ls043-1.m4a.sentences.csv&quot; | tee ls043-1.m4a_transcript.json &amp;" calcext:value-type="string">
            <text:p>python3 "/mnt/d/Documents/FEP-AI/Active Inference Podcast/sentencesToTranscripts.py" "ls043-1" "." "ls043-1_ls043-1.m4a.sentences.csv" | tee ls043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3-2</text:p>
          </table:table-cell>
          <table:table-cell table:style-name="ce26" office:value-type="string" calcext:value-type="string">
            <text:p>ActInf Livestream #043.2 ~ 'Predictive Coding a Theoretical and Experimental Review'.en.srt</text:p>
          </table:table-cell>
          <table:table-cell table:style-name="ce73" office:value-type="string" calcext:value-type="string">
            <text:p>ls043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3];&quot;&quot;&quot; &quot;&quot;.&quot;&quot; &quot;&quot;&quot;;[.$A23];&quot;_&quot;;[.$A23];&quot;.m4a.sentences.csv&quot;&quot; | tee &quot;;[.$A23];&quot;.m4a_transcript.json &amp;&quot;)" office:value-type="string" office:string-value="python3 &quot;/mnt/d/Documents/FEP-AI/Active Inference Podcast/srtToCsv.py&quot; &quot;ls043-2&quot; &quot;.&quot; &quot;ls043-2_ls043-2.m4a.sentences.csv&quot; | tee ls043-2.m4a_transcript.json &amp;" calcext:value-type="string">
            <text:p>python3 "/mnt/d/Documents/FEP-AI/Active Inference Podcast/srtToCsv.py" "ls043-2" "." "ls043-2_ls043-2.m4a.sentences.csv" | tee ls043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3];&quot;&quot;&quot; &quot;&quot;http://crisiscenter.us/AILab01/2022Livestreams&quot;&quot; &quot;&quot;&quot;;SUBSTITUTE([.$C23];&quot;#&quot;;&quot;&quot;);&quot;&quot;&quot; | tee mass_&quot;;[.$A23];&quot;.m4a.json &amp;&quot;)" office:value-type="string" office:string-value="python3 &quot;/mnt/d/Documents/FEP-AI/Active Inference Podcast/SubmitToCloudWhisper.py&quot; &quot;ls043-2&quot; &quot;http://crisiscenter.us/AILab01/2022Livestreams&quot; &quot;ls043-2.m4a&quot; | tee mass_ls043-2.m4a.json &amp;" calcext:value-type="string">
            <text:p>python3 "/mnt/d/Documents/FEP-AI/Active Inference Podcast/SubmitToCloudWhisper.py" "ls043-2" "http://crisiscenter.us/AILab01/2022Livestreams" "ls043-2.m4a" | tee mass_ls043-2.m4a.json &amp;</text:p>
          </table:table-cell>
          <table:table-cell table:style-name="ce26" table:formula="of:=CONCATENATE(&quot;python3 &quot;&quot;/mnt/d/Documents/FEP-AI/Active Inference Podcast/sentencesToTranscripts.py&quot;&quot; &quot;&quot;&quot;;[.$A23];&quot;&quot;&quot; &quot;&quot;.&quot;&quot; &quot;&quot;&quot;;[.$A23];&quot;_&quot;;[.$A23];&quot;.m4a.sentences.csv&quot;&quot; | tee &quot;;[.$A23];&quot;.m4a_transcript.json &amp;&quot;)" office:value-type="string" office:string-value="python3 &quot;/mnt/d/Documents/FEP-AI/Active Inference Podcast/sentencesToTranscripts.py&quot; &quot;ls043-2&quot; &quot;.&quot; &quot;ls043-2_ls043-2.m4a.sentences.csv&quot; | tee ls043-2.m4a_transcript.json &amp;" calcext:value-type="string">
            <text:p>python3 "/mnt/d/Documents/FEP-AI/Active Inference Podcast/sentencesToTranscripts.py" "ls043-2" "." "ls043-2_ls043-2.m4a.sentences.csv" | tee ls043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4-0</text:p>
          </table:table-cell>
          <table:table-cell table:style-name="ce26" office:value-type="string" calcext:value-type="string">
            <text:p>ActInf Livestream #044.0 ~ 'Therapeutic Alliance as Active Inference The Role of Therapeutic Touch'.en.srt</text:p>
          </table:table-cell>
          <table:table-cell table:style-name="ce73" office:value-type="string" calcext:value-type="string">
            <text:p>ls044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4];&quot;&quot;&quot; &quot;&quot;.&quot;&quot; &quot;&quot;&quot;;[.$A24];&quot;_&quot;;[.$A24];&quot;.m4a.sentences.csv&quot;&quot; | tee &quot;;[.$A24];&quot;.m4a_transcript.json &amp;&quot;)" office:value-type="string" office:string-value="python3 &quot;/mnt/d/Documents/FEP-AI/Active Inference Podcast/srtToCsv.py&quot; &quot;ls044-0&quot; &quot;.&quot; &quot;ls044-0_ls044-0.m4a.sentences.csv&quot; | tee ls044-0.m4a_transcript.json &amp;" calcext:value-type="string">
            <text:p>python3 "/mnt/d/Documents/FEP-AI/Active Inference Podcast/srtToCsv.py" "ls044-0" "." "ls044-0_ls044-0.m4a.sentences.csv" | tee ls044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4];&quot;&quot;&quot; &quot;&quot;http://crisiscenter.us/AILab01/2022Livestreams&quot;&quot; &quot;&quot;&quot;;SUBSTITUTE([.$C24];&quot;#&quot;;&quot;&quot;);&quot;&quot;&quot; | tee mass_&quot;;[.$A24];&quot;.m4a.json &amp;&quot;)" office:value-type="string" office:string-value="python3 &quot;/mnt/d/Documents/FEP-AI/Active Inference Podcast/SubmitToCloudWhisper.py&quot; &quot;ls044-0&quot; &quot;http://crisiscenter.us/AILab01/2022Livestreams&quot; &quot;ls044-0.m4a&quot; | tee mass_ls044-0.m4a.json &amp;" calcext:value-type="string">
            <text:p>python3 "/mnt/d/Documents/FEP-AI/Active Inference Podcast/SubmitToCloudWhisper.py" "ls044-0" "http://crisiscenter.us/AILab01/2022Livestreams" "ls044-0.m4a" | tee mass_ls044-0.m4a.json &amp;</text:p>
          </table:table-cell>
          <table:table-cell table:style-name="ce26" table:formula="of:=CONCATENATE(&quot;python3 &quot;&quot;/mnt/d/Documents/FEP-AI/Active Inference Podcast/sentencesToTranscripts.py&quot;&quot; &quot;&quot;&quot;;[.$A24];&quot;&quot;&quot; &quot;&quot;.&quot;&quot; &quot;&quot;&quot;;[.$A24];&quot;_&quot;;[.$A24];&quot;.m4a.sentences.csv&quot;&quot; | tee &quot;;[.$A24];&quot;.m4a_transcript.json &amp;&quot;)" office:value-type="string" office:string-value="python3 &quot;/mnt/d/Documents/FEP-AI/Active Inference Podcast/sentencesToTranscripts.py&quot; &quot;ls044-0&quot; &quot;.&quot; &quot;ls044-0_ls044-0.m4a.sentences.csv&quot; | tee ls044-0.m4a_transcript.json &amp;" calcext:value-type="string">
            <text:p>python3 "/mnt/d/Documents/FEP-AI/Active Inference Podcast/sentencesToTranscripts.py" "ls044-0" "." "ls044-0_ls044-0.m4a.sentences.csv" | tee ls044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4-1</text:p>
          </table:table-cell>
          <table:table-cell table:style-name="ce26" office:value-type="string" calcext:value-type="string">
            <text:p>ActInf Livestream #044.1 ~ 'Therapeutic Alliance as Active Inference The Role of Therapeutic Touch'.en.srt</text:p>
          </table:table-cell>
          <table:table-cell table:style-name="ce73" office:value-type="string" calcext:value-type="string">
            <text:p>ls044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5];&quot;&quot;&quot; &quot;&quot;.&quot;&quot; &quot;&quot;&quot;;[.$A25];&quot;_&quot;;[.$A25];&quot;.m4a.sentences.csv&quot;&quot; | tee &quot;;[.$A25];&quot;.m4a_transcript.json &amp;&quot;)" office:value-type="string" office:string-value="python3 &quot;/mnt/d/Documents/FEP-AI/Active Inference Podcast/srtToCsv.py&quot; &quot;ls044-1&quot; &quot;.&quot; &quot;ls044-1_ls044-1.m4a.sentences.csv&quot; | tee ls044-1.m4a_transcript.json &amp;" calcext:value-type="string">
            <text:p>python3 "/mnt/d/Documents/FEP-AI/Active Inference Podcast/srtToCsv.py" "ls044-1" "." "ls044-1_ls044-1.m4a.sentences.csv" | tee ls044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5];&quot;&quot;&quot; &quot;&quot;http://crisiscenter.us/AILab01/2022Livestreams&quot;&quot; &quot;&quot;&quot;;SUBSTITUTE([.$C25];&quot;#&quot;;&quot;&quot;);&quot;&quot;&quot; | tee mass_&quot;;[.$A25];&quot;.m4a.json &amp;&quot;)" office:value-type="string" office:string-value="python3 &quot;/mnt/d/Documents/FEP-AI/Active Inference Podcast/SubmitToCloudWhisper.py&quot; &quot;ls044-1&quot; &quot;http://crisiscenter.us/AILab01/2022Livestreams&quot; &quot;ls044-1.m4a&quot; | tee mass_ls044-1.m4a.json &amp;" calcext:value-type="string">
            <text:p>python3 "/mnt/d/Documents/FEP-AI/Active Inference Podcast/SubmitToCloudWhisper.py" "ls044-1" "http://crisiscenter.us/AILab01/2022Livestreams" "ls044-1.m4a" | tee mass_ls044-1.m4a.json &amp;</text:p>
          </table:table-cell>
          <table:table-cell table:style-name="ce26" table:formula="of:=CONCATENATE(&quot;python3 &quot;&quot;/mnt/d/Documents/FEP-AI/Active Inference Podcast/sentencesToTranscripts.py&quot;&quot; &quot;&quot;&quot;;[.$A25];&quot;&quot;&quot; &quot;&quot;.&quot;&quot; &quot;&quot;&quot;;[.$A25];&quot;_&quot;;[.$A25];&quot;.m4a.sentences.csv&quot;&quot; | tee &quot;;[.$A25];&quot;.m4a_transcript.json &amp;&quot;)" office:value-type="string" office:string-value="python3 &quot;/mnt/d/Documents/FEP-AI/Active Inference Podcast/sentencesToTranscripts.py&quot; &quot;ls044-1&quot; &quot;.&quot; &quot;ls044-1_ls044-1.m4a.sentences.csv&quot; | tee ls044-1.m4a_transcript.json &amp;" calcext:value-type="string">
            <text:p>python3 "/mnt/d/Documents/FEP-AI/Active Inference Podcast/sentencesToTranscripts.py" "ls044-1" "." "ls044-1_ls044-1.m4a.sentences.csv" | tee ls044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4-2</text:p>
          </table:table-cell>
          <table:table-cell table:style-name="ce26" office:value-type="string" calcext:value-type="string">
            <text:p>ActInf Livestream #044.2 ~ 'Therapeutic Alliance as Active Inference The Role of Therapeutic Touch'.en.srt</text:p>
          </table:table-cell>
          <table:table-cell table:style-name="ce73" office:value-type="string" calcext:value-type="string">
            <text:p>ActInf Livestream 044.2 ~ Therapeutic Alliance as Active Inference The Role of Therapeutic Touch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2 Livestreams\ls044\ls044-2\AdobePremierePro</text:p>
          </table:table-cell>
          <table:table-cell table:style-name="ce26"/>
          <table:table-cell table:style-name="ce26" office:value-type="string" calcext:value-type="string">
            <text:p>AILab01/2022Livestreams</text:p>
          </table:table-cell>
          <table:table-cell table:style-name="ce26" table:formula="of:=CONCATENATE(&quot;python3 &quot;&quot;/mnt/d/Documents/FEP-AI/Active Inference Podcast/srtToCsv.py&quot;&quot; &quot;&quot;&quot;;[.$A26];&quot;&quot;&quot; &quot;&quot;.&quot;&quot; &quot;&quot;&quot;;[.$A26];&quot;_&quot;;[.$A26];&quot;.m4a.sentences.csv&quot;&quot; | tee &quot;;[.$A26];&quot;.m4a_transcript.json &amp;&quot;)" office:value-type="string" office:string-value="python3 &quot;/mnt/d/Documents/FEP-AI/Active Inference Podcast/srtToCsv.py&quot; &quot;ls044-2&quot; &quot;.&quot; &quot;ls044-2_ls044-2.m4a.sentences.csv&quot; | tee ls044-2.m4a_transcript.json &amp;" calcext:value-type="string">
            <text:p>python3 "/mnt/d/Documents/FEP-AI/Active Inference Podcast/srtToCsv.py" "ls044-2" "." "ls044-2_ls044-2.m4a.sentences.csv" | tee ls044-2.m4a_transcript.json &amp;</text:p>
          </table:table-cell>
          <table:table-cell table:style-name="ce45" table:formula="of:=CONCATENATE(&quot;python3 &quot;&quot;/mnt/d/Documents/FEP-AI/Active Inference Podcast/SubmitToCloudWhisper_textbook.py&quot;&quot; &quot;&quot;&quot;;[.$A26];&quot;&quot;&quot; &quot;&quot;http://crisiscenter.us/&quot;;[.$P26];&quot;&quot;&quot; &quot;&quot;&quot;;SUBSTITUTE([.$C26];&quot;#&quot;;&quot;&quot;);&quot;&quot;&quot; | tee &quot;;[.$A26];&quot;_m4a_transcribe.json &amp;&quot;)" office:value-type="string" office:string-value="python3 &quot;/mnt/d/Documents/FEP-AI/Active Inference Podcast/SubmitToCloudWhisper_textbook.py&quot; &quot;ls044-2&quot; &quot;http://crisiscenter.us/AILab01/2022Livestreams&quot; &quot;ActInf Livestream 044.2 ~ Therapeutic Alliance as Active Inference The Role of Therapeutic Touch.m4a&quot; | tee ls044-2_m4a_transcribe.json &amp;" calcext:value-type="string">
            <text:p>python3 "/mnt/d/Documents/FEP-AI/Active Inference Podcast/SubmitToCloudWhisper_textbook.py" "ls044-2" "http://crisiscenter.us/AILab01/2022Livestreams" "ActInf Livestream 044.2 ~ Therapeutic Alliance as Active Inference The Role of Therapeutic Touch.m4a" | tee ls044-2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6];&quot;&quot;&quot; &quot;&quot;.&quot;&quot; &quot;&quot;&quot;;[.$A26];&quot;_&quot;;[.$C26];&quot;.sentences.csv&quot;&quot; | tee &quot;;[.$A26];&quot;.m4a_transcript.json &amp;&quot;)" office:value-type="string" office:string-value="python3 &quot;/mnt/d/Documents/FEP-AI/Active Inference Podcast/sentencesToTranscripts.py&quot; &quot;ls044-2&quot; &quot;.&quot; &quot;ls044-2_ActInf Livestream 044.2 ~ Therapeutic Alliance as Active Inference The Role of Therapeutic Touch.m4a.sentences.csv&quot; | tee ls044-2.m4a_transcript.json &amp;" calcext:value-type="string">
            <text:p>python3 "/mnt/d/Documents/FEP-AI/Active Inference Podcast/sentencesToTranscripts.py" "ls044-2" "." "ls044-2_ActInf Livestream 044.2 ~ Therapeutic Alliance as Active Inference The Role of Therapeutic Touch.m4a.sentences.csv" | tee ls044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5-0</text:p>
          </table:table-cell>
          <table:table-cell table:style-name="ce26" office:value-type="string" calcext:value-type="string">
            <text:p>ActInf Livestream #045.0 ~ 'The free energy principle made simpler but not too simple'.en.srt</text:p>
          </table:table-cell>
          <table:table-cell table:style-name="ce73" table:formula="of:=CONCATENATE([.$A27];&quot;.m4a&quot;)" office:value-type="string" office:string-value="ls045-0.m4a" calcext:value-type="string">
            <text:p>ls045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7];&quot;&quot;&quot; &quot;&quot;.&quot;&quot; &quot;&quot;&quot;;[.$A27];&quot;_&quot;;[.$A27];&quot;.m4a.sentences.csv&quot;&quot; | tee &quot;;[.$A27];&quot;.m4a_transcript.json &amp;&quot;)" office:value-type="string" office:string-value="python3 &quot;/mnt/d/Documents/FEP-AI/Active Inference Podcast/srtToCsv.py&quot; &quot;ls045-0&quot; &quot;.&quot; &quot;ls045-0_ls045-0.m4a.sentences.csv&quot; | tee ls045-0.m4a_transcript.json &amp;" calcext:value-type="string">
            <text:p>python3 "/mnt/d/Documents/FEP-AI/Active Inference Podcast/srtToCsv.py" "ls045-0" "." "ls045-0_ls045-0.m4a.sentences.csv" | tee ls045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7];&quot;&quot;&quot; &quot;&quot;http://crisiscenter.us/AILab01/2022Livestreams&quot;&quot; &quot;&quot;&quot;;SUBSTITUTE([.$C27];&quot;#&quot;;&quot;&quot;);&quot;&quot;&quot; | tee mass_&quot;;[.$A27];&quot;.m4a.json &amp;&quot;)" office:value-type="string" office:string-value="python3 &quot;/mnt/d/Documents/FEP-AI/Active Inference Podcast/SubmitToCloudWhisper.py&quot; &quot;ls045-0&quot; &quot;http://crisiscenter.us/AILab01/2022Livestreams&quot; &quot;ls045-0.m4a&quot; | tee mass_ls045-0.m4a.json &amp;" calcext:value-type="string">
            <text:p>python3 "/mnt/d/Documents/FEP-AI/Active Inference Podcast/SubmitToCloudWhisper.py" "ls045-0" "http://crisiscenter.us/AILab01/2022Livestreams" "ls045-0.m4a" | tee mass_ls045-0.m4a.json &amp;</text:p>
          </table:table-cell>
          <table:table-cell table:style-name="ce26" table:formula="of:=CONCATENATE(&quot;python3 &quot;&quot;/mnt/d/Documents/FEP-AI/Active Inference Podcast/sentencesToTranscripts.py&quot;&quot; &quot;&quot;&quot;;[.$A27];&quot;&quot;&quot; &quot;&quot;.&quot;&quot; &quot;&quot;&quot;;[.$A27];&quot;_&quot;;[.$A27];&quot;.m4a.sentences.csv&quot;&quot; | tee &quot;;[.$A27];&quot;.m4a_transcript.json &amp;&quot;)" office:value-type="string" office:string-value="python3 &quot;/mnt/d/Documents/FEP-AI/Active Inference Podcast/sentencesToTranscripts.py&quot; &quot;ls045-0&quot; &quot;.&quot; &quot;ls045-0_ls045-0.m4a.sentences.csv&quot; | tee ls045-0.m4a_transcript.json &amp;" calcext:value-type="string">
            <text:p>python3 "/mnt/d/Documents/FEP-AI/Active Inference Podcast/sentencesToTranscripts.py" "ls045-0" "." "ls045-0_ls045-0.m4a.sentences.csv" | tee ls045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5-1</text:p>
          </table:table-cell>
          <table:table-cell table:style-name="ce26" office:value-type="string" calcext:value-type="string">
            <text:p>ActInf Livestream #045.1 ~ 'The free energy principle made simpler but not too simple'.en.srt</text:p>
          </table:table-cell>
          <table:table-cell table:style-name="ce73" table:formula="of:=CONCATENATE([.$A28];&quot;.m4a&quot;)" office:value-type="string" office:string-value="ls045-1.m4a" calcext:value-type="string">
            <text:p>ls045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8];&quot;&quot;&quot; &quot;&quot;.&quot;&quot; &quot;&quot;&quot;;[.$A28];&quot;_&quot;;[.$A28];&quot;.m4a.sentences.csv&quot;&quot; | tee &quot;;[.$A28];&quot;.m4a_transcript.json &amp;&quot;)" office:value-type="string" office:string-value="python3 &quot;/mnt/d/Documents/FEP-AI/Active Inference Podcast/srtToCsv.py&quot; &quot;ls045-1&quot; &quot;.&quot; &quot;ls045-1_ls045-1.m4a.sentences.csv&quot; | tee ls045-1.m4a_transcript.json &amp;" calcext:value-type="string">
            <text:p>python3 "/mnt/d/Documents/FEP-AI/Active Inference Podcast/srtToCsv.py" "ls045-1" "." "ls045-1_ls045-1.m4a.sentences.csv" | tee ls045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8];&quot;&quot;&quot; &quot;&quot;http://crisiscenter.us/AILab01/2022Livestreams&quot;&quot; &quot;&quot;&quot;;SUBSTITUTE([.$C28];&quot;#&quot;;&quot;&quot;);&quot;&quot;&quot; | tee mass_&quot;;[.$A28];&quot;.m4a.json &amp;&quot;)" office:value-type="string" office:string-value="python3 &quot;/mnt/d/Documents/FEP-AI/Active Inference Podcast/SubmitToCloudWhisper.py&quot; &quot;ls045-1&quot; &quot;http://crisiscenter.us/AILab01/2022Livestreams&quot; &quot;ls045-1.m4a&quot; | tee mass_ls045-1.m4a.json &amp;" calcext:value-type="string">
            <text:p>python3 "/mnt/d/Documents/FEP-AI/Active Inference Podcast/SubmitToCloudWhisper.py" "ls045-1" "http://crisiscenter.us/AILab01/2022Livestreams" "ls045-1.m4a" | tee mass_ls045-1.m4a.json &amp;</text:p>
          </table:table-cell>
          <table:table-cell table:style-name="ce26" table:formula="of:=CONCATENATE(&quot;python3 &quot;&quot;/mnt/d/Documents/FEP-AI/Active Inference Podcast/sentencesToTranscripts.py&quot;&quot; &quot;&quot;&quot;;[.$A28];&quot;&quot;&quot; &quot;&quot;.&quot;&quot; &quot;&quot;&quot;;[.$A28];&quot;_&quot;;[.$A28];&quot;.m4a.sentences.csv&quot;&quot; | tee &quot;;[.$A28];&quot;.m4a_transcript.json &amp;&quot;)" office:value-type="string" office:string-value="python3 &quot;/mnt/d/Documents/FEP-AI/Active Inference Podcast/sentencesToTranscripts.py&quot; &quot;ls045-1&quot; &quot;.&quot; &quot;ls045-1_ls045-1.m4a.sentences.csv&quot; | tee ls045-1.m4a_transcript.json &amp;" calcext:value-type="string">
            <text:p>python3 "/mnt/d/Documents/FEP-AI/Active Inference Podcast/sentencesToTranscripts.py" "ls045-1" "." "ls045-1_ls045-1.m4a.sentences.csv" | tee ls045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5-2</text:p>
          </table:table-cell>
          <table:table-cell table:style-name="ce26" office:value-type="string" calcext:value-type="string">
            <text:p>ActInf Livestream #045.2 ~ 'The free energy principle made simpler but not too simple'.en.srt</text:p>
          </table:table-cell>
          <table:table-cell table:style-name="ce73" table:formula="of:=CONCATENATE([.$A29];&quot;.m4a&quot;)" office:value-type="string" office:string-value="ls045-2.m4a" calcext:value-type="string">
            <text:p>ls045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29];&quot;&quot;&quot; &quot;&quot;.&quot;&quot; &quot;&quot;&quot;;[.$A29];&quot;_&quot;;[.$A29];&quot;.m4a.sentences.csv&quot;&quot; | tee &quot;;[.$A29];&quot;.m4a_transcript.json &amp;&quot;)" office:value-type="string" office:string-value="python3 &quot;/mnt/d/Documents/FEP-AI/Active Inference Podcast/srtToCsv.py&quot; &quot;ls045-2&quot; &quot;.&quot; &quot;ls045-2_ls045-2.m4a.sentences.csv&quot; | tee ls045-2.m4a_transcript.json &amp;" calcext:value-type="string">
            <text:p>python3 "/mnt/d/Documents/FEP-AI/Active Inference Podcast/srtToCsv.py" "ls045-2" "." "ls045-2_ls045-2.m4a.sentences.csv" | tee ls045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29];&quot;&quot;&quot; &quot;&quot;http://crisiscenter.us/AILab01/2022Livestreams&quot;&quot; &quot;&quot;&quot;;SUBSTITUTE([.$C29];&quot;#&quot;;&quot;&quot;);&quot;&quot;&quot; | tee mass_&quot;;[.$A29];&quot;.m4a.json &amp;&quot;)" office:value-type="string" office:string-value="python3 &quot;/mnt/d/Documents/FEP-AI/Active Inference Podcast/SubmitToCloudWhisper.py&quot; &quot;ls045-2&quot; &quot;http://crisiscenter.us/AILab01/2022Livestreams&quot; &quot;ls045-2.m4a&quot; | tee mass_ls045-2.m4a.json &amp;" calcext:value-type="string">
            <text:p>python3 "/mnt/d/Documents/FEP-AI/Active Inference Podcast/SubmitToCloudWhisper.py" "ls045-2" "http://crisiscenter.us/AILab01/2022Livestreams" "ls045-2.m4a" | tee mass_ls045-2.m4a.json &amp;</text:p>
          </table:table-cell>
          <table:table-cell table:style-name="ce26" table:formula="of:=CONCATENATE(&quot;python3 &quot;&quot;/mnt/d/Documents/FEP-AI/Active Inference Podcast/sentencesToTranscripts.py&quot;&quot; &quot;&quot;&quot;;[.$A29];&quot;&quot;&quot; &quot;&quot;.&quot;&quot; &quot;&quot;&quot;;[.$A29];&quot;_&quot;;[.$A29];&quot;.m4a.sentences.csv&quot;&quot; | tee &quot;;[.$A29];&quot;.m4a_transcript.json &amp;&quot;)" office:value-type="string" office:string-value="python3 &quot;/mnt/d/Documents/FEP-AI/Active Inference Podcast/sentencesToTranscripts.py&quot; &quot;ls045-2&quot; &quot;.&quot; &quot;ls045-2_ls045-2.m4a.sentences.csv&quot; | tee ls045-2.m4a_transcript.json &amp;" calcext:value-type="string">
            <text:p>python3 "/mnt/d/Documents/FEP-AI/Active Inference Podcast/sentencesToTranscripts.py" "ls045-2" "." "ls045-2_ls045-2.m4a.sentences.csv" | tee ls045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6-0</text:p>
          </table:table-cell>
          <table:table-cell table:style-name="ce26" office:value-type="string" calcext:value-type="string">
            <text:p>ActInf Livestream #046.0 ~ 'Active inference models do not contradict folk psychology'.en.srt</text:p>
          </table:table-cell>
          <table:table-cell table:style-name="ce73" office:value-type="string" calcext:value-type="string">
            <text:p>ls046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0];&quot;&quot;&quot; &quot;&quot;.&quot;&quot; &quot;&quot;&quot;;[.$A30];&quot;_&quot;;[.$A30];&quot;.m4a.sentences.csv&quot;&quot; | tee &quot;;[.$A30];&quot;.m4a_transcript.json &amp;&quot;)" office:value-type="string" office:string-value="python3 &quot;/mnt/d/Documents/FEP-AI/Active Inference Podcast/srtToCsv.py&quot; &quot;ls046-0&quot; &quot;.&quot; &quot;ls046-0_ls046-0.m4a.sentences.csv&quot; | tee ls046-0.m4a_transcript.json &amp;" calcext:value-type="string">
            <text:p>python3 "/mnt/d/Documents/FEP-AI/Active Inference Podcast/srtToCsv.py" "ls046-0" "." "ls046-0_ls046-0.m4a.sentences.csv" | tee ls046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0];&quot;&quot;&quot; &quot;&quot;http://crisiscenter.us/AILab01/2022Livestreams&quot;&quot; &quot;&quot;&quot;;SUBSTITUTE([.$C30];&quot;#&quot;;&quot;&quot;);&quot;&quot;&quot; | tee mass_&quot;;[.$A30];&quot;.m4a.json &amp;&quot;)" office:value-type="string" office:string-value="python3 &quot;/mnt/d/Documents/FEP-AI/Active Inference Podcast/SubmitToCloudWhisper.py&quot; &quot;ls046-0&quot; &quot;http://crisiscenter.us/AILab01/2022Livestreams&quot; &quot;ls046-0.m4a&quot; | tee mass_ls046-0.m4a.json &amp;" calcext:value-type="string">
            <text:p>python3 "/mnt/d/Documents/FEP-AI/Active Inference Podcast/SubmitToCloudWhisper.py" "ls046-0" "http://crisiscenter.us/AILab01/2022Livestreams" "ls046-0.m4a" | tee mass_ls046-0.m4a.json &amp;</text:p>
          </table:table-cell>
          <table:table-cell table:style-name="ce26" table:formula="of:=CONCATENATE(&quot;python3 &quot;&quot;/mnt/d/Documents/FEP-AI/Active Inference Podcast/sentencesToTranscripts.py&quot;&quot; &quot;&quot;&quot;;[.$A30];&quot;&quot;&quot; &quot;&quot;.&quot;&quot; &quot;&quot;&quot;;[.$A30];&quot;_&quot;;[.$A30];&quot;.m4a.sentences.csv&quot;&quot; | tee &quot;;[.$A30];&quot;.m4a_transcript.json &amp;&quot;)" office:value-type="string" office:string-value="python3 &quot;/mnt/d/Documents/FEP-AI/Active Inference Podcast/sentencesToTranscripts.py&quot; &quot;ls046-0&quot; &quot;.&quot; &quot;ls046-0_ls046-0.m4a.sentences.csv&quot; | tee ls046-0.m4a_transcript.json &amp;" calcext:value-type="string">
            <text:p>python3 "/mnt/d/Documents/FEP-AI/Active Inference Podcast/sentencesToTranscripts.py" "ls046-0" "." "ls046-0_ls046-0.m4a.sentences.csv" | tee ls046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6-1</text:p>
          </table:table-cell>
          <table:table-cell table:style-name="ce26" office:value-type="string" calcext:value-type="string">
            <text:p>ActInf Livestream #046.1 ~ 'Active inference models do not contradict folk psychology'.en.srt</text:p>
          </table:table-cell>
          <table:table-cell table:style-name="ce73" office:value-type="string" calcext:value-type="string">
            <text:p>ls046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1];&quot;&quot;&quot; &quot;&quot;.&quot;&quot; &quot;&quot;&quot;;[.$A31];&quot;_&quot;;[.$A31];&quot;.m4a.sentences.csv&quot;&quot; | tee &quot;;[.$A31];&quot;.m4a_transcript.json &amp;&quot;)" office:value-type="string" office:string-value="python3 &quot;/mnt/d/Documents/FEP-AI/Active Inference Podcast/srtToCsv.py&quot; &quot;ls046-1&quot; &quot;.&quot; &quot;ls046-1_ls046-1.m4a.sentences.csv&quot; | tee ls046-1.m4a_transcript.json &amp;" calcext:value-type="string">
            <text:p>python3 "/mnt/d/Documents/FEP-AI/Active Inference Podcast/srtToCsv.py" "ls046-1" "." "ls046-1_ls046-1.m4a.sentences.csv" | tee ls046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1];&quot;&quot;&quot; &quot;&quot;http://crisiscenter.us/AILab01/2022Livestreams&quot;&quot; &quot;&quot;&quot;;SUBSTITUTE([.$C31];&quot;#&quot;;&quot;&quot;);&quot;&quot;&quot; | tee mass_&quot;;[.$A31];&quot;.m4a.json &amp;&quot;)" office:value-type="string" office:string-value="python3 &quot;/mnt/d/Documents/FEP-AI/Active Inference Podcast/SubmitToCloudWhisper.py&quot; &quot;ls046-1&quot; &quot;http://crisiscenter.us/AILab01/2022Livestreams&quot; &quot;ls046-1.m4a&quot; | tee mass_ls046-1.m4a.json &amp;" calcext:value-type="string">
            <text:p>python3 "/mnt/d/Documents/FEP-AI/Active Inference Podcast/SubmitToCloudWhisper.py" "ls046-1" "http://crisiscenter.us/AILab01/2022Livestreams" "ls046-1.m4a" | tee mass_ls046-1.m4a.json &amp;</text:p>
          </table:table-cell>
          <table:table-cell table:style-name="ce26" table:formula="of:=CONCATENATE(&quot;python3 &quot;&quot;/mnt/d/Documents/FEP-AI/Active Inference Podcast/sentencesToTranscripts.py&quot;&quot; &quot;&quot;&quot;;[.$A31];&quot;&quot;&quot; &quot;&quot;.&quot;&quot; &quot;&quot;&quot;;[.$A31];&quot;_&quot;;[.$A31];&quot;.m4a.sentences.csv&quot;&quot; | tee &quot;;[.$A31];&quot;.m4a_transcript.json &amp;&quot;)" office:value-type="string" office:string-value="python3 &quot;/mnt/d/Documents/FEP-AI/Active Inference Podcast/sentencesToTranscripts.py&quot; &quot;ls046-1&quot; &quot;.&quot; &quot;ls046-1_ls046-1.m4a.sentences.csv&quot; | tee ls046-1.m4a_transcript.json &amp;" calcext:value-type="string">
            <text:p>python3 "/mnt/d/Documents/FEP-AI/Active Inference Podcast/sentencesToTranscripts.py" "ls046-1" "." "ls046-1_ls046-1.m4a.sentences.csv" | tee ls046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6-2</text:p>
          </table:table-cell>
          <table:table-cell table:style-name="ce26" office:value-type="string" calcext:value-type="string">
            <text:p>ActInf Livestream #046.2 ~ 'Active inference models do not contradict folk psychology'.en.srt</text:p>
          </table:table-cell>
          <table:table-cell table:style-name="ce73" office:value-type="string" calcext:value-type="string">
            <text:p>ls046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2];&quot;&quot;&quot; &quot;&quot;.&quot;&quot; &quot;&quot;&quot;;[.$A32];&quot;_&quot;;[.$A32];&quot;.m4a.sentences.csv&quot;&quot; | tee &quot;;[.$A32];&quot;.m4a_transcript.json &amp;&quot;)" office:value-type="string" office:string-value="python3 &quot;/mnt/d/Documents/FEP-AI/Active Inference Podcast/srtToCsv.py&quot; &quot;ls046-2&quot; &quot;.&quot; &quot;ls046-2_ls046-2.m4a.sentences.csv&quot; | tee ls046-2.m4a_transcript.json &amp;" calcext:value-type="string">
            <text:p>python3 "/mnt/d/Documents/FEP-AI/Active Inference Podcast/srtToCsv.py" "ls046-2" "." "ls046-2_ls046-2.m4a.sentences.csv" | tee ls046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2];&quot;&quot;&quot; &quot;&quot;http://crisiscenter.us/AILab01/2022Livestreams&quot;&quot; &quot;&quot;&quot;;SUBSTITUTE([.$C32];&quot;#&quot;;&quot;&quot;);&quot;&quot;&quot; | tee mass_&quot;;[.$A32];&quot;.m4a.json &amp;&quot;)" office:value-type="string" office:string-value="python3 &quot;/mnt/d/Documents/FEP-AI/Active Inference Podcast/SubmitToCloudWhisper.py&quot; &quot;ls046-2&quot; &quot;http://crisiscenter.us/AILab01/2022Livestreams&quot; &quot;ls046-2.m4a&quot; | tee mass_ls046-2.m4a.json &amp;" calcext:value-type="string">
            <text:p>python3 "/mnt/d/Documents/FEP-AI/Active Inference Podcast/SubmitToCloudWhisper.py" "ls046-2" "http://crisiscenter.us/AILab01/2022Livestreams" "ls046-2.m4a" | tee mass_ls046-2.m4a.json &amp;</text:p>
          </table:table-cell>
          <table:table-cell table:style-name="ce26" table:formula="of:=CONCATENATE(&quot;python3 &quot;&quot;/mnt/d/Documents/FEP-AI/Active Inference Podcast/sentencesToTranscripts.py&quot;&quot; &quot;&quot;&quot;;[.$A32];&quot;&quot;&quot; &quot;&quot;.&quot;&quot; &quot;&quot;&quot;;[.$A32];&quot;_&quot;;[.$A32];&quot;.m4a.sentences.csv&quot;&quot; | tee &quot;;[.$A32];&quot;.m4a_transcript.json &amp;&quot;)" office:value-type="string" office:string-value="python3 &quot;/mnt/d/Documents/FEP-AI/Active Inference Podcast/sentencesToTranscripts.py&quot; &quot;ls046-2&quot; &quot;.&quot; &quot;ls046-2_ls046-2.m4a.sentences.csv&quot; | tee ls046-2.m4a_transcript.json &amp;" calcext:value-type="string">
            <text:p>python3 "/mnt/d/Documents/FEP-AI/Active Inference Podcast/sentencesToTranscripts.py" "ls046-2" "." "ls046-2_ls046-2.m4a.sentences.csv" | tee ls046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7-0</text:p>
          </table:table-cell>
          <table:table-cell table:style-name="ce26" office:value-type="string" calcext:value-type="string">
            <text:p>ActInf Livestream #047.0 ~ 'Enactive-Dynamic Social Cognition &amp; 'Active Inference and Abduction'.en.srt</text:p>
          </table:table-cell>
          <table:table-cell table:style-name="ce73" office:value-type="string" calcext:value-type="string">
            <text:p>ActInf Livestream #047.0 ~ Enactive-Dynamic &amp; Abduction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3];&quot;&quot;&quot; &quot;&quot;.&quot;&quot; &quot;&quot;&quot;;[.$A33];&quot;_&quot;;[.$A33];&quot;.m4a.sentences.csv&quot;&quot; | tee &quot;;[.$A33];&quot;.m4a_transcript.json &amp;&quot;)" office:value-type="string" office:string-value="python3 &quot;/mnt/d/Documents/FEP-AI/Active Inference Podcast/srtToCsv.py&quot; &quot;ls047-0&quot; &quot;.&quot; &quot;ls047-0_ls047-0.m4a.sentences.csv&quot; | tee ls047-0.m4a_transcript.json &amp;" calcext:value-type="string">
            <text:p>python3 "/mnt/d/Documents/FEP-AI/Active Inference Podcast/srtToCsv.py" "ls047-0" "." "ls047-0_ls047-0.m4a.sentences.csv" | tee ls047-0.m4a_transcript.json &amp;</text:p>
          </table:table-cell>
          <table:table-cell table:style-name="ce45" table:formula="of:=CONCATENATE(&quot;python3 &quot;&quot;/mnt/d/Documents/FEP-AI/Active Inference Podcast/SubmitToCloudWhisper_noSpeaker.py&quot;&quot; &quot;&quot;&quot;;[.$A33];&quot;&quot;&quot; &quot;&quot;http://crisiscenter.us/AILab01/2022Livestreams&quot;&quot; &quot;&quot;&quot;;SUBSTITUTE([.$C33];&quot;#&quot;;&quot;&quot;);&quot;&quot;&quot; | tee &quot;;[.$A33];&quot;.m4a.json &amp;&quot;)" office:value-type="string" office:string-value="python3 &quot;/mnt/d/Documents/FEP-AI/Active Inference Podcast/SubmitToCloudWhisper_noSpeaker.py&quot; &quot;ls047-0&quot; &quot;http://crisiscenter.us/AILab01/2022Livestreams&quot; &quot;ActInf Livestream 047.0 ~ Enactive-Dynamic &amp; Abduction.m4a&quot; | tee ls047-0.m4a.json &amp;" calcext:value-type="string">
            <text:p>python3 "/mnt/d/Documents/FEP-AI/Active Inference Podcast/SubmitToCloudWhisper_noSpeaker.py" "ls047-0" "http://crisiscenter.us/AILab01/2022Livestreams" "ActInf Livestream 047.0 ~ Enactive-Dynamic &amp; Abduction.m4a" | tee ls047-0.m4a.json &amp;</text:p>
          </table:table-cell>
          <table:table-cell table:style-name="ce26" table:formula="of:=CONCATENATE(&quot;python3 &quot;&quot;/mnt/d/Documents/FEP-AI/Active Inference Podcast/sentencesToTranscripts.py&quot;&quot; &quot;&quot;&quot;;[.$A33];&quot;&quot;&quot; &quot;&quot;.&quot;&quot; &quot;&quot;&quot;;[.$A33];&quot;_&quot;;SUBSTITUTE([.$C33];&quot;#&quot;;&quot;&quot;);&quot;.sentences.csv&quot;&quot; | tee &quot;;[.$A33];&quot;.m4a_transcript.json &amp;&quot;)" office:value-type="string" office:string-value="python3 &quot;/mnt/d/Documents/FEP-AI/Active Inference Podcast/sentencesToTranscripts.py&quot; &quot;ls047-0&quot; &quot;.&quot; &quot;ls047-0_ActInf Livestream 047.0 ~ Enactive-Dynamic &amp; Abduction.m4a.sentences.csv&quot; | tee ls047-0.m4a_transcript.json &amp;" calcext:value-type="string">
            <text:p>python3 "/mnt/d/Documents/FEP-AI/Active Inference Podcast/sentencesToTranscripts.py" "ls047-0" "." "ls047-0_ActInf Livestream 047.0 ~ Enactive-Dynamic &amp; Abduction.m4a.sentences.csv" | tee ls047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7-1</text:p>
          </table:table-cell>
          <table:table-cell table:style-name="ce26" office:value-type="string" calcext:value-type="string">
            <text:p>ActInf Livestream #047.1 ~ 'Enactive-Dynamic Social Cognition &amp; 'Active Inference and Abduction'.en.srt</text:p>
          </table:table-cell>
          <table:table-cell table:style-name="ce73" office:value-type="string" calcext:value-type="string">
            <text:p>ActInf Livestream #047.1 ~ Enactive-Dynamic &amp; Abduction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4];&quot;&quot;&quot; &quot;&quot;.&quot;&quot; &quot;&quot;&quot;;[.$A34];&quot;_&quot;;[.$A34];&quot;.m4a.sentences.csv&quot;&quot; | tee &quot;;[.$A34];&quot;.m4a_transcript.json &amp;&quot;)" office:value-type="string" office:string-value="python3 &quot;/mnt/d/Documents/FEP-AI/Active Inference Podcast/srtToCsv.py&quot; &quot;ls047-1&quot; &quot;.&quot; &quot;ls047-1_ls047-1.m4a.sentences.csv&quot; | tee ls047-1.m4a_transcript.json &amp;" calcext:value-type="string">
            <text:p>python3 "/mnt/d/Documents/FEP-AI/Active Inference Podcast/srtToCsv.py" "ls047-1" "." "ls047-1_ls047-1.m4a.sentences.csv" | tee ls047-1.m4a_transcript.json &amp;</text:p>
          </table:table-cell>
          <table:table-cell table:style-name="ce45" table:formula="of:=CONCATENATE(&quot;python3 &quot;&quot;/mnt/d/Documents/FEP-AI/Active Inference Podcast/SubmitToCloudWhisper_noSpeaker.py&quot;&quot; &quot;&quot;&quot;;[.$A34];&quot;&quot;&quot; &quot;&quot;http://crisiscenter.us/AILab01/2022Livestreams&quot;&quot; &quot;&quot;&quot;;SUBSTITUTE([.$C34];&quot;#&quot;;&quot;&quot;);&quot;&quot;&quot; | tee &quot;;[.$A34];&quot;.m4a.json &amp;&quot;)" office:value-type="string" office:string-value="python3 &quot;/mnt/d/Documents/FEP-AI/Active Inference Podcast/SubmitToCloudWhisper_noSpeaker.py&quot; &quot;ls047-1&quot; &quot;http://crisiscenter.us/AILab01/2022Livestreams&quot; &quot;ActInf Livestream 047.1 ~ Enactive-Dynamic &amp; Abduction.m4a&quot; | tee ls047-1.m4a.json &amp;" calcext:value-type="string">
            <text:p>python3 "/mnt/d/Documents/FEP-AI/Active Inference Podcast/SubmitToCloudWhisper_noSpeaker.py" "ls047-1" "http://crisiscenter.us/AILab01/2022Livestreams" "ActInf Livestream 047.1 ~ Enactive-Dynamic &amp; Abduction.m4a" | tee ls047-1.m4a.json &amp;</text:p>
          </table:table-cell>
          <table:table-cell table:style-name="ce26" table:formula="of:=CONCATENATE(&quot;python3 &quot;&quot;/mnt/d/Documents/FEP-AI/Active Inference Podcast/sentencesToTranscripts.py&quot;&quot; &quot;&quot;&quot;;[.$A34];&quot;&quot;&quot; &quot;&quot;.&quot;&quot; &quot;&quot;&quot;;[.$A34];&quot;_&quot;;SUBSTITUTE([.$C34];&quot;#&quot;;&quot;&quot;);&quot;.sentences.csv&quot;&quot; | tee &quot;;[.$A34];&quot;.m4a_transcript.json &amp;&quot;)" office:value-type="string" office:string-value="python3 &quot;/mnt/d/Documents/FEP-AI/Active Inference Podcast/sentencesToTranscripts.py&quot; &quot;ls047-1&quot; &quot;.&quot; &quot;ls047-1_ActInf Livestream 047.1 ~ Enactive-Dynamic &amp; Abduction.m4a.sentences.csv&quot; | tee ls047-1.m4a_transcript.json &amp;" calcext:value-type="string">
            <text:p>python3 "/mnt/d/Documents/FEP-AI/Active Inference Podcast/sentencesToTranscripts.py" "ls047-1" "." "ls047-1_ActInf Livestream 047.1 ~ Enactive-Dynamic &amp; Abduction.m4a.sentences.csv" | tee ls047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7-2</text:p>
          </table:table-cell>
          <table:table-cell table:style-name="ce26" office:value-type="string" calcext:value-type="string">
            <text:p>ActInf Livestream #047.2 ~ 'Enactive-Dynamic Social Cognition &amp; 'Active Inference and Abduction'.en.srt</text:p>
          </table:table-cell>
          <table:table-cell table:style-name="ce73" office:value-type="string" calcext:value-type="string">
            <text:p>ActInf Livestream #047.2 ~ Enactive-Dynamic &amp; Abduction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5];&quot;&quot;&quot; &quot;&quot;.&quot;&quot; &quot;&quot;&quot;;[.$A35];&quot;_&quot;;[.$A35];&quot;.m4a.sentences.csv&quot;&quot; | tee &quot;;[.$A35];&quot;.m4a_transcript.json &amp;&quot;)" office:value-type="string" office:string-value="python3 &quot;/mnt/d/Documents/FEP-AI/Active Inference Podcast/srtToCsv.py&quot; &quot;ls047-2&quot; &quot;.&quot; &quot;ls047-2_ls047-2.m4a.sentences.csv&quot; | tee ls047-2.m4a_transcript.json &amp;" calcext:value-type="string">
            <text:p>python3 "/mnt/d/Documents/FEP-AI/Active Inference Podcast/srtToCsv.py" "ls047-2" "." "ls047-2_ls047-2.m4a.sentences.csv" | tee ls047-2.m4a_transcript.json &amp;</text:p>
          </table:table-cell>
          <table:table-cell table:style-name="ce45" table:formula="of:=CONCATENATE(&quot;python3 &quot;&quot;/mnt/d/Documents/FEP-AI/Active Inference Podcast/SubmitToCloudWhisper_noSpeaker.py&quot;&quot; &quot;&quot;&quot;;[.$A35];&quot;&quot;&quot; &quot;&quot;http://crisiscenter.us/AILab01/2022Livestreams&quot;&quot; &quot;&quot;&quot;;SUBSTITUTE([.$C35];&quot;#&quot;;&quot;&quot;);&quot;&quot;&quot; | tee &quot;;[.$A35];&quot;.m4a.json &amp;&quot;)" office:value-type="string" office:string-value="python3 &quot;/mnt/d/Documents/FEP-AI/Active Inference Podcast/SubmitToCloudWhisper_noSpeaker.py&quot; &quot;ls047-2&quot; &quot;http://crisiscenter.us/AILab01/2022Livestreams&quot; &quot;ActInf Livestream 047.2 ~ Enactive-Dynamic &amp; Abduction.m4a&quot; | tee ls047-2.m4a.json &amp;" calcext:value-type="string">
            <text:p>python3 "/mnt/d/Documents/FEP-AI/Active Inference Podcast/SubmitToCloudWhisper_noSpeaker.py" "ls047-2" "http://crisiscenter.us/AILab01/2022Livestreams" "ActInf Livestream 047.2 ~ Enactive-Dynamic &amp; Abduction.m4a" | tee ls047-2.m4a.json &amp;</text:p>
          </table:table-cell>
          <table:table-cell table:style-name="ce26" table:formula="of:=CONCATENATE(&quot;python3 &quot;&quot;/mnt/d/Documents/FEP-AI/Active Inference Podcast/sentencesToTranscripts.py&quot;&quot; &quot;&quot;&quot;;[.$A35];&quot;&quot;&quot; &quot;&quot;.&quot;&quot; &quot;&quot;&quot;;[.$A35];&quot;_&quot;;SUBSTITUTE([.$C35];&quot;#&quot;;&quot;&quot;);&quot;.sentences.csv&quot;&quot; | tee &quot;;[.$A35];&quot;.m4a_transcript.json &amp;&quot;)" office:value-type="string" office:string-value="python3 &quot;/mnt/d/Documents/FEP-AI/Active Inference Podcast/sentencesToTranscripts.py&quot; &quot;ls047-2&quot; &quot;.&quot; &quot;ls047-2_ActInf Livestream 047.2 ~ Enactive-Dynamic &amp; Abduction.m4a.sentences.csv&quot; | tee ls047-2.m4a_transcript.json &amp;" calcext:value-type="string">
            <text:p>python3 "/mnt/d/Documents/FEP-AI/Active Inference Podcast/sentencesToTranscripts.py" "ls047-2" "." "ls047-2_ActInf Livestream 047.2 ~ Enactive-Dynamic &amp; Abduction.m4a.sentences.csv" | tee ls047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8-0</text:p>
          </table:table-cell>
          <table:table-cell table:style-name="ce26" office:value-type="string" calcext:value-type="string">
            <text:p>ActInf Livestream #048.0 ~ 'Communication as Socially Extended Active Inference'.en.srt</text:p>
          </table:table-cell>
          <table:table-cell table:style-name="ce73" office:value-type="string" calcext:value-type="string">
            <text:p>ls048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6];&quot;&quot;&quot; &quot;&quot;.&quot;&quot; &quot;&quot;&quot;;[.$A36];&quot;_&quot;;[.$A36];&quot;.m4a.sentences.csv&quot;&quot; | tee &quot;;[.$A36];&quot;.m4a_transcript.json &amp;&quot;)" office:value-type="string" office:string-value="python3 &quot;/mnt/d/Documents/FEP-AI/Active Inference Podcast/srtToCsv.py&quot; &quot;ls048-0&quot; &quot;.&quot; &quot;ls048-0_ls048-0.m4a.sentences.csv&quot; | tee ls048-0.m4a_transcript.json &amp;" calcext:value-type="string">
            <text:p>python3 "/mnt/d/Documents/FEP-AI/Active Inference Podcast/srtToCsv.py" "ls048-0" "." "ls048-0_ls048-0.m4a.sentences.csv" | tee ls048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6];&quot;&quot;&quot; &quot;&quot;http://crisiscenter.us/AILab01/2022Livestreams&quot;&quot; &quot;&quot;&quot;;SUBSTITUTE([.$C36];&quot;#&quot;;&quot;&quot;);&quot;&quot;&quot; | tee mass_&quot;;[.$A36];&quot;.m4a.json &amp;&quot;)" office:value-type="string" office:string-value="python3 &quot;/mnt/d/Documents/FEP-AI/Active Inference Podcast/SubmitToCloudWhisper.py&quot; &quot;ls048-0&quot; &quot;http://crisiscenter.us/AILab01/2022Livestreams&quot; &quot;ls048-0.m4a&quot; | tee mass_ls048-0.m4a.json &amp;" calcext:value-type="string">
            <text:p>python3 "/mnt/d/Documents/FEP-AI/Active Inference Podcast/SubmitToCloudWhisper.py" "ls048-0" "http://crisiscenter.us/AILab01/2022Livestreams" "ls048-0.m4a" | tee mass_ls048-0.m4a.json &amp;</text:p>
          </table:table-cell>
          <table:table-cell table:style-name="ce26" table:formula="of:=CONCATENATE(&quot;python3 &quot;&quot;/mnt/d/Documents/FEP-AI/Active Inference Podcast/sentencesToTranscripts.py&quot;&quot; &quot;&quot;&quot;;[.$A36];&quot;&quot;&quot; &quot;&quot;.&quot;&quot; &quot;&quot;&quot;;[.$A36];&quot;_&quot;;[.$A36];&quot;.m4a.sentences.csv&quot;&quot; | tee &quot;;[.$A36];&quot;.m4a_transcript.json &amp;&quot;)" office:value-type="string" office:string-value="python3 &quot;/mnt/d/Documents/FEP-AI/Active Inference Podcast/sentencesToTranscripts.py&quot; &quot;ls048-0&quot; &quot;.&quot; &quot;ls048-0_ls048-0.m4a.sentences.csv&quot; | tee ls048-0.m4a_transcript.json &amp;" calcext:value-type="string">
            <text:p>python3 "/mnt/d/Documents/FEP-AI/Active Inference Podcast/sentencesToTranscripts.py" "ls048-0" "." "ls048-0_ls048-0.m4a.sentences.csv" | tee ls048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8-1</text:p>
          </table:table-cell>
          <table:table-cell table:style-name="ce26" office:value-type="string" calcext:value-type="string">
            <text:p>ActInf Livestream #048.1 ~ 'Communication as Socially Extended Active Inference'.en.srt</text:p>
          </table:table-cell>
          <table:table-cell table:style-name="ce73" office:value-type="string" calcext:value-type="string">
            <text:p>ls048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7];&quot;&quot;&quot; &quot;&quot;.&quot;&quot; &quot;&quot;&quot;;[.$A37];&quot;_&quot;;[.$A37];&quot;.m4a.sentences.csv&quot;&quot; | tee &quot;;[.$A37];&quot;.m4a_transcript.json &amp;&quot;)" office:value-type="string" office:string-value="python3 &quot;/mnt/d/Documents/FEP-AI/Active Inference Podcast/srtToCsv.py&quot; &quot;ls048-1&quot; &quot;.&quot; &quot;ls048-1_ls048-1.m4a.sentences.csv&quot; | tee ls048-1.m4a_transcript.json &amp;" calcext:value-type="string">
            <text:p>python3 "/mnt/d/Documents/FEP-AI/Active Inference Podcast/srtToCsv.py" "ls048-1" "." "ls048-1_ls048-1.m4a.sentences.csv" | tee ls048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7];&quot;&quot;&quot; &quot;&quot;http://crisiscenter.us/AILab01/2022Livestreams&quot;&quot; &quot;&quot;&quot;;SUBSTITUTE([.$C37];&quot;#&quot;;&quot;&quot;);&quot;&quot;&quot; | tee mass_&quot;;[.$A37];&quot;.m4a.json &amp;&quot;)" office:value-type="string" office:string-value="python3 &quot;/mnt/d/Documents/FEP-AI/Active Inference Podcast/SubmitToCloudWhisper.py&quot; &quot;ls048-1&quot; &quot;http://crisiscenter.us/AILab01/2022Livestreams&quot; &quot;ls048-1.m4a&quot; | tee mass_ls048-1.m4a.json &amp;" calcext:value-type="string">
            <text:p>python3 "/mnt/d/Documents/FEP-AI/Active Inference Podcast/SubmitToCloudWhisper.py" "ls048-1" "http://crisiscenter.us/AILab01/2022Livestreams" "ls048-1.m4a" | tee mass_ls048-1.m4a.json &amp;</text:p>
          </table:table-cell>
          <table:table-cell table:style-name="ce26" table:formula="of:=CONCATENATE(&quot;python3 &quot;&quot;/mnt/d/Documents/FEP-AI/Active Inference Podcast/sentencesToTranscripts.py&quot;&quot; &quot;&quot;&quot;;[.$A37];&quot;&quot;&quot; &quot;&quot;.&quot;&quot; &quot;&quot;&quot;;[.$A37];&quot;_&quot;;[.$A37];&quot;.m4a.sentences.csv&quot;&quot; | tee &quot;;[.$A37];&quot;.m4a_transcript.json &amp;&quot;)" office:value-type="string" office:string-value="python3 &quot;/mnt/d/Documents/FEP-AI/Active Inference Podcast/sentencesToTranscripts.py&quot; &quot;ls048-1&quot; &quot;.&quot; &quot;ls048-1_ls048-1.m4a.sentences.csv&quot; | tee ls048-1.m4a_transcript.json &amp;" calcext:value-type="string">
            <text:p>python3 "/mnt/d/Documents/FEP-AI/Active Inference Podcast/sentencesToTranscripts.py" "ls048-1" "." "ls048-1_ls048-1.m4a.sentences.csv" | tee ls048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8-2</text:p>
          </table:table-cell>
          <table:table-cell table:style-name="ce26" office:value-type="string" calcext:value-type="string">
            <text:p>ActInf Livestream #048.2 ~ 'Communication as Socially Extended Active Inference'.en.srt</text:p>
          </table:table-cell>
          <table:table-cell table:style-name="ce73" office:value-type="string" calcext:value-type="string">
            <text:p>ls048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8];&quot;&quot;&quot; &quot;&quot;.&quot;&quot; &quot;&quot;&quot;;[.$A38];&quot;_&quot;;[.$A38];&quot;.m4a.sentences.csv&quot;&quot; | tee &quot;;[.$A38];&quot;.m4a_transcript.json &amp;&quot;)" office:value-type="string" office:string-value="python3 &quot;/mnt/d/Documents/FEP-AI/Active Inference Podcast/srtToCsv.py&quot; &quot;ls048-2&quot; &quot;.&quot; &quot;ls048-2_ls048-2.m4a.sentences.csv&quot; | tee ls048-2.m4a_transcript.json &amp;" calcext:value-type="string">
            <text:p>python3 "/mnt/d/Documents/FEP-AI/Active Inference Podcast/srtToCsv.py" "ls048-2" "." "ls048-2_ls048-2.m4a.sentences.csv" | tee ls048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8];&quot;&quot;&quot; &quot;&quot;http://crisiscenter.us/AILab01/2022Livestreams&quot;&quot; &quot;&quot;&quot;;SUBSTITUTE([.$C38];&quot;#&quot;;&quot;&quot;);&quot;&quot;&quot; | tee mass_&quot;;[.$A38];&quot;.m4a.json &amp;&quot;)" office:value-type="string" office:string-value="python3 &quot;/mnt/d/Documents/FEP-AI/Active Inference Podcast/SubmitToCloudWhisper.py&quot; &quot;ls048-2&quot; &quot;http://crisiscenter.us/AILab01/2022Livestreams&quot; &quot;ls048-2.m4a&quot; | tee mass_ls048-2.m4a.json &amp;" calcext:value-type="string">
            <text:p>python3 "/mnt/d/Documents/FEP-AI/Active Inference Podcast/SubmitToCloudWhisper.py" "ls048-2" "http://crisiscenter.us/AILab01/2022Livestreams" "ls048-2.m4a" | tee mass_ls048-2.m4a.json &amp;</text:p>
          </table:table-cell>
          <table:table-cell table:style-name="ce26" table:formula="of:=CONCATENATE(&quot;python3 &quot;&quot;/mnt/d/Documents/FEP-AI/Active Inference Podcast/sentencesToTranscripts.py&quot;&quot; &quot;&quot;&quot;;[.$A38];&quot;&quot;&quot; &quot;&quot;.&quot;&quot; &quot;&quot;&quot;;[.$A38];&quot;_&quot;;[.$A38];&quot;.m4a.sentences.csv&quot;&quot; | tee &quot;;[.$A38];&quot;.m4a_transcript.json &amp;&quot;)" office:value-type="string" office:string-value="python3 &quot;/mnt/d/Documents/FEP-AI/Active Inference Podcast/sentencesToTranscripts.py&quot; &quot;ls048-2&quot; &quot;.&quot; &quot;ls048-2_ls048-2.m4a.sentences.csv&quot; | tee ls048-2.m4a_transcript.json &amp;" calcext:value-type="string">
            <text:p>python3 "/mnt/d/Documents/FEP-AI/Active Inference Podcast/sentencesToTranscripts.py" "ls048-2" "." "ls048-2_ls048-2.m4a.sentences.csv" | tee ls048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9-0</text:p>
          </table:table-cell>
          <table:table-cell table:style-name="ce26" office:value-type="string" calcext:value-type="string">
            <text:p>ActInf Livestream #049.0 ~ 'A Worked Example of the Bayesian Mechanics of Classical Objects'.en.srt</text:p>
          </table:table-cell>
          <table:table-cell table:style-name="ce73" office:value-type="string" calcext:value-type="string">
            <text:p>ls049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39];&quot;&quot;&quot; &quot;&quot;.&quot;&quot; &quot;&quot;&quot;;[.$A39];&quot;_&quot;;[.$A39];&quot;.m4a.sentences.csv&quot;&quot; | tee &quot;;[.$A39];&quot;.m4a_transcript.json &amp;&quot;)" office:value-type="string" office:string-value="python3 &quot;/mnt/d/Documents/FEP-AI/Active Inference Podcast/srtToCsv.py&quot; &quot;ls049-0&quot; &quot;.&quot; &quot;ls049-0_ls049-0.m4a.sentences.csv&quot; | tee ls049-0.m4a_transcript.json &amp;" calcext:value-type="string">
            <text:p>python3 "/mnt/d/Documents/FEP-AI/Active Inference Podcast/srtToCsv.py" "ls049-0" "." "ls049-0_ls049-0.m4a.sentences.csv" | tee ls049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39];&quot;&quot;&quot; &quot;&quot;http://crisiscenter.us/AILab01/2022Livestreams&quot;&quot; &quot;&quot;&quot;;SUBSTITUTE([.$C39];&quot;#&quot;;&quot;&quot;);&quot;&quot;&quot; | tee mass_&quot;;[.$A39];&quot;.m4a.json &amp;&quot;)" office:value-type="string" office:string-value="python3 &quot;/mnt/d/Documents/FEP-AI/Active Inference Podcast/SubmitToCloudWhisper.py&quot; &quot;ls049-0&quot; &quot;http://crisiscenter.us/AILab01/2022Livestreams&quot; &quot;ls049-0.m4a&quot; | tee mass_ls049-0.m4a.json &amp;" calcext:value-type="string">
            <text:p>python3 "/mnt/d/Documents/FEP-AI/Active Inference Podcast/SubmitToCloudWhisper.py" "ls049-0" "http://crisiscenter.us/AILab01/2022Livestreams" "ls049-0.m4a" | tee mass_ls049-0.m4a.json &amp;</text:p>
          </table:table-cell>
          <table:table-cell table:style-name="ce26" table:formula="of:=CONCATENATE(&quot;python3 &quot;&quot;/mnt/d/Documents/FEP-AI/Active Inference Podcast/sentencesToTranscripts.py&quot;&quot; &quot;&quot;&quot;;[.$A39];&quot;&quot;&quot; &quot;&quot;.&quot;&quot; &quot;&quot;&quot;;[.$A39];&quot;_&quot;;[.$A39];&quot;.m4a.sentences.csv&quot;&quot; | tee &quot;;[.$A39];&quot;.m4a_transcript.json &amp;&quot;)" office:value-type="string" office:string-value="python3 &quot;/mnt/d/Documents/FEP-AI/Active Inference Podcast/sentencesToTranscripts.py&quot; &quot;ls049-0&quot; &quot;.&quot; &quot;ls049-0_ls049-0.m4a.sentences.csv&quot; | tee ls049-0.m4a_transcript.json &amp;" calcext:value-type="string">
            <text:p>python3 "/mnt/d/Documents/FEP-AI/Active Inference Podcast/sentencesToTranscripts.py" "ls049-0" "." "ls049-0_ls049-0.m4a.sentences.csv" | tee ls049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9-1</text:p>
          </table:table-cell>
          <table:table-cell table:style-name="ce26" office:value-type="string" calcext:value-type="string">
            <text:p>ActInf Livestream #049.1 ~ 'A Worked Example of the Bayesian Mechanics of Classical Objects'.en.srt</text:p>
          </table:table-cell>
          <table:table-cell table:style-name="ce73" office:value-type="string" calcext:value-type="string">
            <text:p>ls049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0];&quot;&quot;&quot; &quot;&quot;.&quot;&quot; &quot;&quot;&quot;;[.$A40];&quot;_&quot;;[.$A40];&quot;.m4a.sentences.csv&quot;&quot; | tee &quot;;[.$A40];&quot;.m4a_transcript.json &amp;&quot;)" office:value-type="string" office:string-value="python3 &quot;/mnt/d/Documents/FEP-AI/Active Inference Podcast/srtToCsv.py&quot; &quot;ls049-1&quot; &quot;.&quot; &quot;ls049-1_ls049-1.m4a.sentences.csv&quot; | tee ls049-1.m4a_transcript.json &amp;" calcext:value-type="string">
            <text:p>python3 "/mnt/d/Documents/FEP-AI/Active Inference Podcast/srtToCsv.py" "ls049-1" "." "ls049-1_ls049-1.m4a.sentences.csv" | tee ls049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0];&quot;&quot;&quot; &quot;&quot;http://crisiscenter.us/AILab01/2022Livestreams&quot;&quot; &quot;&quot;&quot;;SUBSTITUTE([.$C40];&quot;#&quot;;&quot;&quot;);&quot;&quot;&quot; | tee mass_&quot;;[.$A40];&quot;.m4a.json &amp;&quot;)" office:value-type="string" office:string-value="python3 &quot;/mnt/d/Documents/FEP-AI/Active Inference Podcast/SubmitToCloudWhisper.py&quot; &quot;ls049-1&quot; &quot;http://crisiscenter.us/AILab01/2022Livestreams&quot; &quot;ls049-1.m4a&quot; | tee mass_ls049-1.m4a.json &amp;" calcext:value-type="string">
            <text:p>python3 "/mnt/d/Documents/FEP-AI/Active Inference Podcast/SubmitToCloudWhisper.py" "ls049-1" "http://crisiscenter.us/AILab01/2022Livestreams" "ls049-1.m4a" | tee mass_ls049-1.m4a.json &amp;</text:p>
          </table:table-cell>
          <table:table-cell table:style-name="ce26" table:formula="of:=CONCATENATE(&quot;python3 &quot;&quot;/mnt/d/Documents/FEP-AI/Active Inference Podcast/sentencesToTranscripts.py&quot;&quot; &quot;&quot;&quot;;[.$A40];&quot;&quot;&quot; &quot;&quot;.&quot;&quot; &quot;&quot;&quot;;[.$A40];&quot;_&quot;;[.$A40];&quot;.m4a.sentences.csv&quot;&quot; | tee &quot;;[.$A40];&quot;.m4a_transcript.json &amp;&quot;)" office:value-type="string" office:string-value="python3 &quot;/mnt/d/Documents/FEP-AI/Active Inference Podcast/sentencesToTranscripts.py&quot; &quot;ls049-1&quot; &quot;.&quot; &quot;ls049-1_ls049-1.m4a.sentences.csv&quot; | tee ls049-1.m4a_transcript.json &amp;" calcext:value-type="string">
            <text:p>python3 "/mnt/d/Documents/FEP-AI/Active Inference Podcast/sentencesToTranscripts.py" "ls049-1" "." "ls049-1_ls049-1.m4a.sentences.csv" | tee ls049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49-2</text:p>
          </table:table-cell>
          <table:table-cell table:style-name="ce26" office:value-type="string" calcext:value-type="string">
            <text:p>ActInf Livestream #049.2 ~ 'A Worked Example of the Bayesian Mechanics of Classical Objects'.en.srt</text:p>
          </table:table-cell>
          <table:table-cell table:style-name="ce73" office:value-type="string" calcext:value-type="string">
            <text:p>ls049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1];&quot;&quot;&quot; &quot;&quot;.&quot;&quot; &quot;&quot;&quot;;[.$A41];&quot;_&quot;;[.$A41];&quot;.m4a.sentences.csv&quot;&quot; | tee &quot;;[.$A41];&quot;.m4a_transcript.json &amp;&quot;)" office:value-type="string" office:string-value="python3 &quot;/mnt/d/Documents/FEP-AI/Active Inference Podcast/srtToCsv.py&quot; &quot;ls049-2&quot; &quot;.&quot; &quot;ls049-2_ls049-2.m4a.sentences.csv&quot; | tee ls049-2.m4a_transcript.json &amp;" calcext:value-type="string">
            <text:p>python3 "/mnt/d/Documents/FEP-AI/Active Inference Podcast/srtToCsv.py" "ls049-2" "." "ls049-2_ls049-2.m4a.sentences.csv" | tee ls049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1];&quot;&quot;&quot; &quot;&quot;http://crisiscenter.us/AILab01/2022Livestreams&quot;&quot; &quot;&quot;&quot;;SUBSTITUTE([.$C41];&quot;#&quot;;&quot;&quot;);&quot;&quot;&quot; | tee mass_&quot;;[.$A41];&quot;.m4a.json &amp;&quot;)" office:value-type="string" office:string-value="python3 &quot;/mnt/d/Documents/FEP-AI/Active Inference Podcast/SubmitToCloudWhisper.py&quot; &quot;ls049-2&quot; &quot;http://crisiscenter.us/AILab01/2022Livestreams&quot; &quot;ls049-2.m4a&quot; | tee mass_ls049-2.m4a.json &amp;" calcext:value-type="string">
            <text:p>python3 "/mnt/d/Documents/FEP-AI/Active Inference Podcast/SubmitToCloudWhisper.py" "ls049-2" "http://crisiscenter.us/AILab01/2022Livestreams" "ls049-2.m4a" | tee mass_ls049-2.m4a.json &amp;</text:p>
          </table:table-cell>
          <table:table-cell table:style-name="ce26" table:formula="of:=CONCATENATE(&quot;python3 &quot;&quot;/mnt/d/Documents/FEP-AI/Active Inference Podcast/sentencesToTranscripts.py&quot;&quot; &quot;&quot;&quot;;[.$A41];&quot;&quot;&quot; &quot;&quot;.&quot;&quot; &quot;&quot;&quot;;[.$A41];&quot;_&quot;;[.$A41];&quot;.m4a.sentences.csv&quot;&quot; | tee &quot;;[.$A41];&quot;.m4a_transcript.json &amp;&quot;)" office:value-type="string" office:string-value="python3 &quot;/mnt/d/Documents/FEP-AI/Active Inference Podcast/sentencesToTranscripts.py&quot; &quot;ls049-2&quot; &quot;.&quot; &quot;ls049-2_ls049-2.m4a.sentences.csv&quot; | tee ls049-2.m4a_transcript.json &amp;" calcext:value-type="string">
            <text:p>python3 "/mnt/d/Documents/FEP-AI/Active Inference Podcast/sentencesToTranscripts.py" "ls049-2" "." "ls049-2_ls049-2.m4a.sentences.csv" | tee ls049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50-0</text:p>
          </table:table-cell>
          <table:table-cell table:style-name="ce26" office:value-type="string" calcext:value-type="string">
            <text:p>ActInf Livestream #050.0 ~ 'Interoception as modeling, allostasis as control'.en.srt</text:p>
          </table:table-cell>
          <table:table-cell table:style-name="ce73" office:value-type="string" calcext:value-type="string">
            <text:p>ls050-0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2];&quot;&quot;&quot; &quot;&quot;.&quot;&quot; &quot;&quot;&quot;;[.$A42];&quot;_&quot;;[.$A42];&quot;.m4a.sentences.csv&quot;&quot; | tee &quot;;[.$A42];&quot;.m4a_transcript.json &amp;&quot;)" office:value-type="string" office:string-value="python3 &quot;/mnt/d/Documents/FEP-AI/Active Inference Podcast/srtToCsv.py&quot; &quot;ls050-0&quot; &quot;.&quot; &quot;ls050-0_ls050-0.m4a.sentences.csv&quot; | tee ls050-0.m4a_transcript.json &amp;" calcext:value-type="string">
            <text:p>python3 "/mnt/d/Documents/FEP-AI/Active Inference Podcast/srtToCsv.py" "ls050-0" "." "ls050-0_ls050-0.m4a.sentences.csv" | tee ls050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2];&quot;&quot;&quot; &quot;&quot;http://crisiscenter.us/AILab01/2022Livestreams&quot;&quot; &quot;&quot;&quot;;SUBSTITUTE([.$C42];&quot;#&quot;;&quot;&quot;);&quot;&quot;&quot; | tee mass_&quot;;[.$A42];&quot;.m4a.json &amp;&quot;)" office:value-type="string" office:string-value="python3 &quot;/mnt/d/Documents/FEP-AI/Active Inference Podcast/SubmitToCloudWhisper.py&quot; &quot;ls050-0&quot; &quot;http://crisiscenter.us/AILab01/2022Livestreams&quot; &quot;ls050-0.m4a&quot; | tee mass_ls050-0.m4a.json &amp;" calcext:value-type="string">
            <text:p>python3 "/mnt/d/Documents/FEP-AI/Active Inference Podcast/SubmitToCloudWhisper.py" "ls050-0" "http://crisiscenter.us/AILab01/2022Livestreams" "ls050-0.m4a" | tee mass_ls050-0.m4a.json &amp;</text:p>
          </table:table-cell>
          <table:table-cell table:style-name="ce26" table:formula="of:=CONCATENATE(&quot;python3 &quot;&quot;/mnt/d/Documents/FEP-AI/Active Inference Podcast/sentencesToTranscripts.py&quot;&quot; &quot;&quot;&quot;;[.$A42];&quot;&quot;&quot; &quot;&quot;.&quot;&quot; &quot;&quot;&quot;;[.$A42];&quot;_&quot;;[.$A42];&quot;.m4a.sentences.csv&quot;&quot; | tee &quot;;[.$A42];&quot;.m4a_transcript.json &amp;&quot;)" office:value-type="string" office:string-value="python3 &quot;/mnt/d/Documents/FEP-AI/Active Inference Podcast/sentencesToTranscripts.py&quot; &quot;ls050-0&quot; &quot;.&quot; &quot;ls050-0_ls050-0.m4a.sentences.csv&quot; | tee ls050-0.m4a_transcript.json &amp;" calcext:value-type="string">
            <text:p>python3 "/mnt/d/Documents/FEP-AI/Active Inference Podcast/sentencesToTranscripts.py" "ls050-0" "." "ls050-0_ls050-0.m4a.sentences.csv" | tee ls050-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50-1</text:p>
          </table:table-cell>
          <table:table-cell table:style-name="ce26" office:value-type="string" calcext:value-type="string">
            <text:p>ActInf Livestream #050.1 ~ 'Interoception as modeling, allostasis as control'.en.srt</text:p>
          </table:table-cell>
          <table:table-cell table:style-name="ce73" office:value-type="string" calcext:value-type="string">
            <text:p>ls050-1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3];&quot;&quot;&quot; &quot;&quot;.&quot;&quot; &quot;&quot;&quot;;[.$A43];&quot;_&quot;;[.$A43];&quot;.m4a.sentences.csv&quot;&quot; | tee &quot;;[.$A43];&quot;.m4a_transcript.json &amp;&quot;)" office:value-type="string" office:string-value="python3 &quot;/mnt/d/Documents/FEP-AI/Active Inference Podcast/srtToCsv.py&quot; &quot;ls050-1&quot; &quot;.&quot; &quot;ls050-1_ls050-1.m4a.sentences.csv&quot; | tee ls050-1.m4a_transcript.json &amp;" calcext:value-type="string">
            <text:p>python3 "/mnt/d/Documents/FEP-AI/Active Inference Podcast/srtToCsv.py" "ls050-1" "." "ls050-1_ls050-1.m4a.sentences.csv" | tee ls050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3];&quot;&quot;&quot; &quot;&quot;http://crisiscenter.us/AILab01/2022Livestreams&quot;&quot; &quot;&quot;&quot;;SUBSTITUTE([.$C43];&quot;#&quot;;&quot;&quot;);&quot;&quot;&quot; | tee mass_&quot;;[.$A43];&quot;.m4a.json &amp;&quot;)" office:value-type="string" office:string-value="python3 &quot;/mnt/d/Documents/FEP-AI/Active Inference Podcast/SubmitToCloudWhisper.py&quot; &quot;ls050-1&quot; &quot;http://crisiscenter.us/AILab01/2022Livestreams&quot; &quot;ls050-1.m4a&quot; | tee mass_ls050-1.m4a.json &amp;" calcext:value-type="string">
            <text:p>python3 "/mnt/d/Documents/FEP-AI/Active Inference Podcast/SubmitToCloudWhisper.py" "ls050-1" "http://crisiscenter.us/AILab01/2022Livestreams" "ls050-1.m4a" | tee mass_ls050-1.m4a.json &amp;</text:p>
          </table:table-cell>
          <table:table-cell table:style-name="ce26" table:formula="of:=CONCATENATE(&quot;python3 &quot;&quot;/mnt/d/Documents/FEP-AI/Active Inference Podcast/sentencesToTranscripts.py&quot;&quot; &quot;&quot;&quot;;[.$A43];&quot;&quot;&quot; &quot;&quot;.&quot;&quot; &quot;&quot;&quot;;[.$A43];&quot;_&quot;;[.$A43];&quot;.m4a.sentences.csv&quot;&quot; | tee &quot;;[.$A43];&quot;.m4a_transcript.json &amp;&quot;)" office:value-type="string" office:string-value="python3 &quot;/mnt/d/Documents/FEP-AI/Active Inference Podcast/sentencesToTranscripts.py&quot; &quot;ls050-1&quot; &quot;.&quot; &quot;ls050-1_ls050-1.m4a.sentences.csv&quot; | tee ls050-1.m4a_transcript.json &amp;" calcext:value-type="string">
            <text:p>python3 "/mnt/d/Documents/FEP-AI/Active Inference Podcast/sentencesToTranscripts.py" "ls050-1" "." "ls050-1_ls050-1.m4a.sentences.csv" | tee ls050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50-2</text:p>
          </table:table-cell>
          <table:table-cell table:style-name="ce26" office:value-type="string" calcext:value-type="string">
            <text:p>ActInf Livestream #050.2 ~ 'Interoception as modeling, allostasis as control'.en.srt</text:p>
          </table:table-cell>
          <table:table-cell table:style-name="ce73" office:value-type="string" calcext:value-type="string">
            <text:p>ls050-2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4];&quot;&quot;&quot; &quot;&quot;.&quot;&quot; &quot;&quot;&quot;;[.$A44];&quot;_&quot;;[.$A44];&quot;.m4a.sentences.csv&quot;&quot; | tee &quot;;[.$A44];&quot;.m4a_transcript.json &amp;&quot;)" office:value-type="string" office:string-value="python3 &quot;/mnt/d/Documents/FEP-AI/Active Inference Podcast/srtToCsv.py&quot; &quot;ls050-2&quot; &quot;.&quot; &quot;ls050-2_ls050-2.m4a.sentences.csv&quot; | tee ls050-2.m4a_transcript.json &amp;" calcext:value-type="string">
            <text:p>python3 "/mnt/d/Documents/FEP-AI/Active Inference Podcast/srtToCsv.py" "ls050-2" "." "ls050-2_ls050-2.m4a.sentences.csv" | tee ls050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4];&quot;&quot;&quot; &quot;&quot;http://crisiscenter.us/AILab01/2022Livestreams&quot;&quot; &quot;&quot;&quot;;SUBSTITUTE([.$C44];&quot;#&quot;;&quot;&quot;);&quot;&quot;&quot; | tee mass_&quot;;[.$A44];&quot;.m4a.json &amp;&quot;)" office:value-type="string" office:string-value="python3 &quot;/mnt/d/Documents/FEP-AI/Active Inference Podcast/SubmitToCloudWhisper.py&quot; &quot;ls050-2&quot; &quot;http://crisiscenter.us/AILab01/2022Livestreams&quot; &quot;ls050-2.m4a&quot; | tee mass_ls050-2.m4a.json &amp;" calcext:value-type="string">
            <text:p>python3 "/mnt/d/Documents/FEP-AI/Active Inference Podcast/SubmitToCloudWhisper.py" "ls050-2" "http://crisiscenter.us/AILab01/2022Livestreams" "ls050-2.m4a" | tee mass_ls050-2.m4a.json &amp;</text:p>
          </table:table-cell>
          <table:table-cell table:style-name="ce26" table:formula="of:=CONCATENATE(&quot;python3 &quot;&quot;/mnt/d/Documents/FEP-AI/Active Inference Podcast/sentencesToTranscripts.py&quot;&quot; &quot;&quot;&quot;;[.$A44];&quot;&quot;&quot; &quot;&quot;.&quot;&quot; &quot;&quot;&quot;;[.$A44];&quot;_&quot;;[.$A44];&quot;.m4a.sentences.csv&quot;&quot; | tee &quot;;[.$A44];&quot;.m4a_transcript.json &amp;&quot;)" office:value-type="string" office:string-value="python3 &quot;/mnt/d/Documents/FEP-AI/Active Inference Podcast/sentencesToTranscripts.py&quot; &quot;ls050-2&quot; &quot;.&quot; &quot;ls050-2_ls050-2.m4a.sentences.csv&quot; | tee ls050-2.m4a_transcript.json &amp;" calcext:value-type="string">
            <text:p>python3 "/mnt/d/Documents/FEP-AI/Active Inference Podcast/sentencesToTranscripts.py" "ls050-2" "." "ls050-2_ls050-2.m4a.sentences.csv" | tee ls050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s051-0</text:p>
          </table:table-cell>
          <table:table-cell table:style-name="ce26" office:value-type="string" calcext:value-type="string">
            <text:p>ActInf Livestream #051.0 ~ 'Canonical neural networks perform active inference'.en.srt</text:p>
          </table:table-cell>
          <table:table-cell table:style-name="ce73" office:value-type="string" calcext:value-type="string">
            <text:p>ActInf Livestream 051.0 ~ Canonical neural networks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5];&quot;&quot;&quot; &quot;&quot;.&quot;&quot; &quot;&quot;&quot;;[.$A45];&quot;_&quot;;[.$A45];&quot;.m4a.sentences.csv&quot;&quot; | tee &quot;;[.$A45];&quot;.m4a_transcript.json &amp;&quot;)" office:value-type="string" office:string-value="python3 &quot;/mnt/d/Documents/FEP-AI/Active Inference Podcast/srtToCsv.py&quot; &quot;ls051-0&quot; &quot;.&quot; &quot;ls051-0_ls051-0.m4a.sentences.csv&quot; | tee ls051-0.m4a_transcript.json &amp;" calcext:value-type="string">
            <text:p>python3 "/mnt/d/Documents/FEP-AI/Active Inference Podcast/srtToCsv.py" "ls051-0" "." "ls051-0_ls051-0.m4a.sentences.csv" | tee ls051-0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5];&quot;&quot;&quot; &quot;&quot;http://crisiscenter.us/AILab01/2022Livestreams&quot;&quot; &quot;&quot;&quot;;SUBSTITUTE([.$C45];&quot;#&quot;;&quot;&quot;);&quot;&quot;&quot; | tee &quot;;[.$A45];&quot;.m4a.json &amp;&quot;)" office:value-type="string" office:string-value="python3 &quot;/mnt/d/Documents/FEP-AI/Active Inference Podcast/SubmitToCloudWhisper.py&quot; &quot;ls051-0&quot; &quot;http://crisiscenter.us/AILab01/2022Livestreams&quot; &quot;ActInf Livestream 051.0 ~ Canonical neural networks.m4a&quot; | tee ls051-0.m4a.json &amp;" calcext:value-type="string">
            <text:p>python3 "/mnt/d/Documents/FEP-AI/Active Inference Podcast/SubmitToCloudWhisper.py" "ls051-0" "http://crisiscenter.us/AILab01/2022Livestreams" "ActInf Livestream 051.0 ~ Canonical neural networks.m4a" | tee ls051-0.m4a.json &amp;</text:p>
          </table:table-cell>
          <table:table-cell table:style-name="ce26" table:formula="of:=CONCATENATE(&quot;python3 &quot;&quot;/mnt/d/Documents/FEP-AI/Active Inference Podcast/sentencesToTranscripts.py&quot;&quot; &quot;&quot;&quot;;[.$A45];&quot;&quot;&quot; &quot;&quot;.&quot;&quot; &quot;&quot;&quot;;[.$A45];&quot;_&quot;;[.$A45];&quot;.m4a.sentences.csv&quot;&quot; | tee &quot;;[.$A45];&quot;.m4a_transcript.json &amp;&quot;)" office:value-type="string" office:string-value="python3 &quot;/mnt/d/Documents/FEP-AI/Active Inference Podcast/sentencesToTranscripts.py&quot; &quot;ls051-0&quot; &quot;.&quot; &quot;ls051-0_ls051-0.m4a.sentences.csv&quot; | tee ls051-0.m4a_transcript.json &amp;" calcext:value-type="string">
            <text:p>python3 "/mnt/d/Documents/FEP-AI/Active Inference Podcast/sentencesToTranscripts.py" "ls051-0" "." "ls051-0_ls051-0.m4a.sentences.csv" | tee ls051-0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ls051-1</text:p>
          </table:table-cell>
          <table:table-cell table:style-name="ce26" office:value-type="string" calcext:value-type="string">
            <text:p>ActInf Livestream #051.1 ~ 'Canonical neural networks perform active inference'.en.srt</text:p>
          </table:table-cell>
          <table:table-cell table:style-name="ce73" office:value-type="string" calcext:value-type="string">
            <text:p>ActInf Livestream 051.1 ~ Canonical neural networks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6];&quot;&quot;&quot; &quot;&quot;.&quot;&quot; &quot;&quot;&quot;;[.$A46];&quot;_&quot;;[.$A46];&quot;.m4a.sentences.csv&quot;&quot; | tee &quot;;[.$A46];&quot;.m4a_transcript.json &amp;&quot;)" office:value-type="string" office:string-value="python3 &quot;/mnt/d/Documents/FEP-AI/Active Inference Podcast/srtToCsv.py&quot; &quot;ls051-1&quot; &quot;.&quot; &quot;ls051-1_ls051-1.m4a.sentences.csv&quot; | tee ls051-1.m4a_transcript.json &amp;" calcext:value-type="string">
            <text:p>python3 "/mnt/d/Documents/FEP-AI/Active Inference Podcast/srtToCsv.py" "ls051-1" "." "ls051-1_ls051-1.m4a.sentences.csv" | tee ls051-1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6];&quot;&quot;&quot; &quot;&quot;http://crisiscenter.us/AILab01/2022Livestreams&quot;&quot; &quot;&quot;&quot;;SUBSTITUTE([.$C46];&quot;#&quot;;&quot;&quot;);&quot;&quot;&quot; | tee &quot;;[.$A46];&quot;.m4a.json &amp;&quot;)" office:value-type="string" office:string-value="python3 &quot;/mnt/d/Documents/FEP-AI/Active Inference Podcast/SubmitToCloudWhisper.py&quot; &quot;ls051-1&quot; &quot;http://crisiscenter.us/AILab01/2022Livestreams&quot; &quot;ActInf Livestream 051.1 ~ Canonical neural networks.m4a&quot; | tee ls051-1.m4a.json &amp;" calcext:value-type="string">
            <text:p>python3 "/mnt/d/Documents/FEP-AI/Active Inference Podcast/SubmitToCloudWhisper.py" "ls051-1" "http://crisiscenter.us/AILab01/2022Livestreams" "ActInf Livestream 051.1 ~ Canonical neural networks.m4a" | tee ls051-1.m4a.json &amp;</text:p>
          </table:table-cell>
          <table:table-cell table:style-name="ce26" table:formula="of:=CONCATENATE(&quot;python3 &quot;&quot;/mnt/d/Documents/FEP-AI/Active Inference Podcast/sentencesToTranscripts.py&quot;&quot; &quot;&quot;&quot;;[.$A46];&quot;&quot;&quot; &quot;&quot;.&quot;&quot; &quot;&quot;&quot;;[.$A46];&quot;_&quot;;[.$C46];&quot;.sentences.csv&quot;&quot; | tee &quot;;[.$A46];&quot;.m4a_transcript.json &amp;&quot;)" office:value-type="string" office:string-value="python3 &quot;/mnt/d/Documents/FEP-AI/Active Inference Podcast/sentencesToTranscripts.py&quot; &quot;ls051-1&quot; &quot;.&quot; &quot;ls051-1_ActInf Livestream 051.1 ~ Canonical neural networks.m4a.sentences.csv&quot; | tee ls051-1.m4a_transcript.json &amp;" calcext:value-type="string">
            <text:p>python3 "/mnt/d/Documents/FEP-AI/Active Inference Podcast/sentencesToTranscripts.py" "ls051-1" "." "ls051-1_ActInf Livestream 051.1 ~ Canonical neural networks.m4a.sentences.csv" | tee ls051-1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ls051-2</text:p>
          </table:table-cell>
          <table:table-cell table:style-name="ce26" office:value-type="string" calcext:value-type="string">
            <text:p>ActInf Livestream #051.2 ~ 'Canonical neural networks perform active inference'.en.srt</text:p>
          </table:table-cell>
          <table:table-cell table:style-name="ce73" office:value-type="string" calcext:value-type="string">
            <text:p>ActInf Livestream 051.2 ~ Canonical neural networks.m4a</text:p>
          </table:table-cell>
          <table:table-cell table:style-name="ce26" table:number-columns-repeated="13"/>
          <table:table-cell table:style-name="ce26" table:formula="of:=CONCATENATE(&quot;python3 &quot;&quot;/mnt/d/Documents/FEP-AI/Active Inference Podcast/srtToCsv.py&quot;&quot; &quot;&quot;&quot;;[.$A47];&quot;&quot;&quot; &quot;&quot;.&quot;&quot; &quot;&quot;&quot;;[.$A47];&quot;_&quot;;[.$A47];&quot;.m4a.sentences.csv&quot;&quot; | tee &quot;;[.$A47];&quot;.m4a_transcript.json &amp;&quot;)" office:value-type="string" office:string-value="python3 &quot;/mnt/d/Documents/FEP-AI/Active Inference Podcast/srtToCsv.py&quot; &quot;ls051-2&quot; &quot;.&quot; &quot;ls051-2_ls051-2.m4a.sentences.csv&quot; | tee ls051-2.m4a_transcript.json &amp;" calcext:value-type="string">
            <text:p>python3 "/mnt/d/Documents/FEP-AI/Active Inference Podcast/srtToCsv.py" "ls051-2" "." "ls051-2_ls051-2.m4a.sentences.csv" | tee ls051-2.m4a_transcript.json &amp;</text:p>
          </table:table-cell>
          <table:table-cell table:style-name="ce45" table:formula="of:=CONCATENATE(&quot;python3 &quot;&quot;/mnt/d/Documents/FEP-AI/Active Inference Podcast/SubmitToCloudWhisper.py&quot;&quot; &quot;&quot;&quot;;[.$A47];&quot;&quot;&quot; &quot;&quot;http://crisiscenter.us/AILab01/2022Livestreams&quot;&quot; &quot;&quot;&quot;;SUBSTITUTE([.$C47];&quot;#&quot;;&quot;&quot;);&quot;&quot;&quot; | tee &quot;;[.$A47];&quot;.m4a.json &amp;&quot;)" office:value-type="string" office:string-value="python3 &quot;/mnt/d/Documents/FEP-AI/Active Inference Podcast/SubmitToCloudWhisper.py&quot; &quot;ls051-2&quot; &quot;http://crisiscenter.us/AILab01/2022Livestreams&quot; &quot;ActInf Livestream 051.2 ~ Canonical neural networks.m4a&quot; | tee ls051-2.m4a.json &amp;" calcext:value-type="string">
            <text:p>python3 "/mnt/d/Documents/FEP-AI/Active Inference Podcast/SubmitToCloudWhisper.py" "ls051-2" "http://crisiscenter.us/AILab01/2022Livestreams" "ActInf Livestream 051.2 ~ Canonical neural networks.m4a" | tee ls051-2.m4a.json &amp;</text:p>
          </table:table-cell>
          <table:table-cell table:style-name="ce26" table:formula="of:=CONCATENATE(&quot;python3 &quot;&quot;/mnt/d/Documents/FEP-AI/Active Inference Podcast/sentencesToTranscripts.py&quot;&quot; &quot;&quot;&quot;;[.$A47];&quot;&quot;&quot; &quot;&quot;.&quot;&quot; &quot;&quot;&quot;;[.$A47];&quot;_&quot;;[.$C47];&quot;.sentences.csv&quot;&quot; | tee &quot;;[.$A47];&quot;.m4a_transcript.json &amp;&quot;)" office:value-type="string" office:string-value="python3 &quot;/mnt/d/Documents/FEP-AI/Active Inference Podcast/sentencesToTranscripts.py&quot; &quot;ls051-2&quot; &quot;.&quot; &quot;ls051-2_ActInf Livestream 051.2 ~ Canonical neural networks.m4a.sentences.csv&quot; | tee ls051-2.m4a_transcript.json &amp;" calcext:value-type="string">
            <text:p>python3 "/mnt/d/Documents/FEP-AI/Active Inference Podcast/sentencesToTranscripts.py" "ls051-2" "." "ls051-2_ActInf Livestream 051.2 ~ Canonical neural networks.m4a.sentences.csv" | tee ls051-2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ls052-0</text:p>
          </table:table-cell>
          <table:table-cell table:style-name="ce26"/>
          <table:table-cell table:style-name="ce73" office:value-type="string" calcext:value-type="string">
            <text:p>ActInf Livestream 052.0 ~ Geometric Methods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48];&quot;&quot;&quot; &quot;&quot;http://crisiscenter.us/AILab01/2023Livestreams&quot;&quot; &quot;&quot;&quot;;SUBSTITUTE([.$C48];&quot;#&quot;;&quot;&quot;);&quot;&quot;&quot; | tee &quot;;[.$A48];&quot;.m4a.json &amp;&quot;)" office:value-type="string" office:string-value="python3 &quot;/mnt/d/Documents/FEP-AI/Active Inference Podcast/SubmitToCloudWhisper.py&quot; &quot;ls052-0&quot; &quot;http://crisiscenter.us/AILab01/2023Livestreams&quot; &quot;ActInf Livestream 052.0 ~ Geometric Methods.m4a&quot; | tee ls052-0.m4a.json &amp;" calcext:value-type="string">
            <text:p>python3 "/mnt/d/Documents/FEP-AI/Active Inference Podcast/SubmitToCloudWhisper.py" "ls052-0" "http://crisiscenter.us/AILab01/2023Livestreams" "ActInf Livestream 052.0 ~ Geometric Methods.m4a" | tee ls052-0.m4a.json &amp;</text:p>
          </table:table-cell>
          <table:table-cell table:style-name="ce26" table:formula="of:=CONCATENATE(&quot;python3 &quot;&quot;/mnt/d/Documents/FEP-AI/Active Inference Podcast/sentencesToTranscripts.py&quot;&quot; &quot;&quot;&quot;;[.$A48];&quot;&quot;&quot; &quot;&quot;.&quot;&quot; &quot;&quot;&quot;;[.$A48];&quot;_&quot;;[.$C48];&quot;.sentences.csv&quot;&quot; | tee &quot;;[.$A48];&quot;.m4a_transcript.json &amp;&quot;)" office:value-type="string" office:string-value="python3 &quot;/mnt/d/Documents/FEP-AI/Active Inference Podcast/sentencesToTranscripts.py&quot; &quot;ls052-0&quot; &quot;.&quot; &quot;ls052-0_ActInf Livestream 052.0 ~ Geometric Methods.m4a.sentences.csv&quot; | tee ls052-0.m4a_transcript.json &amp;" calcext:value-type="string">
            <text:p>python3 "/mnt/d/Documents/FEP-AI/Active Inference Podcast/sentencesToTranscripts.py" "ls052-0" "." "ls052-0_ActInf Livestream 052.0 ~ Geometric Methods.m4a.sentences.csv" | tee ls052-0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ls052-2</text:p>
          </table:table-cell>
          <table:table-cell table:style-name="ce26"/>
          <table:table-cell table:style-name="ce73" office:value-type="string" calcext:value-type="string">
            <text:p>ActInf Livestream 052.2 ~ Geometric Methods for Sampling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49];&quot;&quot;&quot; &quot;&quot;http://crisiscenter.us/AILab01/2023Livestreams&quot;&quot; &quot;&quot;&quot;;SUBSTITUTE([.$C49];&quot;#&quot;;&quot;&quot;);&quot;&quot;&quot; | tee &quot;;[.$A49];&quot;.m4a.json &amp;&quot;)" office:value-type="string" office:string-value="python3 &quot;/mnt/d/Documents/FEP-AI/Active Inference Podcast/SubmitToCloudWhisper_textbook.py&quot; &quot;ls052-2&quot; &quot;http://crisiscenter.us/AILab01/2023Livestreams&quot; &quot;ActInf Livestream 052.2 ~ Geometric Methods for Sampling.m4a&quot; | tee ls052-2.m4a.json &amp;" calcext:value-type="string">
            <text:p>python3 "/mnt/d/Documents/FEP-AI/Active Inference Podcast/SubmitToCloudWhisper_textbook.py" "ls052-2" "http://crisiscenter.us/AILab01/2023Livestreams" "ActInf Livestream 052.2 ~ Geometric Methods for Sampling.m4a" | tee ls052-2.m4a.json &amp;</text:p>
          </table:table-cell>
          <table:table-cell table:style-name="ce26" table:formula="of:=CONCATENATE(&quot;python3 &quot;&quot;/mnt/d/Documents/FEP-AI/Active Inference Podcast/sentencesToTranscripts.py&quot;&quot; &quot;&quot;&quot;;[.$A49];&quot;&quot;&quot; &quot;&quot;.&quot;&quot; &quot;&quot;&quot;;[.$A49];&quot;_&quot;;[.$C49];&quot;.sentences.csv&quot;&quot; | tee &quot;;[.$A49];&quot;.m4a_transcript.json &amp;&quot;)" office:value-type="string" office:string-value="python3 &quot;/mnt/d/Documents/FEP-AI/Active Inference Podcast/sentencesToTranscripts.py&quot; &quot;ls052-2&quot; &quot;.&quot; &quot;ls052-2_ActInf Livestream 052.2 ~ Geometric Methods for Sampling.m4a.sentences.csv&quot; | tee ls052-2.m4a_transcript.json &amp;" calcext:value-type="string">
            <text:p>python3 "/mnt/d/Documents/FEP-AI/Active Inference Podcast/sentencesToTranscripts.py" "ls052-2" "." "ls052-2_ActInf Livestream 052.2 ~ Geometric Methods for Sampling.m4a.sentences.csv" | tee ls052-2.m4a_transcript.json &amp;</text:p>
          </table:table-cell>
          <table:table-cell table:style-name="ce26" office:value-type="string" calcext:value-type="string">
            <text:p>RO3XVXqvAII</text:p>
          </table:table-cell>
          <table:table-cell table:style-name="ce26" office:value-type="string" calcext:value-type="string">
            <text:p>ActInf Livestream #052.2 ~ Geometric Methods for Sampling, Optimisation, Inference and Adaptive...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ls053-0</text:p>
          </table:table-cell>
          <table:table-cell table:style-name="ce26"/>
          <table:table-cell table:style-name="ce73" office:value-type="string" calcext:value-type="string">
            <text:p>ActInf Livestream 053-0 'Snakes and Ladders in Paleoanthropology' &amp; 'To copy or not to copy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50];&quot;&quot;&quot; &quot;&quot;http://crisiscenter.us/AILab01/2023Livestreams&quot;&quot; &quot;&quot;&quot;;SUBSTITUTE([.$C50];&quot;#&quot;;&quot;&quot;);&quot;&quot;&quot; | tee &quot;;[.$A50];&quot;.m4a.json &amp;&quot;)" office:value-type="string" office:string-value="python3 &quot;/mnt/d/Documents/FEP-AI/Active Inference Podcast/SubmitToCloudWhisper_textbook.py&quot; &quot;ls053-0&quot; &quot;http://crisiscenter.us/AILab01/2023Livestreams&quot; &quot;ActInf Livestream 053-0 'Snakes and Ladders in Paleoanthropology' &amp; 'To copy or not to copy'.m4a&quot; | tee ls053-0.m4a.json &amp;" calcext:value-type="string">
            <text:p>python3 "/mnt/d/Documents/FEP-AI/Active Inference Podcast/SubmitToCloudWhisper_textbook.py" "ls053-0" "http://crisiscenter.us/AILab01/2023Livestreams" "ActInf Livestream 053-0 'Snakes and Ladders in Paleoanthropology' &amp; 'To copy or not to copy'.m4a" | tee ls053-0.m4a.json &amp;</text:p>
          </table:table-cell>
          <table:table-cell table:style-name="ce26" table:formula="of:=CONCATENATE(&quot;python3 &quot;&quot;/mnt/d/Documents/FEP-AI/Active Inference Podcast/sentencesToTranscripts.py&quot;&quot; &quot;&quot;&quot;;[.$A50];&quot;&quot;&quot; &quot;&quot;.&quot;&quot; &quot;&quot;&quot;;[.$A50];&quot;_&quot;;[.$C50];&quot;.sentences.csv&quot;&quot; | tee &quot;;[.$A50];&quot;.m4a_transcript.json &amp;&quot;)" office:value-type="string" office:string-value="python3 &quot;/mnt/d/Documents/FEP-AI/Active Inference Podcast/sentencesToTranscripts.py&quot; &quot;ls053-0&quot; &quot;.&quot; &quot;ls053-0_ActInf Livestream 053-0 'Snakes and Ladders in Paleoanthropology' &amp; 'To copy or not to copy'.m4a.sentences.csv&quot; | tee ls053-0.m4a_transcript.json &amp;" calcext:value-type="string">
            <text:p>python3 "/mnt/d/Documents/FEP-AI/Active Inference Podcast/sentencesToTranscripts.py" "ls053-0" "." "ls053-0_ActInf Livestream 053-0 'Snakes and Ladders in Paleoanthropology' &amp; 'To copy or not to copy'.m4a.sentences.csv" | tee ls053-0.m4a_transcript.json &amp;</text:p>
          </table:table-cell>
          <table:table-cell table:style-name="ce26"/>
          <table:table-cell table:style-name="ce26" office:value-type="string" calcext:value-type="string">
            <text:p>ActInf Livestream #053.0 ~ <text:s/>Snakes and Ladders in Paleoanthropology <text:s/>&amp; <text:s/>To copy or not to copy…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ls053-1</text:p>
          </table:table-cell>
          <table:table-cell table:style-name="ce26"/>
          <table:table-cell table:style-name="ce73" office:value-type="string" calcext:value-type="string">
            <text:p>ls053-1_Friston, Manrique 'Snakes &amp; Ladders' &amp; 'To copy or not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51];&quot;&quot;&quot; &quot;&quot;http://crisiscenter.us/AILab01/2023Livestreams&quot;&quot; &quot;&quot;&quot;;SUBSTITUTE([.$C51];&quot;#&quot;;&quot;&quot;);&quot;&quot;&quot; | tee &quot;;[.$A51];&quot;.m4a.json &amp;&quot;)" office:value-type="string" office:string-value="python3 &quot;/mnt/d/Documents/FEP-AI/Active Inference Podcast/SubmitToCloudWhisper_textbook.py&quot; &quot;ls053-1&quot; &quot;http://crisiscenter.us/AILab01/2023Livestreams&quot; &quot;ls053-1_Friston, Manrique 'Snakes &amp; Ladders' &amp; 'To copy or not'.m4a&quot; | tee ls053-1.m4a.json &amp;" calcext:value-type="string">
            <text:p>python3 "/mnt/d/Documents/FEP-AI/Active Inference Podcast/SubmitToCloudWhisper_textbook.py" "ls053-1" "http://crisiscenter.us/AILab01/2023Livestreams" "ls053-1_Friston, Manrique 'Snakes &amp; Ladders' &amp; 'To copy or not'.m4a" | tee ls053-1.m4a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51];&quot;&quot;&quot; &quot;&quot;.&quot;&quot; &quot;&quot;&quot;;[.$A51];&quot;_&quot;;[.$C51];&quot;.sentences.csv&quot;&quot; | tee &quot;;[.$A51];&quot;.m4a_transcript.json &amp;&quot;)" office:value-type="string" office:string-value="python3 &quot;/mnt/d/Documents/FEP-AI/Active Inference Podcast/sentencesToTranscripts - Copy (45).py&quot; &quot;ls053-1&quot; &quot;.&quot; &quot;ls053-1_ls053-1_Friston, Manrique 'Snakes &amp; Ladders' &amp; 'To copy or not'.m4a.sentences.csv&quot; | tee ls053-1.m4a_transcript.json &amp;" calcext:value-type="string">
            <text:p>python3 "/mnt/d/Documents/FEP-AI/Active Inference Podcast/sentencesToTranscripts - Copy (45).py" "ls053-1" "." "ls053-1_ls053-1_Friston, Manrique 'Snakes &amp; Ladders' &amp; 'To copy or not'.m4a.sentences.csv" | tee ls053-1.m4a_transcript.json &amp;</text:p>
          </table:table-cell>
          <table:table-cell table:style-name="ce26"/>
          <table:table-cell table:style-name="ce26" office:value-type="string" calcext:value-type="string">
            <text:p>ActInf Livestream #053.1 ~ <text:s/>Snakes and Ladders in Paleoanthropology <text:s/>&amp; <text:s/>To copy or not to copy….mp4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ls053-2</text:p>
          </table:table-cell>
          <table:table-cell table:style-name="ce26"/>
          <table:table-cell table:style-name="ce73" office:value-type="string" calcext:value-type="string">
            <text:p>ls053-2_Friston, Manrique 'Snakes &amp; Ladders' &amp; 'To copy or not'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52];&quot;&quot;&quot; &quot;&quot;http://crisiscenter.us/AILab01/2023Livestreams&quot;&quot; &quot;&quot;&quot;;SUBSTITUTE([.$C52];&quot;#&quot;;&quot;&quot;);&quot;&quot;&quot; | tee &quot;;[.$A52];&quot;.m4a.json &amp;&quot;)" office:value-type="string" office:string-value="python3 &quot;/mnt/d/Documents/FEP-AI/Active Inference Podcast/SubmitToCloudWhisper_textbook.py&quot; &quot;ls053-2&quot; &quot;http://crisiscenter.us/AILab01/2023Livestreams&quot; &quot;ls053-2_Friston, Manrique 'Snakes &amp; Ladders' &amp; 'To copy or not'.m4a&quot; | tee ls053-2.m4a.json &amp;" calcext:value-type="string">
            <text:p>python3 "/mnt/d/Documents/FEP-AI/Active Inference Podcast/SubmitToCloudWhisper_textbook.py" "ls053-2" "http://crisiscenter.us/AILab01/2023Livestreams" "ls053-2_Friston, Manrique 'Snakes &amp; Ladders' &amp; 'To copy or not'.m4a" | tee ls053-2.m4a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52];&quot;&quot;&quot; &quot;&quot;.&quot;&quot; &quot;&quot;&quot;;[.$A52];&quot;_&quot;;[.$C52];&quot;.sentences.csv&quot;&quot; | tee &quot;;[.$A52];&quot;.m4a_transcript.json &amp;&quot;)" office:value-type="string" office:string-value="python3 &quot;/mnt/d/Documents/FEP-AI/Active Inference Podcast/sentencesToTranscripts - Copy (45).py&quot; &quot;ls053-2&quot; &quot;.&quot; &quot;ls053-2_ls053-2_Friston, Manrique 'Snakes &amp; Ladders' &amp; 'To copy or not'.m4a.sentences.csv&quot; | tee ls053-2.m4a_transcript.json &amp;" calcext:value-type="string">
            <text:p>python3 "/mnt/d/Documents/FEP-AI/Active Inference Podcast/sentencesToTranscripts - Copy (45).py" "ls053-2" "." "ls053-2_ls053-2_Friston, Manrique 'Snakes &amp; Ladders' &amp; 'To copy or not'.m4a.sentences.csv" | tee ls053-2.m4a_transcript.json &amp;</text:p>
          </table:table-cell>
          <table:table-cell table:style-name="ce26" office:value-type="string" calcext:value-type="string">
            <text:p>L6dhr5hUu8o</text:p>
          </table:table-cell>
          <table:table-cell table:style-name="ce26" office:value-type="string" calcext:value-type="string">
            <text:p>ActInf Livestream #053.2 ~ <text:s/>Snakes and Ladders in Paleoanthropology <text:s/>&amp; <text:s/>To copy or not to copy…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ls054-0</text:p>
          </table:table-cell>
          <table:table-cell table:style-name="ce26"/>
          <table:table-cell table:style-name="ce73" office:value-type="string" calcext:value-type="string">
            <text:p>Active Inference LiveStream 054.0 ~ Compositional Account of the Bayesian Brain (Smithe).wav</text:p>
          </table:table-cell>
          <table:table-cell table:style-name="ce26" table:number-columns-repeated="12"/>
          <table:table-cell table:style-name="ce26" office:value-type="string" calcext:value-type="string">
            <text:p>AILab01/2023Livestreams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53];&quot;&quot;&quot; &quot;&quot;http://crisiscenter.us/&quot;;[.$P53];&quot;&quot;&quot; &quot;&quot;&quot;;SUBSTITUTE([.$C53];&quot;#&quot;;&quot;&quot;);&quot;&quot;&quot; | tee &quot;;[.$A53];&quot;_m4a_transcribe.json &amp;&quot;)" office:value-type="string" office:string-value="python3 &quot;/mnt/d/Documents/FEP-AI/Active Inference Podcast/SubmitToCloudWhisper_textbook.py&quot; &quot;ls054-0&quot; &quot;http://crisiscenter.us/AILab01/2023Livestreams&quot; &quot;Active Inference LiveStream 054.0 ~ Compositional Account of the Bayesian Brain (Smithe).wav&quot; | tee ls054-0_m4a_transcribe.json &amp;" calcext:value-type="string">
            <text:p>python3 "/mnt/d/Documents/FEP-AI/Active Inference Podcast/SubmitToCloudWhisper_textbook.py" "ls054-0" "http://crisiscenter.us/AILab01/2023Livestreams" "Active Inference LiveStream 054.0 ~ Compositional Account of the Bayesian Brain (Smithe).wav" | tee ls054-0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53];&quot;&quot;&quot; &quot;&quot;.&quot;&quot; &quot;&quot;&quot;;[.$A53];&quot;_&quot;;[.$C53];&quot;.sentences.csv&quot;&quot; | tee &quot;;[.$A53];&quot;.m4a_transcript.json &amp;&quot;)" office:value-type="string" office:string-value="python3 &quot;/mnt/d/Documents/FEP-AI/Active Inference Podcast/sentencesToTranscripts.py&quot; &quot;ls054-0&quot; &quot;.&quot; &quot;ls054-0_Active Inference LiveStream 054.0 ~ Compositional Account of the Bayesian Brain (Smithe).wav.sentences.csv&quot; | tee ls054-0.m4a_transcript.json &amp;" calcext:value-type="string">
            <text:p>python3 "/mnt/d/Documents/FEP-AI/Active Inference Podcast/sentencesToTranscripts.py" "ls054-0" "." "ls054-0_Active Inference LiveStream 054.0 ~ Compositional Account of the Bayesian Brain (Smithe).wav.sentences.csv" | tee ls054-0.m4a_transcript.json &amp;</text:p>
          </table:table-cell>
          <table:table-cell table:style-name="ce26" office:value-type="string" calcext:value-type="string">
            <text:p>HK9ZkbxieLY</text:p>
          </table:table-cell>
          <table:table-cell table:style-name="ce26" office:value-type="string" calcext:value-type="string">
            <text:p>Active Inference LiveStream 054.0 ~ “...Compositional Account of the Bayesian Brain” (Smithe)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ls054-1</text:p>
          </table:table-cell>
          <table:table-cell table:style-name="ce26"/>
          <table:table-cell table:style-name="ce73" office:value-type="string" calcext:value-type="string">
            <text:p>ls054-1 Compositional Account of the Bayesian Brain (Smithe).wav</text:p>
          </table:table-cell>
          <table:table-cell table:style-name="ce26" table:number-columns-repeated="12"/>
          <table:table-cell table:style-name="ce26" office:value-type="string" calcext:value-type="string">
            <text:p>AILab01/2023Livestreams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54];&quot;&quot;&quot; &quot;&quot;http://crisiscenter.us/&quot;;[.$P54];&quot;&quot;&quot; &quot;&quot;&quot;;SUBSTITUTE([.$C54];&quot;#&quot;;&quot;&quot;);&quot;&quot;&quot; | tee &quot;;[.$A54];&quot;_wav_transcribe.json &amp;&quot;)" office:value-type="string" office:string-value="python3 &quot;/mnt/d/Documents/FEP-AI/Active Inference Podcast/SubmitToCloudWhisper_textbook.py&quot; &quot;ls054-1&quot; &quot;http://crisiscenter.us/AILab01/2023Livestreams&quot; &quot;ls054-1 Compositional Account of the Bayesian Brain (Smithe).wav&quot; | tee ls054-1_wav_transcribe.json &amp;" calcext:value-type="string">
            <text:p>python3 "/mnt/d/Documents/FEP-AI/Active Inference Podcast/SubmitToCloudWhisper_textbook.py" "ls054-1" "http://crisiscenter.us/AILab01/2023Livestreams" "ls054-1 Compositional Account of the Bayesian Brain (Smithe).wav" | tee ls054-1_wav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54];&quot;&quot;&quot; &quot;&quot;.&quot;&quot; &quot;&quot;&quot;;[.$A54];&quot;_&quot;;[.$C54];&quot;.sentences.csv&quot;&quot; | tee &quot;;[.$A54];&quot;.m4a_transcript.json &amp;&quot;)" office:value-type="string" office:string-value="python3 &quot;/mnt/d/Documents/FEP-AI/Active Inference Podcast/sentencesToTranscripts.py&quot; &quot;ls054-1&quot; &quot;.&quot; &quot;ls054-1_ls054-1 Compositional Account of the Bayesian Brain (Smithe).wav.sentences.csv&quot; | tee ls054-1.m4a_transcript.json &amp;" calcext:value-type="string">
            <text:p>python3 "/mnt/d/Documents/FEP-AI/Active Inference Podcast/sentencesToTranscripts.py" "ls054-1" "." "ls054-1_ls054-1 Compositional Account of the Bayesian Brain (Smithe).wav.sentences.csv" | tee ls054-1.m4a_transcript.json &amp;</text:p>
          </table:table-cell>
          <table:table-cell table:style-name="ce26" office:value-type="string" calcext:value-type="string">
            <text:p>fzFDvJhrn0U</text:p>
          </table:table-cell>
          <table:table-cell table:style-name="ce26" office:value-type="string" calcext:value-type="string">
            <text:p>Active Inference LiveStream 054.1 ~ “...Compositional Account of the Bayesian Brain” (Smithe).mp3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ls054-2</text:p>
          </table:table-cell>
          <table:table-cell table:style-name="ce26"/>
          <table:table-cell table:style-name="ce73" office:value-type="string" calcext:value-type="string">
            <text:p>Active Inference LiveStream 054.2 ~ Smithe, Compositional Account of the Bayesian Brain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LiveStreams\Livestream 054, Smithe 'Category theory'\ls054-2\YouTube</text:p>
          </table:table-cell>
          <table:table-cell table:style-name="ce26"/>
          <table:table-cell table:style-name="ce26" office:value-type="string" calcext:value-type="string">
            <text:p>AILab01/2023Livestreams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55];&quot;&quot;&quot; &quot;&quot;http://crisiscenter.us/&quot;;[.$P55];&quot;&quot;&quot; &quot;&quot;&quot;;SUBSTITUTE([.$C55];&quot;#&quot;;&quot;&quot;);&quot;&quot;&quot; | tee &quot;;[.$A55];&quot;_wav_transcribe.json &amp;&quot;)" office:value-type="string" office:string-value="python3 &quot;/mnt/d/Documents/FEP-AI/Active Inference Podcast/SubmitToCloudWhisper_textbook.py&quot; &quot;ls054-2&quot; &quot;http://crisiscenter.us/AILab01/2023Livestreams&quot; &quot;Active Inference LiveStream 054.2 ~ Smithe, Compositional Account of the Bayesian Brain.m4a&quot; | tee ls054-2_wav_transcribe.json &amp;" calcext:value-type="string">
            <text:p>python3 "/mnt/d/Documents/FEP-AI/Active Inference Podcast/SubmitToCloudWhisper_textbook.py" "ls054-2" "http://crisiscenter.us/AILab01/2023Livestreams" "Active Inference LiveStream 054.2 ~ Smithe, Compositional Account of the Bayesian Brain.m4a" | tee ls054-2_wav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55];&quot;&quot;&quot; &quot;&quot;.&quot;&quot; &quot;&quot;&quot;;[.$A55];&quot;_&quot;;[.$C55];&quot;.sentences.csv&quot;&quot; | tee &quot;;[.$A55];&quot;.m4a_transcript.json &amp;&quot;)" office:value-type="string" office:string-value="python3 &quot;/mnt/d/Documents/FEP-AI/Active Inference Podcast/sentencesToTranscripts.py&quot; &quot;ls054-2&quot; &quot;.&quot; &quot;ls054-2_Active Inference LiveStream 054.2 ~ Smithe, Compositional Account of the Bayesian Brain.m4a.sentences.csv&quot; | tee ls054-2.m4a_transcript.json &amp;" calcext:value-type="string">
            <text:p>python3 "/mnt/d/Documents/FEP-AI/Active Inference Podcast/sentencesToTranscripts.py" "ls054-2" "." "ls054-2_Active Inference LiveStream 054.2 ~ Smithe, Compositional Account of the Bayesian Brain.m4a.sentences.csv" | tee ls054-2.m4a_transcript.json &amp;</text:p>
          </table:table-cell>
          <table:table-cell table:style-name="ce26" office:value-type="string" calcext:value-type="string">
            <text:p>GfImcptiLsY</text:p>
          </table:table-cell>
          <table:table-cell table:style-name="ce26" office:value-type="string" calcext:value-type="string">
            <text:p>Active Inference LiveStream 054.2 ~ “...Compositional Account of the Bayesian Brain” (Smithe)</text:p>
          </table:table-cell>
          <table:table-cell table:style-name="ce26" table:number-columns-repeated="16363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misc2023-08-04</text:p>
          </table:table-cell>
          <table:table-cell table:style-name="ce26"/>
          <table:table-cell table:style-name="ce73" office:value-type="string" calcext:value-type="string">
            <text:p>PerplexityAI ~ Learning and applying Active Inference, Reading the 2022 Textbook ~ July 31, 2023.m4a</text:p>
          </table:table-cell>
          <table:table-cell table:style-name="ce26" table:number-columns-repeated="10"/>
          <table:table-cell table:style-name="ce31" office:value-type="string" calcext:value-type="string">
            <text:p>D:\Documents\FEP-AI\2023 Miscellaneous Livestreams\PerplexityAI_2023-07-31\YouTube</text:p>
          </table:table-cell>
          <table:table-cell table:style-name="ce71" table:formula="of:=CONCATENATE(&quot;python3 &quot;&quot;/mnt/d/Documents/FEP-AI/Active Inference Podcast/RunLocalWhisper.py&quot;&quot; &quot;&quot;&quot;;[.$A57];&quot;&quot;&quot; &quot;&quot;.&quot;&quot; &quot;&quot;&quot;;[.$C57];&quot;&quot;&quot; | tee &quot;&quot;&quot;;[.$A57];&quot;_&quot;;[.$C57];&quot;_whisper.json&quot;&quot; &amp;&quot;)" office:value-type="string" office:string-value="python3 &quot;/mnt/d/Documents/FEP-AI/Active Inference Podcast/RunLocalWhisper.py&quot; &quot;misc2023-08-04&quot; &quot;.&quot; &quot;PerplexityAI ~ Learning and applying Active Inference, Reading the 2022 Textbook ~ July 31, 2023.m4a&quot; | tee &quot;misc2023-08-04_PerplexityAI ~ Learning and applying Active Inference, Reading the 2022 Textbook ~ July 31, 2023.m4a_whisper.json&quot; &amp;" calcext:value-type="string">
            <text:p>python3 "/mnt/d/Documents/FEP-AI/Active Inference Podcast/RunLocalWhisper.py" "misc2023-08-04" "." "PerplexityAI ~ Learning and applying Active Inference, Reading the 2022 Textbook ~ July 31, 2023.m4a" | tee "misc2023-08-04_PerplexityAI ~ Learning and applying Active Inference, Reading the 2022 Textbook ~ July 31, 2023.m4a_whisper.json" &amp;</text:p>
          </table:table-cell>
          <table:table-cell table:style-name="ce26" office:value-type="string" calcext:value-type="string">
            <text:p>D:\Documents\FEP-AI\2023 Miscellaneous Livestreams\PerplexityAI_2023-07-31\YouTube</text:p>
          </table:table-cell>
          <table:table-cell table:style-name="ce26"/>
          <table:table-cell table:style-name="ce45"/>
          <table:table-cell table:style-name="ce26" table:formula="of:=CONCATENATE(&quot;python3 &quot;&quot;/mnt/d/Documents/FEP-AI/Active Inference Podcast/sentencesToTranscripts.py&quot;&quot; &quot;&quot;&quot;;[.$A57];&quot;&quot;&quot; &quot;&quot;.&quot;&quot; &quot;&quot;&quot;;[.$A57];&quot;_&quot;;[.$C57];&quot;.sentences.csv&quot;&quot; | tee &quot;;[.$A57];&quot;.m4a_transcript.json &amp;&quot;)" office:value-type="string" office:string-value="python3 &quot;/mnt/d/Documents/FEP-AI/Active Inference Podcast/sentencesToTranscripts.py&quot; &quot;misc2023-08-04&quot; &quot;.&quot; &quot;misc2023-08-04_PerplexityAI ~ Learning and applying Active Inference, Reading the 2022 Textbook ~ July 31, 2023.m4a.sentences.csv&quot; | tee misc2023-08-04.m4a_transcript.json &amp;" calcext:value-type="string">
            <text:p>python3 "/mnt/d/Documents/FEP-AI/Active Inference Podcast/sentencesToTranscripts.py" "misc2023-08-04" "." "misc2023-08-04_PerplexityAI ~ Learning and applying Active Inference, Reading the 2022 Textbook ~ July 31, 2023.m4a.sentences.csv" | tee misc2023-08-04.m4a_transcript.json &amp;</text:p>
          </table:table-cell>
          <table:table-cell table:style-name="ce26" table:number-columns-repeated="16365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6" office:value-type="string" calcext:value-type="string">
            <text:p>ma004-1</text:p>
          </table:table-cell>
          <table:table-cell table:style-name="ce26"/>
          <table:table-cell table:style-name="ce73" table:formula="of:=CONCATENATE([.$A60];&quot;.m4a&quot;)" office:value-type="string" office:string-value="ma004-1.m4a" calcext:value-type="string">
            <text:p>ma004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60];&quot;&quot;&quot; &quot;&quot;http://crisiscenter.us/AILab01/2022Misc&quot;&quot; &quot;&quot;&quot;;SUBSTITUTE([.$C60];&quot;#&quot;;&quot;&quot;);&quot;&quot;&quot; | tee mass_&quot;;[.$A60];&quot;.m4a.json &amp;&quot;)" office:value-type="string" office:string-value="python3 &quot;/mnt/d/Documents/FEP-AI/Active Inference Podcast/SubmitToCloudWhisper.py&quot; &quot;ma004-1&quot; &quot;http://crisiscenter.us/AILab01/2022Misc&quot; &quot;ma004-1.m4a&quot; | tee mass_ma004-1.m4a.json &amp;" calcext:value-type="string">
            <text:p>python3 "/mnt/d/Documents/FEP-AI/Active Inference Podcast/SubmitToCloudWhisper.py" "ma004-1" "http://crisiscenter.us/AILab01/2022Misc" "ma004-1.m4a" | tee mass_ma004-1.m4a.json &amp;</text:p>
          </table:table-cell>
          <table:table-cell table:style-name="ce26" table:formula="of:=CONCATENATE(&quot;python3 &quot;&quot;/mnt/d/Documents/FEP-AI/Active Inference Podcast/sentencesToTranscripts.py&quot;&quot; &quot;&quot;&quot;;[.$A60];&quot;&quot;&quot; &quot;&quot;.&quot;&quot; &quot;&quot;&quot;;[.$A60];&quot;_&quot;;[.$A60];&quot;.m4a.sentences.csv&quot;&quot; | tee &quot;;[.$A60];&quot;.m4a_transcript.json &amp;&quot;)" office:value-type="string" office:string-value="python3 &quot;/mnt/d/Documents/FEP-AI/Active Inference Podcast/sentencesToTranscripts.py&quot; &quot;ma004-1&quot; &quot;.&quot; &quot;ma004-1_ma004-1.m4a.sentences.csv&quot; | tee ma004-1.m4a_transcript.json &amp;" calcext:value-type="string">
            <text:p>python3 "/mnt/d/Documents/FEP-AI/Active Inference Podcast/sentencesToTranscripts.py" "ma004-1" "." "ma004-1_ma004-1.m4a.sentences.csv" | tee ma004-1.m4a_transcript.json &amp;</text:p>
          </table:table-cell>
          <table:table-cell table:style-name="ce26"/>
          <table:table-cell table:style-name="ce26" office:value-type="string" calcext:value-type="string">
            <text:p>ActInf MathStream #004.1 ~ David Spivak.m4a</text:p>
          </table:table-cell>
          <table:table-cell table:style-name="ce26" table:number-columns-repeated="16363"/>
        </table:table-row>
        <table:table-row table:style-name="ro3">
          <table:table-cell table:style-name="ce6" office:value-type="string" calcext:value-type="string">
            <text:p>ma005-1</text:p>
          </table:table-cell>
          <table:table-cell table:style-name="ce26"/>
          <table:table-cell table:style-name="ce73" office:value-type="string" calcext:value-type="string">
            <text:p>ActInf MathStream 005.1 ~ Cristian Bodnar ~ Topological Deep Learning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MathStream\ma005\ma005-1</text:p>
          </table:table-cell>
          <table:table-cell table:style-name="ce26"/>
          <table:table-cell table:style-name="ce26" office:value-type="string" calcext:value-type="string">
            <text:p>AILab01/2023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61];&quot;&quot;&quot; &quot;&quot;http://crisiscenter.us/&quot;;[.$P61];&quot;&quot;&quot; &quot;&quot;&quot;;SUBSTITUTE([.$C61];&quot;#&quot;;&quot;&quot;);&quot;&quot;&quot; | tee &quot;;[.$A61];&quot;_m4a_transcribe.json &amp;&quot;)" office:value-type="string" office:string-value="python3 &quot;/mnt/d/Documents/FEP-AI/Active Inference Podcast/SubmitToCloudWhisper_textbook.py&quot; &quot;ma005-1&quot; &quot;http://crisiscenter.us/AILab01/2023Misc&quot; &quot;ActInf MathStream 005.1 ~ Cristian Bodnar ~ Topological Deep Learning.m4a&quot; | tee ma005-1_m4a_transcribe.json &amp;" calcext:value-type="string">
            <text:p>python3 "/mnt/d/Documents/FEP-AI/Active Inference Podcast/SubmitToCloudWhisper_textbook.py" "ma005-1" "http://crisiscenter.us/AILab01/2023Misc" "ActInf MathStream 005.1 ~ Cristian Bodnar ~ Topological Deep Learning.m4a" | tee ma005-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61];&quot;&quot;&quot; &quot;&quot;.&quot;&quot; &quot;&quot;&quot;;[.$A61];&quot;_&quot;;[.$C61];&quot;.sentences.csv&quot;&quot; | tee &quot;;[.$A61];&quot;.m4a_transcript.json &amp;&quot;)" office:value-type="string" office:string-value="python3 &quot;/mnt/d/Documents/FEP-AI/Active Inference Podcast/sentencesToTranscripts.py&quot; &quot;ma005-1&quot; &quot;.&quot; &quot;ma005-1_ActInf MathStream 005.1 ~ Cristian Bodnar ~ Topological Deep Learning.m4a.sentences.csv&quot; | tee ma005-1.m4a_transcript.json &amp;" calcext:value-type="string">
            <text:p>python3 "/mnt/d/Documents/FEP-AI/Active Inference Podcast/sentencesToTranscripts.py" "ma005-1" "." "ma005-1_ActInf MathStream 005.1 ~ Cristian Bodnar ~ Topological Deep Learning.m4a.sentences.csv" | tee ma005-1.m4a_transcript.json &amp;</text:p>
          </table:table-cell>
          <table:table-cell table:style-name="ce26" office:value-type="string" calcext:value-type="string">
            <text:p>QqEp4jtaQ2E</text:p>
          </table:table-cell>
          <table:table-cell table:style-name="ce26" office:value-type="string" calcext:value-type="string">
            <text:p>ActInf MathStream 005.1 ~ Cristian Bodnar <text:s text:c="2"/>Topological Deep Learning Graphs, Complexes, Sheaves.mkv</text:p>
          </table:table-cell>
          <table:table-cell table:style-name="ce26" table:number-columns-repeated="16363"/>
        </table:table-row>
        <table:table-row table:style-name="ro3">
          <table:table-cell table:style-name="ce6"/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6" office:value-type="string" calcext:value-type="string">
            <text:p>mo005-1</text:p>
          </table:table-cell>
          <table:table-cell table:style-name="ce26"/>
          <table:table-cell table:style-name="ce73" table:formula="of:=CONCATENATE([.$A63];&quot;.m4a&quot;)" office:value-type="string" office:string-value="mo005-1.m4a" calcext:value-type="string">
            <text:p>mo005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63];&quot;&quot;&quot; &quot;&quot;http://crisiscenter.us/AILab01/2022Misc&quot;&quot; &quot;&quot;&quot;;SUBSTITUTE([.$C63];&quot;#&quot;;&quot;&quot;);&quot;&quot;&quot; | tee mass_&quot;;[.$A63];&quot;.m4a.json &amp;&quot;)" office:value-type="string" office:string-value="python3 &quot;/mnt/d/Documents/FEP-AI/Active Inference Podcast/SubmitToCloudWhisper.py&quot; &quot;mo005-1&quot; &quot;http://crisiscenter.us/AILab01/2022Misc&quot; &quot;mo005-1.m4a&quot; | tee mass_mo005-1.m4a.json &amp;" calcext:value-type="string">
            <text:p>python3 "/mnt/d/Documents/FEP-AI/Active Inference Podcast/SubmitToCloudWhisper.py" "mo005-1" "http://crisiscenter.us/AILab01/2022Misc" "mo005-1.m4a" | tee mass_mo005-1.m4a.json &amp;</text:p>
          </table:table-cell>
          <table:table-cell table:style-name="ce26" table:formula="of:=CONCATENATE(&quot;python3 &quot;&quot;/mnt/d/Documents/FEP-AI/Active Inference Podcast/sentencesToTranscripts.py&quot;&quot; &quot;&quot;&quot;;[.$A63];&quot;&quot;&quot; &quot;&quot;.&quot;&quot; &quot;&quot;&quot;;[.$A63];&quot;_&quot;;[.$A63];&quot;.m4a.sentences.csv&quot;&quot; | tee &quot;;[.$A63];&quot;.m4a_transcript.json &amp;&quot;)" office:value-type="string" office:string-value="python3 &quot;/mnt/d/Documents/FEP-AI/Active Inference Podcast/sentencesToTranscripts.py&quot; &quot;mo005-1&quot; &quot;.&quot; &quot;mo005-1_mo005-1.m4a.sentences.csv&quot; | tee mo005-1.m4a_transcript.json &amp;" calcext:value-type="string">
            <text:p>python3 "/mnt/d/Documents/FEP-AI/Active Inference Podcast/sentencesToTranscripts.py" "mo005-1" "." "mo005-1_mo005-1.m4a.sentences.csv" | tee mo005-1.m4a_transcript.json &amp;</text:p>
          </table:table-cell>
          <table:table-cell table:style-name="ce26"/>
          <table:table-cell table:style-name="ce26" office:value-type="string" calcext:value-type="string">
            <text:p>ActInf ModelStream #005.1~ <text:s/>Contrastive Active Inference.m4a</text:p>
          </table:table-cell>
          <table:table-cell table:style-name="ce26" table:number-columns-repeated="16363"/>
        </table:table-row>
        <table:table-row table:style-name="ro3">
          <table:table-cell table:style-name="ce6" office:value-type="string" calcext:value-type="string">
            <text:p>mo006-1</text:p>
          </table:table-cell>
          <table:table-cell table:style-name="ce26"/>
          <table:table-cell table:style-name="ce73" table:formula="of:=CONCATENATE([.$A64];&quot;.m4a&quot;)" office:value-type="string" office:string-value="mo006-1.m4a" calcext:value-type="string">
            <text:p>mo006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64];&quot;&quot;&quot; &quot;&quot;http://crisiscenter.us/AILab01/2022Misc&quot;&quot; &quot;&quot;&quot;;SUBSTITUTE([.$C64];&quot;#&quot;;&quot;&quot;);&quot;&quot;&quot; | tee mass_&quot;;[.$A64];&quot;.m4a.json &amp;&quot;)" office:value-type="string" office:string-value="python3 &quot;/mnt/d/Documents/FEP-AI/Active Inference Podcast/SubmitToCloudWhisper.py&quot; &quot;mo006-1&quot; &quot;http://crisiscenter.us/AILab01/2022Misc&quot; &quot;mo006-1.m4a&quot; | tee mass_mo006-1.m4a.json &amp;" calcext:value-type="string">
            <text:p>python3 "/mnt/d/Documents/FEP-AI/Active Inference Podcast/SubmitToCloudWhisper.py" "mo006-1" "http://crisiscenter.us/AILab01/2022Misc" "mo006-1.m4a" | tee mass_mo006-1.m4a.json &amp;</text:p>
          </table:table-cell>
          <table:table-cell table:style-name="ce26" table:formula="of:=CONCATENATE(&quot;python3 &quot;&quot;/mnt/d/Documents/FEP-AI/Active Inference Podcast/sentencesToTranscripts.py&quot;&quot; &quot;&quot;&quot;;[.$A64];&quot;&quot;&quot; &quot;&quot;.&quot;&quot; &quot;&quot;&quot;;[.$A64];&quot;_&quot;;[.$A64];&quot;.m4a.sentences.csv&quot;&quot; | tee &quot;;[.$A64];&quot;.m4a_transcript.json &amp;&quot;)" office:value-type="string" office:string-value="python3 &quot;/mnt/d/Documents/FEP-AI/Active Inference Podcast/sentencesToTranscripts.py&quot; &quot;mo006-1&quot; &quot;.&quot; &quot;mo006-1_mo006-1.m4a.sentences.csv&quot; | tee mo006-1.m4a_transcript.json &amp;" calcext:value-type="string">
            <text:p>python3 "/mnt/d/Documents/FEP-AI/Active Inference Podcast/sentencesToTranscripts.py" "mo006-1" "." "mo006-1_mo006-1.m4a.sentences.csv" | tee mo006-1.m4a_transcript.json &amp;</text:p>
          </table:table-cell>
          <table:table-cell table:style-name="ce26"/>
          <table:table-cell table:style-name="ce26" office:value-type="string" calcext:value-type="string">
            <text:p>ActInf ModelStream #006.1 ~ <text:s/>Branching Time Active Inference the theory and its generality.m4a</text:p>
          </table:table-cell>
          <table:table-cell table:style-name="ce26" table:number-columns-repeated="16363"/>
        </table:table-row>
        <table:table-row table:style-name="ro3">
          <table:table-cell table:style-name="ce6" office:value-type="string" calcext:value-type="string">
            <text:p>mo007-1</text:p>
          </table:table-cell>
          <table:table-cell table:style-name="ce26"/>
          <table:table-cell table:style-name="ce73" table:formula="of:=CONCATENATE([.$A65];&quot;.m4a&quot;)" office:value-type="string" office:string-value="mo007-1.m4a" calcext:value-type="string">
            <text:p>mo007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65];&quot;&quot;&quot; &quot;&quot;http://crisiscenter.us/AILab01/2022Misc&quot;&quot; &quot;&quot;&quot;;SUBSTITUTE([.$C65];&quot;#&quot;;&quot;&quot;);&quot;&quot;&quot; | tee mass_&quot;;[.$A65];&quot;.m4a.json &amp;&quot;)" office:value-type="string" office:string-value="python3 &quot;/mnt/d/Documents/FEP-AI/Active Inference Podcast/SubmitToCloudWhisper.py&quot; &quot;mo007-1&quot; &quot;http://crisiscenter.us/AILab01/2022Misc&quot; &quot;mo007-1.m4a&quot; | tee mass_mo007-1.m4a.json &amp;" calcext:value-type="string">
            <text:p>python3 "/mnt/d/Documents/FEP-AI/Active Inference Podcast/SubmitToCloudWhisper.py" "mo007-1" "http://crisiscenter.us/AILab01/2022Misc" "mo007-1.m4a" | tee mass_mo007-1.m4a.json &amp;</text:p>
          </table:table-cell>
          <table:table-cell table:style-name="ce26" table:formula="of:=CONCATENATE(&quot;python3 &quot;&quot;/mnt/d/Documents/FEP-AI/Active Inference Podcast/sentencesToTranscripts.py&quot;&quot; &quot;&quot;&quot;;[.$A65];&quot;&quot;&quot; &quot;&quot;.&quot;&quot; &quot;&quot;&quot;;[.$A65];&quot;_&quot;;[.$A65];&quot;.m4a.sentences.csv&quot;&quot; | tee &quot;;[.$A65];&quot;.m4a_transcript.json &amp;&quot;)" office:value-type="string" office:string-value="python3 &quot;/mnt/d/Documents/FEP-AI/Active Inference Podcast/sentencesToTranscripts.py&quot; &quot;mo007-1&quot; &quot;.&quot; &quot;mo007-1_mo007-1.m4a.sentences.csv&quot; | tee mo007-1.m4a_transcript.json &amp;" calcext:value-type="string">
            <text:p>python3 "/mnt/d/Documents/FEP-AI/Active Inference Podcast/sentencesToTranscripts.py" "mo007-1" "." "mo007-1_mo007-1.m4a.sentences.csv" | tee mo007-1.m4a_transcript.json &amp;</text:p>
          </table:table-cell>
          <table:table-cell table:style-name="ce26"/>
          <table:table-cell table:style-name="ce26" office:value-type="string" calcext:value-type="string">
            <text:p>Active Inference ModelStream #007.1 ~ Conor Heins &amp; Daphne Demekas ~ pymdp.m4a</text:p>
          </table:table-cell>
          <table:table-cell table:style-name="ce26" table:number-columns-repeated="16363"/>
        </table:table-row>
        <table:table-row table:style-name="ro3">
          <table:table-cell table:style-name="ce6" office:value-type="string" calcext:value-type="string">
            <text:p>mo007-2</text:p>
          </table:table-cell>
          <table:table-cell table:style-name="ce32"/>
          <table:table-cell table:style-name="ce32" office:value-type="string" calcext:value-type="string">
            <text:p>Active Inference ModelStream 007.2 ~ Conor Heins, pymdp.m4a</text:p>
          </table:table-cell>
          <table:table-cell table:style-name="ce32" table:number-columns-repeated="14"/>
          <table:table-cell table:style-name="ce62" table:formula="of:=CONCATENATE(&quot;python3 &quot;&quot;/mnt/d/Documents/FEP-AI/Active Inference Podcast/SubmitToCloudWhisper.py&quot;&quot; &quot;&quot;&quot;;[.$A66];&quot;&quot;&quot; &quot;&quot;http://crisiscenter.us/AILab01/2023Misc&quot;&quot; &quot;&quot;&quot;;SUBSTITUTE([.$C66];&quot;#&quot;;&quot;&quot;);&quot;&quot;&quot; | tee mass_&quot;;[.$A66];&quot;.m4a.json &amp;&quot;)" office:value-type="string" office:string-value="python3 &quot;/mnt/d/Documents/FEP-AI/Active Inference Podcast/SubmitToCloudWhisper.py&quot; &quot;mo007-2&quot; &quot;http://crisiscenter.us/AILab01/2023Misc&quot; &quot;Active Inference ModelStream 007.2 ~ Conor Heins, pymdp.m4a&quot; | tee mass_mo007-2.m4a.json &amp;" calcext:value-type="string">
            <text:p>python3 "/mnt/d/Documents/FEP-AI/Active Inference Podcast/SubmitToCloudWhisper.py" "mo007-2" "http://crisiscenter.us/AILab01/2023Misc" "Active Inference ModelStream 007.2 ~ Conor Heins, pymdp.m4a" | tee mass_mo007-2.m4a.json &amp;</text:p>
          </table:table-cell>
          <table:table-cell table:style-name="ce32" table:formula="of:=CONCATENATE(&quot;python3 &quot;&quot;/mnt/d/Documents/FEP-AI/Active Inference Podcast/sentencesToTranscripts.py&quot;&quot; &quot;&quot;&quot;;[.$A66];&quot;&quot;&quot; &quot;&quot;.&quot;&quot; &quot;&quot;&quot;;[.$A66];&quot;_&quot;;[.$A66];&quot;.m4a.sentences.csv&quot;&quot; | tee &quot;;[.$A66];&quot;.m4a_transcript.json &amp;&quot;)" office:value-type="string" office:string-value="python3 &quot;/mnt/d/Documents/FEP-AI/Active Inference Podcast/sentencesToTranscripts.py&quot; &quot;mo007-2&quot; &quot;.&quot; &quot;mo007-2_mo007-2.m4a.sentences.csv&quot; | tee mo007-2.m4a_transcript.json &amp;" calcext:value-type="string">
            <text:p>python3 "/mnt/d/Documents/FEP-AI/Active Inference Podcast/sentencesToTranscripts.py" "mo007-2" "." "mo007-2_mo007-2.m4a.sentences.csv" | tee mo007-2.m4a_transcript.json &amp;</text:p>
          </table:table-cell>
          <table:table-cell table:style-name="ce32"/>
          <table:table-cell table:style-name="ce32" office:value-type="string" calcext:value-type="string">
            <text:p>Active Inference ModelStream #007.1 ~ Conor Heins &amp; Daphne Demekas ~ pymdp.m4a</text:p>
          </table:table-cell>
          <table:table-cell table:style-name="ce32" table:number-columns-repeated="16363"/>
        </table:table-row>
        <table:table-row table:style-name="ro3">
          <table:table-cell table:style-name="ce6" office:value-type="string" calcext:value-type="string">
            <text:p>mo008-1</text:p>
          </table:table-cell>
          <table:table-cell table:style-name="ce32"/>
          <table:table-cell table:style-name="ce46" office:value-type="string" calcext:value-type="string">
            <text:p>ActInf ModelStream #008.1 ~ Tom Ringstrom ~ Reward is Not Necessary.m4a</text:p>
          </table:table-cell>
          <table:table-cell table:style-name="ce32" table:number-columns-repeated="12"/>
          <table:table-cell table:style-name="ce32" office:value-type="string" calcext:value-type="string">
            <text:p>AILab01/2023Misc</text:p>
          </table:table-cell>
          <table:table-cell table:style-name="ce62"/>
          <table:table-cell table:style-name="ce45" table:formula="of:=CONCATENATE(&quot;python3 &quot;&quot;/mnt/d/Documents/FEP-AI/Active Inference Podcast/SubmitToCloudWhisper_textbook.py&quot;&quot; &quot;&quot;&quot;;[.$A67];&quot;&quot;&quot; &quot;&quot;http://crisiscenter.us/&quot;;[.$P67];&quot;&quot;&quot; &quot;&quot;&quot;;SUBSTITUTE([.$C67];&quot;#&quot;;&quot;&quot;);&quot;&quot;&quot; | tee &quot;;[.$A67];&quot;_m4a_transcribe.json &amp;&quot;)" office:value-type="string" office:string-value="python3 &quot;/mnt/d/Documents/FEP-AI/Active Inference Podcast/SubmitToCloudWhisper_textbook.py&quot; &quot;mo008-1&quot; &quot;http://crisiscenter.us/AILab01/2023Misc&quot; &quot;ActInf ModelStream 008.1 ~ Tom Ringstrom ~ Reward is Not Necessary.m4a&quot; | tee mo008-1_m4a_transcribe.json &amp;" calcext:value-type="string">
            <text:p>python3 "/mnt/d/Documents/FEP-AI/Active Inference Podcast/SubmitToCloudWhisper_textbook.py" "mo008-1" "http://crisiscenter.us/AILab01/2023Misc" "ActInf ModelStream 008.1 ~ Tom Ringstrom ~ Reward is Not Necessary.m4a" | tee mo008-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67];&quot;&quot;&quot; &quot;&quot;.&quot;&quot; &quot;&quot;&quot;;[.$A67];&quot;_&quot;;[.$C67];&quot;.sentences.csv&quot;&quot; | tee &quot;;[.$A67];&quot;.m4a_transcript.json &amp;&quot;)" office:value-type="string" office:string-value="python3 &quot;/mnt/d/Documents/FEP-AI/Active Inference Podcast/sentencesToTranscripts.py&quot; &quot;mo008-1&quot; &quot;.&quot; &quot;mo008-1_ActInf ModelStream #008.1 ~ Tom Ringstrom ~ Reward is Not Necessary.m4a.sentences.csv&quot; | tee mo008-1.m4a_transcript.json &amp;" calcext:value-type="string">
            <text:p>python3 "/mnt/d/Documents/FEP-AI/Active Inference Podcast/sentencesToTranscripts.py" "mo008-1" "." "mo008-1_ActInf ModelStream #008.1 ~ Tom Ringstrom ~ Reward is Not Necessary.m4a.sentences.csv" | tee mo008-1.m4a_transcript.json &amp;</text:p>
          </table:table-cell>
          <table:table-cell table:style-name="ce32" office:value-type="string" calcext:value-type="string">
            <text:p>Fh1e4sKh3Vs</text:p>
          </table:table-cell>
          <table:table-cell table:style-name="ce32" office:value-type="string" calcext:value-type="string">
            <text:p>ActInf ModelStream #008.1 ~ Tom Ringstrom ~ Reward is Not Necessary.mkv</text:p>
          </table:table-cell>
          <table:table-cell table:style-name="ce32" table:number-columns-repeated="16363"/>
        </table:table-row>
        <table:table-row table:style-name="ro3">
          <table:table-cell table:style-name="ce6" office:value-type="string" calcext:value-type="string">
            <text:p>mo009-1</text:p>
          </table:table-cell>
          <table:table-cell table:style-name="ce32"/>
          <table:table-cell table:style-name="ce46" office:value-type="string" calcext:value-type="string">
            <text:p>ActInf ModelStream 009.1 ~ Aswin Paul <text:s/>On efficient computation in active inference.m4a</text:p>
          </table:table-cell>
          <table:table-cell table:style-name="ce32" table:number-columns-repeated="10"/>
          <table:table-cell table:style-name="ce32" office:value-type="string" calcext:value-type="string">
            <text:p>D:\Documents\FEP-AI\Modelstream\mo009 ~ Aswin Paul</text:p>
          </table:table-cell>
          <table:table-cell table:style-name="ce32"/>
          <table:table-cell table:style-name="ce32" office:value-type="string" calcext:value-type="string">
            <text:p>AILab01/2023Misc</text:p>
          </table:table-cell>
          <table:table-cell table:style-name="ce32"/>
          <table:table-cell table:style-name="ce45" table:formula="of:=CONCATENATE(&quot;python3 &quot;&quot;/mnt/d/Documents/FEP-AI/Active Inference Podcast/SubmitToCloudWhisper_textbook.py&quot;&quot; &quot;&quot;&quot;;[.$A68];&quot;&quot;&quot; &quot;&quot;http://crisiscenter.us/&quot;;[.$P68];&quot;&quot;&quot; &quot;&quot;&quot;;SUBSTITUTE([.$C68];&quot;#&quot;;&quot;&quot;);&quot;&quot;&quot; | tee &quot;;[.$A68];&quot;_m4a_transcribe.json &amp;&quot;)" office:value-type="string" office:string-value="python3 &quot;/mnt/d/Documents/FEP-AI/Active Inference Podcast/SubmitToCloudWhisper_textbook.py&quot; &quot;mo009-1&quot; &quot;http://crisiscenter.us/AILab01/2023Misc&quot; &quot;ActInf ModelStream 009.1 ~ Aswin Paul  On efficient computation in active inference.m4a&quot; | tee mo009-1_m4a_transcribe.json &amp;" calcext:value-type="string">
            <text:p>python3 "/mnt/d/Documents/FEP-AI/Active Inference Podcast/SubmitToCloudWhisper_textbook.py" "mo009-1" "http://crisiscenter.us/AILab01/2023Misc" "ActInf ModelStream 009.1 ~ Aswin Paul <text:s/>On efficient computation in active inference.m4a" | tee mo009-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68];&quot;&quot;&quot; &quot;&quot;.&quot;&quot; &quot;&quot;&quot;;[.$A68];&quot;_&quot;;[.$C68];&quot;.sentences.csv&quot;&quot; | tee &quot;;[.$A68];&quot;.m4a_transcript.json &amp;&quot;)" office:value-type="string" office:string-value="python3 &quot;/mnt/d/Documents/FEP-AI/Active Inference Podcast/sentencesToTranscripts.py&quot; &quot;mo009-1&quot; &quot;.&quot; &quot;mo009-1_ActInf ModelStream 009.1 ~ Aswin Paul  On efficient computation in active inference.m4a.sentences.csv&quot; | tee mo009-1.m4a_transcript.json &amp;" calcext:value-type="string">
            <text:p>python3 "/mnt/d/Documents/FEP-AI/Active Inference Podcast/sentencesToTranscripts.py" "mo009-1" "." "mo009-1_ActInf ModelStream 009.1 ~ Aswin Paul <text:s/>On efficient computation in active inference.m4a.sentences.csv" | tee mo009-1.m4a_transcript.json &amp;</text:p>
          </table:table-cell>
          <table:table-cell table:style-name="ce32" office:value-type="string" calcext:value-type="string">
            <text:p>CEKWhxnH3-E</text:p>
          </table:table-cell>
          <table:table-cell table:style-name="ce32" office:value-type="string" calcext:value-type="string">
            <text:p>ActInf ModelStream 009.1 ~ Aswin Paul <text:s/>On efficient computation in active inference.mp4</text:p>
          </table:table-cell>
          <table:table-cell table:style-name="ce32" table:number-columns-repeated="16363"/>
        </table:table-row>
        <table:table-row table:style-name="ro3">
          <table:table-cell table:style-name="ce6"/>
          <table:table-cell table:style-name="ce32"/>
          <table:table-cell table:style-name="ce46"/>
          <table:table-cell table:style-name="ce32" table:number-columns-repeated="14"/>
          <table:table-cell table:style-name="ce62"/>
          <table:table-cell table:style-name="ce32" table:number-columns-repeated="16366"/>
        </table:table-row>
        <table:table-row table:style-name="ro3">
          <table:table-cell table:style-name="ce6"/>
          <table:table-cell table:style-name="ce32"/>
          <table:table-cell table:style-name="ce46"/>
          <table:table-cell table:style-name="ce32" table:number-columns-repeated="14"/>
          <table:table-cell table:style-name="ce62"/>
          <table:table-cell table:style-name="ce32" table:number-columns-repeated="17"/>
          <table:table-cell table:style-name="Default" table:number-columns-repeated="16349"/>
        </table:table-row>
        <table:table-row table:style-name="ro3">
          <table:table-cell table:style-name="ce6"/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6" office:value-type="string" calcext:value-type="string">
            <text:p>os001-1</text:p>
          </table:table-cell>
          <table:table-cell table:style-name="ce26"/>
          <table:table-cell table:style-name="ce73" table:formula="of:=CONCATENATE([.$A72];&quot;.m4a&quot;)" office:value-type="string" office:string-value="os001-1.m4a" calcext:value-type="string">
            <text:p>os001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72];&quot;&quot;&quot; &quot;&quot;http://crisiscenter.us/AILab01/2022Misc&quot;&quot; &quot;&quot;&quot;;SUBSTITUTE([.$C72];&quot;#&quot;;&quot;&quot;);&quot;&quot;&quot; | tee mass_&quot;;[.$A72];&quot;.m4a.json &amp;&quot;)" office:value-type="string" office:string-value="python3 &quot;/mnt/d/Documents/FEP-AI/Active Inference Podcast/SubmitToCloudWhisper.py&quot; &quot;os001-1&quot; &quot;http://crisiscenter.us/AILab01/2022Misc&quot; &quot;os001-1.m4a&quot; | tee mass_os001-1.m4a.json &amp;" calcext:value-type="string">
            <text:p>python3 "/mnt/d/Documents/FEP-AI/Active Inference Podcast/SubmitToCloudWhisper.py" "os001-1" "http://crisiscenter.us/AILab01/2022Misc" "os001-1.m4a" | tee mass_os001-1.m4a.json &amp;</text:p>
          </table:table-cell>
          <table:table-cell table:style-name="ce26" table:formula="of:=CONCATENATE(&quot;python3 &quot;&quot;/mnt/d/Documents/FEP-AI/Active Inference Podcast/sentencesToTranscripts.py&quot;&quot; &quot;&quot;&quot;;[.$A72];&quot;&quot;&quot; &quot;&quot;.&quot;&quot; &quot;&quot;&quot;;[.$A72];&quot;_&quot;;[.$A72];&quot;.m4a.sentences.csv&quot;&quot; | tee &quot;;[.$A72];&quot;.m4a_transcript.json &amp;&quot;)" office:value-type="string" office:string-value="python3 &quot;/mnt/d/Documents/FEP-AI/Active Inference Podcast/sentencesToTranscripts.py&quot; &quot;os001-1&quot; &quot;.&quot; &quot;os001-1_os001-1.m4a.sentences.csv&quot; | tee os001-1.m4a_transcript.json &amp;" calcext:value-type="string">
            <text:p>python3 "/mnt/d/Documents/FEP-AI/Active Inference Podcast/sentencesToTranscripts.py" "os001-1" "." "os001-1_os001-1.m4a.sentences.csv" | tee os001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6" office:value-type="string" calcext:value-type="string">
            <text:p>os002-1</text:p>
          </table:table-cell>
          <table:table-cell table:style-name="ce26"/>
          <table:table-cell table:style-name="ce73" table:formula="of:=CONCATENATE([.$A73];&quot;.m4a&quot;)" office:value-type="string" office:string-value="os002-1.m4a" calcext:value-type="string">
            <text:p>os002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73];&quot;&quot;&quot; &quot;&quot;http://crisiscenter.us/AILab01/2022Misc&quot;&quot; &quot;&quot;&quot;;SUBSTITUTE([.$C73];&quot;#&quot;;&quot;&quot;);&quot;&quot;&quot; | tee mass_&quot;;[.$A73];&quot;.m4a.json &amp;&quot;)" office:value-type="string" office:string-value="python3 &quot;/mnt/d/Documents/FEP-AI/Active Inference Podcast/SubmitToCloudWhisper.py&quot; &quot;os002-1&quot; &quot;http://crisiscenter.us/AILab01/2022Misc&quot; &quot;os002-1.m4a&quot; | tee mass_os002-1.m4a.json &amp;" calcext:value-type="string">
            <text:p>python3 "/mnt/d/Documents/FEP-AI/Active Inference Podcast/SubmitToCloudWhisper.py" "os002-1" "http://crisiscenter.us/AILab01/2022Misc" "os002-1.m4a" | tee mass_os002-1.m4a.json &amp;</text:p>
          </table:table-cell>
          <table:table-cell table:style-name="ce26" table:formula="of:=CONCATENATE(&quot;python3 &quot;&quot;/mnt/d/Documents/FEP-AI/Active Inference Podcast/sentencesToTranscripts.py&quot;&quot; &quot;&quot;&quot;;[.$A73];&quot;&quot;&quot; &quot;&quot;.&quot;&quot; &quot;&quot;&quot;;[.$A73];&quot;_&quot;;[.$A73];&quot;.m4a.sentences.csv&quot;&quot; | tee &quot;;[.$A73];&quot;.m4a_transcript.json &amp;&quot;)" office:value-type="string" office:string-value="python3 &quot;/mnt/d/Documents/FEP-AI/Active Inference Podcast/sentencesToTranscripts.py&quot; &quot;os002-1&quot; &quot;.&quot; &quot;os002-1_os002-1.m4a.sentences.csv&quot; | tee os002-1.m4a_transcript.json &amp;" calcext:value-type="string">
            <text:p>python3 "/mnt/d/Documents/FEP-AI/Active Inference Podcast/sentencesToTranscripts.py" "os002-1" "." "os002-1_os002-1.m4a.sentences.csv" | tee os002-1.m4a_transcript.json &amp;</text:p>
          </table:table-cell>
          <table:table-cell table:style-name="ce26"/>
          <table:table-cell table:style-name="ce26" office:value-type="string" calcext:value-type="string">
            <text:p>ActInf OrgStream #002.1 ~ Eugene Leventhal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6" office:value-type="string" calcext:value-type="string">
            <text:p>os003-1</text:p>
          </table:table-cell>
          <table:table-cell table:style-name="ce26"/>
          <table:table-cell table:style-name="ce73" table:formula="of:=CONCATENATE([.$A74];&quot;.m4a&quot;)" office:value-type="string" office:string-value="os003-1.m4a" calcext:value-type="string">
            <text:p>os003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74];&quot;&quot;&quot; &quot;&quot;http://crisiscenter.us/AILab01/2022Misc&quot;&quot; &quot;&quot;&quot;;SUBSTITUTE([.$C74];&quot;#&quot;;&quot;&quot;);&quot;&quot;&quot; | tee mass_&quot;;[.$A74];&quot;.m4a.json &amp;&quot;)" office:value-type="string" office:string-value="python3 &quot;/mnt/d/Documents/FEP-AI/Active Inference Podcast/SubmitToCloudWhisper.py&quot; &quot;os003-1&quot; &quot;http://crisiscenter.us/AILab01/2022Misc&quot; &quot;os003-1.m4a&quot; | tee mass_os003-1.m4a.json &amp;" calcext:value-type="string">
            <text:p>python3 "/mnt/d/Documents/FEP-AI/Active Inference Podcast/SubmitToCloudWhisper.py" "os003-1" "http://crisiscenter.us/AILab01/2022Misc" "os003-1.m4a" | tee mass_os003-1.m4a.json &amp;</text:p>
          </table:table-cell>
          <table:table-cell table:style-name="ce26" table:formula="of:=CONCATENATE(&quot;python3 &quot;&quot;/mnt/d/Documents/FEP-AI/Active Inference Podcast/sentencesToTranscripts.py&quot;&quot; &quot;&quot;&quot;;[.$A74];&quot;&quot;&quot; &quot;&quot;.&quot;&quot; &quot;&quot;&quot;;[.$A74];&quot;_&quot;;[.$A74];&quot;.m4a.sentences.csv&quot;&quot; | tee &quot;;[.$A74];&quot;.m4a_transcript.json &amp;&quot;)" office:value-type="string" office:string-value="python3 &quot;/mnt/d/Documents/FEP-AI/Active Inference Podcast/sentencesToTranscripts.py&quot; &quot;os003-1&quot; &quot;.&quot; &quot;os003-1_os003-1.m4a.sentences.csv&quot; | tee os003-1.m4a_transcript.json &amp;" calcext:value-type="string">
            <text:p>python3 "/mnt/d/Documents/FEP-AI/Active Inference Podcast/sentencesToTranscripts.py" "os003-1" "." "os003-1_os003-1.m4a.sentences.csv" | tee os003-1.m4a_transcript.json &amp;</text:p>
          </table:table-cell>
          <table:table-cell table:style-name="ce26"/>
          <table:table-cell table:style-name="ce26" office:value-type="string" calcext:value-type="string">
            <text:p>os003-1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6" office:value-type="string" calcext:value-type="string">
            <text:p>os004-1</text:p>
          </table:table-cell>
          <table:table-cell table:style-name="ce26"/>
          <table:table-cell table:style-name="ce73" office:value-type="string" calcext:value-type="string">
            <text:p>ActInf OrgStream 004.1 ~ Plural Publics, Shrey Jai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75];&quot;&quot;&quot; &quot;&quot;http://crisiscenter.us/AILab01/2023Misc&quot;&quot; &quot;&quot;&quot;;SUBSTITUTE([.$C75];&quot;#&quot;;&quot;&quot;);&quot;&quot;&quot; | tee &quot;;[.$A75];&quot;.m4a.json &amp;&quot;)" office:value-type="string" office:string-value="python3 &quot;/mnt/d/Documents/FEP-AI/Active Inference Podcast/SubmitToCloudWhisper_textbook.py&quot; &quot;os004-1&quot; &quot;http://crisiscenter.us/AILab01/2023Misc&quot; &quot;ActInf OrgStream 004.1 ~ Plural Publics, Shrey Jain.m4a&quot; | tee os004-1.m4a.json &amp;" calcext:value-type="string">
            <text:p>python3 "/mnt/d/Documents/FEP-AI/Active Inference Podcast/SubmitToCloudWhisper_textbook.py" "os004-1" "http://crisiscenter.us/AILab01/2023Misc" "ActInf OrgStream 004.1 ~ Plural Publics, Shrey Jain.m4a" | tee os004-1.m4a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75];&quot;&quot;&quot; &quot;&quot;.&quot;&quot; &quot;&quot;&quot;;[.$A75];&quot;_&quot;;[.$C75];&quot;.sentences.csv&quot;&quot; | tee &quot;;[.$A75];&quot;.m4a_transcript.json &amp;&quot;)" office:value-type="string" office:string-value="python3 &quot;/mnt/d/Documents/FEP-AI/Active Inference Podcast/sentencesToTranscripts - Copy (45).py&quot; &quot;os004-1&quot; &quot;.&quot; &quot;os004-1_ActInf OrgStream 004.1 ~ Plural Publics, Shrey Jain.m4a.sentences.csv&quot; | tee os004-1.m4a_transcript.json &amp;" calcext:value-type="string">
            <text:p>python3 "/mnt/d/Documents/FEP-AI/Active Inference Podcast/sentencesToTranscripts - Copy (45).py" "os004-1" "." "os004-1_ActInf OrgStream 004.1 ~ Plural Publics, Shrey Jain.m4a.sentences.csv" | tee os004-1.m4a_transcript.json &amp;</text:p>
          </table:table-cell>
          <table:table-cell table:style-name="ce26" office:value-type="string" calcext:value-type="string">
            <text:p>xXAllRLtyoc</text:p>
          </table:table-cell>
          <table:table-cell table:style-name="ce26" office:value-type="string" calcext:value-type="string">
            <text:p>ActInf OrgStream #004.1 ~ <text:s/>Plural Publics , Shrey Jain.m4a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5" office:value-type="string" calcext:value-type="string">
            <text:p>rt2022-1</text:p>
          </table:table-cell>
          <table:table-cell table:style-name="ce26"/>
          <table:table-cell table:style-name="ce73" office:value-type="string" calcext:value-type="string">
            <text:p>ActInfLab 2022 Quarterly Roundtable 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78];&quot;&quot;&quot; &quot;&quot;http://crisiscenter.us/AILab01/2022Misc&quot;&quot; &quot;&quot;&quot;;SUBSTITUTE([.$C78];&quot;#&quot;;&quot;&quot;);&quot;&quot;&quot; | tee mass_&quot;;[.$A78];&quot;.m4a.json &amp;&quot;)" office:value-type="string" office:string-value="python3 &quot;/mnt/d/Documents/FEP-AI/Active Inference Podcast/SubmitToCloudWhisper.py&quot; &quot;rt2022-1&quot; &quot;http://crisiscenter.us/AILab01/2022Misc&quot; &quot;ActInfLab 2022 Quarterly Roundtable 1.m4a&quot; | tee mass_rt2022-1.m4a.json &amp;" calcext:value-type="string">
            <text:p>python3 "/mnt/d/Documents/FEP-AI/Active Inference Podcast/SubmitToCloudWhisper.py" "rt2022-1" "http://crisiscenter.us/AILab01/2022Misc" "ActInfLab 2022 Quarterly Roundtable 1.m4a" | tee mass_rt2022-1.m4a.json &amp;</text:p>
          </table:table-cell>
          <table:table-cell table:style-name="ce26" table:formula="of:=CONCATENATE(&quot;python3 &quot;&quot;/mnt/d/Documents/FEP-AI/Active Inference Podcast/sentencesToTranscripts.py&quot;&quot; &quot;&quot;&quot;;[.$A78];&quot;&quot;&quot; &quot;&quot;.&quot;&quot; &quot;&quot;&quot;;[.$A78];&quot;_&quot;;[.$A78];&quot;.m4a.sentences.csv&quot;&quot; | tee &quot;;[.$A78];&quot;.m4a_transcript.json &amp;&quot;)" office:value-type="string" office:string-value="python3 &quot;/mnt/d/Documents/FEP-AI/Active Inference Podcast/sentencesToTranscripts.py&quot; &quot;rt2022-1&quot; &quot;.&quot; &quot;rt2022-1_rt2022-1.m4a.sentences.csv&quot; | tee rt2022-1.m4a_transcript.json &amp;" calcext:value-type="string">
            <text:p>python3 "/mnt/d/Documents/FEP-AI/Active Inference Podcast/sentencesToTranscripts.py" "rt2022-1" "." "rt2022-1_rt2022-1.m4a.sentences.csv" | tee rt2022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5" office:value-type="string" calcext:value-type="string">
            <text:p>rt2022-2</text:p>
          </table:table-cell>
          <table:table-cell table:style-name="ce26"/>
          <table:table-cell table:style-name="ce73" office:value-type="string" calcext:value-type="string">
            <text:p>ActInfLab 2022 Quarterly Roundtable 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79];&quot;&quot;&quot; &quot;&quot;http://crisiscenter.us/AILab01/2022Misc&quot;&quot; &quot;&quot;&quot;;SUBSTITUTE([.$C79];&quot;#&quot;;&quot;&quot;);&quot;&quot;&quot; | tee mass_&quot;;[.$A79];&quot;.m4a.json &amp;&quot;)" office:value-type="string" office:string-value="python3 &quot;/mnt/d/Documents/FEP-AI/Active Inference Podcast/SubmitToCloudWhisper.py&quot; &quot;rt2022-2&quot; &quot;http://crisiscenter.us/AILab01/2022Misc&quot; &quot;ActInfLab 2022 Quarterly Roundtable 2.m4a&quot; | tee mass_rt2022-2.m4a.json &amp;" calcext:value-type="string">
            <text:p>python3 "/mnt/d/Documents/FEP-AI/Active Inference Podcast/SubmitToCloudWhisper.py" "rt2022-2" "http://crisiscenter.us/AILab01/2022Misc" "ActInfLab 2022 Quarterly Roundtable 2.m4a" | tee mass_rt2022-2.m4a.json &amp;</text:p>
          </table:table-cell>
          <table:table-cell table:style-name="ce26" table:formula="of:=CONCATENATE(&quot;python3 &quot;&quot;/mnt/d/Documents/FEP-AI/Active Inference Podcast/sentencesToTranscripts.py&quot;&quot; &quot;&quot;&quot;;[.$A79];&quot;&quot;&quot; &quot;&quot;.&quot;&quot; &quot;&quot;&quot;;[.$A79];&quot;_&quot;;[.$A79];&quot;.m4a.sentences.csv&quot;&quot; | tee &quot;;[.$A79];&quot;.m4a_transcript.json &amp;&quot;)" office:value-type="string" office:string-value="python3 &quot;/mnt/d/Documents/FEP-AI/Active Inference Podcast/sentencesToTranscripts.py&quot; &quot;rt2022-2&quot; &quot;.&quot; &quot;rt2022-2_rt2022-2.m4a.sentences.csv&quot; | tee rt2022-2.m4a_transcript.json &amp;" calcext:value-type="string">
            <text:p>python3 "/mnt/d/Documents/FEP-AI/Active Inference Podcast/sentencesToTranscripts.py" "rt2022-2" "." "rt2022-2_rt2022-2.m4a.sentences.csv" | tee rt2022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5" office:value-type="string" calcext:value-type="string">
            <text:p>rt2022-3</text:p>
          </table:table-cell>
          <table:table-cell table:style-name="ce26"/>
          <table:table-cell table:style-name="ce73" office:value-type="string" calcext:value-type="string">
            <text:p>Active Inference Institute 2022 Quarterly Roundtable 3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80];&quot;&quot;&quot; &quot;&quot;http://crisiscenter.us/AILab01/2022Misc&quot;&quot; &quot;&quot;&quot;;SUBSTITUTE([.$C80];&quot;#&quot;;&quot;&quot;);&quot;&quot;&quot; | tee mass_&quot;;[.$A80];&quot;.m4a.json &amp;&quot;)" office:value-type="string" office:string-value="python3 &quot;/mnt/d/Documents/FEP-AI/Active Inference Podcast/SubmitToCloudWhisper.py&quot; &quot;rt2022-3&quot; &quot;http://crisiscenter.us/AILab01/2022Misc&quot; &quot;Active Inference Institute 2022 Quarterly Roundtable 3.m4a&quot; | tee mass_rt2022-3.m4a.json &amp;" calcext:value-type="string">
            <text:p>python3 "/mnt/d/Documents/FEP-AI/Active Inference Podcast/SubmitToCloudWhisper.py" "rt2022-3" "http://crisiscenter.us/AILab01/2022Misc" "Active Inference Institute 2022 Quarterly Roundtable 3.m4a" | tee mass_rt2022-3.m4a.json &amp;</text:p>
          </table:table-cell>
          <table:table-cell table:style-name="ce26" table:formula="of:=CONCATENATE(&quot;python3 &quot;&quot;/mnt/d/Documents/FEP-AI/Active Inference Podcast/sentencesToTranscripts.py&quot;&quot; &quot;&quot;&quot;;[.$A80];&quot;&quot;&quot; &quot;&quot;.&quot;&quot; &quot;&quot;&quot;;[.$A80];&quot;_&quot;;[.$A80];&quot;.m4a.sentences.csv&quot;&quot; | tee &quot;;[.$A80];&quot;.m4a_transcript.json &amp;&quot;)" office:value-type="string" office:string-value="python3 &quot;/mnt/d/Documents/FEP-AI/Active Inference Podcast/sentencesToTranscripts.py&quot; &quot;rt2022-3&quot; &quot;.&quot; &quot;rt2022-3_rt2022-3.m4a.sentences.csv&quot; | tee rt2022-3.m4a_transcript.json &amp;" calcext:value-type="string">
            <text:p>python3 "/mnt/d/Documents/FEP-AI/Active Inference Podcast/sentencesToTranscripts.py" "rt2022-3" "." "rt2022-3_rt2022-3.m4a.sentences.csv" | tee rt2022-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5" office:value-type="string" calcext:value-type="string">
            <text:p>rt2022-4</text:p>
          </table:table-cell>
          <table:table-cell table:style-name="ce26"/>
          <table:table-cell table:style-name="ce46" office:value-type="string" calcext:value-type="string">
            <text:p>Active Inference Institute ~ 2022 Quarterly Roundtable 4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81];&quot;&quot;&quot; &quot;&quot;http://crisiscenter.us/AILab01/2022Misc&quot;&quot; &quot;&quot;&quot;;SUBSTITUTE([.$C81];&quot;#&quot;;&quot;&quot;);&quot;&quot;&quot; | tee &quot;;[.$A81];&quot;.m4a.json &amp;&quot;)" office:value-type="string" office:string-value="python3 &quot;/mnt/d/Documents/FEP-AI/Active Inference Podcast/SubmitToCloudWhisper.py&quot; &quot;rt2022-4&quot; &quot;http://crisiscenter.us/AILab01/2022Misc&quot; &quot;Active Inference Institute ~ 2022 Quarterly Roundtable 4.m4a&quot; | tee rt2022-4.m4a.json &amp;" calcext:value-type="string">
            <text:p>python3 "/mnt/d/Documents/FEP-AI/Active Inference Podcast/SubmitToCloudWhisper.py" "rt2022-4" "http://crisiscenter.us/AILab01/2022Misc" "Active Inference Institute ~ 2022 Quarterly Roundtable 4.m4a" | tee rt2022-4.m4a.json &amp;</text:p>
          </table:table-cell>
          <table:table-cell table:style-name="ce26" table:formula="of:=CONCATENATE(&quot;python3 &quot;&quot;/mnt/d/Documents/FEP-AI/Active Inference Podcast/sentencesToTranscripts.py&quot;&quot; &quot;&quot;&quot;;[.$A81];&quot;&quot;&quot; &quot;&quot;.&quot;&quot; &quot;&quot;&quot;;[.$A81];&quot;_&quot;;[.$A81];&quot;.m4a.sentences.csv&quot;&quot; | tee &quot;;[.$A81];&quot;.m4a_transcript.json &amp;&quot;)" office:value-type="string" office:string-value="python3 &quot;/mnt/d/Documents/FEP-AI/Active Inference Podcast/sentencesToTranscripts.py&quot; &quot;rt2022-4&quot; &quot;.&quot; &quot;rt2022-4_rt2022-4.m4a.sentences.csv&quot; | tee rt2022-4.m4a_transcript.json &amp;" calcext:value-type="string">
            <text:p>python3 "/mnt/d/Documents/FEP-AI/Active Inference Podcast/sentencesToTranscripts.py" "rt2022-4" "." "rt2022-4_rt2022-4.m4a.sentences.csv" | tee rt2022-4.m4a_transcript.json &amp;</text:p>
          </table:table-cell>
          <table:table-cell table:style-name="ce26"/>
          <table:table-cell table:style-name="ce26" office:value-type="string" calcext:value-type="string">
            <text:p>Active Inference Institute ~ 2022 Quarterly Roundtable #4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5" office:value-type="string" calcext:value-type="string">
            <text:p>rt2023-1</text:p>
          </table:table-cell>
          <table:table-cell table:style-name="ce26"/>
          <table:table-cell table:style-name="ce46" office:value-type="string" calcext:value-type="string">
            <text:p>Active Inference Institute ~ 2023 Quarterly Roundtable 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82];&quot;&quot;&quot; &quot;&quot;http://crisiscenter.us/AILab01/Roundtables&quot;&quot; &quot;&quot;&quot;;SUBSTITUTE([.$C82];&quot;#&quot;;&quot;&quot;);&quot;&quot;&quot; | tee &quot;;[.$A82];&quot;.m4a.json &amp;&quot;)" office:value-type="string" office:string-value="python3 &quot;/mnt/d/Documents/FEP-AI/Active Inference Podcast/SubmitToCloudWhisper_textbook.py&quot; &quot;rt2023-1&quot; &quot;http://crisiscenter.us/AILab01/Roundtables&quot; &quot;Active Inference Institute ~ 2023 Quarterly Roundtable 1.m4a&quot; | tee rt2023-1.m4a.json &amp;" calcext:value-type="string">
            <text:p>python3 "/mnt/d/Documents/FEP-AI/Active Inference Podcast/SubmitToCloudWhisper_textbook.py" "rt2023-1" "http://crisiscenter.us/AILab01/Roundtables" "Active Inference Institute ~ 2023 Quarterly Roundtable 1.m4a" | tee rt2023-1.m4a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82];&quot;&quot;&quot; &quot;&quot;.&quot;&quot; &quot;&quot;&quot;;[.$A82];&quot;_&quot;;[.$C82];&quot;.sentences.csv&quot;&quot; | tee &quot;;[.$A82];&quot;.m4a_transcript.json &amp;&quot;)" office:value-type="string" office:string-value="python3 &quot;/mnt/d/Documents/FEP-AI/Active Inference Podcast/sentencesToTranscripts - Copy (45).py&quot; &quot;rt2023-1&quot; &quot;.&quot; &quot;rt2023-1_Active Inference Institute ~ 2023 Quarterly Roundtable 1.m4a.sentences.csv&quot; | tee rt2023-1.m4a_transcript.json &amp;" calcext:value-type="string">
            <text:p>python3 "/mnt/d/Documents/FEP-AI/Active Inference Podcast/sentencesToTranscripts - Copy (45).py" "rt2023-1" "." "rt2023-1_Active Inference Institute ~ 2023 Quarterly Roundtable 1.m4a.sentences.csv" | tee rt2023-1.m4a_transcript.json &amp;</text:p>
          </table:table-cell>
          <table:table-cell table:style-name="ce26" office:value-type="string" calcext:value-type="string">
            <text:p>XYMPAAynUu8</text:p>
          </table:table-cell>
          <table:table-cell table:style-name="ce26" office:value-type="string" calcext:value-type="string">
            <text:p>Active Inference Institute ~ 2023 Quarterly Roundtable #1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5" office:value-type="string" calcext:value-type="string">
            <text:p>rt2023-2</text:p>
          </table:table-cell>
          <table:table-cell table:style-name="ce26"/>
          <table:table-cell table:style-name="ce73" office:value-type="string" calcext:value-type="string">
            <text:p>Active Inference Institute ~ 2023 Quarterly Roundtable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Roundtables\rt2023-2\YouTube</text:p>
          </table:table-cell>
          <table:table-cell table:style-name="ce26"/>
          <table:table-cell table:style-name="ce26" office:value-type="string" calcext:value-type="string">
            <text:p>AILab01/2023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83];&quot;&quot;&quot; &quot;&quot;http://crisiscenter.us/&quot;;[.$P83];&quot;&quot;&quot; &quot;&quot;&quot;;SUBSTITUTE([.$C83];&quot;#&quot;;&quot;&quot;);&quot;&quot;&quot; | tee &quot;;[.$A83];&quot;_m4a_transcribe.json &amp;&quot;)" office:value-type="string" office:string-value="python3 &quot;/mnt/d/Documents/FEP-AI/Active Inference Podcast/SubmitToCloudWhisper_textbook.py&quot; &quot;rt2023-2&quot; &quot;http://crisiscenter.us/AILab01/2023Misc&quot; &quot;Active Inference Institute ~ 2023 Quarterly Roundtable 2.m4a&quot; | tee rt2023-2_m4a_transcribe.json &amp;" calcext:value-type="string">
            <text:p>python3 "/mnt/d/Documents/FEP-AI/Active Inference Podcast/SubmitToCloudWhisper_textbook.py" "rt2023-2" "http://crisiscenter.us/AILab01/2023Misc" "Active Inference Institute ~ 2023 Quarterly Roundtable 2.m4a" | tee rt2023-2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83];&quot;&quot;&quot; &quot;&quot;.&quot;&quot; &quot;&quot;&quot;;[.$A83];&quot;_&quot;;[.$A83];&quot;.m4a.sentences.csv&quot;&quot; | tee &quot;;[.$A83];&quot;.m4a_transcript.json &amp;&quot;)" office:value-type="string" office:string-value="python3 &quot;/mnt/d/Documents/FEP-AI/Active Inference Podcast/sentencesToTranscripts.py&quot; &quot;rt2023-2&quot; &quot;.&quot; &quot;rt2023-2_rt2023-2.m4a.sentences.csv&quot; | tee rt2023-2.m4a_transcript.json &amp;" calcext:value-type="string">
            <text:p>python3 "/mnt/d/Documents/FEP-AI/Active Inference Podcast/sentencesToTranscripts.py" "rt2023-2" "." "rt2023-2_rt2023-2.m4a.sentences.csv" | tee rt2023-2.m4a_transcript.json &amp;</text:p>
          </table:table-cell>
          <table:table-cell table:style-name="ce26" office:value-type="string" calcext:value-type="string">
            <text:p>aJ9Py86ZFjU</text:p>
          </table:table-cell>
          <table:table-cell table:style-name="ce26" office:value-type="string" calcext:value-type="string">
            <text:p>Active Inference Institute ~ 2023 Quarterly Roundtable #2.mkv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5">
          <table:table-cell table:style-name="ce31"/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8" office:value-type="string" calcext:value-type="string">
            <text:p>ts001</text:p>
          </table:table-cell>
          <table:table-cell table:style-name="ce26"/>
          <table:table-cell table:style-name="ce73" office:value-type="string" calcext:value-type="string">
            <text:p>Active Inference ~ Twitter spaces 001 ~ December 9th 202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89];&quot;&quot;&quot; &quot;&quot;http://crisiscenter.us/AILab01/2022Misc&quot;&quot; &quot;&quot;&quot;;SUBSTITUTE([.$C89];&quot;#&quot;;&quot;&quot;);&quot;&quot;&quot; | tee mass_&quot;;[.$A89];&quot;.m4a.json &amp;&quot;)" office:value-type="string" office:string-value="python3 &quot;/mnt/d/Documents/FEP-AI/Active Inference Podcast/SubmitToCloudWhisper.py&quot; &quot;ts001&quot; &quot;http://crisiscenter.us/AILab01/2022Misc&quot; &quot;Active Inference ~ Twitter spaces 001 ~ December 9th 2021.m4a&quot; | tee mass_ts001.m4a.json &amp;" calcext:value-type="string">
            <text:p>python3 "/mnt/d/Documents/FEP-AI/Active Inference Podcast/SubmitToCloudWhisper.py" "ts001" "http://crisiscenter.us/AILab01/2022Misc" "Active Inference ~ Twitter spaces 001 ~ December 9th 2021.m4a" | tee mass_ts001.m4a.json &amp;</text:p>
          </table:table-cell>
          <table:table-cell table:style-name="ce26" table:formula="of:=CONCATENATE(&quot;python3 &quot;&quot;/mnt/d/Documents/FEP-AI/Active Inference Podcast/sentencesToTranscripts.py&quot;&quot; &quot;&quot;&quot;;[.$A89];&quot;&quot;&quot; &quot;&quot;.&quot;&quot; &quot;&quot;&quot;;[.$A89];&quot;_&quot;;[.$A89];&quot;.m4a.sentences.csv&quot;&quot; | tee &quot;;[.$A89];&quot;.m4a_transcript.json &amp;&quot;)" office:value-type="string" office:string-value="python3 &quot;/mnt/d/Documents/FEP-AI/Active Inference Podcast/sentencesToTranscripts.py&quot; &quot;ts001&quot; &quot;.&quot; &quot;ts001_ts001.m4a.sentences.csv&quot; | tee ts001.m4a_transcript.json &amp;" calcext:value-type="string">
            <text:p>python3 "/mnt/d/Documents/FEP-AI/Active Inference Podcast/sentencesToTranscripts.py" "ts001" "." "ts001_ts001.m4a.sentences.csv" | tee ts00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8" office:value-type="string" calcext:value-type="string">
            <text:p>ts002</text:p>
          </table:table-cell>
          <table:table-cell table:style-name="ce26"/>
          <table:table-cell table:style-name="ce73" office:value-type="string" calcext:value-type="string">
            <text:p>Active Inference ~ Twitter Spaces 002 ~ Web3 survive without cognitive modeling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90];&quot;&quot;&quot; &quot;&quot;http://crisiscenter.us/AILab01/2022Misc&quot;&quot; &quot;&quot;&quot;;SUBSTITUTE([.$C90];&quot;#&quot;;&quot;&quot;);&quot;&quot;&quot; | tee &quot;;[.$A90];&quot;.m4a.json &amp;&quot;)" office:value-type="string" office:string-value="python3 &quot;/mnt/d/Documents/FEP-AI/Active Inference Podcast/SubmitToCloudWhisper.py&quot; &quot;ts002&quot; &quot;http://crisiscenter.us/AILab01/2022Misc&quot; &quot;Active Inference ~ Twitter Spaces 002 ~ Web3 survive without cognitive modeling.m4a&quot; | tee ts002.m4a.json &amp;" calcext:value-type="string">
            <text:p>python3 "/mnt/d/Documents/FEP-AI/Active Inference Podcast/SubmitToCloudWhisper.py" "ts002" "http://crisiscenter.us/AILab01/2022Misc" "Active Inference ~ Twitter Spaces 002 ~ Web3 survive without cognitive modeling.m4a" | tee ts002.m4a.json &amp;</text:p>
          </table:table-cell>
          <table:table-cell table:style-name="ce26" table:formula="of:=CONCATENATE(&quot;python3 &quot;&quot;/mnt/d/Documents/FEP-AI/Active Inference Podcast/sentencesToTranscripts.py&quot;&quot; &quot;&quot;&quot;;[.$A90];&quot;&quot;&quot; &quot;&quot;.&quot;&quot; &quot;&quot;&quot;;[.$A90];&quot;_&quot;;[.$A90];&quot;.m4a.sentences.csv&quot;&quot; | tee &quot;;[.$A90];&quot;.m4a_transcript.json &amp;&quot;)" office:value-type="string" office:string-value="python3 &quot;/mnt/d/Documents/FEP-AI/Active Inference Podcast/sentencesToTranscripts.py&quot; &quot;ts002&quot; &quot;.&quot; &quot;ts002_ts002.m4a.sentences.csv&quot; | tee ts002.m4a_transcript.json &amp;" calcext:value-type="string">
            <text:p>python3 "/mnt/d/Documents/FEP-AI/Active Inference Podcast/sentencesToTranscripts.py" "ts002" "." "ts002_ts002.m4a.sentences.csv" | tee ts00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 table:number-rows-repeated="2">
          <table:table-cell table:style-name="ce31" table:number-columns-repeated="2"/>
          <table:table-cell table:style-name="ce86"/>
          <table:table-cell table:style-name="ce31" table:number-columns-repeated="14"/>
          <table:table-cell table:style-name="ce100"/>
          <table:table-cell table:style-name="ce31" table:number-columns-repeated="5"/>
          <table:table-cell table:style-name="ce26" table:number-columns-repeated="12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31" office:value-type="string" calcext:value-type="string">
            <text:p>rvLs-2022</text:p>
          </table:table-cell>
          <table:table-cell table:style-name="ce26"/>
          <table:table-cell table:style-name="ce73" office:value-type="string" calcext:value-type="string">
            <text:p>2022 Active Inference Livestream Review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95];&quot;&quot;&quot; &quot;&quot;http://crisiscenter.us/AILab01/2022Misc&quot;&quot; &quot;&quot;&quot;;SUBSTITUTE([.$C95];&quot;#&quot;;&quot;&quot;);&quot;&quot;&quot; | tee &quot;;[.$A95];&quot;.m4a.json &amp;&quot;)" office:value-type="string" office:string-value="python3 &quot;/mnt/d/Documents/FEP-AI/Active Inference Podcast/SubmitToCloudWhisper.py&quot; &quot;rvLs-2022&quot; &quot;http://crisiscenter.us/AILab01/2022Misc&quot; &quot;2022 Active Inference Livestream Review.m4a&quot; | tee rvLs-2022.m4a.json &amp;" calcext:value-type="string">
            <text:p>python3 "/mnt/d/Documents/FEP-AI/Active Inference Podcast/SubmitToCloudWhisper.py" "rvLs-2022" "http://crisiscenter.us/AILab01/2022Misc" "2022 Active Inference Livestream Review.m4a" | tee rvLs-2022.m4a.json &amp;</text:p>
          </table:table-cell>
          <table:table-cell table:style-name="ce26" table:formula="of:=CONCATENATE(&quot;python3 &quot;&quot;/mnt/d/Documents/FEP-AI/Active Inference Podcast/sentencesToTranscripts.py&quot;&quot; &quot;&quot;&quot;;[.$A95];&quot;&quot;&quot; &quot;&quot;.&quot;&quot; &quot;&quot;&quot;;[.$A95];&quot;_&quot;;[.$A95];&quot;.m4a.sentences.csv&quot;&quot; | tee &quot;;[.$A95];&quot;.m4a_transcript.json &amp;&quot;)" office:value-type="string" office:string-value="python3 &quot;/mnt/d/Documents/FEP-AI/Active Inference Podcast/sentencesToTranscripts.py&quot; &quot;rvLs-2022&quot; &quot;.&quot; &quot;rvLs-2022_rvLs-2022.m4a.sentences.csv&quot; | tee rvLs-2022.m4a_transcript.json &amp;" calcext:value-type="string">
            <text:p>python3 "/mnt/d/Documents/FEP-AI/Active Inference Podcast/sentencesToTranscripts.py" "rvLs-2022" "." "rvLs-2022_rvLs-2022.m4a.sentences.csv" | tee rvLs-202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38"/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MaVaTh-2</text:p>
          </table:table-cell>
          <table:table-cell table:style-name="ce26"/>
          <table:table-cell table:style-name="ce73" office:value-type="string" calcext:value-type="string">
            <text:p>Friday Defense Pt. 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Speaker.py&quot;&quot; &quot;&quot;&quot;;[.$A97];&quot;&quot;&quot; &quot;&quot;http://crisiscenter.us/AILab01/2023Misc&quot;&quot; &quot;&quot;&quot;;SUBSTITUTE([.$C97];&quot;#&quot;;&quot;&quot;);&quot;&quot;&quot; | tee &quot;;[.$A97];&quot;.m4a.json &amp;&quot;)" office:value-type="string" office:string-value="python3 &quot;/mnt/d/Documents/FEP-AI/Active Inference Podcast/SubmitToCloudWhisper_noSpeaker.py&quot; &quot;MaVaTh-2&quot; &quot;http://crisiscenter.us/AILab01/2023Misc&quot; &quot;Friday Defense Pt. 2.m4a&quot; | tee MaVaTh-2.m4a.json &amp;" calcext:value-type="string">
            <text:p>python3 "/mnt/d/Documents/FEP-AI/Active Inference Podcast/SubmitToCloudWhisper_noSpeaker.py" "MaVaTh-2" "http://crisiscenter.us/AILab01/2023Misc" "Friday Defense Pt. 2.m4a" | tee MaVaTh-2.m4a.json &amp;</text:p>
          </table:table-cell>
          <table:table-cell table:style-name="ce26" table:formula="of:=CONCATENATE(&quot;python3 &quot;&quot;/mnt/d/Documents/FEP-AI/Active Inference Podcast/sentencesToTranscripts.py&quot;&quot; &quot;&quot;&quot;;[.$A97];&quot;&quot;&quot; &quot;&quot;.&quot;&quot; &quot;&quot;&quot;;[.$A97];&quot;_&quot;;[.$A97];&quot;.m4a.sentences.csv&quot;&quot; | tee &quot;;[.$A97];&quot;.m4a_transcript.json &amp;&quot;)" office:value-type="string" office:string-value="python3 &quot;/mnt/d/Documents/FEP-AI/Active Inference Podcast/sentencesToTranscripts.py&quot; &quot;MaVaTh-2&quot; &quot;.&quot; &quot;MaVaTh-2_MaVaTh-2.m4a.sentences.csv&quot; | tee MaVaTh-2.m4a_transcript.json &amp;" calcext:value-type="string">
            <text:p>python3 "/mnt/d/Documents/FEP-AI/Active Inference Podcast/sentencesToTranscripts.py" "MaVaTh-2" "." "MaVaTh-2_MaVaTh-2.m4a.sentences.csv" | tee MaVaTh-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9" office:value-type="string" calcext:value-type="string">
            <text:p>MaVaTh-1</text:p>
          </table:table-cell>
          <table:table-cell table:style-name="ce9"/>
          <table:table-cell table:style-name="ce33" office:value-type="string" calcext:value-type="string">
            <text:p>Friday Defense.m4a</text:p>
          </table:table-cell>
          <table:table-cell table:style-name="ce9" table:number-columns-repeated="14"/>
          <table:table-cell table:style-name="ce63" table:formula="of:=CONCATENATE(&quot;python3 &quot;&quot;/mnt/d/Documents/FEP-AI/Active Inference Podcast/SubmitToCloudWhisper_noSpeaker.py&quot;&quot; &quot;&quot;&quot;;[.$A98];&quot;&quot;&quot; &quot;&quot;http://crisiscenter.us/AILab01/2023Misc&quot;&quot; &quot;&quot;&quot;;SUBSTITUTE([.$C98];&quot;#&quot;;&quot;&quot;);&quot;&quot;&quot; | tee &quot;;[.$A98];&quot;.m4a.json &amp;&quot;)" office:value-type="string" office:string-value="python3 &quot;/mnt/d/Documents/FEP-AI/Active Inference Podcast/SubmitToCloudWhisper_noSpeaker.py&quot; &quot;MaVaTh-1&quot; &quot;http://crisiscenter.us/AILab01/2023Misc&quot; &quot;Friday Defense.m4a&quot; | tee MaVaTh-1.m4a.json &amp;" calcext:value-type="string">
            <text:p>python3 "/mnt/d/Documents/FEP-AI/Active Inference Podcast/SubmitToCloudWhisper_noSpeaker.py" "MaVaTh-1" "http://crisiscenter.us/AILab01/2023Misc" "Friday Defense.m4a" | tee MaVaTh-1.m4a.json &amp;</text:p>
          </table:table-cell>
          <table:table-cell table:style-name="ce9" table:formula="of:=CONCATENATE(&quot;python3 &quot;&quot;/mnt/d/Documents/FEP-AI/Active Inference Podcast/sentencesToTranscripts.py&quot;&quot; &quot;&quot;&quot;;[.$A98];&quot;&quot;&quot; &quot;&quot;.&quot;&quot; &quot;&quot;&quot;;[.$A98];&quot;_&quot;;[.$A98];&quot;.m4a.sentences.csv&quot;&quot; | tee &quot;;[.$A98];&quot;.m4a_transcript.json &amp;&quot;)" office:value-type="string" office:string-value="python3 &quot;/mnt/d/Documents/FEP-AI/Active Inference Podcast/sentencesToTranscripts.py&quot; &quot;MaVaTh-1&quot; &quot;.&quot; &quot;MaVaTh-1_MaVaTh-1.m4a.sentences.csv&quot; | tee MaVaTh-1.m4a_transcript.json &amp;" calcext:value-type="string">
            <text:p>python3 "/mnt/d/Documents/FEP-AI/Active Inference Podcast/sentencesToTranscripts.py" "MaVaTh-1" "." "MaVaTh-1_MaVaTh-1.m4a.sentences.csv" | tee MaVaTh-1.m4a_transcript.json &amp;</text:p>
          </table:table-cell>
          <table:table-cell table:style-name="ce9" table:number-columns-repeated="2"/>
          <table:table-cell table:style-name="ce76" table:number-columns-repeated="14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MaVaTh-1-1</text:p>
          </table:table-cell>
          <table:table-cell table:style-name="ce26"/>
          <table:table-cell table:style-name="ce73" office:value-type="string" calcext:value-type="string">
            <text:p>Defense_1.1(thru-010430)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Speaker.py&quot;&quot; &quot;&quot;&quot;;[.$A99];&quot;&quot;&quot; &quot;&quot;http://crisiscenter.us/AILab01/2023Misc&quot;&quot; &quot;&quot;&quot;;SUBSTITUTE([.$C99];&quot;#&quot;;&quot;&quot;);&quot;&quot;&quot; | tee &quot;;[.$A99];&quot;.m4a.json &amp;&quot;)" office:value-type="string" office:string-value="python3 &quot;/mnt/d/Documents/FEP-AI/Active Inference Podcast/SubmitToCloudWhisper_noSpeaker.py&quot; &quot;MaVaTh-1-1&quot; &quot;http://crisiscenter.us/AILab01/2023Misc&quot; &quot;Defense_1.1(thru-010430).m4a&quot; | tee MaVaTh-1-1.m4a.json &amp;" calcext:value-type="string">
            <text:p>python3 "/mnt/d/Documents/FEP-AI/Active Inference Podcast/SubmitToCloudWhisper_noSpeaker.py" "MaVaTh-1-1" "http://crisiscenter.us/AILab01/2023Misc" "Defense_1.1(thru-010430).m4a" | tee MaVaTh-1-1.m4a.json &amp;</text:p>
          </table:table-cell>
          <table:table-cell table:style-name="ce26" table:formula="of:=CONCATENATE(&quot;python3 &quot;&quot;/mnt/d/Documents/FEP-AI/Active Inference Podcast/sentencesToTranscripts.py&quot;&quot; &quot;&quot;&quot;;[.$A99];&quot;&quot;&quot; &quot;&quot;.&quot;&quot; &quot;&quot;&quot;;[.$A99];&quot;_&quot;;[.$A99];&quot;.m4a.sentences.csv&quot;&quot; | tee &quot;;[.$A99];&quot;.m4a_transcript.json &amp;&quot;)" office:value-type="string" office:string-value="python3 &quot;/mnt/d/Documents/FEP-AI/Active Inference Podcast/sentencesToTranscripts.py&quot; &quot;MaVaTh-1-1&quot; &quot;.&quot; &quot;MaVaTh-1-1_MaVaTh-1-1.m4a.sentences.csv&quot; | tee MaVaTh-1-1.m4a_transcript.json &amp;" calcext:value-type="string">
            <text:p>python3 "/mnt/d/Documents/FEP-AI/Active Inference Podcast/sentencesToTranscripts.py" "MaVaTh-1-1" "." "MaVaTh-1-1_MaVaTh-1-1.m4a.sentences.csv" | tee MaVaTh-1-1.m4a_transcript.json &amp;</text:p>
          </table:table-cell>
          <table:table-cell table:style-name="ce26" table:number-columns-repeated="2"/>
          <table:table-cell table:style-name="ce31" table:number-columns-repeated="2"/>
          <table:table-cell table:style-name="ce26" table:number-columns-repeated="12"/>
          <table:table-cell table:number-columns-repeated="16349"/>
        </table:table-row>
        <table:table-row table:style-name="ro3">
          <table:table-cell table:style-name="ce26" office:value-type="string" calcext:value-type="string">
            <text:p>MaVaTh-1-2</text:p>
          </table:table-cell>
          <table:table-cell table:style-name="ce26"/>
          <table:table-cell table:style-name="ce73" office:value-type="string" calcext:value-type="string">
            <text:p>Defense_1.2(from-010430)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Speaker.py&quot;&quot; &quot;&quot;&quot;;[.$A100];&quot;&quot;&quot; &quot;&quot;http://crisiscenter.us/AILab01/2023Misc&quot;&quot; &quot;&quot;&quot;;SUBSTITUTE([.$C100];&quot;#&quot;;&quot;&quot;);&quot;&quot;&quot; | tee &quot;;[.$A100];&quot;.m4a.json &amp;&quot;)" office:value-type="string" office:string-value="python3 &quot;/mnt/d/Documents/FEP-AI/Active Inference Podcast/SubmitToCloudWhisper_noSpeaker.py&quot; &quot;MaVaTh-1-2&quot; &quot;http://crisiscenter.us/AILab01/2023Misc&quot; &quot;Defense_1.2(from-010430).m4a&quot; | tee MaVaTh-1-2.m4a.json &amp;" calcext:value-type="string">
            <text:p>python3 "/mnt/d/Documents/FEP-AI/Active Inference Podcast/SubmitToCloudWhisper_noSpeaker.py" "MaVaTh-1-2" "http://crisiscenter.us/AILab01/2023Misc" "Defense_1.2(from-010430).m4a" | tee MaVaTh-1-2.m4a.json &amp;</text:p>
          </table:table-cell>
          <table:table-cell table:style-name="ce26" table:formula="of:=CONCATENATE(&quot;python3 &quot;&quot;/mnt/d/Documents/FEP-AI/Active Inference Podcast/sentencesToTranscripts.py&quot;&quot; &quot;&quot;&quot;;[.$A100];&quot;&quot;&quot; &quot;&quot;.&quot;&quot; &quot;&quot;&quot;;[.$A100];&quot;_&quot;;[.$A100];&quot;.m4a.sentences.csv&quot;&quot; | tee &quot;;[.$A100];&quot;.m4a_transcript.json &amp;&quot;)" office:value-type="string" office:string-value="python3 &quot;/mnt/d/Documents/FEP-AI/Active Inference Podcast/sentencesToTranscripts.py&quot; &quot;MaVaTh-1-2&quot; &quot;.&quot; &quot;MaVaTh-1-2_MaVaTh-1-2.m4a.sentences.csv&quot; | tee MaVaTh-1-2.m4a_transcript.json &amp;" calcext:value-type="string">
            <text:p>python3 "/mnt/d/Documents/FEP-AI/Active Inference Podcast/sentencesToTranscripts.py" "MaVaTh-1-2" "." "MaVaTh-1-2_MaVaTh-1-2.m4a.sentences.csv" | tee MaVaTh-1-2.m4a_transcript.json &amp;</text:p>
          </table:table-cell>
          <table:table-cell table:style-name="ce26" table:number-columns-repeated="2"/>
          <table:table-cell table:style-name="ce31" table:number-columns-repeated="2"/>
          <table:table-cell table:style-name="ce26" table:number-columns-repeated="12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gs001-1</text:p>
          </table:table-cell>
          <table:table-cell table:style-name="ce26"/>
          <table:table-cell table:style-name="ce73" office:value-type="string" calcext:value-type="string">
            <text:p>ActInf GuestStream #017.1 ~ Mahault Albarracin <text:s/>Epistemic Communities under Active Inference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02];&quot;&quot;&quot; &quot;&quot;.&quot;&quot; &quot;&quot;&quot;;[.$C102];&quot;&quot;&quot; | tee &quot;&quot;&quot;;[.$C102];&quot;_whisper.json&quot;&quot; &amp;&quot;)" office:value-type="string" office:string-value="python3 &quot;/mnt/d/Documents/FEP-AI/Active Inference Podcast/RunLocalWhisper.py&quot; &quot;gs001-1&quot; &quot;.&quot; &quot;ActInf GuestStream #017.1 ~ Mahault Albarracin  Epistemic Communities under Active Inference.m4a&quot; | tee &quot;ActInf GuestStream #017.1 ~ Mahault Albarracin  Epistemic Communities under Active Inference.m4a_whisper.json&quot; &amp;" calcext:value-type="string">
            <text:p>python3 "/mnt/d/Documents/FEP-AI/Active Inference Podcast/RunLocalWhisper.py" "gs001-1" "." "ActInf GuestStream #017.1 ~ Mahault Albarracin <text:s/>Epistemic Communities under Active Inference.m4a" | tee "ActInf GuestStream #017.1 ~ Mahault Albarracin <text:s/>Epistemic Communities under Active Inference.m4a_whisper.json" &amp;</text:p>
          </table:table-cell>
          <table:table-cell table:style-name="ce26" office:value-type="string" calcext:value-type="string">
            <text:p>AILab01/2022Gueststreams</text:p>
          </table:table-cell>
          <table:table-cell table:style-name="ce26"/>
          <table:table-cell table:style-name="ce45" table:formula="of:=CONCATENATE(&quot;python3 &quot;&quot;/mnt/d/Documents/FEP-AI/Active Inference Podcast/SubmitToCloudWhisper.py&quot;&quot; &quot;&quot;&quot;;[.$A102];&quot;&quot;&quot; &quot;&quot;http://crisiscenter.us/AILab01/2022Misc&quot;&quot; &quot;&quot;&quot;;SUBSTITUTE([.$C102];&quot;#&quot;;&quot;&quot;);&quot;&quot;&quot; | tee mass_&quot;;[.$A102];&quot;.m4a.json &amp;&quot;)" office:value-type="string" office:string-value="python3 &quot;/mnt/d/Documents/FEP-AI/Active Inference Podcast/SubmitToCloudWhisper.py&quot; &quot;gs001-1&quot; &quot;http://crisiscenter.us/AILab01/2022Misc&quot; &quot;ActInf GuestStream 017.1 ~ Mahault Albarracin  Epistemic Communities under Active Inference.m4a&quot; | tee mass_gs001-1.m4a.json &amp;" calcext:value-type="string">
            <text:p>python3 "/mnt/d/Documents/FEP-AI/Active Inference Podcast/SubmitToCloudWhisper.py" "gs001-1" "http://crisiscenter.us/AILab01/2022Misc" "ActInf GuestStream 017.1 ~ Mahault Albarracin <text:s/>Epistemic Communities under Active Inference.m4a" | tee mass_gs001-1.m4a.json &amp;</text:p>
          </table:table-cell>
          <table:table-cell table:style-name="ce26" table:formula="of:=CONCATENATE(&quot;python3 &quot;&quot;/mnt/d/Documents/FEP-AI/Active Inference Podcast/sentencesToTranscripts_X.py&quot;&quot; &quot;&quot;&quot;;[.$A102];&quot;&quot;&quot; &quot;&quot;.&quot;&quot; &quot;&quot;&quot;;[.$A102];&quot;_&quot;;[.$C102];&quot;.sentences.csv&quot;&quot; | tee &quot;;[.$A102];&quot;_transcript.json &amp;&quot;)" office:value-type="string" office:string-value="python3 &quot;/mnt/d/Documents/FEP-AI/Active Inference Podcast/sentencesToTranscripts_X.py&quot; &quot;gs001-1&quot; &quot;.&quot; &quot;gs001-1_ActInf GuestStream #017.1 ~ Mahault Albarracin  Epistemic Communities under Active Inference.m4a.sentences.csv&quot; | tee gs001-1_transcript.json &amp;" calcext:value-type="string">
            <text:p>python3 "/mnt/d/Documents/FEP-AI/Active Inference Podcast/sentencesToTranscripts_X.py" "gs001-1" "." "gs001-1_ActInf GuestStream #017.1 ~ Mahault Albarracin <text:s/>Epistemic Communities under Active Inference.m4a.sentences.csv" | tee gs001-1_transcript.json &amp;</text:p>
          </table:table-cell>
          <table:table-cell table:style-name="ce26" office:value-type="string" calcext:value-type="string">
            <text:p>aEYQCmFl1Bw</text:p>
          </table:table-cell>
          <table:table-cell table:style-name="ce26" office:value-type="string" calcext:value-type="string">
            <text:p>ActInf GuestStream #017.1 ~ Mahault Albarracin <text:s/>Epistemic Communities under Active Inference.m4a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gs015-3</text:p>
          </table:table-cell>
          <table:table-cell table:style-name="ce26"/>
          <table:table-cell table:style-name="ce73" office:value-type="string" calcext:value-type="string">
            <text:p>ActInf GuestStream 015.3 ~ Bobby Azarian, The Teleological Stance.wav</text:p>
          </table:table-cell>
          <table:table-cell table:style-name="ce26" table:number-columns-repeated="12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05];&quot;&quot;&quot; &quot;&quot;http://crisiscenter.us/&quot;;[.$P105];&quot;&quot;&quot; &quot;&quot;&quot;;SUBSTITUTE([.$C105];&quot;#&quot;;&quot;&quot;);&quot;&quot;&quot; | tee &quot;;[.$A105];&quot;_m4a_transcribe.json &amp;&quot;)" office:value-type="string" office:string-value="python3 &quot;/mnt/d/Documents/FEP-AI/Active Inference Podcast/SubmitToCloudWhisper_textbook.py&quot; &quot;gs015-3&quot; &quot;http://crisiscenter.us/AILab01/2023Gueststreams&quot; &quot;ActInf GuestStream 015.3 ~ Bobby Azarian, The Teleological Stance.wav&quot; | tee gs015-3_m4a_transcribe.json &amp;" calcext:value-type="string">
            <text:p>python3 "/mnt/d/Documents/FEP-AI/Active Inference Podcast/SubmitToCloudWhisper_textbook.py" "gs015-3" "http://crisiscenter.us/AILab01/2023Gueststreams" "ActInf GuestStream 015.3 ~ Bobby Azarian, The Teleological Stance.wav" | tee gs015-3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05];&quot;&quot;&quot; &quot;&quot;.&quot;&quot; &quot;&quot;&quot;;[.$A105];&quot;_&quot;;[.$C105];&quot;.sentences.csv&quot;&quot; | tee &quot;;[.$A105];&quot;.m4a_transcript.json &amp;&quot;)" office:value-type="string" office:string-value="python3 &quot;/mnt/d/Documents/FEP-AI/Active Inference Podcast/sentencesToTranscripts.py&quot; &quot;gs015-3&quot; &quot;.&quot; &quot;gs015-3_ActInf GuestStream 015.3 ~ Bobby Azarian, The Teleological Stance.wav.sentences.csv&quot; | tee gs015-3.m4a_transcript.json &amp;" calcext:value-type="string">
            <text:p>python3 "/mnt/d/Documents/FEP-AI/Active Inference Podcast/sentencesToTranscripts.py" "gs015-3" "." "gs015-3_ActInf GuestStream 015.3 ~ Bobby Azarian, The Teleological Stance.wav.sentences.csv" | tee gs015-3.m4a_transcript.json &amp;</text:p>
          </table:table-cell>
          <table:table-cell table:style-name="ce26" office:value-type="string" calcext:value-type="string">
            <text:p>HK9ZkbxieLY</text:p>
          </table:table-cell>
          <table:table-cell table:style-name="ce26" office:value-type="string" calcext:value-type="string">
            <text:p>Active Inference LiveStream 054.0 ~ “...Compositional Account of the Bayesian Brain” (Smithe).m4a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1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3-1</text:p>
          </table:table-cell>
          <table:table-cell table:style-name="ce26"/>
          <table:table-cell table:style-name="ce73" office:value-type="string" calcext:value-type="string">
            <text:p>ActInf GuestStream 033.1 ~ surpris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18];&quot;&quot;&quot; &quot;&quot;http://crisiscenter.us/AILab01/2023Gueststreams&quot;&quot; &quot;&quot;&quot;;SUBSTITUTE([.$C118];&quot;#&quot;;&quot;&quot;);&quot;&quot;&quot; | tee &quot;;[.$A118];&quot;.m4a.json &amp;&quot;)" office:value-type="string" office:string-value="python3 &quot;/mnt/d/Documents/FEP-AI/Active Inference Podcast/SubmitToCloudWhisper.py&quot; &quot;gs033-1&quot; &quot;http://crisiscenter.us/AILab01/2023Gueststreams&quot; &quot;ActInf GuestStream 033.1 ~ surprise.m4a&quot; | tee gs033-1.m4a.json &amp;" calcext:value-type="string">
            <text:p>python3 "/mnt/d/Documents/FEP-AI/Active Inference Podcast/SubmitToCloudWhisper.py" "gs033-1" "http://crisiscenter.us/AILab01/2023Gueststreams" "ActInf GuestStream 033.1 ~ surprise.m4a" | tee gs033-1.m4a.json &amp;</text:p>
          </table:table-cell>
          <table:table-cell table:style-name="ce26" table:formula="of:=CONCATENATE(&quot;python3 &quot;&quot;/mnt/d/Documents/FEP-AI/Active Inference Podcast/sentencesToTranscripts.py&quot;&quot; &quot;&quot;&quot;;[.$A118];&quot;&quot;&quot; &quot;&quot;.&quot;&quot; &quot;&quot;&quot;;[.$A118];&quot;_&quot;;[.$A118];&quot;.m4a.sentences.csv&quot;&quot; | tee &quot;;[.$A118];&quot;.m4a_transcript.json &amp;&quot;)" office:value-type="string" office:string-value="python3 &quot;/mnt/d/Documents/FEP-AI/Active Inference Podcast/sentencesToTranscripts.py&quot; &quot;gs033-1&quot; &quot;.&quot; &quot;gs033-1_gs033-1.m4a.sentences.csv&quot; | tee gs033-1.m4a_transcript.json &amp;" calcext:value-type="string">
            <text:p>python3 "/mnt/d/Documents/FEP-AI/Active Inference Podcast/sentencesToTranscripts.py" "gs033-1" "." "gs033-1_gs033-1.m4a.sentences.csv" | tee gs033-1.m4a_transcript.json &amp;</text:p>
          </table:table-cell>
          <table:table-cell table:style-name="ce26"/>
          <table:table-cell table:style-name="ce26" office:value-type="string" calcext:value-type="string">
            <text:p>ActInf GuestStream #033.1 ~ A taxonomy of surprise definitions, Alireza Modirshanechi.m4a</text:p>
          </table:table-cell>
          <table:table-cell table:style-name="ce31"/>
          <table:table-cell table:style-name="ce26" table:number-columns-repeated="13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4-1</text:p>
          </table:table-cell>
          <table:table-cell table:style-name="ce26"/>
          <table:table-cell table:style-name="ce73" office:value-type="string" calcext:value-type="string">
            <text:p>ActInf GuestStream 034.1 ~ Avel Guenin-Carlut ~ <text:s/>Physics of Cre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19];&quot;&quot;&quot; &quot;&quot;http://crisiscenter.us/AILab01/2023Gueststreams&quot;&quot; &quot;&quot;&quot;;SUBSTITUTE([.$C119];&quot;#&quot;;&quot;&quot;);&quot;&quot;&quot; | tee &quot;;[.$A119];&quot;.m4a.json &amp;&quot;)" office:value-type="string" office:string-value="python3 &quot;/mnt/d/Documents/FEP-AI/Active Inference Podcast/SubmitToCloudWhisper.py&quot; &quot;gs034-1&quot; &quot;http://crisiscenter.us/AILab01/2023Gueststreams&quot; &quot;ActInf GuestStream 034.1 ~ Avel Guenin-Carlut ~  Physics of Creation.m4a&quot; | tee gs034-1.m4a.json &amp;" calcext:value-type="string">
            <text:p>python3 "/mnt/d/Documents/FEP-AI/Active Inference Podcast/SubmitToCloudWhisper.py" "gs034-1" "http://crisiscenter.us/AILab01/2023Gueststreams" "ActInf GuestStream 034.1 ~ Avel Guenin-Carlut ~ <text:s/>Physics of Creation.m4a" | tee gs034-1.m4a.json &amp;</text:p>
          </table:table-cell>
          <table:table-cell table:style-name="ce26" table:formula="of:=CONCATENATE(&quot;python3 &quot;&quot;/mnt/d/Documents/FEP-AI/Active Inference Podcast/sentencesToTranscripts.py&quot;&quot; &quot;&quot;&quot;;[.$A119];&quot;&quot;&quot; &quot;&quot;.&quot;&quot; &quot;&quot;&quot;;[.$A119];&quot;_&quot;;[.$C119];&quot;.sentences.csv&quot;&quot; | tee &quot;;[.$A119];&quot;.m4a_transcript.json &amp;&quot;)" office:value-type="string" office:string-value="python3 &quot;/mnt/d/Documents/FEP-AI/Active Inference Podcast/sentencesToTranscripts.py&quot; &quot;gs034-1&quot; &quot;.&quot; &quot;gs034-1_ActInf GuestStream 034.1 ~ Avel Guenin-Carlut ~  Physics of Creation.m4a.sentences.csv&quot; | tee gs034-1.m4a_transcript.json &amp;" calcext:value-type="string">
            <text:p>python3 "/mnt/d/Documents/FEP-AI/Active Inference Podcast/sentencesToTranscripts.py" "gs034-1" "." "gs034-1_ActInf GuestStream 034.1 ~ Avel Guenin-Carlut ~ <text:s/>Physics of Creation.m4a.sentences.csv" | tee gs034-1.m4a_transcript.json &amp;</text:p>
          </table:table-cell>
          <table:table-cell table:style-name="ce26" table:number-columns-repeated="2"/>
          <table:table-cell table:style-name="ce31"/>
          <table:table-cell table:style-name="ce26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gs035-1</text:p>
          </table:table-cell>
          <table:table-cell table:style-name="ce26"/>
          <table:table-cell table:style-name="ce73" office:value-type="string" calcext:value-type="string">
            <text:p>ActInf GuestStream 035.1 ~ Jordan Hall &amp; Matthew Pirkowski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20];&quot;&quot;&quot; &quot;&quot;http://crisiscenter.us/AILab01/2023Gueststreams&quot;&quot; &quot;&quot;&quot;;SUBSTITUTE([.$C120];&quot;#&quot;;&quot;&quot;);&quot;&quot;&quot; | tee &quot;;[.$A120];&quot;.m4a.json &amp;&quot;)" office:value-type="string" office:string-value="python3 &quot;/mnt/d/Documents/FEP-AI/Active Inference Podcast/SubmitToCloudWhisper.py&quot; &quot;gs035-1&quot; &quot;http://crisiscenter.us/AILab01/2023Gueststreams&quot; &quot;ActInf GuestStream 035.1 ~ Jordan Hall &amp; Matthew Pirkowski.m4a&quot; | tee gs035-1.m4a.json &amp;" calcext:value-type="string">
            <text:p>python3 "/mnt/d/Documents/FEP-AI/Active Inference Podcast/SubmitToCloudWhisper.py" "gs035-1" "http://crisiscenter.us/AILab01/2023Gueststreams" "ActInf GuestStream 035.1 ~ Jordan Hall &amp; Matthew Pirkowski.m4a" | tee gs035-1.m4a.json &amp;</text:p>
          </table:table-cell>
          <table:table-cell table:style-name="ce26" table:formula="of:=CONCATENATE(&quot;python3 &quot;&quot;/mnt/d/Documents/FEP-AI/Active Inference Podcast/sentencesToTranscripts.py&quot;&quot; &quot;&quot;&quot;;[.$A120];&quot;&quot;&quot; &quot;&quot;.&quot;&quot; &quot;&quot;&quot;;[.$A120];&quot;_&quot;;[.$C120];&quot;.sentences.csv&quot;&quot; | tee &quot;;[.$A120];&quot;.m4a_transcript.json &amp;&quot;)" office:value-type="string" office:string-value="python3 &quot;/mnt/d/Documents/FEP-AI/Active Inference Podcast/sentencesToTranscripts.py&quot; &quot;gs035-1&quot; &quot;.&quot; &quot;gs035-1_ActInf GuestStream 035.1 ~ Jordan Hall &amp; Matthew Pirkowski.m4a.sentences.csv&quot; | tee gs035-1.m4a_transcript.json &amp;" calcext:value-type="string">
            <text:p>python3 "/mnt/d/Documents/FEP-AI/Active Inference Podcast/sentencesToTranscripts.py" "gs035-1" "." "gs035-1_ActInf GuestStream 035.1 ~ Jordan Hall &amp; Matthew Pirkowski.m4a.sentences.csv" | tee gs035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6-1</text:p>
          </table:table-cell>
          <table:table-cell table:style-name="ce26"/>
          <table:table-cell table:style-name="ce73" office:value-type="string" calcext:value-type="string">
            <text:p>gs036.1 ~ Ben Falandays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guestStream.py&quot;&quot; &quot;&quot;&quot;;[.$A121];&quot;&quot;&quot; &quot;&quot;http://crisiscenter.us/AILab01/2023Gueststreams&quot;&quot; &quot;&quot;&quot;;SUBSTITUTE([.$C121];&quot;#&quot;;&quot;&quot;);&quot;&quot;&quot; | tee &quot;;[.$A121];&quot;.m4a.json &amp;&quot;)" office:value-type="string" office:string-value="python3 &quot;/mnt/d/Documents/FEP-AI/Active Inference Podcast/SubmitToCloudWhisper_guestStream.py&quot; &quot;gs036-1&quot; &quot;http://crisiscenter.us/AILab01/2023Gueststreams&quot; &quot;gs036.1 ~ Ben Falandays.m4a&quot; | tee gs036-1.m4a.json &amp;" calcext:value-type="string">
            <text:p>python3 "/mnt/d/Documents/FEP-AI/Active Inference Podcast/SubmitToCloudWhisper_guestStream.py" "gs036-1" "http://crisiscenter.us/AILab01/2023Gueststreams" "gs036.1 ~ Ben Falandays.m4a" | tee gs036-1.m4a.json &amp;</text:p>
          </table:table-cell>
          <table:table-cell table:style-name="ce26" table:formula="of:=CONCATENATE(&quot;python3 &quot;&quot;/mnt/d/Documents/FEP-AI/Active Inference Podcast/sentencesToTranscripts.py&quot;&quot; &quot;&quot;&quot;;[.$A121];&quot;&quot;&quot; &quot;&quot;.&quot;&quot; &quot;&quot;&quot;;[.$A121];&quot;_&quot;;[.$C121];&quot;.sentences.csv&quot;&quot; | tee &quot;;[.$A121];&quot;.m4a_transcript.json &amp;&quot;)" office:value-type="string" office:string-value="python3 &quot;/mnt/d/Documents/FEP-AI/Active Inference Podcast/sentencesToTranscripts.py&quot; &quot;gs036-1&quot; &quot;.&quot; &quot;gs036-1_gs036.1 ~ Ben Falandays.m4a.sentences.csv&quot; | tee gs036-1.m4a_transcript.json &amp;" calcext:value-type="string">
            <text:p>python3 "/mnt/d/Documents/FEP-AI/Active Inference Podcast/sentencesToTranscripts.py" "gs036-1" "." "gs036-1_gs036.1 ~ Ben Falandays.m4a.sentences.csv" | tee gs036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7-1</text:p>
          </table:table-cell>
          <table:table-cell table:style-name="ce26"/>
          <table:table-cell table:style-name="ce73" office:value-type="string" calcext:value-type="string">
            <text:p>ActInf GuestStream #037.1 ~ Baba Brinkman_deEcho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guestStream.py&quot;&quot; &quot;&quot;&quot;;[.$A122];&quot;&quot;&quot; &quot;&quot;http://crisiscenter.us/AILab01/2023Gueststreams&quot;&quot; &quot;&quot;&quot;;SUBSTITUTE([.$C122];&quot;#&quot;;&quot;&quot;);&quot;&quot;&quot; | tee &quot;;[.$A122];&quot;.m4a.json &amp;&quot;)" office:value-type="string" office:string-value="python3 &quot;/mnt/d/Documents/FEP-AI/Active Inference Podcast/SubmitToCloudWhisper_guestStream.py&quot; &quot;gs037-1&quot; &quot;http://crisiscenter.us/AILab01/2023Gueststreams&quot; &quot;ActInf GuestStream 037.1 ~ Baba Brinkman_deEcho.m4a&quot; | tee gs037-1.m4a.json &amp;" calcext:value-type="string">
            <text:p>python3 "/mnt/d/Documents/FEP-AI/Active Inference Podcast/SubmitToCloudWhisper_guestStream.py" "gs037-1" "http://crisiscenter.us/AILab01/2023Gueststreams" "ActInf GuestStream 037.1 ~ Baba Brinkman_deEcho.m4a" | tee gs037-1.m4a.json &amp;</text:p>
          </table:table-cell>
          <table:table-cell table:style-name="ce26" table:formula="of:=CONCATENATE(&quot;python3 &quot;&quot;/mnt/d/Documents/FEP-AI/Active Inference Podcast/sentencesToTranscripts.py&quot;&quot; &quot;&quot;&quot;;[.$A122];&quot;&quot;&quot; &quot;&quot;.&quot;&quot; &quot;&quot;&quot;;[.$A122];&quot;_&quot;;[.$C122];&quot;.sentences.csv&quot;&quot; | tee &quot;;[.$A122];&quot;.m4a_transcript.json &amp;&quot;)" office:value-type="string" office:string-value="python3 &quot;/mnt/d/Documents/FEP-AI/Active Inference Podcast/sentencesToTranscripts.py&quot; &quot;gs037-1&quot; &quot;.&quot; &quot;gs037-1_ActInf GuestStream #037.1 ~ Baba Brinkman_deEcho.m4a.sentences.csv&quot; | tee gs037-1.m4a_transcript.json &amp;" calcext:value-type="string">
            <text:p>python3 "/mnt/d/Documents/FEP-AI/Active Inference Podcast/sentencesToTranscripts.py" "gs037-1" "." "gs037-1_ActInf GuestStream #037.1 ~ Baba Brinkman_deEcho.m4a.sentences.csv" | tee gs037-1.m4a_transcript.json &amp;</text:p>
          </table:table-cell>
          <table:table-cell table:style-name="ce26"/>
          <table:table-cell table:style-name="ce26" office:value-type="string" calcext:value-type="string">
            <text:p>ActInf GuestStream #037.1 ~ Baba Brinkman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8-1</text:p>
          </table:table-cell>
          <table:table-cell table:style-name="ce26"/>
          <table:table-cell table:style-name="ce73" office:value-type="string" calcext:value-type="string">
            <text:p>ActInf GuestStream 038.1 ~ Max Berg Oversampled and undersolved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123];&quot;&quot;&quot; &quot;&quot;http://crisiscenter.us/AILab01/2023Gueststreams&quot;&quot; &quot;&quot;&quot;;SUBSTITUTE([.$C123];&quot;#&quot;;&quot;&quot;);&quot;&quot;&quot; | tee &quot;;[.$A123];&quot;.m4a.json &amp;&quot;)" office:value-type="string" office:string-value="python3 &quot;/mnt/d/Documents/FEP-AI/Active Inference Podcast/SubmitToCloudWhisper_textbook.py&quot; &quot;gs038-1&quot; &quot;http://crisiscenter.us/AILab01/2023Gueststreams&quot; &quot;ActInf GuestStream 038.1 ~ Max Berg Oversampled and undersolved.m4a&quot; | tee gs038-1.m4a.json &amp;" calcext:value-type="string">
            <text:p>python3 "/mnt/d/Documents/FEP-AI/Active Inference Podcast/SubmitToCloudWhisper_textbook.py" "gs038-1" "http://crisiscenter.us/AILab01/2023Gueststreams" "ActInf GuestStream 038.1 ~ Max Berg Oversampled and undersolved.m4a" | tee gs038-1.m4a.json &amp;</text:p>
          </table:table-cell>
          <table:table-cell table:style-name="ce26" table:formula="of:=CONCATENATE(&quot;python3 &quot;&quot;/mnt/d/Documents/FEP-AI/Active Inference Podcast/sentencesToTranscripts.py&quot;&quot; &quot;&quot;&quot;;[.$A123];&quot;&quot;&quot; &quot;&quot;.&quot;&quot; &quot;&quot;&quot;;[.$A123];&quot;_&quot;;[.$C123];&quot;.sentences.csv&quot;&quot; | tee &quot;;[.$A123];&quot;.m4a_transcript.json &amp;&quot;)" office:value-type="string" office:string-value="python3 &quot;/mnt/d/Documents/FEP-AI/Active Inference Podcast/sentencesToTranscripts.py&quot; &quot;gs038-1&quot; &quot;.&quot; &quot;gs038-1_ActInf GuestStream 038.1 ~ Max Berg Oversampled and undersolved.m4a.sentences.csv&quot; | tee gs038-1.m4a_transcript.json &amp;" calcext:value-type="string">
            <text:p>python3 "/mnt/d/Documents/FEP-AI/Active Inference Podcast/sentencesToTranscripts.py" "gs038-1" "." "gs038-1_ActInf GuestStream 038.1 ~ Max Berg Oversampled and undersolved.m4a.sentences.csv" | tee gs038-1.m4a_transcript.json &amp;</text:p>
          </table:table-cell>
          <table:table-cell table:style-name="ce26" office:value-type="string" calcext:value-type="string">
            <text:p>mrFZwfYuthk</text:p>
          </table:table-cell>
          <table:table-cell table:style-name="ce26" office:value-type="string" calcext:value-type="string">
            <text:p>ActInf GuestStream #038.1 ~ Max Berg <text:s/>Oversampled and undersolved.m4a</text:p>
          </table:table-cell>
          <table:table-cell table:style-name="ce26" table:number-columns-repeated="14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gs039-1</text:p>
          </table:table-cell>
          <table:table-cell table:style-name="ce26"/>
          <table:table-cell table:style-name="ce73" office:value-type="string" calcext:value-type="string">
            <text:p>ActInf GuestStream 039.1 ~ Sources of Richness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124];&quot;&quot;&quot; &quot;&quot;http://crisiscenter.us/AILab01/2023Gueststreams&quot;&quot; &quot;&quot;&quot;;SUBSTITUTE([.$C124];&quot;#&quot;;&quot;&quot;);&quot;&quot;&quot; | tee &quot;;[.$A124];&quot;.m4a.json &amp;&quot;)" office:value-type="string" office:string-value="python3 &quot;/mnt/d/Documents/FEP-AI/Active Inference Podcast/SubmitToCloudWhisper_textbook.py&quot; &quot;gs039-1&quot; &quot;http://crisiscenter.us/AILab01/2023Gueststreams&quot; &quot;ActInf GuestStream 039.1 ~ Sources of Richness.m4a&quot; | tee gs039-1.m4a.json &amp;" calcext:value-type="string">
            <text:p>python3 "/mnt/d/Documents/FEP-AI/Active Inference Podcast/SubmitToCloudWhisper_textbook.py" "gs039-1" "http://crisiscenter.us/AILab01/2023Gueststreams" "ActInf GuestStream 039.1 ~ Sources of Richness.m4a" | tee gs039-1.m4a.json &amp;</text:p>
          </table:table-cell>
          <table:table-cell table:style-name="ce26" table:formula="of:=CONCATENATE(&quot;python3 &quot;&quot;/mnt/d/Documents/FEP-AI/Active Inference Podcast/sentencesToTranscripts.py&quot;&quot; &quot;&quot;&quot;;[.$A124];&quot;&quot;&quot; &quot;&quot;.&quot;&quot; &quot;&quot;&quot;;[.$A124];&quot;_&quot;;[.$C124];&quot;.sentences.csv&quot;&quot; | tee &quot;;[.$A124];&quot;.m4a_transcript.json &amp;&quot;)" office:value-type="string" office:string-value="python3 &quot;/mnt/d/Documents/FEP-AI/Active Inference Podcast/sentencesToTranscripts.py&quot; &quot;gs039-1&quot; &quot;.&quot; &quot;gs039-1_ActInf GuestStream 039.1 ~ Sources of Richness.m4a.sentences.csv&quot; | tee gs039-1.m4a_transcript.json &amp;" calcext:value-type="string">
            <text:p>python3 "/mnt/d/Documents/FEP-AI/Active Inference Podcast/sentencesToTranscripts.py" "gs039-1" "." "gs039-1_ActInf GuestStream 039.1 ~ Sources of Richness.m4a.sentences.csv" | tee gs039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s040-1</text:p>
          </table:table-cell>
          <table:table-cell table:style-name="ce26"/>
          <table:table-cell table:style-name="ce73" office:value-type="string" calcext:value-type="string">
            <text:p>ActInf GuestStream 040.1 ~ Wanja Wiese ~ Could large language models be conscious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125];&quot;&quot;&quot; &quot;&quot;http://crisiscenter.us/AILab01/2023Gueststreams&quot;&quot; &quot;&quot;&quot;;SUBSTITUTE([.$C125];&quot;#&quot;;&quot;&quot;);&quot;&quot;&quot; | tee &quot;;[.$A125];&quot;.m4a.json &amp;&quot;)" office:value-type="string" office:string-value="python3 &quot;/mnt/d/Documents/FEP-AI/Active Inference Podcast/SubmitToCloudWhisper_textbook.py&quot; &quot;gs040-1&quot; &quot;http://crisiscenter.us/AILab01/2023Gueststreams&quot; &quot;ActInf GuestStream 040.1 ~ Wanja Wiese ~ Could large language models be conscious.m4a&quot; | tee gs040-1.m4a.json &amp;" calcext:value-type="string">
            <text:p>python3 "/mnt/d/Documents/FEP-AI/Active Inference Podcast/SubmitToCloudWhisper_textbook.py" "gs040-1" "http://crisiscenter.us/AILab01/2023Gueststreams" "ActInf GuestStream 040.1 ~ Wanja Wiese ~ Could large language models be conscious.m4a" | tee gs040-1.m4a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125];&quot;&quot;&quot; &quot;&quot;.&quot;&quot; &quot;&quot;&quot;;[.$A125];&quot;_&quot;;[.$C125];&quot;.sentences.csv&quot;&quot; | tee &quot;;[.$A125];&quot;.m4a_transcript.json &amp;&quot;)" office:value-type="string" office:string-value="python3 &quot;/mnt/d/Documents/FEP-AI/Active Inference Podcast/sentencesToTranscripts - Copy (45).py&quot; &quot;gs040-1&quot; &quot;.&quot; &quot;gs040-1_ActInf GuestStream 040.1 ~ Wanja Wiese ~ Could large language models be conscious.m4a.sentences.csv&quot; | tee gs040-1.m4a_transcript.json &amp;" calcext:value-type="string">
            <text:p>python3 "/mnt/d/Documents/FEP-AI/Active Inference Podcast/sentencesToTranscripts - Copy (45).py" "gs040-1" "." "gs040-1_ActInf GuestStream 040.1 ~ Wanja Wiese ~ Could large language models be conscious.m4a.sentences.csv" | tee gs040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s041-1</text:p>
          </table:table-cell>
          <table:table-cell table:style-name="ce26"/>
          <table:table-cell table:style-name="ce73" office:value-type="string" calcext:value-type="string">
            <text:p>gs041-1 Elliot, Steven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126];&quot;&quot;&quot; &quot;&quot;http://crisiscenter.us/AILab01/2023Gueststreams&quot;&quot; &quot;&quot;&quot;;SUBSTITUTE([.$C126];&quot;#&quot;;&quot;&quot;);&quot;&quot;&quot; | tee &quot;&quot;&quot;;[.$A126];&quot;.m4a.json&quot;&quot; &amp;&quot;)" office:value-type="string" office:string-value="python3 &quot;/mnt/d/Documents/FEP-AI/Active Inference Podcast/SubmitToCloudWhisper_textbook.py&quot; &quot;gs041-1&quot; &quot;http://crisiscenter.us/AILab01/2023Gueststreams&quot; &quot;gs041-1 Elliot, Steven.m4a&quot; | tee &quot;gs041-1.m4a.json&quot; &amp;" calcext:value-type="string">
            <text:p>python3 "/mnt/d/Documents/FEP-AI/Active Inference Podcast/SubmitToCloudWhisper_textbook.py" "gs041-1" "http://crisiscenter.us/AILab01/2023Gueststreams" "gs041-1 Elliot, Steven.m4a" | tee "gs041-1.m4a.json" &amp;</text:p>
          </table:table-cell>
          <table:table-cell table:style-name="ce71" table:formula="of:=CONCATENATE(&quot;python3 &quot;&quot;/mnt/d/Documents/FEP-AI/Active Inference Podcast/sentencesToTranscripts - Copy (33).py&quot;&quot; &quot;&quot;&quot;;[.$A126];&quot;&quot;&quot; &quot;&quot;.&quot;&quot; &quot;&quot;&quot;;[.$A126];&quot;_&quot;;[.$C126];&quot;.sentences.csv&quot;;&quot;&quot;&quot; &quot;&quot;.&quot;&quot; &quot;&quot;&quot;;[.$A126];&quot;_&quot;;[.$C126];&quot;.en.srt&quot;&quot;&quot;;&quot; | tee &quot;&quot;&quot;;[.$A126];&quot;.m4a_transcript.json&quot;&quot; &amp;&quot;)" office:value-type="string" office:string-value="python3 &quot;/mnt/d/Documents/FEP-AI/Active Inference Podcast/sentencesToTranscripts - Copy (33).py&quot; &quot;gs041-1&quot; &quot;.&quot; &quot;gs041-1_gs041-1 Elliot, Steven.m4a.sentences.csv&quot; &quot;.&quot; &quot;gs041-1_gs041-1 Elliot, Steven.m4a.en.srt&quot; | tee &quot;gs041-1.m4a_transcript.json&quot; &amp;" calcext:value-type="string">
            <text:p>python3 "/mnt/d/Documents/FEP-AI/Active Inference Podcast/sentencesToTranscripts - Copy (33).py" "gs041-1" "." "gs041-1_gs041-1 Elliot, Steven.m4a.sentences.csv" "." "gs041-1_gs041-1 Elliot, Steven.m4a.en.srt" | tee "gs041-1.m4a_transcript.json"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s041-1I</text:p>
          </table:table-cell>
          <table:table-cell table:style-name="ce26"/>
          <table:table-cell table:style-name="ce73" office:value-type="string" calcext:value-type="string">
            <text:p>gs041-1 intro remarks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127];&quot;&quot;&quot; &quot;&quot;http://crisiscenter.us/AILab01/2023Gueststreams&quot;&quot; &quot;&quot;&quot;;SUBSTITUTE([.$C127];&quot;#&quot;;&quot;&quot;);&quot;&quot;&quot; | tee &quot;&quot;&quot;;[.$A127];&quot;.m4a.json&quot;&quot; &amp;&quot;)" office:value-type="string" office:string-value="python3 &quot;/mnt/d/Documents/FEP-AI/Active Inference Podcast/SubmitToCloudWhisper_textbook.py&quot; &quot;gs041-1I&quot; &quot;http://crisiscenter.us/AILab01/2023Gueststreams&quot; &quot;gs041-1 intro remarks.m4a&quot; | tee &quot;gs041-1I.m4a.json&quot; &amp;" calcext:value-type="string">
            <text:p>python3 "/mnt/d/Documents/FEP-AI/Active Inference Podcast/SubmitToCloudWhisper_textbook.py" "gs041-1I" "http://crisiscenter.us/AILab01/2023Gueststreams" "gs041-1 intro remarks.m4a" | tee "gs041-1I.m4a.json" &amp;</text:p>
          </table:table-cell>
          <table:table-cell table:style-name="ce71" table:formula="of:=CONCATENATE(&quot;python3 &quot;&quot;/mnt/d/Documents/FEP-AI/Active Inference Podcast/sentencesToTranscripts - Copy (33).py&quot;&quot; &quot;&quot;&quot;;[.$A127];&quot;&quot;&quot; &quot;&quot;.&quot;&quot; &quot;&quot;&quot;;[.$A127];&quot;_&quot;;[.$C127];&quot;.sentences.csv&quot;;&quot;&quot;&quot; &quot;&quot;.&quot;&quot; &quot;&quot;&quot;;[.$A127];&quot;_&quot;;[.$C127];&quot;.en.srt&quot;&quot;&quot;;&quot; | tee &quot;&quot;&quot;;[.$A127];&quot;.m4a_transcript.json&quot;&quot; &amp;&quot;)" office:value-type="string" office:string-value="python3 &quot;/mnt/d/Documents/FEP-AI/Active Inference Podcast/sentencesToTranscripts - Copy (33).py&quot; &quot;gs041-1I&quot; &quot;.&quot; &quot;gs041-1I_gs041-1 intro remarks.m4a.sentences.csv&quot; &quot;.&quot; &quot;gs041-1I_gs041-1 intro remarks.m4a.en.srt&quot; | tee &quot;gs041-1I.m4a_transcript.json&quot; &amp;" calcext:value-type="string">
            <text:p>python3 "/mnt/d/Documents/FEP-AI/Active Inference Podcast/sentencesToTranscripts - Copy (33).py" "gs041-1I" "." "gs041-1I_gs041-1 intro remarks.m4a.sentences.csv" "." "gs041-1I_gs041-1 intro remarks.m4a.en.srt" | tee "gs041-1I.m4a_transcript.json"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s042-1</text:p>
          </table:table-cell>
          <table:table-cell table:style-name="ce26"/>
          <table:table-cell table:style-name="ce73" office:value-type="string" calcext:value-type="string">
            <text:p>ActInf GuestStream 042.1 ~ Bogota &amp; Djebbara.wav</text:p>
          </table:table-cell>
          <table:table-cell table:style-name="ce26" table:number-columns-repeated="12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28];&quot;&quot;&quot; &quot;&quot;http://crisiscenter.us/AILab01/2023Gueststreams&quot;&quot; &quot;&quot;&quot;;SUBSTITUTE([.$C128];&quot;#&quot;;&quot;&quot;);&quot;&quot;&quot; | tee &quot;&quot;&quot;;[.$A128];&quot;.m4a.json&quot;&quot; &amp;&quot;)" office:value-type="string" office:string-value="python3 &quot;/mnt/d/Documents/FEP-AI/Active Inference Podcast/SubmitToCloudWhisper_textbook.py&quot; &quot;gs042-1&quot; &quot;http://crisiscenter.us/AILab01/2023Gueststreams&quot; &quot;ActInf GuestStream 042.1 ~ Bogota &amp; Djebbara.wav&quot; | tee &quot;gs042-1.m4a.json&quot; &amp;" calcext:value-type="string">
            <text:p>python3 "/mnt/d/Documents/FEP-AI/Active Inference Podcast/SubmitToCloudWhisper_textbook.py" "gs042-1" "http://crisiscenter.us/AILab01/2023Gueststreams" "ActInf GuestStream 042.1 ~ Bogota &amp; Djebbara.wav" | tee "gs042-1.m4a.json" &amp;</text:p>
          </table:table-cell>
          <table:table-cell table:style-name="ce71" table:formula="of:=CONCATENATE(&quot;python3 &quot;&quot;/mnt/d/Documents/FEP-AI/Active Inference Podcast/sentencesToTranscripts - Copy (33).py&quot;&quot; &quot;&quot;&quot;;[.$A128];&quot;&quot;&quot; &quot;&quot;.&quot;&quot; &quot;&quot;&quot;;[.$A128];&quot;_&quot;;[.$C128];&quot;.sentences.csv&quot;;&quot;&quot;&quot; &quot;&quot;.&quot;&quot; &quot;&quot;&quot;;[.$A128];&quot;_&quot;;[.$C128];&quot;.en.srt&quot;&quot;&quot;;&quot; | tee &quot;&quot;&quot;;[.$A128];&quot;.m4a_transcript.json&quot;&quot; &amp;&quot;)" office:value-type="string" office:string-value="python3 &quot;/mnt/d/Documents/FEP-AI/Active Inference Podcast/sentencesToTranscripts - Copy (33).py&quot; &quot;gs042-1&quot; &quot;.&quot; &quot;gs042-1_ActInf GuestStream 042.1 ~ Bogota &amp; Djebbara.wav.sentences.csv&quot; &quot;.&quot; &quot;gs042-1_ActInf GuestStream 042.1 ~ Bogota &amp; Djebbara.wav.en.srt&quot; | tee &quot;gs042-1.m4a_transcript.json&quot; &amp;" calcext:value-type="string">
            <text:p>python3 "/mnt/d/Documents/FEP-AI/Active Inference Podcast/sentencesToTranscripts - Copy (33).py" "gs042-1" "." "gs042-1_ActInf GuestStream 042.1 ~ Bogota &amp; Djebbara.wav.sentences.csv" "." "gs042-1_ActInf GuestStream 042.1 ~ Bogota &amp; Djebbara.wav.en.srt" | tee "gs042-1.m4a_transcript.json" &amp;</text:p>
          </table:table-cell>
          <table:table-cell table:style-name="ce26" office:value-type="string" calcext:value-type="string">
            <text:p>6bZYptbETAw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gs043-1</text:p>
          </table:table-cell>
          <table:table-cell table:style-name="ce26"/>
          <table:table-cell table:style-name="ce73" office:value-type="string" calcext:value-type="string">
            <text:p>ActInf GuestStream 043.1 ~ Tom Froese <text:s/>Irruption Theory Enactive Account of Motivated Activity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29];&quot;&quot;&quot; &quot;&quot;.&quot;&quot; &quot;&quot;&quot;;SUBSTITUTE([.$C129];&quot;#&quot;;&quot;&quot;);&quot;&quot;&quot; | tee &quot;&quot;&quot;;[.$C129];&quot;_whisper.json&quot;&quot; &amp;&quot;)" office:value-type="string" office:string-value="python3 &quot;/mnt/d/Documents/FEP-AI/Active Inference Podcast/RunLocalWhisper.py&quot; &quot;gs043-1&quot; &quot;.&quot; &quot;ActInf GuestStream 043.1 ~ Tom Froese  Irruption Theory Enactive Account of Motivated Activity.m4a&quot; | tee &quot;ActInf GuestStream 043.1 ~ Tom Froese  Irruption Theory Enactive Account of Motivated Activity.m4a_whisper.json&quot; &amp;" calcext:value-type="string">
            <text:p>python3 "/mnt/d/Documents/FEP-AI/Active Inference Podcast/RunLocalWhisper.py" "gs043-1" "." "ActInf GuestStream 043.1 ~ Tom Froese <text:s/>Irruption Theory Enactive Account of Motivated Activity.m4a" | tee "ActInf GuestStream 043.1 ~ Tom Froese <text:s/>Irruption Theory Enactive Account of Motivated Activity.m4a_whisper.json" &amp;</text:p>
          </table:table-cell>
          <table:table-cell table:style-name="ce26" office:value-type="string" calcext:value-type="string">
            <text:p>AILab01/2023Gueststreams</text:p>
          </table:table-cell>
          <table:table-cell table:style-name="ce31"/>
          <table:table-cell table:style-name="ce74" table:formula="of:=CONCATENATE(&quot;python3 &quot;&quot;/mnt/d/Documents/FEP-AI/Active Inference Podcast/SubmitToCloudWhisper_textbook.py&quot;&quot; &quot;&quot;&quot;;[.$A129];&quot;&quot;&quot; &quot;&quot;http://crisiscenter.us/AILab01/2023Gueststreams&quot;&quot; &quot;&quot;&quot;;SUBSTITUTE([.$C129];&quot;#&quot;;&quot;&quot;);&quot;&quot;&quot; | tee &quot;&quot;&quot;;[.$A129];&quot;.m4a.json&quot;&quot; &amp;&quot;)" office:value-type="string" office:string-value="python3 &quot;/mnt/d/Documents/FEP-AI/Active Inference Podcast/SubmitToCloudWhisper_textbook.py&quot; &quot;gs043-1&quot; &quot;http://crisiscenter.us/AILab01/2023Gueststreams&quot; &quot;ActInf GuestStream 043.1 ~ Tom Froese  Irruption Theory Enactive Account of Motivated Activity.m4a&quot; | tee &quot;gs043-1.m4a.json&quot; &amp;" calcext:value-type="string">
            <text:p>python3 "/mnt/d/Documents/FEP-AI/Active Inference Podcast/SubmitToCloudWhisper_textbook.py" "gs043-1" "http://crisiscenter.us/AILab01/2023Gueststreams" "ActInf GuestStream 043.1 ~ Tom Froese <text:s/>Irruption Theory Enactive Account of Motivated Activity.m4a" | tee "gs043-1.m4a.json" &amp;</text:p>
          </table:table-cell>
          <table:table-cell table:style-name="ce71" table:formula="of:=CONCATENATE(&quot;python3 &quot;&quot;/mnt/d/Documents/FEP-AI/Active Inference Podcast/sentencesToTranscripts - Copy (33).py&quot;&quot; &quot;&quot;&quot;;[.$A129];&quot;&quot;&quot; &quot;&quot;.&quot;&quot; &quot;&quot;&quot;;[.$A129];&quot;_&quot;;[.$C129];&quot;.sentences.csv&quot;;&quot;&quot;&quot; &quot;&quot;.&quot;&quot; &quot;&quot;&quot;;[.$A129];&quot;_&quot;;[.$C129];&quot;.en.srt&quot;&quot;&quot;;&quot; | tee &quot;&quot;&quot;;[.$A129];&quot;.m4a_transcript.json&quot;&quot; &amp;&quot;)" office:value-type="string" office:string-value="python3 &quot;/mnt/d/Documents/FEP-AI/Active Inference Podcast/sentencesToTranscripts - Copy (33).py&quot; &quot;gs043-1&quot; &quot;.&quot; &quot;gs043-1_ActInf GuestStream 043.1 ~ Tom Froese  Irruption Theory Enactive Account of Motivated Activity.m4a.sentences.csv&quot; &quot;.&quot; &quot;gs043-1_ActInf GuestStream 043.1 ~ Tom Froese  Irruption Theory Enactive Account of Motivated Activity.m4a.en.srt&quot; | tee &quot;gs043-1.m4a_transcript.json&quot; &amp;" calcext:value-type="string">
            <text:p>python3 "/mnt/d/Documents/FEP-AI/Active Inference Podcast/sentencesToTranscripts - Copy (33).py" "gs043-1" "." "gs043-1_ActInf GuestStream 043.1 ~ Tom Froese <text:s/>Irruption Theory Enactive Account of Motivated Activity.m4a.sentences.csv" "." "gs043-1_ActInf GuestStream 043.1 ~ Tom Froese <text:s/>Irruption Theory Enactive Account of Motivated Activity.m4a.en.srt" | tee "gs043-1.m4a_transcript.json" &amp;</text:p>
          </table:table-cell>
          <table:table-cell table:style-name="ce26" office:value-type="string" calcext:value-type="string">
            <text:p>ChO1u1mJRGE</text:p>
          </table:table-cell>
          <table:table-cell table:style-name="ce26" office:value-type="string" calcext:value-type="string">
            <text:p>ActInf GuestStream 043.1 ~ Tom Froese <text:s/>Irruption Theory Enactive Account of Motivated Activity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gs044-1</text:p>
          </table:table-cell>
          <table:table-cell table:style-name="ce26"/>
          <table:table-cell table:style-name="ce73" office:value-type="string" calcext:value-type="string">
            <text:p>ActInf GuestStream 044.1 ~ Tsuchiya &amp; Saigo, Category Theory, Consciousness, Integrated Information.wav</text:p>
          </table:table-cell>
          <table:table-cell table:style-name="ce26" table:number-columns-repeated="12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gs044-1.py&quot;&quot; &quot;&quot;&quot;;[.$A130];&quot;&quot;&quot; &quot;&quot;http://crisiscenter.us/AILab01/2023Gueststreams&quot;&quot; &quot;&quot;&quot;;SUBSTITUTE([.$C130];&quot;#&quot;;&quot;&quot;);&quot;&quot;&quot; | tee &quot;&quot;&quot;;[.$A130];&quot;_&quot;;[.$C130];&quot;_transcribe.json&quot;&quot; &amp;&quot;)" office:value-type="string" office:string-value="python3 &quot;/mnt/d/Documents/FEP-AI/Active Inference Podcast/SubmitToCloudWhisper_gs044-1.py&quot; &quot;gs044-1&quot; &quot;http://crisiscenter.us/AILab01/2023Gueststreams&quot; &quot;ActInf GuestStream 044.1 ~ Tsuchiya &amp; Saigo, Category Theory, Consciousness, Integrated Information.wav&quot; | tee &quot;gs044-1_ActInf GuestStream 044.1 ~ Tsuchiya &amp; Saigo, Category Theory, Consciousness, Integrated Information.wav_transcribe.json&quot; &amp;" calcext:value-type="string">
            <text:p>python3 "/mnt/d/Documents/FEP-AI/Active Inference Podcast/SubmitToCloudWhisper_gs044-1.py" "gs044-1" "http://crisiscenter.us/AILab01/2023Gueststreams" "ActInf GuestStream 044.1 ~ Tsuchiya &amp; Saigo, Category Theory, Consciousness, Integrated Information.wav" | tee "gs044-1_ActInf GuestStream 044.1 ~ Tsuchiya &amp; Saigo, Category Theory, Consciousness, Integrated Information.wav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30];&quot;&quot;&quot; &quot;&quot;.&quot;&quot; &quot;&quot;&quot;;[.$A130];&quot;_&quot;;[.$A130];&quot;_&quot;;[.$C130];&quot;.sentences.csv&quot;&quot; | tee &quot;;[.$A130];&quot;.m4a_transcript.json &amp;&quot;)" office:value-type="string" office:string-value="python3 &quot;/mnt/d/Documents/FEP-AI/Active Inference Podcast/sentencesToTranscripts.py&quot; &quot;gs044-1&quot; &quot;.&quot; &quot;gs044-1_gs044-1_ActInf GuestStream 044.1 ~ Tsuchiya &amp; Saigo, Category Theory, Consciousness, Integrated Information.wav.sentences.csv&quot; | tee gs044-1.m4a_transcript.json &amp;" calcext:value-type="string">
            <text:p>python3 "/mnt/d/Documents/FEP-AI/Active Inference Podcast/sentencesToTranscripts.py" "gs044-1" "." "gs044-1_gs044-1_ActInf GuestStream 044.1 ~ Tsuchiya &amp; Saigo, Category Theory, Consciousness, Integrated Information.wav.sentences.csv" | tee gs044-1.m4a_transcript.json &amp;</text:p>
          </table:table-cell>
          <table:table-cell table:style-name="ce26" office:value-type="string" calcext:value-type="string">
            <text:p>FymR0rKdLZo</text:p>
          </table:table-cell>
          <table:table-cell table:style-name="ce26" office:value-type="string" calcext:value-type="string">
            <text:p>ActInf GuestStream 044.1 ~ Tsuchiya &amp; Saigo Category Theory, Consciousness, Integrated Information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gs045-1</text:p>
          </table:table-cell>
          <table:table-cell table:style-name="ce26"/>
          <table:table-cell table:style-name="ce73" office:value-type="string" calcext:value-type="string">
            <text:p>ActInf GuestStream 045.1 ~ Ramstead &amp; Albarracin The inner screen model of consciousness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5-1_Ramstead &amp; Albarracin\YouTube</text:p>
          </table:table-cell>
          <table:table-cell table:style-name="ce71" table:formula="of:=CONCATENATE(&quot;python3 &quot;&quot;/mnt/d/Documents/FEP-AI/Active Inference Podcast/RunLocalWhisper.py&quot;&quot; &quot;&quot;&quot;;[.$A131];&quot;&quot;&quot; &quot;&quot;.&quot;&quot; &quot;&quot;&quot;;SUBSTITUTE([.$C131];&quot;#&quot;;&quot;&quot;);&quot;&quot;&quot; | tee &quot;&quot;&quot;;[.$C131];&quot;_whisper.json&quot;&quot; &amp;&quot;)" office:value-type="string" office:string-value="python3 &quot;/mnt/d/Documents/FEP-AI/Active Inference Podcast/RunLocalWhisper.py&quot; &quot;gs045-1&quot; &quot;.&quot; &quot;ActInf GuestStream 045.1 ~ Ramstead &amp; Albarracin The inner screen model of consciousness.wav&quot; | tee &quot;ActInf GuestStream 045.1 ~ Ramstead &amp; Albarracin The inner screen model of consciousness.wav_whisper.json&quot; &amp;" calcext:value-type="string">
            <text:p>python3 "/mnt/d/Documents/FEP-AI/Active Inference Podcast/RunLocalWhisper.py" "gs045-1" "." "ActInf GuestStream 045.1 ~ Ramstead &amp; Albarracin The inner screen model of consciousness.wav" | tee "ActInf GuestStream 045.1 ~ Ramstead &amp; Albarracin The inner screen model of consciousness.wav_whisper.json" &amp;</text:p>
          </table:table-cell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31];&quot;&quot;&quot; &quot;&quot;http://crisiscenter.us/AILab01/2023Gueststreams&quot;&quot; &quot;&quot;&quot;;SUBSTITUTE([.$C131];&quot;#&quot;;&quot;&quot;);&quot;&quot;&quot; | tee &quot;&quot;&quot;;[.$A131];&quot;.m4a.json&quot;&quot; &amp;&quot;)" office:value-type="string" office:string-value="python3 &quot;/mnt/d/Documents/FEP-AI/Active Inference Podcast/SubmitToCloudWhisper_textbook.py&quot; &quot;gs045-1&quot; &quot;http://crisiscenter.us/AILab01/2023Gueststreams&quot; &quot;ActInf GuestStream 045.1 ~ Ramstead &amp; Albarracin The inner screen model of consciousness.wav&quot; | tee &quot;gs045-1.m4a.json&quot; &amp;" calcext:value-type="string">
            <text:p>python3 "/mnt/d/Documents/FEP-AI/Active Inference Podcast/SubmitToCloudWhisper_textbook.py" "gs045-1" "http://crisiscenter.us/AILab01/2023Gueststreams" "ActInf GuestStream 045.1 ~ Ramstead &amp; Albarracin The inner screen model of consciousness.wav" | tee "gs045-1.m4a.json" &amp;</text:p>
          </table:table-cell>
          <table:table-cell table:style-name="ce26" table:formula="of:=CONCATENATE(&quot;python3 &quot;&quot;/mnt/d/Documents/FEP-AI/Active Inference Podcast/sentencesToTranscripts.py&quot;&quot; &quot;&quot;&quot;;[.$A131];&quot;&quot;&quot; &quot;&quot;.&quot;&quot; &quot;&quot;&quot;;[.$A131];&quot;_&quot;;[.$A131];&quot;_&quot;;[.$C131];&quot;.sentences.csv&quot;&quot; | tee &quot;;[.$A131];&quot;.m4a_transcript.json &amp;&quot;)" office:value-type="string" office:string-value="python3 &quot;/mnt/d/Documents/FEP-AI/Active Inference Podcast/sentencesToTranscripts.py&quot; &quot;gs045-1&quot; &quot;.&quot; &quot;gs045-1_gs045-1_ActInf GuestStream 045.1 ~ Ramstead &amp; Albarracin The inner screen model of consciousness.wav.sentences.csv&quot; | tee gs045-1.m4a_transcript.json &amp;" calcext:value-type="string">
            <text:p>python3 "/mnt/d/Documents/FEP-AI/Active Inference Podcast/sentencesToTranscripts.py" "gs045-1" "." "gs045-1_gs045-1_ActInf GuestStream 045.1 ~ Ramstead &amp; Albarracin The inner screen model of consciousness.wav.sentences.csv" | tee gs045-1.m4a_transcript.json &amp;</text:p>
          </table:table-cell>
          <table:table-cell table:style-name="ce26" office:value-type="string" calcext:value-type="string">
            <text:p>y0Jyj6LAb8g</text:p>
          </table:table-cell>
          <table:table-cell table:style-name="ce26" office:value-type="string" calcext:value-type="string">
            <text:p>ActInf GuestStream 045.1 ~ Ramstead &amp; Albarracin <text:s/>The inner screen model of consciousness.m4a</text:p>
          </table:table-cell>
          <table:table-cell table:style-name="ce26" table:number-columns-repeated="16363"/>
        </table:table-row>
        <table:table-row table:style-name="ro3">
          <table:table-cell table:style-name="ce31" office:value-type="string" calcext:value-type="string">
            <text:p>gs045-1A</text:p>
          </table:table-cell>
          <table:table-cell table:style-name="ce26"/>
          <table:table-cell table:style-name="ce73" office:value-type="string" calcext:value-type="string">
            <text:p>ActInf GuestStream 045.1 ~ Ramstead &amp; Albarracin The inner screen model of consciousness-A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5-1A\YouTube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32];&quot;&quot;&quot; &quot;&quot;http://crisiscenter.us/&quot;;[.$P132];&quot;&quot;&quot; &quot;&quot;&quot;;SUBSTITUTE([.$C132];&quot;#&quot;;&quot;&quot;);&quot;&quot;&quot; | tee &quot;&quot;&quot;;[.$A132];&quot;_&quot;;[.$C132];&quot;_transcribe.json&quot;&quot; &amp;&quot;)" office:value-type="string" office:string-value="python3 &quot;/mnt/d/Documents/FEP-AI/Active Inference Podcast/SubmitToCloudWhisper_textbook.py&quot; &quot;gs045-1A&quot; &quot;http://crisiscenter.us/AILab01/2023Gueststreams&quot; &quot;ActInf GuestStream 045.1 ~ Ramstead &amp; Albarracin The inner screen model of consciousness-A.wav&quot; | tee &quot;gs045-1A_ActInf GuestStream 045.1 ~ Ramstead &amp; Albarracin The inner screen model of consciousness-A.wav_transcribe.json&quot; &amp;" calcext:value-type="string">
            <text:p>python3 "/mnt/d/Documents/FEP-AI/Active Inference Podcast/SubmitToCloudWhisper_textbook.py" "gs045-1A" "http://crisiscenter.us/AILab01/2023Gueststreams" "ActInf GuestStream 045.1 ~ Ramstead &amp; Albarracin The inner screen model of consciousness-A.wav" | tee "gs045-1A_ActInf GuestStream 045.1 ~ Ramstead &amp; Albarracin The inner screen model of consciousness-A.wav_transcribe.json" &amp;</text:p>
          </table:table-cell>
          <table:table-cell table:style-name="ce26" table:number-columns-repeated="16366"/>
        </table:table-row>
        <table:table-row table:style-name="ro3">
          <table:table-cell table:style-name="ce31" office:value-type="string" calcext:value-type="string">
            <text:p>gs045-1B</text:p>
          </table:table-cell>
          <table:table-cell table:style-name="ce26"/>
          <table:table-cell table:style-name="ce73" office:value-type="string" calcext:value-type="string">
            <text:p>ActInf GuestStream 045.1 ~ Ramstead &amp; Albarracin The inner screen model of consciousness-B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5-1A\YouTube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33];&quot;&quot;&quot; &quot;&quot;http://crisiscenter.us/&quot;;[.$P133];&quot;&quot;&quot; &quot;&quot;&quot;;SUBSTITUTE([.$C133];&quot;#&quot;;&quot;&quot;);&quot;&quot;&quot; | tee &quot;&quot;&quot;;[.$A133];&quot;_&quot;;[.$C133];&quot;_transcribe.json&quot;&quot; &amp;&quot;)" office:value-type="string" office:string-value="python3 &quot;/mnt/d/Documents/FEP-AI/Active Inference Podcast/SubmitToCloudWhisper_textbook.py&quot; &quot;gs045-1B&quot; &quot;http://crisiscenter.us/AILab01/2023Gueststreams&quot; &quot;ActInf GuestStream 045.1 ~ Ramstead &amp; Albarracin The inner screen model of consciousness-B.wav&quot; | tee &quot;gs045-1B_ActInf GuestStream 045.1 ~ Ramstead &amp; Albarracin The inner screen model of consciousness-B.wav_transcribe.json&quot; &amp;" calcext:value-type="string">
            <text:p>python3 "/mnt/d/Documents/FEP-AI/Active Inference Podcast/SubmitToCloudWhisper_textbook.py" "gs045-1B" "http://crisiscenter.us/AILab01/2023Gueststreams" "ActInf GuestStream 045.1 ~ Ramstead &amp; Albarracin The inner screen model of consciousness-B.wav" | tee "gs045-1B_ActInf GuestStream 045.1 ~ Ramstead &amp; Albarracin The inner screen model of consciousness-B.wav_transcribe.json" &amp;</text:p>
          </table:table-cell>
          <table:table-cell table:style-name="ce26" table:number-columns-repeated="16366"/>
        </table:table-row>
        <table:table-row table:style-name="ro3">
          <table:table-cell table:style-name="ce31" office:value-type="string" calcext:value-type="string">
            <text:p>gs045-1C</text:p>
          </table:table-cell>
          <table:table-cell table:style-name="ce26"/>
          <table:table-cell table:style-name="ce73" office:value-type="string" calcext:value-type="string">
            <text:p>ActInf GuestStream 045.1 ~ Ramstead &amp; Albarracin The inner screen model of consciousness-C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5-1A\YouTube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34];&quot;&quot;&quot; &quot;&quot;http://crisiscenter.us/&quot;;[.$P134];&quot;&quot;&quot; &quot;&quot;&quot;;SUBSTITUTE([.$C134];&quot;#&quot;;&quot;&quot;);&quot;&quot;&quot; | tee &quot;&quot;&quot;;[.$A134];&quot;_&quot;;[.$C134];&quot;_transcribe.json&quot;&quot; &amp;&quot;)" office:value-type="string" office:string-value="python3 &quot;/mnt/d/Documents/FEP-AI/Active Inference Podcast/SubmitToCloudWhisper_textbook.py&quot; &quot;gs045-1C&quot; &quot;http://crisiscenter.us/AILab01/2023Gueststreams&quot; &quot;ActInf GuestStream 045.1 ~ Ramstead &amp; Albarracin The inner screen model of consciousness-C.wav&quot; | tee &quot;gs045-1C_ActInf GuestStream 045.1 ~ Ramstead &amp; Albarracin The inner screen model of consciousness-C.wav_transcribe.json&quot; &amp;" calcext:value-type="string">
            <text:p>python3 "/mnt/d/Documents/FEP-AI/Active Inference Podcast/SubmitToCloudWhisper_textbook.py" "gs045-1C" "http://crisiscenter.us/AILab01/2023Gueststreams" "ActInf GuestStream 045.1 ~ Ramstead &amp; Albarracin The inner screen model of consciousness-C.wav" | tee "gs045-1C_ActInf GuestStream 045.1 ~ Ramstead &amp; Albarracin The inner screen model of consciousness-C.wav_transcribe.json" &amp;</text:p>
          </table:table-cell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gs046-1</text:p>
          </table:table-cell>
          <table:table-cell table:style-name="ce26"/>
          <table:table-cell table:style-name="ce73" office:value-type="string" calcext:value-type="string">
            <text:p>gs046-1 ~ Denise Holt, Active Inference AI &amp; the Spatial Web-Fixed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6\gs046-1\YouTube</text:p>
          </table:table-cell>
          <table:table-cell table:style-name="ce71" table:formula="of:=CONCATENATE(&quot;python3 &quot;&quot;/mnt/d/Documents/FEP-AI/Active Inference Podcast/RunLocalWhisper.py&quot;&quot; &quot;&quot;&quot;;[.$A135];&quot;&quot;&quot; &quot;&quot;.&quot;&quot; &quot;&quot;&quot;;SUBSTITUTE([.$C135];&quot;#&quot;;&quot;&quot;);&quot;&quot;&quot; | tee &quot;&quot;&quot;;[.$C135];&quot;_whisper.json&quot;&quot; &amp;&quot;)" office:value-type="string" office:string-value="python3 &quot;/mnt/d/Documents/FEP-AI/Active Inference Podcast/RunLocalWhisper.py&quot; &quot;gs046-1&quot; &quot;.&quot; &quot;gs046-1 ~ Denise Holt, Active Inference AI &amp; the Spatial Web-Fixed.wav&quot; | tee &quot;gs046-1 ~ Denise Holt, Active Inference AI &amp; the Spatial Web-Fixed.wav_whisper.json&quot; &amp;" calcext:value-type="string">
            <text:p>python3 "/mnt/d/Documents/FEP-AI/Active Inference Podcast/RunLocalWhisper.py" "gs046-1" "." "gs046-1 ~ Denise Holt, Active Inference AI &amp; the Spatial Web-Fixed.wav" | tee "gs046-1 ~ Denise Holt, Active Inference AI &amp; the Spatial Web-Fixed.wav_whisper.json" &amp;</text:p>
          </table:table-cell>
          <table:table-cell table:style-name="ce26" table:number-columns-repeated="2"/>
          <table:table-cell table:style-name="ce74" table:formula="of:=CONCATENATE(&quot;python3 &quot;&quot;/mnt/d/Documents/FEP-AI/Active Inference Podcast/SubmitToCloudWhisper_textbook.py&quot;&quot; &quot;&quot;&quot;;[.$A135];&quot;&quot;&quot; &quot;&quot;http://crisiscenter.us/&quot;;[.$P135];&quot;&quot;&quot; &quot;&quot;&quot;;SUBSTITUTE([.$C135];&quot;#&quot;;&quot;&quot;);&quot;&quot;&quot; | tee &quot;&quot;&quot;;[.$A135];&quot;_&quot;;[.$C135];&quot;_transcribe.json&quot;&quot; &amp;&quot;)" office:value-type="string" office:string-value="python3 &quot;/mnt/d/Documents/FEP-AI/Active Inference Podcast/SubmitToCloudWhisper_textbook.py&quot; &quot;gs046-1&quot; &quot;http://crisiscenter.us/&quot; &quot;gs046-1 ~ Denise Holt, Active Inference AI &amp; the Spatial Web-Fixed.wav&quot; | tee &quot;gs046-1_gs046-1 ~ Denise Holt, Active Inference AI &amp; the Spatial Web-Fixed.wav_transcribe.json&quot; &amp;" calcext:value-type="string">
            <text:p>python3 "/mnt/d/Documents/FEP-AI/Active Inference Podcast/SubmitToCloudWhisper_textbook.py" "gs046-1" "http://crisiscenter.us/" "gs046-1 ~ Denise Holt, Active Inference AI &amp; the Spatial Web-Fixed.wav" | tee "gs046-1_gs046-1 ~ Denise Holt, Active Inference AI &amp; the Spatial Web-Fixed.wav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35];&quot;&quot;&quot; &quot;&quot;.&quot;&quot; &quot;&quot;&quot;;[.$A135];&quot;_&quot;;[.$A135];&quot;_&quot;;[.$C135];&quot;.sentences.csv&quot;&quot; | tee &quot;;[.$A135];&quot;.m4a_transcript.json &amp;&quot;)" office:value-type="string" office:string-value="python3 &quot;/mnt/d/Documents/FEP-AI/Active Inference Podcast/sentencesToTranscripts.py&quot; &quot;gs046-1&quot; &quot;.&quot; &quot;gs046-1_gs046-1_gs046-1 ~ Denise Holt, Active Inference AI &amp; the Spatial Web-Fixed.wav.sentences.csv&quot; | tee gs046-1.m4a_transcript.json &amp;" calcext:value-type="string">
            <text:p>python3 "/mnt/d/Documents/FEP-AI/Active Inference Podcast/sentencesToTranscripts.py" "gs046-1" "." "gs046-1_gs046-1_gs046-1 ~ Denise Holt, Active Inference AI &amp; the Spatial Web-Fixed.wav.sentences.csv" | tee gs046-1.m4a_transcript.json &amp;</text:p>
          </table:table-cell>
          <table:table-cell table:style-name="ce26" office:value-type="string" calcext:value-type="string">
            <text:p>dUW8cD8XUec</text:p>
          </table:table-cell>
          <table:table-cell table:style-name="ce26" office:value-type="string" calcext:value-type="string">
            <text:p>ActInf GuestStream 046.1 ~ Denise Holt, <text:s/>Active Inference AI &amp; the Spatial Web.m4a</text:p>
          </table:table-cell>
          <table:table-cell table:style-name="ce26" table:number-columns-repeated="16363"/>
        </table:table-row>
        <table:table-row table:style-name="ro3">
          <table:table-cell table:style-name="ce31" office:value-type="string" calcext:value-type="string">
            <text:p>gs047-1</text:p>
          </table:table-cell>
          <table:table-cell table:style-name="ce26"/>
          <table:table-cell table:style-name="ce73"/>
          <table:table-cell table:style-name="ce26" table:number-columns-repeated="10"/>
          <table:table-cell table:style-name="ce31"/>
          <table:table-cell table:style-name="ce26" table:number-columns-repeated="3"/>
          <table:table-cell table:style-name="ce74"/>
          <table:table-cell table:style-name="ce26" table:number-columns-repeated="16366"/>
        </table:table-row>
        <table:table-row table:style-name="ro3">
          <table:table-cell table:style-name="ce31" office:value-type="string" calcext:value-type="string">
            <text:p>gs048-1</text:p>
          </table:table-cell>
          <table:table-cell table:style-name="ce26"/>
          <table:table-cell table:style-name="ce73" office:value-type="string" calcext:value-type="string">
            <text:p>ActInf GuestStream 048.1 ~ Arthur Juliani &amp; Adam Safron <text:s/>Deep CANALs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8\gs048-1\AssemblyAI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37];&quot;&quot;&quot; &quot;&quot;http://crisiscenter.us/&quot;;[.$P137];&quot;&quot;&quot; &quot;&quot;&quot;;SUBSTITUTE([.$C137];&quot;#&quot;;&quot;&quot;);&quot;&quot;&quot; | tee &quot;&quot;&quot;;[.$A137];&quot;_&quot;;[.$C137];&quot;_transcribe.json&quot;&quot; &amp;&quot;)" office:value-type="string" office:string-value="python3 &quot;/mnt/d/Documents/FEP-AI/Active Inference Podcast/SubmitToCloudWhisper_textbook.py&quot; &quot;gs048-1&quot; &quot;http://crisiscenter.us/AILab01/2023Gueststreams&quot; &quot;ActInf GuestStream 048.1 ~ Arthur Juliani &amp; Adam Safron  Deep CANALs.m4a&quot; | tee &quot;gs048-1_ActInf GuestStream 048.1 ~ Arthur Juliani &amp; Adam Safron  Deep CANALs.m4a_transcribe.json&quot; &amp;" calcext:value-type="string">
            <text:p>python3 "/mnt/d/Documents/FEP-AI/Active Inference Podcast/SubmitToCloudWhisper_textbook.py" "gs048-1" "http://crisiscenter.us/AILab01/2023Gueststreams" "ActInf GuestStream 048.1 ~ Arthur Juliani &amp; Adam Safron <text:s/>Deep CANALs.m4a" | tee "gs048-1_ActInf GuestStream 048.1 ~ Arthur Juliani &amp; Adam Safron <text:s/>Deep CANALs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37];&quot;&quot;&quot; &quot;&quot;.&quot;&quot; &quot;&quot;&quot;;[.$A137];&quot;_&quot;;[.$C137];&quot;.sentences.csv&quot;&quot; | tee &quot;;[.$A137];&quot;.m4a_transcript.json &amp;&quot;)" office:value-type="string" office:string-value="python3 &quot;/mnt/d/Documents/FEP-AI/Active Inference Podcast/sentencesToTranscripts.py&quot; &quot;gs048-1&quot; &quot;.&quot; &quot;gs048-1_ActInf GuestStream 048.1 ~ Arthur Juliani &amp; Adam Safron  Deep CANALs.m4a.sentences.csv&quot; | tee gs048-1.m4a_transcript.json &amp;" calcext:value-type="string">
            <text:p>python3 "/mnt/d/Documents/FEP-AI/Active Inference Podcast/sentencesToTranscripts.py" "gs048-1" "." "gs048-1_ActInf GuestStream 048.1 ~ Arthur Juliani &amp; Adam Safron <text:s/>Deep CANALs.m4a.sentences.csv" | tee gs048-1.m4a_transcript.json &amp;</text:p>
          </table:table-cell>
          <table:table-cell table:style-name="ce26" office:value-type="string" calcext:value-type="string">
            <text:p>aFwuucck7a8</text:p>
          </table:table-cell>
          <table:table-cell table:style-name="ce26" office:value-type="string" calcext:value-type="string">
            <text:p>ActInf GuestStream 048.1 ~ Arthur Juliani &amp; Adam Safron <text:s/>Deep CANALs.mp4</text:p>
          </table:table-cell>
          <table:table-cell table:style-name="ce26" table:number-columns-repeated="16363"/>
        </table:table-row>
        <table:table-row table:style-name="ro3">
          <table:table-cell table:style-name="ce31" office:value-type="string" calcext:value-type="string">
            <text:p>gs049-1</text:p>
          </table:table-cell>
          <table:table-cell table:style-name="ce26"/>
          <table:table-cell table:style-name="ce73" office:value-type="string" calcext:value-type="string">
            <text:p>ActInf GuestStream 049.1 ~ <text:s/>Clickbait, consciousness science, and responsible journalism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49\gs049-1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/>
          <table:table-cell table:style-name="ce26" table:formula="of:=CONCATENATE(&quot;python3 &quot;&quot;/mnt/d/Documents/FEP-AI/Active Inference Podcast/sentencesToTranscripts.py&quot;&quot; &quot;&quot;&quot;;[.$A138];&quot;&quot;&quot; &quot;&quot;.&quot;&quot; &quot;&quot;&quot;;[.$A138];&quot;_&quot;;[.$C138];&quot;.sentences.csv&quot;&quot; | tee &quot;;[.$A138];&quot;.m4a_transcript.json &amp;&quot;)" office:value-type="string" office:string-value="python3 &quot;/mnt/d/Documents/FEP-AI/Active Inference Podcast/sentencesToTranscripts.py&quot; &quot;gs049-1&quot; &quot;.&quot; &quot;gs049-1_ActInf GuestStream 049.1 ~  Clickbait, consciousness science, and responsible journalism.m4a.sentences.csv&quot; | tee gs049-1.m4a_transcript.json &amp;" calcext:value-type="string">
            <text:p>python3 "/mnt/d/Documents/FEP-AI/Active Inference Podcast/sentencesToTranscripts.py" "gs049-1" "." "gs049-1_ActInf GuestStream 049.1 ~ <text:s/>Clickbait, consciousness science, and responsible journalism.m4a.sentences.csv" | tee gs049-1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31" office:value-type="string" calcext:value-type="string">
            <text:p>gs050-1</text:p>
          </table:table-cell>
          <table:table-cell table:style-name="ce26"/>
          <table:table-cell table:style-name="ce73" office:value-type="string" calcext:value-type="string">
            <text:p>ActInf GuestStream 050.1 ~ Becattini.m4a</text:p>
          </table:table-cell>
          <table:table-cell table:style-name="ce26" table:number-columns-repeated="14"/>
          <table:table-cell table:style-name="ce74"/>
          <table:table-cell table:style-name="ce26" table:formula="of:=CONCATENATE(&quot;python3 &quot;&quot;/mnt/d/Documents/FEP-AI/Active Inference Podcast/sentencesToTranscripts.py&quot;&quot; &quot;&quot;&quot;;[.$A139];&quot;&quot;&quot; &quot;&quot;.&quot;&quot; &quot;&quot;&quot;;[.$A139];&quot;_&quot;;[.$C139];&quot;.sentences.csv&quot;&quot; | tee &quot;;[.$A139];&quot;.m4a_transcript.json &amp;&quot;)" office:value-type="string" office:string-value="python3 &quot;/mnt/d/Documents/FEP-AI/Active Inference Podcast/sentencesToTranscripts.py&quot; &quot;gs050-1&quot; &quot;.&quot; &quot;gs050-1_ActInf GuestStream 050.1 ~ Becattini.m4a.sentences.csv&quot; | tee gs050-1.m4a_transcript.json &amp;" calcext:value-type="string">
            <text:p>python3 "/mnt/d/Documents/FEP-AI/Active Inference Podcast/sentencesToTranscripts.py" "gs050-1" "." "gs050-1_ActInf GuestStream 050.1 ~ Becattini.m4a.sentences.csv" | tee gs050-1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31" office:value-type="string" calcext:value-type="string">
            <text:p>gs051-1</text:p>
          </table:table-cell>
          <table:table-cell table:style-name="ce26"/>
          <table:table-cell table:style-name="ce73" office:value-type="string" calcext:value-type="string">
            <text:p>ActInf GuestStream 051.1 ~ Tommaso Salvatori <text:s/>Causal Inference via Predictive Coding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51\gs051-1\AssemblyAI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40];&quot;&quot;&quot; &quot;&quot;http://crisiscenter.us/&quot;;[.$P140];&quot;&quot;&quot; &quot;&quot;&quot;;SUBSTITUTE([.$C140];&quot;#&quot;;&quot;&quot;);&quot;&quot;&quot; | tee &quot;&quot;&quot;;[.$A140];&quot;_&quot;;[.$C140];&quot;_transcribe.json&quot;&quot; &amp;&quot;)" office:value-type="string" office:string-value="python3 &quot;/mnt/d/Documents/FEP-AI/Active Inference Podcast/SubmitToCloudWhisper_textbook.py&quot; &quot;gs051-1&quot; &quot;http://crisiscenter.us/AILab01/2023Gueststreams&quot; &quot;ActInf GuestStream 051.1 ~ Tommaso Salvatori  Causal Inference via Predictive Coding.m4a&quot; | tee &quot;gs051-1_ActInf GuestStream 051.1 ~ Tommaso Salvatori  Causal Inference via Predictive Coding.m4a_transcribe.json&quot; &amp;" calcext:value-type="string">
            <text:p>python3 "/mnt/d/Documents/FEP-AI/Active Inference Podcast/SubmitToCloudWhisper_textbook.py" "gs051-1" "http://crisiscenter.us/AILab01/2023Gueststreams" "ActInf GuestStream 051.1 ~ Tommaso Salvatori <text:s/>Causal Inference via Predictive Coding.m4a" | tee "gs051-1_ActInf GuestStream 051.1 ~ Tommaso Salvatori <text:s/>Causal Inference via Predictive Coding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40];&quot;&quot;&quot; &quot;&quot;.&quot;&quot; &quot;&quot;&quot;;[.$A140];&quot;_&quot;;[.$C140];&quot;.sentences.csv&quot;&quot; | tee &quot;;[.$A140];&quot;.m4a_transcript.json &amp;&quot;)" office:value-type="string" office:string-value="python3 &quot;/mnt/d/Documents/FEP-AI/Active Inference Podcast/sentencesToTranscripts.py&quot; &quot;gs051-1&quot; &quot;.&quot; &quot;gs051-1_ActInf GuestStream 051.1 ~ Tommaso Salvatori  Causal Inference via Predictive Coding.m4a.sentences.csv&quot; | tee gs051-1.m4a_transcript.json &amp;" calcext:value-type="string">
            <text:p>python3 "/mnt/d/Documents/FEP-AI/Active Inference Podcast/sentencesToTranscripts.py" "gs051-1" "." "gs051-1_ActInf GuestStream 051.1 ~ Tommaso Salvatori <text:s/>Causal Inference via Predictive Coding.m4a.sentences.csv" | tee gs051-1.m4a_transcript.json &amp;</text:p>
          </table:table-cell>
          <table:table-cell table:style-name="ce26" office:value-type="string" calcext:value-type="string">
            <text:p>NOj0mB8I6BI</text:p>
          </table:table-cell>
          <table:table-cell table:style-name="ce26" office:value-type="string" calcext:value-type="string">
            <text:p>ActInf GuestStream 051.1 ~ Tommaso Salvatori <text:s/>Causal Inference via Predictive Coding.m4a</text:p>
          </table:table-cell>
          <table:table-cell table:style-name="ce26" table:number-columns-repeated="16363"/>
        </table:table-row>
        <table:table-row table:style-name="ro3">
          <table:table-cell table:style-name="ce31" office:value-type="string" calcext:value-type="string">
            <text:p>gs052-1</text:p>
          </table:table-cell>
          <table:table-cell table:style-name="ce26"/>
          <table:table-cell table:style-name="ce73" office:value-type="string" calcext:value-type="string">
            <text:p>ActInf GuestStream 052.1 ~ A ElSaid, T Desell, A Ororbia <text:s/>Ant-Based Neural Topology Search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2023 GuestStream\gs052\gs052-1\AssemblyAI</text:p>
          </table:table-cell>
          <table:table-cell table:style-name="ce26"/>
          <table:table-cell table:style-name="ce26" office:value-type="string" calcext:value-type="string">
            <text:p>AILab01/2023Gueststreams</text:p>
          </table:table-cell>
          <table:table-cell table:style-name="ce26"/>
          <table:table-cell table:style-name="ce74" table:formula="of:=CONCATENATE(&quot;python3 &quot;&quot;/mnt/d/Documents/FEP-AI/Active Inference Podcast/SubmitToCloudWhisper_textbook.py&quot;&quot; &quot;&quot;&quot;;[.$A141];&quot;&quot;&quot; &quot;&quot;http://crisiscenter.us/&quot;;[.$P141];&quot;&quot;&quot; &quot;&quot;&quot;;SUBSTITUTE([.$C141];&quot;#&quot;;&quot;&quot;);&quot;&quot;&quot; | tee &quot;&quot;&quot;;[.$A141];&quot;_&quot;;[.$C141];&quot;_transcribe.json&quot;&quot; &amp;&quot;)" office:value-type="string" office:string-value="python3 &quot;/mnt/d/Documents/FEP-AI/Active Inference Podcast/SubmitToCloudWhisper_textbook.py&quot; &quot;gs052-1&quot; &quot;http://crisiscenter.us/AILab01/2023Gueststreams&quot; &quot;ActInf GuestStream 052.1 ~ A ElSaid, T Desell, A Ororbia  Ant-Based Neural Topology Search.m4a&quot; | tee &quot;gs052-1_ActInf GuestStream 052.1 ~ A ElSaid, T Desell, A Ororbia  Ant-Based Neural Topology Search.m4a_transcribe.json&quot; &amp;" calcext:value-type="string">
            <text:p>python3 "/mnt/d/Documents/FEP-AI/Active Inference Podcast/SubmitToCloudWhisper_textbook.py" "gs052-1" "http://crisiscenter.us/AILab01/2023Gueststreams" "ActInf GuestStream 052.1 ~ A ElSaid, T Desell, A Ororbia <text:s/>Ant-Based Neural Topology Search.m4a" | tee "gs052-1_ActInf GuestStream 052.1 ~ A ElSaid, T Desell, A Ororbia <text:s/>Ant-Based Neural Topology Search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41];&quot;&quot;&quot; &quot;&quot;.&quot;&quot; &quot;&quot;&quot;;[.$A141];&quot;_&quot;;[.$C141];&quot;.sentences.csv&quot;&quot; | tee &quot;;[.$A141];&quot;.m4a_transcript.json &amp;&quot;)" office:value-type="string" office:string-value="python3 &quot;/mnt/d/Documents/FEP-AI/Active Inference Podcast/sentencesToTranscripts.py&quot; &quot;gs052-1&quot; &quot;.&quot; &quot;gs052-1_ActInf GuestStream 052.1 ~ A ElSaid, T Desell, A Ororbia  Ant-Based Neural Topology Search.m4a.sentences.csv&quot; | tee gs052-1.m4a_transcript.json &amp;" calcext:value-type="string">
            <text:p>python3 "/mnt/d/Documents/FEP-AI/Active Inference Podcast/sentencesToTranscripts.py" "gs052-1" "." "gs052-1_ActInf GuestStream 052.1 ~ A ElSaid, T Desell, A Ororbia <text:s/>Ant-Based Neural Topology Search.m4a.sentences.csv" | tee gs052-1.m4a_transcript.json &amp;</text:p>
          </table:table-cell>
          <table:table-cell table:style-name="ce26" office:value-type="string" calcext:value-type="string">
            <text:p>KPeOC9eNDnA</text:p>
          </table:table-cell>
          <table:table-cell table:style-name="ce73" office:value-type="string" calcext:value-type="string">
            <text:p>ActInf GuestStream 052.1 ~ A ElSaid, T Desell, A Ororbia <text:s/>Ant-Based Neural Topology Search.m4a</text:p>
          </table:table-cell>
          <table:table-cell table:style-name="ce26" table:number-columns-repeated="16363"/>
        </table:table-row>
        <table:table-row table:style-name="ro3">
          <table:table-cell table:style-name="ce31" office:value-type="string" calcext:value-type="string">
            <text:p>gs053-1</text:p>
          </table:table-cell>
          <table:table-cell table:style-name="ce31"/>
          <table:table-cell table:style-name="ce31" office:value-type="string" calcext:value-type="string">
            <text:p>ActInf GuestStream 053.1 ~ A case for chaos theory inclusion in neuropsychoanalytic modeling.wav</text:p>
          </table:table-cell>
          <table:table-cell table:style-name="ce31" table:number-columns-repeated="10"/>
          <table:table-cell table:style-name="ce31" office:value-type="string" calcext:value-type="string">
            <text:p>D:\Documents\FEP-AI\2023 GuestStream\gs053\gs053-1\YouTube</text:p>
          </table:table-cell>
          <table:table-cell table:style-name="ce31"/>
          <table:table-cell table:style-name="ce31" office:value-type="string" calcext:value-type="string">
            <text:p>AILab01/2023Gueststreams</text:p>
          </table:table-cell>
          <table:table-cell table:style-name="ce31"/>
          <table:table-cell table:style-name="ce74" table:formula="of:=CONCATENATE(&quot;python3 &quot;&quot;/mnt/d/Documents/FEP-AI/Active Inference Podcast/SubmitToCloudWhisper_textbook.py&quot;&quot; &quot;&quot;&quot;;[.$A142];&quot;&quot;&quot; &quot;&quot;http://crisiscenter.us/&quot;;[.$P142];&quot;&quot;&quot; &quot;&quot;&quot;;SUBSTITUTE([.$C142];&quot;#&quot;;&quot;&quot;);&quot;&quot;&quot; | tee &quot;&quot;&quot;;[.$A142];&quot;_&quot;;[.$C142];&quot;_transcribe.json&quot;&quot; &amp;&quot;)" office:value-type="string" office:string-value="python3 &quot;/mnt/d/Documents/FEP-AI/Active Inference Podcast/SubmitToCloudWhisper_textbook.py&quot; &quot;gs053-1&quot; &quot;http://crisiscenter.us/AILab01/2023Gueststreams&quot; &quot;ActInf GuestStream 053.1 ~ A case for chaos theory inclusion in neuropsychoanalytic modeling.wav&quot; | tee &quot;gs053-1_ActInf GuestStream 053.1 ~ A case for chaos theory inclusion in neuropsychoanalytic modeling.wav_transcribe.json&quot; &amp;" calcext:value-type="string">
            <text:p>python3 "/mnt/d/Documents/FEP-AI/Active Inference Podcast/SubmitToCloudWhisper_textbook.py" "gs053-1" "http://crisiscenter.us/AILab01/2023Gueststreams" "ActInf GuestStream 053.1 ~ A case for chaos theory inclusion in neuropsychoanalytic modeling.wav" | tee "gs053-1_ActInf GuestStream 053.1 ~ A case for chaos theory inclusion in neuropsychoanalytic modeling.wav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42];&quot;&quot;&quot; &quot;&quot;.&quot;&quot; &quot;&quot;&quot;;[.$A142];&quot;_&quot;;[.$C142];&quot;.sentences.csv&quot;&quot; | tee &quot;;[.$A142];&quot;.m4a_transcript.json &amp;&quot;)" office:value-type="string" office:string-value="python3 &quot;/mnt/d/Documents/FEP-AI/Active Inference Podcast/sentencesToTranscripts.py&quot; &quot;gs053-1&quot; &quot;.&quot; &quot;gs053-1_ActInf GuestStream 053.1 ~ A case for chaos theory inclusion in neuropsychoanalytic modeling.wav.sentences.csv&quot; | tee gs053-1.m4a_transcript.json &amp;" calcext:value-type="string">
            <text:p>python3 "/mnt/d/Documents/FEP-AI/Active Inference Podcast/sentencesToTranscripts.py" "gs053-1" "." "gs053-1_ActInf GuestStream 053.1 ~ A case for chaos theory inclusion in neuropsychoanalytic modeling.wav.sentences.csv" | tee gs053-1.m4a_transcript.json &amp;</text:p>
          </table:table-cell>
          <table:table-cell table:style-name="ce31" office:value-type="string" calcext:value-type="string">
            <text:p>_GHJO_bnyrY</text:p>
          </table:table-cell>
          <table:table-cell table:style-name="ce31" office:value-type="string" calcext:value-type="string">
            <text:p>ActInf GuestStream 053.1 ~ A case for chaos theory inclusion in neuropsychoanalytic modeling.mp4</text:p>
          </table:table-cell>
          <table:table-cell table:style-name="ce31" table:number-columns-repeated="14"/>
          <table:table-cell table:style-name="ce26"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3"/>
          <table:table-cell table:style-name="ce99" office:value-type="string" calcext:value-type="string">
            <text:p>python3 "/mnt/d/Documents/FEP-AI/Active Inference Podcast/StanzaNLP.py" "Basics2023-05" "Basics2023-05_Collective Behavior Discussion ~ Daniel Friedman ~ Active Inference for the Social Sciences 2023.m4a.sentences.csv.txt" | tee "Basics2023-05_Collective Behavior Discussion.m4a_stanza.json" </text:p>
          </table:table-cell>
          <table:table-cell table:style-name="ce26" table:number-columns-repeated="16362"/>
        </table:table-row>
        <table:table-row table:style-name="ro3">
          <table:table-cell table:style-name="ce26" office:value-type="string" calcext:value-type="string">
            <text:p>CCL2023-01</text:p>
          </table:table-cell>
          <table:table-cell table:style-name="ce26"/>
          <table:table-cell table:style-name="ce73" office:value-type="string" calcext:value-type="string">
            <text:p>01 Introduction (Lecture) ~ Avel Guenin-Carlut ~ 2023-07-07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for the Social Sciences 2023\Introduction (Lecture) ~ Avel Guénin-Carlut ~ 2023-07-07</text:p>
          </table:table-cell>
          <table:table-cell table:style-name="ce71" table:formula="of:=CONCATENATE(&quot;python3 &quot;&quot;/mnt/d/Documents/FEP-AI/Active Inference Podcast/RunLocalWhisper.py&quot;&quot; &quot;&quot;&quot;;[.$A144];&quot;&quot;&quot; &quot;&quot;.&quot;&quot; &quot;&quot;&quot;;SUBSTITUTE([.$C144];&quot;#&quot;;&quot;&quot;);&quot;&quot;&quot; | tee &quot;&quot;&quot;;[.$C144];&quot;_whisper.json&quot;&quot; &amp;&quot;)" office:value-type="string" office:string-value="python3 &quot;/mnt/d/Documents/FEP-AI/Active Inference Podcast/RunLocalWhisper.py&quot; &quot;CCL2023-01&quot; &quot;.&quot; &quot;01 Introduction (Lecture) ~ Avel Guenin-Carlut ~ 2023-07-07.m4a&quot; | tee &quot;01 Introduction (Lecture) ~ Avel Guenin-Carlut ~ 2023-07-07.m4a_whisper.json&quot; &amp;" calcext:value-type="string">
            <text:p>python3 "/mnt/d/Documents/FEP-AI/Active Inference Podcast/RunLocalWhisper.py" "CCL2023-01" "." "01 Introduction (Lecture) ~ Avel Guenin-Carlut ~ 2023-07-07.m4a" | tee "01 Introduction (Lecture) ~ Avel Guenin-Carlut ~ 2023-07-07.m4a_whisper.json" &amp;</text:p>
          </table:table-cell>
          <table:table-cell table:style-name="ce31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144];&quot;&quot;&quot; &quot;&quot;http://crisiscenter.us/&quot;;[.$P144];&quot;&quot;&quot; &quot;&quot;&quot;;SUBSTITUTE([.$C144];&quot;#&quot;;&quot;&quot;);&quot;&quot;&quot; | tee &quot;&quot;&quot;;[.$A144];&quot;_&quot;;[.$C144];&quot;_transcribe.json&quot;&quot; &amp;&quot;)" office:value-type="string" office:string-value="python3 &quot;/mnt/d/Documents/FEP-AI/Active Inference Podcast/SubmitToCloudWhisper_CCL2023.py&quot; &quot;CCL2023-01&quot; &quot;http://crisiscenter.us/AILab01/Basics_Course_2023&quot; &quot;01 Introduction (Lecture) ~ Avel Guenin-Carlut ~ 2023-07-07.m4a&quot; | tee &quot;CCL2023-01_01 Introduction (Lecture) ~ Avel Guenin-Carlut ~ 2023-07-07.m4a_transcribe.json&quot; &amp;" calcext:value-type="string">
            <text:p>python3 "/mnt/d/Documents/FEP-AI/Active Inference Podcast/SubmitToCloudWhisper_CCL2023.py" "CCL2023-01" "http://crisiscenter.us/AILab01/Basics_Course_2023" "01 Introduction (Lecture) ~ Avel Guenin-Carlut ~ 2023-07-07.m4a" | tee "CCL2023-01_01 Introduction (Lecture) ~ Avel Guenin-Carlut ~ 2023-07-07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44];&quot;&quot;&quot; &quot;&quot;.&quot;&quot; &quot;&quot;&quot;;[.$A144];&quot;_&quot;;[.$C144];&quot;.sentences.csv&quot;&quot; | tee &quot;;[.$A144];&quot;.m4a_transcript.json&quot;)" office:value-type="string" office:string-value="python3 &quot;/mnt/d/Documents/FEP-AI/Active Inference Podcast/sentencesToTranscripts.py&quot; &quot;CCL2023-01&quot; &quot;.&quot; &quot;CCL2023-01_01 Introduction (Lecture) ~ Avel Guenin-Carlut ~ 2023-07-07.m4a.sentences.csv&quot; | tee CCL2023-01.m4a_transcript.json" calcext:value-type="string">
            <text:p>python3 "/mnt/d/Documents/FEP-AI/Active Inference Podcast/sentencesToTranscripts.py" "CCL2023-01" "." "CCL2023-01_01 Introduction (Lecture) ~ Avel Guenin-Carlut ~ 2023-07-07.m4a.sentences.csv" | tee CCL2023-01.m4a_transcript.json</text:p>
          </table:table-cell>
          <table:table-cell table:style-name="ce26" office:value-type="string" calcext:value-type="string">
            <text:p>JkORFoyk8o8</text:p>
          </table:table-cell>
          <table:table-cell table:style-name="ce26" office:value-type="string" calcext:value-type="string">
            <text:p>Introduction (Lecture) ~ Avel Guénin-Carlut ~ Active Inference for the Social Sciences 2023.mkv</text:p>
          </table:table-cell>
          <table:table-cell table:style-name="ce26" table:formula="of:=CONCATENATE(&quot;python3 &quot;&quot;/mnt/d/Documents/FEP-AI/Active Inference Podcast/StanzaNLP.py&quot;&quot; &quot;&quot;&quot;;[.$A144];&quot;&quot;&quot; &quot;&quot;.&quot;&quot; &quot;&quot;&quot;;[.$A144];&quot;_&quot;;[.$C144];&quot;.sentences.csv&quot;&quot; | tee &quot;;[.$A144];&quot;.m4a_transcript.json&quot;)" office:value-type="string" office:string-value="python3 &quot;/mnt/d/Documents/FEP-AI/Active Inference Podcast/StanzaNLP.py&quot; &quot;CCL2023-01&quot; &quot;.&quot; &quot;CCL2023-01_01 Introduction (Lecture) ~ Avel Guenin-Carlut ~ 2023-07-07.m4a.sentences.csv&quot; | tee CCL2023-01.m4a_transcript.json" calcext:value-type="string">
            <text:p>python3 "/mnt/d/Documents/FEP-AI/Active Inference Podcast/StanzaNLP.py" "CCL2023-01" "." "CCL2023-01_01 Introduction (Lecture) ~ Avel Guenin-Carlut ~ 2023-07-07.m4a.sentences.csv" | tee CCL2023-01.m4a_transcript.json</text:p>
          </table:table-cell>
          <table:table-cell table:style-name="ce31"/>
          <table:table-cell table:style-name="ce26" table:number-columns-repeated="16361"/>
        </table:table-row>
        <table:table-row table:style-name="ro3">
          <table:table-cell table:style-name="ce31" office:value-type="string" calcext:value-type="string">
            <text:p>gs053-1</text:p>
          </table:table-cell>
          <table:table-cell table:style-name="ce31"/>
          <table:table-cell table:style-name="ce31" office:value-type="string" calcext:value-type="string">
            <text:p>ActInf GuestStream 053.1 ~ A case for chaos theory inclusion in neuropsychoanalytic modeling.wav</text:p>
          </table:table-cell>
          <table:table-cell table:style-name="ce31" table:number-columns-repeated="10"/>
          <table:table-cell table:style-name="ce31" office:value-type="string" calcext:value-type="string">
            <text:p>D:\Documents\FEP-AI\2023 GuestStream\gs053\gs053-1\YouTube</text:p>
          </table:table-cell>
          <table:table-cell table:style-name="ce31" table:number-columns-repeated="7"/>
          <table:table-cell table:style-name="ce88"/>
          <table:table-cell table:style-name="ce31" table:number-columns-repeated="13"/>
          <table:table-cell table:style-name="ce26" table:number-columns-repeated="16349"/>
        </table:table-row>
        <table:table-row table:style-name="ro3" table:number-rows-repeated="5">
          <table:table-cell table:style-name="ce31"/>
          <table:table-cell table:style-name="ce26"/>
          <table:table-cell table:style-name="ce73"/>
          <table:table-cell table:style-name="ce26" table:number-columns-repeated="14"/>
          <table:table-cell table:style-name="ce74"/>
          <table:table-cell table:style-name="ce26" table:number-columns-repeated="16366"/>
        </table:table-row>
        <table:table-row table:style-name="ro3">
          <table:table-cell table:style-name="ce31"/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31"/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bs001_01</text:p>
          </table:table-cell>
          <table:table-cell table:style-name="ce26"/>
          <table:table-cell table:style-name="ce73" office:value-type="string" calcext:value-type="string">
            <text:p>AcII_BookStream_001_0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3];&quot;&quot;&quot; &quot;&quot;http://crisiscenter.us/AILab01/2022Misc&quot;&quot; &quot;&quot;&quot;;SUBSTITUTE([.$C153];&quot;#&quot;;&quot;&quot;);&quot;&quot;&quot; | tee mass_&quot;;[.$A153];&quot;.m4a.json &amp;&quot;)" office:value-type="string" office:string-value="python3 &quot;/mnt/d/Documents/FEP-AI/Active Inference Podcast/SubmitToCloudWhisper.py&quot; &quot;bs001_01&quot; &quot;http://crisiscenter.us/AILab01/2022Misc&quot; &quot;AcII_BookStream_001_01.m4a&quot; | tee mass_bs001_01.m4a.json &amp;" calcext:value-type="string">
            <text:p>python3 "/mnt/d/Documents/FEP-AI/Active Inference Podcast/SubmitToCloudWhisper.py" "bs001_01" "http://crisiscenter.us/AILab01/2022Misc" "AcII_BookStream_001_01.m4a" | tee mass_bs001_01.m4a.json &amp;</text:p>
          </table:table-cell>
          <table:table-cell table:style-name="ce26" table:formula="of:=CONCATENATE(&quot;python3 &quot;&quot;/mnt/d/Documents/FEP-AI/Active Inference Podcast/sentencesToTranscripts.py&quot;&quot; &quot;&quot;&quot;;[.$A153];&quot;&quot;&quot; &quot;&quot;.&quot;&quot; &quot;&quot;&quot;;[.$A153];&quot;_&quot;;[.$A153];&quot;.m4a.sentences.csv&quot;&quot; | tee &quot;;[.$A153];&quot;.m4a_transcript.json &amp;&quot;)" office:value-type="string" office:string-value="python3 &quot;/mnt/d/Documents/FEP-AI/Active Inference Podcast/sentencesToTranscripts.py&quot; &quot;bs001_01&quot; &quot;.&quot; &quot;bs001_01_bs001_01.m4a.sentences.csv&quot; | tee bs001_01.m4a_transcript.json &amp;" calcext:value-type="string">
            <text:p>python3 "/mnt/d/Documents/FEP-AI/Active Inference Podcast/sentencesToTranscripts.py" "bs001_01" "." "bs001_01_bs001_01.m4a.sentences.csv" | tee bs001_01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1 ~ <text:s/>Governing Continuous Transformation.mp4</text:p>
          </table:table-cell>
          <table:table-cell table:style-name="ce26" table:number-columns-repeated="2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02</text:p>
          </table:table-cell>
          <table:table-cell table:style-name="ce26"/>
          <table:table-cell table:style-name="ce73" office:value-type="string" calcext:value-type="string">
            <text:p>Active Inference BookStream 001.02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4];&quot;&quot;&quot; &quot;&quot;http://crisiscenter.us/AILab01/2022Misc&quot;&quot; &quot;&quot;&quot;;SUBSTITUTE([.$C154];&quot;#&quot;;&quot;&quot;);&quot;&quot;&quot; | tee &quot;;[.$A154];&quot;_m4a_transcribe.json &amp;&quot;)" office:value-type="string" office:string-value="python3 &quot;/mnt/d/Documents/FEP-AI/Active Inference Podcast/SubmitToCloudWhisper.py&quot; &quot;bs001_02&quot; &quot;http://crisiscenter.us/AILab01/2022Misc&quot; &quot;Active Inference BookStream 001.02 ~  Governing Continuous Transformation.m4a&quot; | tee bs001_02_m4a_transcribe.json &amp;" calcext:value-type="string">
            <text:p>python3 "/mnt/d/Documents/FEP-AI/Active Inference Podcast/SubmitToCloudWhisper.py" "bs001_02" "http://crisiscenter.us/AILab01/2022Misc" "Active Inference BookStream 001.02 ~ <text:s/>Governing Continuous Transformation.m4a" | tee bs001_02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54];&quot;&quot;&quot; &quot;&quot;.&quot;&quot; &quot;&quot;&quot;;[.$A154];&quot;_&quot;;[.$A154];&quot;.m4a.sentences.csv&quot;&quot; | tee &quot;;[.$A154];&quot;.m4a_transcript.json &amp;&quot;)" office:value-type="string" office:string-value="python3 &quot;/mnt/d/Documents/FEP-AI/Active Inference Podcast/sentencesToTranscripts.py&quot; &quot;bs001_02&quot; &quot;.&quot; &quot;bs001_02_bs001_02.m4a.sentences.csv&quot; | tee bs001_02.m4a_transcript.json &amp;" calcext:value-type="string">
            <text:p>python3 "/mnt/d/Documents/FEP-AI/Active Inference Podcast/sentencesToTranscripts.py" "bs001_02" "." "bs001_02_bs001_02.m4a.sentences.csv" | tee bs001_02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2 ~ <text:s/>Governing Continuous Transformation.m4a</text:p>
          </table:table-cell>
          <table:table-cell table:style-name="ce26" table:number-columns-repeated="2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03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5];&quot;&quot;&quot; &quot;&quot;http://crisiscenter.us/AILab01/BookStreams&quot;&quot; &quot;&quot;&quot;;SUBSTITUTE([.$C155];&quot;#&quot;;&quot;&quot;);&quot;&quot;&quot; | tee &quot;;[.$A155];&quot;_m4a_transcribe.json &amp;&quot;)" office:value-type="string" office:string-value="python3 &quot;/mnt/d/Documents/FEP-AI/Active Inference Podcast/SubmitToCloudWhisper.py&quot; &quot;bs001_03&quot; &quot;http://crisiscenter.us/AILab01/BookStreams&quot; &quot;&quot; | tee bs001_03_m4a_transcribe.json &amp;" calcext:value-type="string">
            <text:p>python3 "/mnt/d/Documents/FEP-AI/Active Inference Podcast/SubmitToCloudWhisper.py" "bs001_03" "http://crisiscenter.us/AILab01/BookStreams" "" | tee bs001_03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55];&quot;&quot;&quot; &quot;&quot;.&quot;&quot; &quot;&quot;&quot;;[.$A155];&quot;_&quot;;[.$A155];&quot;.m4a.sentences.csv&quot;&quot; | tee &quot;;[.$A155];&quot;.m4a_transcript.json &amp;&quot;)" office:value-type="string" office:string-value="python3 &quot;/mnt/d/Documents/FEP-AI/Active Inference Podcast/sentencesToTranscripts.py&quot; &quot;bs001_03&quot; &quot;.&quot; &quot;bs001_03_bs001_03.m4a.sentences.csv&quot; | tee bs001_03.m4a_transcript.json &amp;" calcext:value-type="string">
            <text:p>python3 "/mnt/d/Documents/FEP-AI/Active Inference Podcast/sentencesToTranscripts.py" "bs001_03" "." "bs001_03_bs001_03.m4a.sentences.csv" | tee bs001_03.m4a_transcript.json &amp;</text:p>
          </table:table-cell>
          <table:table-cell table:style-name="ce26" table:number-columns-repeated="4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04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6];&quot;&quot;&quot; &quot;&quot;http://crisiscenter.us/AILab01/BookStreams&quot;&quot; &quot;&quot;&quot;;SUBSTITUTE([.$C156];&quot;#&quot;;&quot;&quot;);&quot;&quot;&quot; | tee &quot;;[.$A156];&quot;_m4a_transcribe.json &amp;&quot;)" office:value-type="string" office:string-value="python3 &quot;/mnt/d/Documents/FEP-AI/Active Inference Podcast/SubmitToCloudWhisper.py&quot; &quot;bs001_04&quot; &quot;http://crisiscenter.us/AILab01/BookStreams&quot; &quot;&quot; | tee bs001_04_m4a_transcribe.json &amp;" calcext:value-type="string">
            <text:p>python3 "/mnt/d/Documents/FEP-AI/Active Inference Podcast/SubmitToCloudWhisper.py" "bs001_04" "http://crisiscenter.us/AILab01/BookStreams" "" | tee bs001_04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56];&quot;&quot;&quot; &quot;&quot;.&quot;&quot; &quot;&quot;&quot;;[.$A156];&quot;_&quot;;[.$A156];&quot;.m4a.sentences.csv&quot;&quot; | tee &quot;;[.$A156];&quot;.m4a_transcript.json &amp;&quot;)" office:value-type="string" office:string-value="python3 &quot;/mnt/d/Documents/FEP-AI/Active Inference Podcast/sentencesToTranscripts.py&quot; &quot;bs001_04&quot; &quot;.&quot; &quot;bs001_04_bs001_04.m4a.sentences.csv&quot; | tee bs001_04.m4a_transcript.json &amp;" calcext:value-type="string">
            <text:p>python3 "/mnt/d/Documents/FEP-AI/Active Inference Podcast/sentencesToTranscripts.py" "bs001_04" "." "bs001_04_bs001_04.m4a.sentences.csv" | tee bs001_04.m4a_transcript.json &amp;</text:p>
          </table:table-cell>
          <table:table-cell table:style-name="ce26" table:number-columns-repeated="4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1</text:p>
          </table:table-cell>
          <table:table-cell table:style-name="ce26"/>
          <table:table-cell table:style-name="ce73" office:value-type="string" calcext:value-type="string">
            <text:p>Active Inference BookStream 001.1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7];&quot;&quot;&quot; &quot;&quot;http://crisiscenter.us/AILab01/BookStreams&quot;&quot; &quot;&quot;&quot;;SUBSTITUTE([.$C157];&quot;#&quot;;&quot;&quot;);&quot;&quot;&quot; | tee &quot;;[.$A157];&quot;_m4a_transcribe.json &amp;&quot;)" office:value-type="string" office:string-value="python3 &quot;/mnt/d/Documents/FEP-AI/Active Inference Podcast/SubmitToCloudWhisper.py&quot; &quot;bs001_1&quot; &quot;http://crisiscenter.us/AILab01/BookStreams&quot; &quot;Active Inference BookStream 001.1 ~  Governing Continuous Transformation.m4a&quot; | tee bs001_1_m4a_transcribe.json &amp;" calcext:value-type="string">
            <text:p>python3 "/mnt/d/Documents/FEP-AI/Active Inference Podcast/SubmitToCloudWhisper.py" "bs001_1" "http://crisiscenter.us/AILab01/BookStreams" "Active Inference BookStream 001.1 ~ <text:s/>Governing Continuous Transformation.m4a" | tee bs001_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57];&quot;&quot;&quot; &quot;&quot;.&quot;&quot; &quot;&quot;&quot;;[.$A157];&quot;_&quot;;[.$A157];&quot;.m4a.sentences.csv&quot;&quot; | tee &quot;;[.$A157];&quot;.m4a_transcript.json &amp;&quot;)" office:value-type="string" office:string-value="python3 &quot;/mnt/d/Documents/FEP-AI/Active Inference Podcast/sentencesToTranscripts.py&quot; &quot;bs001_1&quot; &quot;.&quot; &quot;bs001_1_bs001_1.m4a.sentences.csv&quot; | tee bs001_1.m4a_transcript.json &amp;" calcext:value-type="string">
            <text:p>python3 "/mnt/d/Documents/FEP-AI/Active Inference Podcast/sentencesToTranscripts.py" "bs001_1" "." "bs001_1_bs001_1.m4a.sentences.csv" | tee bs001_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s001_06</text:p>
          </table:table-cell>
          <table:table-cell table:style-name="ce26"/>
          <table:table-cell table:style-name="ce73" office:value-type="string" calcext:value-type="string">
            <text:p>Active Inference BookStream 001.06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8];&quot;&quot;&quot; &quot;&quot;http://crisiscenter.us/AILab01/BookStreams&quot;&quot; &quot;&quot;&quot;;SUBSTITUTE([.$C158];&quot;#&quot;;&quot;&quot;);&quot;&quot;&quot; | tee &quot;;[.$A158];&quot;_m4a_transcribe.json &amp;&quot;)" office:value-type="string" office:string-value="python3 &quot;/mnt/d/Documents/FEP-AI/Active Inference Podcast/SubmitToCloudWhisper.py&quot; &quot;bs001_06&quot; &quot;http://crisiscenter.us/AILab01/BookStreams&quot; &quot;Active Inference BookStream 001.06 ~  Governing Continuous Transformation.m4a&quot; | tee bs001_06_m4a_transcribe.json &amp;" calcext:value-type="string">
            <text:p>python3 "/mnt/d/Documents/FEP-AI/Active Inference Podcast/SubmitToCloudWhisper.py" "bs001_06" "http://crisiscenter.us/AILab01/BookStreams" "Active Inference BookStream 001.06 ~ <text:s/>Governing Continuous Transformation.m4a" | tee bs001_06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58];&quot;&quot;&quot; &quot;&quot;.&quot;&quot; &quot;&quot;&quot;;[.$A158];&quot;_&quot;;[.$A158];&quot;.m4a.sentences.csv&quot;&quot; | tee &quot;;[.$A158];&quot;.m4a_transcript.json &amp;&quot;)" office:value-type="string" office:string-value="python3 &quot;/mnt/d/Documents/FEP-AI/Active Inference Podcast/sentencesToTranscripts.py&quot; &quot;bs001_06&quot; &quot;.&quot; &quot;bs001_06_bs001_06.m4a.sentences.csv&quot; | tee bs001_06.m4a_transcript.json &amp;" calcext:value-type="string">
            <text:p>python3 "/mnt/d/Documents/FEP-AI/Active Inference Podcast/sentencesToTranscripts.py" "bs001_06" "." "bs001_06_bs001_06.m4a.sentences.csv" | tee bs001_06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6 ~ <text:s/>Governing Continuous Transformation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bs001_07</text:p>
          </table:table-cell>
          <table:table-cell table:style-name="ce26"/>
          <table:table-cell table:style-name="ce73" office:value-type="string" calcext:value-type="string">
            <text:p>Active Inference BookStream #001.07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59];&quot;&quot;&quot; &quot;&quot;http://crisiscenter.us/AILab01/BookStreams&quot;&quot; &quot;&quot;&quot;;SUBSTITUTE([.$C159];&quot;#&quot;;&quot;&quot;);&quot;&quot;&quot; | tee &quot;;[.$A159];&quot;_m4a_transcribe.json &amp;&quot;)" office:value-type="string" office:string-value="python3 &quot;/mnt/d/Documents/FEP-AI/Active Inference Podcast/SubmitToCloudWhisper.py&quot; &quot;bs001_07&quot; &quot;http://crisiscenter.us/AILab01/BookStreams&quot; &quot;Active Inference BookStream 001.07 ~  Governing Continuous Transformation.m4a&quot; | tee bs001_07_m4a_transcribe.json &amp;" calcext:value-type="string">
            <text:p>python3 "/mnt/d/Documents/FEP-AI/Active Inference Podcast/SubmitToCloudWhisper.py" "bs001_07" "http://crisiscenter.us/AILab01/BookStreams" "Active Inference BookStream 001.07 ~ <text:s/>Governing Continuous Transformation.m4a" | tee bs001_07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59];&quot;&quot;&quot; &quot;&quot;.&quot;&quot; &quot;&quot;&quot;;[.$A159];&quot;_&quot;;[.$A159];&quot;.m4a.sentences.csv&quot;&quot; | tee &quot;;[.$A159];&quot;.m4a_transcript.json &amp;&quot;)" office:value-type="string" office:string-value="python3 &quot;/mnt/d/Documents/FEP-AI/Active Inference Podcast/sentencesToTranscripts.py&quot; &quot;bs001_07&quot; &quot;.&quot; &quot;bs001_07_bs001_07.m4a.sentences.csv&quot; | tee bs001_07.m4a_transcript.json &amp;" calcext:value-type="string">
            <text:p>python3 "/mnt/d/Documents/FEP-AI/Active Inference Podcast/sentencesToTranscripts.py" "bs001_07" "." "bs001_07_bs001_07.m4a.sentences.csv" | tee bs001_07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7 ~ <text:s/>Governing Continuous Transformation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bs001_08</text:p>
          </table:table-cell>
          <table:table-cell table:style-name="ce26"/>
          <table:table-cell table:style-name="ce73" office:value-type="string" calcext:value-type="string">
            <text:p>Active Inference BookStream 001.08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60];&quot;&quot;&quot; &quot;&quot;http://crisiscenter.us/AILab01/BookStreams&quot;&quot; &quot;&quot;&quot;;SUBSTITUTE([.$C160];&quot;#&quot;;&quot;&quot;);&quot;&quot;&quot; | tee &quot;;[.$A160];&quot;_m4a_transcribe.json &amp;&quot;)" office:value-type="string" office:string-value="python3 &quot;/mnt/d/Documents/FEP-AI/Active Inference Podcast/SubmitToCloudWhisper.py&quot; &quot;bs001_08&quot; &quot;http://crisiscenter.us/AILab01/BookStreams&quot; &quot;Active Inference BookStream 001.08 ~  Governing Continuous Transformation.m4a&quot; | tee bs001_08_m4a_transcribe.json &amp;" calcext:value-type="string">
            <text:p>python3 "/mnt/d/Documents/FEP-AI/Active Inference Podcast/SubmitToCloudWhisper.py" "bs001_08" "http://crisiscenter.us/AILab01/BookStreams" "Active Inference BookStream 001.08 ~ <text:s/>Governing Continuous Transformation.m4a" | tee bs001_08_m4a_transcribe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160];&quot;&quot;&quot; &quot;&quot;.&quot;&quot; &quot;&quot;&quot;;[.$A160];&quot;_&quot;;[.$C160];&quot;.sentences.csv&quot;&quot; | tee &quot;;[.$A160];&quot;.m4a_transcript.json &amp;&quot;)" office:value-type="string" office:string-value="python3 &quot;/mnt/d/Documents/FEP-AI/Active Inference Podcast/sentencesToTranscripts - Copy (45).py&quot; &quot;bs001_08&quot; &quot;.&quot; &quot;bs001_08_Active Inference BookStream 001.08 ~  Governing Continuous Transformation.m4a.sentences.csv&quot; | tee bs001_08.m4a_transcript.json &amp;" calcext:value-type="string">
            <text:p>python3 "/mnt/d/Documents/FEP-AI/Active Inference Podcast/sentencesToTranscripts - Copy (45).py" "bs001_08" "." "bs001_08_Active Inference BookStream 001.08 ~ <text:s/>Governing Continuous Transformation.m4a.sentences.csv" | tee bs001_08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7 ~ <text:s/>Governing Continuous Transformation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bs001_09</text:p>
          </table:table-cell>
          <table:table-cell table:style-name="ce26"/>
          <table:table-cell table:style-name="ce73" office:value-type="string" calcext:value-type="string">
            <text:p>Active Inference BookStream 001.09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61];&quot;&quot;&quot; &quot;&quot;http://crisiscenter.us/AILab01/BookStreams&quot;&quot; &quot;&quot;&quot;;SUBSTITUTE([.$C161];&quot;#&quot;;&quot;&quot;);&quot;&quot;&quot; | tee &quot;;[.$A161];&quot;_m4a_transcribe.json &amp;&quot;)" office:value-type="string" office:string-value="python3 &quot;/mnt/d/Documents/FEP-AI/Active Inference Podcast/SubmitToCloudWhisper.py&quot; &quot;bs001_09&quot; &quot;http://crisiscenter.us/AILab01/BookStreams&quot; &quot;Active Inference BookStream 001.09 ~  Governing Continuous Transformation.m4a&quot; | tee bs001_09_m4a_transcribe.json &amp;" calcext:value-type="string">
            <text:p>python3 "/mnt/d/Documents/FEP-AI/Active Inference Podcast/SubmitToCloudWhisper.py" "bs001_09" "http://crisiscenter.us/AILab01/BookStreams" "Active Inference BookStream 001.09 ~ <text:s/>Governing Continuous Transformation.m4a" | tee bs001_09_m4a_transcribe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161];&quot;&quot;&quot; &quot;&quot;.&quot;&quot; &quot;&quot;&quot;;[.$A161];&quot;_&quot;;[.$C161];&quot;.sentences.csv&quot;&quot; | tee &quot;;[.$A161];&quot;.m4a_transcript.json &amp;&quot;)" office:value-type="string" office:string-value="python3 &quot;/mnt/d/Documents/FEP-AI/Active Inference Podcast/sentencesToTranscripts - Copy (45).py&quot; &quot;bs001_09&quot; &quot;.&quot; &quot;bs001_09_Active Inference BookStream 001.09 ~  Governing Continuous Transformation.m4a.sentences.csv&quot; | tee bs001_09.m4a_transcript.json &amp;" calcext:value-type="string">
            <text:p>python3 "/mnt/d/Documents/FEP-AI/Active Inference Podcast/sentencesToTranscripts - Copy (45).py" "bs001_09" "." "bs001_09_Active Inference BookStream 001.09 ~ <text:s/>Governing Continuous Transformation.m4a.sentences.csv" | tee bs001_09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7 ~ <text:s/>Governing Continuous Transformation.m4a</text:p>
          </table:table-cell>
          <table:table-cell table:style-name="ce26" table:number-columns-repeated="2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10</text:p>
          </table:table-cell>
          <table:table-cell table:style-name="ce26"/>
          <table:table-cell table:style-name="ce73" office:value-type="string" calcext:value-type="string">
            <text:p>Active Inference BookStream 001.010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62];&quot;&quot;&quot; &quot;&quot;http://crisiscenter.us/AILab01/BookStreams&quot;&quot; &quot;&quot;&quot;;SUBSTITUTE([.$C162];&quot;#&quot;;&quot;&quot;);&quot;&quot;&quot; | tee &quot;;[.$A162];&quot;_m4a_transcribe.json &amp;&quot;)" office:value-type="string" office:string-value="python3 &quot;/mnt/d/Documents/FEP-AI/Active Inference Podcast/SubmitToCloudWhisper.py&quot; &quot;bs001_10&quot; &quot;http://crisiscenter.us/AILab01/BookStreams&quot; &quot;Active Inference BookStream 001.010 ~  Governing Continuous Transformation.m4a&quot; | tee bs001_10_m4a_transcribe.json &amp;" calcext:value-type="string">
            <text:p>python3 "/mnt/d/Documents/FEP-AI/Active Inference Podcast/SubmitToCloudWhisper.py" "bs001_10" "http://crisiscenter.us/AILab01/BookStreams" "Active Inference BookStream 001.010 ~ <text:s/>Governing Continuous Transformation.m4a" | tee bs001_10_m4a_transcribe.json &amp;</text:p>
          </table:table-cell>
          <table:table-cell table:style-name="ce26" table:formula="of:=CONCATENATE(&quot;python3 &quot;&quot;/mnt/d/Documents/FEP-AI/Active Inference Podcast/sentencesToTranscripts - Copy (45).py&quot;&quot; &quot;&quot;&quot;;[.$A162];&quot;&quot;&quot; &quot;&quot;.&quot;&quot; &quot;&quot;&quot;;[.$A162];&quot;_&quot;;[.$C162];&quot;.sentences.csv&quot;&quot; | tee &quot;;[.$A162];&quot;.m4a_transcript.json &amp;&quot;)" office:value-type="string" office:string-value="python3 &quot;/mnt/d/Documents/FEP-AI/Active Inference Podcast/sentencesToTranscripts - Copy (45).py&quot; &quot;bs001_10&quot; &quot;.&quot; &quot;bs001_10_Active Inference BookStream 001.010 ~  Governing Continuous Transformation.m4a.sentences.csv&quot; | tee bs001_10.m4a_transcript.json &amp;" calcext:value-type="string">
            <text:p>python3 "/mnt/d/Documents/FEP-AI/Active Inference Podcast/sentencesToTranscripts - Copy (45).py" "bs001_10" "." "bs001_10_Active Inference BookStream 001.010 ~ <text:s/>Governing Continuous Transformation.m4a.sentences.csv" | tee bs001_10.m4a_transcript.json &amp;</text:p>
          </table:table-cell>
          <table:table-cell table:style-name="ce26"/>
          <table:table-cell table:style-name="ce26" office:value-type="string" calcext:value-type="string">
            <text:p>Active Inference BookStream #001.07 ~ <text:s/>Governing Continuous Transformation.m4a</text:p>
          </table:table-cell>
          <table:table-cell table:style-name="ce26" table:number-columns-repeated="2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5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012</text:p>
          </table:table-cell>
          <table:table-cell table:style-name="ce26"/>
          <table:table-cell table:style-name="ce73" office:value-type="string" calcext:value-type="string">
            <text:p>Active Inference BookStream 001.012 ~ <text:s/>Governing Continuous Transforma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.py&quot;&quot; &quot;&quot;&quot;;[.$A164];&quot;&quot;&quot; &quot;&quot;http://crisiscenter.us/AILab01/BookStreams&quot;&quot; &quot;&quot;&quot;;SUBSTITUTE([.$C164];&quot;#&quot;;&quot;&quot;);&quot;&quot;&quot; | tee &quot;;[.$A164];&quot;_m4a_transcribe.json &amp;&quot;)" office:value-type="string" office:string-value="python3 &quot;/mnt/d/Documents/FEP-AI/Active Inference Podcast/SubmitToCloudWhisper.py&quot; &quot;bs001_012&quot; &quot;http://crisiscenter.us/AILab01/BookStreams&quot; &quot;Active Inference BookStream 001.012 ~  Governing Continuous Transformation.m4a&quot; | tee bs001_012_m4a_transcribe.json &amp;" calcext:value-type="string">
            <text:p>python3 "/mnt/d/Documents/FEP-AI/Active Inference Podcast/SubmitToCloudWhisper.py" "bs001_012" "http://crisiscenter.us/AILab01/BookStreams" "Active Inference BookStream 001.012 ~ <text:s/>Governing Continuous Transformation.m4a" | tee bs001_012_m4a_transcribe.json &amp;</text:p>
          </table:table-cell>
          <table:table-cell table:style-name="ce26" table:formula="of:=CONCATENATE(&quot;python3 &quot;&quot;/mnt/d/Documents/FEP-AI/Active Inference Podcast/sentencesToTranscripts - Copy (41).py&quot;&quot; &quot;&quot;&quot;;[.$A164];&quot;&quot;&quot; &quot;&quot;.&quot;&quot; &quot;&quot;&quot;;[.$A164];&quot;_&quot;;[.$C164];&quot;.sentences.csv&quot;&quot; | tee &quot;;[.$A164];&quot;.m4a_transcript.json &amp;&quot;)" office:value-type="string" office:string-value="python3 &quot;/mnt/d/Documents/FEP-AI/Active Inference Podcast/sentencesToTranscripts - Copy (41).py&quot; &quot;bs001_012&quot; &quot;.&quot; &quot;bs001_012_Active Inference BookStream 001.012 ~  Governing Continuous Transformation.m4a.sentences.csv&quot; | tee bs001_012.m4a_transcript.json &amp;" calcext:value-type="string">
            <text:p>python3 "/mnt/d/Documents/FEP-AI/Active Inference Podcast/sentencesToTranscripts - Copy (41).py" "bs001_012" "." "bs001_012_Active Inference BookStream 001.012 ~ <text:s/>Governing Continuous Transformation.m4a.sentences.csv" | tee bs001_012.m4a_transcript.json &amp;</text:p>
          </table:table-cell>
          <table:table-cell table:style-name="ce26" table:number-columns-repeated="4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1_10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5"/>
          <table:table-cell table:style-name="ce31" table:number-columns-repeated="12"/>
          <table:table-cell table:style-name="Default" table:number-columns-repeated="16349"/>
        </table:table-row>
        <table:table-row table:style-name="ro3" table:number-rows-repeated="4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5"/>
          <table:table-cell table:style-name="ce31" table:number-columns-repeated="12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bs002_01</text:p>
          </table:table-cell>
          <table:table-cell table:style-name="ce26"/>
          <table:table-cell table:style-name="ce73" office:value-type="string" calcext:value-type="string">
            <text:p>bs002.01_Parr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BookStreams\002 Parr Active Inference\002.01_2023-05-26</text:p>
          </table:table-cell>
          <table:table-cell table:style-name="ce26" table:number-columns-repeated="3"/>
          <table:table-cell table:style-name="ce45" table:formula="of:=CONCATENATE(&quot;python3 &quot;&quot;/mnt/d/Documents/FEP-AI/Active Inference Podcast/SubmitToCloudWhisper_textbook.py&quot;&quot; &quot;&quot;&quot;;[.$A170];&quot;&quot;&quot; &quot;&quot;http://crisiscenter.us/AILab01/BookStreams&quot;&quot; &quot;&quot;&quot;;SUBSTITUTE([.$C170];&quot;#&quot;;&quot;&quot;);&quot;&quot;&quot; | tee &quot;;[.$A170];&quot;_m4a_transcribe.json &amp;&quot;)" office:value-type="string" office:string-value="python3 &quot;/mnt/d/Documents/FEP-AI/Active Inference Podcast/SubmitToCloudWhisper_textbook.py&quot; &quot;bs002_01&quot; &quot;http://crisiscenter.us/AILab01/BookStreams&quot; &quot;bs002.01_Parr.m4a&quot; | tee bs002_01_m4a_transcribe.json &amp;" calcext:value-type="string">
            <text:p>python3 "/mnt/d/Documents/FEP-AI/Active Inference Podcast/SubmitToCloudWhisper_textbook.py" "bs002_01" "http://crisiscenter.us/AILab01/BookStreams" "bs002.01_Parr.m4a" | tee bs002_01_m4a_transcribe.json &amp;</text:p>
          </table:table-cell>
          <table:table-cell table:style-name="ce26" table:formula="of:=CONCATENATE(&quot;python3 &quot;&quot;/mnt/d/Documents/FEP-AI/Active Inference Podcast/sentencesToTranscripts_X.py&quot;&quot; &quot;&quot;&quot;;[.$A170];&quot;&quot;&quot; &quot;&quot;.&quot;&quot; &quot;&quot;&quot;;[.$A170];&quot;_&quot;;[.$C170];&quot;.sentences.csv&quot;&quot; | tee &quot;;[.$A170];&quot;.m4a_transcript.json &amp;&quot;)" office:value-type="string" office:string-value="python3 &quot;/mnt/d/Documents/FEP-AI/Active Inference Podcast/sentencesToTranscripts_X.py&quot; &quot;bs002_01&quot; &quot;.&quot; &quot;bs002_01_bs002.01_Parr.m4a.sentences.csv&quot; | tee bs002_01.m4a_transcript.json &amp;" calcext:value-type="string">
            <text:p>python3 "/mnt/d/Documents/FEP-AI/Active Inference Podcast/sentencesToTranscripts_X.py" "bs002_01" "." "bs002_01_bs002.01_Parr.m4a.sentences.csv" | tee bs002_01.m4a_transcript.json &amp;</text:p>
          </table:table-cell>
          <table:table-cell table:style-name="ce26"/>
          <table:table-cell table:style-name="ce26" office:value-type="string" calcext:value-type="string">
            <text:p>Active Inference BookStream #002.1 ~ Thomas Parr ~ Active Inference and Free Energy Principle...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bs002_0</text:p>
          </table:table-cell>
          <table:table-cell table:style-name="ce26"/>
          <table:table-cell table:style-name="ce32" office:value-type="string" calcext:value-type="string">
            <text:p>Active Inference BookStream #002.0 ~ Parr, Pezzulo, Friston ~ Chapters 1, 2, 3, 6.wav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71];&quot;&quot;&quot; &quot;&quot;.&quot;&quot; &quot;&quot;&quot;;[.$C171];&quot;&quot;&quot; | tee &quot;&quot;&quot;;[.$C171];&quot;_whisper.json&quot;&quot; &amp;&quot;)" office:value-type="string" office:string-value="python3 &quot;/mnt/d/Documents/FEP-AI/Active Inference Podcast/RunLocalWhisper.py&quot; &quot;bs002_0&quot; &quot;.&quot; &quot;Active Inference BookStream #002.0 ~ Parr, Pezzulo, Friston ~ Chapters 1, 2, 3, 6.wav&quot; | tee &quot;Active Inference BookStream #002.0 ~ Parr, Pezzulo, Friston ~ Chapters 1, 2, 3, 6.wav_whisper.json&quot; &amp;" calcext:value-type="string">
            <text:p>python3 "/mnt/d/Documents/FEP-AI/Active Inference Podcast/RunLocalWhisper.py" "bs002_0" "." "Active Inference BookStream #002.0 ~ Parr, Pezzulo, Friston ~ Chapters 1, 2, 3, 6.wav" | tee "Active Inference BookStream #002.0 ~ Parr, Pezzulo, Friston ~ Chapters 1, 2, 3, 6.wav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171];&quot;&quot;&quot; &quot;&quot;http://crisiscenter.us/&quot;;[.$P171];&quot;&quot;&quot; &quot;&quot;&quot;;SUBSTITUTE([.$C171];&quot;#&quot;;&quot;&quot;);&quot;&quot;&quot; | tee &quot;;[.$A171];&quot;_m4a_transcribe.json &amp;&quot;)" office:value-type="string" office:string-value="python3 &quot;/mnt/d/Documents/FEP-AI/Active Inference Podcast/SubmitToCloudWhisper_textbook.py&quot; &quot;bs002_0&quot; &quot;http://crisiscenter.us/&quot; &quot;Active Inference BookStream 002.0 ~ Parr, Pezzulo, Friston ~ Chapters 1, 2, 3, 6.wav&quot; | tee bs002_0_m4a_transcribe.json &amp;" calcext:value-type="string">
            <text:p>python3 "/mnt/d/Documents/FEP-AI/Active Inference Podcast/SubmitToCloudWhisper_textbook.py" "bs002_0" "http://crisiscenter.us/" "Active Inference BookStream 002.0 ~ Parr, Pezzulo, Friston ~ Chapters 1, 2, 3, 6.wav" | tee bs002_0_m4a_transcribe.json &amp;</text:p>
          </table:table-cell>
          <table:table-cell table:style-name="ce26" table:formula="of:=CONCATENATE(&quot;python3 &quot;&quot;/mnt/d/Documents/FEP-AI/Active Inference Podcast/sentencesToTranscripts_X.py&quot;&quot; &quot;&quot;&quot;;[.$A171];&quot;&quot;&quot; &quot;&quot;.&quot;&quot; &quot;&quot;&quot;;[.$A171];&quot;_&quot;;[.$C171];&quot;.sentences.csv&quot;&quot; | tee &quot;;[.$A171];&quot;.wav_transcript.json &amp;&quot;)" office:value-type="string" office:string-value="python3 &quot;/mnt/d/Documents/FEP-AI/Active Inference Podcast/sentencesToTranscripts_X.py&quot; &quot;bs002_0&quot; &quot;.&quot; &quot;bs002_0_Active Inference BookStream #002.0 ~ Parr, Pezzulo, Friston ~ Chapters 1, 2, 3, 6.wav.sentences.csv&quot; | tee bs002_0.wav_transcript.json &amp;" calcext:value-type="string">
            <text:p>python3 "/mnt/d/Documents/FEP-AI/Active Inference Podcast/sentencesToTranscripts_X.py" "bs002_0" "." "bs002_0_Active Inference BookStream #002.0 ~ Parr, Pezzulo, Friston ~ Chapters 1, 2, 3, 6.wav.sentences.csv" | tee bs002_0.wav_transcript.json &amp;</text:p>
          </table:table-cell>
          <table:table-cell table:style-name="ce26" office:value-type="string" calcext:value-type="string">
            <text:p>FV7pW4p60VI</text:p>
          </table:table-cell>
          <table:table-cell table:style-name="ce26" office:value-type="string" calcext:value-type="string">
            <text:p>Active Inference BookStream #002.0 ~ Parr, Pezzulo, Friston ~ Chapters 1, 2, 3, 6.m4a</text:p>
          </table:table-cell>
          <table:table-cell table:style-name="ce26" table:number-columns-repeated="7"/>
          <table:table-cell table:style-name="ce26" table:formula="of:=3600*[.$AD171]+60*[.$AE171]+[.$AF171]+9" office:value-type="float" office:value="5168" calcext:value-type="float">
            <text:p>516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59" calcext:value-type="float">
            <text:p>59</text:p>
          </table:table-cell>
          <table:table-cell table:style-name="ce26" table:number-columns-repeated="16352"/>
        </table:table-row>
        <table:table-row table:style-name="ro3">
          <table:table-cell table:style-name="ce26" office:value-type="string" calcext:value-type="string">
            <text:p>bs002_02</text:p>
          </table:table-cell>
          <table:table-cell table:style-name="ce26"/>
          <table:table-cell table:style-name="ce32" office:value-type="string" calcext:value-type="string">
            <text:p>Active Inference BookStream 002.02 ~ Parr, Pezzulo, Friston ~ Chapters 4, 5, 7, 8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BookStreams\002 Parr Active Inference\002.02_2023-07-28</text:p>
          </table:table-cell>
          <table:table-cell table:style-name="ce71"/>
          <table:table-cell table:style-name="ce26" office:value-type="string" calcext:value-type="string">
            <text:p>AILab01/BookStreams/002 Parr Active Inference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72];&quot;&quot;&quot; &quot;&quot;http://crisiscenter.us/&quot;;[.$P172];&quot;&quot;&quot; &quot;&quot;&quot;;SUBSTITUTE([.$C172];&quot;#&quot;;&quot;&quot;);&quot;&quot;&quot; | tee &quot;;[.$A172];&quot;_m4a_transcribe.json &amp;&quot;)" office:value-type="string" office:string-value="python3 &quot;/mnt/d/Documents/FEP-AI/Active Inference Podcast/SubmitToCloudWhisper_textbook.py&quot; &quot;bs002_02&quot; &quot;http://crisiscenter.us/AILab01/BookStreams/002 Parr Active Inference&quot; &quot;Active Inference BookStream 002.02 ~ Parr, Pezzulo, Friston ~ Chapters 4, 5, 7, 8.m4a&quot; | tee bs002_02_m4a_transcribe.json &amp;" calcext:value-type="string">
            <text:p>python3 "/mnt/d/Documents/FEP-AI/Active Inference Podcast/SubmitToCloudWhisper_textbook.py" "bs002_02" "http://crisiscenter.us/AILab01/BookStreams/002 Parr Active Inference" "Active Inference BookStream 002.02 ~ Parr, Pezzulo, Friston ~ Chapters 4, 5, 7, 8.m4a" | tee bs002_02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72];&quot;&quot;&quot; &quot;&quot;.&quot;&quot; &quot;&quot;&quot;;[.$A172];&quot;_&quot;;[.$C172];&quot;.sentences.csv&quot;&quot; | tee &quot;;[.$A172];&quot;.m4a_transcript.json &amp;&quot;)" office:value-type="string" office:string-value="python3 &quot;/mnt/d/Documents/FEP-AI/Active Inference Podcast/sentencesToTranscripts.py&quot; &quot;bs002_02&quot; &quot;.&quot; &quot;bs002_02_Active Inference BookStream 002.02 ~ Parr, Pezzulo, Friston ~ Chapters 4, 5, 7, 8.m4a.sentences.csv&quot; | tee bs002_02.m4a_transcript.json &amp;" calcext:value-type="string">
            <text:p>python3 "/mnt/d/Documents/FEP-AI/Active Inference Podcast/sentencesToTranscripts.py" "bs002_02" "." "bs002_02_Active Inference BookStream 002.02 ~ Parr, Pezzulo, Friston ~ Chapters 4, 5, 7, 8.m4a.sentences.csv" | tee bs002_02.m4a_transcript.json &amp;</text:p>
          </table:table-cell>
          <table:table-cell table:style-name="ce26" office:value-type="string" calcext:value-type="string">
            <text:p>3_5pTCguAv4</text:p>
          </table:table-cell>
          <table:table-cell table:style-name="ce26" office:value-type="string" calcext:value-type="string">
            <text:p>Active Inference BookStream 002.02 ~ Parr, Pezzulo, Friston ~ Chapters 4, 5, 7, 8.m4a</text:p>
          </table:table-cell>
          <table:table-cell table:style-name="ce26" table:number-columns-repeated="16363"/>
        </table:table-row>
        <table:table-row table:style-name="ro3" table:number-rows-repeated="3">
          <table:table-cell table:style-name="ce26" table:number-columns-repeated="2"/>
          <table:table-cell table:style-name="ce32"/>
          <table:table-cell table:style-name="ce26" table:number-columns-repeated="11"/>
          <table:table-cell table:style-name="ce71"/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1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0" calcext:value-type="float">
            <text:p>0</text:p>
          </table:table-cell>
          <table:table-cell table:style-name="ce45" table:formula="of:=3600*[.$O177]+60*[.$P177]+[.$Q177]+9" office:value-type="float" office:value="5949" calcext:value-type="float">
            <text:p>5949</text:p>
          </table:table-cell>
          <table:table-cell table:style-name="ce26" table:number-columns-repeated="17"/>
          <table:table-cell table:number-columns-repeated="16349"/>
        </table:table-row>
        <table:table-row table:style-name="ro3" table:number-rows-repeated="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sigmInst-1</text:p>
          </table:table-cell>
          <table:table-cell table:style-name="ce26"/>
          <table:table-cell table:style-name="ce73" office:value-type="string" calcext:value-type="string">
            <text:p>SUMOInstallation_2023-01-17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Speaker.py&quot;&quot; &quot;&quot;&quot;;[.$A181];&quot;&quot;&quot; &quot;&quot;http://crisiscenter.us/AILab01/2023Gueststreams&quot;&quot; &quot;&quot;&quot;;SUBSTITUTE([.$C181];&quot;#&quot;;&quot;&quot;);&quot;&quot;&quot; | tee &quot;;[.$A181];&quot;.m4a.json &amp;&quot;)" office:value-type="string" office:string-value="python3 &quot;/mnt/d/Documents/FEP-AI/Active Inference Podcast/SubmitToCloudWhisper_noSpeaker.py&quot; &quot;sigmInst-1&quot; &quot;http://crisiscenter.us/AILab01/2023Gueststreams&quot; &quot;SUMOInstallation_2023-01-17.m4a&quot; | tee sigmInst-1.m4a.json &amp;" calcext:value-type="string">
            <text:p>python3 "/mnt/d/Documents/FEP-AI/Active Inference Podcast/SubmitToCloudWhisper_noSpeaker.py" "sigmInst-1" "http://crisiscenter.us/AILab01/2023Gueststreams" "SUMOInstallation_2023-01-17.m4a" | tee sigmInst-1.m4a.json &amp;</text:p>
          </table:table-cell>
          <table:table-cell table:style-name="ce26" table:formula="of:=CONCATENATE(&quot;python3 &quot;&quot;/mnt/d/Documents/FEP-AI/Active Inference Podcast/sentencesToTranscripts.py&quot;&quot; &quot;&quot;&quot;;[.$A181];&quot;&quot;&quot; &quot;&quot;.&quot;&quot; &quot;&quot;&quot;;[.$A181];&quot;_&quot;;[.$A181];&quot;.m4a.sentences.csv&quot;&quot; | tee &quot;;[.$A181];&quot;.m4a_transcript.json &amp;&quot;)" office:value-type="string" office:string-value="python3 &quot;/mnt/d/Documents/FEP-AI/Active Inference Podcast/sentencesToTranscripts.py&quot; &quot;sigmInst-1&quot; &quot;.&quot; &quot;sigmInst-1_sigmInst-1.m4a.sentences.csv&quot; | tee sigmInst-1.m4a_transcript.json &amp;" calcext:value-type="string">
            <text:p>python3 "/mnt/d/Documents/FEP-AI/Active Inference Podcast/sentencesToTranscripts.py" "sigmInst-1" "." "sigmInst-1_sigmInst-1.m4a.sentences.csv" | tee sigmInst-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1</text:p>
          </table:table-cell>
          <table:table-cell table:style-name="ce26"/>
          <table:table-cell table:style-name="ce73" office:value-type="string" calcext:value-type="string">
            <text:p>ActInf Textbook Group ~ Cohort 1 ~ Meeting 1 Onboarding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84];&quot;&quot;&quot; &quot;&quot;.&quot;&quot; &quot;&quot;&quot;;SUBSTITUTE([.$C184];&quot;#&quot;;&quot;&quot;);&quot;&quot;&quot; | tee &quot;&quot;&quot;;[.$C184];&quot;_whisper.json&quot;&quot; &amp;&quot;)" office:value-type="string" office:string-value="python3 &quot;/mnt/d/Documents/FEP-AI/Active Inference Podcast/RunLocalWhisper.py&quot; &quot;AATxtBk_C01-01&quot; &quot;.&quot; &quot;ActInf Textbook Group ~ Cohort 1 ~ Meeting 1 Onboarding.m4a&quot; | tee &quot;ActInf Textbook Group ~ Cohort 1 ~ Meeting 1 Onboarding.m4a_whisper.json&quot; &amp;" calcext:value-type="string">
            <text:p>python3 "/mnt/d/Documents/FEP-AI/Active Inference Podcast/RunLocalWhisper.py" "AATxtBk_C01-01" "." "ActInf Textbook Group ~ Cohort 1 ~ Meeting 1 Onboarding.m4a" | tee "ActInf Textbook Group ~ Cohort 1 ~ Meeting 1 Onboarding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84];&quot;&quot;&quot; &quot;&quot;http://crisiscenter.us/&quot;;[.$P184];&quot;&quot;&quot; &quot;&quot;&quot;;SUBSTITUTE([.$C184];&quot;#&quot;;&quot;&quot;);&quot;&quot;&quot; | tee &quot;&quot;&quot;;[.$A184];&quot;_&quot;;[.$C184];&quot;_transcribe.json&quot;&quot; &amp;&quot;)" office:value-type="string" office:string-value="python3 &quot;/mnt/d/Documents/FEP-AI/Active Inference Podcast/SubmitToCloudWhisper_textbook.py&quot; &quot;AATxtBk_C01-01&quot; &quot;http://crisiscenter.us/AILab01/AATxtBk_C01&quot; &quot;ActInf Textbook Group ~ Cohort 1 ~ Meeting 1 Onboarding.m4a&quot; | tee &quot;AATxtBk_C01-01_ActInf Textbook Group ~ Cohort 1 ~ Meeting 1 Onboarding.m4a_transcribe.json&quot; &amp;" calcext:value-type="string">
            <text:p>python3 "/mnt/d/Documents/FEP-AI/Active Inference Podcast/SubmitToCloudWhisper_textbook.py" "AATxtBk_C01-01" "http://crisiscenter.us/AILab01/AATxtBk_C01" "ActInf Textbook Group ~ Cohort 1 ~ Meeting 1 Onboarding.m4a" | tee "AATxtBk_C01-01_ActInf Textbook Group ~ Cohort 1 ~ Meeting 1 Onboarding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84];&quot;&quot;&quot; &quot;&quot;.&quot;&quot; &quot;&quot;&quot;;[.$A184];&quot;_&quot;;[.$C184];&quot;.sentences.csv&quot;&quot; | tee &quot;;[.$A184];&quot;.m4a_transcript.json &amp;&quot;)" office:value-type="string" office:string-value="python3 &quot;/mnt/d/Documents/FEP-AI/Active Inference Podcast/sentencesToTranscripts.py&quot; &quot;AATxtBk_C01-01&quot; &quot;.&quot; &quot;AATxtBk_C01-01_ActInf Textbook Group ~ Cohort 1 ~ Meeting 1 Onboarding.m4a.sentences.csv&quot; | tee AATxtBk_C01-01.m4a_transcript.json &amp;" calcext:value-type="string">
            <text:p>python3 "/mnt/d/Documents/FEP-AI/Active Inference Podcast/sentencesToTranscripts.py" "AATxtBk_C01-01" "." "AATxtBk_C01-01_ActInf Textbook Group ~ Cohort 1 ~ Meeting 1 Onboarding.m4a.sentences.csv" | tee AATxtBk_C01-01.m4a_transcript.json &amp;</text:p>
          </table:table-cell>
          <table:table-cell table:style-name="ce26" office:value-type="string" calcext:value-type="string">
            <text:p>ogV63M3uTlQ</text:p>
          </table:table-cell>
          <table:table-cell table:style-name="ce26" office:value-type="string" calcext:value-type="string">
            <text:p>ActInf Textbook Group ~ Cohort 1 ~ Meeting 1 (Onboarding).mkv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2</text:p>
          </table:table-cell>
          <table:table-cell table:style-name="ce26"/>
          <table:table-cell table:style-name="ce73" office:value-type="string" calcext:value-type="string">
            <text:p>ActInf Textbook Group ~ Cohort 1 ~ Meeting 2 Chapter 1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85];&quot;&quot;&quot; &quot;&quot;.&quot;&quot; &quot;&quot;&quot;;SUBSTITUTE([.$C185];&quot;#&quot;;&quot;&quot;);&quot;&quot;&quot; | tee &quot;&quot;&quot;;[.$C185];&quot;_whisper.json&quot;&quot; &amp;&quot;)" office:value-type="string" office:string-value="python3 &quot;/mnt/d/Documents/FEP-AI/Active Inference Podcast/RunLocalWhisper.py&quot; &quot;AATxtBk_C01-02&quot; &quot;.&quot; &quot;ActInf Textbook Group ~ Cohort 1 ~ Meeting 2 Chapter 1.m4a&quot; | tee &quot;ActInf Textbook Group ~ Cohort 1 ~ Meeting 2 Chapter 1.m4a_whisper.json&quot; &amp;" calcext:value-type="string">
            <text:p>python3 "/mnt/d/Documents/FEP-AI/Active Inference Podcast/RunLocalWhisper.py" "AATxtBk_C01-02" "." "ActInf Textbook Group ~ Cohort 1 ~ Meeting 2 Chapter 1.m4a" | tee "ActInf Textbook Group ~ Cohort 1 ~ Meeting 2 Chapter 1.m4a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185];&quot;&quot;&quot; &quot;&quot;http://crisiscenter.us/AILab01/AATxtBk_C01&quot;&quot; &quot;&quot;&quot;;SUBSTITUTE([.$C185];&quot;#&quot;;&quot;&quot;);&quot;&quot;&quot; | tee &quot;;[.$A185];&quot;_m4a_transcribe.json &amp;&quot;)" office:value-type="string" office:string-value="python3 &quot;/mnt/d/Documents/FEP-AI/Active Inference Podcast/SubmitToCloudWhisper_textbook.py&quot; &quot;AATxtBk_C01-02&quot; &quot;http://crisiscenter.us/AILab01/AATxtBk_C01&quot; &quot;ActInf Textbook Group ~ Cohort 1 ~ Meeting 2 Chapter 1.m4a&quot; | tee AATxtBk_C01-02_m4a_transcribe.json &amp;" calcext:value-type="string">
            <text:p>python3 "/mnt/d/Documents/FEP-AI/Active Inference Podcast/SubmitToCloudWhisper_textbook.py" "AATxtBk_C01-02" "http://crisiscenter.us/AILab01/AATxtBk_C01" "ActInf Textbook Group ~ Cohort 1 ~ Meeting 2 Chapter 1.m4a" | tee AATxtBk_C01-02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85];&quot;&quot;&quot; &quot;&quot;.&quot;&quot; &quot;&quot;&quot;;[.$A185];&quot;_&quot;;[.$C185];&quot;.sentences.csv&quot;&quot; | tee &quot;;[.$A185];&quot;.m4a_transcript.json &amp;&quot;)" office:value-type="string" office:string-value="python3 &quot;/mnt/d/Documents/FEP-AI/Active Inference Podcast/sentencesToTranscripts.py&quot; &quot;AATxtBk_C01-02&quot; &quot;.&quot; &quot;AATxtBk_C01-02_ActInf Textbook Group ~ Cohort 1 ~ Meeting 2 Chapter 1.m4a.sentences.csv&quot; | tee AATxtBk_C01-02.m4a_transcript.json &amp;" calcext:value-type="string">
            <text:p>python3 "/mnt/d/Documents/FEP-AI/Active Inference Podcast/sentencesToTranscripts.py" "AATxtBk_C01-02" "." "AATxtBk_C01-02_ActInf Textbook Group ~ Cohort 1 ~ Meeting 2 Chapter 1.m4a.sentences.csv" | tee AATxtBk_C01-02.m4a_transcript.json &amp;</text:p>
          </table:table-cell>
          <table:table-cell table:style-name="ce26" office:value-type="string" calcext:value-type="string">
            <text:p>pJy1M1RnirA</text:p>
          </table:table-cell>
          <table:table-cell table:style-name="ce26" office:value-type="string" calcext:value-type="string">
            <text:p>ActInf Textbook Group ~ Cohort 1 ~ Meeting 2 (Chapter 1).mkv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3</text:p>
          </table:table-cell>
          <table:table-cell table:style-name="ce26"/>
          <table:table-cell table:style-name="ce73" office:value-type="string" calcext:value-type="string">
            <text:p>ActInf Textbook Group ~ Cohort 1 ~ Meeting 3 (Appendix A + Appendix B + 2nd hour discussion)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86];&quot;&quot;&quot; &quot;&quot;.&quot;&quot; &quot;&quot;&quot;;SUBSTITUTE([.$C186];&quot;#&quot;;&quot;&quot;);&quot;&quot;&quot; | tee &quot;&quot;&quot;;[.$C186];&quot;_whisper.json&quot;&quot; &amp;&quot;)" office:value-type="string" office:string-value="python3 &quot;/mnt/d/Documents/FEP-AI/Active Inference Podcast/RunLocalWhisper.py&quot; &quot;AATxtBk_C01-03&quot; &quot;.&quot; &quot;ActInf Textbook Group ~ Cohort 1 ~ Meeting 3 (Appendix A + Appendix B + 2nd hour discussion).m4a&quot; | tee &quot;ActInf Textbook Group ~ Cohort 1 ~ Meeting 3 (Appendix A + Appendix B + 2nd hour discussion).m4a_whisper.json&quot; &amp;" calcext:value-type="string">
            <text:p>python3 "/mnt/d/Documents/FEP-AI/Active Inference Podcast/RunLocalWhisper.py" "AATxtBk_C01-03" "." "ActInf Textbook Group ~ Cohort 1 ~ Meeting 3 (Appendix A + Appendix B + 2nd hour discussion).m4a" | tee "ActInf Textbook Group ~ Cohort 1 ~ Meeting 3 (Appendix A + Appendix B + 2nd hour discussion).m4a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186];&quot;&quot;&quot; &quot;&quot;http://crisiscenter.us/AILab01/AATxtBk_C01&quot;&quot; &quot;&quot;&quot;;SUBSTITUTE([.$C186];&quot;#&quot;;&quot;&quot;);&quot;&quot;&quot; | tee &quot;;[.$A186];&quot;_m4a_transcribe.json &amp;&quot;)" office:value-type="string" office:string-value="python3 &quot;/mnt/d/Documents/FEP-AI/Active Inference Podcast/SubmitToCloudWhisper_textbook.py&quot; &quot;AATxtBk_C01-03&quot; &quot;http://crisiscenter.us/AILab01/AATxtBk_C01&quot; &quot;ActInf Textbook Group ~ Cohort 1 ~ Meeting 3 (Appendix A + Appendix B + 2nd hour discussion).m4a&quot; | tee AATxtBk_C01-03_m4a_transcribe.json &amp;" calcext:value-type="string">
            <text:p>python3 "/mnt/d/Documents/FEP-AI/Active Inference Podcast/SubmitToCloudWhisper_textbook.py" "AATxtBk_C01-03" "http://crisiscenter.us/AILab01/AATxtBk_C01" "ActInf Textbook Group ~ Cohort 1 ~ Meeting 3 (Appendix A + Appendix B + 2nd hour discussion).m4a" | tee AATxtBk_C01-03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86];&quot;&quot;&quot; &quot;&quot;.&quot;&quot; &quot;&quot;&quot;;[.$A186];&quot;_&quot;;[.$C186];&quot;.sentences.csv&quot;&quot; | tee &quot;;[.$A186];&quot;.m4a_transcript.json &amp;&quot;)" office:value-type="string" office:string-value="python3 &quot;/mnt/d/Documents/FEP-AI/Active Inference Podcast/sentencesToTranscripts.py&quot; &quot;AATxtBk_C01-03&quot; &quot;.&quot; &quot;AATxtBk_C01-03_ActInf Textbook Group ~ Cohort 1 ~ Meeting 3 (Appendix A + Appendix B + 2nd hour discussion).m4a.sentences.csv&quot; | tee AATxtBk_C01-03.m4a_transcript.json &amp;" calcext:value-type="string">
            <text:p>python3 "/mnt/d/Documents/FEP-AI/Active Inference Podcast/sentencesToTranscripts.py" "AATxtBk_C01-03" "." "AATxtBk_C01-03_ActInf Textbook Group ~ Cohort 1 ~ Meeting 3 (Appendix A + Appendix B + 2nd hour discussion).m4a.sentences.csv" | tee AATxtBk_C01-03.m4a_transcript.json &amp;</text:p>
          </table:table-cell>
          <table:table-cell table:style-name="ce26" office:value-type="string" calcext:value-type="string">
            <text:p>8OT2EC-l0N4</text:p>
          </table:table-cell>
          <table:table-cell table:style-name="ce26" office:value-type="string" calcext:value-type="string">
            <text:p>https://www.youtube.com/watch?v=8OT2EC-l0N4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4</text:p>
          </table:table-cell>
          <table:table-cell table:style-name="ce26"/>
          <table:table-cell table:style-name="ce73" office:value-type="string" calcext:value-type="string">
            <text:p>ActInf Textbook Group ~ Cohort 1 ~ Meeting 4 (Chapter 2 pt. 1)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87];&quot;&quot;&quot; &quot;&quot;.&quot;&quot; &quot;&quot;&quot;;SUBSTITUTE([.$C187];&quot;#&quot;;&quot;&quot;);&quot;&quot;&quot; | tee &quot;&quot;&quot;;[.$C187];&quot;_whisper.json&quot;&quot; &amp;&quot;)" office:value-type="string" office:string-value="python3 &quot;/mnt/d/Documents/FEP-AI/Active Inference Podcast/RunLocalWhisper.py&quot; &quot;AATxtBk_C01-04&quot; &quot;.&quot; &quot;ActInf Textbook Group ~ Cohort 1 ~ Meeting 4 (Chapter 2 pt. 1).m4a&quot; | tee &quot;ActInf Textbook Group ~ Cohort 1 ~ Meeting 4 (Chapter 2 pt. 1).m4a_whisper.json&quot; &amp;" calcext:value-type="string">
            <text:p>python3 "/mnt/d/Documents/FEP-AI/Active Inference Podcast/RunLocalWhisper.py" "AATxtBk_C01-04" "." "ActInf Textbook Group ~ Cohort 1 ~ Meeting 4 (Chapter 2 pt. 1).m4a" | tee "ActInf Textbook Group ~ Cohort 1 ~ Meeting 4 (Chapter 2 pt. 1).m4a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187];&quot;&quot;&quot; &quot;&quot;http://crisiscenter.us/AILab01/AATxtBk_C01&quot;&quot; &quot;&quot;&quot;;SUBSTITUTE([.$C187];&quot;#&quot;;&quot;&quot;);&quot;&quot;&quot; | tee &quot;;[.$A187];&quot;_m4a_transcribe.json &amp;&quot;)" office:value-type="string" office:string-value="python3 &quot;/mnt/d/Documents/FEP-AI/Active Inference Podcast/SubmitToCloudWhisper_textbook.py&quot; &quot;AATxtBk_C01-04&quot; &quot;http://crisiscenter.us/AILab01/AATxtBk_C01&quot; &quot;ActInf Textbook Group ~ Cohort 1 ~ Meeting 4 (Chapter 2 pt. 1).m4a&quot; | tee AATxtBk_C01-04_m4a_transcribe.json &amp;" calcext:value-type="string">
            <text:p>python3 "/mnt/d/Documents/FEP-AI/Active Inference Podcast/SubmitToCloudWhisper_textbook.py" "AATxtBk_C01-04" "http://crisiscenter.us/AILab01/AATxtBk_C01" "ActInf Textbook Group ~ Cohort 1 ~ Meeting 4 (Chapter 2 pt. 1).m4a" | tee AATxtBk_C01-04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87];&quot;&quot;&quot; &quot;&quot;.&quot;&quot; &quot;&quot;&quot;;[.$A187];&quot;_&quot;;[.$C187];&quot;.sentences.csv&quot;&quot; | tee &quot;;[.$A187];&quot;.m4a_transcript.json &amp;&quot;)" office:value-type="string" office:string-value="python3 &quot;/mnt/d/Documents/FEP-AI/Active Inference Podcast/sentencesToTranscripts.py&quot; &quot;AATxtBk_C01-04&quot; &quot;.&quot; &quot;AATxtBk_C01-04_ActInf Textbook Group ~ Cohort 1 ~ Meeting 4 (Chapter 2 pt. 1).m4a.sentences.csv&quot; | tee AATxtBk_C01-04.m4a_transcript.json &amp;" calcext:value-type="string">
            <text:p>python3 "/mnt/d/Documents/FEP-AI/Active Inference Podcast/sentencesToTranscripts.py" "AATxtBk_C01-04" "." "AATxtBk_C01-04_ActInf Textbook Group ~ Cohort 1 ~ Meeting 4 (Chapter 2 pt. 1).m4a.sentences.csv" | tee AATxtBk_C01-04.m4a_transcript.json &amp;</text:p>
          </table:table-cell>
          <table:table-cell table:style-name="ce26" office:value-type="string" calcext:value-type="string">
            <text:p>z7z29pu6nny</text:p>
          </table:table-cell>
          <table:table-cell table:style-name="ce26" office:value-type="string" calcext:value-type="string">
            <text:p>ActInf Textbook Group ~ Cohort 1 ~ Meeting 4 (Chapter 2 pt. 1).mkv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5</text:p>
          </table:table-cell>
          <table:table-cell table:style-name="ce26"/>
          <table:table-cell table:style-name="ce73" office:value-type="string" calcext:value-type="string">
            <text:p>ActInf Textbook Group ~ Cohort 1 ~ Meeting 5 (Chapter 2 pt. 2)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88];&quot;&quot;&quot; &quot;&quot;.&quot;&quot; &quot;&quot;&quot;;SUBSTITUTE([.$C188];&quot;#&quot;;&quot;&quot;);&quot;&quot;&quot; | tee &quot;&quot;&quot;;[.$C188];&quot;_whisper.json&quot;&quot; &amp;&quot;)" office:value-type="string" office:string-value="python3 &quot;/mnt/d/Documents/FEP-AI/Active Inference Podcast/RunLocalWhisper.py&quot; &quot;AATxtBk_C01-05&quot; &quot;.&quot; &quot;ActInf Textbook Group ~ Cohort 1 ~ Meeting 5 (Chapter 2 pt. 2).m4a&quot; | tee &quot;ActInf Textbook Group ~ Cohort 1 ~ Meeting 5 (Chapter 2 pt. 2).m4a_whisper.json&quot; &amp;" calcext:value-type="string">
            <text:p>python3 "/mnt/d/Documents/FEP-AI/Active Inference Podcast/RunLocalWhisper.py" "AATxtBk_C01-05" "." "ActInf Textbook Group ~ Cohort 1 ~ Meeting 5 (Chapter 2 pt. 2).m4a" | tee "ActInf Textbook Group ~ Cohort 1 ~ Meeting 5 (Chapter 2 pt. 2).m4a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188];&quot;&quot;&quot; &quot;&quot;http://crisiscenter.us/AILab01/AATxtBk_C01&quot;&quot; &quot;&quot;&quot;;SUBSTITUTE([.$C188];&quot;#&quot;;&quot;&quot;);&quot;&quot;&quot; | tee &quot;;[.$A188];&quot;_m4a_transcribe.json &amp;&quot;)" office:value-type="string" office:string-value="python3 &quot;/mnt/d/Documents/FEP-AI/Active Inference Podcast/SubmitToCloudWhisper_textbook.py&quot; &quot;AATxtBk_C01-05&quot; &quot;http://crisiscenter.us/AILab01/AATxtBk_C01&quot; &quot;ActInf Textbook Group ~ Cohort 1 ~ Meeting 5 (Chapter 2 pt. 2).m4a&quot; | tee AATxtBk_C01-05_m4a_transcribe.json &amp;" calcext:value-type="string">
            <text:p>python3 "/mnt/d/Documents/FEP-AI/Active Inference Podcast/SubmitToCloudWhisper_textbook.py" "AATxtBk_C01-05" "http://crisiscenter.us/AILab01/AATxtBk_C01" "ActInf Textbook Group ~ Cohort 1 ~ Meeting 5 (Chapter 2 pt. 2).m4a" | tee AATxtBk_C01-05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88];&quot;&quot;&quot; &quot;&quot;.&quot;&quot; &quot;&quot;&quot;;[.$A188];&quot;_&quot;;[.$C188];&quot;.sentences.csv&quot;&quot; | tee &quot;;[.$A188];&quot;.m4a_transcript.json &amp;&quot;)" office:value-type="string" office:string-value="python3 &quot;/mnt/d/Documents/FEP-AI/Active Inference Podcast/sentencesToTranscripts.py&quot; &quot;AATxtBk_C01-05&quot; &quot;.&quot; &quot;AATxtBk_C01-05_ActInf Textbook Group ~ Cohort 1 ~ Meeting 5 (Chapter 2 pt. 2).m4a.sentences.csv&quot; | tee AATxtBk_C01-05.m4a_transcript.json &amp;" calcext:value-type="string">
            <text:p>python3 "/mnt/d/Documents/FEP-AI/Active Inference Podcast/sentencesToTranscripts.py" "AATxtBk_C01-05" "." "AATxtBk_C01-05_ActInf Textbook Group ~ Cohort 1 ~ Meeting 5 (Chapter 2 pt. 2).m4a.sentences.csv" | tee AATxtBk_C01-05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6</text:p>
          </table:table-cell>
          <table:table-cell table:style-name="ce26"/>
          <table:table-cell table:style-name="ce73" office:value-type="string" calcext:value-type="string">
            <text:p>ActInf Textbook Group ~ Cohort 1 ~ Meeting 6 (Chapter 3 pt. 1)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189];&quot;&quot;&quot; &quot;&quot;.&quot;&quot; &quot;&quot;&quot;;SUBSTITUTE([.$C189];&quot;#&quot;;&quot;&quot;);&quot;&quot;&quot; | tee &quot;&quot;&quot;;[.$C189];&quot;_whisper.json&quot;&quot; &amp;&quot;)" office:value-type="string" office:string-value="python3 &quot;/mnt/d/Documents/FEP-AI/Active Inference Podcast/RunLocalWhisper.py&quot; &quot;AATxtBk_C01-06&quot; &quot;.&quot; &quot;ActInf Textbook Group ~ Cohort 1 ~ Meeting 6 (Chapter 3 pt. 1).m4a&quot; | tee &quot;ActInf Textbook Group ~ Cohort 1 ~ Meeting 6 (Chapter 3 pt. 1).m4a_whisper.json&quot; &amp;" calcext:value-type="string">
            <text:p>python3 "/mnt/d/Documents/FEP-AI/Active Inference Podcast/RunLocalWhisper.py" "AATxtBk_C01-06" "." "ActInf Textbook Group ~ Cohort 1 ~ Meeting 6 (Chapter 3 pt. 1).m4a" | tee "ActInf Textbook Group ~ Cohort 1 ~ Meeting 6 (Chapter 3 pt. 1).m4a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189];&quot;&quot;&quot; &quot;&quot;http://crisiscenter.us/AILab01/AATxtBk_C01&quot;&quot; &quot;&quot;&quot;;SUBSTITUTE([.$C189];&quot;#&quot;;&quot;&quot;);&quot;&quot;&quot; | tee &quot;;[.$A189];&quot;_m4a_transcribe.json &amp;&quot;)" office:value-type="string" office:string-value="python3 &quot;/mnt/d/Documents/FEP-AI/Active Inference Podcast/SubmitToCloudWhisper_textbook.py&quot; &quot;AATxtBk_C01-06&quot; &quot;http://crisiscenter.us/AILab01/AATxtBk_C01&quot; &quot;ActInf Textbook Group ~ Cohort 1 ~ Meeting 6 (Chapter 3 pt. 1).m4a&quot; | tee AATxtBk_C01-06_m4a_transcribe.json &amp;" calcext:value-type="string">
            <text:p>python3 "/mnt/d/Documents/FEP-AI/Active Inference Podcast/SubmitToCloudWhisper_textbook.py" "AATxtBk_C01-06" "http://crisiscenter.us/AILab01/AATxtBk_C01" "ActInf Textbook Group ~ Cohort 1 ~ Meeting 6 (Chapter 3 pt. 1).m4a" | tee AATxtBk_C01-06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189];&quot;&quot;&quot; &quot;&quot;.&quot;&quot; &quot;&quot;&quot;;[.$A189];&quot;_&quot;;[.$C189];&quot;.sentences.csv&quot;&quot; | tee &quot;;[.$A189];&quot;.m4a_transcript.json &amp;&quot;)" office:value-type="string" office:string-value="python3 &quot;/mnt/d/Documents/FEP-AI/Active Inference Podcast/sentencesToTranscripts.py&quot; &quot;AATxtBk_C01-06&quot; &quot;.&quot; &quot;AATxtBk_C01-06_ActInf Textbook Group ~ Cohort 1 ~ Meeting 6 (Chapter 3 pt. 1).m4a.sentences.csv&quot; | tee AATxtBk_C01-06.m4a_transcript.json &amp;" calcext:value-type="string">
            <text:p>python3 "/mnt/d/Documents/FEP-AI/Active Inference Podcast/sentencesToTranscripts.py" "AATxtBk_C01-06" "." "AATxtBk_C01-06_ActInf Textbook Group ~ Cohort 1 ~ Meeting 6 (Chapter 3 pt. 1).m4a.sentences.csv" | tee AATxtBk_C01-06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7</text:p>
          </table:table-cell>
          <table:table-cell table:style-name="ce26"/>
          <table:table-cell table:style-name="ce73" office:value-type="string" calcext:value-type="string">
            <text:p>ActInf Textbook Group ~ Cohort 1 ~ Meeting 7 (Chapter 3 pt. 2)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0];&quot;&quot;&quot; &quot;&quot;.&quot;&quot; &quot;&quot;&quot;;SUBSTITUTE([.$C190];&quot;#&quot;;&quot;&quot;);&quot;&quot;&quot; | tee &quot;&quot;&quot;;[.$C190];&quot;_whisper.json&quot;&quot; &amp;&quot;)" office:value-type="string" office:string-value="python3 &quot;/mnt/d/Documents/FEP-AI/Active Inference Podcast/RunLocalWhisper.py&quot; &quot;AATxtBk_C01-07&quot; &quot;.&quot; &quot;ActInf Textbook Group ~ Cohort 1 ~ Meeting 7 (Chapter 3 pt. 2).m4a&quot; | tee &quot;ActInf Textbook Group ~ Cohort 1 ~ Meeting 7 (Chapter 3 pt. 2).m4a_whisper.json&quot; &amp;" calcext:value-type="string">
            <text:p>python3 "/mnt/d/Documents/FEP-AI/Active Inference Podcast/RunLocalWhisper.py" "AATxtBk_C01-07" "." "ActInf Textbook Group ~ Cohort 1 ~ Meeting 7 (Chapter 3 pt. 2).m4a" | tee "ActInf Textbook Group ~ Cohort 1 ~ Meeting 7 (Chapter 3 pt. 2)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0];&quot;&quot;&quot; &quot;&quot;http://crisiscenter.us/&quot;;[.$P190];&quot;&quot;&quot; &quot;&quot;&quot;;SUBSTITUTE([.$C190];&quot;#&quot;;&quot;&quot;);&quot;&quot;&quot; | tee &quot;&quot;&quot;;[.$A190];&quot;_&quot;;[.$C190];&quot;_transcribe.json&quot;&quot; &amp;&quot;)" office:value-type="string" office:string-value="python3 &quot;/mnt/d/Documents/FEP-AI/Active Inference Podcast/SubmitToCloudWhisper_textbook.py&quot; &quot;AATxtBk_C01-07&quot; &quot;http://crisiscenter.us/AILab01/AATxtBk_C01&quot; &quot;ActInf Textbook Group ~ Cohort 1 ~ Meeting 7 (Chapter 3 pt. 2).m4a&quot; | tee &quot;AATxtBk_C01-07_ActInf Textbook Group ~ Cohort 1 ~ Meeting 7 (Chapter 3 pt. 2).m4a_transcribe.json&quot; &amp;" calcext:value-type="string">
            <text:p>python3 "/mnt/d/Documents/FEP-AI/Active Inference Podcast/SubmitToCloudWhisper_textbook.py" "AATxtBk_C01-07" "http://crisiscenter.us/AILab01/AATxtBk_C01" "ActInf Textbook Group ~ Cohort 1 ~ Meeting 7 (Chapter 3 pt. 2).m4a" | tee "AATxtBk_C01-07_ActInf Textbook Group ~ Cohort 1 ~ Meeting 7 (Chapter 3 pt. 2)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0];&quot;&quot;&quot; &quot;&quot;.&quot;&quot; &quot;&quot;&quot;;[.$A190];&quot;_&quot;;[.$C190];&quot;.sentences.csv&quot;&quot; | tee &quot;;[.$A190];&quot;.m4a_transcript.json &amp;&quot;)" office:value-type="string" office:string-value="python3 &quot;/mnt/d/Documents/FEP-AI/Active Inference Podcast/sentencesToTranscripts.py&quot; &quot;AATxtBk_C01-07&quot; &quot;.&quot; &quot;AATxtBk_C01-07_ActInf Textbook Group ~ Cohort 1 ~ Meeting 7 (Chapter 3 pt. 2).m4a.sentences.csv&quot; | tee AATxtBk_C01-07.m4a_transcript.json &amp;" calcext:value-type="string">
            <text:p>python3 "/mnt/d/Documents/FEP-AI/Active Inference Podcast/sentencesToTranscripts.py" "AATxtBk_C01-07" "." "AATxtBk_C01-07_ActInf Textbook Group ~ Cohort 1 ~ Meeting 7 (Chapter 3 pt. 2).m4a.sentences.csv" | tee AATxtBk_C01-07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8</text:p>
          </table:table-cell>
          <table:table-cell table:style-name="ce26"/>
          <table:table-cell table:style-name="ce73" office:value-type="string" calcext:value-type="string">
            <text:p>ActInf Textbook Group ~ Cohort 1 ~ Meeting 8 Chapter 4 pt.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1];&quot;&quot;&quot; &quot;&quot;.&quot;&quot; &quot;&quot;&quot;;SUBSTITUTE([.$C191];&quot;#&quot;;&quot;&quot;);&quot;&quot;&quot; | tee &quot;&quot;&quot;;[.$C191];&quot;_whisper.json&quot;&quot; &amp;&quot;)" office:value-type="string" office:string-value="python3 &quot;/mnt/d/Documents/FEP-AI/Active Inference Podcast/RunLocalWhisper.py&quot; &quot;AATxtBk_C01-08&quot; &quot;.&quot; &quot;ActInf Textbook Group ~ Cohort 1 ~ Meeting 8 Chapter 4 pt. 1.m4a&quot; | tee &quot;ActInf Textbook Group ~ Cohort 1 ~ Meeting 8 Chapter 4 pt. 1.m4a_whisper.json&quot; &amp;" calcext:value-type="string">
            <text:p>python3 "/mnt/d/Documents/FEP-AI/Active Inference Podcast/RunLocalWhisper.py" "AATxtBk_C01-08" "." "ActInf Textbook Group ~ Cohort 1 ~ Meeting 8 Chapter 4 pt. 1.m4a" | tee "ActInf Textbook Group ~ Cohort 1 ~ Meeting 8 Chapter 4 pt.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1];&quot;&quot;&quot; &quot;&quot;http://crisiscenter.us/&quot;;[.$P191];&quot;&quot;&quot; &quot;&quot;&quot;;SUBSTITUTE([.$C191];&quot;#&quot;;&quot;&quot;);&quot;&quot;&quot; | tee &quot;&quot;&quot;;[.$A191];&quot;_&quot;;[.$C191];&quot;_transcribe.json&quot;&quot; &amp;&quot;)" office:value-type="string" office:string-value="python3 &quot;/mnt/d/Documents/FEP-AI/Active Inference Podcast/SubmitToCloudWhisper_textbook.py&quot; &quot;AATxtBk_C01-08&quot; &quot;http://crisiscenter.us/AILab01/AATxtBk_C01&quot; &quot;ActInf Textbook Group ~ Cohort 1 ~ Meeting 8 Chapter 4 pt. 1.m4a&quot; | tee &quot;AATxtBk_C01-08_ActInf Textbook Group ~ Cohort 1 ~ Meeting 8 Chapter 4 pt. 1.m4a_transcribe.json&quot; &amp;" calcext:value-type="string">
            <text:p>python3 "/mnt/d/Documents/FEP-AI/Active Inference Podcast/SubmitToCloudWhisper_textbook.py" "AATxtBk_C01-08" "http://crisiscenter.us/AILab01/AATxtBk_C01" "ActInf Textbook Group ~ Cohort 1 ~ Meeting 8 Chapter 4 pt. 1.m4a" | tee "AATxtBk_C01-08_ActInf Textbook Group ~ Cohort 1 ~ Meeting 8 Chapter 4 pt.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1];&quot;&quot;&quot; &quot;&quot;.&quot;&quot; &quot;&quot;&quot;;[.$A191];&quot;_&quot;;[.$C191];&quot;.sentences.csv&quot;&quot; | tee &quot;;[.$A191];&quot;.m4a_transcript.json &amp;&quot;)" office:value-type="string" office:string-value="python3 &quot;/mnt/d/Documents/FEP-AI/Active Inference Podcast/sentencesToTranscripts.py&quot; &quot;AATxtBk_C01-08&quot; &quot;.&quot; &quot;AATxtBk_C01-08_ActInf Textbook Group ~ Cohort 1 ~ Meeting 8 Chapter 4 pt. 1.m4a.sentences.csv&quot; | tee AATxtBk_C01-08.m4a_transcript.json &amp;" calcext:value-type="string">
            <text:p>python3 "/mnt/d/Documents/FEP-AI/Active Inference Podcast/sentencesToTranscripts.py" "AATxtBk_C01-08" "." "AATxtBk_C01-08_ActInf Textbook Group ~ Cohort 1 ~ Meeting 8 Chapter 4 pt. 1.m4a.sentences.csv" | tee AATxtBk_C01-08.m4a_transcript.json &amp;</text:p>
          </table:table-cell>
          <table:table-cell table:style-name="ce26" table:number-columns-repeated="16"/>
          <table:table-cell table:style-name="Default" table:number-columns-repeated="16349"/>
        </table:table-row>
        <table:table-row table:style-name="ro3">
          <table:table-cell table:style-name="ce26" office:value-type="string" calcext:value-type="string">
            <text:p>AATxtBk_C01-09</text:p>
          </table:table-cell>
          <table:table-cell table:style-name="ce26"/>
          <table:table-cell table:style-name="ce73" office:value-type="string" calcext:value-type="string">
            <text:p>ActInf Textbook Group ~ Cohort 1 ~ Meeting 9 Chapter 4 pt.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2];&quot;&quot;&quot; &quot;&quot;.&quot;&quot; &quot;&quot;&quot;;SUBSTITUTE([.$C192];&quot;#&quot;;&quot;&quot;);&quot;&quot;&quot; | tee &quot;&quot;&quot;;[.$C192];&quot;_whisper.json&quot;&quot; &amp;&quot;)" office:value-type="string" office:string-value="python3 &quot;/mnt/d/Documents/FEP-AI/Active Inference Podcast/RunLocalWhisper.py&quot; &quot;AATxtBk_C01-09&quot; &quot;.&quot; &quot;ActInf Textbook Group ~ Cohort 1 ~ Meeting 9 Chapter 4 pt. 2.m4a&quot; | tee &quot;ActInf Textbook Group ~ Cohort 1 ~ Meeting 9 Chapter 4 pt. 2.m4a_whisper.json&quot; &amp;" calcext:value-type="string">
            <text:p>python3 "/mnt/d/Documents/FEP-AI/Active Inference Podcast/RunLocalWhisper.py" "AATxtBk_C01-09" "." "ActInf Textbook Group ~ Cohort 1 ~ Meeting 9 Chapter 4 pt. 2.m4a" | tee "ActInf Textbook Group ~ Cohort 1 ~ Meeting 9 Chapter 4 pt.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2];&quot;&quot;&quot; &quot;&quot;http://crisiscenter.us/&quot;;[.$P192];&quot;&quot;&quot; &quot;&quot;&quot;;SUBSTITUTE([.$C192];&quot;#&quot;;&quot;&quot;);&quot;&quot;&quot; | tee &quot;&quot;&quot;;[.$A192];&quot;_&quot;;[.$C192];&quot;_transcribe.json&quot;&quot; &amp;&quot;)" office:value-type="string" office:string-value="python3 &quot;/mnt/d/Documents/FEP-AI/Active Inference Podcast/SubmitToCloudWhisper_textbook.py&quot; &quot;AATxtBk_C01-09&quot; &quot;http://crisiscenter.us/AILab01/AATxtBk_C01&quot; &quot;ActInf Textbook Group ~ Cohort 1 ~ Meeting 9 Chapter 4 pt. 2.m4a&quot; | tee &quot;AATxtBk_C01-09_ActInf Textbook Group ~ Cohort 1 ~ Meeting 9 Chapter 4 pt. 2.m4a_transcribe.json&quot; &amp;" calcext:value-type="string">
            <text:p>python3 "/mnt/d/Documents/FEP-AI/Active Inference Podcast/SubmitToCloudWhisper_textbook.py" "AATxtBk_C01-09" "http://crisiscenter.us/AILab01/AATxtBk_C01" "ActInf Textbook Group ~ Cohort 1 ~ Meeting 9 Chapter 4 pt. 2.m4a" | tee "AATxtBk_C01-09_ActInf Textbook Group ~ Cohort 1 ~ Meeting 9 Chapter 4 pt.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2];&quot;&quot;&quot; &quot;&quot;.&quot;&quot; &quot;&quot;&quot;;[.$A192];&quot;_&quot;;[.$C192];&quot;.sentences.csv&quot;&quot; | tee &quot;;[.$A192];&quot;.m4a_transcript.json &amp;&quot;)" office:value-type="string" office:string-value="python3 &quot;/mnt/d/Documents/FEP-AI/Active Inference Podcast/sentencesToTranscripts.py&quot; &quot;AATxtBk_C01-09&quot; &quot;.&quot; &quot;AATxtBk_C01-09_ActInf Textbook Group ~ Cohort 1 ~ Meeting 9 Chapter 4 pt. 2.m4a.sentences.csv&quot; | tee AATxtBk_C01-09.m4a_transcript.json &amp;" calcext:value-type="string">
            <text:p>python3 "/mnt/d/Documents/FEP-AI/Active Inference Podcast/sentencesToTranscripts.py" "AATxtBk_C01-09" "." "AATxtBk_C01-09_ActInf Textbook Group ~ Cohort 1 ~ Meeting 9 Chapter 4 pt. 2.m4a.sentences.csv" | tee AATxtBk_C01-09.m4a_transcript.json &amp;</text:p>
          </table:table-cell>
          <table:table-cell table:style-name="ce26" table:number-columns-repeated="16"/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0</text:p>
          </table:table-cell>
          <table:table-cell table:style-name="ce26"/>
          <table:table-cell table:style-name="ce73" office:value-type="string" calcext:value-type="string">
            <text:p>ActInf Textbook Group ~ Cohort 1 ~ Meeting 10 Chapter 5 pt.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3];&quot;&quot;&quot; &quot;&quot;.&quot;&quot; &quot;&quot;&quot;;SUBSTITUTE([.$C193];&quot;#&quot;;&quot;&quot;);&quot;&quot;&quot; | tee &quot;&quot;&quot;;[.$C193];&quot;_whisper.json&quot;&quot; &amp;&quot;)" office:value-type="string" office:string-value="python3 &quot;/mnt/d/Documents/FEP-AI/Active Inference Podcast/RunLocalWhisper.py&quot; &quot;AATxtBk_C01-10&quot; &quot;.&quot; &quot;ActInf Textbook Group ~ Cohort 1 ~ Meeting 10 Chapter 5 pt. 1.m4a&quot; | tee &quot;ActInf Textbook Group ~ Cohort 1 ~ Meeting 10 Chapter 5 pt. 1.m4a_whisper.json&quot; &amp;" calcext:value-type="string">
            <text:p>python3 "/mnt/d/Documents/FEP-AI/Active Inference Podcast/RunLocalWhisper.py" "AATxtBk_C01-10" "." "ActInf Textbook Group ~ Cohort 1 ~ Meeting 10 Chapter 5 pt. 1.m4a" | tee "ActInf Textbook Group ~ Cohort 1 ~ Meeting 10 Chapter 5 pt.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3];&quot;&quot;&quot; &quot;&quot;http://crisiscenter.us/&quot;;[.$P193];&quot;&quot;&quot; &quot;&quot;&quot;;SUBSTITUTE([.$C193];&quot;#&quot;;&quot;&quot;);&quot;&quot;&quot; | tee &quot;&quot;&quot;;[.$A193];&quot;_&quot;;[.$C193];&quot;_transcribe.json&quot;&quot; &amp;&quot;)" office:value-type="string" office:string-value="python3 &quot;/mnt/d/Documents/FEP-AI/Active Inference Podcast/SubmitToCloudWhisper_textbook.py&quot; &quot;AATxtBk_C01-10&quot; &quot;http://crisiscenter.us/AILab01/AATxtBk_C01&quot; &quot;ActInf Textbook Group ~ Cohort 1 ~ Meeting 10 Chapter 5 pt. 1.m4a&quot; | tee &quot;AATxtBk_C01-10_ActInf Textbook Group ~ Cohort 1 ~ Meeting 10 Chapter 5 pt. 1.m4a_transcribe.json&quot; &amp;" calcext:value-type="string">
            <text:p>python3 "/mnt/d/Documents/FEP-AI/Active Inference Podcast/SubmitToCloudWhisper_textbook.py" "AATxtBk_C01-10" "http://crisiscenter.us/AILab01/AATxtBk_C01" "ActInf Textbook Group ~ Cohort 1 ~ Meeting 10 Chapter 5 pt. 1.m4a" | tee "AATxtBk_C01-10_ActInf Textbook Group ~ Cohort 1 ~ Meeting 10 Chapter 5 pt.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3];&quot;&quot;&quot; &quot;&quot;.&quot;&quot; &quot;&quot;&quot;;[.$A193];&quot;_&quot;;[.$C193];&quot;.sentences.csv&quot;&quot; | tee &quot;;[.$A193];&quot;.m4a_transcript.json &amp;&quot;)" office:value-type="string" office:string-value="python3 &quot;/mnt/d/Documents/FEP-AI/Active Inference Podcast/sentencesToTranscripts.py&quot; &quot;AATxtBk_C01-10&quot; &quot;.&quot; &quot;AATxtBk_C01-10_ActInf Textbook Group ~ Cohort 1 ~ Meeting 10 Chapter 5 pt. 1.m4a.sentences.csv&quot; | tee AATxtBk_C01-10.m4a_transcript.json &amp;" calcext:value-type="string">
            <text:p>python3 "/mnt/d/Documents/FEP-AI/Active Inference Podcast/sentencesToTranscripts.py" "AATxtBk_C01-10" "." "AATxtBk_C01-10_ActInf Textbook Group ~ Cohort 1 ~ Meeting 10 Chapter 5 pt. 1.m4a.sentences.csv" | tee AATxtBk_C01-10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0 PM <text:s text:c="7"/>55,398,059 ActInf Textbook Group ~ Cohort 1 ~ Meeting 10 (Chapter 5 pt. 1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1</text:p>
          </table:table-cell>
          <table:table-cell table:style-name="ce26"/>
          <table:table-cell table:style-name="ce73" office:value-type="string" calcext:value-type="string">
            <text:p>ActInf Textbook Group ~ Cohort 1 ~ Meeting 11 Chapter 5 pt.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4];&quot;&quot;&quot; &quot;&quot;.&quot;&quot; &quot;&quot;&quot;;SUBSTITUTE([.$C194];&quot;#&quot;;&quot;&quot;);&quot;&quot;&quot; | tee &quot;&quot;&quot;;[.$C194];&quot;_whisper.json&quot;&quot; &amp;&quot;)" office:value-type="string" office:string-value="python3 &quot;/mnt/d/Documents/FEP-AI/Active Inference Podcast/RunLocalWhisper.py&quot; &quot;AATxtBk_C01-11&quot; &quot;.&quot; &quot;ActInf Textbook Group ~ Cohort 1 ~ Meeting 11 Chapter 5 pt. 2.m4a&quot; | tee &quot;ActInf Textbook Group ~ Cohort 1 ~ Meeting 11 Chapter 5 pt. 2.m4a_whisper.json&quot; &amp;" calcext:value-type="string">
            <text:p>python3 "/mnt/d/Documents/FEP-AI/Active Inference Podcast/RunLocalWhisper.py" "AATxtBk_C01-11" "." "ActInf Textbook Group ~ Cohort 1 ~ Meeting 11 Chapter 5 pt. 2.m4a" | tee "ActInf Textbook Group ~ Cohort 1 ~ Meeting 11 Chapter 5 pt.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4];&quot;&quot;&quot; &quot;&quot;http://crisiscenter.us/&quot;;[.$P194];&quot;&quot;&quot; &quot;&quot;&quot;;SUBSTITUTE([.$C194];&quot;#&quot;;&quot;&quot;);&quot;&quot;&quot; | tee &quot;&quot;&quot;;[.$A194];&quot;_&quot;;[.$C194];&quot;_transcribe.json&quot;&quot; &amp;&quot;)" office:value-type="string" office:string-value="python3 &quot;/mnt/d/Documents/FEP-AI/Active Inference Podcast/SubmitToCloudWhisper_textbook.py&quot; &quot;AATxtBk_C01-11&quot; &quot;http://crisiscenter.us/AILab01/AATxtBk_C01&quot; &quot;ActInf Textbook Group ~ Cohort 1 ~ Meeting 11 Chapter 5 pt. 2.m4a&quot; | tee &quot;AATxtBk_C01-11_ActInf Textbook Group ~ Cohort 1 ~ Meeting 11 Chapter 5 pt. 2.m4a_transcribe.json&quot; &amp;" calcext:value-type="string">
            <text:p>python3 "/mnt/d/Documents/FEP-AI/Active Inference Podcast/SubmitToCloudWhisper_textbook.py" "AATxtBk_C01-11" "http://crisiscenter.us/AILab01/AATxtBk_C01" "ActInf Textbook Group ~ Cohort 1 ~ Meeting 11 Chapter 5 pt. 2.m4a" | tee "AATxtBk_C01-11_ActInf Textbook Group ~ Cohort 1 ~ Meeting 11 Chapter 5 pt.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4];&quot;&quot;&quot; &quot;&quot;.&quot;&quot; &quot;&quot;&quot;;[.$A194];&quot;_&quot;;[.$C194];&quot;.sentences.csv&quot;&quot; | tee &quot;;[.$A194];&quot;.m4a_transcript.json &amp;&quot;)" office:value-type="string" office:string-value="python3 &quot;/mnt/d/Documents/FEP-AI/Active Inference Podcast/sentencesToTranscripts.py&quot; &quot;AATxtBk_C01-11&quot; &quot;.&quot; &quot;AATxtBk_C01-11_ActInf Textbook Group ~ Cohort 1 ~ Meeting 11 Chapter 5 pt. 2.m4a.sentences.csv&quot; | tee AATxtBk_C01-11.m4a_transcript.json &amp;" calcext:value-type="string">
            <text:p>python3 "/mnt/d/Documents/FEP-AI/Active Inference Podcast/sentencesToTranscripts.py" "AATxtBk_C01-11" "." "AATxtBk_C01-11_ActInf Textbook Group ~ Cohort 1 ~ Meeting 11 Chapter 5 pt. 2.m4a.sentences.csv" | tee AATxtBk_C01-11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0 PM <text:s text:c="7"/>56,174,553 ActInf Textbook Group ~ Cohort 1 ~ Meeting 11 (Chapter 5 pt. 2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2</text:p>
          </table:table-cell>
          <table:table-cell table:style-name="ce26"/>
          <table:table-cell table:style-name="ce73" office:value-type="string" calcext:value-type="string">
            <text:p>ActInf Textbook Group ~ Cohort 1 ~ Meeting 12 Review, Questions, Feedback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5];&quot;&quot;&quot; &quot;&quot;.&quot;&quot; &quot;&quot;&quot;;SUBSTITUTE([.$C195];&quot;#&quot;;&quot;&quot;);&quot;&quot;&quot; | tee &quot;&quot;&quot;;[.$C195];&quot;_whisper.json&quot;&quot; &amp;&quot;)" office:value-type="string" office:string-value="python3 &quot;/mnt/d/Documents/FEP-AI/Active Inference Podcast/RunLocalWhisper.py&quot; &quot;AATxtBk_C01-12&quot; &quot;.&quot; &quot;ActInf Textbook Group ~ Cohort 1 ~ Meeting 12 Review, Questions, Feedback.m4a&quot; | tee &quot;ActInf Textbook Group ~ Cohort 1 ~ Meeting 12 Review, Questions, Feedback.m4a_whisper.json&quot; &amp;" calcext:value-type="string">
            <text:p>python3 "/mnt/d/Documents/FEP-AI/Active Inference Podcast/RunLocalWhisper.py" "AATxtBk_C01-12" "." "ActInf Textbook Group ~ Cohort 1 ~ Meeting 12 Review, Questions, Feedback.m4a" | tee "ActInf Textbook Group ~ Cohort 1 ~ Meeting 12 Review, Questions, Feedback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5];&quot;&quot;&quot; &quot;&quot;http://crisiscenter.us/&quot;;[.$P195];&quot;&quot;&quot; &quot;&quot;&quot;;SUBSTITUTE([.$C195];&quot;#&quot;;&quot;&quot;);&quot;&quot;&quot; | tee &quot;&quot;&quot;;[.$A195];&quot;_&quot;;[.$C195];&quot;_transcribe.json&quot;&quot; &amp;&quot;)" office:value-type="string" office:string-value="python3 &quot;/mnt/d/Documents/FEP-AI/Active Inference Podcast/SubmitToCloudWhisper_textbook.py&quot; &quot;AATxtBk_C01-12&quot; &quot;http://crisiscenter.us/AILab01/AATxtBk_C01&quot; &quot;ActInf Textbook Group ~ Cohort 1 ~ Meeting 12 Review, Questions, Feedback.m4a&quot; | tee &quot;AATxtBk_C01-12_ActInf Textbook Group ~ Cohort 1 ~ Meeting 12 Review, Questions, Feedback.m4a_transcribe.json&quot; &amp;" calcext:value-type="string">
            <text:p>python3 "/mnt/d/Documents/FEP-AI/Active Inference Podcast/SubmitToCloudWhisper_textbook.py" "AATxtBk_C01-12" "http://crisiscenter.us/AILab01/AATxtBk_C01" "ActInf Textbook Group ~ Cohort 1 ~ Meeting 12 Review, Questions, Feedback.m4a" | tee "AATxtBk_C01-12_ActInf Textbook Group ~ Cohort 1 ~ Meeting 12 Review, Questions, Feedback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5];&quot;&quot;&quot; &quot;&quot;.&quot;&quot; &quot;&quot;&quot;;[.$A195];&quot;_&quot;;[.$C195];&quot;.sentences.csv&quot;&quot; | tee &quot;;[.$A195];&quot;.m4a_transcript.json &amp;&quot;)" office:value-type="string" office:string-value="python3 &quot;/mnt/d/Documents/FEP-AI/Active Inference Podcast/sentencesToTranscripts.py&quot; &quot;AATxtBk_C01-12&quot; &quot;.&quot; &quot;AATxtBk_C01-12_ActInf Textbook Group ~ Cohort 1 ~ Meeting 12 Review, Questions, Feedback.m4a.sentences.csv&quot; | tee AATxtBk_C01-12.m4a_transcript.json &amp;" calcext:value-type="string">
            <text:p>python3 "/mnt/d/Documents/FEP-AI/Active Inference Podcast/sentencesToTranscripts.py" "AATxtBk_C01-12" "." "AATxtBk_C01-12_ActInf Textbook Group ~ Cohort 1 ~ Meeting 12 Review, Questions, Feedback.m4a.sentences.csv" | tee AATxtBk_C01-12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1 PM <text:s text:c="7"/>56,182,051 ActInf Textbook Group ~ Cohort 1 ~ Meeting 12 (Review, Questions, Feedback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3</text:p>
          </table:table-cell>
          <table:table-cell table:style-name="ce26"/>
          <table:table-cell table:style-name="ce73" office:value-type="string" calcext:value-type="string">
            <text:p>ActInf Textbook Group ~ Cohort 1 ~ Meeting 13 Feedback, Next steps, Projects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6];&quot;&quot;&quot; &quot;&quot;.&quot;&quot; &quot;&quot;&quot;;SUBSTITUTE([.$C196];&quot;#&quot;;&quot;&quot;);&quot;&quot;&quot; | tee &quot;&quot;&quot;;[.$C196];&quot;_whisper.json&quot;&quot; &amp;&quot;)" office:value-type="string" office:string-value="python3 &quot;/mnt/d/Documents/FEP-AI/Active Inference Podcast/RunLocalWhisper.py&quot; &quot;AATxtBk_C01-13&quot; &quot;.&quot; &quot;ActInf Textbook Group ~ Cohort 1 ~ Meeting 13 Feedback, Next steps, Projects.m4a&quot; | tee &quot;ActInf Textbook Group ~ Cohort 1 ~ Meeting 13 Feedback, Next steps, Projects.m4a_whisper.json&quot; &amp;" calcext:value-type="string">
            <text:p>python3 "/mnt/d/Documents/FEP-AI/Active Inference Podcast/RunLocalWhisper.py" "AATxtBk_C01-13" "." "ActInf Textbook Group ~ Cohort 1 ~ Meeting 13 Feedback, Next steps, Projects.m4a" | tee "ActInf Textbook Group ~ Cohort 1 ~ Meeting 13 Feedback, Next steps, Projects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6];&quot;&quot;&quot; &quot;&quot;http://crisiscenter.us/&quot;;[.$P196];&quot;&quot;&quot; &quot;&quot;&quot;;SUBSTITUTE([.$C196];&quot;#&quot;;&quot;&quot;);&quot;&quot;&quot; | tee &quot;&quot;&quot;;[.$A196];&quot;_&quot;;[.$C196];&quot;_transcribe.json&quot;&quot; &amp;&quot;)" office:value-type="string" office:string-value="python3 &quot;/mnt/d/Documents/FEP-AI/Active Inference Podcast/SubmitToCloudWhisper_textbook.py&quot; &quot;AATxtBk_C01-13&quot; &quot;http://crisiscenter.us/AILab01/AATxtBk_C01&quot; &quot;ActInf Textbook Group ~ Cohort 1 ~ Meeting 13 Feedback, Next steps, Projects.m4a&quot; | tee &quot;AATxtBk_C01-13_ActInf Textbook Group ~ Cohort 1 ~ Meeting 13 Feedback, Next steps, Projects.m4a_transcribe.json&quot; &amp;" calcext:value-type="string">
            <text:p>python3 "/mnt/d/Documents/FEP-AI/Active Inference Podcast/SubmitToCloudWhisper_textbook.py" "AATxtBk_C01-13" "http://crisiscenter.us/AILab01/AATxtBk_C01" "ActInf Textbook Group ~ Cohort 1 ~ Meeting 13 Feedback, Next steps, Projects.m4a" | tee "AATxtBk_C01-13_ActInf Textbook Group ~ Cohort 1 ~ Meeting 13 Feedback, Next steps, Projects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6];&quot;&quot;&quot; &quot;&quot;.&quot;&quot; &quot;&quot;&quot;;[.$A196];&quot;_&quot;;[.$C196];&quot;.sentences.csv&quot;&quot; | tee &quot;;[.$A196];&quot;.m4a_transcript.json &amp;&quot;)" office:value-type="string" office:string-value="python3 &quot;/mnt/d/Documents/FEP-AI/Active Inference Podcast/sentencesToTranscripts.py&quot; &quot;AATxtBk_C01-13&quot; &quot;.&quot; &quot;AATxtBk_C01-13_ActInf Textbook Group ~ Cohort 1 ~ Meeting 13 Feedback, Next steps, Projects.m4a.sentences.csv&quot; | tee AATxtBk_C01-13.m4a_transcript.json &amp;" calcext:value-type="string">
            <text:p>python3 "/mnt/d/Documents/FEP-AI/Active Inference Podcast/sentencesToTranscripts.py" "AATxtBk_C01-13" "." "AATxtBk_C01-13_ActInf Textbook Group ~ Cohort 1 ~ Meeting 13 Feedback, Next steps, Projects.m4a.sentences.csv" | tee AATxtBk_C01-13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1 PM <text:s text:c="7"/>53,522,251 ActInf Textbook Group ~ Cohort 1 ~ Meeting 13 (Feedback, Next steps, Projects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4</text:p>
          </table:table-cell>
          <table:table-cell table:style-name="ce26"/>
          <table:table-cell table:style-name="ce73" office:value-type="string" calcext:value-type="string">
            <text:p>ActInf Textbook Group ~ Cohort 1 ~ Meeting 14 Welcome back, starting of Chapters 6-10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7];&quot;&quot;&quot; &quot;&quot;.&quot;&quot; &quot;&quot;&quot;;SUBSTITUTE([.$C197];&quot;#&quot;;&quot;&quot;);&quot;&quot;&quot; | tee &quot;&quot;&quot;;[.$C197];&quot;_whisper.json&quot;&quot; &amp;&quot;)" office:value-type="string" office:string-value="python3 &quot;/mnt/d/Documents/FEP-AI/Active Inference Podcast/RunLocalWhisper.py&quot; &quot;AATxtBk_C01-14&quot; &quot;.&quot; &quot;ActInf Textbook Group ~ Cohort 1 ~ Meeting 14 Welcome back, starting of Chapters 6-10.m4a&quot; | tee &quot;ActInf Textbook Group ~ Cohort 1 ~ Meeting 14 Welcome back, starting of Chapters 6-10.m4a_whisper.json&quot; &amp;" calcext:value-type="string">
            <text:p>python3 "/mnt/d/Documents/FEP-AI/Active Inference Podcast/RunLocalWhisper.py" "AATxtBk_C01-14" "." "ActInf Textbook Group ~ Cohort 1 ~ Meeting 14 Welcome back, starting of Chapters 6-10.m4a" | tee "ActInf Textbook Group ~ Cohort 1 ~ Meeting 14 Welcome back, starting of Chapters 6-10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7];&quot;&quot;&quot; &quot;&quot;http://crisiscenter.us/&quot;;[.$P197];&quot;&quot;&quot; &quot;&quot;&quot;;SUBSTITUTE([.$C197];&quot;#&quot;;&quot;&quot;);&quot;&quot;&quot; | tee &quot;&quot;&quot;;[.$A197];&quot;_&quot;;[.$C197];&quot;_transcribe.json&quot;&quot; &amp;&quot;)" office:value-type="string" office:string-value="python3 &quot;/mnt/d/Documents/FEP-AI/Active Inference Podcast/SubmitToCloudWhisper_textbook.py&quot; &quot;AATxtBk_C01-14&quot; &quot;http://crisiscenter.us/AILab01/AATxtBk_C01&quot; &quot;ActInf Textbook Group ~ Cohort 1 ~ Meeting 14 Welcome back, starting of Chapters 6-10.m4a&quot; | tee &quot;AATxtBk_C01-14_ActInf Textbook Group ~ Cohort 1 ~ Meeting 14 Welcome back, starting of Chapters 6-10.m4a_transcribe.json&quot; &amp;" calcext:value-type="string">
            <text:p>python3 "/mnt/d/Documents/FEP-AI/Active Inference Podcast/SubmitToCloudWhisper_textbook.py" "AATxtBk_C01-14" "http://crisiscenter.us/AILab01/AATxtBk_C01" "ActInf Textbook Group ~ Cohort 1 ~ Meeting 14 Welcome back, starting of Chapters 6-10.m4a" | tee "AATxtBk_C01-14_ActInf Textbook Group ~ Cohort 1 ~ Meeting 14 Welcome back, starting of Chapters 6-10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7];&quot;&quot;&quot; &quot;&quot;.&quot;&quot; &quot;&quot;&quot;;[.$A197];&quot;_&quot;;[.$C197];&quot;.sentences.csv&quot;&quot; | tee &quot;;[.$A197];&quot;.m4a_transcript.json &amp;&quot;)" office:value-type="string" office:string-value="python3 &quot;/mnt/d/Documents/FEP-AI/Active Inference Podcast/sentencesToTranscripts.py&quot; &quot;AATxtBk_C01-14&quot; &quot;.&quot; &quot;AATxtBk_C01-14_ActInf Textbook Group ~ Cohort 1 ~ Meeting 14 Welcome back, starting of Chapters 6-10.m4a.sentences.csv&quot; | tee AATxtBk_C01-14.m4a_transcript.json &amp;" calcext:value-type="string">
            <text:p>python3 "/mnt/d/Documents/FEP-AI/Active Inference Podcast/sentencesToTranscripts.py" "AATxtBk_C01-14" "." "AATxtBk_C01-14_ActInf Textbook Group ~ Cohort 1 ~ Meeting 14 Welcome back, starting of Chapters 6-10.m4a.sentences.csv" | tee AATxtBk_C01-14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2 PM <text:s text:c="7"/>52,505,761 ActInf Textbook Group ~ Cohort 1 ~ Meeting 14 (Welcome back, starting of Chapters 6-10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5</text:p>
          </table:table-cell>
          <table:table-cell table:style-name="ce26"/>
          <table:table-cell table:style-name="ce73" office:value-type="string" calcext:value-type="string">
            <text:p>ActInf Textbook Group ~ Cohort 1 ~ Meeting 15 Chapter 6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8];&quot;&quot;&quot; &quot;&quot;.&quot;&quot; &quot;&quot;&quot;;SUBSTITUTE([.$C198];&quot;#&quot;;&quot;&quot;);&quot;&quot;&quot; | tee &quot;&quot;&quot;;[.$C198];&quot;_whisper.json&quot;&quot; &amp;&quot;)" office:value-type="string" office:string-value="python3 &quot;/mnt/d/Documents/FEP-AI/Active Inference Podcast/RunLocalWhisper.py&quot; &quot;AATxtBk_C01-15&quot; &quot;.&quot; &quot;ActInf Textbook Group ~ Cohort 1 ~ Meeting 15 Chapter 6, part 1.m4a&quot; | tee &quot;ActInf Textbook Group ~ Cohort 1 ~ Meeting 15 Chapter 6, part 1.m4a_whisper.json&quot; &amp;" calcext:value-type="string">
            <text:p>python3 "/mnt/d/Documents/FEP-AI/Active Inference Podcast/RunLocalWhisper.py" "AATxtBk_C01-15" "." "ActInf Textbook Group ~ Cohort 1 ~ Meeting 15 Chapter 6, part 1.m4a" | tee "ActInf Textbook Group ~ Cohort 1 ~ Meeting 15 Chapter 6, part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8];&quot;&quot;&quot; &quot;&quot;http://crisiscenter.us/&quot;;[.$P198];&quot;&quot;&quot; &quot;&quot;&quot;;SUBSTITUTE([.$C198];&quot;#&quot;;&quot;&quot;);&quot;&quot;&quot; | tee &quot;&quot;&quot;;[.$A198];&quot;_&quot;;[.$C198];&quot;_transcribe.json&quot;&quot; &amp;&quot;)" office:value-type="string" office:string-value="python3 &quot;/mnt/d/Documents/FEP-AI/Active Inference Podcast/SubmitToCloudWhisper_textbook.py&quot; &quot;AATxtBk_C01-15&quot; &quot;http://crisiscenter.us/AILab01/AATxtBk_C01&quot; &quot;ActInf Textbook Group ~ Cohort 1 ~ Meeting 15 Chapter 6, part 1.m4a&quot; | tee &quot;AATxtBk_C01-15_ActInf Textbook Group ~ Cohort 1 ~ Meeting 15 Chapter 6, part 1.m4a_transcribe.json&quot; &amp;" calcext:value-type="string">
            <text:p>python3 "/mnt/d/Documents/FEP-AI/Active Inference Podcast/SubmitToCloudWhisper_textbook.py" "AATxtBk_C01-15" "http://crisiscenter.us/AILab01/AATxtBk_C01" "ActInf Textbook Group ~ Cohort 1 ~ Meeting 15 Chapter 6, part 1.m4a" | tee "AATxtBk_C01-15_ActInf Textbook Group ~ Cohort 1 ~ Meeting 15 Chapter 6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8];&quot;&quot;&quot; &quot;&quot;.&quot;&quot; &quot;&quot;&quot;;[.$A198];&quot;_&quot;;[.$C198];&quot;.sentences.csv&quot;&quot; | tee &quot;;[.$A198];&quot;.m4a_transcript.json &amp;&quot;)" office:value-type="string" office:string-value="python3 &quot;/mnt/d/Documents/FEP-AI/Active Inference Podcast/sentencesToTranscripts.py&quot; &quot;AATxtBk_C01-15&quot; &quot;.&quot; &quot;AATxtBk_C01-15_ActInf Textbook Group ~ Cohort 1 ~ Meeting 15 Chapter 6, part 1.m4a.sentences.csv&quot; | tee AATxtBk_C01-15.m4a_transcript.json &amp;" calcext:value-type="string">
            <text:p>python3 "/mnt/d/Documents/FEP-AI/Active Inference Podcast/sentencesToTranscripts.py" "AATxtBk_C01-15" "." "AATxtBk_C01-15_ActInf Textbook Group ~ Cohort 1 ~ Meeting 15 Chapter 6, part 1.m4a.sentences.csv" | tee AATxtBk_C01-15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5 PM <text:s text:c="7"/>56,358,923 ActInf Textbook Group ~ Cohort 1 ~ Meeting 15 (Chapter 6, part 1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6</text:p>
          </table:table-cell>
          <table:table-cell table:style-name="ce26"/>
          <table:table-cell table:style-name="ce73" office:value-type="string" calcext:value-type="string">
            <text:p>ActInf Textbook Group ~ Cohort 1 ~ Meeting 16 Chapter 6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199];&quot;&quot;&quot; &quot;&quot;.&quot;&quot; &quot;&quot;&quot;;SUBSTITUTE([.$C199];&quot;#&quot;;&quot;&quot;);&quot;&quot;&quot; | tee &quot;&quot;&quot;;[.$C199];&quot;_whisper.json&quot;&quot; &amp;&quot;)" office:value-type="string" office:string-value="python3 &quot;/mnt/d/Documents/FEP-AI/Active Inference Podcast/RunLocalWhisper.py&quot; &quot;AATxtBk_C01-16&quot; &quot;.&quot; &quot;ActInf Textbook Group ~ Cohort 1 ~ Meeting 16 Chapter 6, part 2.m4a&quot; | tee &quot;ActInf Textbook Group ~ Cohort 1 ~ Meeting 16 Chapter 6, part 2.m4a_whisper.json&quot; &amp;" calcext:value-type="string">
            <text:p>python3 "/mnt/d/Documents/FEP-AI/Active Inference Podcast/RunLocalWhisper.py" "AATxtBk_C01-16" "." "ActInf Textbook Group ~ Cohort 1 ~ Meeting 16 Chapter 6, part 2.m4a" | tee "ActInf Textbook Group ~ Cohort 1 ~ Meeting 16 Chapter 6, part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199];&quot;&quot;&quot; &quot;&quot;http://crisiscenter.us/&quot;;[.$P199];&quot;&quot;&quot; &quot;&quot;&quot;;SUBSTITUTE([.$C199];&quot;#&quot;;&quot;&quot;);&quot;&quot;&quot; | tee &quot;&quot;&quot;;[.$A199];&quot;_&quot;;[.$C199];&quot;_transcribe.json&quot;&quot; &amp;&quot;)" office:value-type="string" office:string-value="python3 &quot;/mnt/d/Documents/FEP-AI/Active Inference Podcast/SubmitToCloudWhisper_textbook.py&quot; &quot;AATxtBk_C01-16&quot; &quot;http://crisiscenter.us/AILab01/AATxtBk_C01&quot; &quot;ActInf Textbook Group ~ Cohort 1 ~ Meeting 16 Chapter 6, part 2.m4a&quot; | tee &quot;AATxtBk_C01-16_ActInf Textbook Group ~ Cohort 1 ~ Meeting 16 Chapter 6, part 2.m4a_transcribe.json&quot; &amp;" calcext:value-type="string">
            <text:p>python3 "/mnt/d/Documents/FEP-AI/Active Inference Podcast/SubmitToCloudWhisper_textbook.py" "AATxtBk_C01-16" "http://crisiscenter.us/AILab01/AATxtBk_C01" "ActInf Textbook Group ~ Cohort 1 ~ Meeting 16 Chapter 6, part 2.m4a" | tee "AATxtBk_C01-16_ActInf Textbook Group ~ Cohort 1 ~ Meeting 16 Chapter 6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199];&quot;&quot;&quot; &quot;&quot;.&quot;&quot; &quot;&quot;&quot;;[.$A199];&quot;_&quot;;[.$C199];&quot;.sentences.csv&quot;&quot; | tee &quot;;[.$A199];&quot;.m4a_transcript.json &amp;&quot;)" office:value-type="string" office:string-value="python3 &quot;/mnt/d/Documents/FEP-AI/Active Inference Podcast/sentencesToTranscripts.py&quot; &quot;AATxtBk_C01-16&quot; &quot;.&quot; &quot;AATxtBk_C01-16_ActInf Textbook Group ~ Cohort 1 ~ Meeting 16 Chapter 6, part 2.m4a.sentences.csv&quot; | tee AATxtBk_C01-16.m4a_transcript.json &amp;" calcext:value-type="string">
            <text:p>python3 "/mnt/d/Documents/FEP-AI/Active Inference Podcast/sentencesToTranscripts.py" "AATxtBk_C01-16" "." "AATxtBk_C01-16_ActInf Textbook Group ~ Cohort 1 ~ Meeting 16 Chapter 6, part 2.m4a.sentences.csv" | tee AATxtBk_C01-16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3 PM <text:s text:c="7"/>53,282,341 ActInf Textbook Group ~ Cohort 1 ~ Meeting 16 (Chapter 6, part 2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7</text:p>
          </table:table-cell>
          <table:table-cell table:style-name="ce26"/>
          <table:table-cell table:style-name="ce73" office:value-type="string" calcext:value-type="string">
            <text:p>ActInf Textbook Group ~ Cohort 1 ~ Meeting 17 Chapter 7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0];&quot;&quot;&quot; &quot;&quot;.&quot;&quot; &quot;&quot;&quot;;SUBSTITUTE([.$C200];&quot;#&quot;;&quot;&quot;);&quot;&quot;&quot; | tee &quot;&quot;&quot;;[.$C200];&quot;_whisper.json&quot;&quot; &amp;&quot;)" office:value-type="string" office:string-value="python3 &quot;/mnt/d/Documents/FEP-AI/Active Inference Podcast/RunLocalWhisper.py&quot; &quot;AATxtBk_C01-17&quot; &quot;.&quot; &quot;ActInf Textbook Group ~ Cohort 1 ~ Meeting 17 Chapter 7, part 1.m4a&quot; | tee &quot;ActInf Textbook Group ~ Cohort 1 ~ Meeting 17 Chapter 7, part 1.m4a_whisper.json&quot; &amp;" calcext:value-type="string">
            <text:p>python3 "/mnt/d/Documents/FEP-AI/Active Inference Podcast/RunLocalWhisper.py" "AATxtBk_C01-17" "." "ActInf Textbook Group ~ Cohort 1 ~ Meeting 17 Chapter 7, part 1.m4a" | tee "ActInf Textbook Group ~ Cohort 1 ~ Meeting 17 Chapter 7, part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0];&quot;&quot;&quot; &quot;&quot;http://crisiscenter.us/&quot;;[.$P200];&quot;&quot;&quot; &quot;&quot;&quot;;SUBSTITUTE([.$C200];&quot;#&quot;;&quot;&quot;);&quot;&quot;&quot; | tee &quot;&quot;&quot;;[.$A200];&quot;_&quot;;[.$C200];&quot;_transcribe.json&quot;&quot; &amp;&quot;)" office:value-type="string" office:string-value="python3 &quot;/mnt/d/Documents/FEP-AI/Active Inference Podcast/SubmitToCloudWhisper_textbook.py&quot; &quot;AATxtBk_C01-17&quot; &quot;http://crisiscenter.us/AILab01/AATxtBk_C01&quot; &quot;ActInf Textbook Group ~ Cohort 1 ~ Meeting 17 Chapter 7, part 1.m4a&quot; | tee &quot;AATxtBk_C01-17_ActInf Textbook Group ~ Cohort 1 ~ Meeting 17 Chapter 7, part 1.m4a_transcribe.json&quot; &amp;" calcext:value-type="string">
            <text:p>python3 "/mnt/d/Documents/FEP-AI/Active Inference Podcast/SubmitToCloudWhisper_textbook.py" "AATxtBk_C01-17" "http://crisiscenter.us/AILab01/AATxtBk_C01" "ActInf Textbook Group ~ Cohort 1 ~ Meeting 17 Chapter 7, part 1.m4a" | tee "AATxtBk_C01-17_ActInf Textbook Group ~ Cohort 1 ~ Meeting 17 Chapter 7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0];&quot;&quot;&quot; &quot;&quot;.&quot;&quot; &quot;&quot;&quot;;[.$A200];&quot;_&quot;;[.$C200];&quot;.sentences.csv&quot;&quot; | tee &quot;;[.$A200];&quot;.m4a_transcript.json &amp;&quot;)" office:value-type="string" office:string-value="python3 &quot;/mnt/d/Documents/FEP-AI/Active Inference Podcast/sentencesToTranscripts.py&quot; &quot;AATxtBk_C01-17&quot; &quot;.&quot; &quot;AATxtBk_C01-17_ActInf Textbook Group ~ Cohort 1 ~ Meeting 17 Chapter 7, part 1.m4a.sentences.csv&quot; | tee AATxtBk_C01-17.m4a_transcript.json &amp;" calcext:value-type="string">
            <text:p>python3 "/mnt/d/Documents/FEP-AI/Active Inference Podcast/sentencesToTranscripts.py" "AATxtBk_C01-17" "." "AATxtBk_C01-17_ActInf Textbook Group ~ Cohort 1 ~ Meeting 17 Chapter 7, part 1.m4a.sentences.csv" | tee AATxtBk_C01-17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3 PM <text:s text:c="7"/>52,365,683 ActInf Textbook Group ~ Cohort 1 ~ Meeting 17 (Chapter 7, part 1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8</text:p>
          </table:table-cell>
          <table:table-cell table:style-name="ce26"/>
          <table:table-cell table:style-name="ce73" office:value-type="string" calcext:value-type="string">
            <text:p>ActInf Textbook Group ~ Cohort 1 ~ Meeting 18 <text:s/>Chapter 7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1];&quot;&quot;&quot; &quot;&quot;.&quot;&quot; &quot;&quot;&quot;;SUBSTITUTE([.$C201];&quot;#&quot;;&quot;&quot;);&quot;&quot;&quot; | tee &quot;&quot;&quot;;[.$C201];&quot;_whisper.json&quot;&quot; &amp;&quot;)" office:value-type="string" office:string-value="python3 &quot;/mnt/d/Documents/FEP-AI/Active Inference Podcast/RunLocalWhisper.py&quot; &quot;AATxtBk_C01-18&quot; &quot;.&quot; &quot;ActInf Textbook Group ~ Cohort 1 ~ Meeting 18  Chapter 7, part 2.m4a&quot; | tee &quot;ActInf Textbook Group ~ Cohort 1 ~ Meeting 18  Chapter 7, part 2.m4a_whisper.json&quot; &amp;" calcext:value-type="string">
            <text:p>python3 "/mnt/d/Documents/FEP-AI/Active Inference Podcast/RunLocalWhisper.py" "AATxtBk_C01-18" "." "ActInf Textbook Group ~ Cohort 1 ~ Meeting 18 <text:s/>Chapter 7, part 2.m4a" | tee "ActInf Textbook Group ~ Cohort 1 ~ Meeting 18 <text:s/>Chapter 7, part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1];&quot;&quot;&quot; &quot;&quot;http://crisiscenter.us/&quot;;[.$P201];&quot;&quot;&quot; &quot;&quot;&quot;;SUBSTITUTE([.$C201];&quot;#&quot;;&quot;&quot;);&quot;&quot;&quot; | tee &quot;&quot;&quot;;[.$A201];&quot;_&quot;;[.$C201];&quot;_transcribe.json&quot;&quot; &amp;&quot;)" office:value-type="string" office:string-value="python3 &quot;/mnt/d/Documents/FEP-AI/Active Inference Podcast/SubmitToCloudWhisper_textbook.py&quot; &quot;AATxtBk_C01-18&quot; &quot;http://crisiscenter.us/AILab01/AATxtBk_C01&quot; &quot;ActInf Textbook Group ~ Cohort 1 ~ Meeting 18  Chapter 7, part 2.m4a&quot; | tee &quot;AATxtBk_C01-18_ActInf Textbook Group ~ Cohort 1 ~ Meeting 18  Chapter 7, part 2.m4a_transcribe.json&quot; &amp;" calcext:value-type="string">
            <text:p>python3 "/mnt/d/Documents/FEP-AI/Active Inference Podcast/SubmitToCloudWhisper_textbook.py" "AATxtBk_C01-18" "http://crisiscenter.us/AILab01/AATxtBk_C01" "ActInf Textbook Group ~ Cohort 1 ~ Meeting 18 <text:s/>Chapter 7, part 2.m4a" | tee "AATxtBk_C01-18_ActInf Textbook Group ~ Cohort 1 ~ Meeting 18 <text:s/>Chapter 7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1];&quot;&quot;&quot; &quot;&quot;.&quot;&quot; &quot;&quot;&quot;;[.$A201];&quot;_&quot;;[.$C201];&quot;.sentences.csv&quot;&quot; | tee &quot;;[.$A201];&quot;.m4a_transcript.json &amp;&quot;)" office:value-type="string" office:string-value="python3 &quot;/mnt/d/Documents/FEP-AI/Active Inference Podcast/sentencesToTranscripts.py&quot; &quot;AATxtBk_C01-18&quot; &quot;.&quot; &quot;AATxtBk_C01-18_ActInf Textbook Group ~ Cohort 1 ~ Meeting 18  Chapter 7, part 2.m4a.sentences.csv&quot; | tee AATxtBk_C01-18.m4a_transcript.json &amp;" calcext:value-type="string">
            <text:p>python3 "/mnt/d/Documents/FEP-AI/Active Inference Podcast/sentencesToTranscripts.py" "AATxtBk_C01-18" "." "AATxtBk_C01-18_ActInf Textbook Group ~ Cohort 1 ~ Meeting 18 <text:s/>Chapter 7, part 2.m4a.sentences.csv" | tee AATxtBk_C01-18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5 PM <text:s text:c="7"/>54,730,093 ActInf Textbook Group ~ Cohort 1 ~ Meeting 18 <text:s/>(Chapter 7, part 2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19</text:p>
          </table:table-cell>
          <table:table-cell table:style-name="ce26"/>
          <table:table-cell table:style-name="ce73" office:value-type="string" calcext:value-type="string">
            <text:p>ActInf Textbook Group ~ Cohort 1 ~ Meeting 19 <text:s/>Chapter 8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2];&quot;&quot;&quot; &quot;&quot;.&quot;&quot; &quot;&quot;&quot;;SUBSTITUTE([.$C202];&quot;#&quot;;&quot;&quot;);&quot;&quot;&quot; | tee &quot;&quot;&quot;;[.$C202];&quot;_whisper.json&quot;&quot; &amp;&quot;)" office:value-type="string" office:string-value="python3 &quot;/mnt/d/Documents/FEP-AI/Active Inference Podcast/RunLocalWhisper.py&quot; &quot;AATxtBk_C01-19&quot; &quot;.&quot; &quot;ActInf Textbook Group ~ Cohort 1 ~ Meeting 19  Chapter 8, part 1.m4a&quot; | tee &quot;ActInf Textbook Group ~ Cohort 1 ~ Meeting 19  Chapter 8, part 1.m4a_whisper.json&quot; &amp;" calcext:value-type="string">
            <text:p>python3 "/mnt/d/Documents/FEP-AI/Active Inference Podcast/RunLocalWhisper.py" "AATxtBk_C01-19" "." "ActInf Textbook Group ~ Cohort 1 ~ Meeting 19 <text:s/>Chapter 8, part 1.m4a" | tee "ActInf Textbook Group ~ Cohort 1 ~ Meeting 19 <text:s/>Chapter 8, part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2];&quot;&quot;&quot; &quot;&quot;http://crisiscenter.us/&quot;;[.$P202];&quot;&quot;&quot; &quot;&quot;&quot;;SUBSTITUTE([.$C202];&quot;#&quot;;&quot;&quot;);&quot;&quot;&quot; | tee &quot;&quot;&quot;;[.$A202];&quot;_&quot;;[.$C202];&quot;_transcribe.json&quot;&quot; &amp;&quot;)" office:value-type="string" office:string-value="python3 &quot;/mnt/d/Documents/FEP-AI/Active Inference Podcast/SubmitToCloudWhisper_textbook.py&quot; &quot;AATxtBk_C01-19&quot; &quot;http://crisiscenter.us/AILab01/AATxtBk_C01&quot; &quot;ActInf Textbook Group ~ Cohort 1 ~ Meeting 19  Chapter 8, part 1.m4a&quot; | tee &quot;AATxtBk_C01-19_ActInf Textbook Group ~ Cohort 1 ~ Meeting 19  Chapter 8, part 1.m4a_transcribe.json&quot; &amp;" calcext:value-type="string">
            <text:p>python3 "/mnt/d/Documents/FEP-AI/Active Inference Podcast/SubmitToCloudWhisper_textbook.py" "AATxtBk_C01-19" "http://crisiscenter.us/AILab01/AATxtBk_C01" "ActInf Textbook Group ~ Cohort 1 ~ Meeting 19 <text:s/>Chapter 8, part 1.m4a" | tee "AATxtBk_C01-19_ActInf Textbook Group ~ Cohort 1 ~ Meeting 19 <text:s/>Chapter 8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2];&quot;&quot;&quot; &quot;&quot;.&quot;&quot; &quot;&quot;&quot;;[.$A202];&quot;_&quot;;[.$C202];&quot;.sentences.csv&quot;&quot; | tee &quot;;[.$A202];&quot;.m4a_transcript.json &amp;&quot;)" office:value-type="string" office:string-value="python3 &quot;/mnt/d/Documents/FEP-AI/Active Inference Podcast/sentencesToTranscripts.py&quot; &quot;AATxtBk_C01-19&quot; &quot;.&quot; &quot;AATxtBk_C01-19_ActInf Textbook Group ~ Cohort 1 ~ Meeting 19  Chapter 8, part 1.m4a.sentences.csv&quot; | tee AATxtBk_C01-19.m4a_transcript.json &amp;" calcext:value-type="string">
            <text:p>python3 "/mnt/d/Documents/FEP-AI/Active Inference Podcast/sentencesToTranscripts.py" "AATxtBk_C01-19" "." "AATxtBk_C01-19_ActInf Textbook Group ~ Cohort 1 ~ Meeting 19 <text:s/>Chapter 8, part 1.m4a.sentences.csv" | tee AATxtBk_C01-19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4 PM <text:s text:c="7"/>55,839,321 ActInf Textbook Group ~ Cohort 1 ~ Meeting 19 <text:s/>(Chapter 8, part 1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20</text:p>
          </table:table-cell>
          <table:table-cell table:style-name="ce26"/>
          <table:table-cell table:style-name="ce73" office:value-type="string" calcext:value-type="string">
            <text:p>ActInf Textbook Group ~ Cohort 1 ~ Meeting 20 Chapter 8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3];&quot;&quot;&quot; &quot;&quot;.&quot;&quot; &quot;&quot;&quot;;SUBSTITUTE([.$C203];&quot;#&quot;;&quot;&quot;);&quot;&quot;&quot; | tee &quot;&quot;&quot;;[.$C203];&quot;_whisper.json&quot;&quot; &amp;&quot;)" office:value-type="string" office:string-value="python3 &quot;/mnt/d/Documents/FEP-AI/Active Inference Podcast/RunLocalWhisper.py&quot; &quot;AATxtBk_C01-20&quot; &quot;.&quot; &quot;ActInf Textbook Group ~ Cohort 1 ~ Meeting 20 Chapter 8, part 2.m4a&quot; | tee &quot;ActInf Textbook Group ~ Cohort 1 ~ Meeting 20 Chapter 8, part 2.m4a_whisper.json&quot; &amp;" calcext:value-type="string">
            <text:p>python3 "/mnt/d/Documents/FEP-AI/Active Inference Podcast/RunLocalWhisper.py" "AATxtBk_C01-20" "." "ActInf Textbook Group ~ Cohort 1 ~ Meeting 20 Chapter 8, part 2.m4a" | tee "ActInf Textbook Group ~ Cohort 1 ~ Meeting 20 Chapter 8, part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3];&quot;&quot;&quot; &quot;&quot;http://crisiscenter.us/&quot;;[.$P203];&quot;&quot;&quot; &quot;&quot;&quot;;SUBSTITUTE([.$C203];&quot;#&quot;;&quot;&quot;);&quot;&quot;&quot; | tee &quot;&quot;&quot;;[.$A203];&quot;_&quot;;[.$C203];&quot;_transcribe.json&quot;&quot; &amp;&quot;)" office:value-type="string" office:string-value="python3 &quot;/mnt/d/Documents/FEP-AI/Active Inference Podcast/SubmitToCloudWhisper_textbook.py&quot; &quot;AATxtBk_C01-20&quot; &quot;http://crisiscenter.us/AILab01/AATxtBk_C01&quot; &quot;ActInf Textbook Group ~ Cohort 1 ~ Meeting 20 Chapter 8, part 2.m4a&quot; | tee &quot;AATxtBk_C01-20_ActInf Textbook Group ~ Cohort 1 ~ Meeting 20 Chapter 8, part 2.m4a_transcribe.json&quot; &amp;" calcext:value-type="string">
            <text:p>python3 "/mnt/d/Documents/FEP-AI/Active Inference Podcast/SubmitToCloudWhisper_textbook.py" "AATxtBk_C01-20" "http://crisiscenter.us/AILab01/AATxtBk_C01" "ActInf Textbook Group ~ Cohort 1 ~ Meeting 20 Chapter 8, part 2.m4a" | tee "AATxtBk_C01-20_ActInf Textbook Group ~ Cohort 1 ~ Meeting 20 Chapter 8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3];&quot;&quot;&quot; &quot;&quot;.&quot;&quot; &quot;&quot;&quot;;[.$A203];&quot;_&quot;;[.$C203];&quot;.sentences.csv&quot;&quot; | tee &quot;;[.$A203];&quot;.m4a_transcript.json &amp;&quot;)" office:value-type="string" office:string-value="python3 &quot;/mnt/d/Documents/FEP-AI/Active Inference Podcast/sentencesToTranscripts.py&quot; &quot;AATxtBk_C01-20&quot; &quot;.&quot; &quot;AATxtBk_C01-20_ActInf Textbook Group ~ Cohort 1 ~ Meeting 20 Chapter 8, part 2.m4a.sentences.csv&quot; | tee AATxtBk_C01-20.m4a_transcript.json &amp;" calcext:value-type="string">
            <text:p>python3 "/mnt/d/Documents/FEP-AI/Active Inference Podcast/sentencesToTranscripts.py" "AATxtBk_C01-20" "." "AATxtBk_C01-20_ActInf Textbook Group ~ Cohort 1 ~ Meeting 20 Chapter 8, part 2.m4a.sentences.csv" | tee AATxtBk_C01-20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4 PM <text:s text:c="7"/>50,653,163 ActInf Textbook Group ~ Cohort 1 ~ Meeting 20 (Chapter 8, part 2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21</text:p>
          </table:table-cell>
          <table:table-cell table:style-name="ce26"/>
          <table:table-cell table:style-name="ce73" office:value-type="string" calcext:value-type="string">
            <text:p>ActInf Textbook Group ~ Cohort 1 ~ Meeting 21 Chapter 9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4];&quot;&quot;&quot; &quot;&quot;.&quot;&quot; &quot;&quot;&quot;;SUBSTITUTE([.$C204];&quot;#&quot;;&quot;&quot;);&quot;&quot;&quot; | tee &quot;&quot;&quot;;[.$C204];&quot;_whisper.json&quot;&quot; &amp;&quot;)" office:value-type="string" office:string-value="python3 &quot;/mnt/d/Documents/FEP-AI/Active Inference Podcast/RunLocalWhisper.py&quot; &quot;AATxtBk_C01-21&quot; &quot;.&quot; &quot;ActInf Textbook Group ~ Cohort 1 ~ Meeting 21 Chapter 9, part 1.m4a&quot; | tee &quot;ActInf Textbook Group ~ Cohort 1 ~ Meeting 21 Chapter 9, part 1.m4a_whisper.json&quot; &amp;" calcext:value-type="string">
            <text:p>python3 "/mnt/d/Documents/FEP-AI/Active Inference Podcast/RunLocalWhisper.py" "AATxtBk_C01-21" "." "ActInf Textbook Group ~ Cohort 1 ~ Meeting 21 Chapter 9, part 1.m4a" | tee "ActInf Textbook Group ~ Cohort 1 ~ Meeting 21 Chapter 9, part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4];&quot;&quot;&quot; &quot;&quot;http://crisiscenter.us/&quot;;[.$P204];&quot;&quot;&quot; &quot;&quot;&quot;;SUBSTITUTE([.$C204];&quot;#&quot;;&quot;&quot;);&quot;&quot;&quot; | tee &quot;&quot;&quot;;[.$A204];&quot;_&quot;;[.$C204];&quot;_transcribe.json&quot;&quot; &amp;&quot;)" office:value-type="string" office:string-value="python3 &quot;/mnt/d/Documents/FEP-AI/Active Inference Podcast/SubmitToCloudWhisper_textbook.py&quot; &quot;AATxtBk_C01-21&quot; &quot;http://crisiscenter.us/AILab01/AATxtBk_C01&quot; &quot;ActInf Textbook Group ~ Cohort 1 ~ Meeting 21 Chapter 9, part 1.m4a&quot; | tee &quot;AATxtBk_C01-21_ActInf Textbook Group ~ Cohort 1 ~ Meeting 21 Chapter 9, part 1.m4a_transcribe.json&quot; &amp;" calcext:value-type="string">
            <text:p>python3 "/mnt/d/Documents/FEP-AI/Active Inference Podcast/SubmitToCloudWhisper_textbook.py" "AATxtBk_C01-21" "http://crisiscenter.us/AILab01/AATxtBk_C01" "ActInf Textbook Group ~ Cohort 1 ~ Meeting 21 Chapter 9, part 1.m4a" | tee "AATxtBk_C01-21_ActInf Textbook Group ~ Cohort 1 ~ Meeting 21 Chapter 9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4];&quot;&quot;&quot; &quot;&quot;.&quot;&quot; &quot;&quot;&quot;;[.$A204];&quot;_&quot;;[.$C204];&quot;.sentences.csv&quot;&quot; | tee &quot;;[.$A204];&quot;.m4a_transcript.json &amp;&quot;)" office:value-type="string" office:string-value="python3 &quot;/mnt/d/Documents/FEP-AI/Active Inference Podcast/sentencesToTranscripts.py&quot; &quot;AATxtBk_C01-21&quot; &quot;.&quot; &quot;AATxtBk_C01-21_ActInf Textbook Group ~ Cohort 1 ~ Meeting 21 Chapter 9, part 1.m4a.sentences.csv&quot; | tee AATxtBk_C01-21.m4a_transcript.json &amp;" calcext:value-type="string">
            <text:p>python3 "/mnt/d/Documents/FEP-AI/Active Inference Podcast/sentencesToTranscripts.py" "AATxtBk_C01-21" "." "AATxtBk_C01-21_ActInf Textbook Group ~ Cohort 1 ~ Meeting 21 Chapter 9, part 1.m4a.sentences.csv" | tee AATxtBk_C01-21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4 PM <text:s text:c="7"/>51,783,224 ActInf Textbook Group ~ Cohort 1 ~ Meeting 21 (Chapter 9, part 1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22</text:p>
          </table:table-cell>
          <table:table-cell table:style-name="ce26"/>
          <table:table-cell table:style-name="ce73" office:value-type="string" calcext:value-type="string">
            <text:p>ActInf Textbook Group ~ Cohort 1 ~ Meeting 22 Chapter 9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5];&quot;&quot;&quot; &quot;&quot;.&quot;&quot; &quot;&quot;&quot;;SUBSTITUTE([.$C205];&quot;#&quot;;&quot;&quot;);&quot;&quot;&quot; | tee &quot;&quot;&quot;;[.$C205];&quot;_whisper.json&quot;&quot; &amp;&quot;)" office:value-type="string" office:string-value="python3 &quot;/mnt/d/Documents/FEP-AI/Active Inference Podcast/RunLocalWhisper.py&quot; &quot;AATxtBk_C01-22&quot; &quot;.&quot; &quot;ActInf Textbook Group ~ Cohort 1 ~ Meeting 22 Chapter 9, part 2.m4a&quot; | tee &quot;ActInf Textbook Group ~ Cohort 1 ~ Meeting 22 Chapter 9, part 2.m4a_whisper.json&quot; &amp;" calcext:value-type="string">
            <text:p>python3 "/mnt/d/Documents/FEP-AI/Active Inference Podcast/RunLocalWhisper.py" "AATxtBk_C01-22" "." "ActInf Textbook Group ~ Cohort 1 ~ Meeting 22 Chapter 9, part 2.m4a" | tee "ActInf Textbook Group ~ Cohort 1 ~ Meeting 22 Chapter 9, part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5];&quot;&quot;&quot; &quot;&quot;http://crisiscenter.us/&quot;;[.$P205];&quot;&quot;&quot; &quot;&quot;&quot;;SUBSTITUTE([.$C205];&quot;#&quot;;&quot;&quot;);&quot;&quot;&quot; | tee &quot;&quot;&quot;;[.$A205];&quot;_&quot;;[.$C205];&quot;_transcribe.json&quot;&quot; &amp;&quot;)" office:value-type="string" office:string-value="python3 &quot;/mnt/d/Documents/FEP-AI/Active Inference Podcast/SubmitToCloudWhisper_textbook.py&quot; &quot;AATxtBk_C01-22&quot; &quot;http://crisiscenter.us/AILab01/AATxtBk_C01&quot; &quot;ActInf Textbook Group ~ Cohort 1 ~ Meeting 22 Chapter 9, part 2.m4a&quot; | tee &quot;AATxtBk_C01-22_ActInf Textbook Group ~ Cohort 1 ~ Meeting 22 Chapter 9, part 2.m4a_transcribe.json&quot; &amp;" calcext:value-type="string">
            <text:p>python3 "/mnt/d/Documents/FEP-AI/Active Inference Podcast/SubmitToCloudWhisper_textbook.py" "AATxtBk_C01-22" "http://crisiscenter.us/AILab01/AATxtBk_C01" "ActInf Textbook Group ~ Cohort 1 ~ Meeting 22 Chapter 9, part 2.m4a" | tee "AATxtBk_C01-22_ActInf Textbook Group ~ Cohort 1 ~ Meeting 22 Chapter 9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5];&quot;&quot;&quot; &quot;&quot;.&quot;&quot; &quot;&quot;&quot;;[.$A205];&quot;_&quot;;[.$C205];&quot;.sentences.csv&quot;&quot; | tee &quot;;[.$A205];&quot;.m4a_transcript.json &amp;&quot;)" office:value-type="string" office:string-value="python3 &quot;/mnt/d/Documents/FEP-AI/Active Inference Podcast/sentencesToTranscripts.py&quot; &quot;AATxtBk_C01-22&quot; &quot;.&quot; &quot;AATxtBk_C01-22_ActInf Textbook Group ~ Cohort 1 ~ Meeting 22 Chapter 9, part 2.m4a.sentences.csv&quot; | tee AATxtBk_C01-22.m4a_transcript.json &amp;" calcext:value-type="string">
            <text:p>python3 "/mnt/d/Documents/FEP-AI/Active Inference Podcast/sentencesToTranscripts.py" "AATxtBk_C01-22" "." "AATxtBk_C01-22_ActInf Textbook Group ~ Cohort 1 ~ Meeting 22 Chapter 9, part 2.m4a.sentences.csv" | tee AATxtBk_C01-22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6 PM <text:s text:c="7"/>56,036,092 ActInf Textbook Group ~ Cohort 1 ~ Meeting 22 (Chapter 9, part 2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23</text:p>
          </table:table-cell>
          <table:table-cell table:style-name="ce26"/>
          <table:table-cell table:style-name="ce73" office:value-type="string" calcext:value-type="string">
            <text:p>ActInf Textbook Group ~ Cohort 1 ~ Meeting 23 Chapter 10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6];&quot;&quot;&quot; &quot;&quot;.&quot;&quot; &quot;&quot;&quot;;SUBSTITUTE([.$C206];&quot;#&quot;;&quot;&quot;);&quot;&quot;&quot; | tee &quot;&quot;&quot;;[.$C206];&quot;_whisper.json&quot;&quot; &amp;&quot;)" office:value-type="string" office:string-value="python3 &quot;/mnt/d/Documents/FEP-AI/Active Inference Podcast/RunLocalWhisper.py&quot; &quot;AATxtBk_C01-23&quot; &quot;.&quot; &quot;ActInf Textbook Group ~ Cohort 1 ~ Meeting 23 Chapter 10, part 1.m4a&quot; | tee &quot;ActInf Textbook Group ~ Cohort 1 ~ Meeting 23 Chapter 10, part 1.m4a_whisper.json&quot; &amp;" calcext:value-type="string">
            <text:p>python3 "/mnt/d/Documents/FEP-AI/Active Inference Podcast/RunLocalWhisper.py" "AATxtBk_C01-23" "." "ActInf Textbook Group ~ Cohort 1 ~ Meeting 23 Chapter 10, part 1.m4a" | tee "ActInf Textbook Group ~ Cohort 1 ~ Meeting 23 Chapter 10, part 1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6];&quot;&quot;&quot; &quot;&quot;http://crisiscenter.us/&quot;;[.$P206];&quot;&quot;&quot; &quot;&quot;&quot;;SUBSTITUTE([.$C206];&quot;#&quot;;&quot;&quot;);&quot;&quot;&quot; | tee &quot;&quot;&quot;;[.$A206];&quot;_&quot;;[.$C206];&quot;_transcribe.json&quot;&quot; &amp;&quot;)" office:value-type="string" office:string-value="python3 &quot;/mnt/d/Documents/FEP-AI/Active Inference Podcast/SubmitToCloudWhisper_textbook.py&quot; &quot;AATxtBk_C01-23&quot; &quot;http://crisiscenter.us/AILab01/AATxtBk_C01&quot; &quot;ActInf Textbook Group ~ Cohort 1 ~ Meeting 23 Chapter 10, part 1.m4a&quot; | tee &quot;AATxtBk_C01-23_ActInf Textbook Group ~ Cohort 1 ~ Meeting 23 Chapter 10, part 1.m4a_transcribe.json&quot; &amp;" calcext:value-type="string">
            <text:p>python3 "/mnt/d/Documents/FEP-AI/Active Inference Podcast/SubmitToCloudWhisper_textbook.py" "AATxtBk_C01-23" "http://crisiscenter.us/AILab01/AATxtBk_C01" "ActInf Textbook Group ~ Cohort 1 ~ Meeting 23 Chapter 10, part 1.m4a" | tee "AATxtBk_C01-23_ActInf Textbook Group ~ Cohort 1 ~ Meeting 23 Chapter 10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6];&quot;&quot;&quot; &quot;&quot;.&quot;&quot; &quot;&quot;&quot;;[.$A206];&quot;_&quot;;[.$C206];&quot;.sentences.csv&quot;&quot; | tee &quot;;[.$A206];&quot;.m4a_transcript.json &amp;&quot;)" office:value-type="string" office:string-value="python3 &quot;/mnt/d/Documents/FEP-AI/Active Inference Podcast/sentencesToTranscripts.py&quot; &quot;AATxtBk_C01-23&quot; &quot;.&quot; &quot;AATxtBk_C01-23_ActInf Textbook Group ~ Cohort 1 ~ Meeting 23 Chapter 10, part 1.m4a.sentences.csv&quot; | tee AATxtBk_C01-23.m4a_transcript.json &amp;" calcext:value-type="string">
            <text:p>python3 "/mnt/d/Documents/FEP-AI/Active Inference Podcast/sentencesToTranscripts.py" "AATxtBk_C01-23" "." "AATxtBk_C01-23_ActInf Textbook Group ~ Cohort 1 ~ Meeting 23 Chapter 10, part 1.m4a.sentences.csv" | tee AATxtBk_C01-23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6 PM <text:s text:c="7"/>53,824,229 ActInf Textbook Group ~ Cohort 1 ~ Meeting 23 (Chapter 10, part 1).m4a</text:p>
          </table:table-cell>
          <table:table-cell table:style-name="ce69" table:number-columns-repeated="16349"/>
        </table:table-row>
        <table:table-row table:style-name="ro3">
          <table:table-cell table:style-name="ce26" office:value-type="string" calcext:value-type="string">
            <text:p>AATxtBk_C01-24</text:p>
          </table:table-cell>
          <table:table-cell table:style-name="ce26"/>
          <table:table-cell table:style-name="ce73" office:value-type="string" calcext:value-type="string">
            <text:p>ActInf Textbook Group ~ Cohort 1 ~ Meeting 24 Chapter 10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1\AssemblyAI</text:p>
          </table:table-cell>
          <table:table-cell table:style-name="ce71" table:formula="of:=CONCATENATE(&quot;python3 &quot;&quot;/mnt/d/Documents/FEP-AI/Active Inference Podcast/RunLocalWhisper.py&quot;&quot; &quot;&quot;&quot;;[.$A207];&quot;&quot;&quot; &quot;&quot;.&quot;&quot; &quot;&quot;&quot;;SUBSTITUTE([.$C207];&quot;#&quot;;&quot;&quot;);&quot;&quot;&quot; | tee &quot;&quot;&quot;;[.$C207];&quot;_whisper.json&quot;&quot; &amp;&quot;)" office:value-type="string" office:string-value="python3 &quot;/mnt/d/Documents/FEP-AI/Active Inference Podcast/RunLocalWhisper.py&quot; &quot;AATxtBk_C01-24&quot; &quot;.&quot; &quot;ActInf Textbook Group ~ Cohort 1 ~ Meeting 24 Chapter 10, part 2.m4a&quot; | tee &quot;ActInf Textbook Group ~ Cohort 1 ~ Meeting 24 Chapter 10, part 2.m4a_whisper.json&quot; &amp;" calcext:value-type="string">
            <text:p>python3 "/mnt/d/Documents/FEP-AI/Active Inference Podcast/RunLocalWhisper.py" "AATxtBk_C01-24" "." "ActInf Textbook Group ~ Cohort 1 ~ Meeting 24 Chapter 10, part 2.m4a" | tee "ActInf Textbook Group ~ Cohort 1 ~ Meeting 24 Chapter 10, part 2.m4a_whisper.json" &amp;</text:p>
          </table:table-cell>
          <table:table-cell table:style-name="ce26" office:value-type="string" calcext:value-type="string">
            <text:p>AILab01/AATxtBk_C01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07];&quot;&quot;&quot; &quot;&quot;http://crisiscenter.us/&quot;;[.$P207];&quot;&quot;&quot; &quot;&quot;&quot;;SUBSTITUTE([.$C207];&quot;#&quot;;&quot;&quot;);&quot;&quot;&quot; | tee &quot;&quot;&quot;;[.$A207];&quot;_&quot;;[.$C207];&quot;_transcribe.json&quot;&quot; &amp;&quot;)" office:value-type="string" office:string-value="python3 &quot;/mnt/d/Documents/FEP-AI/Active Inference Podcast/SubmitToCloudWhisper_textbook.py&quot; &quot;AATxtBk_C01-24&quot; &quot;http://crisiscenter.us/AILab01/AATxtBk_C01&quot; &quot;ActInf Textbook Group ~ Cohort 1 ~ Meeting 24 Chapter 10, part 2.m4a&quot; | tee &quot;AATxtBk_C01-24_ActInf Textbook Group ~ Cohort 1 ~ Meeting 24 Chapter 10, part 2.m4a_transcribe.json&quot; &amp;" calcext:value-type="string">
            <text:p>python3 "/mnt/d/Documents/FEP-AI/Active Inference Podcast/SubmitToCloudWhisper_textbook.py" "AATxtBk_C01-24" "http://crisiscenter.us/AILab01/AATxtBk_C01" "ActInf Textbook Group ~ Cohort 1 ~ Meeting 24 Chapter 10, part 2.m4a" | tee "AATxtBk_C01-24_ActInf Textbook Group ~ Cohort 1 ~ Meeting 24 Chapter 10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07];&quot;&quot;&quot; &quot;&quot;.&quot;&quot; &quot;&quot;&quot;;[.$A207];&quot;_&quot;;[.$C207];&quot;.sentences.csv&quot;&quot; | tee &quot;;[.$A207];&quot;.m4a_transcript.json &amp;&quot;)" office:value-type="string" office:string-value="python3 &quot;/mnt/d/Documents/FEP-AI/Active Inference Podcast/sentencesToTranscripts.py&quot; &quot;AATxtBk_C01-24&quot; &quot;.&quot; &quot;AATxtBk_C01-24_ActInf Textbook Group ~ Cohort 1 ~ Meeting 24 Chapter 10, part 2.m4a.sentences.csv&quot; | tee AATxtBk_C01-24.m4a_transcript.json &amp;" calcext:value-type="string">
            <text:p>python3 "/mnt/d/Documents/FEP-AI/Active Inference Podcast/sentencesToTranscripts.py" "AATxtBk_C01-24" "." "AATxtBk_C01-24_ActInf Textbook Group ~ Cohort 1 ~ Meeting 24 Chapter 10, part 2.m4a.sentences.csv" | tee AATxtBk_C01-24.m4a_transcript.json &amp;</text:p>
          </table:table-cell>
          <table:table-cell table:style-name="ce26" table:number-columns-repeated="15"/>
          <table:table-cell table:style-name="ce26" office:value-type="string" calcext:value-type="string">
            <text:p>02/02/2023 <text:s/>08:56 PM <text:s text:c="7"/>46,918,126 ActInf Textbook Group ~ Cohort 1 ~ Meeting 24 (Chapter 10, part 2).m4a</text:p>
          </table:table-cell>
          <table:table-cell table:style-name="ce69"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1</text:p>
          </table:table-cell>
          <table:table-cell table:style-name="ce26"/>
          <table:table-cell table:style-name="ce73" office:value-type="string" calcext:value-type="string">
            <text:p>ActInf Textbook Group ~ Cohort 2 ~ Meeting 1 Welcome back, Coda &amp; Learning Practices overview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0];&quot;&quot;&quot; &quot;&quot;http://crisiscenter.us/&quot;;[.$P210];&quot;&quot;&quot; &quot;&quot;&quot;;SUBSTITUTE([.$C210];&quot;#&quot;;&quot;&quot;);&quot;&quot;&quot; | tee &quot;&quot;&quot;;[.$A210];&quot;_&quot;;[.$C210];&quot;_transcribe.json&quot;&quot; &amp;&quot;)" office:value-type="string" office:string-value="python3 &quot;/mnt/d/Documents/FEP-AI/Active Inference Podcast/SubmitToCloudWhisper_textbook.py&quot; &quot;AATxtBk_C02-01&quot; &quot;http://crisiscenter.us/AILab01/AATxtBk_C02&quot; &quot;ActInf Textbook Group ~ Cohort 2 ~ Meeting 1 Welcome back, Coda &amp; Learning Practices overview.m4a&quot; | tee &quot;AATxtBk_C02-01_ActInf Textbook Group ~ Cohort 2 ~ Meeting 1 Welcome back, Coda &amp; Learning Practices overview.m4a_transcribe.json&quot; &amp;" calcext:value-type="string">
            <text:p>python3 "/mnt/d/Documents/FEP-AI/Active Inference Podcast/SubmitToCloudWhisper_textbook.py" "AATxtBk_C02-01" "http://crisiscenter.us/AILab01/AATxtBk_C02" "ActInf Textbook Group ~ Cohort 2 ~ Meeting 1 Welcome back, Coda &amp; Learning Practices overview.m4a" | tee "AATxtBk_C02-01_ActInf Textbook Group ~ Cohort 2 ~ Meeting 1 Welcome back, Coda &amp; Learning Practices overview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0];&quot;&quot;&quot; &quot;&quot;.&quot;&quot; &quot;&quot;&quot;;[.$A210];&quot;_&quot;;[.$C210];&quot;.sentences.csv&quot;&quot; | tee &quot;;[.$A210];&quot;.m4a_transcript.json &amp;&quot;)" office:value-type="string" office:string-value="python3 &quot;/mnt/d/Documents/FEP-AI/Active Inference Podcast/sentencesToTranscripts.py&quot; &quot;AATxtBk_C02-01&quot; &quot;.&quot; &quot;AATxtBk_C02-01_ActInf Textbook Group ~ Cohort 2 ~ Meeting 1 Welcome back, Coda &amp; Learning Practices overview.m4a.sentences.csv&quot; | tee AATxtBk_C02-01.m4a_transcript.json &amp;" calcext:value-type="string">
            <text:p>python3 "/mnt/d/Documents/FEP-AI/Active Inference Podcast/sentencesToTranscripts.py" "AATxtBk_C02-01" "." "AATxtBk_C02-01_ActInf Textbook Group ~ Cohort 2 ~ Meeting 1 Welcome back, Coda &amp; Learning Practices overview.m4a.sentences.csv" | tee AATxtBk_C02-0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2</text:p>
          </table:table-cell>
          <table:table-cell table:style-name="ce26"/>
          <table:table-cell table:style-name="ce73" office:value-type="string" calcext:value-type="string">
            <text:p>ActInf Textbook Group ~ Cohort 2 ~ Meeting 2 Chapter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1];&quot;&quot;&quot; &quot;&quot;http://crisiscenter.us/&quot;;[.$P211];&quot;&quot;&quot; &quot;&quot;&quot;;SUBSTITUTE([.$C211];&quot;#&quot;;&quot;&quot;);&quot;&quot;&quot; | tee &quot;&quot;&quot;;[.$A211];&quot;_&quot;;[.$C211];&quot;_transcribe.json&quot;&quot; &amp;&quot;)" office:value-type="string" office:string-value="python3 &quot;/mnt/d/Documents/FEP-AI/Active Inference Podcast/SubmitToCloudWhisper_textbook.py&quot; &quot;AATxtBk_C02-02&quot; &quot;http://crisiscenter.us/AILab01/AATxtBk_C02&quot; &quot;ActInf Textbook Group ~ Cohort 2 ~ Meeting 2 Chapter 1.m4a&quot; | tee &quot;AATxtBk_C02-02_ActInf Textbook Group ~ Cohort 2 ~ Meeting 2 Chapter 1.m4a_transcribe.json&quot; &amp;" calcext:value-type="string">
            <text:p>python3 "/mnt/d/Documents/FEP-AI/Active Inference Podcast/SubmitToCloudWhisper_textbook.py" "AATxtBk_C02-02" "http://crisiscenter.us/AILab01/AATxtBk_C02" "ActInf Textbook Group ~ Cohort 2 ~ Meeting 2 Chapter 1.m4a" | tee "AATxtBk_C02-02_ActInf Textbook Group ~ Cohort 2 ~ Meeting 2 Chapter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1];&quot;&quot;&quot; &quot;&quot;.&quot;&quot; &quot;&quot;&quot;;[.$A211];&quot;_&quot;;[.$C211];&quot;.sentences.csv&quot;&quot; | tee &quot;;[.$A211];&quot;.m4a_transcript.json &amp;&quot;)" office:value-type="string" office:string-value="python3 &quot;/mnt/d/Documents/FEP-AI/Active Inference Podcast/sentencesToTranscripts.py&quot; &quot;AATxtBk_C02-02&quot; &quot;.&quot; &quot;AATxtBk_C02-02_ActInf Textbook Group ~ Cohort 2 ~ Meeting 2 Chapter 1.m4a.sentences.csv&quot; | tee AATxtBk_C02-02.m4a_transcript.json &amp;" calcext:value-type="string">
            <text:p>python3 "/mnt/d/Documents/FEP-AI/Active Inference Podcast/sentencesToTranscripts.py" "AATxtBk_C02-02" "." "AATxtBk_C02-02_ActInf Textbook Group ~ Cohort 2 ~ Meeting 2 Chapter 1.m4a.sentences.csv" | tee AATxtBk_C02-0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3</text:p>
          </table:table-cell>
          <table:table-cell table:style-name="ce26"/>
          <table:table-cell table:style-name="ce73" office:value-type="string" calcext:value-type="string">
            <text:p>ActInf Textbook Group ~ Cohort 2 ~ Meeting 3 Chapter 1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2];&quot;&quot;&quot; &quot;&quot;http://crisiscenter.us/&quot;;[.$P212];&quot;&quot;&quot; &quot;&quot;&quot;;SUBSTITUTE([.$C212];&quot;#&quot;;&quot;&quot;);&quot;&quot;&quot; | tee &quot;&quot;&quot;;[.$A212];&quot;_&quot;;[.$C212];&quot;_transcribe.json&quot;&quot; &amp;&quot;)" office:value-type="string" office:string-value="python3 &quot;/mnt/d/Documents/FEP-AI/Active Inference Podcast/SubmitToCloudWhisper_textbook.py&quot; &quot;AATxtBk_C02-03&quot; &quot;http://crisiscenter.us/AILab01/AATxtBk_C02&quot; &quot;ActInf Textbook Group ~ Cohort 2 ~ Meeting 3 Chapter 1, part 2.m4a&quot; | tee &quot;AATxtBk_C02-03_ActInf Textbook Group ~ Cohort 2 ~ Meeting 3 Chapter 1, part 2.m4a_transcribe.json&quot; &amp;" calcext:value-type="string">
            <text:p>python3 "/mnt/d/Documents/FEP-AI/Active Inference Podcast/SubmitToCloudWhisper_textbook.py" "AATxtBk_C02-03" "http://crisiscenter.us/AILab01/AATxtBk_C02" "ActInf Textbook Group ~ Cohort 2 ~ Meeting 3 Chapter 1, part 2.m4a" | tee "AATxtBk_C02-03_ActInf Textbook Group ~ Cohort 2 ~ Meeting 3 Chapter 1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2];&quot;&quot;&quot; &quot;&quot;.&quot;&quot; &quot;&quot;&quot;;[.$A212];&quot;_&quot;;[.$C212];&quot;.sentences.csv&quot;&quot; | tee &quot;;[.$A212];&quot;.m4a_transcript.json &amp;&quot;)" office:value-type="string" office:string-value="python3 &quot;/mnt/d/Documents/FEP-AI/Active Inference Podcast/sentencesToTranscripts.py&quot; &quot;AATxtBk_C02-03&quot; &quot;.&quot; &quot;AATxtBk_C02-03_ActInf Textbook Group ~ Cohort 2 ~ Meeting 3 Chapter 1, part 2.m4a.sentences.csv&quot; | tee AATxtBk_C02-03.m4a_transcript.json &amp;" calcext:value-type="string">
            <text:p>python3 "/mnt/d/Documents/FEP-AI/Active Inference Podcast/sentencesToTranscripts.py" "AATxtBk_C02-03" "." "AATxtBk_C02-03_ActInf Textbook Group ~ Cohort 2 ~ Meeting 3 Chapter 1, part 2.m4a.sentences.csv" | tee AATxtBk_C02-0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4</text:p>
          </table:table-cell>
          <table:table-cell table:style-name="ce26"/>
          <table:table-cell table:style-name="ce73" office:value-type="string" calcext:value-type="string">
            <text:p>ActInf Textbook Group ~ Cohort 2 ~ Meeting 4 Chapter 2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3];&quot;&quot;&quot; &quot;&quot;http://crisiscenter.us/&quot;;[.$P213];&quot;&quot;&quot; &quot;&quot;&quot;;SUBSTITUTE([.$C213];&quot;#&quot;;&quot;&quot;);&quot;&quot;&quot; | tee &quot;&quot;&quot;;[.$A213];&quot;_&quot;;[.$C213];&quot;_transcribe.json&quot;&quot; &amp;&quot;)" office:value-type="string" office:string-value="python3 &quot;/mnt/d/Documents/FEP-AI/Active Inference Podcast/SubmitToCloudWhisper_textbook.py&quot; &quot;AATxtBk_C02-04&quot; &quot;http://crisiscenter.us/AILab01/AATxtBk_C02&quot; &quot;ActInf Textbook Group ~ Cohort 2 ~ Meeting 4 Chapter 2, part 1.m4a&quot; | tee &quot;AATxtBk_C02-04_ActInf Textbook Group ~ Cohort 2 ~ Meeting 4 Chapter 2, part 1.m4a_transcribe.json&quot; &amp;" calcext:value-type="string">
            <text:p>python3 "/mnt/d/Documents/FEP-AI/Active Inference Podcast/SubmitToCloudWhisper_textbook.py" "AATxtBk_C02-04" "http://crisiscenter.us/AILab01/AATxtBk_C02" "ActInf Textbook Group ~ Cohort 2 ~ Meeting 4 Chapter 2, part 1.m4a" | tee "AATxtBk_C02-04_ActInf Textbook Group ~ Cohort 2 ~ Meeting 4 Chapter 2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3];&quot;&quot;&quot; &quot;&quot;.&quot;&quot; &quot;&quot;&quot;;[.$A213];&quot;_&quot;;[.$C213];&quot;.sentences.csv&quot;&quot; | tee &quot;;[.$A213];&quot;.m4a_transcript.json &amp;&quot;)" office:value-type="string" office:string-value="python3 &quot;/mnt/d/Documents/FEP-AI/Active Inference Podcast/sentencesToTranscripts.py&quot; &quot;AATxtBk_C02-04&quot; &quot;.&quot; &quot;AATxtBk_C02-04_ActInf Textbook Group ~ Cohort 2 ~ Meeting 4 Chapter 2, part 1.m4a.sentences.csv&quot; | tee AATxtBk_C02-04.m4a_transcript.json &amp;" calcext:value-type="string">
            <text:p>python3 "/mnt/d/Documents/FEP-AI/Active Inference Podcast/sentencesToTranscripts.py" "AATxtBk_C02-04" "." "AATxtBk_C02-04_ActInf Textbook Group ~ Cohort 2 ~ Meeting 4 Chapter 2, part 1.m4a.sentences.csv" | tee AATxtBk_C02-04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5</text:p>
          </table:table-cell>
          <table:table-cell table:style-name="ce26"/>
          <table:table-cell table:style-name="ce73" office:value-type="string" calcext:value-type="string">
            <text:p>ActInf Textbook Group ~ Cohort 2 ~ Meeting 5 Chapter 2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4];&quot;&quot;&quot; &quot;&quot;http://crisiscenter.us/&quot;;[.$P214];&quot;&quot;&quot; &quot;&quot;&quot;;SUBSTITUTE([.$C214];&quot;#&quot;;&quot;&quot;);&quot;&quot;&quot; | tee &quot;&quot;&quot;;[.$A214];&quot;_&quot;;[.$C214];&quot;_transcribe.json&quot;&quot; &amp;&quot;)" office:value-type="string" office:string-value="python3 &quot;/mnt/d/Documents/FEP-AI/Active Inference Podcast/SubmitToCloudWhisper_textbook.py&quot; &quot;AATxtBk_C02-05&quot; &quot;http://crisiscenter.us/AILab01/AATxtBk_C02&quot; &quot;ActInf Textbook Group ~ Cohort 2 ~ Meeting 5 Chapter 2, part 2.m4a&quot; | tee &quot;AATxtBk_C02-05_ActInf Textbook Group ~ Cohort 2 ~ Meeting 5 Chapter 2, part 2.m4a_transcribe.json&quot; &amp;" calcext:value-type="string">
            <text:p>python3 "/mnt/d/Documents/FEP-AI/Active Inference Podcast/SubmitToCloudWhisper_textbook.py" "AATxtBk_C02-05" "http://crisiscenter.us/AILab01/AATxtBk_C02" "ActInf Textbook Group ~ Cohort 2 ~ Meeting 5 Chapter 2, part 2.m4a" | tee "AATxtBk_C02-05_ActInf Textbook Group ~ Cohort 2 ~ Meeting 5 Chapter 2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4];&quot;&quot;&quot; &quot;&quot;.&quot;&quot; &quot;&quot;&quot;;[.$A214];&quot;_&quot;;[.$C214];&quot;.sentences.csv&quot;&quot; | tee &quot;;[.$A214];&quot;.m4a_transcript.json &amp;&quot;)" office:value-type="string" office:string-value="python3 &quot;/mnt/d/Documents/FEP-AI/Active Inference Podcast/sentencesToTranscripts.py&quot; &quot;AATxtBk_C02-05&quot; &quot;.&quot; &quot;AATxtBk_C02-05_ActInf Textbook Group ~ Cohort 2 ~ Meeting 5 Chapter 2, part 2.m4a.sentences.csv&quot; | tee AATxtBk_C02-05.m4a_transcript.json &amp;" calcext:value-type="string">
            <text:p>python3 "/mnt/d/Documents/FEP-AI/Active Inference Podcast/sentencesToTranscripts.py" "AATxtBk_C02-05" "." "AATxtBk_C02-05_ActInf Textbook Group ~ Cohort 2 ~ Meeting 5 Chapter 2, part 2.m4a.sentences.csv" | tee AATxtBk_C02-05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6</text:p>
          </table:table-cell>
          <table:table-cell table:style-name="ce26"/>
          <table:table-cell table:style-name="ce73" office:value-type="string" calcext:value-type="string">
            <text:p>ActInf Textbook Group ~ Cohort 2 ~ Meeting 6 Chapter 3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5];&quot;&quot;&quot; &quot;&quot;http://crisiscenter.us/&quot;;[.$P215];&quot;&quot;&quot; &quot;&quot;&quot;;SUBSTITUTE([.$C215];&quot;#&quot;;&quot;&quot;);&quot;&quot;&quot; | tee &quot;&quot;&quot;;[.$A215];&quot;_&quot;;[.$C215];&quot;_transcribe.json&quot;&quot; &amp;&quot;)" office:value-type="string" office:string-value="python3 &quot;/mnt/d/Documents/FEP-AI/Active Inference Podcast/SubmitToCloudWhisper_textbook.py&quot; &quot;AATxtBk_C02-06&quot; &quot;http://crisiscenter.us/AILab01/AATxtBk_C02&quot; &quot;ActInf Textbook Group ~ Cohort 2 ~ Meeting 6 Chapter 3, part 1.m4a&quot; | tee &quot;AATxtBk_C02-06_ActInf Textbook Group ~ Cohort 2 ~ Meeting 6 Chapter 3, part 1.m4a_transcribe.json&quot; &amp;" calcext:value-type="string">
            <text:p>python3 "/mnt/d/Documents/FEP-AI/Active Inference Podcast/SubmitToCloudWhisper_textbook.py" "AATxtBk_C02-06" "http://crisiscenter.us/AILab01/AATxtBk_C02" "ActInf Textbook Group ~ Cohort 2 ~ Meeting 6 Chapter 3, part 1.m4a" | tee "AATxtBk_C02-06_ActInf Textbook Group ~ Cohort 2 ~ Meeting 6 Chapter 3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5];&quot;&quot;&quot; &quot;&quot;.&quot;&quot; &quot;&quot;&quot;;[.$A215];&quot;_&quot;;[.$C215];&quot;.sentences.csv&quot;&quot; | tee &quot;;[.$A215];&quot;.m4a_transcript.json &amp;&quot;)" office:value-type="string" office:string-value="python3 &quot;/mnt/d/Documents/FEP-AI/Active Inference Podcast/sentencesToTranscripts.py&quot; &quot;AATxtBk_C02-06&quot; &quot;.&quot; &quot;AATxtBk_C02-06_ActInf Textbook Group ~ Cohort 2 ~ Meeting 6 Chapter 3, part 1.m4a.sentences.csv&quot; | tee AATxtBk_C02-06.m4a_transcript.json &amp;" calcext:value-type="string">
            <text:p>python3 "/mnt/d/Documents/FEP-AI/Active Inference Podcast/sentencesToTranscripts.py" "AATxtBk_C02-06" "." "AATxtBk_C02-06_ActInf Textbook Group ~ Cohort 2 ~ Meeting 6 Chapter 3, part 1.m4a.sentences.csv" | tee AATxtBk_C02-06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7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8</text:p>
          </table:table-cell>
          <table:table-cell table:style-name="ce26"/>
          <table:table-cell table:style-name="ce73" office:value-type="string" calcext:value-type="string">
            <text:p>ActInf Textbook Group ~ Cohort 2 ~ Meeting 8 Chapter 4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7];&quot;&quot;&quot; &quot;&quot;http://crisiscenter.us/&quot;;[.$P217];&quot;&quot;&quot; &quot;&quot;&quot;;SUBSTITUTE([.$C217];&quot;#&quot;;&quot;&quot;);&quot;&quot;&quot; | tee &quot;&quot;&quot;;[.$A217];&quot;_&quot;;[.$C217];&quot;_transcribe.json&quot;&quot; &amp;&quot;)" office:value-type="string" office:string-value="python3 &quot;/mnt/d/Documents/FEP-AI/Active Inference Podcast/SubmitToCloudWhisper_textbook.py&quot; &quot;AATxtBk_C02-08&quot; &quot;http://crisiscenter.us/AILab01/AATxtBk_C02&quot; &quot;ActInf Textbook Group ~ Cohort 2 ~ Meeting 8 Chapter 4, part 1.m4a&quot; | tee &quot;AATxtBk_C02-08_ActInf Textbook Group ~ Cohort 2 ~ Meeting 8 Chapter 4, part 1.m4a_transcribe.json&quot; &amp;" calcext:value-type="string">
            <text:p>python3 "/mnt/d/Documents/FEP-AI/Active Inference Podcast/SubmitToCloudWhisper_textbook.py" "AATxtBk_C02-08" "http://crisiscenter.us/AILab01/AATxtBk_C02" "ActInf Textbook Group ~ Cohort 2 ~ Meeting 8 Chapter 4, part 1.m4a" | tee "AATxtBk_C02-08_ActInf Textbook Group ~ Cohort 2 ~ Meeting 8 Chapter 4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7];&quot;&quot;&quot; &quot;&quot;.&quot;&quot; &quot;&quot;&quot;;[.$A217];&quot;_&quot;;[.$C217];&quot;.sentences.csv&quot;&quot; | tee &quot;;[.$A217];&quot;.m4a_transcript.json &amp;&quot;)" office:value-type="string" office:string-value="python3 &quot;/mnt/d/Documents/FEP-AI/Active Inference Podcast/sentencesToTranscripts.py&quot; &quot;AATxtBk_C02-08&quot; &quot;.&quot; &quot;AATxtBk_C02-08_ActInf Textbook Group ~ Cohort 2 ~ Meeting 8 Chapter 4, part 1.m4a.sentences.csv&quot; | tee AATxtBk_C02-08.m4a_transcript.json &amp;" calcext:value-type="string">
            <text:p>python3 "/mnt/d/Documents/FEP-AI/Active Inference Podcast/sentencesToTranscripts.py" "AATxtBk_C02-08" "." "AATxtBk_C02-08_ActInf Textbook Group ~ Cohort 2 ~ Meeting 8 Chapter 4, part 1.m4a.sentences.csv" | tee AATxtBk_C02-08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09</text:p>
          </table:table-cell>
          <table:table-cell table:style-name="ce26"/>
          <table:table-cell table:style-name="ce73" office:value-type="string" calcext:value-type="string">
            <text:p>ActInf Textbook Group ~ Cohort 2 ~ Meeting 9 Chapter 4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8];&quot;&quot;&quot; &quot;&quot;http://crisiscenter.us/&quot;;[.$P218];&quot;&quot;&quot; &quot;&quot;&quot;;SUBSTITUTE([.$C218];&quot;#&quot;;&quot;&quot;);&quot;&quot;&quot; | tee &quot;&quot;&quot;;[.$A218];&quot;_&quot;;[.$C218];&quot;_transcribe.json&quot;&quot; &amp;&quot;)" office:value-type="string" office:string-value="python3 &quot;/mnt/d/Documents/FEP-AI/Active Inference Podcast/SubmitToCloudWhisper_textbook.py&quot; &quot;AATxtBk_C02-09&quot; &quot;http://crisiscenter.us/AILab01/AATxtBk_C02&quot; &quot;ActInf Textbook Group ~ Cohort 2 ~ Meeting 9 Chapter 4, part 2.m4a&quot; | tee &quot;AATxtBk_C02-09_ActInf Textbook Group ~ Cohort 2 ~ Meeting 9 Chapter 4, part 2.m4a_transcribe.json&quot; &amp;" calcext:value-type="string">
            <text:p>python3 "/mnt/d/Documents/FEP-AI/Active Inference Podcast/SubmitToCloudWhisper_textbook.py" "AATxtBk_C02-09" "http://crisiscenter.us/AILab01/AATxtBk_C02" "ActInf Textbook Group ~ Cohort 2 ~ Meeting 9 Chapter 4, part 2.m4a" | tee "AATxtBk_C02-09_ActInf Textbook Group ~ Cohort 2 ~ Meeting 9 Chapter 4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8];&quot;&quot;&quot; &quot;&quot;.&quot;&quot; &quot;&quot;&quot;;[.$A218];&quot;_&quot;;[.$C218];&quot;.sentences.csv&quot;&quot; | tee &quot;;[.$A218];&quot;.m4a_transcript.json &amp;&quot;)" office:value-type="string" office:string-value="python3 &quot;/mnt/d/Documents/FEP-AI/Active Inference Podcast/sentencesToTranscripts.py&quot; &quot;AATxtBk_C02-09&quot; &quot;.&quot; &quot;AATxtBk_C02-09_ActInf Textbook Group ~ Cohort 2 ~ Meeting 9 Chapter 4, part 2.m4a.sentences.csv&quot; | tee AATxtBk_C02-09.m4a_transcript.json &amp;" calcext:value-type="string">
            <text:p>python3 "/mnt/d/Documents/FEP-AI/Active Inference Podcast/sentencesToTranscripts.py" "AATxtBk_C02-09" "." "AATxtBk_C02-09_ActInf Textbook Group ~ Cohort 2 ~ Meeting 9 Chapter 4, part 2.m4a.sentences.csv" | tee AATxtBk_C02-09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0</text:p>
          </table:table-cell>
          <table:table-cell table:style-name="ce26"/>
          <table:table-cell table:style-name="ce73" office:value-type="string" calcext:value-type="string">
            <text:p>ActInf Textbook Group ~ Cohort 2 ~ Meeting 10 Chapter 5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19];&quot;&quot;&quot; &quot;&quot;http://crisiscenter.us/&quot;;[.$P219];&quot;&quot;&quot; &quot;&quot;&quot;;SUBSTITUTE([.$C219];&quot;#&quot;;&quot;&quot;);&quot;&quot;&quot; | tee &quot;&quot;&quot;;[.$A219];&quot;_&quot;;[.$C219];&quot;_transcribe.json&quot;&quot; &amp;&quot;)" office:value-type="string" office:string-value="python3 &quot;/mnt/d/Documents/FEP-AI/Active Inference Podcast/SubmitToCloudWhisper_textbook.py&quot; &quot;AATxtBk_C02-10&quot; &quot;http://crisiscenter.us/AILab01/AATxtBk_C02&quot; &quot;ActInf Textbook Group ~ Cohort 2 ~ Meeting 10 Chapter 5, part 1.m4a&quot; | tee &quot;AATxtBk_C02-10_ActInf Textbook Group ~ Cohort 2 ~ Meeting 10 Chapter 5, part 1.m4a_transcribe.json&quot; &amp;" calcext:value-type="string">
            <text:p>python3 "/mnt/d/Documents/FEP-AI/Active Inference Podcast/SubmitToCloudWhisper_textbook.py" "AATxtBk_C02-10" "http://crisiscenter.us/AILab01/AATxtBk_C02" "ActInf Textbook Group ~ Cohort 2 ~ Meeting 10 Chapter 5, part 1.m4a" | tee "AATxtBk_C02-10_ActInf Textbook Group ~ Cohort 2 ~ Meeting 10 Chapter 5, part 1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19];&quot;&quot;&quot; &quot;&quot;.&quot;&quot; &quot;&quot;&quot;;[.$A219];&quot;_&quot;;[.$C219];&quot;.sentences.csv&quot;&quot; | tee &quot;;[.$A219];&quot;.m4a_transcript.json &amp;&quot;)" office:value-type="string" office:string-value="python3 &quot;/mnt/d/Documents/FEP-AI/Active Inference Podcast/sentencesToTranscripts.py&quot; &quot;AATxtBk_C02-10&quot; &quot;.&quot; &quot;AATxtBk_C02-10_ActInf Textbook Group ~ Cohort 2 ~ Meeting 10 Chapter 5, part 1.m4a.sentences.csv&quot; | tee AATxtBk_C02-10.m4a_transcript.json &amp;" calcext:value-type="string">
            <text:p>python3 "/mnt/d/Documents/FEP-AI/Active Inference Podcast/sentencesToTranscripts.py" "AATxtBk_C02-10" "." "AATxtBk_C02-10_ActInf Textbook Group ~ Cohort 2 ~ Meeting 10 Chapter 5, part 1.m4a.sentences.csv" | tee AATxtBk_C02-1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1</text:p>
          </table:table-cell>
          <table:table-cell table:style-name="ce26"/>
          <table:table-cell table:style-name="ce73" office:value-type="string" calcext:value-type="string">
            <text:p>ActInf Textbook Group ~ Cohort 2 ~ Meeting 11 Chapter 5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0];&quot;&quot;&quot; &quot;&quot;http://crisiscenter.us/&quot;;[.$P220];&quot;&quot;&quot; &quot;&quot;&quot;;SUBSTITUTE([.$C220];&quot;#&quot;;&quot;&quot;);&quot;&quot;&quot; | tee &quot;&quot;&quot;;[.$A220];&quot;_&quot;;[.$C220];&quot;_transcribe.json&quot;&quot; &amp;&quot;)" office:value-type="string" office:string-value="python3 &quot;/mnt/d/Documents/FEP-AI/Active Inference Podcast/SubmitToCloudWhisper_textbook.py&quot; &quot;AATxtBk_C02-11&quot; &quot;http://crisiscenter.us/AILab01/AATxtBk_C02&quot; &quot;ActInf Textbook Group ~ Cohort 2 ~ Meeting 11 Chapter 5, part 2.m4a&quot; | tee &quot;AATxtBk_C02-11_ActInf Textbook Group ~ Cohort 2 ~ Meeting 11 Chapter 5, part 2.m4a_transcribe.json&quot; &amp;" calcext:value-type="string">
            <text:p>python3 "/mnt/d/Documents/FEP-AI/Active Inference Podcast/SubmitToCloudWhisper_textbook.py" "AATxtBk_C02-11" "http://crisiscenter.us/AILab01/AATxtBk_C02" "ActInf Textbook Group ~ Cohort 2 ~ Meeting 11 Chapter 5, part 2.m4a" | tee "AATxtBk_C02-11_ActInf Textbook Group ~ Cohort 2 ~ Meeting 11 Chapter 5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20];&quot;&quot;&quot; &quot;&quot;.&quot;&quot; &quot;&quot;&quot;;[.$A220];&quot;_&quot;;[.$C220];&quot;.sentences.csv&quot;&quot; | tee &quot;;[.$A220];&quot;.m4a_transcript.json &amp;&quot;)" office:value-type="string" office:string-value="python3 &quot;/mnt/d/Documents/FEP-AI/Active Inference Podcast/sentencesToTranscripts.py&quot; &quot;AATxtBk_C02-11&quot; &quot;.&quot; &quot;AATxtBk_C02-11_ActInf Textbook Group ~ Cohort 2 ~ Meeting 11 Chapter 5, part 2.m4a.sentences.csv&quot; | tee AATxtBk_C02-11.m4a_transcript.json &amp;" calcext:value-type="string">
            <text:p>python3 "/mnt/d/Documents/FEP-AI/Active Inference Podcast/sentencesToTranscripts.py" "AATxtBk_C02-11" "." "AATxtBk_C02-11_ActInf Textbook Group ~ Cohort 2 ~ Meeting 11 Chapter 5, part 2.m4a.sentences.csv" | tee AATxtBk_C02-1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2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3</text:p>
          </table:table-cell>
          <table:table-cell table:style-name="ce26"/>
          <table:table-cell table:style-name="ce73" office:value-type="string" calcext:value-type="string">
            <text:p>ActInf Textbook Group ~ Cohort 2 ~ Meeting 13 Welcome back to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2];&quot;&quot;&quot; &quot;&quot;http://crisiscenter.us/&quot;;[.$P222];&quot;&quot;&quot; &quot;&quot;&quot;;SUBSTITUTE([.$C222];&quot;#&quot;;&quot;&quot;);&quot;&quot;&quot; | tee &quot;&quot;&quot;;[.$A222];&quot;_&quot;;[.$C222];&quot;_transcribe.json&quot;&quot; &amp;&quot;)" office:value-type="string" office:string-value="python3 &quot;/mnt/d/Documents/FEP-AI/Active Inference Podcast/SubmitToCloudWhisper_textbook.py&quot; &quot;AATxtBk_C02-13&quot; &quot;http://crisiscenter.us/AILab01/AATxtBk_C02&quot; &quot;ActInf Textbook Group ~ Cohort 2 ~ Meeting 13 Welcome back to part 2.m4a&quot; | tee &quot;AATxtBk_C02-13_ActInf Textbook Group ~ Cohort 2 ~ Meeting 13 Welcome back to part 2.m4a_transcribe.json&quot; &amp;" calcext:value-type="string">
            <text:p>python3 "/mnt/d/Documents/FEP-AI/Active Inference Podcast/SubmitToCloudWhisper_textbook.py" "AATxtBk_C02-13" "http://crisiscenter.us/AILab01/AATxtBk_C02" "ActInf Textbook Group ~ Cohort 2 ~ Meeting 13 Welcome back to part 2.m4a" | tee "AATxtBk_C02-13_ActInf Textbook Group ~ Cohort 2 ~ Meeting 13 Welcome back to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4</text:p>
          </table:table-cell>
          <table:table-cell table:style-name="ce26"/>
          <table:table-cell table:style-name="ce73" office:value-type="string" calcext:value-type="string">
            <text:p>ActInf Textbook Group ~ Cohort 2 ~ Meeting 14 Chapter 6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3];&quot;&quot;&quot; &quot;&quot;http://crisiscenter.us/&quot;;[.$P223];&quot;&quot;&quot; &quot;&quot;&quot;;SUBSTITUTE([.$C223];&quot;#&quot;;&quot;&quot;);&quot;&quot;&quot; | tee &quot;&quot;&quot;;[.$A223];&quot;_&quot;;[.$C223];&quot;_transcribe.json&quot;&quot; &amp;&quot;)" office:value-type="string" office:string-value="python3 &quot;/mnt/d/Documents/FEP-AI/Active Inference Podcast/SubmitToCloudWhisper_textbook.py&quot; &quot;AATxtBk_C02-14&quot; &quot;http://crisiscenter.us/AILab01/AATxtBk_C02&quot; &quot;ActInf Textbook Group ~ Cohort 2 ~ Meeting 14 Chapter 6, part 1.m4a&quot; | tee &quot;AATxtBk_C02-14_ActInf Textbook Group ~ Cohort 2 ~ Meeting 14 Chapter 6, part 1.m4a_transcribe.json&quot; &amp;" calcext:value-type="string">
            <text:p>python3 "/mnt/d/Documents/FEP-AI/Active Inference Podcast/SubmitToCloudWhisper_textbook.py" "AATxtBk_C02-14" "http://crisiscenter.us/AILab01/AATxtBk_C02" "ActInf Textbook Group ~ Cohort 2 ~ Meeting 14 Chapter 6, part 1.m4a" | tee "AATxtBk_C02-14_ActInf Textbook Group ~ Cohort 2 ~ Meeting 14 Chapter 6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5</text:p>
          </table:table-cell>
          <table:table-cell table:style-name="ce26"/>
          <table:table-cell table:style-name="ce73" office:value-type="string" calcext:value-type="string">
            <text:p>ActInf Textbook Group ~ Cohort 2 ~ Meeting 15 Chapter 6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4];&quot;&quot;&quot; &quot;&quot;http://crisiscenter.us/&quot;;[.$P224];&quot;&quot;&quot; &quot;&quot;&quot;;SUBSTITUTE([.$C224];&quot;#&quot;;&quot;&quot;);&quot;&quot;&quot; | tee &quot;&quot;&quot;;[.$A224];&quot;_&quot;;[.$C224];&quot;_transcribe.json&quot;&quot; &amp;&quot;)" office:value-type="string" office:string-value="python3 &quot;/mnt/d/Documents/FEP-AI/Active Inference Podcast/SubmitToCloudWhisper_textbook.py&quot; &quot;AATxtBk_C02-15&quot; &quot;http://crisiscenter.us/AILab01/AATxtBk_C02&quot; &quot;ActInf Textbook Group ~ Cohort 2 ~ Meeting 15 Chapter 6, part 2.m4a&quot; | tee &quot;AATxtBk_C02-15_ActInf Textbook Group ~ Cohort 2 ~ Meeting 15 Chapter 6, part 2.m4a_transcribe.json&quot; &amp;" calcext:value-type="string">
            <text:p>python3 "/mnt/d/Documents/FEP-AI/Active Inference Podcast/SubmitToCloudWhisper_textbook.py" "AATxtBk_C02-15" "http://crisiscenter.us/AILab01/AATxtBk_C02" "ActInf Textbook Group ~ Cohort 2 ~ Meeting 15 Chapter 6, part 2.m4a" | tee "AATxtBk_C02-15_ActInf Textbook Group ~ Cohort 2 ~ Meeting 15 Chapter 6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6</text:p>
          </table:table-cell>
          <table:table-cell table:style-name="ce26"/>
          <table:table-cell table:style-name="ce73" office:value-type="string" calcext:value-type="string">
            <text:p>ActInf Textbook Group ~ Cohort 2 ~ Meeting 16 Chapter 7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5];&quot;&quot;&quot; &quot;&quot;http://crisiscenter.us/&quot;;[.$P225];&quot;&quot;&quot; &quot;&quot;&quot;;SUBSTITUTE([.$C225];&quot;#&quot;;&quot;&quot;);&quot;&quot;&quot; | tee &quot;&quot;&quot;;[.$A225];&quot;_&quot;;[.$C225];&quot;_transcribe.json&quot;&quot; &amp;&quot;)" office:value-type="string" office:string-value="python3 &quot;/mnt/d/Documents/FEP-AI/Active Inference Podcast/SubmitToCloudWhisper_textbook.py&quot; &quot;AATxtBk_C02-16&quot; &quot;http://crisiscenter.us/AILab01/AATxtBk_C02&quot; &quot;ActInf Textbook Group ~ Cohort 2 ~ Meeting 16 Chapter 7, part 1.m4a&quot; | tee &quot;AATxtBk_C02-16_ActInf Textbook Group ~ Cohort 2 ~ Meeting 16 Chapter 7, part 1.m4a_transcribe.json&quot; &amp;" calcext:value-type="string">
            <text:p>python3 "/mnt/d/Documents/FEP-AI/Active Inference Podcast/SubmitToCloudWhisper_textbook.py" "AATxtBk_C02-16" "http://crisiscenter.us/AILab01/AATxtBk_C02" "ActInf Textbook Group ~ Cohort 2 ~ Meeting 16 Chapter 7, part 1.m4a" | tee "AATxtBk_C02-16_ActInf Textbook Group ~ Cohort 2 ~ Meeting 16 Chapter 7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7</text:p>
          </table:table-cell>
          <table:table-cell table:style-name="ce26"/>
          <table:table-cell table:style-name="ce73" office:value-type="string" calcext:value-type="string">
            <text:p>ActInf Textbook Group ~ Cohort 2 ~ Meeting 17 Chapter 7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6];&quot;&quot;&quot; &quot;&quot;http://crisiscenter.us/&quot;;[.$P226];&quot;&quot;&quot; &quot;&quot;&quot;;SUBSTITUTE([.$C226];&quot;#&quot;;&quot;&quot;);&quot;&quot;&quot; | tee &quot;&quot;&quot;;[.$A226];&quot;_&quot;;[.$C226];&quot;_transcribe.json&quot;&quot; &amp;&quot;)" office:value-type="string" office:string-value="python3 &quot;/mnt/d/Documents/FEP-AI/Active Inference Podcast/SubmitToCloudWhisper_textbook.py&quot; &quot;AATxtBk_C02-17&quot; &quot;http://crisiscenter.us/AILab01/AATxtBk_C02&quot; &quot;ActInf Textbook Group ~ Cohort 2 ~ Meeting 17 Chapter 7, part 2.m4a&quot; | tee &quot;AATxtBk_C02-17_ActInf Textbook Group ~ Cohort 2 ~ Meeting 17 Chapter 7, part 2.m4a_transcribe.json&quot; &amp;" calcext:value-type="string">
            <text:p>python3 "/mnt/d/Documents/FEP-AI/Active Inference Podcast/SubmitToCloudWhisper_textbook.py" "AATxtBk_C02-17" "http://crisiscenter.us/AILab01/AATxtBk_C02" "ActInf Textbook Group ~ Cohort 2 ~ Meeting 17 Chapter 7, part 2.m4a" | tee "AATxtBk_C02-17_ActInf Textbook Group ~ Cohort 2 ~ Meeting 17 Chapter 7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8</text:p>
          </table:table-cell>
          <table:table-cell table:style-name="ce26"/>
          <table:table-cell table:style-name="ce73" office:value-type="string" calcext:value-type="string">
            <text:p>ActInf Textbook Group ~ Cohort 2 ~ Meeting 18 Chapter 8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7];&quot;&quot;&quot; &quot;&quot;http://crisiscenter.us/&quot;;[.$P227];&quot;&quot;&quot; &quot;&quot;&quot;;SUBSTITUTE([.$C227];&quot;#&quot;;&quot;&quot;);&quot;&quot;&quot; | tee &quot;&quot;&quot;;[.$A227];&quot;_&quot;;[.$C227];&quot;_transcribe.json&quot;&quot; &amp;&quot;)" office:value-type="string" office:string-value="python3 &quot;/mnt/d/Documents/FEP-AI/Active Inference Podcast/SubmitToCloudWhisper_textbook.py&quot; &quot;AATxtBk_C02-18&quot; &quot;http://crisiscenter.us/AILab01/AATxtBk_C02&quot; &quot;ActInf Textbook Group ~ Cohort 2 ~ Meeting 18 Chapter 8, part 1.m4a&quot; | tee &quot;AATxtBk_C02-18_ActInf Textbook Group ~ Cohort 2 ~ Meeting 18 Chapter 8, part 1.m4a_transcribe.json&quot; &amp;" calcext:value-type="string">
            <text:p>python3 "/mnt/d/Documents/FEP-AI/Active Inference Podcast/SubmitToCloudWhisper_textbook.py" "AATxtBk_C02-18" "http://crisiscenter.us/AILab01/AATxtBk_C02" "ActInf Textbook Group ~ Cohort 2 ~ Meeting 18 Chapter 8, part 1.m4a" | tee "AATxtBk_C02-18_ActInf Textbook Group ~ Cohort 2 ~ Meeting 18 Chapter 8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19</text:p>
          </table:table-cell>
          <table:table-cell table:style-name="ce26"/>
          <table:table-cell table:style-name="ce73" office:value-type="string" calcext:value-type="string">
            <text:p>ActInf Textbook Group ~ Cohort 2 ~ Meeting 19 Chapter 8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8];&quot;&quot;&quot; &quot;&quot;http://crisiscenter.us/&quot;;[.$P228];&quot;&quot;&quot; &quot;&quot;&quot;;SUBSTITUTE([.$C228];&quot;#&quot;;&quot;&quot;);&quot;&quot;&quot; | tee &quot;&quot;&quot;;[.$A228];&quot;_&quot;;[.$C228];&quot;_transcribe.json&quot;&quot; &amp;&quot;)" office:value-type="string" office:string-value="python3 &quot;/mnt/d/Documents/FEP-AI/Active Inference Podcast/SubmitToCloudWhisper_textbook.py&quot; &quot;AATxtBk_C02-19&quot; &quot;http://crisiscenter.us/AILab01/AATxtBk_C02&quot; &quot;ActInf Textbook Group ~ Cohort 2 ~ Meeting 19 Chapter 8, part 2.m4a&quot; | tee &quot;AATxtBk_C02-19_ActInf Textbook Group ~ Cohort 2 ~ Meeting 19 Chapter 8, part 2.m4a_transcribe.json&quot; &amp;" calcext:value-type="string">
            <text:p>python3 "/mnt/d/Documents/FEP-AI/Active Inference Podcast/SubmitToCloudWhisper_textbook.py" "AATxtBk_C02-19" "http://crisiscenter.us/AILab01/AATxtBk_C02" "ActInf Textbook Group ~ Cohort 2 ~ Meeting 19 Chapter 8, part 2.m4a" | tee "AATxtBk_C02-19_ActInf Textbook Group ~ Cohort 2 ~ Meeting 19 Chapter 8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20</text:p>
          </table:table-cell>
          <table:table-cell table:style-name="ce26"/>
          <table:table-cell table:style-name="ce73" office:value-type="string" calcext:value-type="string">
            <text:p>ActInf Textbook Group ~ Cohort 2 ~ Meeting 20 Chapter 9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29];&quot;&quot;&quot; &quot;&quot;http://crisiscenter.us/&quot;;[.$P229];&quot;&quot;&quot; &quot;&quot;&quot;;SUBSTITUTE([.$C229];&quot;#&quot;;&quot;&quot;);&quot;&quot;&quot; | tee &quot;&quot;&quot;;[.$A229];&quot;_&quot;;[.$C229];&quot;_transcribe.json&quot;&quot; &amp;&quot;)" office:value-type="string" office:string-value="python3 &quot;/mnt/d/Documents/FEP-AI/Active Inference Podcast/SubmitToCloudWhisper_textbook.py&quot; &quot;AATxtBk_C02-20&quot; &quot;http://crisiscenter.us/AILab01/AATxtBk_C02&quot; &quot;ActInf Textbook Group ~ Cohort 2 ~ Meeting 20 Chapter 9, part 1.m4a&quot; | tee &quot;AATxtBk_C02-20_ActInf Textbook Group ~ Cohort 2 ~ Meeting 20 Chapter 9, part 1.m4a_transcribe.json&quot; &amp;" calcext:value-type="string">
            <text:p>python3 "/mnt/d/Documents/FEP-AI/Active Inference Podcast/SubmitToCloudWhisper_textbook.py" "AATxtBk_C02-20" "http://crisiscenter.us/AILab01/AATxtBk_C02" "ActInf Textbook Group ~ Cohort 2 ~ Meeting 20 Chapter 9, part 1.m4a" | tee "AATxtBk_C02-20_ActInf Textbook Group ~ Cohort 2 ~ Meeting 20 Chapter 9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21</text:p>
          </table:table-cell>
          <table:table-cell table:style-name="ce26"/>
          <table:table-cell table:style-name="ce73" office:value-type="string" calcext:value-type="string">
            <text:p>ActInf Textbook Group ~ Cohort 2 ~ Meeting 21 Chapter 9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0];&quot;&quot;&quot; &quot;&quot;http://crisiscenter.us/&quot;;[.$P230];&quot;&quot;&quot; &quot;&quot;&quot;;SUBSTITUTE([.$C230];&quot;#&quot;;&quot;&quot;);&quot;&quot;&quot; | tee &quot;&quot;&quot;;[.$A230];&quot;_&quot;;[.$C230];&quot;_transcribe.json&quot;&quot; &amp;&quot;)" office:value-type="string" office:string-value="python3 &quot;/mnt/d/Documents/FEP-AI/Active Inference Podcast/SubmitToCloudWhisper_textbook.py&quot; &quot;AATxtBk_C02-21&quot; &quot;http://crisiscenter.us/AILab01/AATxtBk_C02&quot; &quot;ActInf Textbook Group ~ Cohort 2 ~ Meeting 21 Chapter 9, part 2.m4a&quot; | tee &quot;AATxtBk_C02-21_ActInf Textbook Group ~ Cohort 2 ~ Meeting 21 Chapter 9, part 2.m4a_transcribe.json&quot; &amp;" calcext:value-type="string">
            <text:p>python3 "/mnt/d/Documents/FEP-AI/Active Inference Podcast/SubmitToCloudWhisper_textbook.py" "AATxtBk_C02-21" "http://crisiscenter.us/AILab01/AATxtBk_C02" "ActInf Textbook Group ~ Cohort 2 ~ Meeting 21 Chapter 9, part 2.m4a" | tee "AATxtBk_C02-21_ActInf Textbook Group ~ Cohort 2 ~ Meeting 21 Chapter 9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22</text:p>
          </table:table-cell>
          <table:table-cell table:style-name="ce26"/>
          <table:table-cell table:style-name="ce73" office:value-type="string" calcext:value-type="string">
            <text:p>ActInf Textbook Group ~ Cohort 2 ~ Meeting 22 Chapter 10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1];&quot;&quot;&quot; &quot;&quot;http://crisiscenter.us/&quot;;[.$P231];&quot;&quot;&quot; &quot;&quot;&quot;;SUBSTITUTE([.$C231];&quot;#&quot;;&quot;&quot;);&quot;&quot;&quot; | tee &quot;&quot;&quot;;[.$A231];&quot;_&quot;;[.$C231];&quot;_transcribe.json&quot;&quot; &amp;&quot;)" office:value-type="string" office:string-value="python3 &quot;/mnt/d/Documents/FEP-AI/Active Inference Podcast/SubmitToCloudWhisper_textbook.py&quot; &quot;AATxtBk_C02-22&quot; &quot;http://crisiscenter.us/AILab01/AATxtBk_C02&quot; &quot;ActInf Textbook Group ~ Cohort 2 ~ Meeting 22 Chapter 10, part 1.m4a&quot; | tee &quot;AATxtBk_C02-22_ActInf Textbook Group ~ Cohort 2 ~ Meeting 22 Chapter 10, part 1.m4a_transcribe.json&quot; &amp;" calcext:value-type="string">
            <text:p>python3 "/mnt/d/Documents/FEP-AI/Active Inference Podcast/SubmitToCloudWhisper_textbook.py" "AATxtBk_C02-22" "http://crisiscenter.us/AILab01/AATxtBk_C02" "ActInf Textbook Group ~ Cohort 2 ~ Meeting 22 Chapter 10, part 1.m4a" | tee "AATxtBk_C02-22_ActInf Textbook Group ~ Cohort 2 ~ Meeting 22 Chapter 10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2-23</text:p>
          </table:table-cell>
          <table:table-cell table:style-name="ce26"/>
          <table:table-cell table:style-name="ce73" office:value-type="string" calcext:value-type="string">
            <text:p>ActInf Textbook Group ~ Cohort 2 ~ Meeting 23 Chapter 10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2\YouTube</text:p>
          </table:table-cell>
          <table:table-cell table:style-name="ce26"/>
          <table:table-cell table:style-name="ce26" office:value-type="string" calcext:value-type="string">
            <text:p>AILab01/AATxtBk_C02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2];&quot;&quot;&quot; &quot;&quot;http://crisiscenter.us/&quot;;[.$P232];&quot;&quot;&quot; &quot;&quot;&quot;;SUBSTITUTE([.$C232];&quot;#&quot;;&quot;&quot;);&quot;&quot;&quot; | tee &quot;&quot;&quot;;[.$A232];&quot;_&quot;;[.$C232];&quot;_transcribe.json&quot;&quot; &amp;&quot;)" office:value-type="string" office:string-value="python3 &quot;/mnt/d/Documents/FEP-AI/Active Inference Podcast/SubmitToCloudWhisper_textbook.py&quot; &quot;AATxtBk_C02-23&quot; &quot;http://crisiscenter.us/AILab01/AATxtBk_C02&quot; &quot;ActInf Textbook Group ~ Cohort 2 ~ Meeting 23 Chapter 10, part 2.m4a&quot; | tee &quot;AATxtBk_C02-23_ActInf Textbook Group ~ Cohort 2 ~ Meeting 23 Chapter 10, part 2.m4a_transcribe.json&quot; &amp;" calcext:value-type="string">
            <text:p>python3 "/mnt/d/Documents/FEP-AI/Active Inference Podcast/SubmitToCloudWhisper_textbook.py" "AATxtBk_C02-23" "http://crisiscenter.us/AILab01/AATxtBk_C02" "ActInf Textbook Group ~ Cohort 2 ~ Meeting 23 Chapter 10, part 2.m4a" | tee "AATxtBk_C02-23_ActInf Textbook Group ~ Cohort 2 ~ Meeting 23 Chapter 10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1</text:p>
          </table:table-cell>
          <table:table-cell table:style-name="ce26"/>
          <table:table-cell table:style-name="ce73" office:value-type="string" calcext:value-type="string">
            <text:p>ActInf Textbook Group ~ <text:s/>~ Meeting 1 Welcome and Onboarding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4];&quot;&quot;&quot; &quot;&quot;http://crisiscenter.us/&quot;;[.$P234];&quot;&quot;&quot; &quot;&quot;&quot;;SUBSTITUTE([.$C234];&quot;#&quot;;&quot;&quot;);&quot;&quot;&quot; | tee &quot;&quot;&quot;;[.$A234];&quot;_&quot;;[.$C234];&quot;_transcribe.json&quot;&quot; &amp;&quot;)" office:value-type="string" office:string-value="python3 &quot;/mnt/d/Documents/FEP-AI/Active Inference Podcast/SubmitToCloudWhisper_textbook.py&quot; &quot;AATxtBk_C03-01&quot; &quot;http://crisiscenter.us/AILab01/AATxtBk_C03&quot; &quot;ActInf Textbook Group ~  ~ Meeting 1 Welcome and Onboarding.m4a&quot; | tee &quot;AATxtBk_C03-01_ActInf Textbook Group ~  ~ Meeting 1 Welcome and Onboarding.m4a_transcribe.json&quot; &amp;" calcext:value-type="string">
            <text:p>python3 "/mnt/d/Documents/FEP-AI/Active Inference Podcast/SubmitToCloudWhisper_textbook.py" "AATxtBk_C03-01" "http://crisiscenter.us/AILab01/AATxtBk_C03" "ActInf Textbook Group ~ <text:s/>~ Meeting 1 Welcome and Onboarding.m4a" | tee "AATxtBk_C03-01_ActInf Textbook Group ~ <text:s/>~ Meeting 1 Welcome and Onboarding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34];&quot;&quot;&quot; &quot;&quot;.&quot;&quot; &quot;&quot;&quot;;[.$A234];&quot;_&quot;;[.$C234];&quot;.sentences.csv&quot;&quot; | tee &quot;;[.$A234];&quot;.m4a_transcript.json&quot;)" office:value-type="string" office:string-value="python3 &quot;/mnt/d/Documents/FEP-AI/Active Inference Podcast/sentencesToTranscripts.py&quot; &quot;AATxtBk_C03-01&quot; &quot;.&quot; &quot;AATxtBk_C03-01_ActInf Textbook Group ~  ~ Meeting 1 Welcome and Onboarding.m4a.sentences.csv&quot; | tee AATxtBk_C03-01.m4a_transcript.json" calcext:value-type="string">
            <text:p>python3 "/mnt/d/Documents/FEP-AI/Active Inference Podcast/sentencesToTranscripts.py" "AATxtBk_C03-01" "." "AATxtBk_C03-01_ActInf Textbook Group ~ <text:s/>~ Meeting 1 Welcome and Onboarding.m4a.sentences.csv" | tee AATxtBk_C03-01.m4a_transcript.json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2</text:p>
          </table:table-cell>
          <table:table-cell table:style-name="ce26"/>
          <table:table-cell table:style-name="ce86" office:value-type="string" calcext:value-type="string">
            <text:p>ActInf Textbook Group ~ Cohort 3 ~ Meeting 2 Chapter 1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5];&quot;&quot;&quot; &quot;&quot;http://crisiscenter.us/&quot;;[.$P235];&quot;&quot;&quot; &quot;&quot;&quot;;SUBSTITUTE([.$C235];&quot;#&quot;;&quot;&quot;);&quot;&quot;&quot; | tee &quot;&quot;&quot;;[.$A235];&quot;_&quot;;[.$C235];&quot;_transcribe.json&quot;&quot; &amp;&quot;)" office:value-type="string" office:string-value="python3 &quot;/mnt/d/Documents/FEP-AI/Active Inference Podcast/SubmitToCloudWhisper_textbook.py&quot; &quot;AATxtBk_C03-02&quot; &quot;http://crisiscenter.us/AILab01/AATxtBk_C03&quot; &quot;ActInf Textbook Group ~ Cohort 3 ~ Meeting 2 Chapter 1, part 1.m4a&quot; | tee &quot;AATxtBk_C03-02_ActInf Textbook Group ~ Cohort 3 ~ Meeting 2 Chapter 1, part 1.m4a_transcribe.json&quot; &amp;" calcext:value-type="string">
            <text:p>python3 "/mnt/d/Documents/FEP-AI/Active Inference Podcast/SubmitToCloudWhisper_textbook.py" "AATxtBk_C03-02" "http://crisiscenter.us/AILab01/AATxtBk_C03" "ActInf Textbook Group ~ Cohort 3 ~ Meeting 2 Chapter 1, part 1.m4a" | tee "AATxtBk_C03-02_ActInf Textbook Group ~ Cohort 3 ~ Meeting 2 Chapter 1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3</text:p>
          </table:table-cell>
          <table:table-cell table:style-name="ce26"/>
          <table:table-cell table:style-name="ce86" office:value-type="string" calcext:value-type="string">
            <text:p>ActInf Textbook Group ~ Cohort 3 ~ Meeting 3 Chapter 1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6];&quot;&quot;&quot; &quot;&quot;http://crisiscenter.us/&quot;;[.$P236];&quot;&quot;&quot; &quot;&quot;&quot;;SUBSTITUTE([.$C236];&quot;#&quot;;&quot;&quot;);&quot;&quot;&quot; | tee &quot;&quot;&quot;;[.$A236];&quot;_&quot;;[.$C236];&quot;_transcribe.json&quot;&quot; &amp;&quot;)" office:value-type="string" office:string-value="python3 &quot;/mnt/d/Documents/FEP-AI/Active Inference Podcast/SubmitToCloudWhisper_textbook.py&quot; &quot;AATxtBk_C03-03&quot; &quot;http://crisiscenter.us/AILab01/AATxtBk_C03&quot; &quot;ActInf Textbook Group ~ Cohort 3 ~ Meeting 3 Chapter 1, part 2.m4a&quot; | tee &quot;AATxtBk_C03-03_ActInf Textbook Group ~ Cohort 3 ~ Meeting 3 Chapter 1, part 2.m4a_transcribe.json&quot; &amp;" calcext:value-type="string">
            <text:p>python3 "/mnt/d/Documents/FEP-AI/Active Inference Podcast/SubmitToCloudWhisper_textbook.py" "AATxtBk_C03-03" "http://crisiscenter.us/AILab01/AATxtBk_C03" "ActInf Textbook Group ~ Cohort 3 ~ Meeting 3 Chapter 1, part 2.m4a" | tee "AATxtBk_C03-03_ActInf Textbook Group ~ Cohort 3 ~ Meeting 3 Chapter 1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4</text:p>
          </table:table-cell>
          <table:table-cell table:style-name="ce26"/>
          <table:table-cell table:style-name="ce86" office:value-type="string" calcext:value-type="string">
            <text:p>ActInf Textbook Group ~ Cohort 3 ~ Meeting 4 Chapter 2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7];&quot;&quot;&quot; &quot;&quot;http://crisiscenter.us/&quot;;[.$P237];&quot;&quot;&quot; &quot;&quot;&quot;;SUBSTITUTE([.$C237];&quot;#&quot;;&quot;&quot;);&quot;&quot;&quot; | tee &quot;&quot;&quot;;[.$A237];&quot;_&quot;;[.$C237];&quot;_transcribe.json&quot;&quot; &amp;&quot;)" office:value-type="string" office:string-value="python3 &quot;/mnt/d/Documents/FEP-AI/Active Inference Podcast/SubmitToCloudWhisper_textbook.py&quot; &quot;AATxtBk_C03-04&quot; &quot;http://crisiscenter.us/AILab01/AATxtBk_C03&quot; &quot;ActInf Textbook Group ~ Cohort 3 ~ Meeting 4 Chapter 2, part 1.m4a&quot; | tee &quot;AATxtBk_C03-04_ActInf Textbook Group ~ Cohort 3 ~ Meeting 4 Chapter 2, part 1.m4a_transcribe.json&quot; &amp;" calcext:value-type="string">
            <text:p>python3 "/mnt/d/Documents/FEP-AI/Active Inference Podcast/SubmitToCloudWhisper_textbook.py" "AATxtBk_C03-04" "http://crisiscenter.us/AILab01/AATxtBk_C03" "ActInf Textbook Group ~ Cohort 3 ~ Meeting 4 Chapter 2, part 1.m4a" | tee "AATxtBk_C03-04_ActInf Textbook Group ~ Cohort 3 ~ Meeting 4 Chapter 2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5</text:p>
          </table:table-cell>
          <table:table-cell table:style-name="ce26"/>
          <table:table-cell table:style-name="ce86" office:value-type="string" calcext:value-type="string">
            <text:p>ActInf Textbook Group ~ Cohort 3 ~ Meeting 5 Chapter 2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8];&quot;&quot;&quot; &quot;&quot;http://crisiscenter.us/&quot;;[.$P238];&quot;&quot;&quot; &quot;&quot;&quot;;SUBSTITUTE([.$C238];&quot;#&quot;;&quot;&quot;);&quot;&quot;&quot; | tee &quot;&quot;&quot;;[.$A238];&quot;_&quot;;[.$C238];&quot;_transcribe.json&quot;&quot; &amp;&quot;)" office:value-type="string" office:string-value="python3 &quot;/mnt/d/Documents/FEP-AI/Active Inference Podcast/SubmitToCloudWhisper_textbook.py&quot; &quot;AATxtBk_C03-05&quot; &quot;http://crisiscenter.us/AILab01/AATxtBk_C03&quot; &quot;ActInf Textbook Group ~ Cohort 3 ~ Meeting 5 Chapter 2, part 2.m4a&quot; | tee &quot;AATxtBk_C03-05_ActInf Textbook Group ~ Cohort 3 ~ Meeting 5 Chapter 2, part 2.m4a_transcribe.json&quot; &amp;" calcext:value-type="string">
            <text:p>python3 "/mnt/d/Documents/FEP-AI/Active Inference Podcast/SubmitToCloudWhisper_textbook.py" "AATxtBk_C03-05" "http://crisiscenter.us/AILab01/AATxtBk_C03" "ActInf Textbook Group ~ Cohort 3 ~ Meeting 5 Chapter 2, part 2.m4a" | tee "AATxtBk_C03-05_ActInf Textbook Group ~ Cohort 3 ~ Meeting 5 Chapter 2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6</text:p>
          </table:table-cell>
          <table:table-cell table:style-name="ce26"/>
          <table:table-cell table:style-name="ce73" office:value-type="string" calcext:value-type="string">
            <text:p>ActInf Textbook Group ~ Cohort 3 ~ Meeting 6 Chapter 3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39];&quot;&quot;&quot; &quot;&quot;http://crisiscenter.us/&quot;;[.$P239];&quot;&quot;&quot; &quot;&quot;&quot;;SUBSTITUTE([.$C239];&quot;#&quot;;&quot;&quot;);&quot;&quot;&quot; | tee &quot;&quot;&quot;;[.$A239];&quot;_&quot;;[.$C239];&quot;_transcribe.json&quot;&quot; &amp;&quot;)" office:value-type="string" office:string-value="python3 &quot;/mnt/d/Documents/FEP-AI/Active Inference Podcast/SubmitToCloudWhisper_textbook.py&quot; &quot;AATxtBk_C03-06&quot; &quot;http://crisiscenter.us/AILab01/AATxtBk_C03&quot; &quot;ActInf Textbook Group ~ Cohort 3 ~ Meeting 6 Chapter 3, part 1.m4a&quot; | tee &quot;AATxtBk_C03-06_ActInf Textbook Group ~ Cohort 3 ~ Meeting 6 Chapter 3, part 1.m4a_transcribe.json&quot; &amp;" calcext:value-type="string">
            <text:p>python3 "/mnt/d/Documents/FEP-AI/Active Inference Podcast/SubmitToCloudWhisper_textbook.py" "AATxtBk_C03-06" "http://crisiscenter.us/AILab01/AATxtBk_C03" "ActInf Textbook Group ~ Cohort 3 ~ Meeting 6 Chapter 3, part 1.m4a" | tee "AATxtBk_C03-06_ActInf Textbook Group ~ Cohort 3 ~ Meeting 6 Chapter 3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7</text:p>
          </table:table-cell>
          <table:table-cell table:style-name="ce26"/>
          <table:table-cell table:style-name="ce73" office:value-type="string" calcext:value-type="string">
            <text:p>ActInf Textbook Group ~ Cohort 3 ~ Meeting 7 Chapter 3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0];&quot;&quot;&quot; &quot;&quot;http://crisiscenter.us/&quot;;[.$P240];&quot;&quot;&quot; &quot;&quot;&quot;;SUBSTITUTE([.$C240];&quot;#&quot;;&quot;&quot;);&quot;&quot;&quot; | tee &quot;&quot;&quot;;[.$A240];&quot;_&quot;;[.$C240];&quot;_transcribe.json&quot;&quot; &amp;&quot;)" office:value-type="string" office:string-value="python3 &quot;/mnt/d/Documents/FEP-AI/Active Inference Podcast/SubmitToCloudWhisper_textbook.py&quot; &quot;AATxtBk_C03-07&quot; &quot;http://crisiscenter.us/AILab01/AATxtBk_C03&quot; &quot;ActInf Textbook Group ~ Cohort 3 ~ Meeting 7 Chapter 3, part 2.m4a&quot; | tee &quot;AATxtBk_C03-07_ActInf Textbook Group ~ Cohort 3 ~ Meeting 7 Chapter 3, part 2.m4a_transcribe.json&quot; &amp;" calcext:value-type="string">
            <text:p>python3 "/mnt/d/Documents/FEP-AI/Active Inference Podcast/SubmitToCloudWhisper_textbook.py" "AATxtBk_C03-07" "http://crisiscenter.us/AILab01/AATxtBk_C03" "ActInf Textbook Group ~ Cohort 3 ~ Meeting 7 Chapter 3, part 2.m4a" | tee "AATxtBk_C03-07_ActInf Textbook Group ~ Cohort 3 ~ Meeting 7 Chapter 3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8</text:p>
          </table:table-cell>
          <table:table-cell table:style-name="ce26"/>
          <table:table-cell table:style-name="ce73" office:value-type="string" calcext:value-type="string">
            <text:p>ActInf Textbook Group ~ Cohort 3 ~ Meeting 8 Chapter 4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1];&quot;&quot;&quot; &quot;&quot;http://crisiscenter.us/&quot;;[.$P241];&quot;&quot;&quot; &quot;&quot;&quot;;SUBSTITUTE([.$C241];&quot;#&quot;;&quot;&quot;);&quot;&quot;&quot; | tee &quot;&quot;&quot;;[.$A241];&quot;_&quot;;[.$C241];&quot;_transcribe.json&quot;&quot; &amp;&quot;)" office:value-type="string" office:string-value="python3 &quot;/mnt/d/Documents/FEP-AI/Active Inference Podcast/SubmitToCloudWhisper_textbook.py&quot; &quot;AATxtBk_C03-08&quot; &quot;http://crisiscenter.us/AILab01/AATxtBk_C03&quot; &quot;ActInf Textbook Group ~ Cohort 3 ~ Meeting 8 Chapter 4, part 1.m4a&quot; | tee &quot;AATxtBk_C03-08_ActInf Textbook Group ~ Cohort 3 ~ Meeting 8 Chapter 4, part 1.m4a_transcribe.json&quot; &amp;" calcext:value-type="string">
            <text:p>python3 "/mnt/d/Documents/FEP-AI/Active Inference Podcast/SubmitToCloudWhisper_textbook.py" "AATxtBk_C03-08" "http://crisiscenter.us/AILab01/AATxtBk_C03" "ActInf Textbook Group ~ Cohort 3 ~ Meeting 8 Chapter 4, part 1.m4a" | tee "AATxtBk_C03-08_ActInf Textbook Group ~ Cohort 3 ~ Meeting 8 Chapter 4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09</text:p>
          </table:table-cell>
          <table:table-cell table:style-name="ce26"/>
          <table:table-cell table:style-name="ce73" office:value-type="string" calcext:value-type="string">
            <text:p>ActInf Textbook Group ~ Cohort 3 ~ Meeting 9 Chapter 4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2];&quot;&quot;&quot; &quot;&quot;http://crisiscenter.us/&quot;;[.$P242];&quot;&quot;&quot; &quot;&quot;&quot;;SUBSTITUTE([.$C242];&quot;#&quot;;&quot;&quot;);&quot;&quot;&quot; | tee &quot;&quot;&quot;;[.$A242];&quot;_&quot;;[.$C242];&quot;_transcribe.json&quot;&quot; &amp;&quot;)" office:value-type="string" office:string-value="python3 &quot;/mnt/d/Documents/FEP-AI/Active Inference Podcast/SubmitToCloudWhisper_textbook.py&quot; &quot;AATxtBk_C03-09&quot; &quot;http://crisiscenter.us/AILab01/AATxtBk_C03&quot; &quot;ActInf Textbook Group ~ Cohort 3 ~ Meeting 9 Chapter 4, part 2.m4a&quot; | tee &quot;AATxtBk_C03-09_ActInf Textbook Group ~ Cohort 3 ~ Meeting 9 Chapter 4, part 2.m4a_transcribe.json&quot; &amp;" calcext:value-type="string">
            <text:p>python3 "/mnt/d/Documents/FEP-AI/Active Inference Podcast/SubmitToCloudWhisper_textbook.py" "AATxtBk_C03-09" "http://crisiscenter.us/AILab01/AATxtBk_C03" "ActInf Textbook Group ~ Cohort 3 ~ Meeting 9 Chapter 4, part 2.m4a" | tee "AATxtBk_C03-09_ActInf Textbook Group ~ Cohort 3 ~ Meeting 9 Chapter 4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10</text:p>
          </table:table-cell>
          <table:table-cell table:style-name="ce26"/>
          <table:table-cell table:style-name="ce73" office:value-type="string" calcext:value-type="string">
            <text:p>ActInf Textbook Group ~ Cohort 3 ~ Meeting 10 Chapter 5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3];&quot;&quot;&quot; &quot;&quot;http://crisiscenter.us/&quot;;[.$P243];&quot;&quot;&quot; &quot;&quot;&quot;;SUBSTITUTE([.$C243];&quot;#&quot;;&quot;&quot;);&quot;&quot;&quot; | tee &quot;&quot;&quot;;[.$A243];&quot;_&quot;;[.$C243];&quot;_transcribe.json&quot;&quot; &amp;&quot;)" office:value-type="string" office:string-value="python3 &quot;/mnt/d/Documents/FEP-AI/Active Inference Podcast/SubmitToCloudWhisper_textbook.py&quot; &quot;AATxtBk_C03-10&quot; &quot;http://crisiscenter.us/AILab01/AATxtBk_C03&quot; &quot;ActInf Textbook Group ~ Cohort 3 ~ Meeting 10 Chapter 5, part 1.m4a&quot; | tee &quot;AATxtBk_C03-10_ActInf Textbook Group ~ Cohort 3 ~ Meeting 10 Chapter 5, part 1.m4a_transcribe.json&quot; &amp;" calcext:value-type="string">
            <text:p>python3 "/mnt/d/Documents/FEP-AI/Active Inference Podcast/SubmitToCloudWhisper_textbook.py" "AATxtBk_C03-10" "http://crisiscenter.us/AILab01/AATxtBk_C03" "ActInf Textbook Group ~ Cohort 3 ~ Meeting 10 Chapter 5, part 1.m4a" | tee "AATxtBk_C03-10_ActInf Textbook Group ~ Cohort 3 ~ Meeting 10 Chapter 5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11</text:p>
          </table:table-cell>
          <table:table-cell table:style-name="ce26"/>
          <table:table-cell table:style-name="ce73" office:value-type="string" calcext:value-type="string">
            <text:p>ActInf Textbook Group ~ Cohort 3 ~ Meeting 11 Chapter 5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4];&quot;&quot;&quot; &quot;&quot;http://crisiscenter.us/&quot;;[.$P244];&quot;&quot;&quot; &quot;&quot;&quot;;SUBSTITUTE([.$C244];&quot;#&quot;;&quot;&quot;);&quot;&quot;&quot; | tee &quot;&quot;&quot;;[.$A244];&quot;_&quot;;[.$C244];&quot;_transcribe.json&quot;&quot; &amp;&quot;)" office:value-type="string" office:string-value="python3 &quot;/mnt/d/Documents/FEP-AI/Active Inference Podcast/SubmitToCloudWhisper_textbook.py&quot; &quot;AATxtBk_C03-11&quot; &quot;http://crisiscenter.us/AILab01/AATxtBk_C03&quot; &quot;ActInf Textbook Group ~ Cohort 3 ~ Meeting 11 Chapter 5, part 2.m4a&quot; | tee &quot;AATxtBk_C03-11_ActInf Textbook Group ~ Cohort 3 ~ Meeting 11 Chapter 5, part 2.m4a_transcribe.json&quot; &amp;" calcext:value-type="string">
            <text:p>python3 "/mnt/d/Documents/FEP-AI/Active Inference Podcast/SubmitToCloudWhisper_textbook.py" "AATxtBk_C03-11" "http://crisiscenter.us/AILab01/AATxtBk_C03" "ActInf Textbook Group ~ Cohort 3 ~ Meeting 11 Chapter 5, part 2.m4a" | tee "AATxtBk_C03-11_ActInf Textbook Group ~ Cohort 3 ~ Meeting 11 Chapter 5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14</text:p>
          </table:table-cell>
          <table:table-cell table:style-name="ce26"/>
          <table:table-cell table:style-name="ce73" office:value-type="string" calcext:value-type="string">
            <text:p>ActInf Textbook Group ~ Cohort 3 ~ Meeting 14 Chapter 6, part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5];&quot;&quot;&quot; &quot;&quot;http://crisiscenter.us/&quot;;[.$P245];&quot;&quot;&quot; &quot;&quot;&quot;;SUBSTITUTE([.$C245];&quot;#&quot;;&quot;&quot;);&quot;&quot;&quot; | tee &quot;&quot;&quot;;[.$A245];&quot;_&quot;;[.$C245];&quot;_transcribe.json&quot;&quot; &amp;&quot;)" office:value-type="string" office:string-value="python3 &quot;/mnt/d/Documents/FEP-AI/Active Inference Podcast/SubmitToCloudWhisper_textbook.py&quot; &quot;AATxtBk_C03-14&quot; &quot;http://crisiscenter.us/AILab01/AATxtBk_C03&quot; &quot;ActInf Textbook Group ~ Cohort 3 ~ Meeting 14 Chapter 6, part 1.m4a&quot; | tee &quot;AATxtBk_C03-14_ActInf Textbook Group ~ Cohort 3 ~ Meeting 14 Chapter 6, part 1.m4a_transcribe.json&quot; &amp;" calcext:value-type="string">
            <text:p>python3 "/mnt/d/Documents/FEP-AI/Active Inference Podcast/SubmitToCloudWhisper_textbook.py" "AATxtBk_C03-14" "http://crisiscenter.us/AILab01/AATxtBk_C03" "ActInf Textbook Group ~ Cohort 3 ~ Meeting 14 Chapter 6, part 1.m4a" | tee "AATxtBk_C03-14_ActInf Textbook Group ~ Cohort 3 ~ Meeting 14 Chapter 6, part 1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14A</text:p>
          </table:table-cell>
          <table:table-cell table:style-name="ce26"/>
          <table:table-cell table:style-name="ce73" office:value-type="string" calcext:value-type="string">
            <text:p>ActInf Textbook Group ~ Cohort 3 ~ Meeting 14 Chapter 6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3\YouTube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6];&quot;&quot;&quot; &quot;&quot;http://crisiscenter.us/&quot;;[.$P246];&quot;&quot;&quot; &quot;&quot;&quot;;SUBSTITUTE([.$C246];&quot;#&quot;;&quot;&quot;);&quot;&quot;&quot; | tee &quot;&quot;&quot;;[.$A246];&quot;_&quot;;[.$C246];&quot;_transcribe.json&quot;&quot; &amp;&quot;)" office:value-type="string" office:string-value="python3 &quot;/mnt/d/Documents/FEP-AI/Active Inference Podcast/SubmitToCloudWhisper_textbook.py&quot; &quot;AATxtBk_C03-14A&quot; &quot;http://crisiscenter.us/AILab01/AATxtBk_C03&quot; &quot;ActInf Textbook Group ~ Cohort 3 ~ Meeting 14 Chapter 6, part 2.m4a&quot; | tee &quot;AATxtBk_C03-14A_ActInf Textbook Group ~ Cohort 3 ~ Meeting 14 Chapter 6, part 2.m4a_transcribe.json&quot; &amp;" calcext:value-type="string">
            <text:p>python3 "/mnt/d/Documents/FEP-AI/Active Inference Podcast/SubmitToCloudWhisper_textbook.py" "AATxtBk_C03-14A" "http://crisiscenter.us/AILab01/AATxtBk_C03" "ActInf Textbook Group ~ Cohort 3 ~ Meeting 14 Chapter 6, part 2.m4a" | tee "AATxtBk_C03-14A_ActInf Textbook Group ~ Cohort 3 ~ Meeting 14 Chapter 6, part 2.m4a_transcribe.json"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3-15</text:p>
          </table:table-cell>
          <table:table-cell table:style-name="ce26"/>
          <table:table-cell table:style-name="ce73" office:value-type="string" calcext:value-type="string">
            <text:p>ActInf Textbook Group ~ Cohort 3 ~ Meeting 15 Chapter 6, part 2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Textbook Study Group\Cohort 3\YouTube\Cohort 3 ~ Meeting 15</text:p>
          </table:table-cell>
          <table:table-cell table:style-name="ce26"/>
          <table:table-cell table:style-name="ce26" office:value-type="string" calcext:value-type="string">
            <text:p>AILab01/AATxtBk_C0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47];&quot;&quot;&quot; &quot;&quot;http://crisiscenter.us/&quot;;[.$P247];&quot;&quot;&quot; &quot;&quot;&quot;;SUBSTITUTE([.$C247];&quot;#&quot;;&quot;&quot;);&quot;&quot;&quot; | tee &quot;&quot;&quot;;[.$A247];&quot;_&quot;;[.$C247];&quot;_transcribe.json&quot;&quot; &amp;&quot;)" office:value-type="string" office:string-value="python3 &quot;/mnt/d/Documents/FEP-AI/Active Inference Podcast/SubmitToCloudWhisper_textbook.py&quot; &quot;AATxtBk_C03-15&quot; &quot;http://crisiscenter.us/AILab01/AATxtBk_C03&quot; &quot;ActInf Textbook Group ~ Cohort 3 ~ Meeting 15 Chapter 6, part 2.m4a&quot; | tee &quot;AATxtBk_C03-15_ActInf Textbook Group ~ Cohort 3 ~ Meeting 15 Chapter 6, part 2.m4a_transcribe.json&quot; &amp;" calcext:value-type="string">
            <text:p>python3 "/mnt/d/Documents/FEP-AI/Active Inference Podcast/SubmitToCloudWhisper_textbook.py" "AATxtBk_C03-15" "http://crisiscenter.us/AILab01/AATxtBk_C03" "ActInf Textbook Group ~ Cohort 3 ~ Meeting 15 Chapter 6, part 2.m4a" | tee "AATxtBk_C03-15_ActInf Textbook Group ~ Cohort 3 ~ Meeting 15 Chapter 6, part 2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47];&quot;&quot;&quot; &quot;&quot;.&quot;&quot; &quot;&quot;&quot;;[.$A247];&quot;_&quot;;[.$C247];&quot;.sentences.csv&quot;&quot; | tee &quot;;[.$A247];&quot;.m4a_transcript.json&quot;)" office:value-type="string" office:string-value="python3 &quot;/mnt/d/Documents/FEP-AI/Active Inference Podcast/sentencesToTranscripts.py&quot; &quot;AATxtBk_C03-15&quot; &quot;.&quot; &quot;AATxtBk_C03-15_ActInf Textbook Group ~ Cohort 3 ~ Meeting 15 Chapter 6, part 2.m4a.sentences.csv&quot; | tee AATxtBk_C03-15.m4a_transcript.json" calcext:value-type="string">
            <text:p>python3 "/mnt/d/Documents/FEP-AI/Active Inference Podcast/sentencesToTranscripts.py" "AATxtBk_C03-15" "." "AATxtBk_C03-15_ActInf Textbook Group ~ Cohort 3 ~ Meeting 15 Chapter 6, part 2.m4a.sentences.csv" | tee AATxtBk_C03-15.m4a_transcript.json</text:p>
          </table:table-cell>
          <table:table-cell table:style-name="ce26" office:value-type="string" calcext:value-type="string">
            <text:p>5F8kbj05KHU</text:p>
          </table:table-cell>
          <table:table-cell table:style-name="ce26" office:value-type="string" calcext:value-type="string">
            <text:p>ActInf Textbook Group ~ Cohort 3 ~ Meeting 15 (Chapter 6, part 2).mkv</text:p>
          </table:table-cell>
          <table:table-cell table:style-name="ce26" table:number-columns-repeated="7"/>
          <table:table-cell table:style-name="ce31"/>
          <table:table-cell table:style-name="ce26" table:number-columns-repeated="6"/>
          <table:table-cell table:number-columns-repeated="16349"/>
        </table:table-row>
        <table:table-row table:style-name="ro3" table:number-rows-repeated="13">
          <table:table-cell table:style-name="ce31" table:number-columns-repeated="2"/>
          <table:table-cell table:style-name="ce86"/>
          <table:table-cell table:style-name="ce31" table:number-columns-repeated="32"/>
          <table:table-cell table:style-name="Default"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/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4-01</text:p>
          </table:table-cell>
          <table:table-cell table:style-name="ce26"/>
          <table:table-cell table:style-name="ce73" office:value-type="string" calcext:value-type="string">
            <text:p>ActInf Textbook Group ~ Cohort 4 ~ Meeting 1 Onboarding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4\YouTube</text:p>
          </table:table-cell>
          <table:table-cell table:style-name="ce26"/>
          <table:table-cell table:style-name="ce26" office:value-type="string" calcext:value-type="string">
            <text:p>AILab01/AATxtBk_C04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62];&quot;&quot;&quot; &quot;&quot;http://crisiscenter.us/&quot;;[.$P262];&quot;&quot;&quot; &quot;&quot;&quot;;SUBSTITUTE([.$C262];&quot;#&quot;;&quot;&quot;);&quot;&quot;&quot; | tee &quot;&quot;&quot;;[.$A262];&quot;_&quot;;[.$C262];&quot;_transcribe.json&quot;&quot; &amp;&quot;)" office:value-type="string" office:string-value="python3 &quot;/mnt/d/Documents/FEP-AI/Active Inference Podcast/SubmitToCloudWhisper_textbook.py&quot; &quot;AATxtBk_C04-01&quot; &quot;http://crisiscenter.us/AILab01/AATxtBk_C04&quot; &quot;ActInf Textbook Group ~ Cohort 4 ~ Meeting 1 Onboarding.m4a&quot; | tee &quot;AATxtBk_C04-01_ActInf Textbook Group ~ Cohort 4 ~ Meeting 1 Onboarding.m4a_transcribe.json&quot; &amp;" calcext:value-type="string">
            <text:p>python3 "/mnt/d/Documents/FEP-AI/Active Inference Podcast/SubmitToCloudWhisper_textbook.py" "AATxtBk_C04-01" "http://crisiscenter.us/AILab01/AATxtBk_C04" "ActInf Textbook Group ~ Cohort 4 ~ Meeting 1 Onboarding.m4a" | tee "AATxtBk_C04-01_ActInf Textbook Group ~ Cohort 4 ~ Meeting 1 Onboarding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262];&quot;&quot;&quot; &quot;&quot;.&quot;&quot; &quot;&quot;&quot;;[.$A262];&quot;_&quot;;[.$C262];&quot;.sentences.csv&quot;&quot; | tee &quot;;[.$A262];&quot;.m4a_transcript.json &amp;&quot;)" office:value-type="string" office:string-value="python3 &quot;/mnt/d/Documents/FEP-AI/Active Inference Podcast/sentencesToTranscripts.py&quot; &quot;AATxtBk_C04-01&quot; &quot;.&quot; &quot;AATxtBk_C04-01_ActInf Textbook Group ~ Cohort 4 ~ Meeting 1 Onboarding.m4a.sentences.csv&quot; | tee AATxtBk_C04-01.m4a_transcript.json &amp;" calcext:value-type="string">
            <text:p>python3 "/mnt/d/Documents/FEP-AI/Active Inference Podcast/sentencesToTranscripts.py" "AATxtBk_C04-01" "." "AATxtBk_C04-01_ActInf Textbook Group ~ Cohort 4 ~ Meeting 1 Onboarding.m4a.sentences.csv" | tee AATxtBk_C04-01.m4a_transcript.json &amp;</text:p>
          </table:table-cell>
          <table:table-cell table:style-name="ce26" office:value-type="string" calcext:value-type="string">
            <text:p>3U8AXcIaUFI</text:p>
          </table:table-cell>
          <table:table-cell table:style-name="ce26" office:value-type="string" calcext:value-type="string">
            <text:p>ActInf Textbook Group ~ Cohort 4 ~ Meeting 1 (Onboarding).mkv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4-03</text:p>
          </table:table-cell>
          <table:table-cell table:style-name="ce26"/>
          <table:table-cell table:style-name="ce73" office:value-type="string" calcext:value-type="string">
            <text:p>ActInf Textbook Group ~ Cohort 4 ~ Meeting 3 Chapter 1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nf Textbook Group Live\AATxtBk_C04\YouTube</text:p>
          </table:table-cell>
          <table:table-cell table:style-name="ce26"/>
          <table:table-cell table:style-name="ce26" office:value-type="string" calcext:value-type="string">
            <text:p>AILab01/AATxtBk_C04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63];&quot;&quot;&quot; &quot;&quot;http://crisiscenter.us/&quot;;[.$P263];&quot;&quot;&quot; &quot;&quot;&quot;;SUBSTITUTE([.$C263];&quot;#&quot;;&quot;&quot;);&quot;&quot;&quot; | tee &quot;&quot;&quot;;[.$A263];&quot;_&quot;;[.$C263];&quot;_transcribe.json&quot;&quot; &amp;&quot;)" office:value-type="string" office:string-value="python3 &quot;/mnt/d/Documents/FEP-AI/Active Inference Podcast/SubmitToCloudWhisper_textbook.py&quot; &quot;AATxtBk_C04-03&quot; &quot;http://crisiscenter.us/AILab01/AATxtBk_C04&quot; &quot;ActInf Textbook Group ~ Cohort 4 ~ Meeting 3 Chapter 1.m4a&quot; | tee &quot;AATxtBk_C04-03_ActInf Textbook Group ~ Cohort 4 ~ Meeting 3 Chapter 1.m4a_transcribe.json&quot; &amp;" calcext:value-type="string">
            <text:p>python3 "/mnt/d/Documents/FEP-AI/Active Inference Podcast/SubmitToCloudWhisper_textbook.py" "AATxtBk_C04-03" "http://crisiscenter.us/AILab01/AATxtBk_C04" "ActInf Textbook Group ~ Cohort 4 ~ Meeting 3 Chapter 1.m4a" | tee "AATxtBk_C04-03_ActInf Textbook Group ~ Cohort 4 ~ Meeting 3 Chapter 1.m4a_transcribe.json" &amp;</text:p>
          </table:table-cell>
          <table:table-cell table:style-name="ce26"/>
          <table:table-cell table:style-name="ce31" office:value-type="string" calcext:value-type="string">
            <text:p>F6-0JpsrzFA</text:p>
          </table:table-cell>
          <table:table-cell table:style-name="ce26" office:value-type="string" calcext:value-type="string">
            <text:p>ActInf Textbook Group ~ Cohort 4 ~ Meeting 3 (Chapter 1).m4a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/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Default"/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3Symp_1_01</text:p>
          </table:table-cell>
          <table:table-cell table:style-name="ce26"/>
          <table:table-cell table:style-name="ce73" office:value-type="string" calcext:value-type="string">
            <text:p>Int1-Sess01-AndreBastos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67];&quot;&quot;&quot; &quot;&quot;http://crisiscenter.us/&quot;;[.$P267];&quot;&quot;&quot; &quot;&quot;&quot;;SUBSTITUTE([.$C267];&quot;#&quot;;&quot;&quot;);&quot;&quot;&quot; | tee &quot;;[.$A267];&quot;_m4a_transcribe.json &amp;&quot;)" office:value-type="string" office:string-value="python3 &quot;/mnt/d/Documents/FEP-AI/Active Inference Podcast/SubmitToCloudWhisper_textbook.py&quot; &quot;3Symp_1_01&quot; &quot;http://crisiscenter.us/AILab01/3rd_Applied_Active_Inference_Symposium_2023-08-20&quot; &quot;Int1-Sess01-AndreBastos.wav&quot; | tee 3Symp_1_01_m4a_transcribe.json &amp;" calcext:value-type="string">
            <text:p>python3 "/mnt/d/Documents/FEP-AI/Active Inference Podcast/SubmitToCloudWhisper_textbook.py" "3Symp_1_01" "http://crisiscenter.us/AILab01/3rd_Applied_Active_Inference_Symposium_2023-08-20" "Int1-Sess01-AndreBastos.wav" | tee 3Symp_1_0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67];&quot;&quot;&quot; &quot;&quot;.&quot;&quot; &quot;&quot;&quot;;[.$A267];&quot;_&quot;;[.$C267];&quot;.sentences.csv&quot;&quot; | tee &quot;;[.$A267];&quot;.m4a_transcript.json &amp;&quot;)" office:value-type="string" office:string-value="python3 &quot;/mnt/d/Documents/FEP-AI/Active Inference Podcast/sentencesToTranscripts.py&quot; &quot;3Symp_1_01&quot; &quot;.&quot; &quot;3Symp_1_01_Int1-Sess01-AndreBastos.wav.sentences.csv&quot; | tee 3Symp_1_01.m4a_transcript.json &amp;" calcext:value-type="string">
            <text:p>python3 "/mnt/d/Documents/FEP-AI/Active Inference Podcast/sentencesToTranscripts.py" "3Symp_1_01" "." "3Symp_1_01_Int1-Sess01-AndreBastos.wav.sentences.csv" | tee 3Symp_1_01.m4a_transcript.json &amp;</text:p>
          </table:table-cell>
          <table:table-cell table:style-name="ce31" office:value-type="string" calcext:value-type="string">
            <text:p>rIemcswLfGg</text:p>
          </table:table-cell>
          <table:table-cell table:style-name="ce26" office:value-type="string" calcext:value-type="string">
            <text:p>3rd Applied Active Inference Symposium ~ <text:s/>Enacting Ecosystems of Shared Intelligence <text:s/>~ 1st session.mp4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3Symp_1_02</text:p>
          </table:table-cell>
          <table:table-cell table:style-name="ce26"/>
          <table:table-cell table:style-name="ce73" office:value-type="string" calcext:value-type="string">
            <text:p>Int1-Sess02-KeithDuggar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2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68];&quot;&quot;&quot; &quot;&quot;http://crisiscenter.us/&quot;;[.$P268];&quot;&quot;&quot; &quot;&quot;&quot;;SUBSTITUTE([.$C268];&quot;#&quot;;&quot;&quot;);&quot;&quot;&quot; | tee &quot;;[.$A268];&quot;_m4a_transcribe.json &amp;&quot;)" office:value-type="string" office:string-value="python3 &quot;/mnt/d/Documents/FEP-AI/Active Inference Podcast/SubmitToCloudWhisper_textbook.py&quot; &quot;3Symp_1_02&quot; &quot;http://crisiscenter.us/AILab01/3rd_Applied_Active_Inference_Symposium_2023-08-20&quot; &quot;Int1-Sess02-KeithDuggar.wav&quot; | tee 3Symp_1_02_m4a_transcribe.json &amp;" calcext:value-type="string">
            <text:p>python3 "/mnt/d/Documents/FEP-AI/Active Inference Podcast/SubmitToCloudWhisper_textbook.py" "3Symp_1_02" "http://crisiscenter.us/AILab01/3rd_Applied_Active_Inference_Symposium_2023-08-20" "Int1-Sess02-KeithDuggar.wav" | tee 3Symp_1_02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68];&quot;&quot;&quot; &quot;&quot;.&quot;&quot; &quot;&quot;&quot;;[.$A268];&quot;_&quot;;[.$C268];&quot;.sentences.csv&quot;&quot; | tee &quot;;[.$A268];&quot;.m4a_transcript.json &amp;&quot;)" office:value-type="string" office:string-value="python3 &quot;/mnt/d/Documents/FEP-AI/Active Inference Podcast/sentencesToTranscripts.py&quot; &quot;3Symp_1_02&quot; &quot;.&quot; &quot;3Symp_1_02_Int1-Sess02-KeithDuggar.wav.sentences.csv&quot; | tee 3Symp_1_02.m4a_transcript.json &amp;" calcext:value-type="string">
            <text:p>python3 "/mnt/d/Documents/FEP-AI/Active Inference Podcast/sentencesToTranscripts.py" "3Symp_1_02" "." "3Symp_1_02_Int1-Sess02-KeithDuggar.wav.sentences.csv" | tee 3Symp_1_02.m4a_transcript.json &amp;</text:p>
          </table:table-cell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3Symp_1_03</text:p>
          </table:table-cell>
          <table:table-cell table:style-name="ce26"/>
          <table:table-cell table:style-name="ce73" office:value-type="string" calcext:value-type="string">
            <text:p>Int1-Sess03-SanjeevNamjoshi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3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69];&quot;&quot;&quot; &quot;&quot;http://crisiscenter.us/&quot;;[.$P269];&quot;&quot;&quot; &quot;&quot;&quot;;SUBSTITUTE([.$C269];&quot;#&quot;;&quot;&quot;);&quot;&quot;&quot; | tee &quot;;[.$A269];&quot;_m4a_transcribe.json &amp;&quot;)" office:value-type="string" office:string-value="python3 &quot;/mnt/d/Documents/FEP-AI/Active Inference Podcast/SubmitToCloudWhisper_textbook.py&quot; &quot;3Symp_1_03&quot; &quot;http://crisiscenter.us/AILab01/3rd_Applied_Active_Inference_Symposium_2023-08-20&quot; &quot;Int1-Sess03-SanjeevNamjoshi.wav&quot; | tee 3Symp_1_03_m4a_transcribe.json &amp;" calcext:value-type="string">
            <text:p>python3 "/mnt/d/Documents/FEP-AI/Active Inference Podcast/SubmitToCloudWhisper_textbook.py" "3Symp_1_03" "http://crisiscenter.us/AILab01/3rd_Applied_Active_Inference_Symposium_2023-08-20" "Int1-Sess03-SanjeevNamjoshi.wav" | tee 3Symp_1_03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69];&quot;&quot;&quot; &quot;&quot;.&quot;&quot; &quot;&quot;&quot;;[.$A269];&quot;_&quot;;[.$C269];&quot;.sentences.csv&quot;&quot; | tee &quot;;[.$A269];&quot;.m4a_transcript.json &amp;&quot;)" office:value-type="string" office:string-value="python3 &quot;/mnt/d/Documents/FEP-AI/Active Inference Podcast/sentencesToTranscripts.py&quot; &quot;3Symp_1_03&quot; &quot;.&quot; &quot;3Symp_1_03_Int1-Sess03-SanjeevNamjoshi.wav.sentences.csv&quot; | tee 3Symp_1_03.m4a_transcript.json &amp;" calcext:value-type="string">
            <text:p>python3 "/mnt/d/Documents/FEP-AI/Active Inference Podcast/sentencesToTranscripts.py" "3Symp_1_03" "." "3Symp_1_03_Int1-Sess03-SanjeevNamjoshi.wav.sentences.csv" | tee 3Symp_1_03.m4a_transcript.json &amp;</text:p>
          </table:table-cell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3Symp_1_04</text:p>
          </table:table-cell>
          <table:table-cell table:style-name="ce26"/>
          <table:table-cell table:style-name="ce73" office:value-type="string" calcext:value-type="string">
            <text:p>Int1-Sess04-InesHipolito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4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70];&quot;&quot;&quot; &quot;&quot;http://crisiscenter.us/&quot;;[.$P270];&quot;&quot;&quot; &quot;&quot;&quot;;SUBSTITUTE([.$C270];&quot;#&quot;;&quot;&quot;);&quot;&quot;&quot; | tee &quot;;[.$A270];&quot;_m4a_transcribe.json &amp;&quot;)" office:value-type="string" office:string-value="python3 &quot;/mnt/d/Documents/FEP-AI/Active Inference Podcast/SubmitToCloudWhisper_textbook.py&quot; &quot;3Symp_1_04&quot; &quot;http://crisiscenter.us/AILab01/3rd_Applied_Active_Inference_Symposium_2023-08-20&quot; &quot;Int1-Sess04-InesHipolito.wav&quot; | tee 3Symp_1_04_m4a_transcribe.json &amp;" calcext:value-type="string">
            <text:p>python3 "/mnt/d/Documents/FEP-AI/Active Inference Podcast/SubmitToCloudWhisper_textbook.py" "3Symp_1_04" "http://crisiscenter.us/AILab01/3rd_Applied_Active_Inference_Symposium_2023-08-20" "Int1-Sess04-InesHipolito.wav" | tee 3Symp_1_04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70];&quot;&quot;&quot; &quot;&quot;.&quot;&quot; &quot;&quot;&quot;;[.$A270];&quot;_&quot;;[.$C270];&quot;.sentences.csv&quot;&quot; | tee &quot;;[.$A270];&quot;.m4a_transcript.json &amp;&quot;)" office:value-type="string" office:string-value="python3 &quot;/mnt/d/Documents/FEP-AI/Active Inference Podcast/sentencesToTranscripts.py&quot; &quot;3Symp_1_04&quot; &quot;.&quot; &quot;3Symp_1_04_Int1-Sess04-InesHipolito.wav.sentences.csv&quot; | tee 3Symp_1_04.m4a_transcript.json &amp;" calcext:value-type="string">
            <text:p>python3 "/mnt/d/Documents/FEP-AI/Active Inference Podcast/sentencesToTranscripts.py" "3Symp_1_04" "." "3Symp_1_04_Int1-Sess04-InesHipolito.wav.sentences.csv" | tee 3Symp_1_04.m4a_transcript.json &amp;</text:p>
          </table:table-cell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3Symp_1_05</text:p>
          </table:table-cell>
          <table:table-cell table:style-name="ce26"/>
          <table:table-cell table:style-name="ce73" office:value-type="string" calcext:value-type="string">
            <text:p>Int1-Sess05-Aswin Paul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5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71];&quot;&quot;&quot; &quot;&quot;http://crisiscenter.us/&quot;;[.$P271];&quot;&quot;&quot; &quot;&quot;&quot;;SUBSTITUTE([.$C271];&quot;#&quot;;&quot;&quot;);&quot;&quot;&quot; | tee &quot;;[.$A271];&quot;_m4a_transcribe.json &amp;&quot;)" office:value-type="string" office:string-value="python3 &quot;/mnt/d/Documents/FEP-AI/Active Inference Podcast/SubmitToCloudWhisper_textbook.py&quot; &quot;3Symp_1_05&quot; &quot;http://crisiscenter.us/AILab01/3rd_Applied_Active_Inference_Symposium_2023-08-20&quot; &quot;Int1-Sess05-Aswin Paul.wav&quot; | tee 3Symp_1_05_m4a_transcribe.json &amp;" calcext:value-type="string">
            <text:p>python3 "/mnt/d/Documents/FEP-AI/Active Inference Podcast/SubmitToCloudWhisper_textbook.py" "3Symp_1_05" "http://crisiscenter.us/AILab01/3rd_Applied_Active_Inference_Symposium_2023-08-20" "Int1-Sess05-Aswin Paul.wav" | tee 3Symp_1_05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71];&quot;&quot;&quot; &quot;&quot;.&quot;&quot; &quot;&quot;&quot;;[.$A271];&quot;_&quot;;[.$C271];&quot;.sentences.csv&quot;&quot; | tee &quot;;[.$A271];&quot;.m4a_transcript.json &amp;&quot;)" office:value-type="string" office:string-value="python3 &quot;/mnt/d/Documents/FEP-AI/Active Inference Podcast/sentencesToTranscripts.py&quot; &quot;3Symp_1_05&quot; &quot;.&quot; &quot;3Symp_1_05_Int1-Sess05-Aswin Paul.wav.sentences.csv&quot; | tee 3Symp_1_05.m4a_transcript.json &amp;" calcext:value-type="string">
            <text:p>python3 "/mnt/d/Documents/FEP-AI/Active Inference Podcast/sentencesToTranscripts.py" "3Symp_1_05" "." "3Symp_1_05_Int1-Sess05-Aswin Paul.wav.sentences.csv" | tee 3Symp_1_05.m4a_transcript.json &amp;</text:p>
          </table:table-cell>
          <table:table-cell table:style-name="ce31"/>
          <table:table-cell table:style-name="ce26" table:number-columns-repeated="16364"/>
        </table:table-row>
        <table:table-row table:style-name="ro3">
          <table:table-cell table:style-name="ce26" office:value-type="string" calcext:value-type="string">
            <text:p>3Symp_1_06</text:p>
          </table:table-cell>
          <table:table-cell table:style-name="ce26"/>
          <table:table-cell table:style-name="ce73" office:value-type="string" calcext:value-type="string">
            <text:p>Int1-Sess06-TakuyaIsomura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6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72];&quot;&quot;&quot; &quot;&quot;http://crisiscenter.us/&quot;;[.$P272];&quot;&quot;&quot; &quot;&quot;&quot;;SUBSTITUTE([.$C272];&quot;#&quot;;&quot;&quot;);&quot;&quot;&quot; | tee &quot;;[.$A272];&quot;_m4a_transcribe.json &amp;&quot;)" office:value-type="string" office:string-value="python3 &quot;/mnt/d/Documents/FEP-AI/Active Inference Podcast/SubmitToCloudWhisper_textbook.py&quot; &quot;3Symp_1_06&quot; &quot;http://crisiscenter.us/AILab01/3rd_Applied_Active_Inference_Symposium_2023-08-20&quot; &quot;Int1-Sess06-TakuyaIsomura.wav&quot; | tee 3Symp_1_06_m4a_transcribe.json &amp;" calcext:value-type="string">
            <text:p>python3 "/mnt/d/Documents/FEP-AI/Active Inference Podcast/SubmitToCloudWhisper_textbook.py" "3Symp_1_06" "http://crisiscenter.us/AILab01/3rd_Applied_Active_Inference_Symposium_2023-08-20" "Int1-Sess06-TakuyaIsomura.wav" | tee 3Symp_1_06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72];&quot;&quot;&quot; &quot;&quot;.&quot;&quot; &quot;&quot;&quot;;[.$A272];&quot;_&quot;;[.$C272];&quot;.sentences.csv&quot;&quot; | tee &quot;;[.$A272];&quot;.m4a_transcript.json &amp;&quot;)" office:value-type="string" office:string-value="python3 &quot;/mnt/d/Documents/FEP-AI/Active Inference Podcast/sentencesToTranscripts.py&quot; &quot;3Symp_1_06&quot; &quot;.&quot; &quot;3Symp_1_06_Int1-Sess06-TakuyaIsomura.wav.sentences.csv&quot; | tee 3Symp_1_06.m4a_transcript.json &amp;" calcext:value-type="string">
            <text:p>python3 "/mnt/d/Documents/FEP-AI/Active Inference Podcast/sentencesToTranscripts.py" "3Symp_1_06" "." "3Symp_1_06_Int1-Sess06-TakuyaIsomura.wav.sentences.csv" | tee 3Symp_1_06.m4a_transcript.json &amp;</text:p>
          </table:table-cell>
          <table:table-cell table:style-name="ce31"/>
          <table:table-cell table:style-name="ce26" table:number-columns-repeated="16364"/>
        </table:table-row>
        <table:table-row table:style-name="ro3">
          <table:table-cell table:style-name="ce26" office:value-type="string" calcext:value-type="string">
            <text:p>3Symp_1_07</text:p>
          </table:table-cell>
          <table:table-cell table:style-name="ce26"/>
          <table:table-cell table:style-name="ce73" office:value-type="string" calcext:value-type="string">
            <text:p>Int1-Sess07-ShannaDobson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7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73];&quot;&quot;&quot; &quot;&quot;http://crisiscenter.us/&quot;;[.$P273];&quot;&quot;&quot; &quot;&quot;&quot;;SUBSTITUTE([.$C273];&quot;#&quot;;&quot;&quot;);&quot;&quot;&quot; | tee &quot;;[.$A273];&quot;_m4a_transcribe.json &amp;&quot;)" office:value-type="string" office:string-value="python3 &quot;/mnt/d/Documents/FEP-AI/Active Inference Podcast/SubmitToCloudWhisper_textbook.py&quot; &quot;3Symp_1_07&quot; &quot;http://crisiscenter.us/AILab01/3rd_Applied_Active_Inference_Symposium_2023-08-20&quot; &quot;Int1-Sess07-ShannaDobson.wav&quot; | tee 3Symp_1_07_m4a_transcribe.json &amp;" calcext:value-type="string">
            <text:p>python3 "/mnt/d/Documents/FEP-AI/Active Inference Podcast/SubmitToCloudWhisper_textbook.py" "3Symp_1_07" "http://crisiscenter.us/AILab01/3rd_Applied_Active_Inference_Symposium_2023-08-20" "Int1-Sess07-ShannaDobson.wav" | tee 3Symp_1_07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73];&quot;&quot;&quot; &quot;&quot;.&quot;&quot; &quot;&quot;&quot;;[.$A273];&quot;_&quot;;[.$C273];&quot;.sentences.csv&quot;&quot; | tee &quot;;[.$A273];&quot;.m4a_transcript.json &amp;&quot;)" office:value-type="string" office:string-value="python3 &quot;/mnt/d/Documents/FEP-AI/Active Inference Podcast/sentencesToTranscripts.py&quot; &quot;3Symp_1_07&quot; &quot;.&quot; &quot;3Symp_1_07_Int1-Sess07-ShannaDobson.wav.sentences.csv&quot; | tee 3Symp_1_07.m4a_transcript.json &amp;" calcext:value-type="string">
            <text:p>python3 "/mnt/d/Documents/FEP-AI/Active Inference Podcast/sentencesToTranscripts.py" "3Symp_1_07" "." "3Symp_1_07_Int1-Sess07-ShannaDobson.wav.sentences.csv" | tee 3Symp_1_07.m4a_transcript.json &amp;</text:p>
          </table:table-cell>
          <table:table-cell table:style-name="ce31"/>
          <table:table-cell table:style-name="ce26" table:number-columns-repeated="16364"/>
        </table:table-row>
        <table:table-row table:style-name="ro3">
          <table:table-cell table:style-name="ce26" office:value-type="string" calcext:value-type="string">
            <text:p>3Symp_1_08</text:p>
          </table:table-cell>
          <table:table-cell table:style-name="ce26"/>
          <table:table-cell table:style-name="ce73" office:value-type="string" calcext:value-type="string">
            <text:p>Int1-Sess08-NynkeBoiten.wav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1st Session\3Symp_1_08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274];&quot;&quot;&quot; &quot;&quot;http://crisiscenter.us/&quot;;[.$P274];&quot;&quot;&quot; &quot;&quot;&quot;;SUBSTITUTE([.$C274];&quot;#&quot;;&quot;&quot;);&quot;&quot;&quot; | tee &quot;;[.$A274];&quot;_m4a_transcribe_trace.txt &amp;&quot;)" office:value-type="string" office:string-value="python3 &quot;/mnt/d/Documents/FEP-AI/Active Inference Podcast/SubmitToCloudWhisper_textbook.py&quot; &quot;3Symp_1_08&quot; &quot;http://crisiscenter.us/AILab01/3rd_Applied_Active_Inference_Symposium_2023-08-20&quot; &quot;Int1-Sess08-NynkeBoiten.wav&quot; | tee 3Symp_1_08_m4a_transcribe_trace.txt &amp;" calcext:value-type="string">
            <text:p>python3 "/mnt/d/Documents/FEP-AI/Active Inference Podcast/SubmitToCloudWhisper_textbook.py" "3Symp_1_08" "http://crisiscenter.us/AILab01/3rd_Applied_Active_Inference_Symposium_2023-08-20" "Int1-Sess08-NynkeBoiten.wav" | tee 3Symp_1_08_m4a_transcribe_trace.txt &amp;</text:p>
          </table:table-cell>
          <table:table-cell table:style-name="ce26" table:formula="of:=CONCATENATE(&quot;python3 &quot;&quot;/mnt/d/Documents/FEP-AI/Active Inference Podcast/sentencesToTranscripts.py&quot;&quot; &quot;&quot;&quot;;[.$A274];&quot;&quot;&quot; &quot;&quot;.&quot;&quot; &quot;&quot;&quot;;[.$A274];&quot;_&quot;;[.$C274];&quot;.sentences.csv&quot;&quot; | tee &quot;;[.$A274];&quot;.m4a_transcript.json &amp;&quot;)" office:value-type="string" office:string-value="python3 &quot;/mnt/d/Documents/FEP-AI/Active Inference Podcast/sentencesToTranscripts.py&quot; &quot;3Symp_1_08&quot; &quot;.&quot; &quot;3Symp_1_08_Int1-Sess08-NynkeBoiten.wav.sentences.csv&quot; | tee 3Symp_1_08.m4a_transcript.json &amp;" calcext:value-type="string">
            <text:p>python3 "/mnt/d/Documents/FEP-AI/Active Inference Podcast/sentencesToTranscripts.py" "3Symp_1_08" "." "3Symp_1_08_Int1-Sess08-NynkeBoiten.wav.sentences.csv" | tee 3Symp_1_08.m4a_transcript.json &amp;</text:p>
          </table:table-cell>
          <table:table-cell table:style-name="ce31"/>
          <table:table-cell table:style-name="ce26" table:number-columns-repeated="16364"/>
        </table:table-row>
        <table:table-row table:style-name="ro3">
          <table:table-cell table:style-name="ce26" office:value-type="string" calcext:value-type="string">
            <text:p>3Symp_2_01</text:p>
          </table:table-cell>
          <table:table-cell table:style-name="ce26"/>
          <table:table-cell table:style-name="ce73" office:value-type="string" calcext:value-type="string">
            <text:p>Int2-Sess01-JeanFrancoisCloutier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3rd Applied Active Inference Symposium - 2nd Session\3Symp_2_01\YouTube</text:p>
          </table:table-cell>
          <table:table-cell table:style-name="ce26"/>
          <table:table-cell table:style-name="ce26" office:value-type="string" calcext:value-type="string">
            <text:p>AILab01/3rd_Applied_Active_Inference_Symposium_2023-08-20</text:p>
          </table:table-cell>
          <table:table-cell table:style-name="ce26"/>
          <table:table-cell table:style-name="ce60" table:formula="of:=CONCATENATE(&quot;python3 &quot;&quot;/mnt/d/Documents/FEP-AI/Active Inference Podcast/SubmitToCloudWhisper_textbook.py&quot;&quot; &quot;&quot;&quot;;[.$A275];&quot;&quot;&quot; &quot;&quot;http://crisiscenter.us/&quot;;[.$P275];&quot;&quot;&quot; &quot;&quot;&quot;;SUBSTITUTE([.$C275];&quot;#&quot;;&quot;&quot;);&quot;&quot;&quot; | tee &quot;;[.$A275];&quot;_m4a_transcribe_trace.txt &amp;&quot;)" office:value-type="string" office:string-value="python3 &quot;/mnt/d/Documents/FEP-AI/Active Inference Podcast/SubmitToCloudWhisper_textbook.py&quot; &quot;3Symp_2_01&quot; &quot;http://crisiscenter.us/AILab01/3rd_Applied_Active_Inference_Symposium_2023-08-20&quot; &quot;Int2-Sess01-JeanFrancoisCloutier.m4a&quot; | tee 3Symp_2_01_m4a_transcribe_trace.txt &amp;" calcext:value-type="string">
            <text:p>python3 "/mnt/d/Documents/FEP-AI/Active Inference Podcast/SubmitToCloudWhisper_textbook.py" "3Symp_2_01" "http://crisiscenter.us/AILab01/3rd_Applied_Active_Inference_Symposium_2023-08-20" "Int2-Sess01-JeanFrancoisCloutier.m4a" | tee 3Symp_2_01_m4a_transcribe_trace.txt &amp;</text:p>
          </table:table-cell>
          <table:table-cell table:style-name="ce26" table:formula="of:=CONCATENATE(&quot;python3 &quot;&quot;/mnt/d/Documents/FEP-AI/Active Inference Podcast/sentencesToTranscripts.py&quot;&quot; &quot;&quot;&quot;;[.$A275];&quot;&quot;&quot; &quot;&quot;.&quot;&quot; &quot;&quot;&quot;;[.$A275];&quot;_&quot;;[.$C275];&quot;.sentences.csv&quot;&quot; | tee &quot;;[.$A275];&quot;.m4a_transcript.json &amp;&quot;)" office:value-type="string" office:string-value="python3 &quot;/mnt/d/Documents/FEP-AI/Active Inference Podcast/sentencesToTranscripts.py&quot; &quot;3Symp_2_01&quot; &quot;.&quot; &quot;3Symp_2_01_Int2-Sess01-JeanFrancoisCloutier.m4a.sentences.csv&quot; | tee 3Symp_2_01.m4a_transcript.json &amp;" calcext:value-type="string">
            <text:p>python3 "/mnt/d/Documents/FEP-AI/Active Inference Podcast/sentencesToTranscripts.py" "3Symp_2_01" "." "3Symp_2_01_Int2-Sess01-JeanFrancoisCloutier.m4a.sentences.csv" | tee 3Symp_2_01.m4a_transcript.json &amp;</text:p>
          </table:table-cell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3Symp_2_02</text:p>
          </table:table-cell>
          <table:table-cell table:style-name="ce26"/>
          <table:table-cell table:style-name="ce73" office:value-type="string" calcext:value-type="string">
            <text:p>Int2-Sess02-ConorHeins.wav</text:p>
          </table:table-cell>
          <table:table-cell table:style-name="ce26" table:number-columns-repeated="14"/>
          <table:table-cell table:style-name="ce45"/>
          <table:table-cell table:style-name="ce26"/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/>
          <table:table-cell table:style-name="ce31"/>
          <table:table-cell table:style-name="ce26" table:number-columns-repeated="15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FrSem21-1</text:p>
          </table:table-cell>
          <table:table-cell table:style-name="ce26"/>
          <table:table-cell table:style-name="ce73" office:value-type="string" calcext:value-type="string">
            <text:p>Prof. Karl Friston ~ Applied Active Inference Symposium pt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80];&quot;&quot;&quot; &quot;&quot;http://crisiscenter.us/AILab01/Karl_Friston_Applied_Active_Inference_Symposium_2021-06-22&quot;&quot; &quot;&quot;&quot;;SUBSTITUTE([.$C280];&quot;#&quot;;&quot;&quot;);&quot;&quot;&quot; | tee &quot;;[.$A280];&quot;_m4a_transcribe.json &amp;&quot;)" office:value-type="string" office:string-value="python3 &quot;/mnt/d/Documents/FEP-AI/Active Inference Podcast/SubmitToCloudWhisper_textbook.py&quot; &quot;FrSem21-1&quot; &quot;http://crisiscenter.us/AILab01/Karl_Friston_Applied_Active_Inference_Symposium_2021-06-22&quot; &quot;Prof. Karl Friston ~ Applied Active Inference Symposium pt-1.m4a&quot; | tee FrSem21-1_m4a_transcribe.json &amp;" calcext:value-type="string">
            <text:p>python3 "/mnt/d/Documents/FEP-AI/Active Inference Podcast/SubmitToCloudWhisper_textbook.py" "FrSem21-1" "http://crisiscenter.us/AILab01/Karl_Friston_Applied_Active_Inference_Symposium_2021-06-22" "Prof. Karl Friston ~ Applied Active Inference Symposium pt-1.m4a" | tee FrSem21-1_m4a_transcribe.json &amp;</text:p>
          </table:table-cell>
          <table:table-cell table:style-name="ce26"/>
          <table:table-cell table:style-name="ce26" office:value-type="string" calcext:value-type="string">
            <text:p>INRaCBikpso</text:p>
          </table:table-cell>
          <table:table-cell table:style-name="ce26" office:value-type="string" calcext:value-type="string">
            <text:p>Prof. Karl Friston ~ Applied Active Inference Symposium pt. 1 (Education)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FrSem21-2</text:p>
          </table:table-cell>
          <table:table-cell table:style-name="ce26"/>
          <table:table-cell table:style-name="ce73" office:value-type="string" calcext:value-type="string">
            <text:p>Prof. Karl Friston ~ Applied Active Inference Symposium pt-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81];&quot;&quot;&quot; &quot;&quot;http://crisiscenter.us/AILab01/Karl_Friston_Applied_Active_Inference_Symposium_2021-06-22&quot;&quot; &quot;&quot;&quot;;SUBSTITUTE([.$C281];&quot;#&quot;;&quot;&quot;);&quot;&quot;&quot; | tee &quot;;[.$A281];&quot;_m4a_transcribe.json &amp;&quot;)" office:value-type="string" office:string-value="python3 &quot;/mnt/d/Documents/FEP-AI/Active Inference Podcast/SubmitToCloudWhisper_textbook.py&quot; &quot;FrSem21-2&quot; &quot;http://crisiscenter.us/AILab01/Karl_Friston_Applied_Active_Inference_Symposium_2021-06-22&quot; &quot;Prof. Karl Friston ~ Applied Active Inference Symposium pt-2.m4a&quot; | tee FrSem21-2_m4a_transcribe.json &amp;" calcext:value-type="string">
            <text:p>python3 "/mnt/d/Documents/FEP-AI/Active Inference Podcast/SubmitToCloudWhisper_textbook.py" "FrSem21-2" "http://crisiscenter.us/AILab01/Karl_Friston_Applied_Active_Inference_Symposium_2021-06-22" "Prof. Karl Friston ~ Applied Active Inference Symposium pt-2.m4a" | tee FrSem21-2_m4a_transcribe.json &amp;</text:p>
          </table:table-cell>
          <table:table-cell table:style-name="ce26"/>
          <table:table-cell table:style-name="ce26" office:value-type="string" calcext:value-type="string">
            <text:p>X2GwqUVLlcs</text:p>
          </table:table-cell>
          <table:table-cell table:style-name="ce26" office:value-type="string" calcext:value-type="string">
            <text:p>Prof. Karl Friston ~ Applied Active Inference Symposium pt. 2 (Communication)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FrSem21-3</text:p>
          </table:table-cell>
          <table:table-cell table:style-name="ce26"/>
          <table:table-cell table:style-name="ce73" office:value-type="string" calcext:value-type="string">
            <text:p>Prof. Karl Friston ~ Applied Active Inference Symposium pt-3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82];&quot;&quot;&quot; &quot;&quot;http://crisiscenter.us/AILab01/Karl_Friston_Applied_Active_Inference_Symposium_2021-06-22&quot;&quot; &quot;&quot;&quot;;SUBSTITUTE([.$C282];&quot;#&quot;;&quot;&quot;);&quot;&quot;&quot; | tee &quot;;[.$A282];&quot;_m4a_transcribe.json &amp;&quot;)" office:value-type="string" office:string-value="python3 &quot;/mnt/d/Documents/FEP-AI/Active Inference Podcast/SubmitToCloudWhisper_textbook.py&quot; &quot;FrSem21-3&quot; &quot;http://crisiscenter.us/AILab01/Karl_Friston_Applied_Active_Inference_Symposium_2021-06-22&quot; &quot;Prof. Karl Friston ~ Applied Active Inference Symposium pt-3.m4a&quot; | tee FrSem21-3_m4a_transcribe.json &amp;" calcext:value-type="string">
            <text:p>python3 "/mnt/d/Documents/FEP-AI/Active Inference Podcast/SubmitToCloudWhisper_textbook.py" "FrSem21-3" "http://crisiscenter.us/AILab01/Karl_Friston_Applied_Active_Inference_Symposium_2021-06-22" "Prof. Karl Friston ~ Applied Active Inference Symposium pt-3.m4a" | tee FrSem21-3_m4a_transcribe.json &amp;</text:p>
          </table:table-cell>
          <table:table-cell table:style-name="ce26"/>
          <table:table-cell table:style-name="ce26" office:value-type="string" calcext:value-type="string">
            <text:p>hW9IiOujS1E</text:p>
          </table:table-cell>
          <table:table-cell table:style-name="ce26" office:value-type="string" calcext:value-type="string">
            <text:p>Prof. Karl Friston ~ Applied Active Inference Symposium pt. 3 (Tools)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FrSem21-1N</text:p>
          </table:table-cell>
          <table:table-cell table:style-name="ce26"/>
          <table:table-cell table:style-name="ce73" office:value-type="string" calcext:value-type="string">
            <text:p>Prof. Karl Friston ~ Applied Active Inference Symposium pt-1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enhance.py&quot;&quot; &quot;&quot;&quot;;[.$A284];&quot;&quot;&quot; &quot;&quot;http://crisiscenter.us/AILab01/Karl_Friston_Applied_Active_Inference_Symposium_2021-06-22&quot;&quot; &quot;&quot;&quot;;SUBSTITUTE([.$C284];&quot;#&quot;;&quot;&quot;);&quot;&quot;&quot; | tee &quot;;[.$A284];&quot;_m4a_transcribe.json &amp;&quot;)" office:value-type="string" office:string-value="python3 &quot;/mnt/d/Documents/FEP-AI/Active Inference Podcast/SubmitToCloudWhisper_noenhance.py&quot; &quot;FrSem21-1N&quot; &quot;http://crisiscenter.us/AILab01/Karl_Friston_Applied_Active_Inference_Symposium_2021-06-22&quot; &quot;Prof. Karl Friston ~ Applied Active Inference Symposium pt-1.m4a&quot; | tee FrSem21-1N_m4a_transcribe.json &amp;" calcext:value-type="string">
            <text:p>python3 "/mnt/d/Documents/FEP-AI/Active Inference Podcast/SubmitToCloudWhisper_noenhance.py" "FrSem21-1N" "http://crisiscenter.us/AILab01/Karl_Friston_Applied_Active_Inference_Symposium_2021-06-22" "Prof. Karl Friston ~ Applied Active Inference Symposium pt-1.m4a" | tee FrSem21-1N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84];&quot;&quot;&quot; &quot;&quot;.&quot;&quot; &quot;&quot;&quot;;[.$A284];&quot;_&quot;;[.$C284];&quot;.sentences.csv&quot;&quot; | tee &quot;;[.$A284];&quot;.m4a_transcript.json &amp;&quot;)" office:value-type="string" office:string-value="python3 &quot;/mnt/d/Documents/FEP-AI/Active Inference Podcast/sentencesToTranscripts.py&quot; &quot;FrSem21-1N&quot; &quot;.&quot; &quot;FrSem21-1N_Prof. Karl Friston ~ Applied Active Inference Symposium pt-1.m4a.sentences.csv&quot; | tee FrSem21-1N.m4a_transcript.json &amp;" calcext:value-type="string">
            <text:p>python3 "/mnt/d/Documents/FEP-AI/Active Inference Podcast/sentencesToTranscripts.py" "FrSem21-1N" "." "FrSem21-1N_Prof. Karl Friston ~ Applied Active Inference Symposium pt-1.m4a.sentences.csv" | tee FrSem21-1N.m4a_transcript.json &amp;</text:p>
          </table:table-cell>
          <table:table-cell table:style-name="ce26" office:value-type="string" calcext:value-type="string">
            <text:p>INRaCBikpso</text:p>
          </table:table-cell>
          <table:table-cell table:style-name="ce26" office:value-type="string" calcext:value-type="string">
            <text:p>Prof. Karl Friston ~ Applied Active Inference Symposium pt. 1 (Education)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FrSem21-2N</text:p>
          </table:table-cell>
          <table:table-cell table:style-name="ce26"/>
          <table:table-cell table:style-name="ce73" office:value-type="string" calcext:value-type="string">
            <text:p>Prof. Karl Friston ~ Applied Active Inference Symposium pt-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enhance.py&quot;&quot; &quot;&quot;&quot;;[.$A285];&quot;&quot;&quot; &quot;&quot;http://crisiscenter.us/AILab01/Karl_Friston_Applied_Active_Inference_Symposium_2021-06-22&quot;&quot; &quot;&quot;&quot;;SUBSTITUTE([.$C285];&quot;#&quot;;&quot;&quot;);&quot;&quot;&quot; | tee &quot;;[.$A285];&quot;_m4a_transcribe.json &amp;&quot;)" office:value-type="string" office:string-value="python3 &quot;/mnt/d/Documents/FEP-AI/Active Inference Podcast/SubmitToCloudWhisper_noenhance.py&quot; &quot;FrSem21-2N&quot; &quot;http://crisiscenter.us/AILab01/Karl_Friston_Applied_Active_Inference_Symposium_2021-06-22&quot; &quot;Prof. Karl Friston ~ Applied Active Inference Symposium pt-2.m4a&quot; | tee FrSem21-2N_m4a_transcribe.json &amp;" calcext:value-type="string">
            <text:p>python3 "/mnt/d/Documents/FEP-AI/Active Inference Podcast/SubmitToCloudWhisper_noenhance.py" "FrSem21-2N" "http://crisiscenter.us/AILab01/Karl_Friston_Applied_Active_Inference_Symposium_2021-06-22" "Prof. Karl Friston ~ Applied Active Inference Symposium pt-2.m4a" | tee FrSem21-2N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85];&quot;&quot;&quot; &quot;&quot;.&quot;&quot; &quot;&quot;&quot;;[.$A285];&quot;_&quot;;[.$C285];&quot;.sentences.csv&quot;&quot; | tee &quot;;[.$A285];&quot;.m4a_transcript.json &amp;&quot;)" office:value-type="string" office:string-value="python3 &quot;/mnt/d/Documents/FEP-AI/Active Inference Podcast/sentencesToTranscripts.py&quot; &quot;FrSem21-2N&quot; &quot;.&quot; &quot;FrSem21-2N_Prof. Karl Friston ~ Applied Active Inference Symposium pt-2.m4a.sentences.csv&quot; | tee FrSem21-2N.m4a_transcript.json &amp;" calcext:value-type="string">
            <text:p>python3 "/mnt/d/Documents/FEP-AI/Active Inference Podcast/sentencesToTranscripts.py" "FrSem21-2N" "." "FrSem21-2N_Prof. Karl Friston ~ Applied Active Inference Symposium pt-2.m4a.sentences.csv" | tee FrSem21-2N.m4a_transcript.json &amp;</text:p>
          </table:table-cell>
          <table:table-cell table:style-name="ce26" office:value-type="string" calcext:value-type="string">
            <text:p>X2GwqUVLlcs</text:p>
          </table:table-cell>
          <table:table-cell table:style-name="ce26" office:value-type="string" calcext:value-type="string">
            <text:p>Prof. Karl Friston ~ Applied Active Inference Symposium pt. 2 (Communication)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FrSem21-3N</text:p>
          </table:table-cell>
          <table:table-cell table:style-name="ce26"/>
          <table:table-cell table:style-name="ce73" office:value-type="string" calcext:value-type="string">
            <text:p>Prof. Karl Friston ~ Applied Active Inference Symposium pt-3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enhance.py&quot;&quot; &quot;&quot;&quot;;[.$A286];&quot;&quot;&quot; &quot;&quot;http://crisiscenter.us/AILab01/Karl_Friston_Applied_Active_Inference_Symposium_2021-06-22&quot;&quot; &quot;&quot;&quot;;SUBSTITUTE([.$C286];&quot;#&quot;;&quot;&quot;);&quot;&quot;&quot; | tee &quot;;[.$A286];&quot;_m4a_transcribe.json &amp;&quot;)" office:value-type="string" office:string-value="python3 &quot;/mnt/d/Documents/FEP-AI/Active Inference Podcast/SubmitToCloudWhisper_noenhance.py&quot; &quot;FrSem21-3N&quot; &quot;http://crisiscenter.us/AILab01/Karl_Friston_Applied_Active_Inference_Symposium_2021-06-22&quot; &quot;Prof. Karl Friston ~ Applied Active Inference Symposium pt-3.m4a&quot; | tee FrSem21-3N_m4a_transcribe.json &amp;" calcext:value-type="string">
            <text:p>python3 "/mnt/d/Documents/FEP-AI/Active Inference Podcast/SubmitToCloudWhisper_noenhance.py" "FrSem21-3N" "http://crisiscenter.us/AILab01/Karl_Friston_Applied_Active_Inference_Symposium_2021-06-22" "Prof. Karl Friston ~ Applied Active Inference Symposium pt-3.m4a" | tee FrSem21-3N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86];&quot;&quot;&quot; &quot;&quot;.&quot;&quot; &quot;&quot;&quot;;[.$A286];&quot;_&quot;;[.$C286];&quot;.sentences.csv&quot;&quot; | tee &quot;;[.$A286];&quot;.m4a_transcript.json &amp;&quot;)" office:value-type="string" office:string-value="python3 &quot;/mnt/d/Documents/FEP-AI/Active Inference Podcast/sentencesToTranscripts.py&quot; &quot;FrSem21-3N&quot; &quot;.&quot; &quot;FrSem21-3N_Prof. Karl Friston ~ Applied Active Inference Symposium pt-3.m4a.sentences.csv&quot; | tee FrSem21-3N.m4a_transcript.json &amp;" calcext:value-type="string">
            <text:p>python3 "/mnt/d/Documents/FEP-AI/Active Inference Podcast/sentencesToTranscripts.py" "FrSem21-3N" "." "FrSem21-3N_Prof. Karl Friston ~ Applied Active Inference Symposium pt-3.m4a.sentences.csv" | tee FrSem21-3N.m4a_transcript.json &amp;</text:p>
          </table:table-cell>
          <table:table-cell table:style-name="ce26" office:value-type="string" calcext:value-type="string">
            <text:p>hW9IiOujS1E</text:p>
          </table:table-cell>
          <table:table-cell table:style-name="ce26" office:value-type="string" calcext:value-type="string">
            <text:p>Prof. Karl Friston ~ Applied Active Inference Symposium pt. 3 (Tools).m4a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ATxtBk_C01-01</text:p>
          </table:table-cell>
          <table:table-cell table:style-name="ce26"/>
          <table:table-cell table:style-name="ce73" office:value-type="string" calcext:value-type="string">
            <text:p>ActInf Textbook Group ~ Cohort 1 ~ Meeting 1 (Onboarding)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89];&quot;&quot;&quot; &quot;&quot;http://crisiscenter.us/AILab01/AATxtBk_C01&quot;&quot; &quot;&quot;&quot;;SUBSTITUTE([.$C289];&quot;#&quot;;&quot;&quot;);&quot;&quot;&quot; | tee &quot;;[.$A289];&quot;_m4a_transcribe.json &amp;&quot;)" office:value-type="string" office:string-value="python3 &quot;/mnt/d/Documents/FEP-AI/Active Inference Podcast/SubmitToCloudWhisper_textbook.py&quot; &quot;AATxtBk_C01-01&quot; &quot;http://crisiscenter.us/AILab01/AATxtBk_C01&quot; &quot;ActInf Textbook Group ~ Cohort 1 ~ Meeting 1 (Onboarding).m4a&quot; | tee AATxtBk_C01-01_m4a_transcribe.json &amp;" calcext:value-type="string">
            <text:p>python3 "/mnt/d/Documents/FEP-AI/Active Inference Podcast/SubmitToCloudWhisper_textbook.py" "AATxtBk_C01-01" "http://crisiscenter.us/AILab01/AATxtBk_C01" "ActInf Textbook Group ~ Cohort 1 ~ Meeting 1 (Onboarding).m4a" | tee AATxtBk_C01-0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289];&quot;&quot;&quot; &quot;&quot;.&quot;&quot; &quot;&quot;&quot;;[.$A289];&quot;_&quot;;[.$C289];&quot;.sentences.csv&quot;&quot; | tee &quot;;[.$A289];&quot;.m4a_transcript.json &amp;&quot;)" office:value-type="string" office:string-value="python3 &quot;/mnt/d/Documents/FEP-AI/Active Inference Podcast/sentencesToTranscripts.py&quot; &quot;AATxtBk_C01-01&quot; &quot;.&quot; &quot;AATxtBk_C01-01_ActInf Textbook Group ~ Cohort 1 ~ Meeting 1 (Onboarding).m4a.sentences.csv&quot; | tee AATxtBk_C01-01.m4a_transcript.json &amp;" calcext:value-type="string">
            <text:p>python3 "/mnt/d/Documents/FEP-AI/Active Inference Podcast/sentencesToTranscripts.py" "AATxtBk_C01-01" "." "AATxtBk_C01-01_ActInf Textbook Group ~ Cohort 1 ~ Meeting 1 (Onboarding).m4a.sentences.csv" | tee AATxtBk_C01-01.m4a_transcript.json &amp;</text:p>
          </table:table-cell>
          <table:table-cell table:style-name="ce26" table:number-columns-repeated="16"/>
          <table:table-cell table:style-name="Default"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2_01</text:p>
          </table:table-cell>
          <table:table-cell table:style-name="ce26"/>
          <table:table-cell table:style-name="ce73" office:value-type="string" calcext:value-type="string">
            <text:p>BWC 2021 - Day 2 Dr Lisa Feldman Barrett, Allostasis and Interoception in Brain Func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1];&quot;&quot;&quot; &quot;&quot;http://crisiscenter.us/AILab01/2021Misc&quot;&quot; &quot;&quot;&quot;;SUBSTITUTE([.$C291];&quot;#&quot;;&quot;&quot;);&quot;&quot;&quot; | tee mass_&quot;;[.$A291];&quot;.m4a.json &amp;&quot;)" office:value-type="string" office:string-value="python3 &quot;/mnt/d/Documents/FEP-AI/Active Inference Podcast/SubmitToCloudWhisper_textbook.py&quot; &quot;BWC2021-2_01&quot; &quot;http://crisiscenter.us/AILab01/2021Misc&quot; &quot;BWC 2021 - Day 2 Dr Lisa Feldman Barrett, Allostasis and Interoception in Brain Function.m4a&quot; | tee mass_BWC2021-2_01.m4a.json &amp;" calcext:value-type="string">
            <text:p>python3 "/mnt/d/Documents/FEP-AI/Active Inference Podcast/SubmitToCloudWhisper_textbook.py" "BWC2021-2_01" "http://crisiscenter.us/AILab01/2021Misc" "BWC 2021 - Day 2 Dr Lisa Feldman Barrett, Allostasis and Interoception in Brain Function.m4a" | tee mass_BWC2021-2_01.m4a.json &amp;</text:p>
          </table:table-cell>
          <table:table-cell table:style-name="ce26" table:formula="of:=CONCATENATE(&quot;python3 &quot;&quot;/mnt/d/Documents/FEP-AI/Active Inference Podcast/sentencesToTranscripts.py&quot;&quot; &quot;&quot;&quot;;[.$A291];&quot;&quot;&quot; &quot;&quot;.&quot;&quot; &quot;&quot;&quot;;[.$A291];&quot;_&quot;;[.$A291];&quot;.m4a.sentences.csv&quot;&quot; | tee &quot;;[.$A291];&quot;.m4a_transcript.json &amp;&quot;)" office:value-type="string" office:string-value="python3 &quot;/mnt/d/Documents/FEP-AI/Active Inference Podcast/sentencesToTranscripts.py&quot; &quot;BWC2021-2_01&quot; &quot;.&quot; &quot;BWC2021-2_01_BWC2021-2_01.m4a.sentences.csv&quot; | tee BWC2021-2_01.m4a_transcript.json &amp;" calcext:value-type="string">
            <text:p>python3 "/mnt/d/Documents/FEP-AI/Active Inference Podcast/sentencesToTranscripts.py" "BWC2021-2_01" "." "BWC2021-2_01_BWC2021-2_01.m4a.sentences.csv" | tee BWC2021-2_01.m4a_transcript.json &amp;</text:p>
          </table:table-cell>
          <table:table-cell table:style-name="ce26"/>
          <table:table-cell table:style-name="ce26" office:value-type="string" calcext:value-type="string">
            <text:p>BWC 2021 - Day 2 Dr Lisa Feldman Barrett, Allostasis and Interoception in Brain Function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E_1</text:p>
          </table:table-cell>
          <table:table-cell table:style-name="ce26"/>
          <table:table-cell table:style-name="ce73" office:value-type="string" calcext:value-type="string">
            <text:p>BCW 2021 - Education Course <text:s text:c="2"/>Dr Viktor Jirsa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3];&quot;&quot;&quot; &quot;&quot;http://crisiscenter.us/Brain Connectivity Workshop 2021&quot;&quot; &quot;&quot;&quot;;SUBSTITUTE([.$C293];&quot;#&quot;;&quot;&quot;);&quot;&quot;&quot; | tee mass_&quot;;[.$A293];&quot;.m4a.json &amp;&quot;)" office:value-type="string" office:string-value="python3 &quot;/mnt/d/Documents/FEP-AI/Active Inference Podcast/SubmitToCloudWhisper_textbook.py&quot; &quot;BWC2021-E_1&quot; &quot;http://crisiscenter.us/Brain Connectivity Workshop 2021&quot; &quot;BCW 2021 - Education Course   Dr Viktor Jirsa.m4a&quot; | tee mass_BWC2021-E_1.m4a.json &amp;" calcext:value-type="string">
            <text:p>python3 "/mnt/d/Documents/FEP-AI/Active Inference Podcast/SubmitToCloudWhisper_textbook.py" "BWC2021-E_1" "http://crisiscenter.us/Brain Connectivity Workshop 2021" "BCW 2021 - Education Course <text:s text:c="2"/>Dr Viktor Jirsa.m4a" | tee mass_BWC2021-E_1.m4a.json &amp;</text:p>
          </table:table-cell>
          <table:table-cell table:style-name="ce26" table:formula="of:=CONCATENATE(&quot;python3 &quot;&quot;/mnt/d/Documents/FEP-AI/Active Inference Podcast/sentencesToTranscripts.py&quot;&quot; &quot;&quot;&quot;;[.$A293];&quot;&quot;&quot; &quot;&quot;.&quot;&quot; &quot;&quot;&quot;;[.$A293];&quot;_&quot;;[.$A293];&quot;.m4a.sentences.csv&quot;&quot; | tee &quot;;[.$A293];&quot;.m4a_transcript.json &amp;&quot;)" office:value-type="string" office:string-value="python3 &quot;/mnt/d/Documents/FEP-AI/Active Inference Podcast/sentencesToTranscripts.py&quot; &quot;BWC2021-E_1&quot; &quot;.&quot; &quot;BWC2021-E_1_BWC2021-E_1.m4a.sentences.csv&quot; | tee BWC2021-E_1.m4a_transcript.json &amp;" calcext:value-type="string">
            <text:p>python3 "/mnt/d/Documents/FEP-AI/Active Inference Podcast/sentencesToTranscripts.py" "BWC2021-E_1" "." "BWC2021-E_1_BWC2021-E_1.m4a.sentences.csv" | tee BWC2021-E_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E_2</text:p>
          </table:table-cell>
          <table:table-cell table:style-name="ce26"/>
          <table:table-cell table:style-name="ce73" office:value-type="string" calcext:value-type="string">
            <text:p>BCW 2021 - Educational Course <text:s text:c="3"/>Dr Petra Ritter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4];&quot;&quot;&quot; &quot;&quot;http://crisiscenter.us/Brain Connectivity Workshop 2021&quot;&quot; &quot;&quot;&quot;;SUBSTITUTE([.$C294];&quot;#&quot;;&quot;&quot;);&quot;&quot;&quot; | tee mass_&quot;;[.$A294];&quot;.m4a.json &amp;&quot;)" office:value-type="string" office:string-value="python3 &quot;/mnt/d/Documents/FEP-AI/Active Inference Podcast/SubmitToCloudWhisper_textbook.py&quot; &quot;BWC2021-E_2&quot; &quot;http://crisiscenter.us/Brain Connectivity Workshop 2021&quot; &quot;BCW 2021 - Educational Course    Dr Petra Ritter.m4a&quot; | tee mass_BWC2021-E_2.m4a.json &amp;" calcext:value-type="string">
            <text:p>python3 "/mnt/d/Documents/FEP-AI/Active Inference Podcast/SubmitToCloudWhisper_textbook.py" "BWC2021-E_2" "http://crisiscenter.us/Brain Connectivity Workshop 2021" "BCW 2021 - Educational Course <text:s text:c="3"/>Dr Petra Ritter.m4a" | tee mass_BWC2021-E_2.m4a.json &amp;</text:p>
          </table:table-cell>
          <table:table-cell table:style-name="ce26" table:formula="of:=CONCATENATE(&quot;python3 &quot;&quot;/mnt/d/Documents/FEP-AI/Active Inference Podcast/sentencesToTranscripts.py&quot;&quot; &quot;&quot;&quot;;[.$A294];&quot;&quot;&quot; &quot;&quot;.&quot;&quot; &quot;&quot;&quot;;[.$A294];&quot;_&quot;;[.$A294];&quot;.m4a.sentences.csv&quot;&quot; | tee &quot;;[.$A294];&quot;.m4a_transcript.json &amp;&quot;)" office:value-type="string" office:string-value="python3 &quot;/mnt/d/Documents/FEP-AI/Active Inference Podcast/sentencesToTranscripts.py&quot; &quot;BWC2021-E_2&quot; &quot;.&quot; &quot;BWC2021-E_2_BWC2021-E_2.m4a.sentences.csv&quot; | tee BWC2021-E_2.m4a_transcript.json &amp;" calcext:value-type="string">
            <text:p>python3 "/mnt/d/Documents/FEP-AI/Active Inference Podcast/sentencesToTranscripts.py" "BWC2021-E_2" "." "BWC2021-E_2_BWC2021-E_2.m4a.sentences.csv" | tee BWC2021-E_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E_3</text:p>
          </table:table-cell>
          <table:table-cell table:style-name="ce26"/>
          <table:table-cell table:style-name="ce73" office:value-type="string" calcext:value-type="string">
            <text:p>BCW 2021 - Educational Course <text:s text:c="2"/>Dr Andreea Diaconescu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5];&quot;&quot;&quot; &quot;&quot;http://crisiscenter.us/Brain Connectivity Workshop 2021&quot;&quot; &quot;&quot;&quot;;SUBSTITUTE([.$C295];&quot;#&quot;;&quot;&quot;);&quot;&quot;&quot; | tee mass_&quot;;[.$A295];&quot;.m4a.json &amp;&quot;)" office:value-type="string" office:string-value="python3 &quot;/mnt/d/Documents/FEP-AI/Active Inference Podcast/SubmitToCloudWhisper_textbook.py&quot; &quot;BWC2021-E_3&quot; &quot;http://crisiscenter.us/Brain Connectivity Workshop 2021&quot; &quot;BCW 2021 - Educational Course   Dr Andreea Diaconescu.m4a&quot; | tee mass_BWC2021-E_3.m4a.json &amp;" calcext:value-type="string">
            <text:p>python3 "/mnt/d/Documents/FEP-AI/Active Inference Podcast/SubmitToCloudWhisper_textbook.py" "BWC2021-E_3" "http://crisiscenter.us/Brain Connectivity Workshop 2021" "BCW 2021 - Educational Course <text:s text:c="2"/>Dr Andreea Diaconescu.m4a" | tee mass_BWC2021-E_3.m4a.json &amp;</text:p>
          </table:table-cell>
          <table:table-cell table:style-name="ce26" table:formula="of:=CONCATENATE(&quot;python3 &quot;&quot;/mnt/d/Documents/FEP-AI/Active Inference Podcast/sentencesToTranscripts.py&quot;&quot; &quot;&quot;&quot;;[.$A295];&quot;&quot;&quot; &quot;&quot;.&quot;&quot; &quot;&quot;&quot;;[.$A295];&quot;_&quot;;[.$A295];&quot;.m4a.sentences.csv&quot;&quot; | tee &quot;;[.$A295];&quot;.m4a_transcript.json &amp;&quot;)" office:value-type="string" office:string-value="python3 &quot;/mnt/d/Documents/FEP-AI/Active Inference Podcast/sentencesToTranscripts.py&quot; &quot;BWC2021-E_3&quot; &quot;.&quot; &quot;BWC2021-E_3_BWC2021-E_3.m4a.sentences.csv&quot; | tee BWC2021-E_3.m4a_transcript.json &amp;" calcext:value-type="string">
            <text:p>python3 "/mnt/d/Documents/FEP-AI/Active Inference Podcast/sentencesToTranscripts.py" "BWC2021-E_3" "." "BWC2021-E_3_BWC2021-E_3.m4a.sentences.csv" | tee BWC2021-E_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E_4</text:p>
          </table:table-cell>
          <table:table-cell table:style-name="ce26"/>
          <table:table-cell table:style-name="ce73" office:value-type="string" calcext:value-type="string">
            <text:p>BWC 2021 - Educational Course <text:s text:c="4"/>Dr Bratislav Misic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6];&quot;&quot;&quot; &quot;&quot;http://crisiscenter.us/Brain Connectivity Workshop 2021&quot;&quot; &quot;&quot;&quot;;SUBSTITUTE([.$C296];&quot;#&quot;;&quot;&quot;);&quot;&quot;&quot; | tee mass_&quot;;[.$A296];&quot;.m4a.json &amp;&quot;)" office:value-type="string" office:string-value="python3 &quot;/mnt/d/Documents/FEP-AI/Active Inference Podcast/SubmitToCloudWhisper_textbook.py&quot; &quot;BWC2021-E_4&quot; &quot;http://crisiscenter.us/Brain Connectivity Workshop 2021&quot; &quot;BWC 2021 - Educational Course     Dr Bratislav Misic.m4a&quot; | tee mass_BWC2021-E_4.m4a.json &amp;" calcext:value-type="string">
            <text:p>python3 "/mnt/d/Documents/FEP-AI/Active Inference Podcast/SubmitToCloudWhisper_textbook.py" "BWC2021-E_4" "http://crisiscenter.us/Brain Connectivity Workshop 2021" "BWC 2021 - Educational Course <text:s text:c="4"/>Dr Bratislav Misic.m4a" | tee mass_BWC2021-E_4.m4a.json &amp;</text:p>
          </table:table-cell>
          <table:table-cell table:style-name="ce26" table:formula="of:=CONCATENATE(&quot;python3 &quot;&quot;/mnt/d/Documents/FEP-AI/Active Inference Podcast/sentencesToTranscripts.py&quot;&quot; &quot;&quot;&quot;;[.$A296];&quot;&quot;&quot; &quot;&quot;.&quot;&quot; &quot;&quot;&quot;;[.$A296];&quot;_&quot;;[.$A296];&quot;.m4a.sentences.csv&quot;&quot; | tee &quot;;[.$A296];&quot;.m4a_transcript.json &amp;&quot;)" office:value-type="string" office:string-value="python3 &quot;/mnt/d/Documents/FEP-AI/Active Inference Podcast/sentencesToTranscripts.py&quot; &quot;BWC2021-E_4&quot; &quot;.&quot; &quot;BWC2021-E_4_BWC2021-E_4.m4a.sentences.csv&quot; | tee BWC2021-E_4.m4a_transcript.json &amp;" calcext:value-type="string">
            <text:p>python3 "/mnt/d/Documents/FEP-AI/Active Inference Podcast/sentencesToTranscripts.py" "BWC2021-E_4" "." "BWC2021-E_4_BWC2021-E_4.m4a.sentences.csv" | tee BWC2021-E_4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E_5</text:p>
          </table:table-cell>
          <table:table-cell table:style-name="ce26"/>
          <table:table-cell table:style-name="ce73" office:value-type="string" calcext:value-type="string">
            <text:p>BWC 2021 - Educational Course <text:s text:c="4"/>Dr Michael Mack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7];&quot;&quot;&quot; &quot;&quot;http://crisiscenter.us/Brain Connectivity Workshop 2021&quot;&quot; &quot;&quot;&quot;;SUBSTITUTE([.$C297];&quot;#&quot;;&quot;&quot;);&quot;&quot;&quot; | tee mass_&quot;;[.$A297];&quot;.m4a.json &amp;&quot;)" office:value-type="string" office:string-value="python3 &quot;/mnt/d/Documents/FEP-AI/Active Inference Podcast/SubmitToCloudWhisper_textbook.py&quot; &quot;BWC2021-E_5&quot; &quot;http://crisiscenter.us/Brain Connectivity Workshop 2021&quot; &quot;BWC 2021 - Educational Course     Dr Michael Mack.m4a&quot; | tee mass_BWC2021-E_5.m4a.json &amp;" calcext:value-type="string">
            <text:p>python3 "/mnt/d/Documents/FEP-AI/Active Inference Podcast/SubmitToCloudWhisper_textbook.py" "BWC2021-E_5" "http://crisiscenter.us/Brain Connectivity Workshop 2021" "BWC 2021 - Educational Course <text:s text:c="4"/>Dr Michael Mack.m4a" | tee mass_BWC2021-E_5.m4a.json &amp;</text:p>
          </table:table-cell>
          <table:table-cell table:style-name="ce26" table:formula="of:=CONCATENATE(&quot;python3 &quot;&quot;/mnt/d/Documents/FEP-AI/Active Inference Podcast/sentencesToTranscripts.py&quot;&quot; &quot;&quot;&quot;;[.$A297];&quot;&quot;&quot; &quot;&quot;.&quot;&quot; &quot;&quot;&quot;;[.$A297];&quot;_&quot;;[.$A297];&quot;.m4a.sentences.csv&quot;&quot; | tee &quot;;[.$A297];&quot;.m4a_transcript.json &amp;&quot;)" office:value-type="string" office:string-value="python3 &quot;/mnt/d/Documents/FEP-AI/Active Inference Podcast/sentencesToTranscripts.py&quot; &quot;BWC2021-E_5&quot; &quot;.&quot; &quot;BWC2021-E_5_BWC2021-E_5.m4a.sentences.csv&quot; | tee BWC2021-E_5.m4a_transcript.json &amp;" calcext:value-type="string">
            <text:p>python3 "/mnt/d/Documents/FEP-AI/Active Inference Podcast/sentencesToTranscripts.py" "BWC2021-E_5" "." "BWC2021-E_5_BWC2021-E_5.m4a.sentences.csv" | tee BWC2021-E_5.m4a_transcript.json &amp;</text:p>
          </table:table-cell>
          <table:table-cell table:style-name="ce26" table:number-columns-repeated="15"/>
          <table:table-cell table:style-name="ce38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1_1</text:p>
          </table:table-cell>
          <table:table-cell table:style-name="ce26"/>
          <table:table-cell table:style-name="ce73" office:value-type="string" calcext:value-type="string">
            <text:p>BWC 2021 - Day 1 <text:s text:c="4"/>Dr Dani Bassett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8];&quot;&quot;&quot; &quot;&quot;http://crisiscenter.us/Brain Connectivity Workshop 2021&quot;&quot; &quot;&quot;&quot;;SUBSTITUTE([.$C298];&quot;#&quot;;&quot;&quot;);&quot;&quot;&quot; | tee mass_&quot;;[.$A298];&quot;.m4a.json &amp;&quot;)" office:value-type="string" office:string-value="python3 &quot;/mnt/d/Documents/FEP-AI/Active Inference Podcast/SubmitToCloudWhisper_textbook.py&quot; &quot;BWC2021-1_1&quot; &quot;http://crisiscenter.us/Brain Connectivity Workshop 2021&quot; &quot;BWC 2021 - Day 1     Dr Dani Bassett.m4a&quot; | tee mass_BWC2021-1_1.m4a.json &amp;" calcext:value-type="string">
            <text:p>python3 "/mnt/d/Documents/FEP-AI/Active Inference Podcast/SubmitToCloudWhisper_textbook.py" "BWC2021-1_1" "http://crisiscenter.us/Brain Connectivity Workshop 2021" "BWC 2021 - Day 1 <text:s text:c="4"/>Dr Dani Bassett.m4a" | tee mass_BWC2021-1_1.m4a.json &amp;</text:p>
          </table:table-cell>
          <table:table-cell table:style-name="ce26" table:formula="of:=CONCATENATE(&quot;python3 &quot;&quot;/mnt/d/Documents/FEP-AI/Active Inference Podcast/sentencesToTranscripts.py&quot;&quot; &quot;&quot;&quot;;[.$A298];&quot;&quot;&quot; &quot;&quot;.&quot;&quot; &quot;&quot;&quot;;[.$A298];&quot;_&quot;;[.$A298];&quot;.m4a.sentences.csv&quot;&quot; | tee &quot;;[.$A298];&quot;.m4a_transcript.json &amp;&quot;)" office:value-type="string" office:string-value="python3 &quot;/mnt/d/Documents/FEP-AI/Active Inference Podcast/sentencesToTranscripts.py&quot; &quot;BWC2021-1_1&quot; &quot;.&quot; &quot;BWC2021-1_1_BWC2021-1_1.m4a.sentences.csv&quot; | tee BWC2021-1_1.m4a_transcript.json &amp;" calcext:value-type="string">
            <text:p>python3 "/mnt/d/Documents/FEP-AI/Active Inference Podcast/sentencesToTranscripts.py" "BWC2021-1_1" "." "BWC2021-1_1_BWC2021-1_1.m4a.sentences.csv" | tee BWC2021-1_1.m4a_transcript.json &amp;</text:p>
          </table:table-cell>
          <table:table-cell table:style-name="ce26" table:number-columns-repeated="15"/>
          <table:table-cell table:style-name="ce38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1_2</text:p>
          </table:table-cell>
          <table:table-cell table:style-name="ce26"/>
          <table:table-cell table:style-name="ce73" office:value-type="string" calcext:value-type="string">
            <text:p>BWC 2021 - Day 1 <text:s text:c="4"/>Dr Enzo Tagliazucchi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299];&quot;&quot;&quot; &quot;&quot;http://crisiscenter.us/Brain Connectivity Workshop 2021&quot;&quot; &quot;&quot;&quot;;SUBSTITUTE([.$C299];&quot;#&quot;;&quot;&quot;);&quot;&quot;&quot; | tee mass_&quot;;[.$A299];&quot;.m4a.json &amp;&quot;)" office:value-type="string" office:string-value="python3 &quot;/mnt/d/Documents/FEP-AI/Active Inference Podcast/SubmitToCloudWhisper_textbook.py&quot; &quot;BWC2021-1_2&quot; &quot;http://crisiscenter.us/Brain Connectivity Workshop 2021&quot; &quot;BWC 2021 - Day 1     Dr Enzo Tagliazucchi.m4a&quot; | tee mass_BWC2021-1_2.m4a.json &amp;" calcext:value-type="string">
            <text:p>python3 "/mnt/d/Documents/FEP-AI/Active Inference Podcast/SubmitToCloudWhisper_textbook.py" "BWC2021-1_2" "http://crisiscenter.us/Brain Connectivity Workshop 2021" "BWC 2021 - Day 1 <text:s text:c="4"/>Dr Enzo Tagliazucchi.m4a" | tee mass_BWC2021-1_2.m4a.json &amp;</text:p>
          </table:table-cell>
          <table:table-cell table:style-name="ce26" table:formula="of:=CONCATENATE(&quot;python3 &quot;&quot;/mnt/d/Documents/FEP-AI/Active Inference Podcast/sentencesToTranscripts.py&quot;&quot; &quot;&quot;&quot;;[.$A299];&quot;&quot;&quot; &quot;&quot;.&quot;&quot; &quot;&quot;&quot;;[.$A299];&quot;_&quot;;[.$A299];&quot;.m4a.sentences.csv&quot;&quot; | tee &quot;;[.$A299];&quot;.m4a_transcript.json &amp;&quot;)" office:value-type="string" office:string-value="python3 &quot;/mnt/d/Documents/FEP-AI/Active Inference Podcast/sentencesToTranscripts.py&quot; &quot;BWC2021-1_2&quot; &quot;.&quot; &quot;BWC2021-1_2_BWC2021-1_2.m4a.sentences.csv&quot; | tee BWC2021-1_2.m4a_transcript.json &amp;" calcext:value-type="string">
            <text:p>python3 "/mnt/d/Documents/FEP-AI/Active Inference Podcast/sentencesToTranscripts.py" "BWC2021-1_2" "." "BWC2021-1_2_BWC2021-1_2.m4a.sentences.csv" | tee BWC2021-1_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1_3</text:p>
          </table:table-cell>
          <table:table-cell table:style-name="ce26"/>
          <table:table-cell table:style-name="ce86" office:value-type="string" calcext:value-type="string">
            <text:p>BWC 2021 - Day 1 <text:s text:c="3"/>Dr Biyu Jade H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0];&quot;&quot;&quot; &quot;&quot;http://crisiscenter.us/Brain Connectivity Workshop 2021&quot;&quot; &quot;&quot;&quot;;SUBSTITUTE([.$C300];&quot;#&quot;;&quot;&quot;);&quot;&quot;&quot; | tee mass_&quot;;[.$A300];&quot;.m4a.json &amp;&quot;)" office:value-type="string" office:string-value="python3 &quot;/mnt/d/Documents/FEP-AI/Active Inference Podcast/SubmitToCloudWhisper_textbook.py&quot; &quot;BWC2021-1_3&quot; &quot;http://crisiscenter.us/Brain Connectivity Workshop 2021&quot; &quot;BWC 2021 - Day 1    Dr Biyu Jade He.m4a&quot; | tee mass_BWC2021-1_3.m4a.json &amp;" calcext:value-type="string">
            <text:p>python3 "/mnt/d/Documents/FEP-AI/Active Inference Podcast/SubmitToCloudWhisper_textbook.py" "BWC2021-1_3" "http://crisiscenter.us/Brain Connectivity Workshop 2021" "BWC 2021 - Day 1 <text:s text:c="3"/>Dr Biyu Jade He.m4a" | tee mass_BWC2021-1_3.m4a.json &amp;</text:p>
          </table:table-cell>
          <table:table-cell table:style-name="ce26" table:formula="of:=CONCATENATE(&quot;python3 &quot;&quot;/mnt/d/Documents/FEP-AI/Active Inference Podcast/sentencesToTranscripts.py&quot;&quot; &quot;&quot;&quot;;[.$A300];&quot;&quot;&quot; &quot;&quot;.&quot;&quot; &quot;&quot;&quot;;[.$A300];&quot;_&quot;;[.$A300];&quot;.m4a.sentences.csv&quot;&quot; | tee &quot;;[.$A300];&quot;.m4a_transcript.json &amp;&quot;)" office:value-type="string" office:string-value="python3 &quot;/mnt/d/Documents/FEP-AI/Active Inference Podcast/sentencesToTranscripts.py&quot; &quot;BWC2021-1_3&quot; &quot;.&quot; &quot;BWC2021-1_3_BWC2021-1_3.m4a.sentences.csv&quot; | tee BWC2021-1_3.m4a_transcript.json &amp;" calcext:value-type="string">
            <text:p>python3 "/mnt/d/Documents/FEP-AI/Active Inference Podcast/sentencesToTranscripts.py" "BWC2021-1_3" "." "BWC2021-1_3_BWC2021-1_3.m4a.sentences.csv" | tee BWC2021-1_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2_1</text:p>
          </table:table-cell>
          <table:table-cell table:style-name="ce26"/>
          <table:table-cell table:style-name="ce73" office:value-type="string" calcext:value-type="string">
            <text:p>BWC 2021 - Day 2 <text:s text:c="4"/>Dr Brandon Turner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1];&quot;&quot;&quot; &quot;&quot;http://crisiscenter.us/Brain Connectivity Workshop 2021&quot;&quot; &quot;&quot;&quot;;SUBSTITUTE([.$C301];&quot;#&quot;;&quot;&quot;);&quot;&quot;&quot; | tee mass_&quot;;[.$A301];&quot;.m4a.json &amp;&quot;)" office:value-type="string" office:string-value="python3 &quot;/mnt/d/Documents/FEP-AI/Active Inference Podcast/SubmitToCloudWhisper_textbook.py&quot; &quot;BWC2021-2_1&quot; &quot;http://crisiscenter.us/Brain Connectivity Workshop 2021&quot; &quot;BWC 2021 - Day 2     Dr Brandon Turner.m4a&quot; | tee mass_BWC2021-2_1.m4a.json &amp;" calcext:value-type="string">
            <text:p>python3 "/mnt/d/Documents/FEP-AI/Active Inference Podcast/SubmitToCloudWhisper_textbook.py" "BWC2021-2_1" "http://crisiscenter.us/Brain Connectivity Workshop 2021" "BWC 2021 - Day 2 <text:s text:c="4"/>Dr Brandon Turner.m4a" | tee mass_BWC2021-2_1.m4a.json &amp;</text:p>
          </table:table-cell>
          <table:table-cell table:style-name="ce26" table:formula="of:=CONCATENATE(&quot;python3 &quot;&quot;/mnt/d/Documents/FEP-AI/Active Inference Podcast/sentencesToTranscripts.py&quot;&quot; &quot;&quot;&quot;;[.$A301];&quot;&quot;&quot; &quot;&quot;.&quot;&quot; &quot;&quot;&quot;;[.$A301];&quot;_&quot;;[.$A301];&quot;.m4a.sentences.csv&quot;&quot; | tee &quot;;[.$A301];&quot;.m4a_transcript.json &amp;&quot;)" office:value-type="string" office:string-value="python3 &quot;/mnt/d/Documents/FEP-AI/Active Inference Podcast/sentencesToTranscripts.py&quot; &quot;BWC2021-2_1&quot; &quot;.&quot; &quot;BWC2021-2_1_BWC2021-2_1.m4a.sentences.csv&quot; | tee BWC2021-2_1.m4a_transcript.json &amp;" calcext:value-type="string">
            <text:p>python3 "/mnt/d/Documents/FEP-AI/Active Inference Podcast/sentencesToTranscripts.py" "BWC2021-2_1" "." "BWC2021-2_1_BWC2021-2_1.m4a.sentences.csv" | tee BWC2021-2_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2_2</text:p>
          </table:table-cell>
          <table:table-cell table:style-name="ce26"/>
          <table:table-cell table:style-name="ce73" office:value-type="string" calcext:value-type="string">
            <text:p>BWC 2021 - Day 2 <text:s text:c="4"/>Dr Emily Fin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2];&quot;&quot;&quot; &quot;&quot;http://crisiscenter.us/Brain Connectivity Workshop 2021&quot;&quot; &quot;&quot;&quot;;SUBSTITUTE([.$C302];&quot;#&quot;;&quot;&quot;);&quot;&quot;&quot; | tee mass_&quot;;[.$A302];&quot;.m4a.json &amp;&quot;)" office:value-type="string" office:string-value="python3 &quot;/mnt/d/Documents/FEP-AI/Active Inference Podcast/SubmitToCloudWhisper_textbook.py&quot; &quot;BWC2021-2_2&quot; &quot;http://crisiscenter.us/Brain Connectivity Workshop 2021&quot; &quot;BWC 2021 - Day 2     Dr Emily Finn.m4a&quot; | tee mass_BWC2021-2_2.m4a.json &amp;" calcext:value-type="string">
            <text:p>python3 "/mnt/d/Documents/FEP-AI/Active Inference Podcast/SubmitToCloudWhisper_textbook.py" "BWC2021-2_2" "http://crisiscenter.us/Brain Connectivity Workshop 2021" "BWC 2021 - Day 2 <text:s text:c="4"/>Dr Emily Finn.m4a" | tee mass_BWC2021-2_2.m4a.json &amp;</text:p>
          </table:table-cell>
          <table:table-cell table:style-name="ce26" table:formula="of:=CONCATENATE(&quot;python3 &quot;&quot;/mnt/d/Documents/FEP-AI/Active Inference Podcast/sentencesToTranscripts.py&quot;&quot; &quot;&quot;&quot;;[.$A302];&quot;&quot;&quot; &quot;&quot;.&quot;&quot; &quot;&quot;&quot;;[.$A302];&quot;_&quot;;[.$A302];&quot;.m4a.sentences.csv&quot;&quot; | tee &quot;;[.$A302];&quot;.m4a_transcript.json &amp;&quot;)" office:value-type="string" office:string-value="python3 &quot;/mnt/d/Documents/FEP-AI/Active Inference Podcast/sentencesToTranscripts.py&quot; &quot;BWC2021-2_2&quot; &quot;.&quot; &quot;BWC2021-2_2_BWC2021-2_2.m4a.sentences.csv&quot; | tee BWC2021-2_2.m4a_transcript.json &amp;" calcext:value-type="string">
            <text:p>python3 "/mnt/d/Documents/FEP-AI/Active Inference Podcast/sentencesToTranscripts.py" "BWC2021-2_2" "." "BWC2021-2_2_BWC2021-2_2.m4a.sentences.csv" | tee BWC2021-2_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2_3</text:p>
          </table:table-cell>
          <table:table-cell table:style-name="ce26"/>
          <table:table-cell table:style-name="ce73" office:value-type="string" calcext:value-type="string">
            <text:p>BWC 2021 - Day 2 <text:s text:c="4"/>Dr Mac Shin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3];&quot;&quot;&quot; &quot;&quot;http://crisiscenter.us/Brain Connectivity Workshop 2021&quot;&quot; &quot;&quot;&quot;;SUBSTITUTE([.$C303];&quot;#&quot;;&quot;&quot;);&quot;&quot;&quot; | tee mass_&quot;;[.$A303];&quot;.m4a.json &amp;&quot;)" office:value-type="string" office:string-value="python3 &quot;/mnt/d/Documents/FEP-AI/Active Inference Podcast/SubmitToCloudWhisper_textbook.py&quot; &quot;BWC2021-2_3&quot; &quot;http://crisiscenter.us/Brain Connectivity Workshop 2021&quot; &quot;BWC 2021 - Day 2     Dr Mac Shine.m4a&quot; | tee mass_BWC2021-2_3.m4a.json &amp;" calcext:value-type="string">
            <text:p>python3 "/mnt/d/Documents/FEP-AI/Active Inference Podcast/SubmitToCloudWhisper_textbook.py" "BWC2021-2_3" "http://crisiscenter.us/Brain Connectivity Workshop 2021" "BWC 2021 - Day 2 <text:s text:c="4"/>Dr Mac Shine.m4a" | tee mass_BWC2021-2_3.m4a.json &amp;</text:p>
          </table:table-cell>
          <table:table-cell table:style-name="ce26" table:formula="of:=CONCATENATE(&quot;python3 &quot;&quot;/mnt/d/Documents/FEP-AI/Active Inference Podcast/sentencesToTranscripts.py&quot;&quot; &quot;&quot;&quot;;[.$A303];&quot;&quot;&quot; &quot;&quot;.&quot;&quot; &quot;&quot;&quot;;[.$A303];&quot;_&quot;;[.$A303];&quot;.m4a.sentences.csv&quot;&quot; | tee &quot;;[.$A303];&quot;.m4a_transcript.json &amp;&quot;)" office:value-type="string" office:string-value="python3 &quot;/mnt/d/Documents/FEP-AI/Active Inference Podcast/sentencesToTranscripts.py&quot; &quot;BWC2021-2_3&quot; &quot;.&quot; &quot;BWC2021-2_3_BWC2021-2_3.m4a.sentences.csv&quot; | tee BWC2021-2_3.m4a_transcript.json &amp;" calcext:value-type="string">
            <text:p>python3 "/mnt/d/Documents/FEP-AI/Active Inference Podcast/sentencesToTranscripts.py" "BWC2021-2_3" "." "BWC2021-2_3_BWC2021-2_3.m4a.sentences.csv" | tee BWC2021-2_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2_4</text:p>
          </table:table-cell>
          <table:table-cell table:style-name="ce26"/>
          <table:table-cell table:style-name="ce73" office:value-type="string" calcext:value-type="string">
            <text:p>BWC 2021 - Day 2 Dr Lisa Feldman Barrett, Allostasis and Interoception in Brain Functi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4];&quot;&quot;&quot; &quot;&quot;http://crisiscenter.us/Brain Connectivity Workshop 2021&quot;&quot; &quot;&quot;&quot;;SUBSTITUTE([.$C304];&quot;#&quot;;&quot;&quot;);&quot;&quot;&quot; | tee mass_&quot;;[.$A304];&quot;.m4a.json &amp;&quot;)" office:value-type="string" office:string-value="python3 &quot;/mnt/d/Documents/FEP-AI/Active Inference Podcast/SubmitToCloudWhisper_textbook.py&quot; &quot;BWC2021-2_4&quot; &quot;http://crisiscenter.us/Brain Connectivity Workshop 2021&quot; &quot;BWC 2021 - Day 2 Dr Lisa Feldman Barrett, Allostasis and Interoception in Brain Function.m4a&quot; | tee mass_BWC2021-2_4.m4a.json &amp;" calcext:value-type="string">
            <text:p>python3 "/mnt/d/Documents/FEP-AI/Active Inference Podcast/SubmitToCloudWhisper_textbook.py" "BWC2021-2_4" "http://crisiscenter.us/Brain Connectivity Workshop 2021" "BWC 2021 - Day 2 Dr Lisa Feldman Barrett, Allostasis and Interoception in Brain Function.m4a" | tee mass_BWC2021-2_4.m4a.json &amp;</text:p>
          </table:table-cell>
          <table:table-cell table:style-name="ce26" table:formula="of:=CONCATENATE(&quot;python3 &quot;&quot;/mnt/d/Documents/FEP-AI/Active Inference Podcast/sentencesToTranscripts.py&quot;&quot; &quot;&quot;&quot;;[.$A304];&quot;&quot;&quot; &quot;&quot;.&quot;&quot; &quot;&quot;&quot;;[.$A304];&quot;_&quot;;[.$A304];&quot;.m4a.sentences.csv&quot;&quot; | tee &quot;;[.$A304];&quot;.m4a_transcript.json &amp;&quot;)" office:value-type="string" office:string-value="python3 &quot;/mnt/d/Documents/FEP-AI/Active Inference Podcast/sentencesToTranscripts.py&quot; &quot;BWC2021-2_4&quot; &quot;.&quot; &quot;BWC2021-2_4_BWC2021-2_4.m4a.sentences.csv&quot; | tee BWC2021-2_4.m4a_transcript.json &amp;" calcext:value-type="string">
            <text:p>python3 "/mnt/d/Documents/FEP-AI/Active Inference Podcast/sentencesToTranscripts.py" "BWC2021-2_4" "." "BWC2021-2_4_BWC2021-2_4.m4a.sentences.csv" | tee BWC2021-2_4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3_1</text:p>
          </table:table-cell>
          <table:table-cell table:style-name="ce26"/>
          <table:table-cell table:style-name="ce73" office:value-type="string" calcext:value-type="string">
            <text:p>BWC 2021 - Day 3 <text:s text:c="4"/>Dr Alexander Goulas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5];&quot;&quot;&quot; &quot;&quot;http://crisiscenter.us/Brain Connectivity Workshop 2021&quot;&quot; &quot;&quot;&quot;;SUBSTITUTE([.$C305];&quot;#&quot;;&quot;&quot;);&quot;&quot;&quot; | tee mass_&quot;;[.$A305];&quot;.m4a.json &amp;&quot;)" office:value-type="string" office:string-value="python3 &quot;/mnt/d/Documents/FEP-AI/Active Inference Podcast/SubmitToCloudWhisper_textbook.py&quot; &quot;BWC2021-3_1&quot; &quot;http://crisiscenter.us/Brain Connectivity Workshop 2021&quot; &quot;BWC 2021 - Day 3     Dr Alexander Goulas.m4a&quot; | tee mass_BWC2021-3_1.m4a.json &amp;" calcext:value-type="string">
            <text:p>python3 "/mnt/d/Documents/FEP-AI/Active Inference Podcast/SubmitToCloudWhisper_textbook.py" "BWC2021-3_1" "http://crisiscenter.us/Brain Connectivity Workshop 2021" "BWC 2021 - Day 3 <text:s text:c="4"/>Dr Alexander Goulas.m4a" | tee mass_BWC2021-3_1.m4a.json &amp;</text:p>
          </table:table-cell>
          <table:table-cell table:style-name="ce26" table:formula="of:=CONCATENATE(&quot;python3 &quot;&quot;/mnt/d/Documents/FEP-AI/Active Inference Podcast/sentencesToTranscripts.py&quot;&quot; &quot;&quot;&quot;;[.$A305];&quot;&quot;&quot; &quot;&quot;.&quot;&quot; &quot;&quot;&quot;;[.$A305];&quot;_&quot;;[.$A305];&quot;.m4a.sentences.csv&quot;&quot; | tee &quot;;[.$A305];&quot;.m4a_transcript.json &amp;&quot;)" office:value-type="string" office:string-value="python3 &quot;/mnt/d/Documents/FEP-AI/Active Inference Podcast/sentencesToTranscripts.py&quot; &quot;BWC2021-3_1&quot; &quot;.&quot; &quot;BWC2021-3_1_BWC2021-3_1.m4a.sentences.csv&quot; | tee BWC2021-3_1.m4a_transcript.json &amp;" calcext:value-type="string">
            <text:p>python3 "/mnt/d/Documents/FEP-AI/Active Inference Podcast/sentencesToTranscripts.py" "BWC2021-3_1" "." "BWC2021-3_1_BWC2021-3_1.m4a.sentences.csv" | tee BWC2021-3_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3_2</text:p>
          </table:table-cell>
          <table:table-cell table:style-name="ce26"/>
          <table:table-cell table:style-name="ce73" office:value-type="string" calcext:value-type="string">
            <text:p>BWC 2021 - Day 3 <text:s text:c="4"/>Dr Athena Demertzi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6];&quot;&quot;&quot; &quot;&quot;http://crisiscenter.us/Brain Connectivity Workshop 2021&quot;&quot; &quot;&quot;&quot;;SUBSTITUTE([.$C306];&quot;#&quot;;&quot;&quot;);&quot;&quot;&quot; | tee mass_&quot;;[.$A306];&quot;.m4a.json &amp;&quot;)" office:value-type="string" office:string-value="python3 &quot;/mnt/d/Documents/FEP-AI/Active Inference Podcast/SubmitToCloudWhisper_textbook.py&quot; &quot;BWC2021-3_2&quot; &quot;http://crisiscenter.us/Brain Connectivity Workshop 2021&quot; &quot;BWC 2021 - Day 3     Dr Athena Demertzi.m4a&quot; | tee mass_BWC2021-3_2.m4a.json &amp;" calcext:value-type="string">
            <text:p>python3 "/mnt/d/Documents/FEP-AI/Active Inference Podcast/SubmitToCloudWhisper_textbook.py" "BWC2021-3_2" "http://crisiscenter.us/Brain Connectivity Workshop 2021" "BWC 2021 - Day 3 <text:s text:c="4"/>Dr Athena Demertzi.m4a" | tee mass_BWC2021-3_2.m4a.json &amp;</text:p>
          </table:table-cell>
          <table:table-cell table:style-name="ce26" table:formula="of:=CONCATENATE(&quot;python3 &quot;&quot;/mnt/d/Documents/FEP-AI/Active Inference Podcast/sentencesToTranscripts.py&quot;&quot; &quot;&quot;&quot;;[.$A306];&quot;&quot;&quot; &quot;&quot;.&quot;&quot; &quot;&quot;&quot;;[.$A306];&quot;_&quot;;[.$A306];&quot;.m4a.sentences.csv&quot;&quot; | tee &quot;;[.$A306];&quot;.m4a_transcript.json &amp;&quot;)" office:value-type="string" office:string-value="python3 &quot;/mnt/d/Documents/FEP-AI/Active Inference Podcast/sentencesToTranscripts.py&quot; &quot;BWC2021-3_2&quot; &quot;.&quot; &quot;BWC2021-3_2_BWC2021-3_2.m4a.sentences.csv&quot; | tee BWC2021-3_2.m4a_transcript.json &amp;" calcext:value-type="string">
            <text:p>python3 "/mnt/d/Documents/FEP-AI/Active Inference Podcast/sentencesToTranscripts.py" "BWC2021-3_2" "." "BWC2021-3_2_BWC2021-3_2.m4a.sentences.csv" | tee BWC2021-3_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3_3</text:p>
          </table:table-cell>
          <table:table-cell table:style-name="ce26"/>
          <table:table-cell table:style-name="ce73" office:value-type="string" calcext:value-type="string">
            <text:p>BWC 2021 - Day 3 <text:s text:c="4"/>Dr Gustavo Deco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7];&quot;&quot;&quot; &quot;&quot;http://crisiscenter.us/Brain Connectivity Workshop 2021&quot;&quot; &quot;&quot;&quot;;SUBSTITUTE([.$C307];&quot;#&quot;;&quot;&quot;);&quot;&quot;&quot; | tee mass_&quot;;[.$A307];&quot;.m4a.json &amp;&quot;)" office:value-type="string" office:string-value="python3 &quot;/mnt/d/Documents/FEP-AI/Active Inference Podcast/SubmitToCloudWhisper_textbook.py&quot; &quot;BWC2021-3_3&quot; &quot;http://crisiscenter.us/Brain Connectivity Workshop 2021&quot; &quot;BWC 2021 - Day 3     Dr Gustavo Deco.m4a&quot; | tee mass_BWC2021-3_3.m4a.json &amp;" calcext:value-type="string">
            <text:p>python3 "/mnt/d/Documents/FEP-AI/Active Inference Podcast/SubmitToCloudWhisper_textbook.py" "BWC2021-3_3" "http://crisiscenter.us/Brain Connectivity Workshop 2021" "BWC 2021 - Day 3 <text:s text:c="4"/>Dr Gustavo Deco.m4a" | tee mass_BWC2021-3_3.m4a.json &amp;</text:p>
          </table:table-cell>
          <table:table-cell table:style-name="ce26" table:formula="of:=CONCATENATE(&quot;python3 &quot;&quot;/mnt/d/Documents/FEP-AI/Active Inference Podcast/sentencesToTranscripts.py&quot;&quot; &quot;&quot;&quot;;[.$A307];&quot;&quot;&quot; &quot;&quot;.&quot;&quot; &quot;&quot;&quot;;[.$A307];&quot;_&quot;;[.$A307];&quot;.m4a.sentences.csv&quot;&quot; | tee &quot;;[.$A307];&quot;.m4a_transcript.json &amp;&quot;)" office:value-type="string" office:string-value="python3 &quot;/mnt/d/Documents/FEP-AI/Active Inference Podcast/sentencesToTranscripts.py&quot; &quot;BWC2021-3_3&quot; &quot;.&quot; &quot;BWC2021-3_3_BWC2021-3_3.m4a.sentences.csv&quot; | tee BWC2021-3_3.m4a_transcript.json &amp;" calcext:value-type="string">
            <text:p>python3 "/mnt/d/Documents/FEP-AI/Active Inference Podcast/sentencesToTranscripts.py" "BWC2021-3_3" "." "BWC2021-3_3_BWC2021-3_3.m4a.sentences.csv" | tee BWC2021-3_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3_4</text:p>
          </table:table-cell>
          <table:table-cell table:style-name="ce26"/>
          <table:table-cell table:style-name="ce73" office:value-type="string" calcext:value-type="string">
            <text:p>BWC 2021 - Day 3 <text:s text:c="4"/>Dr Karl Fristo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8];&quot;&quot;&quot; &quot;&quot;http://crisiscenter.us/Brain Connectivity Workshop 2021&quot;&quot; &quot;&quot;&quot;;SUBSTITUTE([.$C308];&quot;#&quot;;&quot;&quot;);&quot;&quot;&quot; | tee mass_&quot;;[.$A308];&quot;.m4a.json &amp;&quot;)" office:value-type="string" office:string-value="python3 &quot;/mnt/d/Documents/FEP-AI/Active Inference Podcast/SubmitToCloudWhisper_textbook.py&quot; &quot;BWC2021-3_4&quot; &quot;http://crisiscenter.us/Brain Connectivity Workshop 2021&quot; &quot;BWC 2021 - Day 3     Dr Karl Friston.m4a&quot; | tee mass_BWC2021-3_4.m4a.json &amp;" calcext:value-type="string">
            <text:p>python3 "/mnt/d/Documents/FEP-AI/Active Inference Podcast/SubmitToCloudWhisper_textbook.py" "BWC2021-3_4" "http://crisiscenter.us/Brain Connectivity Workshop 2021" "BWC 2021 - Day 3 <text:s text:c="4"/>Dr Karl Friston.m4a" | tee mass_BWC2021-3_4.m4a.json &amp;</text:p>
          </table:table-cell>
          <table:table-cell table:style-name="ce26" table:formula="of:=CONCATENATE(&quot;python3 &quot;&quot;/mnt/d/Documents/FEP-AI/Active Inference Podcast/sentencesToTranscripts.py&quot;&quot; &quot;&quot;&quot;;[.$A308];&quot;&quot;&quot; &quot;&quot;.&quot;&quot; &quot;&quot;&quot;;[.$A308];&quot;_&quot;;[.$A308];&quot;.m4a.sentences.csv&quot;&quot; | tee &quot;;[.$A308];&quot;.m4a_transcript.json &amp;&quot;)" office:value-type="string" office:string-value="python3 &quot;/mnt/d/Documents/FEP-AI/Active Inference Podcast/sentencesToTranscripts.py&quot; &quot;BWC2021-3_4&quot; &quot;.&quot; &quot;BWC2021-3_4_BWC2021-3_4.m4a.sentences.csv&quot; | tee BWC2021-3_4.m4a_transcript.json &amp;" calcext:value-type="string">
            <text:p>python3 "/mnt/d/Documents/FEP-AI/Active Inference Podcast/sentencesToTranscripts.py" "BWC2021-3_4" "." "BWC2021-3_4_BWC2021-3_4.m4a.sentences.csv" | tee BWC2021-3_4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3_5</text:p>
          </table:table-cell>
          <table:table-cell table:style-name="ce26"/>
          <table:table-cell table:style-name="ce73" office:value-type="string" calcext:value-type="string">
            <text:p>BWC 2021 - Day 3 <text:s text:c="4"/>Dr Randy McIntosh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09];&quot;&quot;&quot; &quot;&quot;http://crisiscenter.us/Brain Connectivity Workshop 2021&quot;&quot; &quot;&quot;&quot;;SUBSTITUTE([.$C309];&quot;#&quot;;&quot;&quot;);&quot;&quot;&quot; | tee mass_&quot;;[.$A309];&quot;.m4a.json &amp;&quot;)" office:value-type="string" office:string-value="python3 &quot;/mnt/d/Documents/FEP-AI/Active Inference Podcast/SubmitToCloudWhisper_textbook.py&quot; &quot;BWC2021-3_5&quot; &quot;http://crisiscenter.us/Brain Connectivity Workshop 2021&quot; &quot;BWC 2021 - Day 3     Dr Randy McIntosh.m4a&quot; | tee mass_BWC2021-3_5.m4a.json &amp;" calcext:value-type="string">
            <text:p>python3 "/mnt/d/Documents/FEP-AI/Active Inference Podcast/SubmitToCloudWhisper_textbook.py" "BWC2021-3_5" "http://crisiscenter.us/Brain Connectivity Workshop 2021" "BWC 2021 - Day 3 <text:s text:c="4"/>Dr Randy McIntosh.m4a" | tee mass_BWC2021-3_5.m4a.json &amp;</text:p>
          </table:table-cell>
          <table:table-cell table:style-name="ce26" table:formula="of:=CONCATENATE(&quot;python3 &quot;&quot;/mnt/d/Documents/FEP-AI/Active Inference Podcast/sentencesToTranscripts.py&quot;&quot; &quot;&quot;&quot;;[.$A309];&quot;&quot;&quot; &quot;&quot;.&quot;&quot; &quot;&quot;&quot;;[.$A309];&quot;_&quot;;[.$A309];&quot;.m4a.sentences.csv&quot;&quot; | tee &quot;;[.$A309];&quot;.m4a_transcript.json &amp;&quot;)" office:value-type="string" office:string-value="python3 &quot;/mnt/d/Documents/FEP-AI/Active Inference Podcast/sentencesToTranscripts.py&quot; &quot;BWC2021-3_5&quot; &quot;.&quot; &quot;BWC2021-3_5_BWC2021-3_5.m4a.sentences.csv&quot; | tee BWC2021-3_5.m4a_transcript.json &amp;" calcext:value-type="string">
            <text:p>python3 "/mnt/d/Documents/FEP-AI/Active Inference Podcast/sentencesToTranscripts.py" "BWC2021-3_5" "." "BWC2021-3_5_BWC2021-3_5.m4a.sentences.csv" | tee BWC2021-3_5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BWC2021-3_6</text:p>
          </table:table-cell>
          <table:table-cell table:style-name="ce26"/>
          <table:table-cell table:style-name="ce73" office:value-type="string" calcext:value-type="string">
            <text:p>BWC 2021 - Day 3 <text:s text:c="4"/>Dr Rosalyn Mora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10];&quot;&quot;&quot; &quot;&quot;http://crisiscenter.us/Brain Connectivity Workshop 2021&quot;&quot; &quot;&quot;&quot;;SUBSTITUTE([.$C310];&quot;#&quot;;&quot;&quot;);&quot;&quot;&quot; | tee mass_&quot;;[.$A310];&quot;.m4a.json &amp;&quot;)" office:value-type="string" office:string-value="python3 &quot;/mnt/d/Documents/FEP-AI/Active Inference Podcast/SubmitToCloudWhisper_textbook.py&quot; &quot;BWC2021-3_6&quot; &quot;http://crisiscenter.us/Brain Connectivity Workshop 2021&quot; &quot;BWC 2021 - Day 3     Dr Rosalyn Moran.m4a&quot; | tee mass_BWC2021-3_6.m4a.json &amp;" calcext:value-type="string">
            <text:p>python3 "/mnt/d/Documents/FEP-AI/Active Inference Podcast/SubmitToCloudWhisper_textbook.py" "BWC2021-3_6" "http://crisiscenter.us/Brain Connectivity Workshop 2021" "BWC 2021 - Day 3 <text:s text:c="4"/>Dr Rosalyn Moran.m4a" | tee mass_BWC2021-3_6.m4a.json &amp;</text:p>
          </table:table-cell>
          <table:table-cell table:style-name="ce26" table:formula="of:=CONCATENATE(&quot;python3 &quot;&quot;/mnt/d/Documents/FEP-AI/Active Inference Podcast/sentencesToTranscripts.py&quot;&quot; &quot;&quot;&quot;;[.$A310];&quot;&quot;&quot; &quot;&quot;.&quot;&quot; &quot;&quot;&quot;;[.$A310];&quot;_&quot;;[.$A310];&quot;.m4a.sentences.csv&quot;&quot; | tee &quot;;[.$A310];&quot;.m4a_transcript.json &amp;&quot;)" office:value-type="string" office:string-value="python3 &quot;/mnt/d/Documents/FEP-AI/Active Inference Podcast/sentencesToTranscripts.py&quot; &quot;BWC2021-3_6&quot; &quot;.&quot; &quot;BWC2021-3_6_BWC2021-3_6.m4a.sentences.csv&quot; | tee BWC2021-3_6.m4a_transcript.json &amp;" calcext:value-type="string">
            <text:p>python3 "/mnt/d/Documents/FEP-AI/Active Inference Podcast/sentencesToTranscripts.py" "BWC2021-3_6" "." "BWC2021-3_6_BWC2021-3_6.m4a.sentences.csv" | tee BWC2021-3_6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keating_1945</text:p>
          </table:table-cell>
          <table:table-cell table:style-name="ce26"/>
          <table:table-cell table:style-name="ce73" office:value-type="string" calcext:value-type="string">
            <text:p>TERRIFIED of Ed Witten - Eric Weinstein on Joe Rogan Experience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12];&quot;&quot;&quot; &quot;&quot;http://crisiscenter.us/misc&quot;&quot; &quot;&quot;&quot;;SUBSTITUTE([.$C312];&quot;#&quot;;&quot;&quot;);&quot;&quot;&quot; | tee mass_&quot;;[.$A312];&quot;.m4a.json &amp;&quot;)" office:value-type="string" office:string-value="python3 &quot;/mnt/d/Documents/FEP-AI/Active Inference Podcast/SubmitToCloudWhisper_noBoost.py&quot; &quot;keating_1945&quot; &quot;http://crisiscenter.us/misc&quot; &quot;TERRIFIED of Ed Witten - Eric Weinstein on Joe Rogan Experience.m4a&quot; | tee mass_keating_1945.m4a.json &amp;" calcext:value-type="string">
            <text:p>python3 "/mnt/d/Documents/FEP-AI/Active Inference Podcast/SubmitToCloudWhisper_noBoost.py" "keating_1945" "http://crisiscenter.us/misc" "TERRIFIED of Ed Witten - Eric Weinstein on Joe Rogan Experience.m4a" | tee mass_keating_1945.m4a.json &amp;</text:p>
          </table:table-cell>
          <table:table-cell table:style-name="ce71" table:formula="of:=CONCATENATE(&quot;python3 &quot;&quot;/mnt/d/Documents/FEP-AI/Active Inference Podcast/sentencesToTranscripts.py&quot;&quot; &quot;&quot;&quot;;[.$A312];&quot;&quot;&quot; &quot;&quot;.&quot;&quot; &quot;&quot;&quot;;[.$A312];&quot;_&quot;;[.$A312];&quot;.m4a.sentences.csv&quot;&quot; | tee &quot;;[.$A312];&quot;.m4a_transcript.json &amp;&quot;)" office:value-type="string" office:string-value="python3 &quot;/mnt/d/Documents/FEP-AI/Active Inference Podcast/sentencesToTranscripts.py&quot; &quot;keating_1945&quot; &quot;.&quot; &quot;keating_1945_keating_1945.m4a.sentences.csv&quot; | tee keating_1945.m4a_transcript.json &amp;" calcext:value-type="string">
            <text:p>python3 "/mnt/d/Documents/FEP-AI/Active Inference Podcast/sentencesToTranscripts.py" "keating_1945" "." "keating_1945_keating_1945.m4a.sentences.csv" | tee keating_1945.m4a_transcript.json &amp;</text:p>
          </table:table-cell>
          <table:table-cell table:style-name="ce26"/>
          <table:table-cell table:style-name="ce26" office:value-type="string" calcext:value-type="string">
            <text:p>I’m TERRIFIED of Ed Witten! Eric Weinstein on Joe Rogan Experience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0</text:p>
          </table:table-cell>
          <table:table-cell table:style-name="ce26"/>
          <table:table-cell table:style-name="ce73" office:value-type="string" calcext:value-type="string">
            <text:p>00 Neural Darwinism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14];&quot;&quot;&quot; &quot;&quot;http://crisiscenter.us/misc&quot;&quot; &quot;&quot;&quot;;SUBSTITUTE([.$C314];&quot;#&quot;;&quot;&quot;);&quot;&quot;&quot; | tee mass_&quot;;[.$A314];&quot;.m4a.json &amp;&quot;)" office:value-type="string" office:string-value="python3 &quot;/mnt/d/Documents/FEP-AI/Active Inference Podcast/SubmitToCloudWhisper_noBoost.py&quot; &quot;GENE-00&quot; &quot;http://crisiscenter.us/misc&quot; &quot;00 Neural Darwinism.m4a&quot; | tee mass_GENE-00.m4a.json &amp;" calcext:value-type="string">
            <text:p>python3 "/mnt/d/Documents/FEP-AI/Active Inference Podcast/SubmitToCloudWhisper_noBoost.py" "GENE-00" "http://crisiscenter.us/misc" "00 Neural Darwinism.m4a" | tee mass_GENE-00.m4a.json &amp;</text:p>
          </table:table-cell>
          <table:table-cell table:style-name="ce71" table:formula="of:=CONCATENATE(&quot;python3 &quot;&quot;/mnt/d/Documents/FEP-AI/Active Inference Podcast/sentencesToTranscripts.py&quot;&quot; &quot;&quot;&quot;;[.$A314];&quot;&quot;&quot; &quot;&quot;.&quot;&quot; &quot;&quot;&quot;;[.$A314];&quot;_&quot;;[.$C314];&quot;.sentences.csv&quot;&quot; | tee &quot;;[.$A314];&quot;.m4a_transcript.json &amp;&quot;)" office:value-type="string" office:string-value="python3 &quot;/mnt/d/Documents/FEP-AI/Active Inference Podcast/sentencesToTranscripts.py&quot; &quot;GENE-00&quot; &quot;.&quot; &quot;GENE-00_00 Neural Darwinism.m4a.sentences.csv&quot; | tee GENE-00.m4a_transcript.json &amp;" calcext:value-type="string">
            <text:p>python3 "/mnt/d/Documents/FEP-AI/Active Inference Podcast/sentencesToTranscripts.py" "GENE-00" "." "GENE-00_00 Neural Darwinism.m4a.sentences.csv" | tee GENE-0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1</text:p>
          </table:table-cell>
          <table:table-cell table:style-name="ce26"/>
          <table:table-cell table:style-name="ce73" office:value-type="string" calcext:value-type="string">
            <text:p>01 Neural Darwinism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15];&quot;&quot;&quot; &quot;&quot;http://crisiscenter.us/misc&quot;&quot; &quot;&quot;&quot;;SUBSTITUTE([.$C315];&quot;#&quot;;&quot;&quot;);&quot;&quot;&quot; | tee mass_&quot;;[.$A315];&quot;.m4a.json &amp;&quot;)" office:value-type="string" office:string-value="python3 &quot;/mnt/d/Documents/FEP-AI/Active Inference Podcast/SubmitToCloudWhisper_noBoost.py&quot; &quot;GENE-01&quot; &quot;http://crisiscenter.us/misc&quot; &quot;01 Neural Darwinism.m4a&quot; | tee mass_GENE-01.m4a.json &amp;" calcext:value-type="string">
            <text:p>python3 "/mnt/d/Documents/FEP-AI/Active Inference Podcast/SubmitToCloudWhisper_noBoost.py" "GENE-01" "http://crisiscenter.us/misc" "01 Neural Darwinism.m4a" | tee mass_GENE-01.m4a.json &amp;</text:p>
          </table:table-cell>
          <table:table-cell table:style-name="ce71" table:formula="of:=CONCATENATE(&quot;python3 &quot;&quot;/mnt/d/Documents/FEP-AI/Active Inference Podcast/sentencesToTranscripts.py&quot;&quot; &quot;&quot;&quot;;[.$A315];&quot;&quot;&quot; &quot;&quot;.&quot;&quot; &quot;&quot;&quot;;[.$A315];&quot;_&quot;;[.$C315];&quot;.sentences.csv&quot;&quot; | tee &quot;;[.$A315];&quot;.m4a_transcript.json &amp;&quot;)" office:value-type="string" office:string-value="python3 &quot;/mnt/d/Documents/FEP-AI/Active Inference Podcast/sentencesToTranscripts.py&quot; &quot;GENE-01&quot; &quot;.&quot; &quot;GENE-01_01 Neural Darwinism.m4a.sentences.csv&quot; | tee GENE-01.m4a_transcript.json &amp;" calcext:value-type="string">
            <text:p>python3 "/mnt/d/Documents/FEP-AI/Active Inference Podcast/sentencesToTranscripts.py" "GENE-01" "." "GENE-01_01 Neural Darwinism.m4a.sentences.csv" | tee GENE-0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3</text:p>
          </table:table-cell>
          <table:table-cell table:style-name="ce26"/>
          <table:table-cell table:style-name="ce73" office:value-type="string" calcext:value-type="string">
            <text:p>03 Neural Darwinism - Neuronal Group Selection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16];&quot;&quot;&quot; &quot;&quot;http://crisiscenter.us/misc&quot;&quot; &quot;&quot;&quot;;SUBSTITUTE([.$C316];&quot;#&quot;;&quot;&quot;);&quot;&quot;&quot; | tee mass_&quot;;[.$A316];&quot;.m4a.json &amp;&quot;)" office:value-type="string" office:string-value="python3 &quot;/mnt/d/Documents/FEP-AI/Active Inference Podcast/SubmitToCloudWhisper_textbook.py&quot; &quot;GENE-03&quot; &quot;http://crisiscenter.us/misc&quot; &quot;03 Neural Darwinism - Neuronal Group Selection.m4a&quot; | tee mass_GENE-03.m4a.json &amp;" calcext:value-type="string">
            <text:p>python3 "/mnt/d/Documents/FEP-AI/Active Inference Podcast/SubmitToCloudWhisper_textbook.py" "GENE-03" "http://crisiscenter.us/misc" "03 Neural Darwinism - Neuronal Group Selection.m4a" | tee mass_GENE-03.m4a.json &amp;</text:p>
          </table:table-cell>
          <table:table-cell table:style-name="ce71" table:formula="of:=CONCATENATE(&quot;python3 &quot;&quot;/mnt/d/Documents/FEP-AI/Active Inference Podcast/sentencesToTranscripts.py&quot;&quot; &quot;&quot;&quot;;[.$A316];&quot;&quot;&quot; &quot;&quot;.&quot;&quot; &quot;&quot;&quot;;[.$A316];&quot;_&quot;;[.$C316];&quot;.sentences.csv&quot;&quot; | tee &quot;;[.$A316];&quot;.m4a_transcript.json &amp;&quot;)" office:value-type="string" office:string-value="python3 &quot;/mnt/d/Documents/FEP-AI/Active Inference Podcast/sentencesToTranscripts.py&quot; &quot;GENE-03&quot; &quot;.&quot; &quot;GENE-03_03 Neural Darwinism - Neuronal Group Selection.m4a.sentences.csv&quot; | tee GENE-03.m4a_transcript.json &amp;" calcext:value-type="string">
            <text:p>python3 "/mnt/d/Documents/FEP-AI/Active Inference Podcast/sentencesToTranscripts.py" "GENE-03" "." "GENE-03_03 Neural Darwinism - Neuronal Group Selection.m4a.sentences.csv" | tee GENE-03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5</text:p>
          </table:table-cell>
          <table:table-cell table:style-name="ce26"/>
          <table:table-cell table:style-name="ce73" office:value-type="string" calcext:value-type="string">
            <text:p>05 Neural Darwinism - Cellular Dynamics of Neural Maps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17];&quot;&quot;&quot; &quot;&quot;http://crisiscenter.us/misc&quot;&quot; &quot;&quot;&quot;;SUBSTITUTE([.$C317];&quot;#&quot;;&quot;&quot;);&quot;&quot;&quot; | tee mass_&quot;;[.$A317];&quot;.m4a.json &amp;&quot;)" office:value-type="string" office:string-value="python3 &quot;/mnt/d/Documents/FEP-AI/Active Inference Podcast/SubmitToCloudWhisper_noBoost.py&quot; &quot;GENE-05&quot; &quot;http://crisiscenter.us/misc&quot; &quot;05 Neural Darwinism - Cellular Dynamics of Neural Maps.m4a&quot; | tee mass_GENE-05.m4a.json &amp;" calcext:value-type="string">
            <text:p>python3 "/mnt/d/Documents/FEP-AI/Active Inference Podcast/SubmitToCloudWhisper_noBoost.py" "GENE-05" "http://crisiscenter.us/misc" "05 Neural Darwinism - Cellular Dynamics of Neural Maps.m4a" | tee mass_GENE-05.m4a.json &amp;</text:p>
          </table:table-cell>
          <table:table-cell table:style-name="ce71" table:formula="of:=CONCATENATE(&quot;python3 &quot;&quot;/mnt/d/Documents/FEP-AI/Active Inference Podcast/sentencesToTranscripts.py&quot;&quot; &quot;&quot;&quot;;[.$A317];&quot;&quot;&quot; &quot;&quot;.&quot;&quot; &quot;&quot;&quot;;[.$A317];&quot;_&quot;;[.$C317];&quot;.sentences.csv&quot;&quot; | tee &quot;;[.$A317];&quot;.m4a_transcript.json &amp;&quot;)" office:value-type="string" office:string-value="python3 &quot;/mnt/d/Documents/FEP-AI/Active Inference Podcast/sentencesToTranscripts.py&quot; &quot;GENE-05&quot; &quot;.&quot; &quot;GENE-05_05 Neural Darwinism - Cellular Dynamics of Neural Maps.m4a.sentences.csv&quot; | tee GENE-05.m4a_transcript.json &amp;" calcext:value-type="string">
            <text:p>python3 "/mnt/d/Documents/FEP-AI/Active Inference Podcast/sentencesToTranscripts.py" "GENE-05" "." "GENE-05_05 Neural Darwinism - Cellular Dynamics of Neural Maps.m4a.sentences.csv" | tee GENE-05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6</text:p>
          </table:table-cell>
          <table:table-cell table:style-name="ce26"/>
          <table:table-cell table:style-name="ce73" office:value-type="string" calcext:value-type="string">
            <text:p>06 Neural Darwinism - Evolution and function of distributed systems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18];&quot;&quot;&quot; &quot;&quot;http://crisiscenter.us/misc&quot;&quot; &quot;&quot;&quot;;SUBSTITUTE([.$C318];&quot;#&quot;;&quot;&quot;);&quot;&quot;&quot; | tee mass_&quot;;[.$A318];&quot;.m4a.json &amp;&quot;)" office:value-type="string" office:string-value="python3 &quot;/mnt/d/Documents/FEP-AI/Active Inference Podcast/SubmitToCloudWhisper_noBoost.py&quot; &quot;GENE-06&quot; &quot;http://crisiscenter.us/misc&quot; &quot;06 Neural Darwinism - Evolution and function of distributed systems.m4a&quot; | tee mass_GENE-06.m4a.json &amp;" calcext:value-type="string">
            <text:p>python3 "/mnt/d/Documents/FEP-AI/Active Inference Podcast/SubmitToCloudWhisper_noBoost.py" "GENE-06" "http://crisiscenter.us/misc" "06 Neural Darwinism - Evolution and function of distributed systems.m4a" | tee mass_GENE-06.m4a.json &amp;</text:p>
          </table:table-cell>
          <table:table-cell table:style-name="ce71" table:formula="of:=CONCATENATE(&quot;python3 &quot;&quot;/mnt/d/Documents/FEP-AI/Active Inference Podcast/sentencesToTranscripts.py&quot;&quot; &quot;&quot;&quot;;[.$A318];&quot;&quot;&quot; &quot;&quot;.&quot;&quot; &quot;&quot;&quot;;[.$A318];&quot;_&quot;;[.$C318];&quot;.sentences.csv&quot;&quot; | tee &quot;;[.$A318];&quot;.m4a_transcript.json &amp;&quot;)" office:value-type="string" office:string-value="python3 &quot;/mnt/d/Documents/FEP-AI/Active Inference Podcast/sentencesToTranscripts.py&quot; &quot;GENE-06&quot; &quot;.&quot; &quot;GENE-06_06 Neural Darwinism - Evolution and function of distributed systems.m4a.sentences.csv&quot; | tee GENE-06.m4a_transcript.json &amp;" calcext:value-type="string">
            <text:p>python3 "/mnt/d/Documents/FEP-AI/Active Inference Podcast/sentencesToTranscripts.py" "GENE-06" "." "GENE-06_06 Neural Darwinism - Evolution and function of distributed systems.m4a.sentences.csv" | tee GENE-06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7</text:p>
          </table:table-cell>
          <table:table-cell table:style-name="ce26"/>
          <table:table-cell table:style-name="ce73" office:value-type="string" calcext:value-type="string">
            <text:p>07 Neural Darwinism - Synapses as Populations (pp 178-207)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19];&quot;&quot;&quot; &quot;&quot;http://crisiscenter.us/misc&quot;&quot; &quot;&quot;&quot;;SUBSTITUTE([.$C319];&quot;#&quot;;&quot;&quot;);&quot;&quot;&quot; | tee mass_&quot;;[.$A319];&quot;.m4a.json &amp;&quot;)" office:value-type="string" office:string-value="python3 &quot;/mnt/d/Documents/FEP-AI/Active Inference Podcast/SubmitToCloudWhisper_noBoost.py&quot; &quot;GENE-07&quot; &quot;http://crisiscenter.us/misc&quot; &quot;07 Neural Darwinism - Synapses as Populations (pp 178-207).m4a&quot; | tee mass_GENE-07.m4a.json &amp;" calcext:value-type="string">
            <text:p>python3 "/mnt/d/Documents/FEP-AI/Active Inference Podcast/SubmitToCloudWhisper_noBoost.py" "GENE-07" "http://crisiscenter.us/misc" "07 Neural Darwinism - Synapses as Populations (pp 178-207).m4a" | tee mass_GENE-07.m4a.json &amp;</text:p>
          </table:table-cell>
          <table:table-cell table:style-name="ce71" table:formula="of:=CONCATENATE(&quot;python3 &quot;&quot;/mnt/d/Documents/FEP-AI/Active Inference Podcast/sentencesToTranscripts.py&quot;&quot; &quot;&quot;&quot;;[.$A319];&quot;&quot;&quot; &quot;&quot;.&quot;&quot; &quot;&quot;&quot;;[.$A319];&quot;_&quot;;[.$C319];&quot;.sentences.csv&quot;&quot; | tee &quot;;[.$A319];&quot;.m4a_transcript.json &amp;&quot;)" office:value-type="string" office:string-value="python3 &quot;/mnt/d/Documents/FEP-AI/Active Inference Podcast/sentencesToTranscripts.py&quot; &quot;GENE-07&quot; &quot;.&quot; &quot;GENE-07_07 Neural Darwinism - Synapses as Populations (pp 178-207).m4a.sentences.csv&quot; | tee GENE-07.m4a_transcript.json &amp;" calcext:value-type="string">
            <text:p>python3 "/mnt/d/Documents/FEP-AI/Active Inference Podcast/sentencesToTranscripts.py" "GENE-07" "." "GENE-07_07 Neural Darwinism - Synapses as Populations (pp 178-207).m4a.sentences.csv" | tee GENE-07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8</text:p>
          </table:table-cell>
          <table:table-cell table:style-name="ce26"/>
          <table:table-cell table:style-name="ce73" office:value-type="string" calcext:value-type="string">
            <text:p>08 Neural Darwinism - Action and Perception (pp 209-238)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20];&quot;&quot;&quot; &quot;&quot;http://crisiscenter.us/misc&quot;&quot; &quot;&quot;&quot;;SUBSTITUTE([.$C320];&quot;#&quot;;&quot;&quot;);&quot;&quot;&quot; | tee mass_&quot;;[.$A320];&quot;.m4a.json &amp;&quot;)" office:value-type="string" office:string-value="python3 &quot;/mnt/d/Documents/FEP-AI/Active Inference Podcast/SubmitToCloudWhisper_noBoost.py&quot; &quot;GENE-08&quot; &quot;http://crisiscenter.us/misc&quot; &quot;08 Neural Darwinism - Action and Perception (pp 209-238).m4a&quot; | tee mass_GENE-08.m4a.json &amp;" calcext:value-type="string">
            <text:p>python3 "/mnt/d/Documents/FEP-AI/Active Inference Podcast/SubmitToCloudWhisper_noBoost.py" "GENE-08" "http://crisiscenter.us/misc" "08 Neural Darwinism - Action and Perception (pp 209-238).m4a" | tee mass_GENE-08.m4a.json &amp;</text:p>
          </table:table-cell>
          <table:table-cell table:style-name="ce71" table:formula="of:=CONCATENATE(&quot;python3 &quot;&quot;/mnt/d/Documents/FEP-AI/Active Inference Podcast/sentencesToTranscripts.py&quot;&quot; &quot;&quot;&quot;;[.$A320];&quot;&quot;&quot; &quot;&quot;.&quot;&quot; &quot;&quot;&quot;;[.$A320];&quot;_&quot;;[.$C320];&quot;.sentences.csv&quot;&quot; | tee &quot;;[.$A320];&quot;.m4a_transcript.json &amp;&quot;)" office:value-type="string" office:string-value="python3 &quot;/mnt/d/Documents/FEP-AI/Active Inference Podcast/sentencesToTranscripts.py&quot; &quot;GENE-08&quot; &quot;.&quot; &quot;GENE-08_08 Neural Darwinism - Action and Perception (pp 209-238).m4a.sentences.csv&quot; | tee GENE-08.m4a_transcript.json &amp;" calcext:value-type="string">
            <text:p>python3 "/mnt/d/Documents/FEP-AI/Active Inference Podcast/sentencesToTranscripts.py" "GENE-08" "." "GENE-08_08 Neural Darwinism - Action and Perception (pp 209-238).m4a.sentences.csv" | tee GENE-08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09</text:p>
          </table:table-cell>
          <table:table-cell table:style-name="ce26"/>
          <table:table-cell table:style-name="ce73" office:value-type="string" calcext:value-type="string">
            <text:p>09 Neural Darwinism - Categorization and Memory (pp 240-269)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21];&quot;&quot;&quot; &quot;&quot;http://crisiscenter.us/misc&quot;&quot; &quot;&quot;&quot;;SUBSTITUTE([.$C321];&quot;#&quot;;&quot;&quot;);&quot;&quot;&quot; | tee mass_&quot;;[.$A321];&quot;.m4a.json &amp;&quot;)" office:value-type="string" office:string-value="python3 &quot;/mnt/d/Documents/FEP-AI/Active Inference Podcast/SubmitToCloudWhisper_noBoost.py&quot; &quot;GENE-09&quot; &quot;http://crisiscenter.us/misc&quot; &quot;09 Neural Darwinism - Categorization and Memory (pp 240-269).m4a&quot; | tee mass_GENE-09.m4a.json &amp;" calcext:value-type="string">
            <text:p>python3 "/mnt/d/Documents/FEP-AI/Active Inference Podcast/SubmitToCloudWhisper_noBoost.py" "GENE-09" "http://crisiscenter.us/misc" "09 Neural Darwinism - Categorization and Memory (pp 240-269).m4a" | tee mass_GENE-09.m4a.json &amp;</text:p>
          </table:table-cell>
          <table:table-cell table:style-name="ce71" table:formula="of:=CONCATENATE(&quot;python3 &quot;&quot;/mnt/d/Documents/FEP-AI/Active Inference Podcast/sentencesToTranscripts.py&quot;&quot; &quot;&quot;&quot;;[.$A321];&quot;&quot;&quot; &quot;&quot;.&quot;&quot; &quot;&quot;&quot;;[.$A321];&quot;_&quot;;[.$C321];&quot;.sentences.csv&quot;&quot; | tee &quot;;[.$A321];&quot;.m4a_transcript.json &amp;&quot;)" office:value-type="string" office:string-value="python3 &quot;/mnt/d/Documents/FEP-AI/Active Inference Podcast/sentencesToTranscripts.py&quot; &quot;GENE-09&quot; &quot;.&quot; &quot;GENE-09_09 Neural Darwinism - Categorization and Memory (pp 240-269).m4a.sentences.csv&quot; | tee GENE-09.m4a_transcript.json &amp;" calcext:value-type="string">
            <text:p>python3 "/mnt/d/Documents/FEP-AI/Active Inference Podcast/sentencesToTranscripts.py" "GENE-09" "." "GENE-09_09 Neural Darwinism - Categorization and Memory (pp 240-269).m4a.sentences.csv" | tee GENE-09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10</text:p>
          </table:table-cell>
          <table:table-cell table:style-name="ce26"/>
          <table:table-cell table:style-name="ce73" office:value-type="string" calcext:value-type="string">
            <text:p>10 Neural Darwinism - Selective Networks and Recognition Automata (pp 271-313)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22];&quot;&quot;&quot; &quot;&quot;http://crisiscenter.us/misc&quot;&quot; &quot;&quot;&quot;;SUBSTITUTE([.$C322];&quot;#&quot;;&quot;&quot;);&quot;&quot;&quot; | tee mass_&quot;;[.$A322];&quot;.m4a.json &amp;&quot;)" office:value-type="string" office:string-value="python3 &quot;/mnt/d/Documents/FEP-AI/Active Inference Podcast/SubmitToCloudWhisper_noBoost.py&quot; &quot;GENE-10&quot; &quot;http://crisiscenter.us/misc&quot; &quot;10 Neural Darwinism - Selective Networks and Recognition Automata (pp 271-313).m4a&quot; | tee mass_GENE-10.m4a.json &amp;" calcext:value-type="string">
            <text:p>python3 "/mnt/d/Documents/FEP-AI/Active Inference Podcast/SubmitToCloudWhisper_noBoost.py" "GENE-10" "http://crisiscenter.us/misc" "10 Neural Darwinism - Selective Networks and Recognition Automata (pp 271-313).m4a" | tee mass_GENE-10.m4a.json &amp;</text:p>
          </table:table-cell>
          <table:table-cell table:style-name="ce71" table:formula="of:=CONCATENATE(&quot;python3 &quot;&quot;/mnt/d/Documents/FEP-AI/Active Inference Podcast/sentencesToTranscripts.py&quot;&quot; &quot;&quot;&quot;;[.$A322];&quot;&quot;&quot; &quot;&quot;.&quot;&quot; &quot;&quot;&quot;;[.$A322];&quot;_&quot;;[.$C322];&quot;.sentences.csv&quot;&quot; | tee &quot;;[.$A322];&quot;.m4a_transcript.json &amp;&quot;)" office:value-type="string" office:string-value="python3 &quot;/mnt/d/Documents/FEP-AI/Active Inference Podcast/sentencesToTranscripts.py&quot; &quot;GENE-10&quot; &quot;.&quot; &quot;GENE-10_10 Neural Darwinism - Selective Networks and Recognition Automata (pp 271-313).m4a.sentences.csv&quot; | tee GENE-10.m4a_transcript.json &amp;" calcext:value-type="string">
            <text:p>python3 "/mnt/d/Documents/FEP-AI/Active Inference Podcast/sentencesToTranscripts.py" "GENE-10" "." "GENE-10_10 Neural Darwinism - Selective Networks and Recognition Automata (pp 271-313).m4a.sentences.csv" | tee GENE-10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11</text:p>
          </table:table-cell>
          <table:table-cell table:style-name="ce26"/>
          <table:table-cell table:style-name="ce73" office:value-type="string" calcext:value-type="string">
            <text:p>11 Neural Darwinism - Selection, Learning, and Behavior (pp 291-313)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23];&quot;&quot;&quot; &quot;&quot;http://crisiscenter.us/misc&quot;&quot; &quot;&quot;&quot;;SUBSTITUTE([.$C323];&quot;#&quot;;&quot;&quot;);&quot;&quot;&quot; | tee mass_&quot;;[.$A323];&quot;.m4a.json &amp;&quot;)" office:value-type="string" office:string-value="python3 &quot;/mnt/d/Documents/FEP-AI/Active Inference Podcast/SubmitToCloudWhisper_noBoost.py&quot; &quot;GENE-11&quot; &quot;http://crisiscenter.us/misc&quot; &quot;11 Neural Darwinism - Selection, Learning, and Behavior (pp 291-313).m4a&quot; | tee mass_GENE-11.m4a.json &amp;" calcext:value-type="string">
            <text:p>python3 "/mnt/d/Documents/FEP-AI/Active Inference Podcast/SubmitToCloudWhisper_noBoost.py" "GENE-11" "http://crisiscenter.us/misc" "11 Neural Darwinism - Selection, Learning, and Behavior (pp 291-313).m4a" | tee mass_GENE-11.m4a.json &amp;</text:p>
          </table:table-cell>
          <table:table-cell table:style-name="ce71" table:formula="of:=CONCATENATE(&quot;python3 &quot;&quot;/mnt/d/Documents/FEP-AI/Active Inference Podcast/sentencesToTranscripts.py&quot;&quot; &quot;&quot;&quot;;[.$A323];&quot;&quot;&quot; &quot;&quot;.&quot;&quot; &quot;&quot;&quot;;[.$A323];&quot;_&quot;;[.$C323];&quot;.sentences.csv&quot;&quot; | tee &quot;;[.$A323];&quot;.m4a_transcript.json &amp;&quot;)" office:value-type="string" office:string-value="python3 &quot;/mnt/d/Documents/FEP-AI/Active Inference Podcast/sentencesToTranscripts.py&quot; &quot;GENE-11&quot; &quot;.&quot; &quot;GENE-11_11 Neural Darwinism - Selection, Learning, and Behavior (pp 291-313).m4a.sentences.csv&quot; | tee GENE-11.m4a_transcript.json &amp;" calcext:value-type="string">
            <text:p>python3 "/mnt/d/Documents/FEP-AI/Active Inference Podcast/sentencesToTranscripts.py" "GENE-11" "." "GENE-11_11 Neural Darwinism - Selection, Learning, and Behavior (pp 291-313).m4a.sentences.csv" | tee GENE-1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GENE-12</text:p>
          </table:table-cell>
          <table:table-cell table:style-name="ce26"/>
          <table:table-cell table:style-name="ce73" office:value-type="string" calcext:value-type="string">
            <text:p>12 Neural Darwinism - Conclusion (pp 315-329)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24];&quot;&quot;&quot; &quot;&quot;http://crisiscenter.us/misc&quot;&quot; &quot;&quot;&quot;;SUBSTITUTE([.$C324];&quot;#&quot;;&quot;&quot;);&quot;&quot;&quot; | tee mass_&quot;;[.$A324];&quot;.m4a.json &amp;&quot;)" office:value-type="string" office:string-value="python3 &quot;/mnt/d/Documents/FEP-AI/Active Inference Podcast/SubmitToCloudWhisper_noBoost.py&quot; &quot;GENE-12&quot; &quot;http://crisiscenter.us/misc&quot; &quot;12 Neural Darwinism - Conclusion (pp 315-329).m4a&quot; | tee mass_GENE-12.m4a.json &amp;" calcext:value-type="string">
            <text:p>python3 "/mnt/d/Documents/FEP-AI/Active Inference Podcast/SubmitToCloudWhisper_noBoost.py" "GENE-12" "http://crisiscenter.us/misc" "12 Neural Darwinism - Conclusion (pp 315-329).m4a" | tee mass_GENE-12.m4a.json &amp;</text:p>
          </table:table-cell>
          <table:table-cell table:style-name="ce71" table:formula="of:=CONCATENATE(&quot;python3 &quot;&quot;/mnt/d/Documents/FEP-AI/Active Inference Podcast/sentencesToTranscripts.py&quot;&quot; &quot;&quot;&quot;;[.$A324];&quot;&quot;&quot; &quot;&quot;.&quot;&quot; &quot;&quot;&quot;;[.$A324];&quot;_&quot;;[.$C324];&quot;.sentences.csv&quot;&quot; | tee &quot;;[.$A324];&quot;.m4a_transcript.json &amp;&quot;)" office:value-type="string" office:string-value="python3 &quot;/mnt/d/Documents/FEP-AI/Active Inference Podcast/sentencesToTranscripts.py&quot; &quot;GENE-12&quot; &quot;.&quot; &quot;GENE-12_12 Neural Darwinism - Conclusion (pp 315-329).m4a.sentences.csv&quot; | tee GENE-12.m4a_transcript.json &amp;" calcext:value-type="string">
            <text:p>python3 "/mnt/d/Documents/FEP-AI/Active Inference Podcast/sentencesToTranscripts.py" "GENE-12" "." "GENE-12_12 Neural Darwinism - Conclusion (pp 315-329).m4a.sentences.csv" | tee GENE-1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SC_23-03-19</text:p>
          </table:table-cell>
          <table:table-cell table:style-name="ce26"/>
          <table:table-cell table:style-name="ce73" office:value-type="string" calcext:value-type="string">
            <text:p>One Possible Model for Designing social Transformation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26];&quot;&quot;&quot; &quot;&quot;http://crisiscenter.us/misc&quot;&quot; &quot;&quot;&quot;;SUBSTITUTE([.$C326];&quot;#&quot;;&quot;&quot;);&quot;&quot;&quot; | tee mass_&quot;;[.$A326];&quot;.m4a.json &amp;&quot;)" office:value-type="string" office:string-value="python3 &quot;/mnt/d/Documents/FEP-AI/Active Inference Podcast/SubmitToCloudWhisper_textbook.py&quot; &quot;ASC_23-03-19&quot; &quot;http://crisiscenter.us/misc&quot; &quot;One Possible Model for Designing social Transformation.m4a&quot; | tee mass_ASC_23-03-19.m4a.json &amp;" calcext:value-type="string">
            <text:p>python3 "/mnt/d/Documents/FEP-AI/Active Inference Podcast/SubmitToCloudWhisper_textbook.py" "ASC_23-03-19" "http://crisiscenter.us/misc" "One Possible Model for Designing social Transformation.m4a" | tee mass_ASC_23-03-19.m4a.json &amp;</text:p>
          </table:table-cell>
          <table:table-cell table:style-name="ce71" table:formula="of:=CONCATENATE(&quot;python3 &quot;&quot;/mnt/d/Documents/FEP-AI/Active Inference Podcast/sentencesToTranscripts.py&quot;&quot; &quot;&quot;&quot;;[.$A326];&quot;&quot;&quot; &quot;&quot;.&quot;&quot; &quot;&quot;&quot;;[.$A326];&quot;_&quot;;[.$C326];&quot;.sentences.csv&quot;&quot; | tee &quot;;[.$A326];&quot;.m4a_transcript.json &amp;&quot;)" office:value-type="string" office:string-value="python3 &quot;/mnt/d/Documents/FEP-AI/Active Inference Podcast/sentencesToTranscripts.py&quot; &quot;ASC_23-03-19&quot; &quot;.&quot; &quot;ASC_23-03-19_One Possible Model for Designing social Transformation.m4a.sentences.csv&quot; | tee ASC_23-03-19.m4a_transcript.json &amp;" calcext:value-type="string">
            <text:p>python3 "/mnt/d/Documents/FEP-AI/Active Inference Podcast/sentencesToTranscripts.py" "ASC_23-03-19" "." "ASC_23-03-19_One Possible Model for Designing social Transformation.m4a.sentences.csv" | tee ASC_23-03-19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Samadi_Biven1</text:p>
          </table:table-cell>
          <table:table-cell table:style-name="ce26"/>
          <table:table-cell table:style-name="ce73" office:value-type="string" calcext:value-type="string">
            <text:p>Lucy Biven 2023 on <text:s/>A Short-Cut - Samadi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noBoost.py&quot;&quot; &quot;&quot;&quot;;[.$A329];&quot;&quot;&quot; &quot;&quot;http://crisiscenter.us/misc&quot;&quot; &quot;&quot;&quot;;SUBSTITUTE([.$C329];&quot;#&quot;;&quot;&quot;);&quot;&quot;&quot; | tee &quot;&quot;&quot;;[.$C329];&quot;.json&quot;&quot; &amp;&quot;)" office:value-type="string" office:string-value="python3 &quot;/mnt/d/Documents/FEP-AI/Active Inference Podcast/SubmitToCloudWhisper_noBoost.py&quot; &quot;Samadi_Biven1&quot; &quot;http://crisiscenter.us/misc&quot; &quot;Lucy Biven 2023 on  A Short-Cut - Samadi.m4a&quot; | tee &quot;Lucy Biven 2023 on  A Short-Cut - Samadi.m4a.json&quot; &amp;" calcext:value-type="string">
            <text:p>python3 "/mnt/d/Documents/FEP-AI/Active Inference Podcast/SubmitToCloudWhisper_noBoost.py" "Samadi_Biven1" "http://crisiscenter.us/misc" "Lucy Biven 2023 on <text:s/>A Short-Cut - Samadi.m4a" | tee "Lucy Biven 2023 on <text:s/>A Short-Cut - Samadi.m4a.json" &amp;</text:p>
          </table:table-cell>
          <table:table-cell table:style-name="ce71" table:formula="of:=CONCATENATE(&quot;python3 &quot;&quot;/mnt/d/Documents/FEP-AI/Active Inference Podcast/sentencesToTranscripts.py&quot;&quot; &quot;&quot;&quot;;[.$A329];&quot;&quot;&quot; &quot;&quot;.&quot;&quot; &quot;&quot;&quot;;[.$A329];&quot;_&quot;;[.$C329];&quot;.sentences.csv&quot;;&quot;&quot;&quot; &quot;&quot;.&quot;&quot; &quot;&quot;&quot;;[.$A329];&quot;_&quot;;[.$C329];&quot;.en.srt&quot;&quot;&quot;;&quot; | tee &quot;&quot;&quot;;[.$A329];&quot;.m4a_transcript.json&quot;&quot; &amp;&quot;)" office:value-type="string" office:string-value="python3 &quot;/mnt/d/Documents/FEP-AI/Active Inference Podcast/sentencesToTranscripts.py&quot; &quot;Samadi_Biven1&quot; &quot;.&quot; &quot;Samadi_Biven1_Lucy Biven 2023 on  A Short-Cut - Samadi.m4a.sentences.csv&quot; &quot;.&quot; &quot;Samadi_Biven1_Lucy Biven 2023 on  A Short-Cut - Samadi.m4a.en.srt&quot; | tee &quot;Samadi_Biven1.m4a_transcript.json&quot; &amp;" calcext:value-type="string">
            <text:p>python3 "/mnt/d/Documents/FEP-AI/Active Inference Podcast/sentencesToTranscripts.py" "Samadi_Biven1" "." "Samadi_Biven1_Lucy Biven 2023 on <text:s/>A Short-Cut - Samadi.m4a.sentences.csv" "." "Samadi_Biven1_Lucy Biven 2023 on <text:s/>A Short-Cut - Samadi.m4a.en.srt" | tee "Samadi_Biven1.m4a_transcript.json"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 office:value-type="string" calcext:value-type="string">
            <text:p>Lucy Biven 2023 on <text:s/>A Short-Cut - Samadi.m4a</text:p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9-1_0</text:p>
          </table:table-cell>
          <table:table-cell table:style-name="ce26"/>
          <table:table-cell table:style-name="ce73" office:value-type="string" calcext:value-type="string">
            <text:p>ActInf GuestStream 039.1_0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33];&quot;&quot;&quot; &quot;&quot;http://crisiscenter.us/AILab01/2023Gueststreams&quot;&quot; &quot;&quot;&quot;;SUBSTITUTE([.$C333];&quot;#&quot;;&quot;&quot;);&quot;&quot;&quot; | tee &quot;&quot;&quot;;[.$A333];&quot;.m4a.json&quot;&quot; &amp;&quot;)" office:value-type="string" office:string-value="python3 &quot;/mnt/d/Documents/FEP-AI/Active Inference Podcast/SubmitToCloudWhisper_textbook.py&quot; &quot;gs039-1_0&quot; &quot;http://crisiscenter.us/AILab01/2023Gueststreams&quot; &quot;ActInf GuestStream 039.1_0.m4a&quot; | tee &quot;gs039-1_0.m4a.json&quot; &amp;" calcext:value-type="string">
            <text:p>python3 "/mnt/d/Documents/FEP-AI/Active Inference Podcast/SubmitToCloudWhisper_textbook.py" "gs039-1_0" "http://crisiscenter.us/AILab01/2023Gueststreams" "ActInf GuestStream 039.1_0.m4a" | tee "gs039-1_0.m4a.json" &amp;</text:p>
          </table:table-cell>
          <table:table-cell table:style-name="ce26" table:number-columns-repeated="2"/>
          <table:table-cell table:style-name="ce26" office:value-type="string" calcext:value-type="string">
            <text:p>ActInf GuestStream #039.1 _ Sources of Richness and Ineffability for Phenomenally Conscious States [jXEJO_5g0ho]_0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9-1_1</text:p>
          </table:table-cell>
          <table:table-cell table:style-name="ce26"/>
          <table:table-cell table:style-name="ce73" office:value-type="string" calcext:value-type="string">
            <text:p>ActInf GuestStream 039.1_1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34];&quot;&quot;&quot; &quot;&quot;http://crisiscenter.us/AILab01/2023Gueststreams&quot;&quot; &quot;&quot;&quot;;SUBSTITUTE([.$C334];&quot;#&quot;;&quot;&quot;);&quot;&quot;&quot; | tee &quot;&quot;&quot;;[.$A334];&quot;.m4a.json&quot;&quot; &amp;&quot;)" office:value-type="string" office:string-value="python3 &quot;/mnt/d/Documents/FEP-AI/Active Inference Podcast/SubmitToCloudWhisper_textbook.py&quot; &quot;gs039-1_1&quot; &quot;http://crisiscenter.us/AILab01/2023Gueststreams&quot; &quot;ActInf GuestStream 039.1_1.m4a&quot; | tee &quot;gs039-1_1.m4a.json&quot; &amp;" calcext:value-type="string">
            <text:p>python3 "/mnt/d/Documents/FEP-AI/Active Inference Podcast/SubmitToCloudWhisper_textbook.py" "gs039-1_1" "http://crisiscenter.us/AILab01/2023Gueststreams" "ActInf GuestStream 039.1_1.m4a" | tee "gs039-1_1.m4a.json" &amp;</text:p>
          </table:table-cell>
          <table:table-cell table:style-name="ce26" table:number-columns-repeated="2"/>
          <table:table-cell table:style-name="ce26" office:value-type="string" calcext:value-type="string">
            <text:p>ActInf GuestStream #039.1 _ Sources of Richness and Ineffability for Phenomenally Conscious States [jXEJO_5g0ho]_1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9-1_2</text:p>
          </table:table-cell>
          <table:table-cell table:style-name="ce26"/>
          <table:table-cell table:style-name="ce73" office:value-type="string" calcext:value-type="string">
            <text:p>ActInf GuestStream 039.1_2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35];&quot;&quot;&quot; &quot;&quot;http://crisiscenter.us/AILab01/2023Gueststreams&quot;&quot; &quot;&quot;&quot;;SUBSTITUTE([.$C335];&quot;#&quot;;&quot;&quot;);&quot;&quot;&quot; | tee &quot;&quot;&quot;;[.$A335];&quot;.m4a.json&quot;&quot; &amp;&quot;)" office:value-type="string" office:string-value="python3 &quot;/mnt/d/Documents/FEP-AI/Active Inference Podcast/SubmitToCloudWhisper_textbook.py&quot; &quot;gs039-1_2&quot; &quot;http://crisiscenter.us/AILab01/2023Gueststreams&quot; &quot;ActInf GuestStream 039.1_2.m4a&quot; | tee &quot;gs039-1_2.m4a.json&quot; &amp;" calcext:value-type="string">
            <text:p>python3 "/mnt/d/Documents/FEP-AI/Active Inference Podcast/SubmitToCloudWhisper_textbook.py" "gs039-1_2" "http://crisiscenter.us/AILab01/2023Gueststreams" "ActInf GuestStream 039.1_2.m4a" | tee "gs039-1_2.m4a.json" &amp;</text:p>
          </table:table-cell>
          <table:table-cell table:style-name="ce26" table:number-columns-repeated="2"/>
          <table:table-cell table:style-name="ce26" office:value-type="string" calcext:value-type="string">
            <text:p>ActInf GuestStream #039.1 _ Sources of Richness and Ineffability for Phenomenally Conscious States [jXEJO_5g0ho]_2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9-1_3</text:p>
          </table:table-cell>
          <table:table-cell table:style-name="ce26"/>
          <table:table-cell table:style-name="ce73" office:value-type="string" calcext:value-type="string">
            <text:p>ActInf GuestStream 039.1_3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36];&quot;&quot;&quot; &quot;&quot;http://crisiscenter.us/AILab01/2023Gueststreams&quot;&quot; &quot;&quot;&quot;;SUBSTITUTE([.$C336];&quot;#&quot;;&quot;&quot;);&quot;&quot;&quot; | tee &quot;&quot;&quot;;[.$A336];&quot;.m4a.json&quot;&quot; &amp;&quot;)" office:value-type="string" office:string-value="python3 &quot;/mnt/d/Documents/FEP-AI/Active Inference Podcast/SubmitToCloudWhisper_textbook.py&quot; &quot;gs039-1_3&quot; &quot;http://crisiscenter.us/AILab01/2023Gueststreams&quot; &quot;ActInf GuestStream 039.1_3.m4a&quot; | tee &quot;gs039-1_3.m4a.json&quot; &amp;" calcext:value-type="string">
            <text:p>python3 "/mnt/d/Documents/FEP-AI/Active Inference Podcast/SubmitToCloudWhisper_textbook.py" "gs039-1_3" "http://crisiscenter.us/AILab01/2023Gueststreams" "ActInf GuestStream 039.1_3.m4a" | tee "gs039-1_3.m4a.json" &amp;</text:p>
          </table:table-cell>
          <table:table-cell table:style-name="ce26" table:number-columns-repeated="2"/>
          <table:table-cell table:style-name="ce26" office:value-type="string" calcext:value-type="string">
            <text:p>ActInf GuestStream #039.1 _ Sources of Richness and Ineffability for Phenomenally Conscious States [jXEJO_5g0ho]_3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gs039-1_4</text:p>
          </table:table-cell>
          <table:table-cell table:style-name="ce26"/>
          <table:table-cell table:style-name="ce73" office:value-type="string" calcext:value-type="string">
            <text:p>ActInf GuestStream 039.1_4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37];&quot;&quot;&quot; &quot;&quot;http://crisiscenter.us/AILab01/2023Gueststreams&quot;&quot; &quot;&quot;&quot;;SUBSTITUTE([.$C337];&quot;#&quot;;&quot;&quot;);&quot;&quot;&quot; | tee &quot;&quot;&quot;;[.$A337];&quot;.m4a.json&quot;&quot; &amp;&quot;)" office:value-type="string" office:string-value="python3 &quot;/mnt/d/Documents/FEP-AI/Active Inference Podcast/SubmitToCloudWhisper_textbook.py&quot; &quot;gs039-1_4&quot; &quot;http://crisiscenter.us/AILab01/2023Gueststreams&quot; &quot;ActInf GuestStream 039.1_4.m4a&quot; | tee &quot;gs039-1_4.m4a.json&quot; &amp;" calcext:value-type="string">
            <text:p>python3 "/mnt/d/Documents/FEP-AI/Active Inference Podcast/SubmitToCloudWhisper_textbook.py" "gs039-1_4" "http://crisiscenter.us/AILab01/2023Gueststreams" "ActInf GuestStream 039.1_4.m4a" | tee "gs039-1_4.m4a.json" &amp;</text:p>
          </table:table-cell>
          <table:table-cell table:style-name="ce26" table:number-columns-repeated="2"/>
          <table:table-cell table:style-name="ce26" office:value-type="string" calcext:value-type="string">
            <text:p>ActInf GuestStream #039.1 _ Sources of Richness and Ineffability for Phenomenally Conscious States [jXEJO_5g0ho]_4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31" table:number-columns-repeated="2"/>
          <table:table-cell table:style-name="ce86"/>
          <table:table-cell table:style-name="ce31" table:number-columns-repeated="14"/>
          <table:table-cell table:style-name="ce100"/>
          <table:table-cell table:style-name="ce31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10" office:value-type="string" calcext:value-type="string">
            <text:p>Chom04_1</text:p>
          </table:table-cell>
          <table:table-cell table:style-name="ce26"/>
          <table:table-cell table:style-name="ce73" office:value-type="string" calcext:value-type="string">
            <text:p>2976_Noam_Chomsky_Lecture_4-10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0];&quot;&quot;&quot; &quot;&quot;http://crisiscenter.us/AILab01/GNN_GeneralizedNotationNotation/ChomskyOnComputation&quot;&quot; &quot;&quot;&quot;;SUBSTITUTE([.$C340];&quot;#&quot;;&quot;&quot;);&quot;&quot;&quot; | tee &quot;&quot;&quot;;[.$A340];&quot;.m4a.json&quot;&quot; &amp;&quot;)" office:value-type="string" office:string-value="python3 &quot;/mnt/d/Documents/FEP-AI/Active Inference Podcast/SubmitToCloudWhisper_textbook.py&quot; &quot;Chom04_1&quot; &quot;http://crisiscenter.us/AILab01/GNN_GeneralizedNotationNotation/ChomskyOnComputation&quot; &quot;2976_Noam_Chomsky_Lecture_4-10.m4a&quot; | tee &quot;Chom04_1.m4a.json&quot; &amp;" calcext:value-type="string">
            <text:p>python3 "/mnt/d/Documents/FEP-AI/Active Inference Podcast/SubmitToCloudWhisper_textbook.py" "Chom04_1" "http://crisiscenter.us/AILab01/GNN_GeneralizedNotationNotation/ChomskyOnComputation" "2976_Noam_Chomsky_Lecture_4-10.m4a" | tee "Chom04_1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0];&quot;&quot;&quot; &quot;&quot;.&quot;&quot; &quot;&quot;&quot;;[.$A340];&quot;_&quot;;[.$C340];&quot;.sentences.csv&quot;&quot; &quot;&quot;((none))&quot;&quot; &quot;&quot;((none))&quot;&quot; | tee &quot;;[.$A340];&quot;.m4a_transcript.json &amp;&quot;)" office:value-type="string" office:string-value="python3 &quot;/mnt/d/Documents/FEP-AI/Active Inference Podcast/sentencesToTranscripts - Copy (45).py&quot; &quot;Chom04_1&quot; &quot;.&quot; &quot;Chom04_1_2976_Noam_Chomsky_Lecture_4-10.m4a.sentences.csv&quot; &quot;((none))&quot; &quot;((none))&quot; | tee Chom04_1.m4a_transcript.json &amp;" calcext:value-type="string">
            <text:p>python3 "/mnt/d/Documents/FEP-AI/Active Inference Podcast/sentencesToTranscripts - Copy (45).py" "Chom04_1" "." "Chom04_1_2976_Noam_Chomsky_Lecture_4-10.m4a.sentences.csv" "((none))" "((none))" | tee Chom04_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31" office:value-type="string" calcext:value-type="string">
            <text:p>Chom04_2</text:p>
          </table:table-cell>
          <table:table-cell table:style-name="ce26"/>
          <table:table-cell table:style-name="ce73" office:value-type="string" calcext:value-type="string">
            <text:p>2976_Noam_Chomsky_Lecture_4-12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1];&quot;&quot;&quot; &quot;&quot;http://crisiscenter.us/AILab01/GNN_GeneralizedNotationNotation/ChomskyOnComputation&quot;&quot; &quot;&quot;&quot;;SUBSTITUTE([.$C341];&quot;#&quot;;&quot;&quot;);&quot;&quot;&quot; | tee &quot;&quot;&quot;;[.$A341];&quot;.m4a.json&quot;&quot; &amp;&quot;)" office:value-type="string" office:string-value="python3 &quot;/mnt/d/Documents/FEP-AI/Active Inference Podcast/SubmitToCloudWhisper_textbook.py&quot; &quot;Chom04_2&quot; &quot;http://crisiscenter.us/AILab01/GNN_GeneralizedNotationNotation/ChomskyOnComputation&quot; &quot;2976_Noam_Chomsky_Lecture_4-12.m4a&quot; | tee &quot;Chom04_2.m4a.json&quot; &amp;" calcext:value-type="string">
            <text:p>python3 "/mnt/d/Documents/FEP-AI/Active Inference Podcast/SubmitToCloudWhisper_textbook.py" "Chom04_2" "http://crisiscenter.us/AILab01/GNN_GeneralizedNotationNotation/ChomskyOnComputation" "2976_Noam_Chomsky_Lecture_4-12.m4a" | tee "Chom04_2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1];&quot;&quot;&quot; &quot;&quot;.&quot;&quot; &quot;&quot;&quot;;[.$A341];&quot;_&quot;;[.$C341];&quot;.sentences.csv&quot;&quot; &quot;&quot;((none))&quot;&quot; &quot;&quot;((none))&quot;&quot; | tee &quot;;[.$A341];&quot;.m4a_transcript.json &amp;&quot;)" office:value-type="string" office:string-value="python3 &quot;/mnt/d/Documents/FEP-AI/Active Inference Podcast/sentencesToTranscripts - Copy (45).py&quot; &quot;Chom04_2&quot; &quot;.&quot; &quot;Chom04_2_2976_Noam_Chomsky_Lecture_4-12.m4a.sentences.csv&quot; &quot;((none))&quot; &quot;((none))&quot; | tee Chom04_2.m4a_transcript.json &amp;" calcext:value-type="string">
            <text:p>python3 "/mnt/d/Documents/FEP-AI/Active Inference Podcast/sentencesToTranscripts - Copy (45).py" "Chom04_2" "." "Chom04_2_2976_Noam_Chomsky_Lecture_4-12.m4a.sentences.csv" "((none))" "((none))" | tee Chom04_2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 table:number-rows-repeated="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ideas2021_04</text:p>
          </table:table-cell>
          <table:table-cell table:style-name="ce26"/>
          <table:table-cell table:style-name="ce73" office:value-type="string" calcext:value-type="string">
            <text:p>Introduction to Network Neuroscience Complex Attributes of Structural Connectivity 1. OLAF SPORNS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5];&quot;&quot;&quot; &quot;&quot;http://crisiscenter.us/AILab01/IDEAS Research Center&quot;&quot; &quot;&quot;&quot;;SUBSTITUTE([.$C345];&quot;#&quot;;&quot;&quot;);&quot;&quot;&quot; | tee &quot;&quot;&quot;;[.$A345];&quot;.m4a.json&quot;&quot; &amp;&quot;)" office:value-type="string" office:string-value="python3 &quot;/mnt/d/Documents/FEP-AI/Active Inference Podcast/SubmitToCloudWhisper_textbook.py&quot; &quot;ideas2021_04&quot; &quot;http://crisiscenter.us/AILab01/IDEAS Research Center&quot; &quot;Introduction to Network Neuroscience Complex Attributes of Structural Connectivity 1. OLAF SPORNS.m4a&quot; | tee &quot;ideas2021_04.m4a.json&quot; &amp;" calcext:value-type="string">
            <text:p>python3 "/mnt/d/Documents/FEP-AI/Active Inference Podcast/SubmitToCloudWhisper_textbook.py" "ideas2021_04" "http://crisiscenter.us/AILab01/IDEAS Research Center" "Introduction to Network Neuroscience Complex Attributes of Structural Connectivity 1. OLAF SPORNS.m4a" | tee "ideas2021_04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5];&quot;&quot;&quot; &quot;&quot;.&quot;&quot; &quot;&quot;&quot;;[.$A345];&quot;_&quot;;[.$C345];&quot;.sentences.csv&quot;&quot; &quot;&quot;((none))&quot;&quot; &quot;&quot;((none))&quot;&quot; | tee &quot;;[.$A345];&quot;.m4a_transcript.json &amp;&quot;)" office:value-type="string" office:string-value="python3 &quot;/mnt/d/Documents/FEP-AI/Active Inference Podcast/sentencesToTranscripts - Copy (45).py&quot; &quot;ideas2021_04&quot; &quot;.&quot; &quot;ideas2021_04_Introduction to Network Neuroscience Complex Attributes of Structural Connectivity 1. OLAF SPORNS.m4a.sentences.csv&quot; &quot;((none))&quot; &quot;((none))&quot; | tee ideas2021_04.m4a_transcript.json &amp;" calcext:value-type="string">
            <text:p>python3 "/mnt/d/Documents/FEP-AI/Active Inference Podcast/sentencesToTranscripts - Copy (45).py" "ideas2021_04" "." "ideas2021_04_Introduction to Network Neuroscience Complex Attributes of Structural Connectivity 1. OLAF SPORNS.m4a.sentences.csv" "((none))" "((none))" | tee ideas2021_04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ideas2021_09</text:p>
          </table:table-cell>
          <table:table-cell table:style-name="ce26"/>
          <table:table-cell table:style-name="ce73" office:value-type="string" calcext:value-type="string">
            <text:p>Introduction to Network Neuroscience Complex Attributes of Structural Connectivity. OLAF SPORNS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6];&quot;&quot;&quot; &quot;&quot;http://crisiscenter.us/AILab01/IDEAS Research Center&quot;&quot; &quot;&quot;&quot;;SUBSTITUTE([.$C346];&quot;#&quot;;&quot;&quot;);&quot;&quot;&quot; | tee &quot;&quot;&quot;;[.$A346];&quot;.m4a.json&quot;&quot; &amp;&quot;)" office:value-type="string" office:string-value="python3 &quot;/mnt/d/Documents/FEP-AI/Active Inference Podcast/SubmitToCloudWhisper_textbook.py&quot; &quot;ideas2021_09&quot; &quot;http://crisiscenter.us/AILab01/IDEAS Research Center&quot; &quot;Introduction to Network Neuroscience Complex Attributes of Structural Connectivity. OLAF SPORNS.m4a&quot; | tee &quot;ideas2021_09.m4a.json&quot; &amp;" calcext:value-type="string">
            <text:p>python3 "/mnt/d/Documents/FEP-AI/Active Inference Podcast/SubmitToCloudWhisper_textbook.py" "ideas2021_09" "http://crisiscenter.us/AILab01/IDEAS Research Center" "Introduction to Network Neuroscience Complex Attributes of Structural Connectivity. OLAF SPORNS.m4a" | tee "ideas2021_09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6];&quot;&quot;&quot; &quot;&quot;.&quot;&quot; &quot;&quot;&quot;;[.$A346];&quot;_&quot;;[.$C346];&quot;.sentences.csv&quot;&quot; &quot;&quot;((none))&quot;&quot; &quot;&quot;((none))&quot;&quot; | tee &quot;;[.$A346];&quot;.m4a_transcript.json &amp;&quot;)" office:value-type="string" office:string-value="python3 &quot;/mnt/d/Documents/FEP-AI/Active Inference Podcast/sentencesToTranscripts - Copy (45).py&quot; &quot;ideas2021_09&quot; &quot;.&quot; &quot;ideas2021_09_Introduction to Network Neuroscience Complex Attributes of Structural Connectivity. OLAF SPORNS.m4a.sentences.csv&quot; &quot;((none))&quot; &quot;((none))&quot; | tee ideas2021_09.m4a_transcript.json &amp;" calcext:value-type="string">
            <text:p>python3 "/mnt/d/Documents/FEP-AI/Active Inference Podcast/sentencesToTranscripts - Copy (45).py" "ideas2021_09" "." "ideas2021_09_Introduction to Network Neuroscience Complex Attributes of Structural Connectivity. OLAF SPORNS.m4a.sentences.csv" "((none))" "((none))" | tee ideas2021_09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ideas2021_11</text:p>
          </table:table-cell>
          <table:table-cell table:style-name="ce26"/>
          <table:table-cell table:style-name="ce73" office:value-type="string" calcext:value-type="string">
            <text:p>I am therefore I think. KARL FRISTON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7];&quot;&quot;&quot; &quot;&quot;http://crisiscenter.us/AILab01/IDEAS Research Center&quot;&quot; &quot;&quot;&quot;;SUBSTITUTE([.$C347];&quot;#&quot;;&quot;&quot;);&quot;&quot;&quot; | tee &quot;&quot;&quot;;[.$A347];&quot;.m4a.json&quot;&quot; &amp;&quot;)" office:value-type="string" office:string-value="python3 &quot;/mnt/d/Documents/FEP-AI/Active Inference Podcast/SubmitToCloudWhisper_textbook.py&quot; &quot;ideas2021_11&quot; &quot;http://crisiscenter.us/AILab01/IDEAS Research Center&quot; &quot;I am therefore I think. KARL FRISTON.m4a&quot; | tee &quot;ideas2021_11.m4a.json&quot; &amp;" calcext:value-type="string">
            <text:p>python3 "/mnt/d/Documents/FEP-AI/Active Inference Podcast/SubmitToCloudWhisper_textbook.py" "ideas2021_11" "http://crisiscenter.us/AILab01/IDEAS Research Center" "I am therefore I think. KARL FRISTON.m4a" | tee "ideas2021_11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7];&quot;&quot;&quot; &quot;&quot;.&quot;&quot; &quot;&quot;&quot;;[.$A347];&quot;_&quot;;[.$C347];&quot;.sentences.csv&quot;&quot; &quot;&quot;((none))&quot;&quot; &quot;&quot;((none))&quot;&quot; | tee &quot;;[.$A347];&quot;.m4a_transcript.json &amp;&quot;)" office:value-type="string" office:string-value="python3 &quot;/mnt/d/Documents/FEP-AI/Active Inference Podcast/sentencesToTranscripts - Copy (45).py&quot; &quot;ideas2021_11&quot; &quot;.&quot; &quot;ideas2021_11_I am therefore I think. KARL FRISTON.m4a.sentences.csv&quot; &quot;((none))&quot; &quot;((none))&quot; | tee ideas2021_11.m4a_transcript.json &amp;" calcext:value-type="string">
            <text:p>python3 "/mnt/d/Documents/FEP-AI/Active Inference Podcast/sentencesToTranscripts - Copy (45).py" "ideas2021_11" "." "ideas2021_11_I am therefore I think. KARL FRISTON.m4a.sentences.csv" "((none))" "((none))" | tee ideas2021_1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ideas2021_15</text:p>
          </table:table-cell>
          <table:table-cell table:style-name="ce26"/>
          <table:table-cell table:style-name="ce73" office:value-type="string" calcext:value-type="string">
            <text:p>Active Inference and Belief Propagation in the Brain. KARL FRISTON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8];&quot;&quot;&quot; &quot;&quot;http://crisiscenter.us/AILab01/IDEAS Research Center&quot;&quot; &quot;&quot;&quot;;SUBSTITUTE([.$C348];&quot;#&quot;;&quot;&quot;);&quot;&quot;&quot; | tee &quot;&quot;&quot;;[.$A348];&quot;.m4a.json&quot;&quot; &amp;&quot;)" office:value-type="string" office:string-value="python3 &quot;/mnt/d/Documents/FEP-AI/Active Inference Podcast/SubmitToCloudWhisper_textbook.py&quot; &quot;ideas2021_15&quot; &quot;http://crisiscenter.us/AILab01/IDEAS Research Center&quot; &quot;Active Inference and Belief Propagation in the Brain. KARL FRISTON.m4a&quot; | tee &quot;ideas2021_15.m4a.json&quot; &amp;" calcext:value-type="string">
            <text:p>python3 "/mnt/d/Documents/FEP-AI/Active Inference Podcast/SubmitToCloudWhisper_textbook.py" "ideas2021_15" "http://crisiscenter.us/AILab01/IDEAS Research Center" "Active Inference and Belief Propagation in the Brain. KARL FRISTON.m4a" | tee "ideas2021_15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8];&quot;&quot;&quot; &quot;&quot;.&quot;&quot; &quot;&quot;&quot;;[.$A348];&quot;_&quot;;[.$C348];&quot;.sentences.csv&quot;&quot; &quot;&quot;((none))&quot;&quot; &quot;&quot;((none))&quot;&quot; | tee &quot;;[.$A348];&quot;.m4a_transcript.json &amp;&quot;)" office:value-type="string" office:string-value="python3 &quot;/mnt/d/Documents/FEP-AI/Active Inference Podcast/sentencesToTranscripts - Copy (45).py&quot; &quot;ideas2021_15&quot; &quot;.&quot; &quot;ideas2021_15_Active Inference and Belief Propagation in the Brain. KARL FRISTON.m4a.sentences.csv&quot; &quot;((none))&quot; &quot;((none))&quot; | tee ideas2021_15.m4a_transcript.json &amp;" calcext:value-type="string">
            <text:p>python3 "/mnt/d/Documents/FEP-AI/Active Inference Podcast/sentencesToTranscripts - Copy (45).py" "ideas2021_15" "." "ideas2021_15_Active Inference and Belief Propagation in the Brain. KARL FRISTON.m4a.sentences.csv" "((none))" "((none))" | tee ideas2021_15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ideas2021_16</text:p>
          </table:table-cell>
          <table:table-cell table:style-name="ce26"/>
          <table:table-cell table:style-name="ce73" office:value-type="string" calcext:value-type="string">
            <text:p>Active Inference and Artificial Curiosity. KARL FRISTON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49];&quot;&quot;&quot; &quot;&quot;http://crisiscenter.us/AILab01/IDEAS Research Center&quot;&quot; &quot;&quot;&quot;;SUBSTITUTE([.$C349];&quot;#&quot;;&quot;&quot;);&quot;&quot;&quot; | tee &quot;&quot;&quot;;[.$A349];&quot;.m4a.json&quot;&quot; &amp;&quot;)" office:value-type="string" office:string-value="python3 &quot;/mnt/d/Documents/FEP-AI/Active Inference Podcast/SubmitToCloudWhisper_textbook.py&quot; &quot;ideas2021_16&quot; &quot;http://crisiscenter.us/AILab01/IDEAS Research Center&quot; &quot;Active Inference and Artificial Curiosity. KARL FRISTON.m4a&quot; | tee &quot;ideas2021_16.m4a.json&quot; &amp;" calcext:value-type="string">
            <text:p>python3 "/mnt/d/Documents/FEP-AI/Active Inference Podcast/SubmitToCloudWhisper_textbook.py" "ideas2021_16" "http://crisiscenter.us/AILab01/IDEAS Research Center" "Active Inference and Artificial Curiosity. KARL FRISTON.m4a" | tee "ideas2021_16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49];&quot;&quot;&quot; &quot;&quot;.&quot;&quot; &quot;&quot;&quot;;[.$A349];&quot;_&quot;;[.$C349];&quot;.sentences.csv&quot;&quot; &quot;&quot;((none))&quot;&quot; &quot;&quot;((none))&quot;&quot; | tee &quot;;[.$A349];&quot;.m4a_transcript.json &amp;&quot;)" office:value-type="string" office:string-value="python3 &quot;/mnt/d/Documents/FEP-AI/Active Inference Podcast/sentencesToTranscripts - Copy (45).py&quot; &quot;ideas2021_16&quot; &quot;.&quot; &quot;ideas2021_16_Active Inference and Artificial Curiosity. KARL FRISTON.m4a.sentences.csv&quot; &quot;((none))&quot; &quot;((none))&quot; | tee ideas2021_16.m4a_transcript.json &amp;" calcext:value-type="string">
            <text:p>python3 "/mnt/d/Documents/FEP-AI/Active Inference Podcast/sentencesToTranscripts - Copy (45).py" "ideas2021_16" "." "ideas2021_16_Active Inference and Artificial Curiosity. KARL FRISTON.m4a.sentences.csv" "((none))" "((none))" | tee ideas2021_16.m4a_transcript.json &amp;</text:p>
          </table:table-cell>
          <table:table-cell table:style-name="ce26" table:number-columns-repeated="16"/>
          <table:table-cell table:style-name="Default"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ISSS2021-01</text:p>
          </table:table-cell>
          <table:table-cell table:style-name="ce26"/>
          <table:table-cell table:style-name="ce73" office:value-type="string" calcext:value-type="string">
            <text:p>Pangaro ISSS 2021 Keynote Countering Code with Code.m4a</text:p>
          </table:table-cell>
          <table:table-cell table:style-name="ce26" table:number-columns-repeated="14"/>
          <table:table-cell table:style-name="ce74" table:formula="of:=CONCATENATE(&quot;python3 &quot;&quot;/mnt/d/Documents/FEP-AI/Active Inference Podcast/SubmitToCloudWhisper_textbook.py&quot;&quot; &quot;&quot;&quot;;[.$A351];&quot;&quot;&quot; &quot;&quot;http://crisiscenter.us/American Society for Cybernetics (ASC)&quot;&quot; &quot;&quot;&quot;;SUBSTITUTE([.$C351];&quot;#&quot;;&quot;&quot;);&quot;&quot;&quot; | tee &quot;&quot;&quot;;[.$A351];&quot;.m4a.json&quot;&quot; &amp;&quot;)" office:value-type="string" office:string-value="python3 &quot;/mnt/d/Documents/FEP-AI/Active Inference Podcast/SubmitToCloudWhisper_textbook.py&quot; &quot;ISSS2021-01&quot; &quot;http://crisiscenter.us/American Society for Cybernetics (ASC)&quot; &quot;Pangaro ISSS 2021 Keynote Countering Code with Code.m4a&quot; | tee &quot;ISSS2021-01.m4a.json&quot; &amp;" calcext:value-type="string">
            <text:p>python3 "/mnt/d/Documents/FEP-AI/Active Inference Podcast/SubmitToCloudWhisper_textbook.py" "ISSS2021-01" "http://crisiscenter.us/American Society for Cybernetics (ASC)" "Pangaro ISSS 2021 Keynote Countering Code with Code.m4a" | tee "ISSS2021-01.m4a.json" &amp;</text:p>
          </table:table-cell>
          <table:table-cell table:style-name="ce26" table:formula="of:=CONCATENATE(&quot;python3 &quot;&quot;/mnt/d/Documents/FEP-AI/Active Inference Podcast/sentencesToTranscripts - Copy (45).py&quot;&quot; &quot;&quot;&quot;;[.$A351];&quot;&quot;&quot; &quot;&quot;.&quot;&quot; &quot;&quot;&quot;;[.$A351];&quot;_&quot;;[.$C351];&quot;.sentences.csv&quot;&quot; &quot;&quot;((none))&quot;&quot; &quot;&quot;((none))&quot;&quot; &quot;&quot;.&quot;&quot; | tee &quot;;[.$A351];&quot;.m4a_transcript.json &amp;&quot;)" office:value-type="string" office:string-value="python3 &quot;/mnt/d/Documents/FEP-AI/Active Inference Podcast/sentencesToTranscripts - Copy (45).py&quot; &quot;ISSS2021-01&quot; &quot;.&quot; &quot;ISSS2021-01_Pangaro ISSS 2021 Keynote Countering Code with Code.m4a.sentences.csv&quot; &quot;((none))&quot; &quot;((none))&quot; &quot;.&quot; | tee ISSS2021-01.m4a_transcript.json &amp;" calcext:value-type="string">
            <text:p>python3 "/mnt/d/Documents/FEP-AI/Active Inference Podcast/sentencesToTranscripts - Copy (45).py" "ISSS2021-01" "." "ISSS2021-01_Pangaro ISSS 2021 Keynote Countering Code with Code.m4a.sentences.csv" "((none))" "((none))" "." | tee ISSS2021-01.m4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rcImp202203-01</text:p>
          </table:table-cell>
          <table:table-cell table:style-name="ce26"/>
          <table:table-cell table:style-name="ce73" office:value-type="string" calcext:value-type="string">
            <text:p>Archives of the Impossible conference <text:s text:c="2"/>First plenary session, March 3, 2022 Jacques F. Vallé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enhance.py&quot;&quot; &quot;&quot;&quot;;[.$A353];&quot;&quot;&quot; &quot;&quot;http://crisiscenter.us/misc&quot;&quot; &quot;&quot;&quot;;SUBSTITUTE([.$C353];&quot;#&quot;;&quot;&quot;);&quot;&quot;&quot; | tee &quot;;[.$A353];&quot;_m4a_transcribe.json &amp;&quot;)" office:value-type="string" office:string-value="python3 &quot;/mnt/d/Documents/FEP-AI/Active Inference Podcast/SubmitToCloudWhisper_noenhance.py&quot; &quot;ArcImp202203-01&quot; &quot;http://crisiscenter.us/misc&quot; &quot;Archives of the Impossible conference   First plenary session, March 3, 2022 Jacques F. Vallée.m4a&quot; | tee ArcImp202203-01_m4a_transcribe.json &amp;" calcext:value-type="string">
            <text:p>python3 "/mnt/d/Documents/FEP-AI/Active Inference Podcast/SubmitToCloudWhisper_noenhance.py" "ArcImp202203-01" "http://crisiscenter.us/misc" "Archives of the Impossible conference <text:s text:c="2"/>First plenary session, March 3, 2022 Jacques F. Vallée.m4a" | tee ArcImp202203-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 table:number-rows-repeated="5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86" table:formula="of:=TRIM(MID([.$A359];40;99))">
            <text:p/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86" table:formula="of:=TRIM(MID([.$A360];40;99))">
            <text:p/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86" table:formula="of:=TRIM(MID([.$A361];40;99))">
            <text:p/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86" table:formula="of:=TRIM(MID([.$A362];40;99))">
            <text:p/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86" table:formula="of:=TRIM(MID([.$A363];40;99))">
            <text:p/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86" table:formula="of:=TRIM(MID([.$A364];40;99))">
            <text:p/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1</text:p>
          </table:table-cell>
          <table:table-cell table:style-name="ce26"/>
          <table:table-cell table:style-name="ce86" office:value-type="string" calcext:value-type="string">
            <text:p>Conversation between Douglas Brash, Chris Fields, and Michael Levi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65];&quot;&quot;&quot; &quot;&quot;http://crisiscenter.us/AILab01/Levin,Michael&quot;&quot; &quot;&quot;&quot;;SUBSTITUTE([.$C365];&quot;#&quot;;&quot;&quot;);&quot;&quot;&quot; | tee &quot;;[.$A365];&quot;_m4a_transcribe.json &amp;&quot;)" office:value-type="string" office:string-value="python3 &quot;/mnt/d/Documents/FEP-AI/Active Inference Podcast/SubmitToCloudWhisper_textbook.py&quot; &quot;MlevAcCo-01&quot; &quot;http://crisiscenter.us/AILab01/Levin,Michael&quot; &quot;Conversation between Douglas Brash, Chris Fields, and Michael Levin.m4a&quot; | tee MlevAcCo-01_m4a_transcribe.json &amp;" calcext:value-type="string">
            <text:p>python3 "/mnt/d/Documents/FEP-AI/Active Inference Podcast/SubmitToCloudWhisper_textbook.py" "MlevAcCo-01" "http://crisiscenter.us/AILab01/Levin,Michael" "Conversation between Douglas Brash, Chris Fields, and Michael Levin.m4a" | tee MlevAcCo-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2</text:p>
          </table:table-cell>
          <table:table-cell table:style-name="ce26"/>
          <table:table-cell table:style-name="ce86" office:value-type="string" calcext:value-type="string">
            <text:p>Conversation between Douglas Brash, Chris Fields, and Michael Levin 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66];&quot;&quot;&quot; &quot;&quot;http://crisiscenter.us/AILab01/Levin,Michael&quot;&quot; &quot;&quot;&quot;;SUBSTITUTE([.$C366];&quot;#&quot;;&quot;&quot;);&quot;&quot;&quot; | tee &quot;;[.$A366];&quot;_m4a_transcribe.json &amp;&quot;)" office:value-type="string" office:string-value="python3 &quot;/mnt/d/Documents/FEP-AI/Active Inference Podcast/SubmitToCloudWhisper_textbook.py&quot; &quot;MlevAcCo-02&quot; &quot;http://crisiscenter.us/AILab01/Levin,Michael&quot; &quot;Conversation between Douglas Brash, Chris Fields, and Michael Levin 2.m4a&quot; | tee MlevAcCo-02_m4a_transcribe.json &amp;" calcext:value-type="string">
            <text:p>python3 "/mnt/d/Documents/FEP-AI/Active Inference Podcast/SubmitToCloudWhisper_textbook.py" "MlevAcCo-02" "http://crisiscenter.us/AILab01/Levin,Michael" "Conversation between Douglas Brash, Chris Fields, and Michael Levin 2.m4a" | tee MlevAcCo-02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3</text:p>
          </table:table-cell>
          <table:table-cell table:style-name="ce26"/>
          <table:table-cell table:style-name="ce73" office:value-type="string" calcext:value-type="string">
            <text:p>Conversation between Richard Watson, Iain McGilchrist, and Michael Levi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67];&quot;&quot;&quot; &quot;&quot;http://crisiscenter.us/AILab01/Levin,Michael&quot;&quot; &quot;&quot;&quot;;SUBSTITUTE([.$C367];&quot;#&quot;;&quot;&quot;);&quot;&quot;&quot; | tee &quot;;[.$A367];&quot;_m4a_transcribe.json &amp;&quot;)" office:value-type="string" office:string-value="python3 &quot;/mnt/d/Documents/FEP-AI/Active Inference Podcast/SubmitToCloudWhisper_textbook.py&quot; &quot;MlevAcCo-03&quot; &quot;http://crisiscenter.us/AILab01/Levin,Michael&quot; &quot;Conversation between Richard Watson, Iain McGilchrist, and Michael Levin.m4a&quot; | tee MlevAcCo-03_m4a_transcribe.json &amp;" calcext:value-type="string">
            <text:p>python3 "/mnt/d/Documents/FEP-AI/Active Inference Podcast/SubmitToCloudWhisper_textbook.py" "MlevAcCo-03" "http://crisiscenter.us/AILab01/Levin,Michael" "Conversation between Richard Watson, Iain McGilchrist, and Michael Levin.m4a" | tee MlevAcCo-03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4</text:p>
          </table:table-cell>
          <table:table-cell table:style-name="ce26"/>
          <table:table-cell table:style-name="ce73" office:value-type="string" calcext:value-type="string">
            <text:p>Conversation between Richard Watson, Iain McGilchrist, and Michael Levin #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68];&quot;&quot;&quot; &quot;&quot;http://crisiscenter.us/AILab01/Levin,Michael&quot;&quot; &quot;&quot;&quot;;SUBSTITUTE([.$C368];&quot;#&quot;;&quot;&quot;);&quot;&quot;&quot; | tee &quot;;[.$A368];&quot;_m4a_transcribe.json &amp;&quot;)" office:value-type="string" office:string-value="python3 &quot;/mnt/d/Documents/FEP-AI/Active Inference Podcast/SubmitToCloudWhisper_textbook.py&quot; &quot;MlevAcCo-04&quot; &quot;http://crisiscenter.us/AILab01/Levin,Michael&quot; &quot;Conversation between Richard Watson, Iain McGilchrist, and Michael Levin 2.m4a&quot; | tee MlevAcCo-04_m4a_transcribe.json &amp;" calcext:value-type="string">
            <text:p>python3 "/mnt/d/Documents/FEP-AI/Active Inference Podcast/SubmitToCloudWhisper_textbook.py" "MlevAcCo-04" "http://crisiscenter.us/AILab01/Levin,Michael" "Conversation between Richard Watson, Iain McGilchrist, and Michael Levin 2.m4a" | tee MlevAcCo-04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5</text:p>
          </table:table-cell>
          <table:table-cell table:style-name="ce26"/>
          <table:table-cell table:style-name="ce73" office:value-type="string" calcext:value-type="string">
            <text:p>Iain McGilchrist, Richard Watson, and Mike Levin #3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69];&quot;&quot;&quot; &quot;&quot;http://crisiscenter.us/AILab01/Levin,Michael&quot;&quot; &quot;&quot;&quot;;SUBSTITUTE([.$C369];&quot;#&quot;;&quot;&quot;);&quot;&quot;&quot; | tee &quot;;[.$A369];&quot;_m4a_transcribe.json &amp;&quot;)" office:value-type="string" office:string-value="python3 &quot;/mnt/d/Documents/FEP-AI/Active Inference Podcast/SubmitToCloudWhisper_textbook.py&quot; &quot;MlevAcCo-05&quot; &quot;http://crisiscenter.us/AILab01/Levin,Michael&quot; &quot;Iain McGilchrist, Richard Watson, and Mike Levin 3.m4a&quot; | tee MlevAcCo-05_m4a_transcribe.json &amp;" calcext:value-type="string">
            <text:p>python3 "/mnt/d/Documents/FEP-AI/Active Inference Podcast/SubmitToCloudWhisper_textbook.py" "MlevAcCo-05" "http://crisiscenter.us/AILab01/Levin,Michael" "Iain McGilchrist, Richard Watson, and Mike Levin 3.m4a" | tee MlevAcCo-05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6</text:p>
          </table:table-cell>
          <table:table-cell table:style-name="ce26"/>
          <table:table-cell table:style-name="ce73" office:value-type="string" calcext:value-type="string">
            <text:p>Conversation of Michael Levin with Iain McGilchrist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70];&quot;&quot;&quot; &quot;&quot;http://crisiscenter.us/AILab01/Levin,Michael&quot;&quot; &quot;&quot;&quot;;SUBSTITUTE([.$C370];&quot;#&quot;;&quot;&quot;);&quot;&quot;&quot; | tee &quot;;[.$A370];&quot;_m4a_transcribe.json &amp;&quot;)" office:value-type="string" office:string-value="python3 &quot;/mnt/d/Documents/FEP-AI/Active Inference Podcast/SubmitToCloudWhisper_textbook.py&quot; &quot;MlevAcCo-06&quot; &quot;http://crisiscenter.us/AILab01/Levin,Michael&quot; &quot;Conversation of Michael Levin with Iain McGilchrist.m4a&quot; | tee MlevAcCo-06_m4a_transcribe.json &amp;" calcext:value-type="string">
            <text:p>python3 "/mnt/d/Documents/FEP-AI/Active Inference Podcast/SubmitToCloudWhisper_textbook.py" "MlevAcCo-06" "http://crisiscenter.us/AILab01/Levin,Michael" "Conversation of Michael Levin with Iain McGilchrist.m4a" | tee MlevAcCo-06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7</text:p>
          </table:table-cell>
          <table:table-cell table:style-name="ce26"/>
          <table:table-cell table:style-name="ce73" office:value-type="string" calcext:value-type="string">
            <text:p>Discussion Chris Fields, Mark Solms, Michael Levin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71];&quot;&quot;&quot; &quot;&quot;http://crisiscenter.us/AILab01/Levin,Michael&quot;&quot; &quot;&quot;&quot;;SUBSTITUTE([.$C371];&quot;#&quot;;&quot;&quot;);&quot;&quot;&quot; | tee &quot;;[.$A371];&quot;_m4a_transcribe.json &amp;&quot;)" office:value-type="string" office:string-value="python3 &quot;/mnt/d/Documents/FEP-AI/Active Inference Podcast/SubmitToCloudWhisper_textbook.py&quot; &quot;MlevAcCo-07&quot; &quot;http://crisiscenter.us/AILab01/Levin,Michael&quot; &quot;Discussion Chris Fields, Mark Solms, Michael Levin.m4a&quot; | tee MlevAcCo-07_m4a_transcribe.json &amp;" calcext:value-type="string">
            <text:p>python3 "/mnt/d/Documents/FEP-AI/Active Inference Podcast/SubmitToCloudWhisper_textbook.py" "MlevAcCo-07" "http://crisiscenter.us/AILab01/Levin,Michael" "Discussion Chris Fields, Mark Solms, Michael Levin.m4a" | tee MlevAcCo-07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levAcCo-08</text:p>
          </table:table-cell>
          <table:table-cell table:style-name="ce26"/>
          <table:table-cell table:style-name="ce73" office:value-type="string" calcext:value-type="string">
            <text:p>Conversation between Mark Solms, Chris Fields, and Mike Levin 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72];&quot;&quot;&quot; &quot;&quot;http://crisiscenter.us/AILab01/Levin,Michael&quot;&quot; &quot;&quot;&quot;;SUBSTITUTE([.$C372];&quot;#&quot;;&quot;&quot;);&quot;&quot;&quot; | tee &quot;;[.$A372];&quot;_m4a_transcribe.json &amp;&quot;)" office:value-type="string" office:string-value="python3 &quot;/mnt/d/Documents/FEP-AI/Active Inference Podcast/SubmitToCloudWhisper_textbook.py&quot; &quot;MlevAcCo-08&quot; &quot;http://crisiscenter.us/AILab01/Levin,Michael&quot; &quot;Conversation between Mark Solms, Chris Fields, and Mike Levin 2.m4a&quot; | tee MlevAcCo-08_m4a_transcribe.json &amp;" calcext:value-type="string">
            <text:p>python3 "/mnt/d/Documents/FEP-AI/Active Inference Podcast/SubmitToCloudWhisper_textbook.py" "MlevAcCo-08" "http://crisiscenter.us/AILab01/Levin,Michael" "Conversation between Mark Solms, Chris Fields, and Mike Levin 2.m4a" | tee MlevAcCo-08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Porges_01</text:p>
          </table:table-cell>
          <table:table-cell table:style-name="ce26"/>
          <table:table-cell table:style-name="ce73" office:value-type="string" calcext:value-type="string">
            <text:p>774 Stephen Porges PhD on The Importance of Polyvagal Safety.mp3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noBoost.py&quot;&quot; &quot;&quot;&quot;;[.$A375];&quot;&quot;&quot; &quot;&quot;http://crisiscenter.us/psychotherapy&quot;&quot; &quot;&quot;&quot;;SUBSTITUTE([.$C375];&quot;#&quot;;&quot;&quot;);&quot;&quot;&quot; | tee &quot;;[.$A375];&quot;_m4a_transcribe.json &amp;&quot;)" office:value-type="string" office:string-value="python3 &quot;/mnt/d/Documents/FEP-AI/Active Inference Podcast/SubmitToCloudWhisper_noBoost.py&quot; &quot;Porges_01&quot; &quot;http://crisiscenter.us/psychotherapy&quot; &quot;774 Stephen Porges PhD on The Importance of Polyvagal Safety.mp3&quot; | tee Porges_01_m4a_transcribe.json &amp;" calcext:value-type="string">
            <text:p>python3 "/mnt/d/Documents/FEP-AI/Active Inference Podcast/SubmitToCloudWhisper_noBoost.py" "Porges_01" "http://crisiscenter.us/psychotherapy" "774 Stephen Porges PhD on The Importance of Polyvagal Safety.mp3" | tee Porges_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CogSci2022-01</text:p>
          </table:table-cell>
          <table:table-cell table:style-name="ce26"/>
          <table:table-cell table:style-name="ce73" office:value-type="string" calcext:value-type="string">
            <text:p>Neural Nets for Cognition Discussion Group @ CogSci 2022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77];&quot;&quot;&quot; &quot;&quot;http://crisiscenter.us/misc&quot;&quot; &quot;&quot;&quot;;SUBSTITUTE([.$C377];&quot;#&quot;;&quot;&quot;);&quot;&quot;&quot; | tee &quot;;[.$A377];&quot;_m4a_transcribe.json &amp;&quot;)" office:value-type="string" office:string-value="python3 &quot;/mnt/d/Documents/FEP-AI/Active Inference Podcast/SubmitToCloudWhisper_textbook.py&quot; &quot;CogSci2022-01&quot; &quot;http://crisiscenter.us/misc&quot; &quot;Neural Nets for Cognition Discussion Group @ CogSci 2022.m4a&quot; | tee CogSci2022-01_m4a_transcribe.json &amp;" calcext:value-type="string">
            <text:p>python3 "/mnt/d/Documents/FEP-AI/Active Inference Podcast/SubmitToCloudWhisper_textbook.py" "CogSci2022-01" "http://crisiscenter.us/misc" "Neural Nets for Cognition Discussion Group @ CogSci 2022.m4a" | tee CogSci2022-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1</text:p>
          </table:table-cell>
          <table:table-cell table:style-name="ce26"/>
          <table:table-cell table:style-name="ce86" office:value-type="string" calcext:value-type="string">
            <text:p>Seth Lazar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79];&quot;&quot;&quot; &quot;&quot;http://crisiscenter.us/misc&quot;&quot; &quot;&quot;&quot;;SUBSTITUTE([.$C379];&quot;#&quot;;&quot;&quot;);&quot;&quot;&quot; | tee &quot;;[.$A379];&quot;_m4a_transcribe.json &amp;&quot;)" office:value-type="string" office:string-value="python3 &quot;/mnt/d/Documents/FEP-AI/Active Inference Podcast/SubmitToCloudWhisper_textbook.py&quot; &quot;DISI2020-01&quot; &quot;http://crisiscenter.us/misc&quot; &quot;Seth Lazar from Diverse Intelligences Summer Institute 2020 Summer conference.m4a&quot; | tee DISI2020-01_m4a_transcribe.json &amp;" calcext:value-type="string">
            <text:p>python3 "/mnt/d/Documents/FEP-AI/Active Inference Podcast/SubmitToCloudWhisper_textbook.py" "DISI2020-01" "http://crisiscenter.us/misc" "Seth Lazar from Diverse Intelligences Summer Institute 2020 Summer conference.m4a" | tee DISI2020-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4">
          <table:table-cell table:style-name="ce26" office:value-type="string" calcext:value-type="string">
            <text:p>DISI2020-02</text:p>
          </table:table-cell>
          <table:table-cell table:style-name="ce26"/>
          <table:table-cell table:style-name="ce86" office:value-type="string" calcext:value-type="string">
            <text:p>Amanda Seed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0];&quot;&quot;&quot; &quot;&quot;http://crisiscenter.us/misc&quot;&quot; &quot;&quot;&quot;;SUBSTITUTE([.$C380];&quot;#&quot;;&quot;&quot;);&quot;&quot;&quot; | tee &quot;;[.$A380];&quot;_m4a_transcribe.json &amp;&quot;)" office:value-type="string" office:string-value="python3 &quot;/mnt/d/Documents/FEP-AI/Active Inference Podcast/SubmitToCloudWhisper_textbook.py&quot; &quot;DISI2020-02&quot; &quot;http://crisiscenter.us/misc&quot; &quot;Amanda Seed from Diverse Intelligences Summer Institute 2020 Summer conference.m4a&quot; | tee DISI2020-02_m4a_transcribe.json &amp;" calcext:value-type="string">
            <text:p>python3 "/mnt/d/Documents/FEP-AI/Active Inference Podcast/SubmitToCloudWhisper_textbook.py" "DISI2020-02" "http://crisiscenter.us/misc" "Amanda Seed from Diverse Intelligences Summer Institute 2020 Summer conference.m4a" | tee DISI2020-02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3</text:p>
          </table:table-cell>
          <table:table-cell table:style-name="ce26"/>
          <table:table-cell table:style-name="ce86" office:value-type="string" calcext:value-type="string">
            <text:p>Andrew Barron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1];&quot;&quot;&quot; &quot;&quot;http://crisiscenter.us/misc&quot;&quot; &quot;&quot;&quot;;SUBSTITUTE([.$C381];&quot;#&quot;;&quot;&quot;);&quot;&quot;&quot; | tee &quot;;[.$A381];&quot;_m4a_transcribe.json &amp;&quot;)" office:value-type="string" office:string-value="python3 &quot;/mnt/d/Documents/FEP-AI/Active Inference Podcast/SubmitToCloudWhisper_textbook.py&quot; &quot;DISI2020-03&quot; &quot;http://crisiscenter.us/misc&quot; &quot;Andrew Barron from Diverse Intelligences Summer Institute 2020 Summer conference.m4a&quot; | tee DISI2020-03_m4a_transcribe.json &amp;" calcext:value-type="string">
            <text:p>python3 "/mnt/d/Documents/FEP-AI/Active Inference Podcast/SubmitToCloudWhisper_textbook.py" "DISI2020-03" "http://crisiscenter.us/misc" "Andrew Barron from Diverse Intelligences Summer Institute 2020 Summer conference.m4a" | tee DISI2020-03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4</text:p>
          </table:table-cell>
          <table:table-cell table:style-name="ce26"/>
          <table:table-cell table:style-name="ce86" office:value-type="string" calcext:value-type="string">
            <text:p>Anna Corwin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2];&quot;&quot;&quot; &quot;&quot;http://crisiscenter.us/misc&quot;&quot; &quot;&quot;&quot;;SUBSTITUTE([.$C382];&quot;#&quot;;&quot;&quot;);&quot;&quot;&quot; | tee &quot;;[.$A382];&quot;_m4a_transcribe.json &amp;&quot;)" office:value-type="string" office:string-value="python3 &quot;/mnt/d/Documents/FEP-AI/Active Inference Podcast/SubmitToCloudWhisper_textbook.py&quot; &quot;DISI2020-04&quot; &quot;http://crisiscenter.us/misc&quot; &quot;Anna Corwin from Diverse Intelligences Summer Institute 2020 Summer conference.m4a&quot; | tee DISI2020-04_m4a_transcribe.json &amp;" calcext:value-type="string">
            <text:p>python3 "/mnt/d/Documents/FEP-AI/Active Inference Podcast/SubmitToCloudWhisper_textbook.py" "DISI2020-04" "http://crisiscenter.us/misc" "Anna Corwin from Diverse Intelligences Summer Institute 2020 Summer conference.m4a" | tee DISI2020-04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5</text:p>
          </table:table-cell>
          <table:table-cell table:style-name="ce26"/>
          <table:table-cell table:style-name="ce86" office:value-type="string" calcext:value-type="string">
            <text:p>Briana Toole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3];&quot;&quot;&quot; &quot;&quot;http://crisiscenter.us/misc&quot;&quot; &quot;&quot;&quot;;SUBSTITUTE([.$C383];&quot;#&quot;;&quot;&quot;);&quot;&quot;&quot; | tee &quot;;[.$A383];&quot;_m4a_transcribe.json &amp;&quot;)" office:value-type="string" office:string-value="python3 &quot;/mnt/d/Documents/FEP-AI/Active Inference Podcast/SubmitToCloudWhisper_textbook.py&quot; &quot;DISI2020-05&quot; &quot;http://crisiscenter.us/misc&quot; &quot;Briana Toole from Diverse Intelligences Summer Institute 2020 Summer conference.m4a&quot; | tee DISI2020-05_m4a_transcribe.json &amp;" calcext:value-type="string">
            <text:p>python3 "/mnt/d/Documents/FEP-AI/Active Inference Podcast/SubmitToCloudWhisper_textbook.py" "DISI2020-05" "http://crisiscenter.us/misc" "Briana Toole from Diverse Intelligences Summer Institute 2020 Summer conference.m4a" | tee DISI2020-05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6</text:p>
          </table:table-cell>
          <table:table-cell table:style-name="ce26"/>
          <table:table-cell table:style-name="ce86" office:value-type="string" calcext:value-type="string">
            <text:p>Cristine Legare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4];&quot;&quot;&quot; &quot;&quot;http://crisiscenter.us/misc&quot;&quot; &quot;&quot;&quot;;SUBSTITUTE([.$C384];&quot;#&quot;;&quot;&quot;);&quot;&quot;&quot; | tee &quot;;[.$A384];&quot;_m4a_transcribe.json &amp;&quot;)" office:value-type="string" office:string-value="python3 &quot;/mnt/d/Documents/FEP-AI/Active Inference Podcast/SubmitToCloudWhisper_textbook.py&quot; &quot;DISI2020-06&quot; &quot;http://crisiscenter.us/misc&quot; &quot;Cristine Legare from Diverse Intelligences Summer Institute 2020 Summer conference.m4a&quot; | tee DISI2020-06_m4a_transcribe.json &amp;" calcext:value-type="string">
            <text:p>python3 "/mnt/d/Documents/FEP-AI/Active Inference Podcast/SubmitToCloudWhisper_textbook.py" "DISI2020-06" "http://crisiscenter.us/misc" "Cristine Legare from Diverse Intelligences Summer Institute 2020 Summer conference.m4a" | tee DISI2020-06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7</text:p>
          </table:table-cell>
          <table:table-cell table:style-name="ce26"/>
          <table:table-cell table:style-name="ce86" office:value-type="string" calcext:value-type="string">
            <text:p>Jay Garfield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5];&quot;&quot;&quot; &quot;&quot;http://crisiscenter.us/misc&quot;&quot; &quot;&quot;&quot;;SUBSTITUTE([.$C385];&quot;#&quot;;&quot;&quot;);&quot;&quot;&quot; | tee &quot;;[.$A385];&quot;_m4a_transcribe.json &amp;&quot;)" office:value-type="string" office:string-value="python3 &quot;/mnt/d/Documents/FEP-AI/Active Inference Podcast/SubmitToCloudWhisper_textbook.py&quot; &quot;DISI2020-07&quot; &quot;http://crisiscenter.us/misc&quot; &quot;Jay Garfield from Diverse Intelligences Summer Institute 2020 Summer conference.m4a&quot; | tee DISI2020-07_m4a_transcribe.json &amp;" calcext:value-type="string">
            <text:p>python3 "/mnt/d/Documents/FEP-AI/Active Inference Podcast/SubmitToCloudWhisper_textbook.py" "DISI2020-07" "http://crisiscenter.us/misc" "Jay Garfield from Diverse Intelligences Summer Institute 2020 Summer conference.m4a" | tee DISI2020-07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8</text:p>
          </table:table-cell>
          <table:table-cell table:style-name="ce26"/>
          <table:table-cell table:style-name="ce86" office:value-type="string" calcext:value-type="string">
            <text:p>Peter Todd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6];&quot;&quot;&quot; &quot;&quot;http://crisiscenter.us/misc&quot;&quot; &quot;&quot;&quot;;SUBSTITUTE([.$C386];&quot;#&quot;;&quot;&quot;);&quot;&quot;&quot; | tee &quot;;[.$A386];&quot;_m4a_transcribe.json &amp;&quot;)" office:value-type="string" office:string-value="python3 &quot;/mnt/d/Documents/FEP-AI/Active Inference Podcast/SubmitToCloudWhisper_textbook.py&quot; &quot;DISI2020-08&quot; &quot;http://crisiscenter.us/misc&quot; &quot;Peter Todd from Diverse Intelligences Summer Institute 2020 Summer conference.m4a&quot; | tee DISI2020-08_m4a_transcribe.json &amp;" calcext:value-type="string">
            <text:p>python3 "/mnt/d/Documents/FEP-AI/Active Inference Podcast/SubmitToCloudWhisper_textbook.py" "DISI2020-08" "http://crisiscenter.us/misc" "Peter Todd from Diverse Intelligences Summer Institute 2020 Summer conference.m4a" | tee DISI2020-08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09</text:p>
          </table:table-cell>
          <table:table-cell table:style-name="ce26"/>
          <table:table-cell table:style-name="ce86" office:value-type="string" calcext:value-type="string">
            <text:p>Rafael Nunez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7];&quot;&quot;&quot; &quot;&quot;http://crisiscenter.us/misc&quot;&quot; &quot;&quot;&quot;;SUBSTITUTE([.$C387];&quot;#&quot;;&quot;&quot;);&quot;&quot;&quot; | tee &quot;;[.$A387];&quot;_m4a_transcribe.json &amp;&quot;)" office:value-type="string" office:string-value="python3 &quot;/mnt/d/Documents/FEP-AI/Active Inference Podcast/SubmitToCloudWhisper_textbook.py&quot; &quot;DISI2020-09&quot; &quot;http://crisiscenter.us/misc&quot; &quot;Rafael Nunez from Diverse Intelligences Summer Institute 2020 Summer conference.m4a&quot; | tee DISI2020-09_m4a_transcribe.json &amp;" calcext:value-type="string">
            <text:p>python3 "/mnt/d/Documents/FEP-AI/Active Inference Podcast/SubmitToCloudWhisper_textbook.py" "DISI2020-09" "http://crisiscenter.us/misc" "Rafael Nunez from Diverse Intelligences Summer Institute 2020 Summer conference.m4a" | tee DISI2020-09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0</text:p>
          </table:table-cell>
          <table:table-cell table:style-name="ce26"/>
          <table:table-cell table:style-name="ce86" office:value-type="string" calcext:value-type="string">
            <text:p>Michael Muthukrishna from Diverse Intelligences Summer Institute 2020 Summer conference.m4a</text:p>
          </table:table-cell>
          <table:table-cell table:style-name="ce26" table:number-columns-repeated="14"/>
          <table:table-cell table:style-name="ce45" table:formula="of:=CONCATENATE(&quot;python3 &quot;&quot;/mnt/d/Documents/FEP-AI/Active Inference Podcast/SubmitToCloudWhisper_textbook.py&quot;&quot; &quot;&quot;&quot;;[.$A388];&quot;&quot;&quot; &quot;&quot;http://crisiscenter.us/misc&quot;&quot; &quot;&quot;&quot;;SUBSTITUTE([.$C388];&quot;#&quot;;&quot;&quot;);&quot;&quot;&quot; | tee &quot;;[.$A388];&quot;_m4a_transcribe.json &amp;&quot;)" office:value-type="string" office:string-value="python3 &quot;/mnt/d/Documents/FEP-AI/Active Inference Podcast/SubmitToCloudWhisper_textbook.py&quot; &quot;DISI2020-10&quot; &quot;http://crisiscenter.us/misc&quot; &quot;Michael Muthukrishna from Diverse Intelligences Summer Institute 2020 Summer conference.m4a&quot; | tee DISI2020-10_m4a_transcribe.json &amp;" calcext:value-type="string">
            <text:p>python3 "/mnt/d/Documents/FEP-AI/Active Inference Podcast/SubmitToCloudWhisper_textbook.py" "DISI2020-10" "http://crisiscenter.us/misc" "Michael Muthukrishna from Diverse Intelligences Summer Institute 2020 Summer conference.m4a" | tee DISI2020-10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1</text:p>
          </table:table-cell>
          <table:table-cell table:style-name="ce26"/>
          <table:table-cell table:style-name="ce86" office:value-type="string" calcext:value-type="string">
            <text:p>C Thi Nguyen - Games and Value Capture from Diverse Intelligences Summer Institute 2021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89];&quot;&quot;&quot; &quot;&quot;http://crisiscenter.us/&quot;;[.$P389];&quot;&quot;&quot; &quot;&quot;&quot;;SUBSTITUTE([.$C389];&quot;#&quot;;&quot;&quot;);&quot;&quot;&quot; | tee &quot;;[.$A389];&quot;_m4a_transcribe.json &amp;&quot;)" office:value-type="string" office:string-value="python3 &quot;/mnt/d/Documents/FEP-AI/Active Inference Podcast/SubmitToCloudWhisper_textbook.py&quot; &quot;DISI2020-11&quot; &quot;http://crisiscenter.us/misc&quot; &quot;C Thi Nguyen - Games and Value Capture from Diverse Intelligences Summer Institute 2021.m4a&quot; | tee DISI2020-11_m4a_transcribe.json &amp;" calcext:value-type="string">
            <text:p>python3 "/mnt/d/Documents/FEP-AI/Active Inference Podcast/SubmitToCloudWhisper_textbook.py" "DISI2020-11" "http://crisiscenter.us/misc" "C Thi Nguyen - Games and Value Capture from Diverse Intelligences Summer Institute 2021.m4a" | tee DISI2020-1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2</text:p>
          </table:table-cell>
          <table:table-cell table:style-name="ce26"/>
          <table:table-cell table:style-name="ce86" office:value-type="string" calcext:value-type="string">
            <text:p>Asifa Majid What is the Relationship Between Language and Thought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90];&quot;&quot;&quot; &quot;&quot;http://crisiscenter.us/&quot;;[.$P390];&quot;&quot;&quot; &quot;&quot;&quot;;SUBSTITUTE([.$C390];&quot;#&quot;;&quot;&quot;);&quot;&quot;&quot; | tee &quot;;[.$A390];&quot;_m4a_transcribe.json &amp;&quot;)" office:value-type="string" office:string-value="python3 &quot;/mnt/d/Documents/FEP-AI/Active Inference Podcast/SubmitToCloudWhisper_textbook.py&quot; &quot;DISI2020-12&quot; &quot;http://crisiscenter.us/misc&quot; &quot;Asifa Majid What is the Relationship Between Language and Thought.m4a&quot; | tee DISI2020-12_m4a_transcribe.json &amp;" calcext:value-type="string">
            <text:p>python3 "/mnt/d/Documents/FEP-AI/Active Inference Podcast/SubmitToCloudWhisper_textbook.py" "DISI2020-12" "http://crisiscenter.us/misc" "Asifa Majid What is the Relationship Between Language and Thought.m4a" | tee DISI2020-12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3</text:p>
          </table:table-cell>
          <table:table-cell table:style-name="ce26"/>
          <table:table-cell table:style-name="ce86" office:value-type="string" calcext:value-type="string">
            <text:p>Pranab Das - Why-er Beware The Power and Limitations of Goal Talk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91];&quot;&quot;&quot; &quot;&quot;http://crisiscenter.us/&quot;;[.$P391];&quot;&quot;&quot; &quot;&quot;&quot;;SUBSTITUTE([.$C391];&quot;#&quot;;&quot;&quot;);&quot;&quot;&quot; | tee &quot;;[.$A391];&quot;_m4a_transcribe.json &amp;&quot;)" office:value-type="string" office:string-value="python3 &quot;/mnt/d/Documents/FEP-AI/Active Inference Podcast/SubmitToCloudWhisper_textbook.py&quot; &quot;DISI2020-13&quot; &quot;http://crisiscenter.us/misc&quot; &quot;Pranab Das - Why-er Beware The Power and Limitations of Goal Talk.m4a&quot; | tee DISI2020-13_m4a_transcribe.json &amp;" calcext:value-type="string">
            <text:p>python3 "/mnt/d/Documents/FEP-AI/Active Inference Podcast/SubmitToCloudWhisper_textbook.py" "DISI2020-13" "http://crisiscenter.us/misc" "Pranab Das - Why-er Beware The Power and Limitations of Goal Talk.m4a" | tee DISI2020-13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4</text:p>
          </table:table-cell>
          <table:table-cell table:style-name="ce26"/>
          <table:table-cell table:style-name="ce86" office:value-type="string" calcext:value-type="string">
            <text:p>Judy Fan - Cognitive Technologies for Making the Invisible Visible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92];&quot;&quot;&quot; &quot;&quot;http://crisiscenter.us/&quot;;[.$P392];&quot;&quot;&quot; &quot;&quot;&quot;;SUBSTITUTE([.$C392];&quot;#&quot;;&quot;&quot;);&quot;&quot;&quot; | tee &quot;;[.$A392];&quot;_m4a_transcribe.json &amp;&quot;)" office:value-type="string" office:string-value="python3 &quot;/mnt/d/Documents/FEP-AI/Active Inference Podcast/SubmitToCloudWhisper_textbook.py&quot; &quot;DISI2020-14&quot; &quot;http://crisiscenter.us/misc&quot; &quot;Judy Fan - Cognitive Technologies for Making the Invisible Visible.m4a&quot; | tee DISI2020-14_m4a_transcribe.json &amp;" calcext:value-type="string">
            <text:p>python3 "/mnt/d/Documents/FEP-AI/Active Inference Podcast/SubmitToCloudWhisper_textbook.py" "DISI2020-14" "http://crisiscenter.us/misc" "Judy Fan - Cognitive Technologies for Making the Invisible Visible.m4a" | tee DISI2020-14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5</text:p>
          </table:table-cell>
          <table:table-cell table:style-name="ce26"/>
          <table:table-cell table:style-name="ce86" office:value-type="string" calcext:value-type="string">
            <text:p>Agustin Fuentes - Meaning Making, Belief and World Shaping as Core Processes in the Human Niche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93];&quot;&quot;&quot; &quot;&quot;http://crisiscenter.us/&quot;;[.$P393];&quot;&quot;&quot; &quot;&quot;&quot;;SUBSTITUTE([.$C393];&quot;#&quot;;&quot;&quot;);&quot;&quot;&quot; | tee &quot;;[.$A393];&quot;_m4a_transcribe.json &amp;&quot;)" office:value-type="string" office:string-value="python3 &quot;/mnt/d/Documents/FEP-AI/Active Inference Podcast/SubmitToCloudWhisper_textbook.py&quot; &quot;DISI2020-15&quot; &quot;http://crisiscenter.us/misc&quot; &quot;Agustin Fuentes - Meaning Making, Belief and World Shaping as Core Processes in the Human Niche.m4a&quot; | tee DISI2020-15_m4a_transcribe.json &amp;" calcext:value-type="string">
            <text:p>python3 "/mnt/d/Documents/FEP-AI/Active Inference Podcast/SubmitToCloudWhisper_textbook.py" "DISI2020-15" "http://crisiscenter.us/misc" "Agustin Fuentes - Meaning Making, Belief and World Shaping as Core Processes in the Human Niche.m4a" | tee DISI2020-15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6</text:p>
          </table:table-cell>
          <table:table-cell table:style-name="ce26"/>
          <table:table-cell table:style-name="ce86" office:value-type="string" calcext:value-type="string">
            <text:p>Carlos Montemayor The Relation Between Consciousness, Attention, and Intelligence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94];&quot;&quot;&quot; &quot;&quot;http://crisiscenter.us/&quot;;[.$P394];&quot;&quot;&quot; &quot;&quot;&quot;;SUBSTITUTE([.$C394];&quot;#&quot;;&quot;&quot;);&quot;&quot;&quot; | tee &quot;;[.$A394];&quot;_m4a_transcribe.json &amp;&quot;)" office:value-type="string" office:string-value="python3 &quot;/mnt/d/Documents/FEP-AI/Active Inference Podcast/SubmitToCloudWhisper_textbook.py&quot; &quot;DISI2020-16&quot; &quot;http://crisiscenter.us/misc&quot; &quot;Carlos Montemayor The Relation Between Consciousness, Attention, and Intelligence.m4a&quot; | tee DISI2020-16_m4a_transcribe.json &amp;" calcext:value-type="string">
            <text:p>python3 "/mnt/d/Documents/FEP-AI/Active Inference Podcast/SubmitToCloudWhisper_textbook.py" "DISI2020-16" "http://crisiscenter.us/misc" "Carlos Montemayor The Relation Between Consciousness, Attention, and Intelligence.m4a" | tee DISI2020-16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DISI2020-17</text:p>
          </table:table-cell>
          <table:table-cell table:style-name="ce26"/>
          <table:table-cell table:style-name="ce86" office:value-type="string" calcext:value-type="string">
            <text:p>Zoe Todd - Listening to Fish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395];&quot;&quot;&quot; &quot;&quot;http://crisiscenter.us/&quot;;[.$P395];&quot;&quot;&quot; &quot;&quot;&quot;;SUBSTITUTE([.$C395];&quot;#&quot;;&quot;&quot;);&quot;&quot;&quot; | tee &quot;;[.$A395];&quot;_m4a_transcribe.json &amp;&quot;)" office:value-type="string" office:string-value="python3 &quot;/mnt/d/Documents/FEP-AI/Active Inference Podcast/SubmitToCloudWhisper_textbook.py&quot; &quot;DISI2020-17&quot; &quot;http://crisiscenter.us/misc&quot; &quot;Zoe Todd - Listening to Fish.m4a&quot; | tee DISI2020-17_m4a_transcribe.json &amp;" calcext:value-type="string">
            <text:p>python3 "/mnt/d/Documents/FEP-AI/Active Inference Podcast/SubmitToCloudWhisper_textbook.py" "DISI2020-17" "http://crisiscenter.us/misc" "Zoe Todd - Listening to Fish.m4a" | tee DISI2020-17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00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 office:value-type="string" calcext:value-type="string">
            <text:p>MilgramAndTheFastwalkers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0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09</text:p>
          </table:table-cell>
          <table:table-cell table:style-name="ce26"/>
          <table:table-cell table:style-name="ce73" office:value-type="string" calcext:value-type="string">
            <text:p>Milgram And The Fastwalkers - S.1 Episode 9.m4a</text:p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ilgFaWa_1-12</text:p>
          </table:table-cell>
          <table:table-cell table:style-name="ce26"/>
          <table:table-cell table:style-name="ce73" office:value-type="string" calcext:value-type="string">
            <text:p>Milgram And The Fastwalkers - S.1 Episode 12.m4a</text:p>
          </table:table-cell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Beast_01-01</text:p>
          </table:table-cell>
          <table:table-cell table:style-name="ce26"/>
          <table:table-cell table:style-name="ce73" office:value-type="string" calcext:value-type="string">
            <text:p>Aleister Crowley - His Life and Ideas with Richard Kaczynski.m4a</text:p>
          </table:table-cell>
          <table:table-cell table:style-name="ce26" table:number-columns-repeated="12"/>
          <table:table-cell table:style-name="ce26" office:value-type="string" calcext:value-type="string">
            <text:p>misc/Beast</text:p>
          </table:table-cell>
          <table:table-cell table:style-name="ce26"/>
          <table:table-cell table:style-name="ce45" table:formula="of:=CONCATENATE(&quot;python3 &quot;&quot;/mnt/d/Documents/FEP-AI/Active Inference Podcast/SubmitToCloudWhisper_noBoost.py&quot;&quot; &quot;&quot;&quot;;[.$A412];&quot;&quot;&quot; &quot;&quot;http://crisiscenter.us/&quot;;[.$P412];&quot;&quot;&quot; &quot;&quot;&quot;;SUBSTITUTE([.$C412];&quot;#&quot;;&quot;&quot;);&quot;&quot;&quot; | tee &quot;;[.$A412];&quot;_m4a_transcribe.json &amp;&quot;)" office:value-type="string" office:string-value="python3 &quot;/mnt/d/Documents/FEP-AI/Active Inference Podcast/SubmitToCloudWhisper_noBoost.py&quot; &quot;Beast_01-01&quot; &quot;http://crisiscenter.us/misc/Beast&quot; &quot;Aleister Crowley - His Life and Ideas with Richard Kaczynski.m4a&quot; | tee Beast_01-01_m4a_transcribe.json &amp;" calcext:value-type="string">
            <text:p>python3 "/mnt/d/Documents/FEP-AI/Active Inference Podcast/SubmitToCloudWhisper_noBoost.py" "Beast_01-01" "http://crisiscenter.us/misc/Beast" "Aleister Crowley - His Life and Ideas with Richard Kaczynski.m4a" | tee Beast_01-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Beast_02-01</text:p>
          </table:table-cell>
          <table:table-cell table:style-name="ce26"/>
          <table:table-cell table:style-name="ce73" office:value-type="string" calcext:value-type="string">
            <text:p>Aleister Crowley - The Myth and the New Aeon with Richard T. Cole.m4a</text:p>
          </table:table-cell>
          <table:table-cell table:style-name="ce26" table:number-columns-repeated="12"/>
          <table:table-cell table:style-name="ce26" office:value-type="string" calcext:value-type="string">
            <text:p>misc/Beast</text:p>
          </table:table-cell>
          <table:table-cell table:style-name="ce26"/>
          <table:table-cell table:style-name="ce45" table:formula="of:=CONCATENATE(&quot;python3 &quot;&quot;/mnt/d/Documents/FEP-AI/Active Inference Podcast/SubmitToCloudWhisper_noBoost.py&quot;&quot; &quot;&quot;&quot;;[.$A413];&quot;&quot;&quot; &quot;&quot;http://crisiscenter.us/&quot;;[.$P413];&quot;&quot;&quot; &quot;&quot;&quot;;SUBSTITUTE([.$C413];&quot;#&quot;;&quot;&quot;);&quot;&quot;&quot; | tee &quot;;[.$A413];&quot;_m4a_transcribe.json &amp;&quot;)" office:value-type="string" office:string-value="python3 &quot;/mnt/d/Documents/FEP-AI/Active Inference Podcast/SubmitToCloudWhisper_noBoost.py&quot; &quot;Beast_02-01&quot; &quot;http://crisiscenter.us/misc/Beast&quot; &quot;Aleister Crowley - The Myth and the New Aeon with Richard T. Cole.m4a&quot; | tee Beast_02-01_m4a_transcribe.json &amp;" calcext:value-type="string">
            <text:p>python3 "/mnt/d/Documents/FEP-AI/Active Inference Podcast/SubmitToCloudWhisper_noBoost.py" "Beast_02-01" "http://crisiscenter.us/misc/Beast" "Aleister Crowley - The Myth and the New Aeon with Richard T. Cole.m4a" | tee Beast_02-0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Farias01-1</text:p>
          </table:table-cell>
          <table:table-cell table:style-name="ce26"/>
          <table:table-cell table:style-name="ce73" office:value-type="string" calcext:value-type="string">
            <text:p>Karl Friston's Unfalsifiable Free Energy Principle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15];&quot;&quot;&quot; &quot;&quot;.&quot;&quot; &quot;&quot;&quot;;SUBSTITUTE([.$C415];&quot;#&quot;;&quot;&quot;);&quot;&quot;&quot; | tee &quot;&quot;&quot;;[.$C415];&quot;_whisper.json&quot;&quot; &amp;&quot;)" office:value-type="string" office:string-value="python3 &quot;/mnt/d/Documents/FEP-AI/Active Inference Podcast/RunLocalWhisper.py&quot; &quot;Farias01-1&quot; &quot;.&quot; &quot;Karl Friston's Unfalsifiable Free Energy Principle.m4a&quot; | tee &quot;Karl Friston's Unfalsifiable Free Energy Principle.m4a_whisper.json&quot; &amp;" calcext:value-type="string">
            <text:p>python3 "/mnt/d/Documents/FEP-AI/Active Inference Podcast/RunLocalWhisper.py" "Farias01-1" "." "Karl Friston's Unfalsifiable Free Energy Principle.m4a" | tee "Karl Friston's Unfalsifiable Free Energy Principle.m4a_whisper.json" &amp;</text:p>
          </table:table-cell>
          <table:table-cell table:style-name="ce26" office:value-type="string" calcext:value-type="string">
            <text:p>AILab01/misc</text:p>
          </table:table-cell>
          <table:table-cell table:style-name="ce26" office:value-type="string" calcext:value-type="string">
            <text:p>V_VXOdf1NMw</text:p>
          </table:table-cell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Mosc20200716-1</text:p>
          </table:table-cell>
          <table:table-cell table:style-name="ce26"/>
          <table:table-cell table:style-name="ce73" office:value-type="string" calcext:value-type="string">
            <text:p>Karl Friston <text:s/>Active inference and deep temporal models <text:s/>23.09.19.m4a</text:p>
          </table:table-cell>
          <table:table-cell table:style-name="ce26" table:number-columns-repeated="12"/>
          <table:table-cell table:style-name="ce26" office:value-type="string" calcext:value-type="string">
            <text:p>AILab01/misc</text:p>
          </table:table-cell>
          <table:table-cell table:style-name="ce26" office:value-type="string" calcext:value-type="string">
            <text:p>QmVuId8SY8k</text:p>
          </table:table-cell>
          <table:table-cell table:style-name="ce45" table:formula="of:=CONCATENATE(&quot;python3 &quot;&quot;/mnt/d/Documents/FEP-AI/Active Inference Podcast/SubmitToCloudWhisper_textbook.py&quot;&quot; &quot;&quot;&quot;;[.$A416];&quot;&quot;&quot; &quot;&quot;http://crisiscenter.us/&quot;;[.$P416];&quot;&quot;&quot; &quot;&quot;&quot;;SUBSTITUTE([.$C416];&quot;#&quot;;&quot;&quot;);&quot;&quot;&quot; | tee &quot;;[.$A416];&quot;_m4a_transcribe.json &amp;&quot;)" office:value-type="string" office:string-value="python3 &quot;/mnt/d/Documents/FEP-AI/Active Inference Podcast/SubmitToCloudWhisper_textbook.py&quot; &quot;Mosc20200716-1&quot; &quot;http://crisiscenter.us/AILab01/misc&quot; &quot;Karl Friston  Active inference and deep temporal models  23.09.19.m4a&quot; | tee Mosc20200716-1_m4a_transcribe.json &amp;" calcext:value-type="string">
            <text:p>python3 "/mnt/d/Documents/FEP-AI/Active Inference Podcast/SubmitToCloudWhisper_textbook.py" "Mosc20200716-1" "http://crisiscenter.us/AILab01/misc" "Karl Friston <text:s/>Active inference and deep temporal models <text:s/>23.09.19.m4a" | tee Mosc20200716-1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11" office:value-type="string" calcext:value-type="string">
            <text:p>UFO2023-07-26</text:p>
          </table:table-cell>
          <table:table-cell table:style-name="ce26"/>
          <table:table-cell table:style-name="ce73" office:value-type="string" calcext:value-type="string">
            <text:p>UFOs, Aliens, US Government UFO Congressional Hearing 2023-07-26.m4a</text:p>
          </table:table-cell>
          <table:table-cell table:style-name="ce26" table:number-columns-repeated="10"/>
          <table:table-cell table:style-name="ce26" office:value-type="string" calcext:value-type="string">
            <text:p>D:\Documents\Alchemy,Spookiness\UFOs, Space aliens, CHUDs\UFO Congressional Hearing_2023-07-26</text:p>
          </table:table-cell>
          <table:table-cell table:style-name="ce71" table:formula="of:=CONCATENATE(&quot;python3 &quot;&quot;/mnt/d/Documents/FEP-AI/Active Inference Podcast/RunLocalWhisper.py&quot;&quot; &quot;&quot;&quot;;[.$A418];&quot;&quot;&quot; &quot;&quot;.&quot;&quot; &quot;&quot;&quot;;SUBSTITUTE([.$C418];&quot;#&quot;;&quot;&quot;);&quot;&quot;&quot; | tee &quot;&quot;&quot;;[.$C418];&quot;_whisper.json&quot;&quot;&quot;)" office:value-type="string" office:string-value="python3 &quot;/mnt/d/Documents/FEP-AI/Active Inference Podcast/RunLocalWhisper.py&quot; &quot;UFO2023-07-26&quot; &quot;.&quot; &quot;UFOs, Aliens, US Government UFO Congressional Hearing 2023-07-26.m4a&quot; | tee &quot;UFOs, Aliens, US Government UFO Congressional Hearing 2023-07-26.m4a_whisper.json&quot;" calcext:value-type="string">
            <text:p>python3 "/mnt/d/Documents/FEP-AI/Active Inference Podcast/RunLocalWhisper.py" "UFO2023-07-26" "." "UFOs, Aliens, US Government UFO Congressional Hearing 2023-07-26.m4a" | tee "UFOs, Aliens, US Government UFO Congressional Hearing 2023-07-26.m4a_whisper.json"</text:p>
          </table:table-cell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 table:number-rows-repeated="2">
          <table:table-cell table:style-name="ce31" table:number-columns-repeated="2"/>
          <table:table-cell table:style-name="ce86"/>
          <table:table-cell table:style-name="ce31" table:number-columns-repeated="14"/>
          <table:table-cell table:style-name="ce100"/>
          <table:table-cell table:style-name="ce31" table:number-columns-repeated="17"/>
          <table:table-cell table:number-columns-repeated="16349"/>
        </table:table-row>
        <table:table-row table:style-name="ro3" table:number-rows-repeated="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1"/>
          <table:table-cell table:style-name="ce53"/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COGS20220607-01</text:p>
          </table:table-cell>
          <table:table-cell table:style-name="ce26"/>
          <table:table-cell table:style-name="ce73" office:value-type="string" calcext:value-type="string">
            <text:p>USussex COGS Workshop on Emergence_2022-06-07_01.wav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25];&quot;&quot;&quot; &quot;&quot;.&quot;&quot; &quot;&quot;&quot;;SUBSTITUTE([.$C425];&quot;#&quot;;&quot;&quot;);&quot;&quot;&quot; | tee &quot;&quot;&quot;;[.$C425];&quot;_whisper.json&quot;&quot; &amp;&quot;)" office:value-type="string" office:string-value="python3 &quot;/mnt/d/Documents/FEP-AI/Active Inference Podcast/RunLocalWhisper.py&quot; &quot;COGS20220607-01&quot; &quot;.&quot; &quot;USussex COGS Workshop on Emergence_2022-06-07_01.wav&quot; | tee &quot;USussex COGS Workshop on Emergence_2022-06-07_01.wav_whisper.json&quot; &amp;" calcext:value-type="string">
            <text:p>python3 "/mnt/d/Documents/FEP-AI/Active Inference Podcast/RunLocalWhisper.py" "COGS20220607-01" "." "USussex COGS Workshop on Emergence_2022-06-07_01.wav" | tee "USussex COGS Workshop on Emergence_2022-06-07_01.wav_whisper.json" &amp;</text:p>
          </table:table-cell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COGS20220607-02</text:p>
          </table:table-cell>
          <table:table-cell table:style-name="ce26"/>
          <table:table-cell table:style-name="ce73" office:value-type="string" calcext:value-type="string">
            <text:p>USussex COGS Workshop on Emergence_2022-06-07_02.wav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26];&quot;&quot;&quot; &quot;&quot;.&quot;&quot; &quot;&quot;&quot;;SUBSTITUTE([.$C426];&quot;#&quot;;&quot;&quot;);&quot;&quot;&quot; | tee &quot;&quot;&quot;;[.$C426];&quot;_whisper.json&quot;&quot; &amp;&quot;)" office:value-type="string" office:string-value="python3 &quot;/mnt/d/Documents/FEP-AI/Active Inference Podcast/RunLocalWhisper.py&quot; &quot;COGS20220607-02&quot; &quot;.&quot; &quot;USussex COGS Workshop on Emergence_2022-06-07_02.wav&quot; | tee &quot;USussex COGS Workshop on Emergence_2022-06-07_02.wav_whisper.json&quot; &amp;" calcext:value-type="string">
            <text:p>python3 "/mnt/d/Documents/FEP-AI/Active Inference Podcast/RunLocalWhisper.py" "COGS20220607-02" "." "USussex COGS Workshop on Emergence_2022-06-07_02.wav" | tee "USussex COGS Workshop on Emergence_2022-06-07_02.wav_whisper.json" &amp;</text:p>
          </table:table-cell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100"/>
          <table:table-cell table:style-name="ce31" table:number-columns-repeated="3"/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1L</text:p>
          </table:table-cell>
          <table:table-cell table:style-name="ce26"/>
          <table:table-cell table:style-name="ce73" office:value-type="string" calcext:value-type="string">
            <text:p>cFPIP-L01.wav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28];&quot;&quot;&quot; &quot;&quot;.&quot;&quot; &quot;&quot;&quot;;SUBSTITUTE([.$C428];&quot;#&quot;;&quot;&quot;);&quot;&quot;&quot; | tee &quot;&quot;&quot;;[.$C428];&quot;_whisper.json&quot;&quot; &amp;&quot;)" office:value-type="string" office:string-value="python3 &quot;/mnt/d/Documents/FEP-AI/Active Inference Podcast/RunLocalWhisper.py&quot; &quot;cFPIP-01L&quot; &quot;.&quot; &quot;cFPIP-L01.wav&quot; | tee &quot;cFPIP-L01.wav_whisper.json&quot; &amp;" calcext:value-type="string">
            <text:p>python3 "/mnt/d/Documents/FEP-AI/Active Inference Podcast/RunLocalWhisper.py" "cFPIP-01L" "." "cFPIP-L01.wav" | tee "cFPIP-L01.wav_whisper.json" &amp;</text:p>
          </table:table-cell>
          <table:table-cell table:style-name="ce26" table:number-columns-repeated="2"/>
          <table:table-cell table:style-name="ce45" table:formula="of:=CONCATENATE(&quot;python3 &quot;&quot;/mnt/d/Documents/FEP-AI/Active Inference Podcast/SubmitToCloudWhisper_textbook.py&quot;&quot; &quot;&quot;&quot;;[.$A428];&quot;&quot;&quot; &quot;&quot;http://crisiscenter.us/&quot;;[.$P428];&quot;&quot;&quot; &quot;&quot;&quot;;SUBSTITUTE([.$C428];&quot;#&quot;;&quot;&quot;);&quot;&quot;&quot; | tee &quot;;[.$A428];&quot;_m4a_transcribe.json &amp;&quot;)" office:value-type="string" office:string-value="python3 &quot;/mnt/d/Documents/FEP-AI/Active Inference Podcast/SubmitToCloudWhisper_textbook.py&quot; &quot;cFPIP-01L&quot; &quot;http://crisiscenter.us/&quot; &quot;cFPIP-L01.wav&quot; | tee cFPIP-01L_m4a_transcribe.json &amp;" calcext:value-type="string">
            <text:p>python3 "/mnt/d/Documents/FEP-AI/Active Inference Podcast/SubmitToCloudWhisper_textbook.py" "cFPIP-01L" "http://crisiscenter.us/" "cFPIP-L01.wav" | tee cFPIP-01L_m4a_transcribe.json &amp;</text:p>
          </table:table-cell>
          <table:table-cell table:style-name="ce26"/>
          <table:table-cell table:style-name="ce26" office:value-type="string" calcext:value-type="string">
            <text:p>RpOrRw4EhTo</text:p>
          </table:table-cell>
          <table:table-cell table:style-name="ce26" office:value-type="string" calcext:value-type="string">
            <text:p>Physics as Information Processing <text:s/>~ Chris Fields ~ Lecture 1.mp4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1W</text:p>
          </table:table-cell>
          <table:table-cell table:style-name="ce26"/>
          <table:table-cell table:style-name="ce73" office:value-type="string" calcext:value-type="string">
            <text:p>cFPIP-L01W Physics as Information Processing ~ Ander Aguirre ~ Discussion 1.wav</text:p>
          </table:table-cell>
          <table:table-cell table:style-name="ce26" table:number-columns-repeated="12"/>
          <table:table-cell table:style-name="ce26" office:value-type="string" calcext:value-type="string">
            <text:p>AILab01/ChrisFields202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429];&quot;&quot;&quot; &quot;&quot;http://crisiscenter.us/&quot;;[.$P429];&quot;&quot;&quot; &quot;&quot;&quot;;SUBSTITUTE([.$C429];&quot;#&quot;;&quot;&quot;);&quot;&quot;&quot; | tee &quot;&quot;&quot;;[.$A429];&quot;_m4a_transcribe.json&quot;&quot; &amp;&quot;)" office:value-type="string" office:string-value="python3 &quot;/mnt/d/Documents/FEP-AI/Active Inference Podcast/SubmitToCloudWhisper_textbook.py&quot; &quot;cFPIP-01W&quot; &quot;http://crisiscenter.us/AILab01/ChrisFields2023&quot; &quot;cFPIP-L01W Physics as Information Processing ~ Ander Aguirre ~ Discussion 1.wav&quot; | tee &quot;cFPIP-01W_m4a_transcribe.json&quot; &amp;" calcext:value-type="string">
            <text:p>python3 "/mnt/d/Documents/FEP-AI/Active Inference Podcast/SubmitToCloudWhisper_textbook.py" "cFPIP-01W" "http://crisiscenter.us/AILab01/ChrisFields2023" "cFPIP-L01W Physics as Information Processing ~ Ander Aguirre ~ Discussion 1.wav" | tee "cFPIP-01W_m4a_transcribe.json" &amp;</text:p>
          </table:table-cell>
          <table:table-cell table:style-name="ce71" table:formula="of:=CONCATENATE(&quot;python3 &quot;&quot;/mnt/d/Documents/FEP-AI/Active Inference Podcast/sentencesToTranscripts.py&quot;&quot; &quot;&quot;&quot;;[.$A429];&quot;&quot;&quot; &quot;&quot;.&quot;&quot; &quot;&quot;&quot;;[.$A429];&quot;_&quot;;[.$C429];&quot;.sentences.csv&quot;&quot;&quot;;&quot; | tee &quot;;[.$A429];&quot;.m4a_transcript.json&quot;)" office:value-type="string" office:string-value="python3 &quot;/mnt/d/Documents/FEP-AI/Active Inference Podcast/sentencesToTranscripts.py&quot; &quot;cFPIP-01W&quot; &quot;.&quot; &quot;cFPIP-01W_cFPIP-L01W Physics as Information Processing ~ Ander Aguirre ~ Discussion 1.wav.sentences.csv&quot; | tee cFPIP-01W.m4a_transcript.json" calcext:value-type="string">
            <text:p>python3 "/mnt/d/Documents/FEP-AI/Active Inference Podcast/sentencesToTranscripts.py" "cFPIP-01W" "." "cFPIP-01W_cFPIP-L01W Physics as Information Processing ~ Ander Aguirre ~ Discussion 1.wav.sentences.csv" | tee cFPIP-01W.m4a_transcript.json</text:p>
          </table:table-cell>
          <table:table-cell table:style-name="ce26" office:value-type="string" calcext:value-type="string">
            <text:p>rOoTkgLI1Z8</text:p>
          </table:table-cell>
          <table:table-cell table:style-name="ce26" office:value-type="string" calcext:value-type="string">
            <text:p>Physics as Information Processing <text:s/>~ Ander Aguirre ~ Discussion 1.mp4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2L</text:p>
          </table:table-cell>
          <table:table-cell table:style-name="ce26"/>
          <table:table-cell table:style-name="ce73" office:value-type="string" calcext:value-type="string">
            <text:p>Physics as Information Processing <text:s/>~ Chris Fields ~ Lecture 2.m4a</text:p>
          </table:table-cell>
          <table:table-cell table:style-name="ce26" table:number-columns-repeated="12"/>
          <table:table-cell table:style-name="ce26" office:value-type="string" calcext:value-type="string">
            <text:p>AILab01/ChrisFields2023</text:p>
          </table:table-cell>
          <table:table-cell table:style-name="ce26"/>
          <table:table-cell table:style-name="ce45" table:formula="of:=CONCATENATE(&quot;python3 &quot;&quot;/mnt/d/Documents/FEP-AI/Active Inference Podcast/SubmitToCloudWhisper_cFPIP-02L.py&quot;&quot; &quot;&quot;&quot;;[.$A430];&quot;&quot;&quot; &quot;&quot;http://crisiscenter.us/&quot;;[.$P430];&quot;&quot;&quot; &quot;&quot;&quot;;SUBSTITUTE([.$C430];&quot;#&quot;;&quot;&quot;);&quot;&quot;&quot; | tee &quot;&quot;&quot;;[.$A430];&quot;_m4a_transcribe.json&quot;&quot; &amp;&quot;)" office:value-type="string" office:string-value="python3 &quot;/mnt/d/Documents/FEP-AI/Active Inference Podcast/SubmitToCloudWhisper_cFPIP-02L.py&quot; &quot;cFPIP-02L&quot; &quot;http://crisiscenter.us/AILab01/ChrisFields2023&quot; &quot;Physics as Information Processing  ~ Chris Fields ~ Lecture 2.m4a&quot; | tee &quot;cFPIP-02L_m4a_transcribe.json&quot; &amp;" calcext:value-type="string">
            <text:p>python3 "/mnt/d/Documents/FEP-AI/Active Inference Podcast/SubmitToCloudWhisper_cFPIP-02L.py" "cFPIP-02L" "http://crisiscenter.us/AILab01/ChrisFields2023" "Physics as Information Processing <text:s/>~ Chris Fields ~ Lecture 2.m4a" | tee "cFPIP-02L_m4a_transcribe.json" &amp;</text:p>
          </table:table-cell>
          <table:table-cell table:style-name="ce71" table:formula="of:=CONCATENATE(&quot;python3 &quot;&quot;/mnt/d/Documents/FEP-AI/Active Inference Podcast/sentencesToTranscripts.py&quot;&quot; &quot;&quot;&quot;;[.$A430];&quot;&quot;&quot; &quot;&quot;.&quot;&quot; &quot;&quot;&quot;;[.$A430];&quot;_&quot;;[.$C430];&quot;.sentences.csv&quot;&quot;&quot;;&quot; | tee &quot;;[.$A430];&quot;.m4a_transcript.json&quot;)" office:value-type="string" office:string-value="python3 &quot;/mnt/d/Documents/FEP-AI/Active Inference Podcast/sentencesToTranscripts.py&quot; &quot;cFPIP-02L&quot; &quot;.&quot; &quot;cFPIP-02L_Physics as Information Processing  ~ Chris Fields ~ Lecture 2.m4a.sentences.csv&quot; | tee cFPIP-02L.m4a_transcript.json" calcext:value-type="string">
            <text:p>python3 "/mnt/d/Documents/FEP-AI/Active Inference Podcast/sentencesToTranscripts.py" "cFPIP-02L" "." "cFPIP-02L_Physics as Information Processing <text:s/>~ Chris Fields ~ Lecture 2.m4a.sentences.csv" | tee cFPIP-02L.m4a_transcript.json</text:p>
          </table:table-cell>
          <table:table-cell table:style-name="ce26" office:value-type="string" calcext:value-type="string">
            <text:p>WkWIqpxWRM4</text:p>
          </table:table-cell>
          <table:table-cell table:style-name="ce26" office:value-type="string" calcext:value-type="string">
            <text:p>Physics as Information Processing <text:s/>~ Chris Fields ~ Lecture 2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2W</text:p>
          </table:table-cell>
          <table:table-cell table:style-name="ce26"/>
          <table:table-cell table:style-name="ce73" office:value-type="string" calcext:value-type="string">
            <text:p>Physics as Information Processing <text:s/>~ Ander Aguirre ~ Discussion 2.m4a</text:p>
          </table:table-cell>
          <table:table-cell table:style-name="ce26" table:number-columns-repeated="10"/>
          <table:table-cell table:style-name="ce31" office:value-type="string" calcext:value-type="string">
            <text:p>D:\Documents\FEP-AI\Fields, Chris\Course, 2023\02W Physics as Information Processing ~ Ander Aguirre ~ Discussion 2\YouTube</text:p>
          </table:table-cell>
          <table:table-cell table:style-name="ce26"/>
          <table:table-cell table:style-name="ce26" office:value-type="string" calcext:value-type="string">
            <text:p>AILab01/ChrisFields2023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431];&quot;&quot;&quot; &quot;&quot;http://crisiscenter.us/&quot;;[.$P431];&quot;&quot;&quot; &quot;&quot;&quot;;SUBSTITUTE([.$C431];&quot;#&quot;;&quot;&quot;);&quot;&quot;&quot; | tee &quot;&quot;&quot;;[.$A431];&quot;_m4a_transcribe.json&quot;&quot; &amp;&quot;)" office:value-type="string" office:string-value="python3 &quot;/mnt/d/Documents/FEP-AI/Active Inference Podcast/SubmitToCloudWhisper_textbook.py&quot; &quot;cFPIP-02W&quot; &quot;http://crisiscenter.us/AILab01/ChrisFields2023&quot; &quot;Physics as Information Processing  ~ Ander Aguirre ~ Discussion 2.m4a&quot; | tee &quot;cFPIP-02W_m4a_transcribe.json&quot; &amp;" calcext:value-type="string">
            <text:p>python3 "/mnt/d/Documents/FEP-AI/Active Inference Podcast/SubmitToCloudWhisper_textbook.py" "cFPIP-02W" "http://crisiscenter.us/AILab01/ChrisFields2023" "Physics as Information Processing <text:s/>~ Ander Aguirre ~ Discussion 2.m4a" | tee "cFPIP-02W_m4a_transcribe.json" &amp;</text:p>
          </table:table-cell>
          <table:table-cell table:style-name="ce71" table:formula="of:=CONCATENATE(&quot;python3 &quot;&quot;/mnt/d/Documents/FEP-AI/Active Inference Podcast/sentencesToTranscripts.py&quot;&quot; &quot;&quot;&quot;;[.$A431];&quot;&quot;&quot; &quot;&quot;.&quot;&quot; &quot;&quot;&quot;;[.$A431];&quot;_&quot;;[.$C431];&quot;.sentences.csv&quot;&quot;&quot;;&quot; | tee &quot;;[.$A431];&quot;.m4a_transcript.json&quot;)" office:value-type="string" office:string-value="python3 &quot;/mnt/d/Documents/FEP-AI/Active Inference Podcast/sentencesToTranscripts.py&quot; &quot;cFPIP-02W&quot; &quot;.&quot; &quot;cFPIP-02W_Physics as Information Processing  ~ Ander Aguirre ~ Discussion 2.m4a.sentences.csv&quot; | tee cFPIP-02W.m4a_transcript.json" calcext:value-type="string">
            <text:p>python3 "/mnt/d/Documents/FEP-AI/Active Inference Podcast/sentencesToTranscripts.py" "cFPIP-02W" "." "cFPIP-02W_Physics as Information Processing <text:s/>~ Ander Aguirre ~ Discussion 2.m4a.sentences.csv" | tee cFPIP-02W.m4a_transcript.json</text:p>
          </table:table-cell>
          <table:table-cell table:style-name="ce26" office:value-type="string" calcext:value-type="string">
            <text:p>hSj7eOYuZe4</text:p>
          </table:table-cell>
          <table:table-cell table:style-name="ce26" office:value-type="string" calcext:value-type="string">
            <text:p>Physics as Information Processing <text:s/>~ Ander Aguirre ~ Discussion 2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3L</text:p>
          </table:table-cell>
          <table:table-cell table:style-name="ce26"/>
          <table:table-cell table:style-name="ce73" office:value-type="string" calcext:value-type="string">
            <text:p>Physics as Information Processing <text:s/>~ Chris Fields ~ Lecture 3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Fields, Chris\Course, 2023\03L Physics as Information Processing ~ Chris Fields ~ Lecture 3\AssemblyAI</text:p>
          </table:table-cell>
          <table:table-cell table:style-name="ce26"/>
          <table:table-cell table:style-name="ce26" office:value-type="string" calcext:value-type="string">
            <text:p>AILab01/ChrisFields2023</text:p>
          </table:table-cell>
          <table:table-cell table:style-name="ce26"/>
          <table:table-cell table:style-name="ce45" table:formula="of:=CONCATENATE(&quot;python3 &quot;&quot;/mnt/d/Documents/FEP-AI/Active Inference Podcast/SubmitToCloudWhisper_cFPIP.py&quot;&quot; &quot;&quot;&quot;;[.$A432];&quot;&quot;&quot; &quot;&quot;http://crisiscenter.us/&quot;;[.$P432];&quot;&quot;&quot; &quot;&quot;&quot;;SUBSTITUTE([.$C432];&quot;#&quot;;&quot;&quot;);&quot;&quot;&quot; | tee &quot;&quot;&quot;;[.$A432];&quot;_m4a_transcribe.json&quot;&quot; &amp;&quot;)" office:value-type="string" office:string-value="python3 &quot;/mnt/d/Documents/FEP-AI/Active Inference Podcast/SubmitToCloudWhisper_cFPIP.py&quot; &quot;cFPIP-03L&quot; &quot;http://crisiscenter.us/AILab01/ChrisFields2023&quot; &quot;Physics as Information Processing  ~ Chris Fields ~ Lecture 3.m4a&quot; | tee &quot;cFPIP-03L_m4a_transcribe.json&quot; &amp;" calcext:value-type="string">
            <text:p>python3 "/mnt/d/Documents/FEP-AI/Active Inference Podcast/SubmitToCloudWhisper_cFPIP.py" "cFPIP-03L" "http://crisiscenter.us/AILab01/ChrisFields2023" "Physics as Information Processing <text:s/>~ Chris Fields ~ Lecture 3.m4a" | tee "cFPIP-03L_m4a_transcribe.json" &amp;</text:p>
          </table:table-cell>
          <table:table-cell table:style-name="ce71" table:formula="of:=CONCATENATE(&quot;python3 &quot;&quot;/mnt/d/Documents/FEP-AI/Active Inference Podcast/sentencesToTranscripts.py&quot;&quot; &quot;&quot;&quot;;[.$A432];&quot;&quot;&quot; &quot;&quot;.&quot;&quot; &quot;&quot;&quot;;[.$A432];&quot;_&quot;;[.$C432];&quot;.sentences.csv&quot;&quot;&quot;;&quot; | tee &quot;;[.$A432];&quot;.m4a_transcript.json&quot;)" office:value-type="string" office:string-value="python3 &quot;/mnt/d/Documents/FEP-AI/Active Inference Podcast/sentencesToTranscripts.py&quot; &quot;cFPIP-03L&quot; &quot;.&quot; &quot;cFPIP-03L_Physics as Information Processing  ~ Chris Fields ~ Lecture 3.m4a.sentences.csv&quot; | tee cFPIP-03L.m4a_transcript.json" calcext:value-type="string">
            <text:p>python3 "/mnt/d/Documents/FEP-AI/Active Inference Podcast/sentencesToTranscripts.py" "cFPIP-03L" "." "cFPIP-03L_Physics as Information Processing <text:s/>~ Chris Fields ~ Lecture 3.m4a.sentences.csv" | tee cFPIP-03L.m4a_transcript.json</text:p>
          </table:table-cell>
          <table:table-cell table:style-name="ce26" office:value-type="string" calcext:value-type="string">
            <text:p>TOZp_XNYijQ</text:p>
          </table:table-cell>
          <table:table-cell table:style-name="ce26" office:value-type="string" calcext:value-type="string">
            <text:p>Physics as Information Processing <text:s/>~ Chris Fields ~ Lecture 3.mkv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3W</text:p>
          </table:table-cell>
          <table:table-cell table:style-name="ce26"/>
          <table:table-cell table:style-name="ce73" office:value-type="string" calcext:value-type="string">
            <text:p>Physics as Information Processing <text:s/>~ Ander Aguirre ~ Discussion 3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Fields, Chris\Course, 2023\03W Physics as Information Processing ~ Ander Aguirre ~ Discussion 3\YouTube</text:p>
          </table:table-cell>
          <table:table-cell table:style-name="ce26"/>
          <table:table-cell table:style-name="ce26" office:value-type="string" calcext:value-type="string">
            <text:p>AILab01/ChrisFields2023</text:p>
          </table:table-cell>
          <table:table-cell table:style-name="ce26"/>
          <table:table-cell table:style-name="ce45" table:formula="of:=CONCATENATE(&quot;python3 &quot;&quot;/mnt/d/Documents/FEP-AI/Active Inference Podcast/SubmitToCloudWhisper_cFPIP.py&quot;&quot; &quot;&quot;&quot;;[.$A433];&quot;&quot;&quot; &quot;&quot;http://crisiscenter.us/&quot;;[.$P433];&quot;&quot;&quot; &quot;&quot;&quot;;SUBSTITUTE([.$C433];&quot;#&quot;;&quot;&quot;);&quot;&quot;&quot; | tee &quot;&quot;&quot;;[.$A433];&quot;_m4a_transcribe.json&quot;&quot; &amp;&quot;)" office:value-type="string" office:string-value="python3 &quot;/mnt/d/Documents/FEP-AI/Active Inference Podcast/SubmitToCloudWhisper_cFPIP.py&quot; &quot;cFPIP-03W&quot; &quot;http://crisiscenter.us/AILab01/ChrisFields2023&quot; &quot;Physics as Information Processing  ~ Ander Aguirre ~ Discussion 3.m4a&quot; | tee &quot;cFPIP-03W_m4a_transcribe.json&quot; &amp;" calcext:value-type="string">
            <text:p>python3 "/mnt/d/Documents/FEP-AI/Active Inference Podcast/SubmitToCloudWhisper_cFPIP.py" "cFPIP-03W" "http://crisiscenter.us/AILab01/ChrisFields2023" "Physics as Information Processing <text:s/>~ Ander Aguirre ~ Discussion 3.m4a" | tee "cFPIP-03W_m4a_transcribe.json" &amp;</text:p>
          </table:table-cell>
          <table:table-cell table:style-name="ce71" table:formula="of:=CONCATENATE(&quot;python3 &quot;&quot;/mnt/d/Documents/FEP-AI/Active Inference Podcast/sentencesToTranscripts.py&quot;&quot; &quot;&quot;&quot;;[.$A433];&quot;&quot;&quot; &quot;&quot;.&quot;&quot; &quot;&quot;&quot;;[.$A433];&quot;_&quot;;[.$C433];&quot;.sentences.csv&quot;&quot;&quot;;&quot; | tee &quot;;[.$A433];&quot;.m4a_transcript.json&quot;)" office:value-type="string" office:string-value="python3 &quot;/mnt/d/Documents/FEP-AI/Active Inference Podcast/sentencesToTranscripts.py&quot; &quot;cFPIP-03W&quot; &quot;.&quot; &quot;cFPIP-03W_Physics as Information Processing  ~ Ander Aguirre ~ Discussion 3.m4a.sentences.csv&quot; | tee cFPIP-03W.m4a_transcript.json" calcext:value-type="string">
            <text:p>python3 "/mnt/d/Documents/FEP-AI/Active Inference Podcast/sentencesToTranscripts.py" "cFPIP-03W" "." "cFPIP-03W_Physics as Information Processing <text:s/>~ Ander Aguirre ~ Discussion 3.m4a.sentences.csv" | tee cFPIP-03W.m4a_transcript.json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cFPIP-04L</text:p>
          </table:table-cell>
          <table:table-cell table:style-name="ce26"/>
          <table:table-cell table:style-name="ce73" office:value-type="string" calcext:value-type="string">
            <text:p>Physics as Information Processing <text:s/>~ Chris Fields ~ Lecture 4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Fields, Chris\Course, 2023\04L Physics as Information Processing ~ Chris Fields ~ Lecture 4</text:p>
          </table:table-cell>
          <table:table-cell table:style-name="ce26"/>
          <table:table-cell table:style-name="ce26" office:value-type="string" calcext:value-type="string">
            <text:p>AILab01/ChrisFields2023</text:p>
          </table:table-cell>
          <table:table-cell table:style-name="ce26"/>
          <table:table-cell table:style-name="ce45" table:formula="of:=CONCATENATE(&quot;python3 &quot;&quot;/mnt/d/Documents/FEP-AI/Active Inference Podcast/SubmitToCloudWhisper_cFPIP.py&quot;&quot; &quot;&quot;&quot;;[.$A434];&quot;&quot;&quot; &quot;&quot;http://crisiscenter.us/&quot;;[.$P434];&quot;&quot;&quot; &quot;&quot;&quot;;SUBSTITUTE([.$C434];&quot;#&quot;;&quot;&quot;);&quot;&quot;&quot; | tee &quot;&quot;&quot;;[.$A434];&quot;_m4a_transcribe.json&quot;&quot; &amp;&quot;)" office:value-type="string" office:string-value="python3 &quot;/mnt/d/Documents/FEP-AI/Active Inference Podcast/SubmitToCloudWhisper_cFPIP.py&quot; &quot;cFPIP-04L&quot; &quot;http://crisiscenter.us/AILab01/ChrisFields2023&quot; &quot;Physics as Information Processing  ~ Chris Fields ~ Lecture 4.m4a&quot; | tee &quot;cFPIP-04L_m4a_transcribe.json&quot; &amp;" calcext:value-type="string">
            <text:p>python3 "/mnt/d/Documents/FEP-AI/Active Inference Podcast/SubmitToCloudWhisper_cFPIP.py" "cFPIP-04L" "http://crisiscenter.us/AILab01/ChrisFields2023" "Physics as Information Processing <text:s/>~ Chris Fields ~ Lecture 4.m4a" | tee "cFPIP-04L_m4a_transcribe.json" &amp;</text:p>
          </table:table-cell>
          <table:table-cell table:style-name="ce71" table:formula="of:=CONCATENATE(&quot;python3 &quot;&quot;/mnt/d/Documents/FEP-AI/Active Inference Podcast/sentencesToTranscripts.py&quot;&quot; &quot;&quot;&quot;;[.$A434];&quot;&quot;&quot; &quot;&quot;.&quot;&quot; &quot;&quot;&quot;;[.$A434];&quot;_&quot;;[.$C434];&quot;.sentences.csv&quot;&quot;&quot;;&quot; | tee &quot;;[.$A434];&quot;.m4a_transcript.json&quot;)" office:value-type="string" office:string-value="python3 &quot;/mnt/d/Documents/FEP-AI/Active Inference Podcast/sentencesToTranscripts.py&quot; &quot;cFPIP-04L&quot; &quot;.&quot; &quot;cFPIP-04L_Physics as Information Processing  ~ Chris Fields ~ Lecture 4.m4a.sentences.csv&quot; | tee cFPIP-04L.m4a_transcript.json" calcext:value-type="string">
            <text:p>python3 "/mnt/d/Documents/FEP-AI/Active Inference Podcast/sentencesToTranscripts.py" "cFPIP-04L" "." "cFPIP-04L_Physics as Information Processing <text:s/>~ Chris Fields ~ Lecture 4.m4a.sentences.csv" | tee cFPIP-04L.m4a_transcript.json</text:p>
          </table:table-cell>
          <table:table-cell table:style-name="ce26" office:value-type="string" calcext:value-type="string">
            <text:p>k55mAFCIQ60</text:p>
          </table:table-cell>
          <table:table-cell table:style-name="ce73" office:value-type="string" calcext:value-type="string">
            <text:p>Physics as Information Processing <text:s/>~ Chris Fields ~ Lecture 4.m4a</text:p>
          </table:table-cell>
          <table:table-cell table:style-name="ce26" table:number-columns-repeated="14"/>
          <table:table-cell table:number-columns-repeated="16349"/>
        </table:table-row>
        <table:table-row table:style-name="ro3" table:number-rows-repeated="7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71"/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190401</text:p>
          </table:table-cell>
          <table:table-cell table:style-name="ce26"/>
          <table:table-cell table:style-name="ce34" office:value-type="string" calcext:value-type="string">
            <text:p>WiR w. Doooovid - Episode 1 - 01-04-2019</text:p>
          </table:table-cell>
          <table:table-cell table:style-name="ce26" table:number-columns-repeated="14"/>
          <table:table-cell table:style-name="ce45"/>
          <table:table-cell table:style-name="ce26"/>
          <table:table-cell table:style-name="ce26" office:value-type="string" calcext:value-type="string">
            <text:p>NPHt9xnwHgM</text:p>
          </table:table-cell>
          <table:table-cell table:style-name="ce26" office:value-type="string" calcext:value-type="string">
            <text:p>WiR w. Doooovid - Episode 1 - 01-04-2019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424</text:p>
          </table:table-cell>
          <table:table-cell table:style-name="ce26"/>
          <table:table-cell table:style-name="ce34" office:value-type="string" calcext:value-type="string">
            <text:p>Week in Review - Dangers of E-Personality, History of Molecular Biology &amp; Elliott on Selling Books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43];&quot;&quot;&quot; &quot;&quot;.&quot;&quot; &quot;&quot;&quot;;SUBSTITUTE([.$C443];&quot;#&quot;;&quot;&quot;);&quot;&quot;&quot; | tee &quot;&quot;&quot;;[.$C443];&quot;_whisper.json&quot;&quot; &amp;&quot;)" office:value-type="string" office:string-value="python3 &quot;/mnt/d/Documents/FEP-AI/Active Inference Podcast/RunLocalWhisper.py&quot; &quot;doooov_20230424&quot; &quot;.&quot; &quot;Week in Review - Dangers of E-Personality, History of Molecular Biology &amp; Elliott on Selling Books&quot; | tee &quot;Week in Review - Dangers of E-Personality, History of Molecular Biology &amp; Elliott on Selling Books_whisper.json&quot; &amp;" calcext:value-type="string">
            <text:p>python3 "/mnt/d/Documents/FEP-AI/Active Inference Podcast/RunLocalWhisper.py" "doooov_20230424" "." "Week in Review - Dangers of E-Personality, History of Molecular Biology &amp; Elliott on Selling Books" | tee "Week in Review - Dangers of E-Personality, History of Molecular Biology &amp; Elliott on Selling Books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26" office:value-type="string" calcext:value-type="string">
            <text:p>O8uI7CA_ml4</text:p>
          </table:table-cell>
          <table:table-cell table:style-name="ce26" office:value-type="string" calcext:value-type="string">
            <text:p>Week in Review - Dangers of E-Personality, History of Molecular Biology &amp; Elliott on Selling Books.m4a</text:p>
          </table:table-cell>
          <table:table-cell table:style-name="ce31" table:number-columns-repeated="6"/>
          <table:table-cell table:style-name="ce26" table:number-columns-repeated="8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501</text:p>
          </table:table-cell>
          <table:table-cell table:style-name="ce26"/>
          <table:table-cell table:style-name="ce34" office:value-type="string" calcext:value-type="string">
            <text:p>Week In Review - Nature of Friendship; Schroedinger's "What is Life?"; Michael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44];&quot;&quot;&quot; &quot;&quot;.&quot;&quot; &quot;&quot;&quot;;SUBSTITUTE([.$C444];&quot;#&quot;;&quot;&quot;);&quot;&quot;&quot; | tee &quot;&quot;&quot;;[.$C444];&quot;_whisper.json&quot;&quot; &amp;&quot;)" office:value-type="string" office:string-value="python3 &quot;/mnt/d/Documents/FEP-AI/Active Inference Podcast/RunLocalWhisper.py&quot; &quot;doooov_20230501&quot; &quot;.&quot; &quot;Week In Review - Nature of Friendship; Schroedinger's &quot;What is Life?&quot;; Michael&quot; | tee &quot;Week In Review - Nature of Friendship; Schroedinger's &quot;What is Life?&quot;; Michael_whisper.json&quot; &amp;" calcext:value-type="string">
            <text:p>python3 "/mnt/d/Documents/FEP-AI/Active Inference Podcast/RunLocalWhisper.py" "doooov_20230501" "." "Week In Review - Nature of Friendship; Schroedinger's "What is Life?"; Michael" | tee "Week In Review - Nature of Friendship; Schroedinger's "What is Life?"; Michael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26" office:value-type="string" calcext:value-type="string">
            <text:p>mgN_R2MGkYs</text:p>
          </table:table-cell>
          <table:table-cell table:style-name="ce26" office:value-type="string" calcext:value-type="string">
            <text:p>Week In Review - Nature of Friendship; Schroedinger's <text:s/>What is Life ; Michael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508</text:p>
          </table:table-cell>
          <table:table-cell table:style-name="ce31"/>
          <table:table-cell table:style-name="ce86" office:value-type="string" calcext:value-type="string">
            <text:p>Week in Review <text:s/>- <text:s/>Deep Dive Into Monism, Pauli–Jung Conjecture, Advaita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45];&quot;&quot;&quot; &quot;&quot;.&quot;&quot; &quot;&quot;&quot;;SUBSTITUTE([.$C445];&quot;#&quot;;&quot;&quot;);&quot;&quot;&quot; | tee &quot;&quot;&quot;;[.$C445];&quot;_whisper.json&quot;&quot; &amp;&quot;)" office:value-type="string" office:string-value="python3 &quot;/mnt/d/Documents/FEP-AI/Active Inference Podcast/RunLocalWhisper.py&quot; &quot;doooov_20230508&quot; &quot;.&quot; &quot;Week in Review  -  Deep Dive Into Monism, Pauli–Jung Conjecture, Advaita.m4a&quot; | tee &quot;Week in Review  -  Deep Dive Into Monism, Pauli–Jung Conjecture, Advaita.m4a_whisper.json&quot; &amp;" calcext:value-type="string">
            <text:p>python3 "/mnt/d/Documents/FEP-AI/Active Inference Podcast/RunLocalWhisper.py" "doooov_20230508" "." "Week in Review <text:s/>- <text:s/>Deep Dive Into Monism, Pauli–Jung Conjecture, Advaita.m4a" | tee "Week in Review <text:s/>- <text:s/>Deep Dive Into Monism, Pauli–Jung Conjecture, Advaita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_X.py&quot;&quot; &quot;&quot;&quot;;[.$A445];&quot;&quot;&quot; &quot;&quot;.&quot;&quot; &quot;&quot;&quot;;[.$A445];&quot;_&quot;;[.$C445];&quot;.sentences.csv&quot;&quot; | tee &quot;;[.$A445];&quot;_transcript.json &amp;&quot;)" office:value-type="string" office:string-value="python3 &quot;/mnt/d/Documents/FEP-AI/Active Inference Podcast/sentencesToTranscripts_X.py&quot; &quot;doooov_20230508&quot; &quot;.&quot; &quot;doooov_20230508_Week in Review  -  Deep Dive Into Monism, Pauli–Jung Conjecture, Advaita.m4a.sentences.csv&quot; | tee doooov_20230508_transcript.json &amp;" calcext:value-type="string">
            <text:p>python3 "/mnt/d/Documents/FEP-AI/Active Inference Podcast/sentencesToTranscripts_X.py" "doooov_20230508" "." "doooov_20230508_Week in Review <text:s/>- <text:s/>Deep Dive Into Monism, Pauli–Jung Conjecture, Advaita.m4a.sentences.csv" | tee doooov_20230508_transcript.json &amp;</text:p>
          </table:table-cell>
          <table:table-cell table:style-name="ce26" office:value-type="string" calcext:value-type="string">
            <text:p>vezPJ4Yul-w</text:p>
          </table:table-cell>
          <table:table-cell table:style-name="ce26" office:value-type="string" calcext:value-type="string">
            <text:p>Week in Review <text:s/>- <text:s/>Deep Dive Into Monism, Pauli–Jung Conjecture, Advaita.m4a</text:p>
          </table:table-cell>
          <table:table-cell table:style-name="ce26" table:number-columns-repeated="14"/>
          <table:table-cell table:number-columns-repeated="16349"/>
        </table:table-row>
        <table:table-row table:style-name="ro5">
          <table:table-cell table:style-name="ce31" office:value-type="string" calcext:value-type="string">
            <text:p>doooov_20230515</text:p>
          </table:table-cell>
          <table:table-cell table:style-name="ce26"/>
          <table:table-cell table:style-name="ce35" office:value-type="string" calcext:value-type="string">
            <text:p>Week in Review - Kabbalistic Panpsychism, Forgiveness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46];&quot;&quot;&quot; &quot;&quot;.&quot;&quot; &quot;&quot;&quot;;SUBSTITUTE([.$C446];&quot;#&quot;;&quot;&quot;);&quot;&quot;&quot; | tee &quot;&quot;&quot;;[.$C446];&quot;_whisper.json&quot;&quot; &amp;&quot;)" office:value-type="string" office:string-value="python3 &quot;/mnt/d/Documents/FEP-AI/Active Inference Podcast/RunLocalWhisper.py&quot; &quot;doooov_20230515&quot; &quot;.&quot; &quot;Week in Review - Kabbalistic Panpsychism, Forgiveness.m4a&quot; | tee &quot;Week in Review - Kabbalistic Panpsychism, Forgiveness.m4a_whisper.json&quot; &amp;" calcext:value-type="string">
            <text:p>python3 "/mnt/d/Documents/FEP-AI/Active Inference Podcast/RunLocalWhisper.py" "doooov_20230515" "." "Week in Review - Kabbalistic Panpsychism, Forgiveness.m4a" | tee "Week in Review - Kabbalistic Panpsychism, Forgiveness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_X.py&quot;&quot; &quot;&quot;&quot;;[.$A446];&quot;&quot;&quot; &quot;&quot;.&quot;&quot; &quot;&quot;&quot;;[.$A446];&quot;_&quot;;[.$C446];&quot;.sentences.csv&quot;&quot; | tee &quot;;[.$A446];&quot;_transcript.json &amp;&quot;)" office:value-type="string" office:string-value="python3 &quot;/mnt/d/Documents/FEP-AI/Active Inference Podcast/sentencesToTranscripts_X.py&quot; &quot;doooov_20230515&quot; &quot;.&quot; &quot;doooov_20230515_Week in Review - Kabbalistic Panpsychism, Forgiveness.m4a.sentences.csv&quot; | tee doooov_20230515_transcript.json &amp;" calcext:value-type="string">
            <text:p>python3 "/mnt/d/Documents/FEP-AI/Active Inference Podcast/sentencesToTranscripts_X.py" "doooov_20230515" "." "doooov_20230515_Week in Review - Kabbalistic Panpsychism, Forgiveness.m4a.sentences.csv" | tee doooov_20230515_transcript.json &amp;</text:p>
          </table:table-cell>
          <table:table-cell table:style-name="ce26" office:value-type="string" calcext:value-type="string">
            <text:p>GO_6eV8HfRU</text:p>
          </table:table-cell>
          <table:table-cell table:style-name="ce26" office:value-type="string" calcext:value-type="string">
            <text:p>Week in Review - Kabbalistic Panpsychism, David Bohm, Quantum Mechanics &amp; Forgiveness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522</text:p>
          </table:table-cell>
          <table:table-cell table:style-name="ce26"/>
          <table:table-cell table:style-name="ce34" office:value-type="string" calcext:value-type="string">
            <text:p>Week in Review - Jean-Louis Bourgeois Eulogy, Elliott, Selling Books &amp; Quantum Consciousness.m4a</text:p>
          </table:table-cell>
          <table:table-cell table:style-name="ce26" table:number-columns-repeated="11"/>
          <table:table-cell table:style-name="ce71" table:formula="of:=CONCATENATE(&quot;python3 &quot;&quot;/mnt/d/Documents/FEP-AI/Active Inference Podcast/RunLocalWhisper.py&quot;&quot; &quot;&quot;&quot;;[.$A447];&quot;&quot;&quot; &quot;&quot;.&quot;&quot; &quot;&quot;&quot;;[.$C447];&quot;&quot;&quot; | tee &quot;&quot;&quot;;[.$C447];&quot;_whisper.json&quot;&quot; &amp;&quot;)" office:value-type="string" office:string-value="python3 &quot;/mnt/d/Documents/FEP-AI/Active Inference Podcast/RunLocalWhisper.py&quot; &quot;doooov_20230522&quot; &quot;.&quot; &quot;Week in Review - Jean-Louis Bourgeois Eulogy, Elliott, Selling Books &amp; Quantum Consciousness.m4a&quot; | tee &quot;Week in Review - Jean-Louis Bourgeois Eulogy, Elliott, Selling Books &amp; Quantum Consciousness.m4a_whisper.json&quot; &amp;" calcext:value-type="string">
            <text:p>python3 "/mnt/d/Documents/FEP-AI/Active Inference Podcast/RunLocalWhisper.py" "doooov_20230522" "." "Week in Review - Jean-Louis Bourgeois Eulogy, Elliott, Selling Books &amp; Quantum Consciousness.m4a" | tee "Week in Review - Jean-Louis Bourgeois Eulogy, Elliott, Selling Books &amp; Quantum Consciousness.m4a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26" office:value-type="string" calcext:value-type="string">
            <text:p>mG2kASOxlFg</text:p>
          </table:table-cell>
          <table:table-cell table:style-name="ce26" office:value-type="string" calcext:value-type="string">
            <text:p>Week in Review - Jean-Louis Bourgeois Eulogy, Elliott, Selling Books &amp; Quantum Consciousness.mp3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528</text:p>
          </table:table-cell>
          <table:table-cell table:style-name="ce26"/>
          <table:table-cell table:style-name="ce73" office:value-type="string" calcext:value-type="string">
            <text:p>2023-05-28_Week in Review.wav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448];&quot;&quot;&quot; &quot;&quot;.&quot;&quot; &quot;&quot;&quot;;[.$C448];&quot;&quot;&quot; | tee &quot;&quot;&quot;;[.$C448];&quot;_whisper.json&quot;&quot; &amp;&quot;)" office:value-type="string" office:string-value="python3 &quot;/mnt/d/Documents/FEP-AI/Active Inference Podcast/RunLocalWhisper.py&quot; &quot;doooov_20230528&quot; &quot;.&quot; &quot;2023-05-28_Week in Review.wav&quot; | tee &quot;2023-05-28_Week in Review.wav_whisper.json&quot; &amp;" calcext:value-type="string">
            <text:p>python3 "/mnt/d/Documents/FEP-AI/Active Inference Podcast/RunLocalWhisper.py" "doooov_20230528" "." "2023-05-28_Week in Review.wav" | tee "2023-05-28_Week in Review.wav_whisper.json" &amp;</text:p>
          </table:table-cell>
          <table:table-cell table:style-name="ce31" table:number-columns-repeated="2"/>
          <table:table-cell table:style-name="ce100"/>
          <table:table-cell table:style-name="ce31" table:number-columns-repeated="3"/>
          <table:table-cell table:style-name="ce26" table:number-columns-repeated="14"/>
          <table:table-cell table:style-name="Default" table:number-columns-repeated="16349"/>
        </table:table-row>
        <table:table-row table:style-name="ro3">
          <table:table-cell table:style-name="ce31" office:value-type="string" calcext:value-type="string">
            <text:p>doooov_20230604</text:p>
          </table:table-cell>
          <table:table-cell table:style-name="ce26"/>
          <table:table-cell table:style-name="ce86"/>
          <table:table-cell table:style-name="ce26" table:number-columns-repeated="12"/>
          <table:table-cell table:style-name="ce26" office:value-type="string" calcext:value-type="string">
            <text:p>Doooovid</text:p>
          </table:table-cell>
          <table:table-cell table:style-name="ce26"/>
          <table:table-cell table:style-name="ce45" table:formula="of:=CONCATENATE(&quot;python3 &quot;&quot;/mnt/d/Documents/FEP-AI/Active Inference Podcast/SubmitToCloudWhisper_BillToDave.py&quot;&quot; &quot;&quot;&quot;;[.$A449];&quot;&quot;&quot; &quot;&quot;http://crisiscenter.us/&quot;;[.$P449];&quot;&quot;&quot; &quot;&quot;&quot;;SUBSTITUTE([.$C449];&quot;#&quot;;&quot;&quot;);&quot;&quot;&quot; | tee &quot;;[.$A449];&quot;_m4a_transcribe.json &amp;&quot;)" office:value-type="string" office:string-value="python3 &quot;/mnt/d/Documents/FEP-AI/Active Inference Podcast/SubmitToCloudWhisper_BillToDave.py&quot; &quot;doooov_20230604&quot; &quot;http://crisiscenter.us/Doooovid&quot; &quot;&quot; | tee doooov_20230604_m4a_transcribe.json &amp;" calcext:value-type="string">
            <text:p>python3 "/mnt/d/Documents/FEP-AI/Active Inference Podcast/SubmitToCloudWhisper_BillToDave.py" "doooov_20230604" "http://crisiscenter.us/Doooovid" "" | tee doooov_20230604_m4a_transcribe.json &amp;</text:p>
          </table:table-cell>
          <table:table-cell table:style-name="ce26" table:formula="of:=CONCATENATE(&quot;python3 &quot;&quot;/mnt/d/Documents/FEP-AI/Active Inference Podcast/sentencesToTranscripts_X.py&quot;&quot; &quot;&quot;&quot;;[.$A449];&quot;&quot;&quot; &quot;&quot;.&quot;&quot; &quot;&quot;&quot;;[.$A449];&quot;_&quot;;[.$C449];&quot;.sentences.csv&quot;&quot; | tee &quot;;[.$A449];&quot;_transcript.json &amp;&quot;)" office:value-type="string" office:string-value="python3 &quot;/mnt/d/Documents/FEP-AI/Active Inference Podcast/sentencesToTranscripts_X.py&quot; &quot;doooov_20230604&quot; &quot;.&quot; &quot;doooov_20230604_.sentences.csv&quot; | tee doooov_20230604_transcript.json &amp;" calcext:value-type="string">
            <text:p>python3 "/mnt/d/Documents/FEP-AI/Active Inference Podcast/sentencesToTranscripts_X.py" "doooov_20230604" "." "doooov_20230604_.sentences.csv" | tee doooov_20230604_transcript.json &amp;</text:p>
          </table:table-cell>
          <table:table-cell table:style-name="ce31" office:value-type="string" calcext:value-type="string">
            <text:p>ELNlD7MKuE0</text:p>
          </table:table-cell>
          <table:table-cell table:style-name="ce26" office:value-type="string" calcext:value-type="string">
            <text:p>Week in Review - Cognitive Revolution, Psychology, Neuroscience &amp; Kuhn, Chess Books &amp; Coaching.m4a</text:p>
          </table:table-cell>
          <table:table-cell table:style-name="ce26" table:number-columns-repeated="14"/>
          <table:table-cell table:style-name="Default" table:number-columns-repeated="16349"/>
        </table:table-row>
        <table:table-row table:style-name="ro3">
          <table:table-cell table:style-name="ce31" office:value-type="string" calcext:value-type="string">
            <text:p>doooov_20230604-01</text:p>
          </table:table-cell>
          <table:table-cell table:style-name="ce26"/>
          <table:table-cell table:style-name="ce86" office:value-type="string" calcext:value-type="string">
            <text:p>Week in Review - Cognitive Revolution, Psychology, Neuroscience &amp; Kuhn_01-01_Intro.wav</text:p>
          </table:table-cell>
          <table:table-cell table:style-name="ce26" table:number-columns-repeated="12"/>
          <table:table-cell table:style-name="ce26" office:value-type="string" calcext:value-type="string">
            <text:p>Doooovid</text:p>
          </table:table-cell>
          <table:table-cell table:style-name="ce26"/>
          <table:table-cell table:style-name="ce45" table:formula="of:=CONCATENATE(&quot;python3 &quot;&quot;/mnt/d/Documents/FEP-AI/Active Inference Podcast/SubmitToCloudWhisper_BillToDave.py&quot;&quot; &quot;&quot;&quot;;[.$A450];&quot;&quot;&quot; &quot;&quot;http://crisiscenter.us/&quot;;[.$P450];&quot;&quot;&quot; &quot;&quot;&quot;;SUBSTITUTE([.$C450];&quot;#&quot;;&quot;&quot;);&quot;&quot;&quot; | tee &quot;;[.$A450];&quot;_m4a_transcribe.json &amp;&quot;)" office:value-type="string" office:string-value="python3 &quot;/mnt/d/Documents/FEP-AI/Active Inference Podcast/SubmitToCloudWhisper_BillToDave.py&quot; &quot;doooov_20230604-01&quot; &quot;http://crisiscenter.us/Doooovid&quot; &quot;Week in Review - Cognitive Revolution, Psychology, Neuroscience &amp; Kuhn_01-01_Intro.wav&quot; | tee doooov_20230604-01_m4a_transcribe.json &amp;" calcext:value-type="string">
            <text:p>python3 "/mnt/d/Documents/FEP-AI/Active Inference Podcast/SubmitToCloudWhisper_BillToDave.py" "doooov_20230604-01" "http://crisiscenter.us/Doooovid" "Week in Review - Cognitive Revolution, Psychology, Neuroscience &amp; Kuhn_01-01_Intro.wav" | tee doooov_20230604-01_m4a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450];&quot;&quot;&quot; &quot;&quot;.&quot;&quot; &quot;&quot;&quot;;[.$A450];&quot;_&quot;;[.$C450];&quot;.sentences.csv&quot;&quot; | tee &quot;;[.$A450];&quot;_transcript.json &amp;&quot;)" office:value-type="string" office:string-value="python3 &quot;/mnt/d/Documents/FEP-AI/Active Inference Podcast/sentencesToTranscripts.py&quot; &quot;doooov_20230604-01&quot; &quot;.&quot; &quot;doooov_20230604-01_Week in Review - Cognitive Revolution, Psychology, Neuroscience &amp; Kuhn_01-01_Intro.wav.sentences.csv&quot; | tee doooov_20230604-01_transcript.json &amp;" calcext:value-type="string">
            <text:p>python3 "/mnt/d/Documents/FEP-AI/Active Inference Podcast/sentencesToTranscripts.py" "doooov_20230604-01" "." "doooov_20230604-01_Week in Review - Cognitive Revolution, Psychology, Neuroscience &amp; Kuhn_01-01_Intro.wav.sentences.csv" | tee doooov_20230604-01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604-1-08</text:p>
          </table:table-cell>
          <table:table-cell table:style-name="ce26"/>
          <table:table-cell table:style-name="ce73" office:value-type="string" calcext:value-type="string">
            <text:p>2023-06-04 Week in Review - Cognitive Revolution, Psychology, Neuroscience &amp; Kuhn, Chess Books, Coaching-1-08.wav</text:p>
          </table:table-cell>
          <table:table-cell table:style-name="ce26" table:number-columns-repeated="12"/>
          <table:table-cell table:style-name="ce26" office:value-type="string" calcext:value-type="string">
            <text:p>Doooovid</text:p>
          </table:table-cell>
          <table:table-cell table:style-name="ce26"/>
          <table:table-cell table:style-name="ce45" table:formula="of:=CONCATENATE(&quot;python3 &quot;&quot;/mnt/d/Documents/FEP-AI/Active Inference Podcast/SubmitToCloudWhisper_BillToDave.py&quot;&quot; &quot;&quot;&quot;;[.$A451];&quot;&quot;&quot; &quot;&quot;http://crisiscenter.us/&quot;;[.$P451];&quot;&quot;&quot; &quot;&quot;&quot;;SUBSTITUTE([.$C451];&quot;#&quot;;&quot;&quot;);&quot;&quot;&quot; | tee &quot;;[.$A451];&quot;_wav_transcribe.json &amp;&quot;)" office:value-type="string" office:string-value="python3 &quot;/mnt/d/Documents/FEP-AI/Active Inference Podcast/SubmitToCloudWhisper_BillToDave.py&quot; &quot;doooov_20230604-1-08&quot; &quot;http://crisiscenter.us/Doooovid&quot; &quot;2023-06-04 Week in Review - Cognitive Revolution, Psychology, Neuroscience &amp; Kuhn, Chess Books, Coaching-1-08.wav&quot; | tee doooov_20230604-1-08_wav_transcribe.json &amp;" calcext:value-type="string">
            <text:p>python3 "/mnt/d/Documents/FEP-AI/Active Inference Podcast/SubmitToCloudWhisper_BillToDave.py" "doooov_20230604-1-08" "http://crisiscenter.us/Doooovid" "2023-06-04 Week in Review - Cognitive Revolution, Psychology, Neuroscience &amp; Kuhn, Chess Books, Coaching-1-08.wav" | tee doooov_20230604-1-08_wav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451];&quot;&quot;&quot; &quot;&quot;.&quot;&quot; &quot;&quot;&quot;;[.$A451];&quot;_&quot;;[.$C451];&quot;.sentences.csv&quot;&quot; | tee &quot;;[.$A451];&quot;_transcript.json &amp;&quot;)" office:value-type="string" office:string-value="python3 &quot;/mnt/d/Documents/FEP-AI/Active Inference Podcast/sentencesToTranscripts.py&quot; &quot;doooov_20230604-1-08&quot; &quot;.&quot; &quot;doooov_20230604-1-08_2023-06-04 Week in Review - Cognitive Revolution, Psychology, Neuroscience &amp; Kuhn, Chess Books, Coaching-1-08.wav.sentences.csv&quot; | tee doooov_20230604-1-08_transcript.json &amp;" calcext:value-type="string">
            <text:p>python3 "/mnt/d/Documents/FEP-AI/Active Inference Podcast/sentencesToTranscripts.py" "doooov_20230604-1-08" "." "doooov_20230604-1-08_2023-06-04 Week in Review - Cognitive Revolution, Psychology, Neuroscience &amp; Kuhn, Chess Books, Coaching-1-08.wav.sentences.csv" | tee doooov_20230604-1-08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604-1-08A</text:p>
          </table:table-cell>
          <table:table-cell table:style-name="ce26"/>
          <table:table-cell table:style-name="ce73" office:value-type="string" calcext:value-type="string">
            <text:p>2023-06-04 Week in Review - Rap with Dave-1-08A.wav</text:p>
          </table:table-cell>
          <table:table-cell table:style-name="ce26" table:number-columns-repeated="12"/>
          <table:table-cell table:style-name="ce26" office:value-type="string" calcext:value-type="string">
            <text:p>Doooovid</text:p>
          </table:table-cell>
          <table:table-cell table:style-name="ce26"/>
          <table:table-cell table:style-name="ce45" table:formula="of:=CONCATENATE(&quot;python3 &quot;&quot;/mnt/d/Documents/FEP-AI/Active Inference Podcast/SubmitToCloudWhisper_BillToDave.py&quot;&quot; &quot;&quot;&quot;;[.$A452];&quot;&quot;&quot; &quot;&quot;http://crisiscenter.us/&quot;;[.$P452];&quot;&quot;&quot; &quot;&quot;&quot;;SUBSTITUTE([.$C452];&quot;#&quot;;&quot;&quot;);&quot;&quot;&quot; | tee &quot;;[.$A452];&quot;_wav_transcribe.json &amp;&quot;)" office:value-type="string" office:string-value="python3 &quot;/mnt/d/Documents/FEP-AI/Active Inference Podcast/SubmitToCloudWhisper_BillToDave.py&quot; &quot;doooov_20230604-1-08A&quot; &quot;http://crisiscenter.us/Doooovid&quot; &quot;2023-06-04 Week in Review - Rap with Dave-1-08A.wav&quot; | tee doooov_20230604-1-08A_wav_transcribe.json &amp;" calcext:value-type="string">
            <text:p>python3 "/mnt/d/Documents/FEP-AI/Active Inference Podcast/SubmitToCloudWhisper_BillToDave.py" "doooov_20230604-1-08A" "http://crisiscenter.us/Doooovid" "2023-06-04 Week in Review - Rap with Dave-1-08A.wav" | tee doooov_20230604-1-08A_wav_transcribe.json &amp;</text:p>
          </table:table-cell>
          <table:table-cell table:style-name="ce26" table:formula="of:=CONCATENATE(&quot;python3 &quot;&quot;/mnt/d/Documents/FEP-AI/Active Inference Podcast/sentencesToTranscripts.py&quot;&quot; &quot;&quot;&quot;;[.$A452];&quot;&quot;&quot; &quot;&quot;.&quot;&quot; &quot;&quot;&quot;;[.$A452];&quot;_&quot;;[.$C452];&quot;.sentences.csv&quot;&quot; | tee &quot;;[.$A452];&quot;_transcript.json &amp;&quot;)" office:value-type="string" office:string-value="python3 &quot;/mnt/d/Documents/FEP-AI/Active Inference Podcast/sentencesToTranscripts.py&quot; &quot;doooov_20230604-1-08A&quot; &quot;.&quot; &quot;doooov_20230604-1-08A_2023-06-04 Week in Review - Rap with Dave-1-08A.wav.sentences.csv&quot; | tee doooov_20230604-1-08A_transcript.json &amp;" calcext:value-type="string">
            <text:p>python3 "/mnt/d/Documents/FEP-AI/Active Inference Podcast/sentencesToTranscripts.py" "doooov_20230604-1-08A" "." "doooov_20230604-1-08A_2023-06-04 Week in Review - Rap with Dave-1-08A.wav.sentences.csv" | tee doooov_20230604-1-08A_transcript.json &amp;</text:p>
          </table:table-cell>
          <table:table-cell table:style-name="ce26" table:number-columns-repeated="16"/>
          <table:table-cell table:number-columns-repeated="16349"/>
        </table:table-row>
        <table:table-row table:style-name="ro3">
          <table:table-cell table:style-name="ce26" office:value-type="string" calcext:value-type="string">
            <text:p>lvCon-15</text:p>
          </table:table-cell>
          <table:table-cell table:style-name="ce26"/>
          <table:table-cell table:style-name="ce73" office:value-type="string" calcext:value-type="string">
            <text:p>Conversation with Richard Watson, Mark Solms, and Michael Levin #2.m4a</text:p>
          </table:table-cell>
          <table:table-cell table:style-name="ce26" table:number-columns-repeated="12"/>
          <table:table-cell table:style-name="ce73" table:formula="of:=CONCATENATE(&quot;python3 &quot;&quot;/mnt/d/Documents/FEP-AI/Active Inference Podcast/RunLocalWhisper.py&quot;&quot; &quot;&quot;&quot;;[.$A453];&quot;&quot;&quot; &quot;&quot;.&quot;&quot; &quot;&quot;&quot;;[.$C453];&quot;&quot;&quot; | tee &quot;&quot;&quot;;[.$C453];&quot;_transcript.json&quot;&quot;&quot;)" office:value-type="string" office:string-value="python3 &quot;/mnt/d/Documents/FEP-AI/Active Inference Podcast/RunLocalWhisper.py&quot; &quot;lvCon-15&quot; &quot;.&quot; &quot;Conversation with Richard Watson, Mark Solms, and Michael Levin #2.m4a&quot; | tee &quot;Conversation with Richard Watson, Mark Solms, and Michael Levin #2.m4a_transcript.json&quot;" calcext:value-type="string">
            <text:p>python3 "/mnt/d/Documents/FEP-AI/Active Inference Podcast/RunLocalWhisper.py" "lvCon-15" "." "Conversation with Richard Watson, Mark Solms, and Michael Levin #2.m4a" | tee "Conversation with Richard Watson, Mark Solms, and Michael Levin #2.m4a_transcript.json"</text:p>
          </table:table-cell>
          <table:table-cell table:style-name="ce26"/>
          <table:table-cell table:style-name="ce45"/>
          <table:table-cell table:style-name="ce71" table:formula="of:=CONCATENATE(&quot;python3 &quot;&quot;/mnt/d/Documents/FEP-AI/Active Inference Podcast/sentencesToTranscripts.py&quot;&quot; &quot;&quot;&quot;;[.$A453];&quot;&quot;&quot; &quot;&quot;.&quot;&quot; &quot;&quot;&quot;;[.$A453];&quot;_&quot;;[.$C453];&quot;.sentences.csv&quot;&quot;&quot;;&quot;&quot;&quot; &quot;&quot;.&quot;&quot; &quot;&quot;&quot;;[.$A453];&quot;_&quot;;[.$C453];&quot;.en.srt&quot;&quot;&quot;;&quot; | tee &quot;;[.$A453];&quot;.m4a_transcript.json &amp;&quot;)" office:value-type="string" office:string-value="python3 &quot;/mnt/d/Documents/FEP-AI/Active Inference Podcast/sentencesToTranscripts.py&quot; &quot;lvCon-15&quot; &quot;.&quot; &quot;lvCon-15_Conversation with Richard Watson, Mark Solms, and Michael Levin #2.m4a.sentences.csv&quot;&quot; &quot;.&quot; &quot;lvCon-15_Conversation with Richard Watson, Mark Solms, and Michael Levin #2.m4a.en.srt&quot; | tee lvCon-15.m4a_transcript.json &amp;" calcext:value-type="string">
            <text:p>python3 "/mnt/d/Documents/FEP-AI/Active Inference Podcast/sentencesToTranscripts.py" "lvCon-15" "." "lvCon-15_Conversation with Richard Watson, Mark Solms, and Michael Levin #2.m4a.sentences.csv"" "." "lvCon-15_Conversation with Richard Watson, Mark Solms, and Michael Levin #2.m4a.en.srt" | tee lvCon-15.m4a_transcript.json &amp;</text:p>
          </table:table-cell>
          <table:table-cell table:style-name="ce26" table:number-columns-repeated="16"/>
          <table:table-cell table:style-name="Default" table:number-columns-repeated="16349"/>
        </table:table-row>
        <table:table-row table:style-name="ro3">
          <table:table-cell table:style-name="ce31" office:value-type="string" calcext:value-type="string">
            <text:p>doooov_20230612-01</text:p>
          </table:table-cell>
          <table:table-cell table:style-name="ce26"/>
          <table:table-cell table:style-name="ce73" office:value-type="string" calcext:value-type="string">
            <text:p>2023-05-28_Week in Review.wav</text:p>
          </table:table-cell>
          <table:table-cell table:style-name="ce26" table:number-columns-repeated="12"/>
          <table:table-cell table:style-name="ce73"/>
          <table:table-cell table:style-name="ce26"/>
          <table:table-cell table:style-name="ce45"/>
          <table:table-cell table:style-name="ce26" table:formula="of:=CONCATENATE(&quot;python3 &quot;&quot;/mnt/d/Documents/FEP-AI/Active Inference Podcast/sentencesToTranscripts.py&quot;&quot; &quot;&quot;&quot;;[.$A455];&quot;&quot;&quot; &quot;&quot;.&quot;&quot; &quot;&quot;&quot;;[.$A455];&quot;_&quot;;[.$C454];&quot;.sentences.csv&quot;&quot; | tee &quot;;[.$A455];&quot;.m4a_transcript.json&quot;)" office:value-type="string" office:string-value="python3 &quot;/mnt/d/Documents/FEP-AI/Active Inference Podcast/sentencesToTranscripts.py&quot; &quot;doooov_20230625-01&quot; &quot;.&quot; &quot;doooov_20230625-01_2023-05-28_Week in Review.wav.sentences.csv&quot; | tee doooov_20230625-01.m4a_transcript.json" calcext:value-type="string">
            <text:p>python3 "/mnt/d/Documents/FEP-AI/Active Inference Podcast/sentencesToTranscripts.py" "doooov_20230625-01" "." "doooov_20230625-01_2023-05-28_Week in Review.wav.sentences.csv" | tee doooov_20230625-01.m4a_transcript.json</text:p>
          </table:table-cell>
          <table:table-cell table:style-name="ce26" table:number-columns-repeated="16"/>
          <table:table-cell table:style-name="Default" table:number-columns-repeated="16349"/>
        </table:table-row>
        <table:table-row table:style-name="ro3">
          <table:table-cell table:style-name="ce31" office:value-type="string" calcext:value-type="string">
            <text:p>doooov_20230625-01</text:p>
          </table:table-cell>
          <table:table-cell table:style-name="ce31"/>
          <table:table-cell table:style-name="ce86" office:value-type="string" calcext:value-type="string">
            <text:p>Week in Review 6-25-23 - Multiple Truth Hypothesis.wav</text:p>
          </table:table-cell>
          <table:table-cell table:style-name="ce31" table:number-columns-repeated="10"/>
          <table:table-cell table:style-name="ce31" office:value-type="string" calcext:value-type="string">
            <text:p>D:\Documents\Religion\Judaism, Kabbalah\Doooovid\2023-06-25</text:p>
          </table:table-cell>
          <table:table-cell table:style-name="ce71" table:formula="of:=CONCATENATE(&quot;python3 &quot;&quot;/mnt/d/Documents/FEP-AI/Active Inference Podcast/RunLocalWhisper.py&quot;&quot; &quot;&quot;&quot;;[.$A455];&quot;&quot;&quot; &quot;&quot;.&quot;&quot; &quot;&quot;&quot;;[.$C455];&quot;&quot;&quot; | tee &quot;&quot;&quot;;[.$C455];&quot;_whisper.json&quot;&quot; &amp;&quot;)" office:value-type="string" office:string-value="python3 &quot;/mnt/d/Documents/FEP-AI/Active Inference Podcast/RunLocalWhisper.py&quot; &quot;doooov_20230625-01&quot; &quot;.&quot; &quot;Week in Review 6-25-23 - Multiple Truth Hypothesis.wav&quot; | tee &quot;Week in Review 6-25-23 - Multiple Truth Hypothesis.wav_whisper.json&quot; &amp;" calcext:value-type="string">
            <text:p>python3 "/mnt/d/Documents/FEP-AI/Active Inference Podcast/RunLocalWhisper.py" "doooov_20230625-01" "." "Week in Review 6-25-23 - Multiple Truth Hypothesis.wav" | tee "Week in Review 6-25-23 - Multiple Truth Hypothesis.wav_whisper.json" &amp;</text:p>
          </table:table-cell>
          <table:table-cell table:style-name="ce31" table:number-columns-repeated="2"/>
          <table:table-cell table:style-name="ce100"/>
          <table:table-cell table:style-name="ce31" table:number-columns-repeated="17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702</text:p>
          </table:table-cell>
          <table:table-cell table:style-name="ce31"/>
          <table:table-cell table:style-name="ce86" office:value-type="string" calcext:value-type="string">
            <text:p>Week in Review 7-2-23 - Theories of Truth, Explanatory Power &amp; Inference to the Best Explanation.m4a</text:p>
          </table:table-cell>
          <table:table-cell table:style-name="ce31" table:number-columns-repeated="10"/>
          <table:table-cell table:style-name="ce31" office:value-type="string" calcext:value-type="string">
            <text:p>D:\Documents\Religion\Judaism, Kabbalah\Doooovid\2023-07-02</text:p>
          </table:table-cell>
          <table:table-cell table:style-name="ce71" table:formula="of:=CONCATENATE(&quot;python3 &quot;&quot;/mnt/d/Documents/FEP-AI/Active Inference Podcast/RunLocalWhisper.py&quot;&quot; &quot;&quot;&quot;;[.$A456];&quot;&quot;&quot; &quot;&quot;.&quot;&quot; &quot;&quot;&quot;;[.$C456];&quot;&quot;&quot; | tee &quot;&quot;&quot;;[.$C456];&quot;_whisper.json&quot;&quot; &amp;&quot;)" office:value-type="string" office:string-value="python3 &quot;/mnt/d/Documents/FEP-AI/Active Inference Podcast/RunLocalWhisper.py&quot; &quot;doooov_20230702&quot; &quot;.&quot; &quot;Week in Review 7-2-23 - Theories of Truth, Explanatory Power &amp; Inference to the Best Explanation.m4a&quot; | tee &quot;Week in Review 7-2-23 - Theories of Truth, Explanatory Power &amp; Inference to the Best Explanation.m4a_whisper.json&quot; &amp;" calcext:value-type="string">
            <text:p>python3 "/mnt/d/Documents/FEP-AI/Active Inference Podcast/RunLocalWhisper.py" "doooov_20230702" "." "Week in Review 7-2-23 - Theories of Truth, Explanatory Power &amp; Inference to the Best Explanation.m4a" | tee "Week in Review 7-2-23 - Theories of Truth, Explanatory Power &amp; Inference to the Best Explanation.m4a_whisper.json" &amp;</text:p>
          </table:table-cell>
          <table:table-cell table:style-name="ce31" table:number-columns-repeated="2"/>
          <table:table-cell table:style-name="ce100"/>
          <table:table-cell table:style-name="ce31" table:number-columns-repeated="17"/>
          <table:table-cell table:number-columns-repeated="16349"/>
        </table:table-row>
        <table:table-row table:style-name="ro3">
          <table:table-cell table:style-name="ce31" office:value-type="string" calcext:value-type="string">
            <text:p>doooov_20230709</text:p>
          </table:table-cell>
          <table:table-cell table:style-name="ce31"/>
          <table:table-cell table:style-name="ce86" office:value-type="string" calcext:value-type="string">
            <text:p>Week in Review 2023-07-09 - Deep Dive into Truth - From Virtue to Law, History, Science &amp; Philosophy.m4a</text:p>
          </table:table-cell>
          <table:table-cell table:style-name="ce31" table:number-columns-repeated="10"/>
          <table:table-cell table:style-name="ce31" office:value-type="string" calcext:value-type="string">
            <text:p>D:\Documents\Religion\Judaism, Kabbalah\Doooovid\2023-07-09</text:p>
          </table:table-cell>
          <table:table-cell table:style-name="ce71" table:formula="of:=CONCATENATE(&quot;python3 &quot;&quot;/mnt/d/Documents/FEP-AI/Active Inference Podcast/RunLocalWhisper.py&quot;&quot; &quot;&quot;&quot;;[.$A457];&quot;&quot;&quot; &quot;&quot;.&quot;&quot; &quot;&quot;&quot;;[.$C457];&quot;&quot;&quot; | tee &quot;&quot;&quot;;[.$C457];&quot;_whisper.json&quot;&quot; &amp;&quot;)" office:value-type="string" office:string-value="python3 &quot;/mnt/d/Documents/FEP-AI/Active Inference Podcast/RunLocalWhisper.py&quot; &quot;doooov_20230709&quot; &quot;.&quot; &quot;Week in Review 2023-07-09 - Deep Dive into Truth - From Virtue to Law, History, Science &amp; Philosophy.m4a&quot; | tee &quot;Week in Review 2023-07-09 - Deep Dive into Truth - From Virtue to Law, History, Science &amp; Philosophy.m4a_whisper.json&quot; &amp;" calcext:value-type="string">
            <text:p>python3 "/mnt/d/Documents/FEP-AI/Active Inference Podcast/RunLocalWhisper.py" "doooov_20230709" "." "Week in Review 2023-07-09 - Deep Dive into Truth - From Virtue to Law, History, Science &amp; Philosophy.m4a" | tee "Week in Review 2023-07-09 - Deep Dive into Truth - From Virtue to Law, History, Science &amp; Philosophy.m4a_whisper.json" &amp;</text:p>
          </table:table-cell>
          <table:table-cell table:style-name="ce31" table:number-columns-repeated="2"/>
          <table:table-cell table:style-name="ce100"/>
          <table:table-cell table:style-name="ce31" table:number-columns-repeated="17"/>
          <table:table-cell table:style-name="ce26" table:number-columns-repeated="16349"/>
        </table:table-row>
        <table:table-row table:style-name="ro3">
          <table:table-cell table:style-name="ce31" table:number-columns-repeated="2"/>
          <table:table-cell table:style-name="ce86"/>
          <table:table-cell table:style-name="ce31" table:number-columns-repeated="11"/>
          <table:table-cell table:style-name="ce71"/>
          <table:table-cell table:style-name="ce31" table:number-columns-repeated="2"/>
          <table:table-cell table:style-name="ce100"/>
          <table:table-cell table:style-name="ce31" table:number-columns-repeated="17"/>
          <table:table-cell table:style-name="ce26" table:number-columns-repeated="16349"/>
        </table:table-row>
        <table:table-row table:style-name="ro3">
          <table:table-cell table:style-name="ce31" office:value-type="string" calcext:value-type="string">
            <text:p>doooov_20230813</text:p>
          </table:table-cell>
          <table:table-cell table:style-name="ce31"/>
          <table:table-cell table:style-name="ce86" office:value-type="string" calcext:value-type="string">
            <text:p>00 Week in Review 8-13-2023 Intro.m4a</text:p>
          </table:table-cell>
          <table:table-cell table:style-name="ce31" table:number-columns-repeated="10"/>
          <table:table-cell table:style-name="ce31" office:value-type="string" calcext:value-type="string">
            <text:p>D:\Documents\Religion\Judaism, Kabbalah\Doooovid\2023-08-13</text:p>
          </table:table-cell>
          <table:table-cell table:style-name="ce71" table:formula="of:=CONCATENATE(&quot;python3 &quot;&quot;/mnt/d/Documents/FEP-AI/Active Inference Podcast/RunLocalWhisper.py&quot;&quot; &quot;&quot;&quot;;[.$A459];&quot;&quot;&quot; &quot;&quot;.&quot;&quot; &quot;&quot;&quot;;[.$C459];&quot;&quot;&quot; | tee &quot;&quot;&quot;;[.$C459];&quot;_whisper.json&quot;&quot; &amp;&quot;)" office:value-type="string" office:string-value="python3 &quot;/mnt/d/Documents/FEP-AI/Active Inference Podcast/RunLocalWhisper.py&quot; &quot;doooov_20230813&quot; &quot;.&quot; &quot;00 Week in Review 8-13-2023 Intro.m4a&quot; | tee &quot;00 Week in Review 8-13-2023 Intro.m4a_whisper.json&quot; &amp;" calcext:value-type="string">
            <text:p>python3 "/mnt/d/Documents/FEP-AI/Active Inference Podcast/RunLocalWhisper.py" "doooov_20230813" "." "00 Week in Review 8-13-2023 Intro.m4a" | tee "00 Week in Review 8-13-2023 Intro.m4a_whisper.json" &amp;</text:p>
          </table:table-cell>
          <table:table-cell table:style-name="ce31" table:number-columns-repeated="2"/>
          <table:table-cell table:style-name="ce100"/>
          <table:table-cell table:style-name="ce31"/>
          <table:table-cell table:style-name="ce31" office:value-type="string" calcext:value-type="string">
            <text:p>kOlZn_Adnlk</text:p>
          </table:table-cell>
          <table:table-cell table:style-name="ce31" office:value-type="string" calcext:value-type="string">
            <text:p>Week in Review 8-13-2023 <text:s/>Introduction to Science of Expertise, Chess Studies, From Novice To Master.m4a</text:p>
          </table:table-cell>
          <table:table-cell table:style-name="ce31" table:number-columns-repeated="14"/>
          <table:table-cell table:style-name="Default" table:number-columns-repeated="16349"/>
        </table:table-row>
        <table:table-row table:style-name="ro3">
          <table:table-cell table:style-name="ce31" office:value-type="string" calcext:value-type="string">
            <text:p>doooov_20230820</text:p>
          </table:table-cell>
          <table:table-cell table:style-name="ce31"/>
          <table:table-cell table:style-name="ce86" office:value-type="string" calcext:value-type="string">
            <text:p>Week in Review 8-20-23 Models of Expertise, Deliberate Practice, Knowledge.m4a</text:p>
          </table:table-cell>
          <table:table-cell table:style-name="ce31" table:number-columns-repeated="10"/>
          <table:table-cell table:style-name="ce31" office:value-type="string" calcext:value-type="string">
            <text:p>D:\Documents\Religion\Judaism, Kabbalah\Doooovid\2023-08-20</text:p>
          </table:table-cell>
          <table:table-cell table:style-name="ce71" table:formula="of:=CONCATENATE(&quot;python3 &quot;&quot;/mnt/d/Documents/FEP-AI/Active Inference Podcast/RunLocalWhisper.py&quot;&quot; &quot;&quot;&quot;;[.$A460];&quot;&quot;&quot; &quot;&quot;.&quot;&quot; &quot;&quot;&quot;;[.$C460];&quot;&quot;&quot; | tee &quot;&quot;&quot;;[.$C460];&quot;_whisper.json&quot;&quot; &amp;&quot;)" office:value-type="string" office:string-value="python3 &quot;/mnt/d/Documents/FEP-AI/Active Inference Podcast/RunLocalWhisper.py&quot; &quot;doooov_20230820&quot; &quot;.&quot; &quot;Week in Review 8-20-23 Models of Expertise, Deliberate Practice, Knowledge.m4a&quot; | tee &quot;Week in Review 8-20-23 Models of Expertise, Deliberate Practice, Knowledge.m4a_whisper.json&quot; &amp;" calcext:value-type="string">
            <text:p>python3 "/mnt/d/Documents/FEP-AI/Active Inference Podcast/RunLocalWhisper.py" "doooov_20230820" "." "Week in Review 8-20-23 Models of Expertise, Deliberate Practice, Knowledge.m4a" | tee "Week in Review 8-20-23 Models of Expertise, Deliberate Practice, Knowledge.m4a_whisper.json" &amp;</text:p>
          </table:table-cell>
          <table:table-cell table:style-name="ce31" table:number-columns-repeated="2"/>
          <table:table-cell table:style-name="ce100"/>
          <table:table-cell table:style-name="ce31" table:number-columns-repeated="17"/>
          <table:table-cell table:style-name="ce26" table:number-columns-repeated="16349"/>
        </table:table-row>
        <table:table-row table:style-name="ro3">
          <table:table-cell table:style-name="ce31" office:value-type="string" calcext:value-type="string">
            <text:p>doooov_20230820-01</text:p>
          </table:table-cell>
          <table:table-cell table:style-name="ce31"/>
          <table:table-cell table:style-name="ce86" office:value-type="string" calcext:value-type="string">
            <text:p>01 Doooovid Week 2023-08-20 Introduction.m4a</text:p>
          </table:table-cell>
          <table:table-cell table:style-name="ce31" table:number-columns-repeated="10"/>
          <table:table-cell table:style-name="ce31" office:value-type="string" calcext:value-type="string">
            <text:p>D:\Documents\Religion\Judaism, Kabbalah\Doooovid\2023-08-20\YouTube</text:p>
          </table:table-cell>
          <table:table-cell table:style-name="ce70" table:formula="of:=CONCATENATE(&quot;python3 &quot;&quot;/mnt/d/Documents/FEP-AI/Active Inference Podcast/RunLocalWhisper.py&quot;&quot; &quot;&quot;&quot;;[.$A461];&quot;&quot;&quot; &quot;&quot;.&quot;&quot; &quot;&quot;&quot;;[.$C461];&quot;&quot;&quot; | tee &quot;&quot;&quot;;[.$C461];&quot;_whisper.json&quot;&quot; &amp;&quot;)" office:value-type="string" office:string-value="python3 &quot;/mnt/d/Documents/FEP-AI/Active Inference Podcast/RunLocalWhisper.py&quot; &quot;doooov_20230820-01&quot; &quot;.&quot; &quot;01 Doooovid Week 2023-08-20 Introduction.m4a&quot; | tee &quot;01 Doooovid Week 2023-08-20 Introduction.m4a_whisper.json&quot; &amp;" calcext:value-type="string">
            <text:p>python3 "/mnt/d/Documents/FEP-AI/Active Inference Podcast/RunLocalWhisper.py" "doooov_20230820-01" "." "01 Doooovid Week 2023-08-20 Introduction.m4a" | tee "01 Doooovid Week 2023-08-20 Introduction.m4a_whisper.json" &amp;</text:p>
          </table:table-cell>
          <table:table-cell table:style-name="ce31" table:number-columns-repeated="2"/>
          <table:table-cell table:style-name="ce100"/>
          <table:table-cell table:style-name="ce70" table:formula="of:=CONCATENATE(&quot;python3 &quot;&quot;/mnt/d/Documents/FEP-AI/Active Inference Podcast/sentencesToTranscripts.py&quot;&quot; &quot;&quot;&quot;;[.$A461];&quot;&quot;&quot; &quot;&quot;.&quot;&quot; &quot;&quot;&quot;;[.$A461];&quot;_&quot;;[.$C461];&quot;.sentences.csv&quot;;&quot;&quot;&quot; &quot;&quot;.&quot;&quot; &quot;&quot;&quot;;[.$A461];&quot;_&quot;;[.$C461];&quot;.en.srt&quot;&quot;&quot;;&quot; | tee &quot;;[.$A461];&quot;.m4a_transcript.json &amp;&quot;)" office:value-type="string" office:string-value="python3 &quot;/mnt/d/Documents/FEP-AI/Active Inference Podcast/sentencesToTranscripts.py&quot; &quot;doooov_20230820-01&quot; &quot;.&quot; &quot;doooov_20230820-01_01 Doooovid Week 2023-08-20 Introduction.m4a.sentences.csv&quot; &quot;.&quot; &quot;doooov_20230820-01_01 Doooovid Week 2023-08-20 Introduction.m4a.en.srt&quot; | tee doooov_20230820-01.m4a_transcript.json &amp;" calcext:value-type="string">
            <text:p>python3 "/mnt/d/Documents/FEP-AI/Active Inference Podcast/sentencesToTranscripts.py" "doooov_20230820-01" "." "doooov_20230820-01_01 Doooovid Week 2023-08-20 Introduction.m4a.sentences.csv" "." "doooov_20230820-01_01 Doooovid Week 2023-08-20 Introduction.m4a.en.srt" | tee doooov_20230820-01.m4a_transcript.json &amp;</text:p>
          </table:table-cell>
          <table:table-cell table:style-name="ce31" table:number-columns-repeated="16"/>
          <table:table-cell table:style-name="ce26" table:number-columns-repeated="16349"/>
        </table:table-row>
        <table:table-row table:style-name="ro3">
          <table:table-cell table:style-name="ce31" table:number-columns-repeated="2"/>
          <table:table-cell table:style-name="ce86"/>
          <table:table-cell table:style-name="ce31" table:number-columns-repeated="11"/>
          <table:table-cell table:style-name="ce71"/>
          <table:table-cell table:style-name="ce31" table:number-columns-repeated="2"/>
          <table:table-cell table:style-name="ce100"/>
          <table:table-cell table:style-name="ce31" table:number-columns-repeated="17"/>
          <table:table-cell table:style-name="ce26" table:number-columns-repeated="16349"/>
        </table:table-row>
        <table:table-row table:style-name="ro3">
          <table:table-cell table:style-name="Default" table:number-columns-repeated="35"/>
          <table:table-cell table:number-columns-repeated="16349"/>
        </table:table-row>
        <table:table-row table:style-name="ro3" table:number-rows-repeated="2">
          <table:table-cell table:style-name="ce31" table:number-columns-repeated="2"/>
          <table:table-cell table:style-name="ce86"/>
          <table:table-cell table:style-name="ce31" table:number-columns-repeated="14"/>
          <table:table-cell table:style-name="ce100"/>
          <table:table-cell table:style-name="ce31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StauP_20219120a</text:p>
          </table:table-cell>
          <table:table-cell table:style-name="ce26"/>
          <table:table-cell table:style-name="ce73" office:value-type="string" calcext:value-type="string">
            <text:p>Peter Staudenmaier - Conspiracy Theory as a Substitute for Social Critique prt. 1 (2004)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466];&quot;&quot;&quot; &quot;&quot;http://crisiscenter.us/&quot;;[.$P466];&quot;&quot;&quot; &quot;&quot;&quot;;SUBSTITUTE([.$C466];&quot;#&quot;;&quot;&quot;);&quot;&quot;&quot; | tee &quot;;[.$A466];&quot;_m4a_transcribe.json &amp;&quot;)" office:value-type="string" office:string-value="python3 &quot;/mnt/d/Documents/FEP-AI/Active Inference Podcast/SubmitToCloudWhisper_textbook.py&quot; &quot;StauP_20219120a&quot; &quot;http://crisiscenter.us/misc&quot; &quot;Peter Staudenmaier - Conspiracy Theory as a Substitute for Social Critique prt. 1 (2004).m4a&quot; | tee StauP_20219120a_m4a_transcribe.json &amp;" calcext:value-type="string">
            <text:p>python3 "/mnt/d/Documents/FEP-AI/Active Inference Podcast/SubmitToCloudWhisper_textbook.py" "StauP_20219120a" "http://crisiscenter.us/misc" "Peter Staudenmaier - Conspiracy Theory as a Substitute for Social Critique prt. 1 (2004).m4a" | tee StauP_20219120a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StauP_20219120b</text:p>
          </table:table-cell>
          <table:table-cell table:style-name="ce26"/>
          <table:table-cell table:style-name="ce73" office:value-type="string" calcext:value-type="string">
            <text:p>Peter Staudenmaier - Conspiracy Theory as a Substitute for Social Critique prt. 2 (2004)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467];&quot;&quot;&quot; &quot;&quot;http://crisiscenter.us/&quot;;[.$P467];&quot;&quot;&quot; &quot;&quot;&quot;;SUBSTITUTE([.$C467];&quot;#&quot;;&quot;&quot;);&quot;&quot;&quot; | tee &quot;;[.$A467];&quot;_m4a_transcribe.json &amp;&quot;)" office:value-type="string" office:string-value="python3 &quot;/mnt/d/Documents/FEP-AI/Active Inference Podcast/SubmitToCloudWhisper_textbook.py&quot; &quot;StauP_20219120b&quot; &quot;http://crisiscenter.us/misc&quot; &quot;Peter Staudenmaier - Conspiracy Theory as a Substitute for Social Critique prt. 2 (2004).m4a&quot; | tee StauP_20219120b_m4a_transcribe.json &amp;" calcext:value-type="string">
            <text:p>python3 "/mnt/d/Documents/FEP-AI/Active Inference Podcast/SubmitToCloudWhisper_textbook.py" "StauP_20219120b" "http://crisiscenter.us/misc" "Peter Staudenmaier - Conspiracy Theory as a Substitute for Social Critique prt. 2 (2004).m4a" | tee StauP_20219120b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StauP_20211117</text:p>
          </table:table-cell>
          <table:table-cell table:style-name="ce26"/>
          <table:table-cell table:style-name="ce73" office:value-type="string" calcext:value-type="string">
            <text:p>Conspiracy Theory as a Substitute for Social Critique Lecture by Dr. Peter Staudenmaier.m4a</text:p>
          </table:table-cell>
          <table:table-cell table:style-name="ce26" table:number-columns-repeated="12"/>
          <table:table-cell table:style-name="ce26" office:value-type="string" calcext:value-type="string">
            <text:p>misc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468];&quot;&quot;&quot; &quot;&quot;http://crisiscenter.us/&quot;;[.$P468];&quot;&quot;&quot; &quot;&quot;&quot;;SUBSTITUTE([.$C468];&quot;#&quot;;&quot;&quot;);&quot;&quot;&quot; | tee &quot;;[.$A468];&quot;_m4a_transcribe.json &amp;&quot;)" office:value-type="string" office:string-value="python3 &quot;/mnt/d/Documents/FEP-AI/Active Inference Podcast/SubmitToCloudWhisper_textbook.py&quot; &quot;StauP_20211117&quot; &quot;http://crisiscenter.us/misc&quot; &quot;Conspiracy Theory as a Substitute for Social Critique Lecture by Dr. Peter Staudenmaier.m4a&quot; | tee StauP_20211117_m4a_transcribe.json &amp;" calcext:value-type="string">
            <text:p>python3 "/mnt/d/Documents/FEP-AI/Active Inference Podcast/SubmitToCloudWhisper_textbook.py" "StauP_20211117" "http://crisiscenter.us/misc" "Conspiracy Theory as a Substitute for Social Critique Lecture by Dr. Peter Staudenmaier.m4a" | tee StauP_20211117_m4a_transcribe.json &amp;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1"/>
          <table:table-cell table:style-name="ce31" table:number-columns-repeated="3"/>
          <table:table-cell table:style-name="ce100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GLX2023-08-14</text:p>
          </table:table-cell>
          <table:table-cell table:style-name="ce26"/>
          <table:table-cell table:style-name="ce73" office:value-type="string" calcext:value-type="string">
            <text:p>Active Inference &amp; The Free Energy Principle with Daniel Friedman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Friedman, Daniel\AGLX2023-08-14\AssemblyAI</text:p>
          </table:table-cell>
          <table:table-cell table:style-name="ce26"/>
          <table:table-cell table:style-name="ce26" office:value-type="string" calcext:value-type="string">
            <text:p>AILab01/Friedman,Daniel</text:p>
          </table:table-cell>
          <table:table-cell table:style-name="ce26"/>
          <table:table-cell table:style-name="ce45" table:formula="of:=CONCATENATE(&quot;python3 &quot;&quot;/mnt/d/Documents/FEP-AI/Active Inference Podcast/SubmitToCloudWhisper_textbook.py&quot;&quot; &quot;&quot;&quot;;[.$A470];&quot;&quot;&quot; &quot;&quot;http://crisiscenter.us/&quot;;[.$P470];&quot;&quot;&quot; &quot;&quot;&quot;;SUBSTITUTE([.$C470];&quot;#&quot;;&quot;&quot;);&quot;&quot;&quot; | tee &quot;;[.$A470];&quot;_m4a_transcribe.json &amp;&quot;)" office:value-type="string" office:string-value="python3 &quot;/mnt/d/Documents/FEP-AI/Active Inference Podcast/SubmitToCloudWhisper_textbook.py&quot; &quot;AGLX2023-08-14&quot; &quot;http://crisiscenter.us/AILab01/Friedman,Daniel&quot; &quot;Active Inference &amp; The Free Energy Principle with Daniel Friedman.m4a&quot; | tee AGLX2023-08-14_m4a_transcribe.json &amp;" calcext:value-type="string">
            <text:p>python3 "/mnt/d/Documents/FEP-AI/Active Inference Podcast/SubmitToCloudWhisper_textbook.py" "AGLX2023-08-14" "http://crisiscenter.us/AILab01/Friedman,Daniel" "Active Inference &amp; The Free Energy Principle with Daniel Friedman.m4a" | tee AGLX2023-08-14_m4a_transcribe.json &amp;</text:p>
          </table:table-cell>
          <table:table-cell table:style-name="ce71" table:formula="of:=CONCATENATE(&quot;python3 &quot;&quot;/mnt/d/Documents/FEP-AI/Active Inference Podcast/sentencesToTranscripts.py&quot;&quot; &quot;&quot;&quot;;[.$A470];&quot;&quot;&quot; &quot;&quot;.&quot;&quot; &quot;&quot;&quot;;[.$A470];&quot;_&quot;;[.$C470];&quot;.sentences.csv&quot;&quot;&quot;;&quot; | tee &quot;;[.$A470];&quot;.m4a_transcript.json&quot;)" office:value-type="string" office:string-value="python3 &quot;/mnt/d/Documents/FEP-AI/Active Inference Podcast/sentencesToTranscripts.py&quot; &quot;AGLX2023-08-14&quot; &quot;.&quot; &quot;AGLX2023-08-14_Active Inference &amp; The Free Energy Principle with Daniel Friedman.m4a.sentences.csv&quot; | tee AGLX2023-08-14.m4a_transcript.json" calcext:value-type="string">
            <text:p>python3 "/mnt/d/Documents/FEP-AI/Active Inference Podcast/sentencesToTranscripts.py" "AGLX2023-08-14" "." "AGLX2023-08-14_Active Inference &amp; The Free Energy Principle with Daniel Friedman.m4a.sentences.csv" | tee AGLX2023-08-14.m4a_transcript.json</text:p>
          </table:table-cell>
          <table:table-cell table:style-name="ce26" office:value-type="string" calcext:value-type="string">
            <text:p>pYleeDb-B5E</text:p>
          </table:table-cell>
          <table:table-cell table:style-name="ce26" office:value-type="string" calcext:value-type="string">
            <text:p>Active Inference &amp; The Free Energy Principle with Daniel Friedman.mkv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1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1" calcext:value-type="float">
            <text:p>31</text:p>
          </table:table-cell>
          <table:table-cell table:style-name="ce45" table:formula="of:=3600*[.$O472]+60*[.$P472]+[.$Q472]+9" office:value-type="float" office:value="1300" calcext:value-type="float">
            <text:p>1300</text:p>
          </table:table-cell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cBloc_20230528</text:p>
          </table:table-cell>
          <table:table-cell table:style-name="ce26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acBloc_20230601</text:p>
          </table:table-cell>
          <table:table-cell table:style-name="ce26"/>
          <table:table-cell table:style-name="ce73" office:value-type="string" calcext:value-type="string">
            <text:p>AI x Crypto ~ Active Entity Ontology for Science &amp; Active Blockference ~ Active Inference Institute.m4a</text:p>
          </table:table-cell>
          <table:table-cell table:style-name="ce26" table:number-columns-repeated="12"/>
          <table:table-cell table:style-name="ce26" office:value-type="string" calcext:value-type="string">
            <text:p>AILab01/2023Misc</text:p>
          </table:table-cell>
          <table:table-cell table:style-name="ce26"/>
          <table:table-cell table:style-name="ce45" table:formula="of:=CONCATENATE(&quot;python3 &quot;&quot;/mnt/d/Documents/FEP-AI/Active Inference Podcast/SubmitToCloudWhisper.py&quot;&quot; &quot;&quot;&quot;;[.$A474];&quot;&quot;&quot; &quot;&quot;http://crisiscenter.us/&quot;;[.$P474];&quot;&quot;&quot; &quot;&quot;&quot;;SUBSTITUTE([.$C474];&quot;#&quot;;&quot;&quot;);&quot;&quot;&quot; | tee &quot;;[.$C474];&quot;_transcribe.json &amp;&quot;)" office:value-type="string" office:string-value="python3 &quot;/mnt/d/Documents/FEP-AI/Active Inference Podcast/SubmitToCloudWhisper.py&quot; &quot;acBloc_20230601&quot; &quot;http://crisiscenter.us/AILab01/2023Misc&quot; &quot;AI x Crypto ~ Active Entity Ontology for Science &amp; Active Blockference ~ Active Inference Institute.m4a&quot; | tee AI x Crypto ~ Active Entity Ontology for Science &amp; Active Blockference ~ Active Inference Institute.m4a_transcribe.json &amp;" calcext:value-type="string">
            <text:p>python3 "/mnt/d/Documents/FEP-AI/Active Inference Podcast/SubmitToCloudWhisper.py" "acBloc_20230601" "http://crisiscenter.us/AILab01/2023Misc" "AI x Crypto ~ Active Entity Ontology for Science &amp; Active Blockference ~ Active Inference Institute.m4a" | tee AI x Crypto ~ Active Entity Ontology for Science &amp; Active Blockference ~ Active Inference Institute.m4a_transcribe.json &amp;</text:p>
          </table:table-cell>
          <table:table-cell table:style-name="ce71" table:formula="of:=CONCATENATE(&quot;python3 &quot;&quot;/mnt/d/Documents/FEP-AI/Active Inference Podcast/sentencesToTranscripts.py&quot;&quot; &quot;&quot;&quot;;[.$A474];&quot;&quot;&quot; &quot;&quot;.&quot;&quot; &quot;&quot;&quot;;[.$A474];&quot;_&quot;;[.$C474];&quot;.sentences.csv&quot;&quot;&quot;;&quot; | tee &quot;;[.$A474];&quot;.m4a_transcript.json&quot;)" office:value-type="string" office:string-value="python3 &quot;/mnt/d/Documents/FEP-AI/Active Inference Podcast/sentencesToTranscripts.py&quot; &quot;acBloc_20230601&quot; &quot;.&quot; &quot;acBloc_20230601_AI x Crypto ~ Active Entity Ontology for Science &amp; Active Blockference ~ Active Inference Institute.m4a.sentences.csv&quot; | tee acBloc_20230601.m4a_transcript.json" calcext:value-type="string">
            <text:p>python3 "/mnt/d/Documents/FEP-AI/Active Inference Podcast/sentencesToTranscripts.py" "acBloc_20230601" "." "acBloc_20230601_AI x Crypto ~ Active Entity Ontology for Science &amp; Active Blockference ~ Active Inference Institute.m4a.sentences.csv" | tee acBloc_20230601.m4a_transcript.json</text:p>
          </table:table-cell>
          <table:table-cell table:style-name="ce26"/>
          <table:table-cell table:style-name="ce26" office:value-type="string" calcext:value-type="string">
            <text:p>AI x Crypto ~ Active Entity Ontology for Science &amp; Active Blockference ~ Active Inference Institute.m4a</text:p>
          </table:table-cell>
          <table:table-cell table:style-name="ce26" table:number-columns-repeated="14"/>
          <table:table-cell table:number-columns-repeated="16349"/>
        </table:table-row>
        <table:table-row table:style-name="ro3">
          <table:table-cell table:style-name="ce31"/>
          <table:table-cell table:style-name="ce26"/>
          <table:table-cell table:style-name="ce73"/>
          <table:table-cell table:style-name="ce26" table:number-columns-repeated="14"/>
          <table:table-cell table:style-name="ce68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68"/>
          <table:table-cell table:style-name="ce26" table:number-columns-repeated="17"/>
          <table:table-cell table:number-columns-repeated="16349"/>
        </table:table-row>
        <table:table-row table:style-name="ro3" table:number-rows-repeated="4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 office:value-type="string" calcext:value-type="string">
            <text:p>python3 "/mnt/d/Documents/FEP-AI/Active Inference Podcast/SubmitToCloudWhisper.py" "gs044-1" "http://crisiscenter.us/AILab01/2023Gueststreams" "ActInf GuestStream 044.1 ~ Tsuchiya &amp; Saigo, Category Theory, Consciousness, Integrated Information.wav" | tee "gs044-1_ActInf GuestStream 044.1 ~ Tsuchiya &amp; Saigo, Category Theory, Consciousness, Integrated Information.wav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482];&quot;&quot;&quot; &quot;&quot;.&quot;&quot; &quot;&quot;&quot;;[.$A482];&quot;_&quot;;[.$C482];&quot;.sentences.csv&quot;&quot; | tee &quot;;[.$A482];&quot;.m4a_transcript.json &amp;&quot;)" office:value-type="string" office:string-value="python3 &quot;/mnt/d/Documents/FEP-AI/Active Inference Podcast/sentencesToTranscripts.py&quot; &quot;&quot; &quot;.&quot; &quot;_.sentences.csv&quot; | tee .m4a_transcript.json &amp;" calcext:value-type="string">
            <text:p>python3 "/mnt/d/Documents/FEP-AI/Active Inference Podcast/sentencesToTranscripts.py" "" "." "_.sentences.csv" | tee .m4a_transcript.json &amp;</text:p>
          </table:table-cell>
          <table:table-cell table:style-name="ce26" table:number-columns-repeated="16365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FrVerses_001</text:p>
          </table:table-cell>
          <table:table-cell table:style-name="ce26"/>
          <table:table-cell table:style-name="ce86" office:value-type="string" calcext:value-type="string">
            <text:p>Exploring Intelligent Maps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Friston, Karl J (b-1959)\Verses</text:p>
          </table:table-cell>
          <table:table-cell table:style-name="ce71" table:formula="of:=CONCATENATE(&quot;python3 &quot;&quot;/mnt/d/Documents/FEP-AI/Active Inference Podcast/RunLocalWhisper.py&quot;&quot; &quot;&quot;&quot;;[.$A484];&quot;&quot;&quot; &quot;&quot;.&quot;&quot; &quot;&quot;&quot;;SUBSTITUTE([.$C484];&quot;#&quot;;&quot;&quot;);&quot;&quot;&quot; | tee &quot;&quot;&quot;;[.$C484];&quot;_whisper.json&quot;&quot; &amp;&quot;)" office:value-type="string" office:string-value="python3 &quot;/mnt/d/Documents/FEP-AI/Active Inference Podcast/RunLocalWhisper.py&quot; &quot;FrVerses_001&quot; &quot;.&quot; &quot;Exploring Intelligent Maps.m4a&quot; | tee &quot;Exploring Intelligent Maps.m4a_whisper.json&quot; &amp;" calcext:value-type="string">
            <text:p>python3 "/mnt/d/Documents/FEP-AI/Active Inference Podcast/RunLocalWhisper.py" "FrVerses_001" "." "Exploring Intelligent Maps.m4a" | tee "Exploring Intelligent Maps.m4a_whisper.json" &amp;</text:p>
          </table:table-cell>
          <table:table-cell table:style-name="ce31"/>
          <table:table-cell table:style-name="ce26"/>
          <table:table-cell table:style-name="ce45"/>
          <table:table-cell table:style-name="ce26" table:formula="of:=CONCATENATE(&quot;python3 &quot;&quot;/mnt/d/Documents/FEP-AI/Active Inference Podcast/sentencesToTranscripts.py&quot;&quot; &quot;&quot;&quot;;[.$A484];&quot;&quot;&quot; &quot;&quot;.&quot;&quot; &quot;&quot;&quot;;[.$A484];&quot;_&quot;;[.$C484];&quot;.sentences.csv&quot;&quot; | tee &quot;;[.$A484];&quot;.m4a_transcript.json&quot;)" office:value-type="string" office:string-value="python3 &quot;/mnt/d/Documents/FEP-AI/Active Inference Podcast/sentencesToTranscripts.py&quot; &quot;FrVerses_001&quot; &quot;.&quot; &quot;FrVerses_001_Exploring Intelligent Maps.m4a.sentences.csv&quot; | tee FrVerses_001.m4a_transcript.json" calcext:value-type="string">
            <text:p>python3 "/mnt/d/Documents/FEP-AI/Active Inference Podcast/sentencesToTranscripts.py" "FrVerses_001" "." "FrVerses_001_Exploring Intelligent Maps.m4a.sentences.csv" | tee FrVerses_001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FrVerses_002</text:p>
          </table:table-cell>
          <table:table-cell table:style-name="ce26"/>
          <table:table-cell table:style-name="ce73" office:value-type="string" calcext:value-type="string">
            <text:p>Markov Blankets + Free Energy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Friston, Karl J (b-1959)\Verses\Markov Blankets + Free Energy_2023-06-19</text:p>
          </table:table-cell>
          <table:table-cell table:style-name="ce71" table:formula="of:=CONCATENATE(&quot;python3 &quot;&quot;/mnt/d/Documents/FEP-AI/Active Inference Podcast/RunLocalWhisper.py&quot;&quot; &quot;&quot;&quot;;[.$A485];&quot;&quot;&quot; &quot;&quot;.&quot;&quot; &quot;&quot;&quot;;SUBSTITUTE([.$C485];&quot;#&quot;;&quot;&quot;);&quot;&quot;&quot; | tee &quot;&quot;&quot;;[.$C485];&quot;_whisper.json&quot;&quot; &amp;&quot;)" office:value-type="string" office:string-value="python3 &quot;/mnt/d/Documents/FEP-AI/Active Inference Podcast/RunLocalWhisper.py&quot; &quot;FrVerses_002&quot; &quot;.&quot; &quot;Markov Blankets + Free Energy.m4a&quot; | tee &quot;Markov Blankets + Free Energy.m4a_whisper.json&quot; &amp;" calcext:value-type="string">
            <text:p>python3 "/mnt/d/Documents/FEP-AI/Active Inference Podcast/RunLocalWhisper.py" "FrVerses_002" "." "Markov Blankets + Free Energy.m4a" | tee "Markov Blankets + Free Energy.m4a_whisper.json" &amp;</text:p>
          </table:table-cell>
          <table:table-cell table:style-name="ce26" table:number-columns-repeated="2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VersesSumo-01</text:p>
          </table:table-cell>
          <table:table-cell table:style-name="ce26"/>
          <table:table-cell table:style-name="ce73" office:value-type="string" calcext:value-type="string">
            <text:p>video1297491740_Ontology_2023-07-25.mp4</text:p>
          </table:table-cell>
          <table:table-cell table:style-name="ce26" table:number-columns-repeated="10"/>
          <table:table-cell table:style-name="ce26" office:value-type="string" calcext:value-type="string">
            <text:p>D:\Documents\FEP-AI\VERSES\Verses Meetings\HSML-HSTP ~ SUMO ~ Active Inference_2023-07-25</text:p>
          </table:table-cell>
          <table:table-cell table:style-name="ce71" table:formula="of:=CONCATENATE(&quot;python3 &quot;&quot;/mnt/d/Documents/FEP-AI/Active Inference Podcast/RunLocalWhisper.py&quot;&quot; &quot;&quot;&quot;;[.$A486];&quot;&quot;&quot; &quot;&quot;.&quot;&quot; &quot;&quot;&quot;;SUBSTITUTE([.$C486];&quot;#&quot;;&quot;&quot;);&quot;&quot;&quot; | tee &quot;&quot;&quot;;[.$C486];&quot;_whisper.json&quot;&quot;&quot;)" office:value-type="string" office:string-value="python3 &quot;/mnt/d/Documents/FEP-AI/Active Inference Podcast/RunLocalWhisper.py&quot; &quot;VersesSumo-01&quot; &quot;.&quot; &quot;video1297491740_Ontology_2023-07-25.mp4&quot; | tee &quot;video1297491740_Ontology_2023-07-25.mp4_whisper.json&quot;" calcext:value-type="string">
            <text:p>python3 "/mnt/d/Documents/FEP-AI/Active Inference Podcast/RunLocalWhisper.py" "VersesSumo-01" "." "video1297491740_Ontology_2023-07-25.mp4" | tee "video1297491740_Ontology_2023-07-25.mp4_whisper.json"</text:p>
          </table:table-cell>
          <table:table-cell table:style-name="ce26" table:number-columns-repeated="2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VersesSumo-01</text:p>
          </table:table-cell>
          <table:table-cell table:style-name="ce26"/>
          <table:table-cell table:style-name="ce73" office:value-type="string" calcext:value-type="string">
            <text:p>video1297491740_Ontology_2023-07-25.ogg</text:p>
          </table:table-cell>
          <table:table-cell table:style-name="ce26" table:number-columns-repeated="10"/>
          <table:table-cell table:style-name="ce26" office:value-type="string" calcext:value-type="string">
            <text:p>D:\Documents\FEP-AI\VERSES\Verses Meetings\HSML-HSTP ~ SUMO ~ Active Inference_2023-07-25\LocalWhisper</text:p>
          </table:table-cell>
          <table:table-cell table:style-name="ce71" table:formula="of:=CONCATENATE(&quot;python3 &quot;&quot;/mnt/d/Documents/FEP-AI/Active Inference Podcast/RunLocalWhisper.py&quot;&quot; &quot;&quot;&quot;;[.$A487];&quot;&quot;&quot; &quot;&quot;.&quot;&quot; &quot;&quot;&quot;;SUBSTITUTE([.$C487];&quot;#&quot;;&quot;&quot;);&quot;&quot;&quot; | tee &quot;&quot;&quot;;[.$C487];&quot;_whisper.json&quot;&quot;&quot;)" office:value-type="string" office:string-value="python3 &quot;/mnt/d/Documents/FEP-AI/Active Inference Podcast/RunLocalWhisper.py&quot; &quot;VersesSumo-01&quot; &quot;.&quot; &quot;video1297491740_Ontology_2023-07-25.ogg&quot; | tee &quot;video1297491740_Ontology_2023-07-25.ogg_whisper.json&quot;" calcext:value-type="string">
            <text:p>python3 "/mnt/d/Documents/FEP-AI/Active Inference Podcast/RunLocalWhisper.py" "VersesSumo-01" "." "video1297491740_Ontology_2023-07-25.ogg" | tee "video1297491740_Ontology_2023-07-25.ogg_whisper.json"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487];&quot;&quot;&quot; &quot;&quot;.&quot;&quot; &quot;&quot;&quot;;[.$A487];&quot;_&quot;;[.$C487];&quot;.sentences.csv&quot;&quot; | tee &quot;;[.$A487];&quot;.m4a_transcript.json&quot;)" office:value-type="string" office:string-value="python3 &quot;/mnt/d/Documents/FEP-AI/Active Inference Podcast/sentencesToTranscripts.py&quot; &quot;VersesSumo-01&quot; &quot;.&quot; &quot;VersesSumo-01_video1297491740_Ontology_2023-07-25.ogg.sentences.csv&quot; | tee VersesSumo-01.m4a_transcript.json" calcext:value-type="string">
            <text:p>python3 "/mnt/d/Documents/FEP-AI/Active Inference Podcast/sentencesToTranscripts.py" "VersesSumo-01" "." "VersesSumo-01_video1297491740_Ontology_2023-07-25.ogg.sentences.csv" | tee VersesSumo-01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VersesSumo-01B</text:p>
          </table:table-cell>
          <table:table-cell table:style-name="ce26"/>
          <table:table-cell table:style-name="ce73" office:value-type="string" calcext:value-type="string">
            <text:p>video1297491740_Ontology_2023-07-25.ogg</text:p>
          </table:table-cell>
          <table:table-cell table:style-name="ce26" table:number-columns-repeated="10"/>
          <table:table-cell table:style-name="ce26" office:value-type="string" calcext:value-type="string">
            <text:p>D:\Documents\FEP-AI\VERSES\Verses Meetings\HSML-HSTP ~ SUMO ~ Active Inference_2023-07-25\AssemblyAI</text:p>
          </table:table-cell>
          <table:table-cell table:style-name="ce71"/>
          <table:table-cell table:style-name="ce26" office:value-type="string" calcext:value-type="string">
            <text:p>AILab01/VERSES</text:p>
          </table:table-cell>
          <table:table-cell table:style-name="ce26"/>
          <table:table-cell table:style-name="ce45" table:formula="of:=CONCATENATE(&quot;python3 &quot;&quot;/mnt/d/Documents/FEP-AI/Active Inference Podcast/SubmitToCloudWhisper_VERSES.py&quot;&quot; &quot;&quot;&quot;;[.$A488];&quot;&quot;&quot; &quot;&quot;http://crisiscenter.us/&quot;;[.$P488];&quot;&quot;&quot; &quot;&quot;&quot;;SUBSTITUTE([.$C488];&quot;#&quot;;&quot;&quot;);&quot;&quot;&quot; | tee &quot;&quot;&quot;;[.$A488];&quot;_&quot;;[.$C488];&quot;_transcribe.json&quot;&quot; &amp;&quot;)" office:value-type="string" office:string-value="python3 &quot;/mnt/d/Documents/FEP-AI/Active Inference Podcast/SubmitToCloudWhisper_VERSES.py&quot; &quot;VersesSumo-01B&quot; &quot;http://crisiscenter.us/AILab01/VERSES&quot; &quot;video1297491740_Ontology_2023-07-25.ogg&quot; | tee &quot;VersesSumo-01B_video1297491740_Ontology_2023-07-25.ogg_transcribe.json&quot; &amp;" calcext:value-type="string">
            <text:p>python3 "/mnt/d/Documents/FEP-AI/Active Inference Podcast/SubmitToCloudWhisper_VERSES.py" "VersesSumo-01B" "http://crisiscenter.us/AILab01/VERSES" "video1297491740_Ontology_2023-07-25.ogg" | tee "VersesSumo-01B_video1297491740_Ontology_2023-07-25.ogg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488];&quot;&quot;&quot; &quot;&quot;.&quot;&quot; &quot;&quot;&quot;;[.$A488];&quot;_&quot;;[.$C488];&quot;.sentences.csv&quot;&quot; | tee &quot;;[.$A488];&quot;.m4a_transcript.json&quot;)" office:value-type="string" office:string-value="python3 &quot;/mnt/d/Documents/FEP-AI/Active Inference Podcast/sentencesToTranscripts.py&quot; &quot;VersesSumo-01B&quot; &quot;.&quot; &quot;VersesSumo-01B_video1297491740_Ontology_2023-07-25.ogg.sentences.csv&quot; | tee VersesSumo-01B.m4a_transcript.json" calcext:value-type="string">
            <text:p>python3 "/mnt/d/Documents/FEP-AI/Active Inference Podcast/sentencesToTranscripts.py" "VersesSumo-01B" "." "VersesSumo-01B_video1297491740_Ontology_2023-07-25.ogg.sentences.csv" | tee VersesSumo-01B.m4a_transcript.json</text:p>
          </table:table-cell>
          <table:table-cell table:style-name="ce26" table:number-columns-repeated="16365"/>
        </table:table-row>
        <table:table-row table:style-name="ro3" table:number-rows-repeated="3">
          <table:table-cell table:style-name="ce26" table:number-columns-repeated="2"/>
          <table:table-cell table:style-name="ce73"/>
          <table:table-cell table:style-name="ce26" table:number-columns-repeated="11"/>
          <table:table-cell table:style-name="ce71"/>
          <table:table-cell table:style-name="ce26" table:number-columns-repeated="2"/>
          <table:table-cell table:style-name="ce45"/>
          <table:table-cell table:style-name="ce26" table:number-columns-repeated="16366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WC2021-E_1</text:p>
          </table:table-cell>
          <table:table-cell table:style-name="ce26"/>
          <table:table-cell table:style-name="ce73" office:value-type="string" calcext:value-type="string">
            <text:p>BCW 2021 - Education Course <text:s text:c="2"/>Dr Viktor Jirsa.m4a</text:p>
          </table:table-cell>
          <table:table-cell table:style-name="ce31"/>
          <table:table-cell table:style-name="ce26" office:value-type="string" calcext:value-type="string">
            <text:p>AILab01/ChrisFields2023</text:p>
          </table:table-cell>
          <table:table-cell table:style-name="ce26" table:number-columns-repeated="10"/>
          <table:table-cell table:style-name="ce31" office:value-type="string" calcext:value-type="string">
            <text:p>AILab01/Basics_Course_2023</text:p>
          </table:table-cell>
          <table:table-cell table:style-name="ce26"/>
          <table:table-cell table:style-name="ce45"/>
          <table:table-cell table:style-name="ce26" table:number-columns-repeated="16366"/>
        </table:table-row>
        <table:table-row table:style-name="ro3">
          <table:table-cell table:style-name="Default"/>
          <table:table-cell table:style-name="ce26"/>
          <table:table-cell table:style-name="ce86"/>
          <table:table-cell table:style-name="ce31" office:value-type="string" calcext:value-type="string">
            <text:p>Avel</text:p>
          </table:table-cell>
          <table:table-cell table:style-name="ce31" office:value-type="string" calcext:value-type="string">
            <text:p>Avel Guenon-Carlut</text:p>
          </table:table-cell>
          <table:table-cell table:style-name="ce26" table:number-columns-repeated="8"/>
          <table:table-cell table:style-name="ce31" office:value-type="string" calcext:value-type="string">
            <text:p>Avel</text:p>
          </table:table-cell>
          <table:table-cell table:style-name="ce31" office:value-type="string" calcext:value-type="string">
            <text:p>Avel Guenon-Carlut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1" table:number-columns-repeated="2"/>
          <table:table-cell table:style-name="ce26" table:number-columns-repeated="16363"/>
        </table:table-row>
        <table:table-row table:style-name="ro3">
          <table:table-cell table:style-name="ce26" table:number-columns-repeated="2"/>
          <table:table-cell table:style-name="ce86"/>
          <table:table-cell table:style-name="ce31" office:value-type="string" calcext:value-type="string">
            <text:p>Ben</text:p>
          </table:table-cell>
          <table:table-cell table:style-name="ce31" office:value-type="string" calcext:value-type="string">
            <text:p>Ben White</text:p>
          </table:table-cell>
          <table:table-cell table:style-name="ce26" table:number-columns-repeated="8"/>
          <table:table-cell table:style-name="ce31" office:value-type="string" calcext:value-type="string">
            <text:p>Ben</text:p>
          </table:table-cell>
          <table:table-cell table:style-name="ce31" office:value-type="string" calcext:value-type="string">
            <text:p>Ben White</text:p>
          </table:table-cell>
          <table:table-cell table:style-name="ce31"/>
          <table:table-cell table:style-name="ce26"/>
          <table:table-cell table:style-name="ce45"/>
          <table:table-cell table:style-name="ce26" table:number-columns-repeated="16366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3"/>
          <table:table-cell table:style-name="ce99" office:value-type="string" calcext:value-type="string">
            <text:p>python3 "/mnt/d/Documents/FEP-AI/Active Inference Podcast/StanzaNLP.py" "Basics2023-05" "Basics2023-05_Collective Behavior Discussion ~ Daniel Friedman ~ Active Inference for the Social Sciences 2023.m4a.sentences.csv.txt" | tee "Basics2023-05_Collective Behavior Discussion.m4a_stanza.json" </text:p>
          </table:table-cell>
          <table:table-cell table:style-name="ce26" table:number-columns-repeated="16362"/>
        </table:table-row>
        <table:table-row table:style-name="ro3">
          <table:table-cell table:style-name="ce26" office:value-type="string" calcext:value-type="string">
            <text:p>CCL2023-01</text:p>
          </table:table-cell>
          <table:table-cell table:style-name="ce26"/>
          <table:table-cell table:style-name="ce73" office:value-type="string" calcext:value-type="string">
            <text:p>01 Introduction (Lecture) ~ Avel Guenin-Carlut ~ 2023-07-07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for the Social Sciences 2023\Introduction (Lecture) ~ Avel Guénin-Carlut ~ 2023-07-07</text:p>
          </table:table-cell>
          <table:table-cell table:style-name="ce71" table:formula="of:=CONCATENATE(&quot;python3 &quot;&quot;/mnt/d/Documents/FEP-AI/Active Inference Podcast/RunLocalWhisper.py&quot;&quot; &quot;&quot;&quot;;[.$A497];&quot;&quot;&quot; &quot;&quot;.&quot;&quot; &quot;&quot;&quot;;SUBSTITUTE([.$C497];&quot;#&quot;;&quot;&quot;);&quot;&quot;&quot; | tee &quot;&quot;&quot;;[.$C497];&quot;_whisper.json&quot;&quot; &amp;&quot;)" office:value-type="string" office:string-value="python3 &quot;/mnt/d/Documents/FEP-AI/Active Inference Podcast/RunLocalWhisper.py&quot; &quot;CCL2023-01&quot; &quot;.&quot; &quot;01 Introduction (Lecture) ~ Avel Guenin-Carlut ~ 2023-07-07.m4a&quot; | tee &quot;01 Introduction (Lecture) ~ Avel Guenin-Carlut ~ 2023-07-07.m4a_whisper.json&quot; &amp;" calcext:value-type="string">
            <text:p>python3 "/mnt/d/Documents/FEP-AI/Active Inference Podcast/RunLocalWhisper.py" "CCL2023-01" "." "01 Introduction (Lecture) ~ Avel Guenin-Carlut ~ 2023-07-07.m4a" | tee "01 Introduction (Lecture) ~ Avel Guenin-Carlut ~ 2023-07-07.m4a_whisper.json" &amp;</text:p>
          </table:table-cell>
          <table:table-cell table:style-name="ce31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497];&quot;&quot;&quot; &quot;&quot;http://crisiscenter.us/&quot;;[.$P497];&quot;&quot;&quot; &quot;&quot;&quot;;SUBSTITUTE([.$C497];&quot;#&quot;;&quot;&quot;);&quot;&quot;&quot; | tee &quot;&quot;&quot;;[.$A497];&quot;_&quot;;[.$C497];&quot;_transcribe.json&quot;&quot; &amp;&quot;)" office:value-type="string" office:string-value="python3 &quot;/mnt/d/Documents/FEP-AI/Active Inference Podcast/SubmitToCloudWhisper_CCL2023.py&quot; &quot;CCL2023-01&quot; &quot;http://crisiscenter.us/AILab01/Basics_Course_2023&quot; &quot;01 Introduction (Lecture) ~ Avel Guenin-Carlut ~ 2023-07-07.m4a&quot; | tee &quot;CCL2023-01_01 Introduction (Lecture) ~ Avel Guenin-Carlut ~ 2023-07-07.m4a_transcribe.json&quot; &amp;" calcext:value-type="string">
            <text:p>python3 "/mnt/d/Documents/FEP-AI/Active Inference Podcast/SubmitToCloudWhisper_CCL2023.py" "CCL2023-01" "http://crisiscenter.us/AILab01/Basics_Course_2023" "01 Introduction (Lecture) ~ Avel Guenin-Carlut ~ 2023-07-07.m4a" | tee "CCL2023-01_01 Introduction (Lecture) ~ Avel Guenin-Carlut ~ 2023-07-07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497];&quot;&quot;&quot; &quot;&quot;.&quot;&quot; &quot;&quot;&quot;;[.$A497];&quot;_&quot;;[.$C497];&quot;.sentences.csv&quot;&quot; | tee &quot;;[.$A497];&quot;.m4a_transcript.json&quot;)" office:value-type="string" office:string-value="python3 &quot;/mnt/d/Documents/FEP-AI/Active Inference Podcast/sentencesToTranscripts.py&quot; &quot;CCL2023-01&quot; &quot;.&quot; &quot;CCL2023-01_01 Introduction (Lecture) ~ Avel Guenin-Carlut ~ 2023-07-07.m4a.sentences.csv&quot; | tee CCL2023-01.m4a_transcript.json" calcext:value-type="string">
            <text:p>python3 "/mnt/d/Documents/FEP-AI/Active Inference Podcast/sentencesToTranscripts.py" "CCL2023-01" "." "CCL2023-01_01 Introduction (Lecture) ~ Avel Guenin-Carlut ~ 2023-07-07.m4a.sentences.csv" | tee CCL2023-01.m4a_transcript.json</text:p>
          </table:table-cell>
          <table:table-cell table:style-name="ce26" office:value-type="string" calcext:value-type="string">
            <text:p>JkORFoyk8o8</text:p>
          </table:table-cell>
          <table:table-cell table:style-name="ce26" office:value-type="string" calcext:value-type="string">
            <text:p>Introduction (Lecture) ~ Avel Guénin-Carlut ~ Active Inference for the Social Sciences 2023.mkv</text:p>
          </table:table-cell>
          <table:table-cell table:style-name="ce26" table:formula="of:=CONCATENATE(&quot;python3 &quot;&quot;/mnt/d/Documents/FEP-AI/Active Inference Podcast/StanzaNLP.py&quot;&quot; &quot;&quot;&quot;;[.$A497];&quot;&quot;&quot; &quot;&quot;.&quot;&quot; &quot;&quot;&quot;;[.$A497];&quot;_&quot;;[.$C497];&quot;.sentences.csv&quot;&quot; | tee &quot;;[.$A497];&quot;.m4a_transcript.json&quot;)" office:value-type="string" office:string-value="python3 &quot;/mnt/d/Documents/FEP-AI/Active Inference Podcast/StanzaNLP.py&quot; &quot;CCL2023-01&quot; &quot;.&quot; &quot;CCL2023-01_01 Introduction (Lecture) ~ Avel Guenin-Carlut ~ 2023-07-07.m4a.sentences.csv&quot; | tee CCL2023-01.m4a_transcript.json" calcext:value-type="string">
            <text:p>python3 "/mnt/d/Documents/FEP-AI/Active Inference Podcast/StanzaNLP.py" "CCL2023-01" "." "CCL2023-01_01 Introduction (Lecture) ~ Avel Guenin-Carlut ~ 2023-07-07.m4a.sentences.csv" | tee CCL2023-01.m4a_transcript.json</text:p>
          </table:table-cell>
          <table:table-cell table:style-name="ce31"/>
          <table:table-cell table:style-name="ce26" table:number-columns-repeated="16361"/>
        </table:table-row>
        <table:table-row table:style-name="ro3">
          <table:table-cell table:style-name="ce26" office:value-type="string" calcext:value-type="string">
            <text:p>Basics2023-02</text:p>
          </table:table-cell>
          <table:table-cell table:style-name="ce26"/>
          <table:table-cell table:style-name="ce86" office:value-type="string" calcext:value-type="string">
            <text:p>Basics of Active Inference Lecture ~ Ben White ~ Active Inference for the Social Sciences 2023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for the Social Sciences 2023\Basics of Active Inference (Lecture) ~ Ben White ~ 2023-07-11\AssemblyAI</text:p>
          </table:table-cell>
          <table:table-cell table:style-name="ce26"/>
          <table:table-cell table:style-name="ce31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498];&quot;&quot;&quot; &quot;&quot;http://crisiscenter.us/&quot;;[.$P498];&quot;&quot;&quot; &quot;&quot;&quot;;SUBSTITUTE(SUBSTITUTE(SUBSTITUTE([.$C498];&quot;#&quot;;&quot;&quot;);&quot;(&quot;;&quot;&quot;);&quot;)&quot;;&quot;&quot;);&quot;&quot;&quot; | tee &quot;&quot;&quot;;[.$A498];&quot;_&quot;;[.$C498];&quot;_transcribe.json&quot;&quot; &amp;&quot;)" office:value-type="string" office:string-value="python3 &quot;/mnt/d/Documents/FEP-AI/Active Inference Podcast/SubmitToCloudWhisper_CCL2023.py&quot; &quot;Basics2023-02&quot; &quot;http://crisiscenter.us/AILab01/Basics_Course_2023&quot; &quot;Basics of Active Inference Lecture ~ Ben White ~ Active Inference for the Social Sciences 2023.m4a&quot; | tee &quot;Basics2023-02_Basics of Active Inference Lecture ~ Ben White ~ Active Inference for the Social Sciences 2023.m4a_transcribe.json&quot; &amp;" calcext:value-type="string">
            <text:p>python3 "/mnt/d/Documents/FEP-AI/Active Inference Podcast/SubmitToCloudWhisper_CCL2023.py" "Basics2023-02" "http://crisiscenter.us/AILab01/Basics_Course_2023" "Basics of Active Inference Lecture ~ Ben White ~ Active Inference for the Social Sciences 2023.m4a" | tee "Basics2023-02_Basics of Active Inference Lecture ~ Ben White ~ Active Inference for the Social Sciences 2023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498];&quot;&quot;&quot; &quot;&quot;.&quot;&quot; &quot;&quot;&quot;;[.$A498];&quot;_&quot;;[.$C498];&quot;.sentences.csv&quot;&quot; | tee &quot;;[.$A498];&quot;.m4a_transcript.json&quot;)" office:value-type="string" office:string-value="python3 &quot;/mnt/d/Documents/FEP-AI/Active Inference Podcast/sentencesToTranscripts.py&quot; &quot;Basics2023-02&quot; &quot;.&quot; &quot;Basics2023-02_Basics of Active Inference Lecture ~ Ben White ~ Active Inference for the Social Sciences 2023.m4a.sentences.csv&quot; | tee Basics2023-02.m4a_transcript.json" calcext:value-type="string">
            <text:p>python3 "/mnt/d/Documents/FEP-AI/Active Inference Podcast/sentencesToTranscripts.py" "Basics2023-02" "." "Basics2023-02_Basics of Active Inference Lecture ~ Ben White ~ Active Inference for the Social Sciences 2023.m4a.sentences.csv" | tee Basics2023-02.m4a_transcript.json</text:p>
          </table:table-cell>
          <table:table-cell table:style-name="ce26" office:value-type="string" calcext:value-type="string">
            <text:p>BNLnbOFdgc0</text:p>
          </table:table-cell>
          <table:table-cell table:style-name="ce26" office:value-type="string" calcext:value-type="string">
            <text:p>YouTube/Basics of Active Inference (Lecture) ~ Ben White ~ Active Inference for the Social Sciences 2023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Basics2023-0725</text:p>
          </table:table-cell>
          <table:table-cell table:style-name="ce26"/>
          <table:table-cell table:style-name="ce86" office:value-type="string" calcext:value-type="string">
            <text:p>Basics of Active Inference Discussion ~ Ben White ~ Active Inference for the Social Sciences 2023-07-25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for the Social Sciences 2023\Basics of Active Inference (Lecture) ~ Ben White ~ 2023-07-25\YouTube</text:p>
          </table:table-cell>
          <table:table-cell table:style-name="ce26"/>
          <table:table-cell table:style-name="ce26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499];&quot;&quot;&quot; &quot;&quot;http://crisiscenter.us/&quot;;[.$P499];&quot;&quot;&quot; &quot;&quot;&quot;;SUBSTITUTE(SUBSTITUTE(SUBSTITUTE([.$C499];&quot;#&quot;;&quot;&quot;);&quot;(&quot;;&quot;&quot;);&quot;)&quot;;&quot;&quot;);&quot;&quot;&quot; | tee &quot;&quot;&quot;;[.$A499];&quot;_&quot;;[.$C499];&quot;_transcribe.json&quot;&quot; &amp;&quot;)" office:value-type="string" office:string-value="python3 &quot;/mnt/d/Documents/FEP-AI/Active Inference Podcast/SubmitToCloudWhisper_CCL2023.py&quot; &quot;Basics2023-0725&quot; &quot;http://crisiscenter.us/AILab01/Basics_Course_2023&quot; &quot;Basics of Active Inference Discussion ~ Ben White ~ Active Inference for the Social Sciences 2023-07-25.m4a&quot; | tee &quot;Basics2023-0725_Basics of Active Inference Discussion ~ Ben White ~ Active Inference for the Social Sciences 2023-07-25.m4a_transcribe.json&quot; &amp;" calcext:value-type="string">
            <text:p>python3 "/mnt/d/Documents/FEP-AI/Active Inference Podcast/SubmitToCloudWhisper_CCL2023.py" "Basics2023-0725" "http://crisiscenter.us/AILab01/Basics_Course_2023" "Basics of Active Inference Discussion ~ Ben White ~ Active Inference for the Social Sciences 2023-07-25.m4a" | tee "Basics2023-0725_Basics of Active Inference Discussion ~ Ben White ~ Active Inference for the Social Sciences 2023-07-25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499];&quot;&quot;&quot; &quot;&quot;.&quot;&quot; &quot;&quot;&quot;;[.$A499];&quot;_&quot;;[.$C499];&quot;.sentences.csv&quot;&quot; | tee &quot;;[.$A499];&quot;.m4a_transcript.json&quot;)" office:value-type="string" office:string-value="python3 &quot;/mnt/d/Documents/FEP-AI/Active Inference Podcast/sentencesToTranscripts.py&quot; &quot;Basics2023-0725&quot; &quot;.&quot; &quot;Basics2023-0725_Basics of Active Inference Discussion ~ Ben White ~ Active Inference for the Social Sciences 2023-07-25.m4a.sentences.csv&quot; | tee Basics2023-0725.m4a_transcript.json" calcext:value-type="string">
            <text:p>python3 "/mnt/d/Documents/FEP-AI/Active Inference Podcast/sentencesToTranscripts.py" "Basics2023-0725" "." "Basics2023-0725_Basics of Active Inference Discussion ~ Ben White ~ Active Inference for the Social Sciences 2023-07-25.m4a.sentences.csv" | tee Basics2023-0725.m4a_transcript.json</text:p>
          </table:table-cell>
          <table:table-cell table:style-name="ce26" office:value-type="string" calcext:value-type="string">
            <text:p>u6taX0npOY8</text:p>
          </table:table-cell>
          <table:table-cell table:style-name="ce26" office:value-type="string" calcext:value-type="string">
            <text:p>Basics of Active Inference (Discussion) ~ Ben White ~ Active Inference for the Social Sciences 2023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Basics2023-04</text:p>
          </table:table-cell>
          <table:table-cell table:style-name="ce26"/>
          <table:table-cell table:style-name="ce86" office:value-type="string" calcext:value-type="string">
            <text:p>Collective Behavior Lecture ~ Daniel Friedman ~ Active Inference for the Social Sciences 2023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for the Social Sciences 2023\04 Collective Behavior (Lecture) ~ Daniel Friedman\YouTube</text:p>
          </table:table-cell>
          <table:table-cell table:style-name="ce26"/>
          <table:table-cell table:style-name="ce26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500];&quot;&quot;&quot; &quot;&quot;http://crisiscenter.us/&quot;;[.$P500];&quot;&quot;&quot; &quot;&quot;&quot;;SUBSTITUTE(SUBSTITUTE(SUBSTITUTE([.$C500];&quot;#&quot;;&quot;&quot;);&quot;(&quot;;&quot;&quot;);&quot;)&quot;;&quot;&quot;);&quot;&quot;&quot; | tee &quot;&quot;&quot;;[.$A500];&quot;_&quot;;[.$C500];&quot;_transcribe.json&quot;&quot; &amp;&quot;)" office:value-type="string" office:string-value="python3 &quot;/mnt/d/Documents/FEP-AI/Active Inference Podcast/SubmitToCloudWhisper_CCL2023.py&quot; &quot;Basics2023-04&quot; &quot;http://crisiscenter.us/AILab01/Basics_Course_2023&quot; &quot;Collective Behavior Lecture ~ Daniel Friedman ~ Active Inference for the Social Sciences 2023.m4a&quot; | tee &quot;Basics2023-04_Collective Behavior Lecture ~ Daniel Friedman ~ Active Inference for the Social Sciences 2023.m4a_transcribe.json&quot; &amp;" calcext:value-type="string">
            <text:p>python3 "/mnt/d/Documents/FEP-AI/Active Inference Podcast/SubmitToCloudWhisper_CCL2023.py" "Basics2023-04" "http://crisiscenter.us/AILab01/Basics_Course_2023" "Collective Behavior Lecture ~ Daniel Friedman ~ Active Inference for the Social Sciences 2023.m4a" | tee "Basics2023-04_Collective Behavior Lecture ~ Daniel Friedman ~ Active Inference for the Social Sciences 2023.m4a_transcribe.json" &amp;</text:p>
          </table:table-cell>
          <table:table-cell table:style-name="ce26" table:formula="of:=CONCATENATE(&quot;python3 &quot;&quot;/mnt/d/Documents/FEP-AI/Active Inference Podcast/sentencesToTranscripts.py&quot;&quot; &quot;&quot;&quot;;[.$A500];&quot;&quot;&quot; &quot;&quot;.&quot;&quot; &quot;&quot;&quot;;[.$A500];&quot;_&quot;;[.$C500];&quot;.sentences.csv&quot;&quot; | tee &quot;;[.$A500];&quot;.m4a_transcript.json&quot;)" office:value-type="string" office:string-value="python3 &quot;/mnt/d/Documents/FEP-AI/Active Inference Podcast/sentencesToTranscripts.py&quot; &quot;Basics2023-04&quot; &quot;.&quot; &quot;Basics2023-04_Collective Behavior Lecture ~ Daniel Friedman ~ Active Inference for the Social Sciences 2023.m4a.sentences.csv&quot; | tee Basics2023-04.m4a_transcript.json" calcext:value-type="string">
            <text:p>python3 "/mnt/d/Documents/FEP-AI/Active Inference Podcast/sentencesToTranscripts.py" "Basics2023-04" "." "Basics2023-04_Collective Behavior Lecture ~ Daniel Friedman ~ Active Inference for the Social Sciences 2023.m4a.sentences.csv" | tee Basics2023-04.m4a_transcript.json</text:p>
          </table:table-cell>
          <table:table-cell table:style-name="ce26" office:value-type="string" calcext:value-type="string">
            <text:p>ran1M2UmD80</text:p>
          </table:table-cell>
          <table:table-cell table:style-name="ce26" office:value-type="string" calcext:value-type="string">
            <text:p>Collective Behavior (Lecture) ~ Daniel Friedman ~ Active Inference for the Social Sciences 2023.m4a</text:p>
          </table:table-cell>
          <table:table-cell table:style-name="ce26" table:number-columns-repeated="16363"/>
        </table:table-row>
        <table:table-row table:style-name="ro3">
          <table:table-cell table:style-name="ce26" office:value-type="string" calcext:value-type="string">
            <text:p>Basics2023-05</text:p>
          </table:table-cell>
          <table:table-cell table:style-name="ce26"/>
          <table:table-cell table:style-name="ce86" office:value-type="string" calcext:value-type="string">
            <text:p>Collective Behavior Discussion ~ Daniel Friedman ~ Active Inference for the Social Sciences 2023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for the Social Sciences 2023\05\YouTube</text:p>
          </table:table-cell>
          <table:table-cell table:style-name="ce26"/>
          <table:table-cell table:style-name="ce26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501];&quot;&quot;&quot; &quot;&quot;http://crisiscenter.us/&quot;;[.$P501];&quot;&quot;&quot; &quot;&quot;&quot;;SUBSTITUTE(SUBSTITUTE(SUBSTITUTE([.$C501];&quot;#&quot;;&quot;&quot;);&quot;(&quot;;&quot;&quot;);&quot;)&quot;;&quot;&quot;);&quot;&quot;&quot; | tee &quot;&quot;&quot;;[.$A501];&quot;_&quot;;[.$C501];&quot;_transcribe.json&quot;&quot; &amp;&quot;)" office:value-type="string" office:string-value="python3 &quot;/mnt/d/Documents/FEP-AI/Active Inference Podcast/SubmitToCloudWhisper_CCL2023.py&quot; &quot;Basics2023-05&quot; &quot;http://crisiscenter.us/AILab01/Basics_Course_2023&quot; &quot;Collective Behavior Discussion ~ Daniel Friedman ~ Active Inference for the Social Sciences 2023.m4a&quot; | tee &quot;Basics2023-05_Collective Behavior Discussion ~ Daniel Friedman ~ Active Inference for the Social Sciences 2023.m4a_transcribe.json&quot; &amp;" calcext:value-type="string">
            <text:p>python3 "/mnt/d/Documents/FEP-AI/Active Inference Podcast/SubmitToCloudWhisper_CCL2023.py" "Basics2023-05" "http://crisiscenter.us/AILab01/Basics_Course_2023" "Collective Behavior Discussion ~ Daniel Friedman ~ Active Inference for the Social Sciences 2023.m4a" | tee "Basics2023-05_Collective Behavior Discussion ~ Daniel Friedman ~ Active Inference for the Social Sciences 2023.m4a_transcribe.json" &amp;</text:p>
          </table:table-cell>
          <table:table-cell table:style-name="ce26"/>
          <table:table-cell table:style-name="ce26" office:value-type="string" calcext:value-type="string">
            <text:p>2IxxzY2ZDHA</text:p>
          </table:table-cell>
          <table:table-cell table:style-name="ce26" table:number-columns-repeated="16364"/>
        </table:table-row>
        <table:table-row table:style-name="ro3">
          <table:table-cell table:style-name="ce26" office:value-type="string" calcext:value-type="string">
            <text:p>Basics2023-06</text:p>
          </table:table-cell>
          <table:table-cell table:style-name="ce26"/>
          <table:table-cell table:style-name="ce86"/>
          <table:table-cell table:style-name="ce26" table:number-columns-repeated="12"/>
          <table:table-cell table:style-name="ce26" office:value-type="string" calcext:value-type="string">
            <text:p>AILab01/Basics_Course_2023</text:p>
          </table:table-cell>
          <table:table-cell table:style-name="ce26"/>
          <table:table-cell table:style-name="ce45" table:formula="of:=CONCATENATE(&quot;python3 &quot;&quot;/mnt/d/Documents/FEP-AI/Active Inference Podcast/SubmitToCloudWhisper_CCL2023.py&quot;&quot; &quot;&quot;&quot;;[.$A502];&quot;&quot;&quot; &quot;&quot;http://crisiscenter.us/&quot;;[.$P502];&quot;&quot;&quot; &quot;&quot;&quot;;SUBSTITUTE(SUBSTITUTE(SUBSTITUTE([.$C502];&quot;#&quot;;&quot;&quot;);&quot;(&quot;;&quot;&quot;);&quot;)&quot;;&quot;&quot;);&quot;&quot;&quot; | tee &quot;&quot;&quot;;[.$A502];&quot;_&quot;;[.$C502];&quot;_transcribe.json&quot;&quot; &amp;&quot;)" office:value-type="string" office:string-value="python3 &quot;/mnt/d/Documents/FEP-AI/Active Inference Podcast/SubmitToCloudWhisper_CCL2023.py&quot; &quot;Basics2023-06&quot; &quot;http://crisiscenter.us/AILab01/Basics_Course_2023&quot; &quot;&quot; | tee &quot;Basics2023-06__transcribe.json&quot; &amp;" calcext:value-type="string">
            <text:p>python3 "/mnt/d/Documents/FEP-AI/Active Inference Podcast/SubmitToCloudWhisper_CCL2023.py" "Basics2023-06" "http://crisiscenter.us/AILab01/Basics_Course_2023" "" | tee "Basics2023-06__transcribe.json" &amp;</text:p>
          </table:table-cell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07</text:p>
          </table:table-cell>
          <table:table-cell table:style-name="ce26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08</text:p>
          </table:table-cell>
          <table:table-cell table:style-name="ce26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09</text:p>
          </table:table-cell>
          <table:table-cell table:style-name="ce26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10</text:p>
          </table:table-cell>
          <table:table-cell table:style-name="ce26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11</text:p>
          </table:table-cell>
          <table:table-cell table:style-name="ce26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12</text:p>
          </table:table-cell>
          <table:table-cell table:style-name="ce26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table:number-columns-repeated="2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Basics2023-04</text:p>
          </table:table-cell>
          <table:table-cell table:style-name="ce26"/>
          <table:table-cell table:style-name="ce86" office:value-type="string" calcext:value-type="string">
            <text:p>Collective Behavior Lecture ~ Daniel Friedman ~ Active Inference for the Social Sciences 2023.m4a</text:p>
          </table:table-cell>
          <table:table-cell table:style-name="ce26" table:number-columns-repeated="9"/>
          <table:table-cell table:style-name="ce34" office:value-type="string" calcext:value-type="string">
            <text:p>644w82gyt7-6c72-4ef0-8095-7f5ed7787695 </text:p>
          </table:table-cell>
          <table:table-cell table:style-name="ce26" office:value-type="string" calcext:value-type="string">
            <text:p>D:\Documents\FEP-AI\Active Inference for the Social Sciences 2023\04 Collective Behavior (Lecture) ~ Daniel Friedman\YouTube</text:p>
          </table:table-cell>
          <table:table-cell table:style-name="ce26" table:number-columns-repeated="3"/>
          <table:table-cell table:style-name="ce45"/>
          <table:table-cell table:style-name="ce26" table:number-columns-repeated="16366"/>
        </table:table-row>
        <table:table-row table:style-name="ro3" table:number-rows-repeated="5">
          <table:table-cell table:style-name="ce26" table:number-columns-repeated="2"/>
          <table:table-cell table:style-name="ce86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AcIJ20230710</text:p>
          </table:table-cell>
          <table:table-cell table:style-name="ce26"/>
          <table:table-cell table:style-name="ce73" office:value-type="string" calcext:value-type="string">
            <text:p>ChatGPT Code Interpreter Visualizations &amp; Dissertations ~ Active Inference Journal ~ July 10, 2023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Active Inference Journal (Playlist)\ChatGPT Code Interpreter Visualizations &amp; Dissertations ~ Active Inference Journal ~ July 10, 2023\YouTube</text:p>
          </table:table-cell>
          <table:table-cell table:style-name="ce71" table:formula="of:=CONCATENATE(&quot;python3 &quot;&quot;/mnt/d/Documents/FEP-AI/Active Inference Podcast/RunLocalWhisper.py&quot;&quot; &quot;&quot;&quot;;[.$A516];&quot;&quot;&quot; &quot;&quot;.&quot;&quot; &quot;&quot;&quot;;SUBSTITUTE([.$C516];&quot;#&quot;;&quot;&quot;);&quot;&quot;&quot; | tee &quot;&quot;&quot;;[.$C516];&quot;_whisper.json&quot;&quot; &amp;&quot;)" office:value-type="string" office:string-value="python3 &quot;/mnt/d/Documents/FEP-AI/Active Inference Podcast/RunLocalWhisper.py&quot; &quot;AcIJ20230710&quot; &quot;.&quot; &quot;ChatGPT Code Interpreter Visualizations &amp; Dissertations ~ Active Inference Journal ~ July 10, 2023.m4a&quot; | tee &quot;ChatGPT Code Interpreter Visualizations &amp; Dissertations ~ Active Inference Journal ~ July 10, 2023.m4a_whisper.json&quot; &amp;" calcext:value-type="string">
            <text:p>python3 "/mnt/d/Documents/FEP-AI/Active Inference Podcast/RunLocalWhisper.py" "AcIJ20230710" "." "ChatGPT Code Interpreter Visualizations &amp; Dissertations ~ Active Inference Journal ~ July 10, 2023.m4a" | tee "ChatGPT Code Interpreter Visualizations &amp; Dissertations ~ Active Inference Journal ~ July 10, 2023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16];&quot;&quot;&quot; &quot;&quot;.&quot;&quot; &quot;&quot;&quot;;[.$A516];&quot;_&quot;;[.$C516];&quot;.sentences.csv&quot;&quot; | tee &quot;;[.$A516];&quot;.m4a_transcript.json&quot;)" office:value-type="string" office:string-value="python3 &quot;/mnt/d/Documents/FEP-AI/Active Inference Podcast/sentencesToTranscripts.py&quot; &quot;AcIJ20230710&quot; &quot;.&quot; &quot;AcIJ20230710_ChatGPT Code Interpreter Visualizations &amp; Dissertations ~ Active Inference Journal ~ July 10, 2023.m4a.sentences.csv&quot; | tee AcIJ20230710.m4a_transcript.json" calcext:value-type="string">
            <text:p>python3 "/mnt/d/Documents/FEP-AI/Active Inference Podcast/sentencesToTranscripts.py" "AcIJ20230710" "." "AcIJ20230710_ChatGPT Code Interpreter Visualizations &amp; Dissertations ~ Active Inference Journal ~ July 10, 2023.m4a.sentences.csv" | tee AcIJ20230710.m4a_transcript.json</text:p>
          </table:table-cell>
          <table:table-cell table:style-name="ce26" office:value-type="string" calcext:value-type="string">
            <text:p>IpstHOA0o3I</text:p>
          </table:table-cell>
          <table:table-cell table:style-name="ce26" office:value-type="string" calcext:value-type="string">
            <text:p>ChatGPT Code Interpreter Visualizations &amp; Dissertations ~ Active Inference Journal ~ July 10, 2023.m4a</text:p>
          </table:table-cell>
          <table:table-cell table:style-name="ce26" table:number-columns-repeated="16363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tHermH_20191107</text:p>
          </table:table-cell>
          <table:table-cell table:style-name="ce26"/>
          <table:table-cell table:style-name="ce73" office:value-type="string" calcext:value-type="string">
            <text:p>ZeroLite_Troxler_12245126_2019-11-07_mono.mp3</text:p>
          </table:table-cell>
          <table:table-cell table:style-name="ce26" table:number-columns-repeated="10"/>
          <table:table-cell table:style-name="ce26" office:value-type="string" calcext:value-type="string">
            <text:p>D:\Documents\Alchemy,Spookiness\The Hermetic Hour</text:p>
          </table:table-cell>
          <table:table-cell table:style-name="ce26" table:number-columns-repeated="3"/>
          <table:table-cell table:style-name="ce45"/>
          <table:table-cell table:style-name="ce26" table:number-columns-repeated="16366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OrgOnt_20230720</text:p>
          </table:table-cell>
          <table:table-cell table:style-name="ce26"/>
          <table:table-cell table:style-name="ce73" office:value-type="string" calcext:value-type="string">
            <text:p>2023-07-20_16-10-35_Burny_DAF_DaveD.mkv</text:p>
          </table:table-cell>
          <table:table-cell table:style-name="ce26" table:number-columns-repeated="10"/>
          <table:table-cell table:style-name="ce26" office:value-type="string" calcext:value-type="string">
            <text:p>D:\Documents\FEP-AI\Organizational meetings\actinflab.Ontology weekly meeting_Burny_2023-07-20_Fri-AM</text:p>
          </table:table-cell>
          <table:table-cell table:style-name="ce71" table:formula="of:=CONCATENATE(&quot;python3 &quot;&quot;/mnt/d/Documents/FEP-AI/Active Inference Podcast/RunLocalWhisper.py&quot;&quot; &quot;&quot;&quot;;[.$A520];&quot;&quot;&quot; &quot;&quot;.&quot;&quot; &quot;&quot;&quot;;SUBSTITUTE([.$C520];&quot;#&quot;;&quot;&quot;);&quot;&quot;&quot; | tee &quot;&quot;&quot;;[.$C520];&quot;_whisper.json&quot;&quot; &amp;&quot;)" office:value-type="string" office:string-value="python3 &quot;/mnt/d/Documents/FEP-AI/Active Inference Podcast/RunLocalWhisper.py&quot; &quot;OrgOnt_20230720&quot; &quot;.&quot; &quot;2023-07-20_16-10-35_Burny_DAF_DaveD.mkv&quot; | tee &quot;2023-07-20_16-10-35_Burny_DAF_DaveD.mkv_whisper.json&quot; &amp;" calcext:value-type="string">
            <text:p>python3 "/mnt/d/Documents/FEP-AI/Active Inference Podcast/RunLocalWhisper.py" "OrgOnt_20230720" "." "2023-07-20_16-10-35_Burny_DAF_DaveD.mkv" | tee "2023-07-20_16-10-35_Burny_DAF_DaveD.mkv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20];&quot;&quot;&quot; &quot;&quot;.&quot;&quot; &quot;&quot;&quot;;[.$A520];&quot;_&quot;;[.$C520];&quot;.sentences.csv&quot;&quot; | tee &quot;;[.$A520];&quot;.m4a_transcript.json&quot;)" office:value-type="string" office:string-value="python3 &quot;/mnt/d/Documents/FEP-AI/Active Inference Podcast/sentencesToTranscripts.py&quot; &quot;OrgOnt_20230720&quot; &quot;.&quot; &quot;OrgOnt_20230720_2023-07-20_16-10-35_Burny_DAF_DaveD.mkv.sentences.csv&quot; | tee OrgOnt_20230720.m4a_transcript.json" calcext:value-type="string">
            <text:p>python3 "/mnt/d/Documents/FEP-AI/Active Inference Podcast/sentencesToTranscripts.py" "OrgOnt_20230720" "." "OrgOnt_20230720_2023-07-20_16-10-35_Burny_DAF_DaveD.mkv.sentences.csv" | tee OrgOnt_20230720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OrgOnt_20230727</text:p>
          </table:table-cell>
          <table:table-cell table:style-name="ce26"/>
          <table:table-cell table:style-name="ce73" office:value-type="string" calcext:value-type="string">
            <text:p>2023-07-27_16-03-47_SIGMA_ONTOLOGY_VM_SETUP.ogg</text:p>
          </table:table-cell>
          <table:table-cell table:style-name="ce26" table:number-columns-repeated="10"/>
          <table:table-cell table:style-name="ce26" office:value-type="string" calcext:value-type="string">
            <text:p>D:\Documents\FEP-AI\Organizational meetings\Ontology Weekly_Friday AM_2023-07-28\audio</text:p>
          </table:table-cell>
          <table:table-cell table:style-name="ce71" table:formula="of:=CONCATENATE(&quot;python3 &quot;&quot;/mnt/d/Documents/FEP-AI/Active Inference Podcast/RunLocalWhisper.py&quot;&quot; &quot;&quot;&quot;;[.$A521];&quot;&quot;&quot; &quot;&quot;.&quot;&quot; &quot;&quot;&quot;;SUBSTITUTE([.$C521];&quot;#&quot;;&quot;&quot;);&quot;&quot;&quot; | tee &quot;&quot;&quot;;[.$C521];&quot;_whisper.json&quot;&quot; &amp;&quot;)" office:value-type="string" office:string-value="python3 &quot;/mnt/d/Documents/FEP-AI/Active Inference Podcast/RunLocalWhisper.py&quot; &quot;OrgOnt_20230727&quot; &quot;.&quot; &quot;2023-07-27_16-03-47_SIGMA_ONTOLOGY_VM_SETUP.ogg&quot; | tee &quot;2023-07-27_16-03-47_SIGMA_ONTOLOGY_VM_SETUP.ogg_whisper.json&quot; &amp;" calcext:value-type="string">
            <text:p>python3 "/mnt/d/Documents/FEP-AI/Active Inference Podcast/RunLocalWhisper.py" "OrgOnt_20230727" "." "2023-07-27_16-03-47_SIGMA_ONTOLOGY_VM_SETUP.ogg" | tee "2023-07-27_16-03-47_SIGMA_ONTOLOGY_VM_SETUP.ogg_whisper.json" &amp;</text:p>
          </table:table-cell>
          <table:table-cell table:style-name="ce26" table:number-columns-repeated="2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OrgOnt_20230727</text:p>
          </table:table-cell>
          <table:table-cell table:style-name="ce26"/>
          <table:table-cell table:style-name="ce73" office:value-type="string" calcext:value-type="string">
            <text:p>2023-07-27_16-03-47_SIGMA_ONTOLOGY_VM_SETUP.m4a</text:p>
          </table:table-cell>
          <table:table-cell table:style-name="ce26" table:number-columns-repeated="10"/>
          <table:table-cell table:style-name="ce26" office:value-type="string" calcext:value-type="string">
            <text:p>D:\Documents\FEP-AI\Organizational meetings\Ontology Weekly_Friday AM_2023-07-28\YouTube</text:p>
          </table:table-cell>
          <table:table-cell table:style-name="ce71" table:formula="of:=CONCATENATE(&quot;python3 &quot;&quot;/mnt/d/Documents/FEP-AI/Active Inference Podcast/RunLocalWhisper.py&quot;&quot; &quot;&quot;&quot;;[.$A522];&quot;&quot;&quot; &quot;&quot;.&quot;&quot; &quot;&quot;&quot;;SUBSTITUTE([.$C522];&quot;#&quot;;&quot;&quot;);&quot;&quot;&quot; | tee &quot;&quot;&quot;;[.$C522];&quot;_whisper.json&quot;&quot; &amp;&quot;)" office:value-type="string" office:string-value="python3 &quot;/mnt/d/Documents/FEP-AI/Active Inference Podcast/RunLocalWhisper.py&quot; &quot;OrgOnt_20230727&quot; &quot;.&quot; &quot;2023-07-27_16-03-47_SIGMA_ONTOLOGY_VM_SETUP.m4a&quot; | tee &quot;2023-07-27_16-03-47_SIGMA_ONTOLOGY_VM_SETUP.m4a_whisper.json&quot; &amp;" calcext:value-type="string">
            <text:p>python3 "/mnt/d/Documents/FEP-AI/Active Inference Podcast/RunLocalWhisper.py" "OrgOnt_20230727" "." "2023-07-27_16-03-47_SIGMA_ONTOLOGY_VM_SETUP.m4a" | tee "2023-07-27_16-03-47_SIGMA_ONTOLOGY_VM_SETUP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22];&quot;&quot;&quot; &quot;&quot;.&quot;&quot; &quot;&quot;&quot;;[.$A522];&quot;_&quot;;[.$C522];&quot;.sentences.csv&quot;&quot; | tee &quot;;[.$A522];&quot;.m4a_transcript.json&quot;)" office:value-type="string" office:string-value="python3 &quot;/mnt/d/Documents/FEP-AI/Active Inference Podcast/sentencesToTranscripts.py&quot; &quot;OrgOnt_20230727&quot; &quot;.&quot; &quot;OrgOnt_20230727_2023-07-27_16-03-47_SIGMA_ONTOLOGY_VM_SETUP.m4a.sentences.csv&quot; | tee OrgOnt_20230727.m4a_transcript.json" calcext:value-type="string">
            <text:p>python3 "/mnt/d/Documents/FEP-AI/Active Inference Podcast/sentencesToTranscripts.py" "OrgOnt_20230727" "." "OrgOnt_20230727_2023-07-27_16-03-47_SIGMA_ONTOLOGY_VM_SETUP.m4a.sentences.csv" | tee OrgOnt_20230727.m4a_transcript.json</text:p>
          </table:table-cell>
          <table:table-cell table:style-name="ce26" table:number-columns-repeated="16"/>
          <table:table-cell table:style-name="ce31" table:number-columns-repeated="16349"/>
        </table:table-row>
        <table:table-row table:style-name="ro3" table:number-rows-repeated="2">
          <table:table-cell table:style-name="ce26" table:number-columns-repeated="2"/>
          <table:table-cell table:style-name="ce73"/>
          <table:table-cell table:style-name="ce26" table:number-columns-repeated="11"/>
          <table:table-cell table:style-name="ce71"/>
          <table:table-cell table:style-name="ce26" table:number-columns-repeated="2"/>
          <table:table-cell table:style-name="ce45"/>
          <table:table-cell table:style-name="ce26" table:number-columns-repeated="16366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GifLec2016-2</text:p>
          </table:table-cell>
          <table:table-cell table:style-name="ce26"/>
          <table:table-cell table:style-name="ce73" office:value-type="string" calcext:value-type="string">
            <text:p>2 Carroll, Sean 2016, The Stuff of Which We Are Made, Gifford Lectures 2016 Num 2.m4a</text:p>
          </table:table-cell>
          <table:table-cell table:style-name="ce26" table:number-columns-repeated="10"/>
          <table:table-cell table:style-name="ce26" office:value-type="string" calcext:value-type="string">
            <text:p>E:\Documents\DiscourseAnalysis\Carroll, Sean M (2016) The Gifford Lectures in Natural Theology</text:p>
          </table:table-cell>
          <table:table-cell table:style-name="ce71" table:formula="of:=CONCATENATE(&quot;python3 &quot;&quot;/mnt/d/Documents/FEP-AI/Active Inference Podcast/RunLocalWhisper.py&quot;&quot; &quot;&quot;&quot;;[.$A526];&quot;&quot;&quot; &quot;&quot;.&quot;&quot; &quot;&quot;&quot;;SUBSTITUTE([.$C526];&quot;#&quot;;&quot;&quot;);&quot;&quot;&quot; | tee &quot;&quot;&quot;;[.$C526];&quot;_whisper.json&quot;&quot; &amp;&quot;)" office:value-type="string" office:string-value="python3 &quot;/mnt/d/Documents/FEP-AI/Active Inference Podcast/RunLocalWhisper.py&quot; &quot;GifLec2016-2&quot; &quot;.&quot; &quot;2 Carroll, Sean 2016, The Stuff of Which We Are Made, Gifford Lectures 2016 Num 2.m4a&quot; | tee &quot;2 Carroll, Sean 2016, The Stuff of Which We Are Made, Gifford Lectures 2016 Num 2.m4a_whisper.json&quot; &amp;" calcext:value-type="string">
            <text:p>python3 "/mnt/d/Documents/FEP-AI/Active Inference Podcast/RunLocalWhisper.py" "GifLec2016-2" "." "2 Carroll, Sean 2016, The Stuff of Which We Are Made, Gifford Lectures 2016 Num 2.m4a" | tee "2 Carroll, Sean 2016, The Stuff of Which We Are Made, Gifford Lectures 2016 Num 2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26];&quot;&quot;&quot; &quot;&quot;.&quot;&quot; &quot;&quot;&quot;;[.$A526];&quot;_&quot;;[.$C526];&quot;.sentences.csv&quot;&quot; | tee &quot;;[.$A526];&quot;.m4a_transcript.json&quot;)" office:value-type="string" office:string-value="python3 &quot;/mnt/d/Documents/FEP-AI/Active Inference Podcast/sentencesToTranscripts.py&quot; &quot;GifLec2016-2&quot; &quot;.&quot; &quot;GifLec2016-2_2 Carroll, Sean 2016, The Stuff of Which We Are Made, Gifford Lectures 2016 Num 2.m4a.sentences.csv&quot; | tee GifLec2016-2.m4a_transcript.json" calcext:value-type="string">
            <text:p>python3 "/mnt/d/Documents/FEP-AI/Active Inference Podcast/sentencesToTranscripts.py" "GifLec2016-2" "." "GifLec2016-2_2 Carroll, Sean 2016, The Stuff of Which We Are Made, Gifford Lectures 2016 Num 2.m4a.sentences.csv" | tee GifLec2016-2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GifLec2016-3</text:p>
          </table:table-cell>
          <table:table-cell table:style-name="ce26"/>
          <table:table-cell table:style-name="ce73" office:value-type="string" calcext:value-type="string">
            <text:p>3 Carroll, Sean (2016) Layers Of Reality Gifford Lectures 2016 Num 3.m4a</text:p>
          </table:table-cell>
          <table:table-cell table:style-name="ce26" table:number-columns-repeated="10"/>
          <table:table-cell table:style-name="ce26" office:value-type="string" calcext:value-type="string">
            <text:p>E:\Documents\DiscourseAnalysis\Carroll, Sean M (2016) The Gifford Lectures in Natural Theology</text:p>
          </table:table-cell>
          <table:table-cell table:style-name="ce71" table:formula="of:=CONCATENATE(&quot;python3 &quot;&quot;/mnt/d/Documents/FEP-AI/Active Inference Podcast/RunLocalWhisper.py&quot;&quot; &quot;&quot;&quot;;[.$A527];&quot;&quot;&quot; &quot;&quot;.&quot;&quot; &quot;&quot;&quot;;SUBSTITUTE([.$C527];&quot;#&quot;;&quot;&quot;);&quot;&quot;&quot; | tee &quot;&quot;&quot;;[.$C527];&quot;_whisper.json&quot;&quot; &amp;&quot;)" office:value-type="string" office:string-value="python3 &quot;/mnt/d/Documents/FEP-AI/Active Inference Podcast/RunLocalWhisper.py&quot; &quot;GifLec2016-3&quot; &quot;.&quot; &quot;3 Carroll, Sean (2016) Layers Of Reality Gifford Lectures 2016 Num 3.m4a&quot; | tee &quot;3 Carroll, Sean (2016) Layers Of Reality Gifford Lectures 2016 Num 3.m4a_whisper.json&quot; &amp;" calcext:value-type="string">
            <text:p>python3 "/mnt/d/Documents/FEP-AI/Active Inference Podcast/RunLocalWhisper.py" "GifLec2016-3" "." "3 Carroll, Sean (2016) Layers Of Reality Gifford Lectures 2016 Num 3.m4a" | tee "3 Carroll, Sean (2016) Layers Of Reality Gifford Lectures 2016 Num 3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27];&quot;&quot;&quot; &quot;&quot;.&quot;&quot; &quot;&quot;&quot;;[.$A527];&quot;_&quot;;[.$C527];&quot;.sentences.csv&quot;&quot; | tee &quot;;[.$A527];&quot;.m4a_transcript.json&quot;)" office:value-type="string" office:string-value="python3 &quot;/mnt/d/Documents/FEP-AI/Active Inference Podcast/sentencesToTranscripts.py&quot; &quot;GifLec2016-3&quot; &quot;.&quot; &quot;GifLec2016-3_3 Carroll, Sean (2016) Layers Of Reality Gifford Lectures 2016 Num 3.m4a.sentences.csv&quot; | tee GifLec2016-3.m4a_transcript.json" calcext:value-type="string">
            <text:p>python3 "/mnt/d/Documents/FEP-AI/Active Inference Podcast/sentencesToTranscripts.py" "GifLec2016-3" "." "GifLec2016-3_3 Carroll, Sean (2016) Layers Of Reality Gifford Lectures 2016 Num 3.m4a.sentences.csv" | tee GifLec2016-3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GifLec2016-4</text:p>
          </table:table-cell>
          <table:table-cell table:style-name="ce26"/>
          <table:table-cell table:style-name="ce73" office:value-type="string" calcext:value-type="string">
            <text:p>4 Carroll, Sean (2016) Simplicity, Complexity, Thought Gifford Lectures 2016 Num 4.m4a</text:p>
          </table:table-cell>
          <table:table-cell table:style-name="ce26" table:number-columns-repeated="10"/>
          <table:table-cell table:style-name="ce26" office:value-type="string" calcext:value-type="string">
            <text:p>E:\Documents\DiscourseAnalysis\Carroll, Sean M (2016) The Gifford Lectures in Natural Theology</text:p>
          </table:table-cell>
          <table:table-cell table:style-name="ce71" table:formula="of:=CONCATENATE(&quot;python3 &quot;&quot;/mnt/d/Documents/FEP-AI/Active Inference Podcast/RunLocalWhisper.py&quot;&quot; &quot;&quot;&quot;;[.$A528];&quot;&quot;&quot; &quot;&quot;.&quot;&quot; &quot;&quot;&quot;;SUBSTITUTE([.$C528];&quot;#&quot;;&quot;&quot;);&quot;&quot;&quot; | tee &quot;&quot;&quot;;[.$C528];&quot;_whisper.json&quot;&quot; &amp;&quot;)" office:value-type="string" office:string-value="python3 &quot;/mnt/d/Documents/FEP-AI/Active Inference Podcast/RunLocalWhisper.py&quot; &quot;GifLec2016-4&quot; &quot;.&quot; &quot;4 Carroll, Sean (2016) Simplicity, Complexity, Thought Gifford Lectures 2016 Num 4.m4a&quot; | tee &quot;4 Carroll, Sean (2016) Simplicity, Complexity, Thought Gifford Lectures 2016 Num 4.m4a_whisper.json&quot; &amp;" calcext:value-type="string">
            <text:p>python3 "/mnt/d/Documents/FEP-AI/Active Inference Podcast/RunLocalWhisper.py" "GifLec2016-4" "." "4 Carroll, Sean (2016) Simplicity, Complexity, Thought Gifford Lectures 2016 Num 4.m4a" | tee "4 Carroll, Sean (2016) Simplicity, Complexity, Thought Gifford Lectures 2016 Num 4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28];&quot;&quot;&quot; &quot;&quot;.&quot;&quot; &quot;&quot;&quot;;[.$A528];&quot;_&quot;;[.$C528];&quot;.sentences.csv&quot;&quot; | tee &quot;;[.$A528];&quot;.m4a_transcript.json&quot;)" office:value-type="string" office:string-value="python3 &quot;/mnt/d/Documents/FEP-AI/Active Inference Podcast/sentencesToTranscripts.py&quot; &quot;GifLec2016-4&quot; &quot;.&quot; &quot;GifLec2016-4_4 Carroll, Sean (2016) Simplicity, Complexity, Thought Gifford Lectures 2016 Num 4.m4a.sentences.csv&quot; | tee GifLec2016-4.m4a_transcript.json" calcext:value-type="string">
            <text:p>python3 "/mnt/d/Documents/FEP-AI/Active Inference Podcast/sentencesToTranscripts.py" "GifLec2016-4" "." "GifLec2016-4_4 Carroll, Sean (2016) Simplicity, Complexity, Thought Gifford Lectures 2016 Num 4.m4a.sentences.csv" | tee GifLec2016-4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office:value-type="string" calcext:value-type="string">
            <text:p>GifLec2016-5</text:p>
          </table:table-cell>
          <table:table-cell table:style-name="ce26"/>
          <table:table-cell table:style-name="ce73" office:value-type="string" calcext:value-type="string">
            <text:p>The Gifford Lectures in Natural Theology, 2016, lecture 5.m4a</text:p>
          </table:table-cell>
          <table:table-cell table:style-name="ce26" table:number-columns-repeated="10"/>
          <table:table-cell table:style-name="ce26" office:value-type="string" calcext:value-type="string">
            <text:p>E:\Documents\DiscourseAnalysis\Carroll, Sean M (2016) The Gifford Lectures in Natural Theology</text:p>
          </table:table-cell>
          <table:table-cell table:style-name="ce71" table:formula="of:=CONCATENATE(&quot;python3 &quot;&quot;/mnt/d/Documents/FEP-AI/Active Inference Podcast/RunLocalWhisper.py&quot;&quot; &quot;&quot;&quot;;[.$A529];&quot;&quot;&quot; &quot;&quot;.&quot;&quot; &quot;&quot;&quot;;SUBSTITUTE([.$C529];&quot;#&quot;;&quot;&quot;);&quot;&quot;&quot; | tee &quot;&quot;&quot;;[.$C529];&quot;_whisper.json&quot;&quot; &amp;&quot;)" office:value-type="string" office:string-value="python3 &quot;/mnt/d/Documents/FEP-AI/Active Inference Podcast/RunLocalWhisper.py&quot; &quot;GifLec2016-5&quot; &quot;.&quot; &quot;The Gifford Lectures in Natural Theology, 2016, lecture 5.m4a&quot; | tee &quot;The Gifford Lectures in Natural Theology, 2016, lecture 5.m4a_whisper.json&quot; &amp;" calcext:value-type="string">
            <text:p>python3 "/mnt/d/Documents/FEP-AI/Active Inference Podcast/RunLocalWhisper.py" "GifLec2016-5" "." "The Gifford Lectures in Natural Theology, 2016, lecture 5.m4a" | tee "The Gifford Lectures in Natural Theology, 2016, lecture 5.m4a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29];&quot;&quot;&quot; &quot;&quot;.&quot;&quot; &quot;&quot;&quot;;[.$A529];&quot;_&quot;;[.$C529];&quot;.sentences.csv&quot;&quot; | tee &quot;;[.$A529];&quot;.m4a_transcript.json&quot;)" office:value-type="string" office:string-value="python3 &quot;/mnt/d/Documents/FEP-AI/Active Inference Podcast/sentencesToTranscripts.py&quot; &quot;GifLec2016-5&quot; &quot;.&quot; &quot;GifLec2016-5_The Gifford Lectures in Natural Theology, 2016, lecture 5.m4a.sentences.csv&quot; | tee GifLec2016-5.m4a_transcript.json" calcext:value-type="string">
            <text:p>python3 "/mnt/d/Documents/FEP-AI/Active Inference Podcast/sentencesToTranscripts.py" "GifLec2016-5" "." "GifLec2016-5_The Gifford Lectures in Natural Theology, 2016, lecture 5.m4a.sentences.csv" | tee GifLec2016-5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GifLec2016-3-1</text:p>
          </table:table-cell>
          <table:table-cell table:style-name="ce26"/>
          <table:table-cell table:style-name="ce73" office:value-type="string" calcext:value-type="string">
            <text:p>3 Carroll, Sean (2016) Layers Of Reality Gifford Lectures 2016 Num 3 - Pt 1.wav</text:p>
          </table:table-cell>
          <table:table-cell table:style-name="ce26" table:number-columns-repeated="10"/>
          <table:table-cell table:style-name="ce26" office:value-type="string" calcext:value-type="string">
            <text:p>E:\Documents\DiscourseAnalysis\Carroll, Sean M (2016) The Gifford Lectures in Natural Theology</text:p>
          </table:table-cell>
          <table:table-cell table:style-name="ce71" table:formula="of:=CONCATENATE(&quot;python3 &quot;&quot;/mnt/d/Documents/FEP-AI/Active Inference Podcast/RunLocalWhisper.py&quot;&quot; &quot;&quot;&quot;;[.$A531];&quot;&quot;&quot; &quot;&quot;.&quot;&quot; &quot;&quot;&quot;;SUBSTITUTE([.$C531];&quot;#&quot;;&quot;&quot;);&quot;&quot;&quot; | tee &quot;&quot;&quot;;[.$C531];&quot;_whisper.json&quot;&quot; &amp;&quot;)" office:value-type="string" office:string-value="python3 &quot;/mnt/d/Documents/FEP-AI/Active Inference Podcast/RunLocalWhisper.py&quot; &quot;GifLec2016-3-1&quot; &quot;.&quot; &quot;3 Carroll, Sean (2016) Layers Of Reality Gifford Lectures 2016 Num 3 - Pt 1.wav&quot; | tee &quot;3 Carroll, Sean (2016) Layers Of Reality Gifford Lectures 2016 Num 3 - Pt 1.wav_whisper.json&quot; &amp;" calcext:value-type="string">
            <text:p>python3 "/mnt/d/Documents/FEP-AI/Active Inference Podcast/RunLocalWhisper.py" "GifLec2016-3-1" "." "3 Carroll, Sean (2016) Layers Of Reality Gifford Lectures 2016 Num 3 - Pt 1.wav" | tee "3 Carroll, Sean (2016) Layers Of Reality Gifford Lectures 2016 Num 3 - Pt 1.wav_whisper.json" &amp;</text:p>
          </table:table-cell>
          <table:table-cell table:style-name="ce26" table:number-columns-repeated="2"/>
          <table:table-cell table:style-name="ce45"/>
          <table:table-cell table:style-name="ce26" table:formula="of:=CONCATENATE(&quot;python3 &quot;&quot;/mnt/d/Documents/FEP-AI/Active Inference Podcast/sentencesToTranscripts.py&quot;&quot; &quot;&quot;&quot;;[.$A531];&quot;&quot;&quot; &quot;&quot;.&quot;&quot; &quot;&quot;&quot;;[.$A531];&quot;_&quot;;[.$C531];&quot;.sentences.csv&quot;&quot; | tee &quot;;[.$A531];&quot;.m4a_transcript.json&quot;)" office:value-type="string" office:string-value="python3 &quot;/mnt/d/Documents/FEP-AI/Active Inference Podcast/sentencesToTranscripts.py&quot; &quot;GifLec2016-3-1&quot; &quot;.&quot; &quot;GifLec2016-3-1_3 Carroll, Sean (2016) Layers Of Reality Gifford Lectures 2016 Num 3 - Pt 1.wav.sentences.csv&quot; | tee GifLec2016-3-1.m4a_transcript.json" calcext:value-type="string">
            <text:p>python3 "/mnt/d/Documents/FEP-AI/Active Inference Podcast/sentencesToTranscripts.py" "GifLec2016-3-1" "." "GifLec2016-3-1_3 Carroll, Sean (2016) Layers Of Reality Gifford Lectures 2016 Num 3 - Pt 1.wav.sentences.csv" | tee GifLec2016-3-1.m4a_transcript.json</text:p>
          </table:table-cell>
          <table:table-cell table:style-name="ce26" table:number-columns-repeated="16365"/>
        </table:table-row>
        <table:table-row table:style-name="ro3">
          <table:table-cell table:style-name="ce26" table:number-columns-repeated="2"/>
          <table:table-cell table:style-name="ce73"/>
          <table:table-cell table:style-name="ce26" table:number-columns-repeated="14"/>
          <table:table-cell table:style-name="ce45"/>
          <table:table-cell table:style-name="ce26" table:number-columns-repeated="16366"/>
        </table:table-row>
        <table:table-row table:style-name="ro3">
          <table:table-cell table:style-name="ce26" office:value-type="string" calcext:value-type="string">
            <text:p>SeekUPlatKab-01</text:p>
          </table:table-cell>
          <table:table-cell table:style-name="ce26"/>
          <table:table-cell table:style-name="ce31" office:value-type="string" calcext:value-type="string">
            <text:p>From Neoplatonism to Kabbalah A Mystical Exploration.m4a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33];&quot;&quot;&quot; &quot;&quot;.&quot;&quot; &quot;&quot;&quot;;SUBSTITUTE([.$C533];&quot;#&quot;;&quot;&quot;);&quot;&quot;&quot; | tee &quot;&quot;&quot;;[.$C533];&quot;_whisper.json&quot;&quot;&quot;)" office:value-type="string" office:string-value="python3 &quot;/mnt/d/Documents/FEP-AI/Active Inference Podcast/RunLocalWhisper.py&quot; &quot;SeekUPlatKab-01&quot; &quot;.&quot; &quot;From Neoplatonism to Kabbalah A Mystical Exploration.m4a&quot; | tee &quot;From Neoplatonism to Kabbalah A Mystical Exploration.m4a_whisper.json&quot;" calcext:value-type="string">
            <text:p>python3 "/mnt/d/Documents/FEP-AI/Active Inference Podcast/RunLocalWhisper.py" "SeekUPlatKab-01" "." "From Neoplatonism to Kabbalah A Mystical Exploration.m4a" | tee "From Neoplatonism to Kabbalah A Mystical Exploration.m4a_whisper.json"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26" office:value-type="string" calcext:value-type="string">
            <text:p>UmkZ383LcW8</text:p>
          </table:table-cell>
          <table:table-cell table:style-name="ce26" table:number-columns-repeated="16364"/>
        </table:table-row>
        <table:table-row table:style-name="ro3">
          <table:table-cell table:style-name="ce26" office:value-type="string" calcext:value-type="string">
            <text:p>SeekUPlatKab-02</text:p>
          </table:table-cell>
          <table:table-cell table:style-name="ce26"/>
          <table:table-cell table:style-name="ce73" office:value-type="string" calcext:value-type="string">
            <text:p>From Philosophy to Mysticism How Neoplatonism Influenced Early Kabbalah.m4a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34];&quot;&quot;&quot; &quot;&quot;.&quot;&quot; &quot;&quot;&quot;;SUBSTITUTE([.$C534];&quot;#&quot;;&quot;&quot;);&quot;&quot;&quot; | tee &quot;&quot;&quot;;[.$C534];&quot;_whisper.json&quot;&quot;&quot;)" office:value-type="string" office:string-value="python3 &quot;/mnt/d/Documents/FEP-AI/Active Inference Podcast/RunLocalWhisper.py&quot; &quot;SeekUPlatKab-02&quot; &quot;.&quot; &quot;From Philosophy to Mysticism How Neoplatonism Influenced Early Kabbalah.m4a&quot; | tee &quot;From Philosophy to Mysticism How Neoplatonism Influenced Early Kabbalah.m4a_whisper.json&quot;" calcext:value-type="string">
            <text:p>python3 "/mnt/d/Documents/FEP-AI/Active Inference Podcast/RunLocalWhisper.py" "SeekUPlatKab-02" "." "From Philosophy to Mysticism How Neoplatonism Influenced Early Kabbalah.m4a" | tee "From Philosophy to Mysticism How Neoplatonism Influenced Early Kabbalah.m4a_whisper.json"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9UK-PeQN73w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3</text:p>
          </table:table-cell>
          <table:table-cell table:style-name="ce26"/>
          <table:table-cell table:style-name="ce73" office:value-type="string" calcext:value-type="string">
            <text:p>The Untold Story of Plato and Kabbalah in the Renaissance.m4a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35];&quot;&quot;&quot; &quot;&quot;.&quot;&quot; &quot;&quot;&quot;;SUBSTITUTE([.$C535];&quot;#&quot;;&quot;&quot;);&quot;&quot;&quot; | tee &quot;&quot;&quot;;[.$C535];&quot;_whisper.json&quot;&quot;&quot;)" office:value-type="string" office:string-value="python3 &quot;/mnt/d/Documents/FEP-AI/Active Inference Podcast/RunLocalWhisper.py&quot; &quot;SeekUPlatKab-03&quot; &quot;.&quot; &quot;The Untold Story of Plato and Kabbalah in the Renaissance.m4a&quot; | tee &quot;The Untold Story of Plato and Kabbalah in the Renaissance.m4a_whisper.json&quot;" calcext:value-type="string">
            <text:p>python3 "/mnt/d/Documents/FEP-AI/Active Inference Podcast/RunLocalWhisper.py" "SeekUPlatKab-03" "." "The Untold Story of Plato and Kabbalah in the Renaissance.m4a" | tee "The Untold Story of Plato and Kabbalah in the Renaissance.m4a_whisper.json"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Fi3VDfkTELQ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4</text:p>
          </table:table-cell>
          <table:table-cell table:style-name="ce26"/>
          <table:table-cell table:style-name="ce38" office:value-type="string" calcext:value-type="string">
            <text:p><text:a xlink:href="https://www.youtube.com/watch?v=U_m41om4J5c&amp;list=PLrQSMETnTDxP-3jslnX9nxZxUhQUPVwBR&amp;index=1&amp;pp=iAQB" xlink:type="simple">Kabbalah, Gnosticism, Sufism, Magic, Science and ??? | Mystery Collaboration</text:a> </text:p>
          </table:table-cell>
          <table:table-cell table:style-name="ce26" table:number-columns-repeated="11"/>
          <table:table-cell table:style-name="ce71"/>
          <table:table-cell table:style-name="ce26" table:number-columns-repeated="2"/>
          <table:table-cell table:style-name="ce45"/>
          <table:table-cell table:style-name="ce26"/>
          <table:table-cell table:style-name="ce38"/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5</text:p>
          </table:table-cell>
          <table:table-cell table:style-name="ce26"/>
          <table:table-cell table:style-name="ce73" office:value-type="string" calcext:value-type="string">
            <text:p>What is Neoplatonism.m4a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37];&quot;&quot;&quot; &quot;&quot;.&quot;&quot; &quot;&quot;&quot;;SUBSTITUTE([.$C537];&quot;#&quot;;&quot;&quot;);&quot;&quot;&quot; | tee &quot;&quot;&quot;;[.$C537];&quot;_whisper.json&quot;&quot;&quot;)" office:value-type="string" office:string-value="python3 &quot;/mnt/d/Documents/FEP-AI/Active Inference Podcast/RunLocalWhisper.py&quot; &quot;SeekUPlatKab-05&quot; &quot;.&quot; &quot;What is Neoplatonism.m4a&quot; | tee &quot;What is Neoplatonism.m4a_whisper.json&quot;" calcext:value-type="string">
            <text:p>python3 "/mnt/d/Documents/FEP-AI/Active Inference Podcast/RunLocalWhisper.py" "SeekUPlatKab-05" "." "What is Neoplatonism.m4a" | tee "What is Neoplatonism.m4a_whisper.json"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vZEUo_sHoBw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6</text:p>
          </table:table-cell>
          <table:table-cell table:style-name="ce26"/>
          <table:table-cell table:style-name="ce32" office:value-type="string" calcext:value-type="string">
            <text:p>The Ancient Neo-Platonist Attack on Gnosticism - Plotinus Against the Gnostics.m4a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38];&quot;&quot;&quot; &quot;&quot;.&quot;&quot; &quot;&quot;&quot;;SUBSTITUTE([.$C538];&quot;#&quot;;&quot;&quot;);&quot;&quot;&quot; | tee &quot;&quot;&quot;;[.$C538];&quot;_whisper.json&quot;&quot; &amp;&quot;)" office:value-type="string" office:string-value="python3 &quot;/mnt/d/Documents/FEP-AI/Active Inference Podcast/RunLocalWhisper.py&quot; &quot;SeekUPlatKab-06&quot; &quot;.&quot; &quot;The Ancient Neo-Platonist Attack on Gnosticism - Plotinus Against the Gnostics.m4a&quot; | tee &quot;The Ancient Neo-Platonist Attack on Gnosticism - Plotinus Against the Gnostics.m4a_whisper.json&quot; &amp;" calcext:value-type="string">
            <text:p>python3 "/mnt/d/Documents/FEP-AI/Active Inference Podcast/RunLocalWhisper.py" "SeekUPlatKab-06" "." "The Ancient Neo-Platonist Attack on Gnosticism - Plotinus Against the Gnostics.m4a" | tee "The Ancient Neo-Platonist Attack on Gnosticism - Plotinus Against the Gnostics.m4a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ZV5ubPPzT7U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7</text:p>
          </table:table-cell>
          <table:table-cell table:style-name="ce26"/>
          <table:table-cell table:style-name="ce32" office:value-type="string" calcext:value-type="string">
            <text:p>Plotinus &amp; Iamblichus on Magic and Theurgy.m4a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39];&quot;&quot;&quot; &quot;&quot;.&quot;&quot; &quot;&quot;&quot;;SUBSTITUTE([.$C539];&quot;#&quot;;&quot;&quot;);&quot;&quot;&quot; | tee &quot;&quot;&quot;;[.$C539];&quot;_whisper.json&quot;&quot; &amp;&quot;)" office:value-type="string" office:string-value="python3 &quot;/mnt/d/Documents/FEP-AI/Active Inference Podcast/RunLocalWhisper.py&quot; &quot;SeekUPlatKab-07&quot; &quot;.&quot; &quot;Plotinus &amp; Iamblichus on Magic and Theurgy.m4a&quot; | tee &quot;Plotinus &amp; Iamblichus on Magic and Theurgy.m4a_whisper.json&quot; &amp;" calcext:value-type="string">
            <text:p>python3 "/mnt/d/Documents/FEP-AI/Active Inference Podcast/RunLocalWhisper.py" "SeekUPlatKab-07" "." "Plotinus &amp; Iamblichus on Magic and Theurgy.m4a" | tee "Plotinus &amp; Iamblichus on Magic and Theurgy.m4a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lNqnNjsGExM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8</text:p>
          </table:table-cell>
          <table:table-cell table:style-name="ce26"/>
          <table:table-cell table:style-name="ce39" office:value-type="string" calcext:value-type="string">
            <text:p>Neoplatonism in Islamic Thought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40];&quot;&quot;&quot; &quot;&quot;.&quot;&quot; &quot;&quot;&quot;;SUBSTITUTE([.$C540];&quot;#&quot;;&quot;&quot;);&quot;&quot;&quot; | tee &quot;&quot;&quot;;[.$C540];&quot;_whisper.json&quot;&quot; &amp;&quot;)" office:value-type="string" office:string-value="python3 &quot;/mnt/d/Documents/FEP-AI/Active Inference Podcast/RunLocalWhisper.py&quot; &quot;SeekUPlatKab-08&quot; &quot;.&quot; &quot;Neoplatonism in Islamic Thought&quot; | tee &quot;Neoplatonism in Islamic Thought_whisper.json&quot; &amp;" calcext:value-type="string">
            <text:p>python3 "/mnt/d/Documents/FEP-AI/Active Inference Podcast/RunLocalWhisper.py" "SeekUPlatKab-08" "." "Neoplatonism in Islamic Thought" | tee "Neoplatonism in Islamic Thought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Wzd98YSG6Hs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09</text:p>
          </table:table-cell>
          <table:table-cell table:style-name="ce26"/>
          <table:table-cell table:style-name="ce39" office:value-type="string" calcext:value-type="string">
            <text:p><text:a xlink:href="https://www.youtube.com/watch?v=Wzd98YSG6Hs&amp;list=PLrQSMETnTDxP-3jslnX9nxZxUhQUPVwBR&amp;index=7&amp;pp=iAQB" xlink:type="simple">The Platonic Philosopher's Creed</text:a>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71" table:formula="of:=CONCATENATE(&quot;python3 &quot;&quot;/mnt/d/Documents/FEP-AI/Active Inference Podcast/RunLocalWhisper.py&quot;&quot; &quot;&quot;&quot;;[.$A541];&quot;&quot;&quot; &quot;&quot;.&quot;&quot; &quot;&quot;&quot;;SUBSTITUTE([.$C541];&quot;#&quot;;&quot;&quot;);&quot;&quot;&quot; | tee &quot;&quot;&quot;;[.$C541];&quot;_whisper.json&quot;&quot; &amp;&quot;)" office:value-type="string" office:string-value="python3 &quot;/mnt/d/Documents/FEP-AI/Active Inference Podcast/RunLocalWhisper.py&quot; &quot;SeekUPlatKab-09&quot; &quot;.&quot; &quot;The Platonic Philosopher's Creed&quot; | tee &quot;The Platonic Philosopher's Creed_whisper.json&quot; &amp;" calcext:value-type="string">
            <text:p>python3 "/mnt/d/Documents/FEP-AI/Active Inference Podcast/RunLocalWhisper.py" "SeekUPlatKab-09" "." "The Platonic Philosopher's Creed" | tee "The Platonic Philosopher's Creed_whisper.json" &amp;</text:p>
          </table:table-cell>
          <table:table-cell table:style-name="ce26" table:number-columns-repeated="2"/>
          <table:table-cell table:style-name="ce45"/>
          <table:table-cell table:style-name="ce26"/>
          <table:table-cell table:style-name="ce38" office:value-type="string" calcext:value-type="string">
            <text:p>Lbk3lA6zCic </text:p>
          </table:table-cell>
          <table:table-cell table:style-name="ce26" table:number-columns-repeated="15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10</text:p>
          </table:table-cell>
          <table:table-cell table:style-name="ce26"/>
          <table:table-cell table:style-name="ce39" office:value-type="string" calcext:value-type="string">
            <text:p><text:a xlink:href="https://www.youtube.com/watch?v=9UK-PeQN73w&amp;list=PLrQSMETnTDxP-3jslnX9nxZxUhQUPVwBR&amp;index=8&amp;pp=iAQB" xlink:type="simple">From Philosophy to Mysticism: How Neoplatonism Influenced Early Kabbalah</text:a>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26" table:formula="of:=CONCATENATE(&quot;python3 &quot;&quot;/mnt/d/Documents/FEP-AI/Active Inference Podcast/RunLocalWhisper.py&quot;&quot; &quot;&quot;&quot;;[.$A542];&quot;&quot;&quot; &quot;&quot;.&quot;&quot; &quot;&quot;&quot;;SUBSTITUTE([.$C542];&quot;#&quot;;&quot;&quot;);&quot;&quot;&quot; | tee &quot;&quot;&quot;;[.$C542];&quot;_whisper.json&quot;&quot;&quot;)" office:value-type="string" office:string-value="python3 &quot;/mnt/d/Documents/FEP-AI/Active Inference Podcast/RunLocalWhisper.py&quot; &quot;SeekUPlatKab-10&quot; &quot;.&quot; &quot;From Philosophy to Mysticism: How Neoplatonism Influenced Early Kabbalah&quot; | tee &quot;From Philosophy to Mysticism: How Neoplatonism Influenced Early Kabbalah_whisper.json&quot;" calcext:value-type="string">
            <text:p>python3 "/mnt/d/Documents/FEP-AI/Active Inference Podcast/RunLocalWhisper.py" "SeekUPlatKab-10" "." "From Philosophy to Mysticism: How Neoplatonism Influenced Early Kabbalah" | tee "From Philosophy to Mysticism: How Neoplatonism Influenced Early Kabbalah_whisper.json"</text:p>
          </table:table-cell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SeekUPlatKab-11</text:p>
          </table:table-cell>
          <table:table-cell table:style-name="ce26"/>
          <table:table-cell table:style-name="ce39" office:value-type="string" calcext:value-type="string">
            <text:p><text:a xlink:href="https://www.youtube.com/watch?v=Lbk3lA6zCic&amp;list=PLrQSMETnTDxP-3jslnX9nxZxUhQUPVwBR&amp;index=9&amp;pp=iAQB" xlink:type="simple">Levels of Intelligibility: Neoplatonism and 4E Cognitive Science</text:a></text:p>
          </table:table-cell>
          <table:table-cell table:style-name="ce26" table:number-columns-repeated="10"/>
          <table:table-cell table:style-name="ce26" office:value-type="string" calcext:value-type="string">
            <text:p>D:\Documents\Religion\Judaism, Kabbalah\Neoplatonism and Jewish Mysticism</text:p>
          </table:table-cell>
          <table:table-cell table:style-name="ce26" table:formula="of:=CONCATENATE(&quot;python3 &quot;&quot;/mnt/d/Documents/FEP-AI/Active Inference Podcast/RunLocalWhisper.py&quot;&quot; &quot;&quot;&quot;;[.$A543];&quot;&quot;&quot; &quot;&quot;.&quot;&quot; &quot;&quot;&quot;;SUBSTITUTE([.$C543];&quot;#&quot;;&quot;&quot;);&quot;&quot;&quot; | tee &quot;&quot;&quot;;[.$C543];&quot;_whisper.json&quot;&quot;&quot;)" office:value-type="string" office:string-value="python3 &quot;/mnt/d/Documents/FEP-AI/Active Inference Podcast/RunLocalWhisper.py&quot; &quot;SeekUPlatKab-11&quot; &quot;.&quot; &quot;Levels of Intelligibility: Neoplatonism and 4E Cognitive Science&quot; | tee &quot;Levels of Intelligibility: Neoplatonism and 4E Cognitive Science_whisper.json&quot;" calcext:value-type="string">
            <text:p>python3 "/mnt/d/Documents/FEP-AI/Active Inference Podcast/RunLocalWhisper.py" "SeekUPlatKab-11" "." "Levels of Intelligibility: Neoplatonism and 4E Cognitive Science" | tee "Levels of Intelligibility: Neoplatonism and 4E Cognitive Science_whisper.json"</text:p>
          </table:table-cell>
          <table:table-cell table:style-name="ce26" table:number-columns-repeated="2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table:number-columns-repeated="2"/>
          <table:table-cell table:style-name="ce31"/>
          <table:table-cell table:style-name="ce26" table:number-columns-repeated="14"/>
          <table:table-cell table:style-name="ce45"/>
          <table:table-cell table:style-name="ce26" table:number-columns-repeated="17"/>
          <table:table-cell table:number-columns-repeated="16349"/>
        </table:table-row>
        <table:table-row table:style-name="ro3">
          <table:table-cell table:style-name="ce26" office:value-type="string" calcext:value-type="string">
            <text:p>HellCall2020</text:p>
          </table:table-cell>
          <table:table-cell table:style-name="ce26"/>
          <table:table-cell table:style-name="ce31" office:value-type="string" calcext:value-type="string">
            <text:p>Full_Phone_Call_Trump_Pressures_Georgia_Secretary_of_State_To_Recount_Election_Votes_NBC_News.m4a</text:p>
          </table:table-cell>
          <table:table-cell table:style-name="ce26" table:number-columns-repeated="10"/>
          <table:table-cell table:style-name="ce69" office:value-type="string" calcext:value-type="string">
            <text:p>D:\Documents\politeia\ElectoralFraud_Coup_AntiCoup</text:p>
          </table:table-cell>
          <table:table-cell table:style-name="ce69" table:formula="of:=CONCATENATE(&quot;python3 &quot;&quot;/mnt/d/Documents/FEP-AI/Active Inference Podcast/RunLocalWhisper.py&quot;&quot; &quot;&quot;&quot;;[.$A545];&quot;&quot;&quot; &quot;&quot;.&quot;&quot; &quot;&quot;&quot;;SUBSTITUTE([.$C545];&quot;#&quot;;&quot;&quot;);&quot;&quot;&quot; | tee &quot;&quot;&quot;;[.$C545];&quot;_whisper.json&quot;&quot;&quot;)" office:value-type="string" office:string-value="python3 &quot;/mnt/d/Documents/FEP-AI/Active Inference Podcast/RunLocalWhisper.py&quot; &quot;HellCall2020&quot; &quot;.&quot; &quot;Full_Phone_Call_Trump_Pressures_Georgia_Secretary_of_State_To_Recount_Election_Votes_NBC_News.m4a&quot; | tee &quot;Full_Phone_Call_Trump_Pressures_Georgia_Secretary_of_State_To_Recount_Election_Votes_NBC_News.m4a_whisper.json&quot;" calcext:value-type="string">
            <text:p>python3 "/mnt/d/Documents/FEP-AI/Active Inference Podcast/RunLocalWhisper.py" "HellCall2020" "." "Full_Phone_Call_Trump_Pressures_Georgia_Secretary_of_State_To_Recount_Election_Votes_NBC_News.m4a" | tee "Full_Phone_Call_Trump_Pressures_Georgia_Secretary_of_State_To_Recount_Election_Votes_NBC_News.m4a_whisper.json"</text:p>
          </table:table-cell>
          <table:table-cell table:style-name="ce26" office:value-type="string" calcext:value-type="string">
            <text:p>misc</text:p>
          </table:table-cell>
          <table:table-cell table:style-name="ce26"/>
          <table:table-cell table:style-name="ce45"/>
          <table:table-cell table:style-name="ce26" table:formula="of:=CONCATENATE(&quot;python3 &quot;&quot;/mnt/d/Documents/FEP-AI/Active Inference Podcast/sentencesToTranscripts.py&quot;&quot; &quot;&quot;&quot;;[.$A545];&quot;&quot;&quot; &quot;&quot;.&quot;&quot; &quot;&quot;&quot;;[.$A545];&quot;_&quot;;[.$C545];&quot;.sentences.csv&quot;&quot; | tee &quot;;[.$A545];&quot;.m4a_transcript.json&quot;)" office:value-type="string" office:string-value="python3 &quot;/mnt/d/Documents/FEP-AI/Active Inference Podcast/sentencesToTranscripts.py&quot; &quot;HellCall2020&quot; &quot;.&quot; &quot;HellCall2020_Full_Phone_Call_Trump_Pressures_Georgia_Secretary_of_State_To_Recount_Election_Votes_NBC_News.m4a.sentences.csv&quot; | tee HellCall2020.m4a_transcript.json" calcext:value-type="string">
            <text:p>python3 "/mnt/d/Documents/FEP-AI/Active Inference Podcast/sentencesToTranscripts.py" "HellCall2020" "." "HellCall2020_Full_Phone_Call_Trump_Pressures_Georgia_Secretary_of_State_To_Recount_Election_Votes_NBC_News.m4a.sentences.csv" | tee HellCall2020.m4a_transcript.json</text:p>
          </table:table-cell>
          <table:table-cell table:style-name="ce26" table:number-columns-repeated="16"/>
          <table:table-cell table:number-columns-repeated="16349"/>
        </table:table-row>
        <table:table-row table:style-name="ro3" table:number-rows-repeated="104803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skAudios" table:style-name="ta1"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number-columns-repeated="10" table:default-cell-style-name="Default"/>
        <table:table-column table:style-name="co21" table:default-cell-style-name="Default"/>
        <table:table-column table:style-name="co22" table:default-cell-style-name="ce108"/>
        <table:table-column table:style-name="co17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number-columns-repeated="2" table:default-cell-style-name="Default"/>
        <table:table-column table:style-name="co17" table:number-columns-repeated="16361" table:default-cell-style-name="Default"/>
        <table:table-row table:style-name="ro6">
          <table:table-cell table:style-name="ce81" office:value-type="string" calcext:value-type="string">
            <text:p>videoLabel</text:p>
          </table:table-cell>
          <table:table-cell table:style-name="ce84" office:value-type="string" calcext:value-type="string">
            <text:p>Local Google/YouTube (en).srt file name</text:p>
          </table:table-cell>
          <table:table-cell table:style-name="ce81" office:value-type="string" calcext:value-type="string">
            <text:p>videoIDName</text:p>
          </table:table-cell>
          <table:table-cell table:style-name="ce47" office:value-type="string" calcext:value-type="string">
            <text:p>speakerCount</text:p>
          </table:table-cell>
          <table:table-cell table:style-name="ce47" office:value-type="string" calcext:value-type="string">
            <text:p>speakerATurns</text:p>
          </table:table-cell>
          <table:table-cell table:style-name="ce47" office:value-type="string" calcext:value-type="string">
            <text:p>speakerBTurns</text:p>
          </table:table-cell>
          <table:table-cell table:style-name="ce47" office:value-type="string" calcext:value-type="string">
            <text:p>speakerCTurns</text:p>
          </table:table-cell>
          <table:table-cell table:style-name="ce47" office:value-type="string" calcext:value-type="string">
            <text:p>speakerDTurns</text:p>
          </table:table-cell>
          <table:table-cell table:style-name="ce47" office:value-type="string" calcext:value-type="string">
            <text:p>speakerETurns</text:p>
          </table:table-cell>
          <table:table-cell table:style-name="ce47" office:value-type="string" calcext:value-type="string">
            <text:p>speakerFTurns</text:p>
          </table:table-cell>
          <table:table-cell table:style-name="ce47" office:value-type="string" calcext:value-type="string">
            <text:p>speakerGTurns</text:p>
          </table:table-cell>
          <table:table-cell table:style-name="ce47" office:value-type="string" calcext:value-type="string">
            <text:p>speakerHTurns</text:p>
          </table:table-cell>
          <table:table-cell table:style-name="ce47" office:value-type="string" calcext:value-type="string">
            <text:p>speakerITurns</text:p>
          </table:table-cell>
          <table:table-cell table:style-name="ce47" office:value-type="string" calcext:value-type="string">
            <text:p>File location</text:p>
          </table:table-cell>
          <table:table-cell table:style-name="ce47" office:value-type="string" calcext:value-type="string">
            <text:p>runLocalWhisper</text:p>
          </table:table-cell>
          <table:table-cell table:style-name="ce47" office:value-type="string" calcext:value-type="string">
            <text:p>Online folder</text:p>
          </table:table-cell>
          <table:table-cell table:style-name="ce47" office:value-type="string" calcext:value-type="string">
            <text:p>YouTube SRT to CSV</text:p>
          </table:table-cell>
          <table:table-cell table:style-name="ce47" office:value-type="string" calcext:value-type="string">
            <text:p>SubmitToCloudWhisper (online)</text:p>
          </table:table-cell>
          <table:table-cell table:style-name="ce47" office:value-type="string" calcext:value-type="string">
            <text:p>sentencesToTranscripts.py (locally executed)</text:p>
          </table:table-cell>
          <table:table-cell table:style-name="ce89" office:value-type="string" calcext:value-type="string">
            <text:p>ID</text:p>
          </table:table-cell>
          <table:table-cell table:style-name="ce89" office:value-type="string" calcext:value-type="string">
            <text:p>Video file name in YouTube</text:p>
          </table:table-cell>
          <table:table-cell table:style-name="ce47" table:number-columns-repeated="7"/>
          <table:table-cell table:style-name="ce47" office:value-type="string" calcext:value-type="string">
            <text:p>Temp video len</text:p>
          </table:table-cell>
          <table:table-cell table:style-name="ce47" table:number-columns-repeated="16355"/>
        </table:table-row>
        <table:table-row table:style-name="ro3">
          <table:table-cell office:value-type="string" calcext:value-type="string">
            <text:p>ari26aug82</text:p>
          </table:table-cell>
          <table:table-cell/>
          <table:table-cell office:value-type="string" calcext:value-type="string">
            <text:p>pask 26aug82 Education ARI.m4a</text:p>
          </table:table-cell>
          <table:table-cell table:number-columns-repeated="10"/>
          <table:table-cell office:value-type="string" calcext:value-type="string">
            <text:p>E:\Paskiana to Paul, 2023-07\pask Aug82 Army Research Institute\pask 26aug82 Education ARI\assemblyAI_2023</text:p>
          </table:table-cell>
          <table:table-cell table:formula="of:=CONCATENATE(&quot;python3 &quot;&quot;/mnt/d/Documents/FEP-AI/Active Inference Podcast/RunLocalWhisper.py&quot;&quot; &quot;&quot;&quot;;[.$A2];&quot;&quot;&quot; &quot;&quot;.&quot;&quot; &quot;&quot;&quot;;[.$C2];&quot;&quot;&quot; | tee &quot;&quot;&quot;;[.$C2];&quot;_whisper.json&quot;&quot;&quot;)" office:value-type="string" office:string-value="python3 &quot;/mnt/d/Documents/FEP-AI/Active Inference Podcast/RunLocalWhisper.py&quot; &quot;ari26aug82&quot; &quot;.&quot; &quot;pask 26aug82 Education ARI.m4a&quot; | tee &quot;pask 26aug82 Education ARI.m4a_whisper.json&quot;" calcext:value-type="string">
            <text:p>python3 "/mnt/d/Documents/FEP-AI/Active Inference Podcast/RunLocalWhisper.py" "ari26aug82" "." "pask 26aug82 Education ARI.m4a" | tee "pask 26aug82 Education ARI.m4a_whisper.json"</text:p>
          </table:table-cell>
          <table:table-cell office:value-type="string" calcext:value-type="string">
            <text:p>Gordon-Pask-Archive/pask Aug82 Army Research Institute</text:p>
          </table:table-cell>
          <table:table-cell/>
          <table:table-cell table:style-name="ce47" table:formula="of:=CONCATENATE(&quot;python3 &quot;&quot;/mnt/d/Documents/Paskiana/DSD-Pask-audio-archive-tasks/1982-08-18_Georgetown/SubmitPaskianaToCloudWhisper.py&quot;&quot; &quot;&quot;&quot;;[.$A2];&quot;&quot;&quot; &quot;&quot;http://crisiscenter.us/&quot;;[.$P2];&quot;&quot;&quot; &quot;&quot;&quot;;SUBSTITUTE([.$C2];&quot;#&quot;;&quot;&quot;);&quot;&quot;&quot; | tee &quot;;[.$A2];&quot;_m4a_transcribe.json &amp;&quot;)" office:value-type="string" office:string-value="python3 &quot;/mnt/d/Documents/Paskiana/DSD-Pask-audio-archive-tasks/1982-08-18_Georgetown/SubmitPaskianaToCloudWhisper.py&quot; &quot;ari26aug82&quot; &quot;http://crisiscenter.us/Gordon-Pask-Archive/pask Aug82 Army Research Institute&quot; &quot;pask 26aug82 Education ARI.m4a&quot; | tee ari26aug82_m4a_transcribe.json &amp;" calcext:value-type="string">
            <text:p>python3 "/mnt/d/Documents/Paskiana/DSD-Pask-audio-archive-tasks/1982-08-18_Georgetown/SubmitPaskianaToCloudWhisper.py" "ari26aug82" "http://crisiscenter.us/Gordon-Pask-Archive/pask Aug82 Army Research Institute" "pask 26aug82 Education ARI.m4a" | tee ari26aug82_m4a_transcribe.json &amp;</text:p>
          </table:table-cell>
          <table:table-cell table:style-name="ce47" table:formula="of:=CONCATENATE(&quot;python3 &quot;&quot;/mnt/d/Documents/FEP-AI/Active Inference Podcast/sentencesToTranscripts.py&quot;&quot; &quot;&quot;&quot;;[.$A2];&quot;&quot;&quot; &quot;&quot;.&quot;&quot; &quot;&quot;&quot;;[.$A2];&quot;_&quot;;[.$C2];&quot;.sentences.csv&quot;&quot; | tee &quot;;[.$A2];&quot;.m4a_transcript.json &amp;&quot;)" office:value-type="string" office:string-value="python3 &quot;/mnt/d/Documents/FEP-AI/Active Inference Podcast/sentencesToTranscripts.py&quot; &quot;ari26aug82&quot; &quot;.&quot; &quot;ari26aug82_pask 26aug82 Education ARI.m4a.sentences.csv&quot; | tee ari26aug82.m4a_transcript.json &amp;" calcext:value-type="string">
            <text:p>python3 "/mnt/d/Documents/FEP-AI/Active Inference Podcast/sentencesToTranscripts.py" "ari26aug82" "." "ari26aug82_pask 26aug82 Education ARI.m4a.sentences.csv" | tee ari26aug82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ari31aug82-1A</text:p>
          </table:table-cell>
          <table:table-cell/>
          <table:table-cell office:value-type="string" calcext:value-type="string">
            <text:p>pask 31aug82 ARI tape1 side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];&quot;&quot;&quot; &quot;&quot;.&quot;&quot; &quot;&quot;&quot;;[.$C3];&quot;&quot;&quot; | tee &quot;&quot;&quot;;[.$C3];&quot;_whisper.json&quot;&quot;&quot;)" office:value-type="string" office:string-value="python3 &quot;/mnt/d/Documents/FEP-AI/Active Inference Podcast/RunLocalWhisper.py&quot; &quot;ari31aug82-1A&quot; &quot;.&quot; &quot;pask 31aug82 ARI tape1 sideA.m4a&quot; | tee &quot;pask 31aug82 ARI tape1 sideA.m4a_whisper.json&quot;" calcext:value-type="string">
            <text:p>python3 "/mnt/d/Documents/FEP-AI/Active Inference Podcast/RunLocalWhisper.py" "ari31aug82-1A" "." "pask 31aug82 ARI tape1 sideA.m4a" | tee "pask 31aug82 ARI tape1 sideA.m4a_whisper.json"</text:p>
          </table:table-cell>
          <table:table-cell office:value-type="string" calcext:value-type="string">
            <text:p>Gordon-Pask-Archive/pask Aug82 Army Research Institute</text:p>
          </table:table-cell>
          <table:table-cell/>
          <table:table-cell table:style-name="ce47" table:formula="of:=CONCATENATE(&quot;python3 &quot;&quot;/mnt/d/Documents/Paskiana/DSD-Pask-audio-archive-tasks/1982-08-18_Georgetown/SubmitPaskianaToCloudWhisper.py&quot;&quot; &quot;&quot;&quot;;[.$A3];&quot;&quot;&quot; &quot;&quot;http://crisiscenter.us/&quot;;[.$P3];&quot;&quot;&quot; &quot;&quot;&quot;;SUBSTITUTE([.$C3];&quot;#&quot;;&quot;&quot;);&quot;&quot;&quot; | tee &quot;;[.$A3];&quot;_m4a_transcribe.json &amp;&quot;)" office:value-type="string" office:string-value="python3 &quot;/mnt/d/Documents/Paskiana/DSD-Pask-audio-archive-tasks/1982-08-18_Georgetown/SubmitPaskianaToCloudWhisper.py&quot; &quot;ari31aug82-1A&quot; &quot;http://crisiscenter.us/Gordon-Pask-Archive/pask Aug82 Army Research Institute&quot; &quot;pask 31aug82 ARI tape1 sideA.m4a&quot; | tee ari31aug82-1A_m4a_transcribe.json &amp;" calcext:value-type="string">
            <text:p>python3 "/mnt/d/Documents/Paskiana/DSD-Pask-audio-archive-tasks/1982-08-18_Georgetown/SubmitPaskianaToCloudWhisper.py" "ari31aug82-1A" "http://crisiscenter.us/Gordon-Pask-Archive/pask Aug82 Army Research Institute" "pask 31aug82 ARI tape1 sideA.m4a" | tee ari31aug82-1A_m4a_transcribe.json &amp;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ari31aug82-1B</text:p>
          </table:table-cell>
          <table:table-cell/>
          <table:table-cell office:value-type="string" calcext:value-type="string">
            <text:p>pask 31aug82 ARI tape1 side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];&quot;&quot;&quot; &quot;&quot;.&quot;&quot; &quot;&quot;&quot;;[.$C4];&quot;&quot;&quot; | tee &quot;&quot;&quot;;[.$C4];&quot;_whisper.json&quot;&quot;&quot;)" office:value-type="string" office:string-value="python3 &quot;/mnt/d/Documents/FEP-AI/Active Inference Podcast/RunLocalWhisper.py&quot; &quot;ari31aug82-1B&quot; &quot;.&quot; &quot;pask 31aug82 ARI tape1 sideB.m4a&quot; | tee &quot;pask 31aug82 ARI tape1 sideB.m4a_whisper.json&quot;" calcext:value-type="string">
            <text:p>python3 "/mnt/d/Documents/FEP-AI/Active Inference Podcast/RunLocalWhisper.py" "ari31aug82-1B" "." "pask 31aug82 ARI tape1 sideB.m4a" | tee "pask 31aug82 ARI tape1 sideB.m4a_whisper.json"</text:p>
          </table:table-cell>
          <table:table-cell office:value-type="string" calcext:value-type="string">
            <text:p>Gordon-Pask-Archive/pask Aug82 Army Research Institute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ari31aug82-2AB</text:p>
          </table:table-cell>
          <table:table-cell/>
          <table:table-cell office:value-type="string" calcext:value-type="string">
            <text:p>pask 31aug82 ARI tape2 sideA+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];&quot;&quot;&quot; &quot;&quot;.&quot;&quot; &quot;&quot;&quot;;[.$C5];&quot;&quot;&quot; | tee &quot;&quot;&quot;;[.$C5];&quot;_whisper.json&quot;&quot;&quot;)" office:value-type="string" office:string-value="python3 &quot;/mnt/d/Documents/FEP-AI/Active Inference Podcast/RunLocalWhisper.py&quot; &quot;ari31aug82-2AB&quot; &quot;.&quot; &quot;pask 31aug82 ARI tape2 sideA+B.m4a&quot; | tee &quot;pask 31aug82 ARI tape2 sideA+B.m4a_whisper.json&quot;" calcext:value-type="string">
            <text:p>python3 "/mnt/d/Documents/FEP-AI/Active Inference Podcast/RunLocalWhisper.py" "ari31aug82-2AB" "." "pask 31aug82 ARI tape2 sideA+B.m4a" | tee "pask 31aug82 ARI tape2 sideA+B.m4a_whisper.json"</text:p>
          </table:table-cell>
          <table:table-cell office:value-type="string" calcext:value-type="string">
            <text:p>Gordon-Pask-Archive/pask Aug82 Army Research Institute</text:p>
          </table:table-cell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gt82-01a</text:p>
          </table:table-cell>
          <table:table-cell/>
          <table:table-cell office:value-type="string" calcext:value-type="string">
            <text:p>pask-pangaro-18aug82 tape1-side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];&quot;&quot;&quot; &quot;&quot;.&quot;&quot; &quot;&quot;&quot;;[.$C7];&quot;&quot;&quot; | tee &quot;&quot;&quot;;[.$C7];&quot;_whisper.json&quot;&quot;&quot;)" office:value-type="string" office:string-value="python3 &quot;/mnt/d/Documents/FEP-AI/Active Inference Podcast/RunLocalWhisper.py&quot; &quot;gt82-01a&quot; &quot;.&quot; &quot;pask-pangaro-18aug82 tape1-sideA.m4a&quot; | tee &quot;pask-pangaro-18aug82 tape1-sideA.m4a_whisper.json&quot;" calcext:value-type="string">
            <text:p>python3 "/mnt/d/Documents/FEP-AI/Active Inference Podcast/RunLocalWhisper.py" "gt82-01a" "." "pask-pangaro-18aug82 tape1-sideA.m4a" | tee "pask-pangaro-18aug82 tape1-sideA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1b</text:p>
          </table:table-cell>
          <table:table-cell/>
          <table:table-cell office:value-type="string" calcext:value-type="string">
            <text:p>pask-pangaro etc tape1 side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];&quot;&quot;&quot; &quot;&quot;.&quot;&quot; &quot;&quot;&quot;;[.$C8];&quot;&quot;&quot; | tee &quot;&quot;&quot;;[.$C8];&quot;_whisper.json&quot;&quot;&quot;)" office:value-type="string" office:string-value="python3 &quot;/mnt/d/Documents/FEP-AI/Active Inference Podcast/RunLocalWhisper.py&quot; &quot;gt82-01b&quot; &quot;.&quot; &quot;pask-pangaro etc tape1 sideB.m4a&quot; | tee &quot;pask-pangaro etc tape1 sideB.m4a_whisper.json&quot;" calcext:value-type="string">
            <text:p>python3 "/mnt/d/Documents/FEP-AI/Active Inference Podcast/RunLocalWhisper.py" "gt82-01b" "." "pask-pangaro etc tape1 sideB.m4a" | tee "pask-pangaro etc tape1 sideB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2a</text:p>
          </table:table-cell>
          <table:table-cell/>
          <table:table-cell office:value-type="string" calcext:value-type="string">
            <text:p>pask-pangaro etc tape2 side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9];&quot;&quot;&quot; &quot;&quot;.&quot;&quot; &quot;&quot;&quot;;[.$C9];&quot;&quot;&quot; | tee &quot;&quot;&quot;;[.$C9];&quot;_whisper.json&quot;&quot;&quot;)" office:value-type="string" office:string-value="python3 &quot;/mnt/d/Documents/FEP-AI/Active Inference Podcast/RunLocalWhisper.py&quot; &quot;gt82-02a&quot; &quot;.&quot; &quot;pask-pangaro etc tape2 sideA.m4a&quot; | tee &quot;pask-pangaro etc tape2 sideA.m4a_whisper.json&quot;" calcext:value-type="string">
            <text:p>python3 "/mnt/d/Documents/FEP-AI/Active Inference Podcast/RunLocalWhisper.py" "gt82-02a" "." "pask-pangaro etc tape2 sideA.m4a" | tee "pask-pangaro etc tape2 sideA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2b</text:p>
          </table:table-cell>
          <table:table-cell/>
          <table:table-cell office:value-type="string" calcext:value-type="string">
            <text:p>pask-pangaro etc tape2 side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0];&quot;&quot;&quot; &quot;&quot;.&quot;&quot; &quot;&quot;&quot;;[.$C10];&quot;&quot;&quot; | tee &quot;&quot;&quot;;[.$C10];&quot;_whisper.json&quot;&quot;&quot;)" office:value-type="string" office:string-value="python3 &quot;/mnt/d/Documents/FEP-AI/Active Inference Podcast/RunLocalWhisper.py&quot; &quot;gt82-02b&quot; &quot;.&quot; &quot;pask-pangaro etc tape2 sideB.m4a&quot; | tee &quot;pask-pangaro etc tape2 sideB.m4a_whisper.json&quot;" calcext:value-type="string">
            <text:p>python3 "/mnt/d/Documents/FEP-AI/Active Inference Podcast/RunLocalWhisper.py" "gt82-02b" "." "pask-pangaro etc tape2 sideB.m4a" | tee "pask-pangaro etc tape2 sideB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3a</text:p>
          </table:table-cell>
          <table:table-cell/>
          <table:table-cell office:value-type="string" calcext:value-type="string">
            <text:p>pask-pangaro etc tape3 side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1];&quot;&quot;&quot; &quot;&quot;.&quot;&quot; &quot;&quot;&quot;;[.$C11];&quot;&quot;&quot; | tee &quot;&quot;&quot;;[.$C11];&quot;_whisper.json&quot;&quot;&quot;)" office:value-type="string" office:string-value="python3 &quot;/mnt/d/Documents/FEP-AI/Active Inference Podcast/RunLocalWhisper.py&quot; &quot;gt82-03a&quot; &quot;.&quot; &quot;pask-pangaro etc tape3 sideA.m4a&quot; | tee &quot;pask-pangaro etc tape3 sideA.m4a_whisper.json&quot;" calcext:value-type="string">
            <text:p>python3 "/mnt/d/Documents/FEP-AI/Active Inference Podcast/RunLocalWhisper.py" "gt82-03a" "." "pask-pangaro etc tape3 sideA.m4a" | tee "pask-pangaro etc tape3 sideA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3b</text:p>
          </table:table-cell>
          <table:table-cell/>
          <table:table-cell office:value-type="string" calcext:value-type="string">
            <text:p>pask-pangaro etc tape3 side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2];&quot;&quot;&quot; &quot;&quot;.&quot;&quot; &quot;&quot;&quot;;[.$C12];&quot;&quot;&quot; | tee &quot;&quot;&quot;;[.$C12];&quot;_whisper.json&quot;&quot;&quot;)" office:value-type="string" office:string-value="python3 &quot;/mnt/d/Documents/FEP-AI/Active Inference Podcast/RunLocalWhisper.py&quot; &quot;gt82-03b&quot; &quot;.&quot; &quot;pask-pangaro etc tape3 sideB.m4a&quot; | tee &quot;pask-pangaro etc tape3 sideB.m4a_whisper.json&quot;" calcext:value-type="string">
            <text:p>python3 "/mnt/d/Documents/FEP-AI/Active Inference Podcast/RunLocalWhisper.py" "gt82-03b" "." "pask-pangaro etc tape3 sideB.m4a" | tee "pask-pangaro etc tape3 sideB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4a</text:p>
          </table:table-cell>
          <table:table-cell/>
          <table:table-cell office:value-type="string" calcext:value-type="string">
            <text:p>pask-pangaro etc tape4 side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3];&quot;&quot;&quot; &quot;&quot;.&quot;&quot; &quot;&quot;&quot;;[.$C13];&quot;&quot;&quot; | tee &quot;&quot;&quot;;[.$C13];&quot;_whisper.json&quot;&quot;&quot;)" office:value-type="string" office:string-value="python3 &quot;/mnt/d/Documents/FEP-AI/Active Inference Podcast/RunLocalWhisper.py&quot; &quot;gt82-04a&quot; &quot;.&quot; &quot;pask-pangaro etc tape4 sideA.m4a&quot; | tee &quot;pask-pangaro etc tape4 sideA.m4a_whisper.json&quot;" calcext:value-type="string">
            <text:p>python3 "/mnt/d/Documents/FEP-AI/Active Inference Podcast/RunLocalWhisper.py" "gt82-04a" "." "pask-pangaro etc tape4 sideA.m4a" | tee "pask-pangaro etc tape4 sideA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4b</text:p>
          </table:table-cell>
          <table:table-cell/>
          <table:table-cell office:value-type="string" calcext:value-type="string">
            <text:p>pask-pangaro etc tape4 side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4];&quot;&quot;&quot; &quot;&quot;.&quot;&quot; &quot;&quot;&quot;;[.$C14];&quot;&quot;&quot; | tee &quot;&quot;&quot;;[.$C14];&quot;_whisper.json&quot;&quot;&quot;)" office:value-type="string" office:string-value="python3 &quot;/mnt/d/Documents/FEP-AI/Active Inference Podcast/RunLocalWhisper.py&quot; &quot;gt82-04b&quot; &quot;.&quot; &quot;pask-pangaro etc tape4 sideB.m4a&quot; | tee &quot;pask-pangaro etc tape4 sideB.m4a_whisper.json&quot;" calcext:value-type="string">
            <text:p>python3 "/mnt/d/Documents/FEP-AI/Active Inference Podcast/RunLocalWhisper.py" "gt82-04b" "." "pask-pangaro etc tape4 sideB.m4a" | tee "pask-pangaro etc tape4 sideB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5a</text:p>
          </table:table-cell>
          <table:table-cell/>
          <table:table-cell office:value-type="string" calcext:value-type="string">
            <text:p>pask-pangaro etc tape5 side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5];&quot;&quot;&quot; &quot;&quot;.&quot;&quot; &quot;&quot;&quot;;[.$C15];&quot;&quot;&quot; | tee &quot;&quot;&quot;;[.$C15];&quot;_whisper.json&quot;&quot;&quot;)" office:value-type="string" office:string-value="python3 &quot;/mnt/d/Documents/FEP-AI/Active Inference Podcast/RunLocalWhisper.py&quot; &quot;gt82-05a&quot; &quot;.&quot; &quot;pask-pangaro etc tape5 sideA.m4a&quot; | tee &quot;pask-pangaro etc tape5 sideA.m4a_whisper.json&quot;" calcext:value-type="string">
            <text:p>python3 "/mnt/d/Documents/FEP-AI/Active Inference Podcast/RunLocalWhisper.py" "gt82-05a" "." "pask-pangaro etc tape5 sideA.m4a" | tee "pask-pangaro etc tape5 sideA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5aL</text:p>
          </table:table-cell>
          <table:table-cell/>
          <table:table-cell office:value-type="string" calcext:value-type="string">
            <text:p>pask-pangaro etc tape5 sideA trackL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6];&quot;&quot;&quot; &quot;&quot;.&quot;&quot; &quot;&quot;&quot;;[.$C16];&quot;&quot;&quot; | tee &quot;&quot;&quot;;[.$C16];&quot;_whisper.json&quot;&quot;&quot;)" office:value-type="string" office:string-value="python3 &quot;/mnt/d/Documents/FEP-AI/Active Inference Podcast/RunLocalWhisper.py&quot; &quot;gt82-05aL&quot; &quot;.&quot; &quot;pask-pangaro etc tape5 sideA trackL.m4a&quot; | tee &quot;pask-pangaro etc tape5 sideA trackL.m4a_whisper.json&quot;" calcext:value-type="string">
            <text:p>python3 "/mnt/d/Documents/FEP-AI/Active Inference Podcast/RunLocalWhisper.py" "gt82-05aL" "." "pask-pangaro etc tape5 sideA trackL.m4a" | tee "pask-pangaro etc tape5 sideA trackL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5aR</text:p>
          </table:table-cell>
          <table:table-cell/>
          <table:table-cell office:value-type="string" calcext:value-type="string">
            <text:p>pask-pangaro etc tape5 sideA trackR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7];&quot;&quot;&quot; &quot;&quot;.&quot;&quot; &quot;&quot;&quot;;[.$C17];&quot;&quot;&quot; | tee &quot;&quot;&quot;;[.$C17];&quot;_whisper.json&quot;&quot;&quot;)" office:value-type="string" office:string-value="python3 &quot;/mnt/d/Documents/FEP-AI/Active Inference Podcast/RunLocalWhisper.py&quot; &quot;gt82-05aR&quot; &quot;.&quot; &quot;pask-pangaro etc tape5 sideA trackR.m4a&quot; | tee &quot;pask-pangaro etc tape5 sideA trackR.m4a_whisper.json&quot;" calcext:value-type="string">
            <text:p>python3 "/mnt/d/Documents/FEP-AI/Active Inference Podcast/RunLocalWhisper.py" "gt82-05aR" "." "pask-pangaro etc tape5 sideA trackR.m4a" | tee "pask-pangaro etc tape5 sideA trackR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5b</text:p>
          </table:table-cell>
          <table:table-cell/>
          <table:table-cell office:value-type="string" calcext:value-type="string">
            <text:p>pask-pangaro etc tape5 sideB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8];&quot;&quot;&quot; &quot;&quot;.&quot;&quot; &quot;&quot;&quot;;[.$C18];&quot;&quot;&quot; | tee &quot;&quot;&quot;;[.$C18];&quot;_whisper.json&quot;&quot;&quot;)" office:value-type="string" office:string-value="python3 &quot;/mnt/d/Documents/FEP-AI/Active Inference Podcast/RunLocalWhisper.py&quot; &quot;gt82-05b&quot; &quot;.&quot; &quot;pask-pangaro etc tape5 sideB.m4a&quot; | tee &quot;pask-pangaro etc tape5 sideB.m4a_whisper.json&quot;" calcext:value-type="string">
            <text:p>python3 "/mnt/d/Documents/FEP-AI/Active Inference Podcast/RunLocalWhisper.py" "gt82-05b" "." "pask-pangaro etc tape5 sideB.m4a" | tee "pask-pangaro etc tape5 sideB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5bL</text:p>
          </table:table-cell>
          <table:table-cell/>
          <table:table-cell office:value-type="string" calcext:value-type="string">
            <text:p>pask-pangaro etc tape5 sideB trackL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9];&quot;&quot;&quot; &quot;&quot;.&quot;&quot; &quot;&quot;&quot;;[.$C19];&quot;&quot;&quot; | tee &quot;&quot;&quot;;[.$C19];&quot;_whisper.json&quot;&quot;&quot;)" office:value-type="string" office:string-value="python3 &quot;/mnt/d/Documents/FEP-AI/Active Inference Podcast/RunLocalWhisper.py&quot; &quot;gt82-05bL&quot; &quot;.&quot; &quot;pask-pangaro etc tape5 sideB trackL.m4a&quot; | tee &quot;pask-pangaro etc tape5 sideB trackL.m4a_whisper.json&quot;" calcext:value-type="string">
            <text:p>python3 "/mnt/d/Documents/FEP-AI/Active Inference Podcast/RunLocalWhisper.py" "gt82-05bL" "." "pask-pangaro etc tape5 sideB trackL.m4a" | tee "pask-pangaro etc tape5 sideB trackL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gt82-05bR</text:p>
          </table:table-cell>
          <table:table-cell/>
          <table:table-cell office:value-type="string" calcext:value-type="string">
            <text:p>pask-pangaro etc tape5 sideB trackR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0];&quot;&quot;&quot; &quot;&quot;.&quot;&quot; &quot;&quot;&quot;;[.$C20];&quot;&quot;&quot; | tee &quot;&quot;&quot;;[.$C20];&quot;_whisper.json&quot;&quot;&quot;)" office:value-type="string" office:string-value="python3 &quot;/mnt/d/Documents/FEP-AI/Active Inference Podcast/RunLocalWhisper.py&quot; &quot;gt82-05bR&quot; &quot;.&quot; &quot;pask-pangaro etc tape5 sideB trackR.m4a&quot; | tee &quot;pask-pangaro etc tape5 sideB trackR.m4a_whisper.json&quot;" calcext:value-type="string">
            <text:p>python3 "/mnt/d/Documents/FEP-AI/Active Inference Podcast/RunLocalWhisper.py" "gt82-05bR" "." "pask-pangaro etc tape5 sideB trackR.m4a" | tee "pask-pangaro etc tape5 sideB trackR.m4a_whisper.json"</text:p>
          </table:table-cell>
          <table:table-cell table:number-columns-repeated="16369"/>
        </table:table-row>
        <table:table-row table:style-name="ro3">
          <table:table-cell table:style-name="ce31" office:value-type="string" calcext:value-type="string">
            <text:p>gt82-06a</text:p>
          </table:table-cell>
          <table:table-cell table:style-name="ce31"/>
          <table:table-cell table:style-name="ce31" office:value-type="string" calcext:value-type="string">
            <text:p>pask-pangaro etc tape6 sideA.m4a</text:p>
          </table:table-cell>
          <table:table-cell table:style-name="ce31" table:number-columns-repeated="10"/>
          <table:table-cell table:style-name="ce31" office:value-type="string" calcext:value-type="string">
            <text:p>E:\Paskiana to Paul, 2023-07\GSP-audio_1982-08-18_Georgetown\whisper</text:p>
          </table:table-cell>
          <table:table-cell table:style-name="ce71" table:formula="of:=CONCATENATE(&quot;python3 &quot;&quot;/mnt/d/Documents/FEP-AI/Active Inference Podcast/RunLocalWhisper.py&quot;&quot; &quot;&quot;&quot;;[.$A21];&quot;&quot;&quot; &quot;&quot;.&quot;&quot; &quot;&quot;&quot;;[.$C21];&quot;&quot;&quot; | tee &quot;&quot;&quot;;[.$C21];&quot;_whisper.json&quot;&quot;&quot;)" office:value-type="string" office:string-value="python3 &quot;/mnt/d/Documents/FEP-AI/Active Inference Podcast/RunLocalWhisper.py&quot; &quot;gt82-06a&quot; &quot;.&quot; &quot;pask-pangaro etc tape6 sideA.m4a&quot; | tee &quot;pask-pangaro etc tape6 sideA.m4a_whisper.json&quot;" calcext:value-type="string">
            <text:p>python3 "/mnt/d/Documents/FEP-AI/Active Inference Podcast/RunLocalWhisper.py" "gt82-06a" "." "pask-pangaro etc tape6 sideA.m4a" | tee "pask-pangaro etc tape6 sideA.m4a_whisper.json"</text:p>
          </table:table-cell>
          <table:table-cell table:style-name="ce31" table:number-columns-repeated="3"/>
          <table:table-cell table:style-name="ce26" table:formula="of:=CONCATENATE(&quot;python3 &quot;&quot;/mnt/d/Documents/FEP-AI/Active Inference Podcast/sentencesToTranscripts.py&quot;&quot; &quot;&quot;&quot;;[.$A21];&quot;&quot;&quot; &quot;&quot;.&quot;&quot; &quot;&quot;&quot;;[.$A21];&quot;_&quot;;[.$C21];&quot;.sentences.csv&quot;&quot; | tee &quot;;[.$A21];&quot;.m4a_transcript.json &amp;&quot;)" office:value-type="string" office:string-value="python3 &quot;/mnt/d/Documents/FEP-AI/Active Inference Podcast/sentencesToTranscripts.py&quot; &quot;gt82-06a&quot; &quot;.&quot; &quot;gt82-06a_pask-pangaro etc tape6 sideA.m4a.sentences.csv&quot; | tee gt82-06a.m4a_transcript.json &amp;" calcext:value-type="string">
            <text:p>python3 "/mnt/d/Documents/FEP-AI/Active Inference Podcast/sentencesToTranscripts.py" "gt82-06a" "." "gt82-06a_pask-pangaro etc tape6 sideA.m4a.sentences.csv" | tee gt82-06a.m4a_transcript.json &amp;</text:p>
          </table:table-cell>
          <table:table-cell table:style-name="ce31" table:number-columns-repeated="16365"/>
        </table:table-row>
        <table:table-row table:style-name="ro3">
          <table:table-cell table:style-name="ce31" office:value-type="string" calcext:value-type="string">
            <text:p>gt82-06b</text:p>
          </table:table-cell>
          <table:table-cell table:style-name="ce31"/>
          <table:table-cell table:style-name="ce31" office:value-type="string" calcext:value-type="string">
            <text:p>pask-pangaro etc tape6 sideB.m4a</text:p>
          </table:table-cell>
          <table:table-cell table:style-name="ce31" table:number-columns-repeated="10"/>
          <table:table-cell table:style-name="ce88" office:value-type="string" calcext:value-type="string">
            <text:p>E:\Paskiana to Paul, 2023-07\GSP-audio_1982-08-18_Georgetown\whisper</text:p>
          </table:table-cell>
          <table:table-cell table:style-name="ce71" table:formula="of:=CONCATENATE(&quot;python3 &quot;&quot;/mnt/d/Documents/FEP-AI/Active Inference Podcast/RunLocalWhisper.py&quot;&quot; &quot;&quot;&quot;;[.$A22];&quot;&quot;&quot; &quot;&quot;.&quot;&quot; &quot;&quot;&quot;;[.$C22];&quot;&quot;&quot; | tee &quot;&quot;&quot;;[.$C22];&quot;_whisper.json&quot;&quot;&quot;)" office:value-type="string" office:string-value="python3 &quot;/mnt/d/Documents/FEP-AI/Active Inference Podcast/RunLocalWhisper.py&quot; &quot;gt82-06b&quot; &quot;.&quot; &quot;pask-pangaro etc tape6 sideB.m4a&quot; | tee &quot;pask-pangaro etc tape6 sideB.m4a_whisper.json&quot;" calcext:value-type="string">
            <text:p>python3 "/mnt/d/Documents/FEP-AI/Active Inference Podcast/RunLocalWhisper.py" "gt82-06b" "." "pask-pangaro etc tape6 sideB.m4a" | tee "pask-pangaro etc tape6 sideB.m4a_whisper.json"</text:p>
          </table:table-cell>
          <table:table-cell table:style-name="ce31" office:value-type="string" calcext:value-type="string">
            <text:p>Gordon-Pask-Archive/raw_GSP-audio_1982-08-18_Georgetown</text:p>
          </table:table-cell>
          <table:table-cell table:style-name="ce31"/>
          <table:table-cell table:style-name="ce88" office:value-type="string" calcext:value-type="string">
            <text:p>python3 "/mnt/d/Documents/Paskiana/DSD-Pask-audio-archive-tasks/1982-08-18_Georgetown/SubmitPaskianaToCloudWhisper.py" "ari26aug82" "http://crisiscenter.us/Gordon-Pask-Archive/pask Aug82 Army Research Institute" "pask 26aug82 Education ARI.m4a" | tee ari26aug82_m4a_transcribe.json &amp;</text:p>
          </table:table-cell>
          <table:table-cell table:style-name="ce69" table:formula="of:=CONCATENATE(&quot;python3 &quot;&quot;/mnt/d/Documents/FEP-AI/Active Inference Podcast/sentencesToTranscripts.py&quot;&quot; &quot;&quot;&quot;;[.$A22];&quot;&quot;&quot; &quot;&quot;.&quot;&quot; &quot;&quot;&quot;;[.$A22];&quot;_&quot;;[.$C22];&quot;.sentences.csv&quot;&quot; | tee &quot;;[.$A22];&quot;.m4a_transcript.json &amp;&quot;)" office:value-type="string" office:string-value="python3 &quot;/mnt/d/Documents/FEP-AI/Active Inference Podcast/sentencesToTranscripts.py&quot; &quot;gt82-06b&quot; &quot;.&quot; &quot;gt82-06b_pask-pangaro etc tape6 sideB.m4a.sentences.csv&quot; | tee gt82-06b.m4a_transcript.json &amp;" calcext:value-type="string">
            <text:p>python3 "/mnt/d/Documents/FEP-AI/Active Inference Podcast/sentencesToTranscripts.py" "gt82-06b" "." "gt82-06b_pask-pangaro etc tape6 sideB.m4a.sentences.csv" | tee gt82-06b.m4a_transcript.json &amp;</text:p>
          </table:table-cell>
          <table:table-cell table:style-name="ce31" table:number-columns-repeated="16365"/>
        </table:table-row>
        <table:table-row table:style-name="ro3">
          <table:table-cell table:style-name="ce31" office:value-type="string" calcext:value-type="string">
            <text:p>gt82-07a</text:p>
          </table:table-cell>
          <table:table-cell table:style-name="ce31"/>
          <table:table-cell table:style-name="ce31" office:value-type="string" calcext:value-type="string">
            <text:p>pask-pangaro etc tape7 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3];&quot;&quot;&quot; &quot;&quot;.&quot;&quot; &quot;&quot;&quot;;[.$C23];&quot;&quot;&quot; | tee &quot;&quot;&quot;;[.$C23];&quot;_whisper.json&quot;&quot;&quot;)" office:value-type="string" office:string-value="python3 &quot;/mnt/d/Documents/FEP-AI/Active Inference Podcast/RunLocalWhisper.py&quot; &quot;gt82-07a&quot; &quot;.&quot; &quot;pask-pangaro etc tape7 sideA.m4a&quot; | tee &quot;pask-pangaro etc tape7 sideA.m4a_whisper.json&quot;" calcext:value-type="string">
            <text:p>python3 "/mnt/d/Documents/FEP-AI/Active Inference Podcast/RunLocalWhisper.py" "gt82-07a" "." "pask-pangaro etc tape7 sideA.m4a" | tee "pask-pangaro etc tape7 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07b</text:p>
          </table:table-cell>
          <table:table-cell table:style-name="ce31"/>
          <table:table-cell table:style-name="ce31" office:value-type="string" calcext:value-type="string">
            <text:p>pask-pangaro etc tape7 sideB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4];&quot;&quot;&quot; &quot;&quot;.&quot;&quot; &quot;&quot;&quot;;[.$C24];&quot;&quot;&quot; | tee &quot;&quot;&quot;;[.$C24];&quot;_whisper.json&quot;&quot;&quot;)" office:value-type="string" office:string-value="python3 &quot;/mnt/d/Documents/FEP-AI/Active Inference Podcast/RunLocalWhisper.py&quot; &quot;gt82-07b&quot; &quot;.&quot; &quot;pask-pangaro etc tape7 sideB.m4a&quot; | tee &quot;pask-pangaro etc tape7 sideB.m4a_whisper.json&quot;" calcext:value-type="string">
            <text:p>python3 "/mnt/d/Documents/FEP-AI/Active Inference Podcast/RunLocalWhisper.py" "gt82-07b" "." "pask-pangaro etc tape7 sideB.m4a" | tee "pask-pangaro etc tape7 sideB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08a</text:p>
          </table:table-cell>
          <table:table-cell table:style-name="ce31"/>
          <table:table-cell table:style-name="ce31" office:value-type="string" calcext:value-type="string">
            <text:p>pask-pangaro etc tape8 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5];&quot;&quot;&quot; &quot;&quot;.&quot;&quot; &quot;&quot;&quot;;[.$C25];&quot;&quot;&quot; | tee &quot;&quot;&quot;;[.$C25];&quot;_whisper.json&quot;&quot;&quot;)" office:value-type="string" office:string-value="python3 &quot;/mnt/d/Documents/FEP-AI/Active Inference Podcast/RunLocalWhisper.py&quot; &quot;gt82-08a&quot; &quot;.&quot; &quot;pask-pangaro etc tape8 sideA.m4a&quot; | tee &quot;pask-pangaro etc tape8 sideA.m4a_whisper.json&quot;" calcext:value-type="string">
            <text:p>python3 "/mnt/d/Documents/FEP-AI/Active Inference Podcast/RunLocalWhisper.py" "gt82-08a" "." "pask-pangaro etc tape8 sideA.m4a" | tee "pask-pangaro etc tape8 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09a</text:p>
          </table:table-cell>
          <table:table-cell table:style-name="ce31"/>
          <table:table-cell table:style-name="ce31" office:value-type="string" calcext:value-type="string">
            <text:p>pask-pangaro etc tape9 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6];&quot;&quot;&quot; &quot;&quot;.&quot;&quot; &quot;&quot;&quot;;[.$C26];&quot;&quot;&quot; | tee &quot;&quot;&quot;;[.$C26];&quot;_whisper.json&quot;&quot;&quot;)" office:value-type="string" office:string-value="python3 &quot;/mnt/d/Documents/FEP-AI/Active Inference Podcast/RunLocalWhisper.py&quot; &quot;gt82-09a&quot; &quot;.&quot; &quot;pask-pangaro etc tape9 sideA.m4a&quot; | tee &quot;pask-pangaro etc tape9 sideA.m4a_whisper.json&quot;" calcext:value-type="string">
            <text:p>python3 "/mnt/d/Documents/FEP-AI/Active Inference Podcast/RunLocalWhisper.py" "gt82-09a" "." "pask-pangaro etc tape9 sideA.m4a" | tee "pask-pangaro etc tape9 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09b</text:p>
          </table:table-cell>
          <table:table-cell table:style-name="ce31"/>
          <table:table-cell table:style-name="ce31" office:value-type="string" calcext:value-type="string">
            <text:p>pask-pangaro etc tape9 sideB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7];&quot;&quot;&quot; &quot;&quot;.&quot;&quot; &quot;&quot;&quot;;[.$C27];&quot;&quot;&quot; | tee &quot;&quot;&quot;;[.$C27];&quot;_whisper.json&quot;&quot;&quot;)" office:value-type="string" office:string-value="python3 &quot;/mnt/d/Documents/FEP-AI/Active Inference Podcast/RunLocalWhisper.py&quot; &quot;gt82-09b&quot; &quot;.&quot; &quot;pask-pangaro etc tape9 sideB.m4a&quot; | tee &quot;pask-pangaro etc tape9 sideB.m4a_whisper.json&quot;" calcext:value-type="string">
            <text:p>python3 "/mnt/d/Documents/FEP-AI/Active Inference Podcast/RunLocalWhisper.py" "gt82-09b" "." "pask-pangaro etc tape9 sideB.m4a" | tee "pask-pangaro etc tape9 sideB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10a</text:p>
          </table:table-cell>
          <table:table-cell table:style-name="ce31"/>
          <table:table-cell table:style-name="ce31" office:value-type="string" calcext:value-type="string">
            <text:p>pask-pangaro etc tape10 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8];&quot;&quot;&quot; &quot;&quot;.&quot;&quot; &quot;&quot;&quot;;[.$C28];&quot;&quot;&quot; | tee &quot;&quot;&quot;;[.$C28];&quot;_whisper.json&quot;&quot;&quot;)" office:value-type="string" office:string-value="python3 &quot;/mnt/d/Documents/FEP-AI/Active Inference Podcast/RunLocalWhisper.py&quot; &quot;gt82-10a&quot; &quot;.&quot; &quot;pask-pangaro etc tape10 sideA.m4a&quot; | tee &quot;pask-pangaro etc tape10 sideA.m4a_whisper.json&quot;" calcext:value-type="string">
            <text:p>python3 "/mnt/d/Documents/FEP-AI/Active Inference Podcast/RunLocalWhisper.py" "gt82-10a" "." "pask-pangaro etc tape10 sideA.m4a" | tee "pask-pangaro etc tape10 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10b</text:p>
          </table:table-cell>
          <table:table-cell table:style-name="ce31"/>
          <table:table-cell table:style-name="ce31" office:value-type="string" calcext:value-type="string">
            <text:p>pask-pangaro etc tape10 sideB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29];&quot;&quot;&quot; &quot;&quot;.&quot;&quot; &quot;&quot;&quot;;[.$C29];&quot;&quot;&quot; | tee &quot;&quot;&quot;;[.$C29];&quot;_whisper.json&quot;&quot;&quot;)" office:value-type="string" office:string-value="python3 &quot;/mnt/d/Documents/FEP-AI/Active Inference Podcast/RunLocalWhisper.py&quot; &quot;gt82-10b&quot; &quot;.&quot; &quot;pask-pangaro etc tape10 sideB.m4a&quot; | tee &quot;pask-pangaro etc tape10 sideB.m4a_whisper.json&quot;" calcext:value-type="string">
            <text:p>python3 "/mnt/d/Documents/FEP-AI/Active Inference Podcast/RunLocalWhisper.py" "gt82-10b" "." "pask-pangaro etc tape10 sideB.m4a" | tee "pask-pangaro etc tape10 sideB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11a</text:p>
          </table:table-cell>
          <table:table-cell table:style-name="ce31"/>
          <table:table-cell table:style-name="ce31" office:value-type="string" calcext:value-type="string">
            <text:p>pask-pangaro etc tape11 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0];&quot;&quot;&quot; &quot;&quot;.&quot;&quot; &quot;&quot;&quot;;[.$C30];&quot;&quot;&quot; | tee &quot;&quot;&quot;;[.$C30];&quot;_whisper.json&quot;&quot;&quot;)" office:value-type="string" office:string-value="python3 &quot;/mnt/d/Documents/FEP-AI/Active Inference Podcast/RunLocalWhisper.py&quot; &quot;gt82-11a&quot; &quot;.&quot; &quot;pask-pangaro etc tape11 sideA.m4a&quot; | tee &quot;pask-pangaro etc tape11 sideA.m4a_whisper.json&quot;" calcext:value-type="string">
            <text:p>python3 "/mnt/d/Documents/FEP-AI/Active Inference Podcast/RunLocalWhisper.py" "gt82-11a" "." "pask-pangaro etc tape11 sideA.m4a" | tee "pask-pangaro etc tape11 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11b</text:p>
          </table:table-cell>
          <table:table-cell table:style-name="ce31"/>
          <table:table-cell table:style-name="ce31" office:value-type="string" calcext:value-type="string">
            <text:p>pask-pangaro etc tape11 sideB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1];&quot;&quot;&quot; &quot;&quot;.&quot;&quot; &quot;&quot;&quot;;[.$C31];&quot;&quot;&quot; | tee &quot;&quot;&quot;;[.$C31];&quot;_whisper.json&quot;&quot;&quot;)" office:value-type="string" office:string-value="python3 &quot;/mnt/d/Documents/FEP-AI/Active Inference Podcast/RunLocalWhisper.py&quot; &quot;gt82-11b&quot; &quot;.&quot; &quot;pask-pangaro etc tape11 sideB.m4a&quot; | tee &quot;pask-pangaro etc tape11 sideB.m4a_whisper.json&quot;" calcext:value-type="string">
            <text:p>python3 "/mnt/d/Documents/FEP-AI/Active Inference Podcast/RunLocalWhisper.py" "gt82-11b" "." "pask-pangaro etc tape11 sideB.m4a" | tee "pask-pangaro etc tape11 sideB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12a</text:p>
          </table:table-cell>
          <table:table-cell table:style-name="ce31"/>
          <table:table-cell table:style-name="ce31" office:value-type="string" calcext:value-type="string">
            <text:p>pask-pangaro etc tape12 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2];&quot;&quot;&quot; &quot;&quot;.&quot;&quot; &quot;&quot;&quot;;[.$C32];&quot;&quot;&quot; | tee &quot;&quot;&quot;;[.$C32];&quot;_whisper.json&quot;&quot;&quot;)" office:value-type="string" office:string-value="python3 &quot;/mnt/d/Documents/FEP-AI/Active Inference Podcast/RunLocalWhisper.py&quot; &quot;gt82-12a&quot; &quot;.&quot; &quot;pask-pangaro etc tape12 sideA.m4a&quot; | tee &quot;pask-pangaro etc tape12 sideA.m4a_whisper.json&quot;" calcext:value-type="string">
            <text:p>python3 "/mnt/d/Documents/FEP-AI/Active Inference Podcast/RunLocalWhisper.py" "gt82-12a" "." "pask-pangaro etc tape12 sideA.m4a" | tee "pask-pangaro etc tape12 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gt82-12b</text:p>
          </table:table-cell>
          <table:table-cell table:style-name="ce31"/>
          <table:table-cell table:style-name="ce31" office:value-type="string" calcext:value-type="string">
            <text:p>pask-pangaro etc tape12 sideB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3];&quot;&quot;&quot; &quot;&quot;.&quot;&quot; &quot;&quot;&quot;;[.$C33];&quot;&quot;&quot; | tee &quot;&quot;&quot;;[.$C33];&quot;_whisper.json&quot;&quot;&quot;)" office:value-type="string" office:string-value="python3 &quot;/mnt/d/Documents/FEP-AI/Active Inference Podcast/RunLocalWhisper.py&quot; &quot;gt82-12b&quot; &quot;.&quot; &quot;pask-pangaro etc tape12 sideB.m4a&quot; | tee &quot;pask-pangaro etc tape12 sideB.m4a_whisper.json&quot;" calcext:value-type="string">
            <text:p>python3 "/mnt/d/Documents/FEP-AI/Active Inference Podcast/RunLocalWhisper.py" "gt82-12b" "." "pask-pangaro etc tape12 sideB.m4a" | tee "pask-pangaro etc tape12 sideB.m4a_whisper.json"</text:p>
          </table:table-cell>
          <table:table-cell table:style-name="ce31" table:number-columns-repeated="16369"/>
        </table:table-row>
        <table:table-row table:style-name="ro3">
          <table:table-cell table:style-name="ce31" table:number-columns-repeated="16384"/>
        </table:table-row>
        <table:table-row table:style-name="ro3">
          <table:table-cell table:style-name="ce31" office:value-type="string" calcext:value-type="string">
            <text:p>paskChen-a</text:p>
          </table:table-cell>
          <table:table-cell table:style-name="ce31"/>
          <table:table-cell table:style-name="ce31" office:value-type="string" calcext:value-type="string">
            <text:p>pask-chen-7sep82-sideA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5];&quot;&quot;&quot; &quot;&quot;.&quot;&quot; &quot;&quot;&quot;;[.$C35];&quot;&quot;&quot; | tee &quot;&quot;&quot;;[.$C35];&quot;_whisper.json&quot;&quot;&quot;)" office:value-type="string" office:string-value="python3 &quot;/mnt/d/Documents/FEP-AI/Active Inference Podcast/RunLocalWhisper.py&quot; &quot;paskChen-a&quot; &quot;.&quot; &quot;pask-chen-7sep82-sideA.m4a&quot; | tee &quot;pask-chen-7sep82-sideA.m4a_whisper.json&quot;" calcext:value-type="string">
            <text:p>python3 "/mnt/d/Documents/FEP-AI/Active Inference Podcast/RunLocalWhisper.py" "paskChen-a" "." "pask-chen-7sep82-sideA.m4a" | tee "pask-chen-7sep82-sideA.m4a_whisper.json"</text:p>
          </table:table-cell>
          <table:table-cell table:style-name="ce31" table:number-columns-repeated="16369"/>
        </table:table-row>
        <table:table-row table:style-name="ro3">
          <table:table-cell table:style-name="ce31" office:value-type="string" calcext:value-type="string">
            <text:p>paskChen-b</text:p>
          </table:table-cell>
          <table:table-cell table:style-name="ce31"/>
          <table:table-cell table:style-name="ce31" office:value-type="string" calcext:value-type="string">
            <text:p>pask-chen-7sep82-sideB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6];&quot;&quot;&quot; &quot;&quot;.&quot;&quot; &quot;&quot;&quot;;[.$C36];&quot;&quot;&quot; | tee &quot;&quot;&quot;;[.$C36];&quot;_whisper.json&quot;&quot;&quot;)" office:value-type="string" office:string-value="python3 &quot;/mnt/d/Documents/FEP-AI/Active Inference Podcast/RunLocalWhisper.py&quot; &quot;paskChen-b&quot; &quot;.&quot; &quot;pask-chen-7sep82-sideB.m4a&quot; | tee &quot;pask-chen-7sep82-sideB.m4a_whisper.json&quot;" calcext:value-type="string">
            <text:p>python3 "/mnt/d/Documents/FEP-AI/Active Inference Podcast/RunLocalWhisper.py" "paskChen-b" "." "pask-chen-7sep82-sideB.m4a" | tee "pask-chen-7sep82-sideB.m4a_whisper.json"</text:p>
          </table:table-cell>
          <table:table-cell table:style-name="ce31" table:number-columns-repeated="16369"/>
        </table:table-row>
        <table:table-row table:style-name="ro3">
          <table:table-cell table:style-name="ce31" table:number-columns-repeated="16384"/>
        </table:table-row>
        <table:table-row table:style-name="ro3">
          <table:table-cell table:style-name="ce31" office:value-type="string" calcext:value-type="string">
            <text:p>paskPangConv</text:p>
          </table:table-cell>
          <table:table-cell table:style-name="ce31"/>
          <table:table-cell table:style-name="ce31" office:value-type="string" calcext:value-type="string">
            <text:p>Pask and Pangaro conversing 19+20nov81.m4a</text:p>
          </table:table-cell>
          <table:table-cell table:style-name="ce31" table:number-columns-repeated="11"/>
          <table:table-cell table:style-name="ce71" table:formula="of:=CONCATENATE(&quot;python3 &quot;&quot;/mnt/d/Documents/FEP-AI/Active Inference Podcast/RunLocalWhisper.py&quot;&quot; &quot;&quot;&quot;;[.$A38];&quot;&quot;&quot; &quot;&quot;.&quot;&quot; &quot;&quot;&quot;;[.$C38];&quot;&quot;&quot; | tee &quot;&quot;&quot;;[.$A38];&quot;_&quot;;[.$C38];&quot;_whisper.json&quot;&quot;&quot;)" office:value-type="string" office:string-value="python3 &quot;/mnt/d/Documents/FEP-AI/Active Inference Podcast/RunLocalWhisper.py&quot; &quot;paskPangConv&quot; &quot;.&quot; &quot;Pask and Pangaro conversing 19+20nov81.m4a&quot; | tee &quot;paskPangConv_Pask and Pangaro conversing 19+20nov81.m4a_whisper.json&quot;" calcext:value-type="string">
            <text:p>python3 "/mnt/d/Documents/FEP-AI/Active Inference Podcast/RunLocalWhisper.py" "paskPangConv" "." "Pask and Pangaro conversing 19+20nov81.m4a" | tee "paskPangConv_Pask and Pangaro conversing 19+20nov81.m4a_whisper.json"</text:p>
          </table:table-cell>
          <table:table-cell table:style-name="ce31" table:number-columns-repeated="16369"/>
        </table:table-row>
        <table:table-row table:style-name="ro3">
          <table:table-cell table:style-name="ce31" table:number-columns-repeated="13"/>
          <table:table-cell table:style-name="ce31" office:value-type="string" calcext:value-type="string">
            <text:p>E:\Paskiana to Paul, 2023-07\GSP-audio_1981\Whisper</text:p>
          </table:table-cell>
          <table:table-cell table:style-name="ce31" office:value-type="string" calcext:value-type="string">
            <text:p>python3 "/mnt/d/Documents/FEP-AI/Active Inference Podcast/RunLocalWhisper - Copy (3).py" "paskPangConv" "." "Pask and Pangaro conversing 19+20nov81.m4a" | tee "paskPangConv_Pask and Pangaro conversing 19+20nov81.m4a_whisper.json"</text:p>
          </table:table-cell>
          <table:table-cell table:style-name="ce31" table:number-columns-repeated="16369"/>
        </table:table-row>
        <table:table-row table:style-name="ro3">
          <table:table-cell table:style-name="ce31" table:number-columns-repeated="16384"/>
        </table:table-row>
        <table:table-row table:style-name="ro3">
          <table:table-cell table:style-name="ce31" office:value-type="string" calcext:value-type="string">
            <text:p>01_pask12a</text:p>
          </table:table-cell>
          <table:table-cell table:style-name="ce31"/>
          <table:table-cell table:style-name="ce31" office:value-type="string" calcext:value-type="string">
            <text:p>pask12a at pangaro inc-cardamone 21+22aug82.m4a</text:p>
          </table:table-cell>
          <table:table-cell table:style-name="ce31" table:number-columns-repeated="10"/>
          <table:table-cell table:style-name="ce31" office:value-type="string" calcext:value-type="string">
            <text:p>E:\Paskiana to Paul, 2023-07\pangaro-inc-1982\whisper</text:p>
          </table:table-cell>
          <table:table-cell table:style-name="ce71" table:formula="of:=CONCATENATE(&quot;python3 &quot;&quot;/mnt/d/Documents/FEP-AI/Active Inference Podcast/RunLocalWhisper.py&quot;&quot; &quot;&quot;&quot;;[.$A41];&quot;&quot;&quot; &quot;&quot;.&quot;&quot; &quot;&quot;&quot;;[.$C41];&quot;&quot;&quot; | tee &quot;&quot;&quot;;[.$A41];&quot;_&quot;;[.$C41];&quot;_whisper.json&quot;&quot;&quot;)" office:value-type="string" office:string-value="python3 &quot;/mnt/d/Documents/FEP-AI/Active Inference Podcast/RunLocalWhisper.py&quot; &quot;01_pask12a&quot; &quot;.&quot; &quot;pask12a at pangaro inc-cardamone 21+22aug82.m4a&quot; | tee &quot;01_pask12a_pask12a at pangaro inc-cardamone 21+22aug82.m4a_whisper.json&quot;" calcext:value-type="string">
            <text:p>python3 "/mnt/d/Documents/FEP-AI/Active Inference Podcast/RunLocalWhisper.py" "01_pask12a" "." "pask12a at pangaro inc-cardamone 21+22aug82.m4a" | tee "01_pask12a_pask12a at pangaro inc-cardamone 21+22aug82.m4a_whisper.json"</text:p>
          </table:table-cell>
          <table:table-cell table:style-name="ce31" table:number-columns-repeated="3"/>
          <table:table-cell table:style-name="ce26" table:formula="of:=CONCATENATE(&quot;python3 &quot;&quot;/mnt/d/Documents/FEP-AI/Active Inference Podcast/sentencesToTranscripts.py&quot;&quot; &quot;&quot;&quot;;[.$A41];&quot;&quot;&quot; &quot;&quot;.&quot;&quot; &quot;&quot;&quot;;[.$A41];&quot;_&quot;;[.$C41];&quot;.sentences.csv&quot;&quot; | tee &quot;;[.$A41];&quot;.m4a_transcript.json &amp;&quot;)" office:value-type="string" office:string-value="python3 &quot;/mnt/d/Documents/FEP-AI/Active Inference Podcast/sentencesToTranscripts.py&quot; &quot;01_pask12a&quot; &quot;.&quot; &quot;01_pask12a_pask12a at pangaro inc-cardamone 21+22aug82.m4a.sentences.csv&quot; | tee 01_pask12a.m4a_transcript.json &amp;" calcext:value-type="string">
            <text:p>python3 "/mnt/d/Documents/FEP-AI/Active Inference Podcast/sentencesToTranscripts.py" "01_pask12a" "." "01_pask12a_pask12a at pangaro inc-cardamone 21+22aug82.m4a.sentences.csv" | tee 01_pask12a.m4a_transcript.json &amp;</text:p>
          </table:table-cell>
          <table:table-cell table:style-name="ce31" table:number-columns-repeated="16365"/>
        </table:table-row>
        <table:table-row table:style-name="ro3">
          <table:table-cell office:value-type="string" calcext:value-type="string">
            <text:p>02_pask15</text:p>
          </table:table-cell>
          <table:table-cell/>
          <table:table-cell office:value-type="string" calcext:value-type="string">
            <text:p>pask15 at pangaro inc-25aug82-tape8 sideA+B.m4a</text:p>
          </table:table-cell>
          <table:table-cell table:number-columns-repeated="10"/>
          <table:table-cell office:value-type="string" calcext:value-type="string">
            <text:p>E:\Paskiana to Paul, 2023-07\pangaro-inc-1982\whisper</text:p>
          </table:table-cell>
          <table:table-cell table:formula="of:=CONCATENATE(&quot;python3 &quot;&quot;/mnt/d/Documents/FEP-AI/Active Inference Podcast/RunLocalWhisper.py&quot;&quot; &quot;&quot;&quot;;[.$A42];&quot;&quot;&quot; &quot;&quot;.&quot;&quot; &quot;&quot;&quot;;[.$C42];&quot;&quot;&quot; | tee &quot;&quot;&quot;;[.$A42];&quot;_&quot;;[.$C42];&quot;_whisper.json&quot;&quot;&quot;)" office:value-type="string" office:string-value="python3 &quot;/mnt/d/Documents/FEP-AI/Active Inference Podcast/RunLocalWhisper.py&quot; &quot;02_pask15&quot; &quot;.&quot; &quot;pask15 at pangaro inc-25aug82-tape8 sideA+B.m4a&quot; | tee &quot;02_pask15_pask15 at pangaro inc-25aug82-tape8 sideA+B.m4a_whisper.json&quot;" calcext:value-type="string">
            <text:p>python3 "/mnt/d/Documents/FEP-AI/Active Inference Podcast/RunLocalWhisper.py" "02_pask15" "." "pask15 at pangaro inc-25aug82-tape8 sideA+B.m4a" | tee "02_pask15_pask15 at pangaro inc-25aug82-tape8 sideA+B.m4a_whisper.json"</text:p>
          </table:table-cell>
          <table:table-cell table:number-columns-repeated="3"/>
          <table:table-cell table:style-name="ce47" table:formula="of:=CONCATENATE(&quot;python3 &quot;&quot;/mnt/d/Documents/FEP-AI/Active Inference Podcast/sentencesToTranscripts.py&quot;&quot; &quot;&quot;&quot;;[.$A42];&quot;&quot;&quot; &quot;&quot;.&quot;&quot; &quot;&quot;&quot;;[.$A42];&quot;_&quot;;[.$C42];&quot;.sentences.csv&quot;&quot; | tee &quot;;[.$A42];&quot;.m4a_transcript.json &amp;&quot;)" office:value-type="string" office:string-value="python3 &quot;/mnt/d/Documents/FEP-AI/Active Inference Podcast/sentencesToTranscripts.py&quot; &quot;02_pask15&quot; &quot;.&quot; &quot;02_pask15_pask15 at pangaro inc-25aug82-tape8 sideA+B.m4a.sentences.csv&quot; | tee 02_pask15.m4a_transcript.json &amp;" calcext:value-type="string">
            <text:p>python3 "/mnt/d/Documents/FEP-AI/Active Inference Podcast/sentencesToTranscripts.py" "02_pask15" "." "02_pask15_pask15 at pangaro inc-25aug82-tape8 sideA+B.m4a.sentences.csv" | tee 02_pask15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03_pask15a</text:p>
          </table:table-cell>
          <table:table-cell/>
          <table:table-cell office:value-type="string" calcext:value-type="string">
            <text:p>pask15a at pangaro inc-rosebush 25aug82.m4a</text:p>
          </table:table-cell>
          <table:table-cell table:number-columns-repeated="10"/>
          <table:table-cell office:value-type="string" calcext:value-type="string">
            <text:p>E:\Paskiana to Paul, 2023-07\pangaro-inc-1982\whisper</text:p>
          </table:table-cell>
          <table:table-cell table:formula="of:=CONCATENATE(&quot;python3 &quot;&quot;/mnt/d/Documents/FEP-AI/Active Inference Podcast/RunLocalWhisper.py&quot;&quot; &quot;&quot;&quot;;[.$A43];&quot;&quot;&quot; &quot;&quot;.&quot;&quot; &quot;&quot;&quot;;[.$C43];&quot;&quot;&quot; | tee &quot;&quot;&quot;;[.$A43];&quot;_&quot;;[.$C43];&quot;_whisper.json&quot;&quot;&quot;)" office:value-type="string" office:string-value="python3 &quot;/mnt/d/Documents/FEP-AI/Active Inference Podcast/RunLocalWhisper.py&quot; &quot;03_pask15a&quot; &quot;.&quot; &quot;pask15a at pangaro inc-rosebush 25aug82.m4a&quot; | tee &quot;03_pask15a_pask15a at pangaro inc-rosebush 25aug82.m4a_whisper.json&quot;" calcext:value-type="string">
            <text:p>python3 "/mnt/d/Documents/FEP-AI/Active Inference Podcast/RunLocalWhisper.py" "03_pask15a" "." "pask15a at pangaro inc-rosebush 25aug82.m4a" | tee "03_pask15a_pask15a at pangaro inc-rosebush 25aug82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04_pask</text:p>
          </table:table-cell>
          <table:table-cell/>
          <table:table-cell office:value-type="string" calcext:value-type="string">
            <text:p>pask at paninc 7sep82 phantastron sideA.m4a</text:p>
          </table:table-cell>
          <table:table-cell table:number-columns-repeated="10"/>
          <table:table-cell office:value-type="string" calcext:value-type="string">
            <text:p>E:\Paskiana to Paul, 2023-07\pangaro-inc-1982\whisper</text:p>
          </table:table-cell>
          <table:table-cell table:formula="of:=CONCATENATE(&quot;python3 &quot;&quot;/mnt/d/Documents/FEP-AI/Active Inference Podcast/RunLocalWhisper.py&quot;&quot; &quot;&quot;&quot;;[.$A44];&quot;&quot;&quot; &quot;&quot;.&quot;&quot; &quot;&quot;&quot;;[.$C44];&quot;&quot;&quot; | tee &quot;&quot;&quot;;[.$A44];&quot;_&quot;;[.$C44];&quot;_whisper.json&quot;&quot;&quot;)" office:value-type="string" office:string-value="python3 &quot;/mnt/d/Documents/FEP-AI/Active Inference Podcast/RunLocalWhisper.py&quot; &quot;04_pask&quot; &quot;.&quot; &quot;pask at paninc 7sep82 phantastron sideA.m4a&quot; | tee &quot;04_pask_pask at paninc 7sep82 phantastron sideA.m4a_whisper.json&quot;" calcext:value-type="string">
            <text:p>python3 "/mnt/d/Documents/FEP-AI/Active Inference Podcast/RunLocalWhisper.py" "04_pask" "." "pask at paninc 7sep82 phantastron sideA.m4a" | tee "04_pask_pask at paninc 7sep82 phantastron sideA.m4a_whisper.json"</text:p>
          </table:table-cell>
          <table:table-cell table:number-columns-repeated="3"/>
          <table:table-cell table:style-name="ce47" table:formula="of:=CONCATENATE(&quot;python3 &quot;&quot;/mnt/d/Documents/FEP-AI/Active Inference Podcast/sentencesToTranscripts.py&quot;&quot; &quot;&quot;&quot;;[.$A44];&quot;&quot;&quot; &quot;&quot;.&quot;&quot; &quot;&quot;&quot;;[.$A44];&quot;_&quot;;[.$C44];&quot;.sentences.csv&quot;&quot; | tee &quot;;[.$A44];&quot;.m4a_transcript.json &amp;&quot;)" office:value-type="string" office:string-value="python3 &quot;/mnt/d/Documents/FEP-AI/Active Inference Podcast/sentencesToTranscripts.py&quot; &quot;04_pask&quot; &quot;.&quot; &quot;04_pask_pask at paninc 7sep82 phantastron sideA.m4a.sentences.csv&quot; | tee 04_pask.m4a_transcript.json &amp;" calcext:value-type="string">
            <text:p>python3 "/mnt/d/Documents/FEP-AI/Active Inference Podcast/sentencesToTranscripts.py" "04_pask" "." "04_pask_pask at paninc 7sep82 phantastron sideA.m4a.sentences.csv" | tee 04_pask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05_pask26</text:p>
          </table:table-cell>
          <table:table-cell/>
          <table:table-cell office:value-type="string" calcext:value-type="string">
            <text:p>pask26 at pangaro inc-10sep82-tape12 sideB ALL.m4a</text:p>
          </table:table-cell>
          <table:table-cell table:number-columns-repeated="10"/>
          <table:table-cell office:value-type="string" calcext:value-type="string">
            <text:p>E:\Paskiana to Paul, 2023-07\pangaro-inc-1982\whisper</text:p>
          </table:table-cell>
          <table:table-cell table:formula="of:=CONCATENATE(&quot;python3 &quot;&quot;/mnt/d/Documents/FEP-AI/Active Inference Podcast/RunLocalWhisper.py&quot;&quot; &quot;&quot;&quot;;[.$A45];&quot;&quot;&quot; &quot;&quot;.&quot;&quot; &quot;&quot;&quot;;[.$C45];&quot;&quot;&quot; | tee &quot;&quot;&quot;;[.$A45];&quot;_&quot;;[.$C45];&quot;_whisper.json&quot;&quot;&quot;)" office:value-type="string" office:string-value="python3 &quot;/mnt/d/Documents/FEP-AI/Active Inference Podcast/RunLocalWhisper.py&quot; &quot;05_pask26&quot; &quot;.&quot; &quot;pask26 at pangaro inc-10sep82-tape12 sideB ALL.m4a&quot; | tee &quot;05_pask26_pask26 at pangaro inc-10sep82-tape12 sideB ALL.m4a_whisper.json&quot;" calcext:value-type="string">
            <text:p>python3 "/mnt/d/Documents/FEP-AI/Active Inference Podcast/RunLocalWhisper.py" "05_pask26" "." "pask26 at pangaro inc-10sep82-tape12 sideB ALL.m4a" | tee "05_pask26_pask26 at pangaro inc-10sep82-tape12 sideB ALL.m4a_whisper.json"</text:p>
          </table:table-cell>
          <table:table-cell table:number-columns-repeated="3"/>
          <table:table-cell table:style-name="ce47" table:formula="of:=CONCATENATE(&quot;python3 &quot;&quot;/mnt/d/Documents/FEP-AI/Active Inference Podcast/sentencesToTranscripts.py&quot;&quot; &quot;&quot;&quot;;[.$A45];&quot;&quot;&quot; &quot;&quot;.&quot;&quot; &quot;&quot;&quot;;[.$A45];&quot;_&quot;;[.$C45];&quot;.sentences.csv&quot;&quot; | tee &quot;;[.$A45];&quot;.m4a_transcript.json &amp;&quot;)" office:value-type="string" office:string-value="python3 &quot;/mnt/d/Documents/FEP-AI/Active Inference Podcast/sentencesToTranscripts.py&quot; &quot;05_pask26&quot; &quot;.&quot; &quot;05_pask26_pask26 at pangaro inc-10sep82-tape12 sideB ALL.m4a.sentences.csv&quot; | tee 05_pask26.m4a_transcript.json &amp;" calcext:value-type="string">
            <text:p>python3 "/mnt/d/Documents/FEP-AI/Active Inference Podcast/sentencesToTranscripts.py" "05_pask26" "." "05_pask26_pask26 at pangaro inc-10sep82-tape12 sideB ALL.m4a.sentences.csv" | tee 05_pask26.m4a_transcript.json &amp;</text:p>
          </table:table-cell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paskPang_11B1</text:p>
          </table:table-cell>
          <table:table-cell/>
          <table:table-cell table:formula="of:=TRIM(MID([.$D47];40;999))" office:value-type="string" office:string-value="pask-pangaro etc tape11 sideB (1).m4a" calcext:value-type="string">
            <text:p>pask-pangaro etc tape11 sideB (1).m4a</text:p>
          </table:table-cell>
          <table:table-cell office:value-type="string" calcext:value-type="string">
            <text:p>07/21/2019 <text:s/>11:17 AM <text:s text:c="7"/>42,425,538 pask-pangaro etc tape11 sideB (1).m4a</text:p>
          </table:table-cell>
          <table:table-cell table:number-columns-repeated="10"/>
          <table:table-cell table:formula="of:=CONCATENATE(&quot;python3 &quot;&quot;/mnt/d/Documents/FEP-AI/Active Inference Podcast/RunLocalWhisper.py&quot;&quot; &quot;&quot;&quot;;[.$A47];&quot;&quot;&quot; &quot;&quot;.&quot;&quot; &quot;&quot;&quot;;[.$C47];&quot;&quot;&quot; | tee &quot;&quot;&quot;;[.$A47];&quot;_&quot;;[.$C47];&quot;_whisper.json&quot;&quot;&quot;)" office:value-type="string" office:string-value="python3 &quot;/mnt/d/Documents/FEP-AI/Active Inference Podcast/RunLocalWhisper.py&quot; &quot;paskPang_11B1&quot; &quot;.&quot; &quot;pask-pangaro etc tape11 sideB (1).m4a&quot; | tee &quot;paskPang_11B1_pask-pangaro etc tape11 sideB (1).m4a_whisper.json&quot;" calcext:value-type="string">
            <text:p>python3 "/mnt/d/Documents/FEP-AI/Active Inference Podcast/RunLocalWhisper.py" "paskPang_11B1" "." "pask-pangaro etc tape11 sideB (1).m4a" | tee "paskPang_11B1_pask-pangaro etc tape11 sideB (1).m4a_whisper.json"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paskPang_11B</text:p>
          </table:table-cell>
          <table:table-cell/>
          <table:table-cell table:formula="of:=TRIM(MID([.$D48];40;999))" office:value-type="string" office:string-value="pask-pangaro etc tape11 sideB full.m4a" calcext:value-type="string">
            <text:p>pask-pangaro etc tape11 sideB full.m4a</text:p>
          </table:table-cell>
          <table:table-cell office:value-type="string" calcext:value-type="string">
            <text:p>07/21/2019 <text:s/>11:31 AM <text:s text:c="7"/>44,783,175 pask-pangaro etc tape11 sideB full.m4a</text:p>
          </table:table-cell>
          <table:table-cell table:number-columns-repeated="10"/>
          <table:table-cell table:formula="of:=CONCATENATE(&quot;python3 &quot;&quot;/mnt/d/Documents/FEP-AI/Active Inference Podcast/RunLocalWhisper.py&quot;&quot; &quot;&quot;&quot;;[.$A48];&quot;&quot;&quot; &quot;&quot;.&quot;&quot; &quot;&quot;&quot;;[.$C48];&quot;&quot;&quot; | tee &quot;&quot;&quot;;[.$A48];&quot;_&quot;;[.$C48];&quot;_whisper.json&quot;&quot;&quot;)" office:value-type="string" office:string-value="python3 &quot;/mnt/d/Documents/FEP-AI/Active Inference Podcast/RunLocalWhisper.py&quot; &quot;paskPang_11B&quot; &quot;.&quot; &quot;pask-pangaro etc tape11 sideB full.m4a&quot; | tee &quot;paskPang_11B_pask-pangaro etc tape11 sideB full.m4a_whisper.json&quot;" calcext:value-type="string">
            <text:p>python3 "/mnt/d/Documents/FEP-AI/Active Inference Podcast/RunLocalWhisper.py" "paskPang_11B" "." "pask-pangaro etc tape11 sideB full.m4a" | tee "paskPang_11B_pask-pangaro etc tape11 sideB full.m4a_whisper.json"</text:p>
          </table:table-cell>
          <table:table-cell table:number-columns-repeated="16369"/>
        </table:table-row>
        <table:table-row table:style-name="ro3">
          <table:table-cell table:number-columns-repeated="14"/>
          <table:table-cell table:style-name="Default"/>
          <table:table-cell table:number-columns-repeated="16369"/>
        </table:table-row>
        <table:table-row table:style-name="ro3">
          <table:table-cell office:value-type="string" calcext:value-type="string">
            <text:p>paskNotDup</text:p>
          </table:table-cell>
          <table:table-cell/>
          <table:table-cell office:value-type="string" calcext:value-type="string">
            <text:p>pask-pangaro etc tape11 sideB(1)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0];&quot;&quot;&quot; &quot;&quot;.&quot;&quot; &quot;&quot;&quot;;[.$C50];&quot;&quot;&quot; | tee &quot;&quot;&quot;;[.$A50];&quot;_&quot;;[.$C50];&quot;_whisper.json&quot;&quot;&quot;)" office:value-type="string" office:string-value="python3 &quot;/mnt/d/Documents/FEP-AI/Active Inference Podcast/RunLocalWhisper.py&quot; &quot;paskNotDup&quot; &quot;.&quot; &quot;pask-pangaro etc tape11 sideB(1).m4a&quot; | tee &quot;paskNotDup_pask-pangaro etc tape11 sideB(1).m4a_whisper.json&quot;" calcext:value-type="string">
            <text:p>python3 "/mnt/d/Documents/FEP-AI/Active Inference Podcast/RunLocalWhisper.py" "paskNotDup" "." "pask-pangaro etc tape11 sideB(1).m4a" | tee "paskNotDup_pask-pangaro etc tape11 sideB(1).m4a_whisper.json"</text:p>
          </table:table-cell>
          <table:table-cell table:number-columns-repeated="3"/>
          <table:table-cell table:style-name="ce47" table:formula="of:=CONCATENATE(&quot;python3 &quot;&quot;/mnt/d/Documents/FEP-AI/Active Inference Podcast/sentencesToTranscripts.py&quot;&quot; &quot;&quot;&quot;;[.$A50];&quot;&quot;&quot; &quot;&quot;.&quot;&quot; &quot;&quot;&quot;;[.$A50];&quot;_&quot;;[.$C50];&quot;.sentences.csv&quot;&quot; | tee &quot;;[.$A50];&quot;.m4a_transcript.json &amp;&quot;)" office:value-type="string" office:string-value="python3 &quot;/mnt/d/Documents/FEP-AI/Active Inference Podcast/sentencesToTranscripts.py&quot; &quot;paskNotDup&quot; &quot;.&quot; &quot;paskNotDup_pask-pangaro etc tape11 sideB(1).m4a.sentences.csv&quot; | tee paskNotDup.m4a_transcript.json &amp;" calcext:value-type="string">
            <text:p>python3 "/mnt/d/Documents/FEP-AI/Active Inference Podcast/sentencesToTranscripts.py" "paskNotDup" "." "paskNotDup_pask-pangaro etc tape11 sideB(1).m4a.sentences.csv" | tee paskNotDup.m4a_transcript.json &amp;</text:p>
          </table:table-cell>
          <table:table-cell table:number-columns-repeated="16365"/>
        </table:table-row>
      </table:table>
      <table:table table:name="Sheet2" table:style-name="ta1">
        <table:table-column table:style-name="co17" table:number-columns-repeated="6" table:default-cell-style-name="Default"/>
        <table:table-row table:style-name="ro3">
          <table:table-cell office:value-type="string" calcext:value-type="string">
            <text:p>VideosFromSpeakers</text:p>
          </table:table-cell>
          <table:table-cell office:value-type="string" calcext:value-type="string">
            <text:p>fin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0</text:p>
          </table:table-cell>
          <table:table-cell table:formula="of:=IFERROR(IF(LEN(VLOOKUP([.$A2];[$Sheet1.$A$2:$Sheet1.$G$62];1;FALSE()))&gt;0;&quot;&quot;;&quot;&quot;);[.$A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0</text:p>
          </table:table-cell>
          <table:table-cell table:formula="of:=IFERROR(IF(LEN(VLOOKUP([.$A3];[$Sheet1.$A$2:$Sheet1.$G$62];1;FALSE()))&gt;0;&quot;&quot;;&quot;&quot;);[.$A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0</text:p>
          </table:table-cell>
          <table:table-cell table:formula="of:=IFERROR(IF(LEN(VLOOKUP([.$A4];[$Sheet1.$A$2:$Sheet1.$G$62];1;FALSE()))&gt;0;&quot;&quot;;&quot;&quot;);[.$A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1</text:p>
          </table:table-cell>
          <table:table-cell table:formula="of:=IFERROR(IF(LEN(VLOOKUP([.$A5];[$Sheet1.$A$2:$Sheet1.$G$62];1;FALSE()))&gt;0;&quot;&quot;;&quot;&quot;);[.$A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1</text:p>
          </table:table-cell>
          <table:table-cell table:formula="of:=IFERROR(IF(LEN(VLOOKUP([.$A6];[$Sheet1.$A$2:$Sheet1.$G$62];1;FALSE()))&gt;0;&quot;&quot;;&quot;&quot;);[.$A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1</text:p>
          </table:table-cell>
          <table:table-cell table:formula="of:=IFERROR(IF(LEN(VLOOKUP([.$A7];[$Sheet1.$A$2:$Sheet1.$G$62];1;FALSE()))&gt;0;&quot;&quot;;&quot;&quot;);[.$A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2</text:p>
          </table:table-cell>
          <table:table-cell table:formula="of:=IFERROR(IF(LEN(VLOOKUP([.$A8];[$Sheet1.$A$2:$Sheet1.$G$62];1;FALSE()))&gt;0;&quot;&quot;;&quot;&quot;);[.$A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2</text:p>
          </table:table-cell>
          <table:table-cell table:formula="of:=IFERROR(IF(LEN(VLOOKUP([.$A9];[$Sheet1.$A$2:$Sheet1.$G$62];1;FALSE()))&gt;0;&quot;&quot;;&quot;&quot;);[.$A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8-2</text:p>
          </table:table-cell>
          <table:table-cell table:formula="of:=IFERROR(IF(LEN(VLOOKUP([.$A10];[$Sheet1.$A$2:$Sheet1.$G$62];1;FALSE()))&gt;0;&quot;&quot;;&quot;&quot;);[.$A1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0</text:p>
          </table:table-cell>
          <table:table-cell table:formula="of:=IFERROR(IF(LEN(VLOOKUP([.$A11];[$Sheet1.$A$2:$Sheet1.$G$62];1;FALSE()))&gt;0;&quot;&quot;;&quot;&quot;);[.$A1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0</text:p>
          </table:table-cell>
          <table:table-cell table:formula="of:=IFERROR(IF(LEN(VLOOKUP([.$A12];[$Sheet1.$A$2:$Sheet1.$G$62];1;FALSE()))&gt;0;&quot;&quot;;&quot;&quot;);[.$A1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0</text:p>
          </table:table-cell>
          <table:table-cell table:formula="of:=IFERROR(IF(LEN(VLOOKUP([.$A13];[$Sheet1.$A$2:$Sheet1.$G$62];1;FALSE()))&gt;0;&quot;&quot;;&quot;&quot;);[.$A1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1</text:p>
          </table:table-cell>
          <table:table-cell table:formula="of:=IFERROR(IF(LEN(VLOOKUP([.$A14];[$Sheet1.$A$2:$Sheet1.$G$62];1;FALSE()))&gt;0;&quot;&quot;;&quot;&quot;);[.$A1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1</text:p>
          </table:table-cell>
          <table:table-cell table:formula="of:=IFERROR(IF(LEN(VLOOKUP([.$A15];[$Sheet1.$A$2:$Sheet1.$G$62];1;FALSE()))&gt;0;&quot;&quot;;&quot;&quot;);[.$A1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1</text:p>
          </table:table-cell>
          <table:table-cell table:formula="of:=IFERROR(IF(LEN(VLOOKUP([.$A16];[$Sheet1.$A$2:$Sheet1.$G$62];1;FALSE()))&gt;0;&quot;&quot;;&quot;&quot;);[.$A1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1</text:p>
          </table:table-cell>
          <table:table-cell table:formula="of:=IFERROR(IF(LEN(VLOOKUP([.$A17];[$Sheet1.$A$2:$Sheet1.$G$62];1;FALSE()))&gt;0;&quot;&quot;;&quot;&quot;);[.$A1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1</text:p>
          </table:table-cell>
          <table:table-cell table:formula="of:=IFERROR(IF(LEN(VLOOKUP([.$A18];[$Sheet1.$A$2:$Sheet1.$G$62];1;FALSE()))&gt;0;&quot;&quot;;&quot;&quot;);[.$A1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2</text:p>
          </table:table-cell>
          <table:table-cell table:formula="of:=IFERROR(IF(LEN(VLOOKUP([.$A19];[$Sheet1.$A$2:$Sheet1.$G$62];1;FALSE()))&gt;0;&quot;&quot;;&quot;&quot;);[.$A1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2</text:p>
          </table:table-cell>
          <table:table-cell table:formula="of:=IFERROR(IF(LEN(VLOOKUP([.$A20];[$Sheet1.$A$2:$Sheet1.$G$62];1;FALSE()))&gt;0;&quot;&quot;;&quot;&quot;);[.$A2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39-2</text:p>
          </table:table-cell>
          <table:table-cell table:formula="of:=IFERROR(IF(LEN(VLOOKUP([.$A21];[$Sheet1.$A$2:$Sheet1.$G$62];1;FALSE()))&gt;0;&quot;&quot;;&quot;&quot;);[.$A2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0</text:p>
          </table:table-cell>
          <table:table-cell table:formula="of:=IFERROR(IF(LEN(VLOOKUP([.$A22];[$Sheet1.$A$2:$Sheet1.$G$62];1;FALSE()))&gt;0;&quot;&quot;;&quot;&quot;);[.$A2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0</text:p>
          </table:table-cell>
          <table:table-cell table:formula="of:=IFERROR(IF(LEN(VLOOKUP([.$A23];[$Sheet1.$A$2:$Sheet1.$G$62];1;FALSE()))&gt;0;&quot;&quot;;&quot;&quot;);[.$A2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0</text:p>
          </table:table-cell>
          <table:table-cell table:formula="of:=IFERROR(IF(LEN(VLOOKUP([.$A24];[$Sheet1.$A$2:$Sheet1.$G$62];1;FALSE()))&gt;0;&quot;&quot;;&quot;&quot;);[.$A2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1</text:p>
          </table:table-cell>
          <table:table-cell table:formula="of:=IFERROR(IF(LEN(VLOOKUP([.$A25];[$Sheet1.$A$2:$Sheet1.$G$62];1;FALSE()))&gt;0;&quot;&quot;;&quot;&quot;);[.$A2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1</text:p>
          </table:table-cell>
          <table:table-cell table:formula="of:=IFERROR(IF(LEN(VLOOKUP([.$A26];[$Sheet1.$A$2:$Sheet1.$G$62];1;FALSE()))&gt;0;&quot;&quot;;&quot;&quot;);[.$A2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1</text:p>
          </table:table-cell>
          <table:table-cell table:formula="of:=IFERROR(IF(LEN(VLOOKUP([.$A27];[$Sheet1.$A$2:$Sheet1.$G$62];1;FALSE()))&gt;0;&quot;&quot;;&quot;&quot;);[.$A2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1</text:p>
          </table:table-cell>
          <table:table-cell table:formula="of:=IFERROR(IF(LEN(VLOOKUP([.$A28];[$Sheet1.$A$2:$Sheet1.$G$62];1;FALSE()))&gt;0;&quot;&quot;;&quot;&quot;);[.$A2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1</text:p>
          </table:table-cell>
          <table:table-cell table:formula="of:=IFERROR(IF(LEN(VLOOKUP([.$A29];[$Sheet1.$A$2:$Sheet1.$G$62];1;FALSE()))&gt;0;&quot;&quot;;&quot;&quot;);[.$A2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1</text:p>
          </table:table-cell>
          <table:table-cell table:formula="of:=IFERROR(IF(LEN(VLOOKUP([.$A30];[$Sheet1.$A$2:$Sheet1.$G$62];1;FALSE()))&gt;0;&quot;&quot;;&quot;&quot;);[.$A3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2</text:p>
          </table:table-cell>
          <table:table-cell table:formula="of:=IFERROR(IF(LEN(VLOOKUP([.$A31];[$Sheet1.$A$2:$Sheet1.$G$62];1;FALSE()))&gt;0;&quot;&quot;;&quot;&quot;);[.$A3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2</text:p>
          </table:table-cell>
          <table:table-cell table:formula="of:=IFERROR(IF(LEN(VLOOKUP([.$A32];[$Sheet1.$A$2:$Sheet1.$G$62];1;FALSE()))&gt;0;&quot;&quot;;&quot;&quot;);[.$A3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0-2</text:p>
          </table:table-cell>
          <table:table-cell table:formula="of:=IFERROR(IF(LEN(VLOOKUP([.$A33];[$Sheet1.$A$2:$Sheet1.$G$62];1;FALSE()))&gt;0;&quot;&quot;;&quot;&quot;);[.$A3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0</text:p>
          </table:table-cell>
          <table:table-cell table:formula="of:=IFERROR(IF(LEN(VLOOKUP([.$A34];[$Sheet1.$A$2:$Sheet1.$G$62];1;FALSE()))&gt;0;&quot;&quot;;&quot;&quot;);[.$A3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0</text:p>
          </table:table-cell>
          <table:table-cell table:formula="of:=IFERROR(IF(LEN(VLOOKUP([.$A35];[$Sheet1.$A$2:$Sheet1.$G$62];1;FALSE()))&gt;0;&quot;&quot;;&quot;&quot;);[.$A3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1</text:p>
          </table:table-cell>
          <table:table-cell table:formula="of:=IFERROR(IF(LEN(VLOOKUP([.$A36];[$Sheet1.$A$2:$Sheet1.$G$62];1;FALSE()))&gt;0;&quot;&quot;;&quot;&quot;);[.$A3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1</text:p>
          </table:table-cell>
          <table:table-cell table:formula="of:=IFERROR(IF(LEN(VLOOKUP([.$A37];[$Sheet1.$A$2:$Sheet1.$G$62];1;FALSE()))&gt;0;&quot;&quot;;&quot;&quot;);[.$A3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1</text:p>
          </table:table-cell>
          <table:table-cell table:formula="of:=IFERROR(IF(LEN(VLOOKUP([.$A38];[$Sheet1.$A$2:$Sheet1.$G$62];1;FALSE()))&gt;0;&quot;&quot;;&quot;&quot;);[.$A3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2</text:p>
          </table:table-cell>
          <table:table-cell table:formula="of:=IFERROR(IF(LEN(VLOOKUP([.$A39];[$Sheet1.$A$2:$Sheet1.$G$62];1;FALSE()))&gt;0;&quot;&quot;;&quot;&quot;);[.$A3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2</text:p>
          </table:table-cell>
          <table:table-cell table:formula="of:=IFERROR(IF(LEN(VLOOKUP([.$A40];[$Sheet1.$A$2:$Sheet1.$G$62];1;FALSE()))&gt;0;&quot;&quot;;&quot;&quot;);[.$A4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1-2</text:p>
          </table:table-cell>
          <table:table-cell table:formula="of:=IFERROR(IF(LEN(VLOOKUP([.$A41];[$Sheet1.$A$2:$Sheet1.$G$62];1;FALSE()))&gt;0;&quot;&quot;;&quot;&quot;);[.$A4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0</text:p>
          </table:table-cell>
          <table:table-cell table:formula="of:=IFERROR(IF(LEN(VLOOKUP([.$A42];[$Sheet1.$A$2:$Sheet1.$G$62];1;FALSE()))&gt;0;&quot;&quot;;&quot;&quot;);[.$A4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0</text:p>
          </table:table-cell>
          <table:table-cell table:formula="of:=IFERROR(IF(LEN(VLOOKUP([.$A43];[$Sheet1.$A$2:$Sheet1.$G$62];1;FALSE()))&gt;0;&quot;&quot;;&quot;&quot;);[.$A4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0</text:p>
          </table:table-cell>
          <table:table-cell table:formula="of:=IFERROR(IF(LEN(VLOOKUP([.$A44];[$Sheet1.$A$2:$Sheet1.$G$62];1;FALSE()))&gt;0;&quot;&quot;;&quot;&quot;);[.$A4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1</text:p>
          </table:table-cell>
          <table:table-cell table:formula="of:=IFERROR(IF(LEN(VLOOKUP([.$A45];[$Sheet1.$A$2:$Sheet1.$G$62];1;FALSE()))&gt;0;&quot;&quot;;&quot;&quot;);[.$A4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1</text:p>
          </table:table-cell>
          <table:table-cell table:formula="of:=IFERROR(IF(LEN(VLOOKUP([.$A46];[$Sheet1.$A$2:$Sheet1.$G$62];1;FALSE()))&gt;0;&quot;&quot;;&quot;&quot;);[.$A4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1</text:p>
          </table:table-cell>
          <table:table-cell table:formula="of:=IFERROR(IF(LEN(VLOOKUP([.$A47];[$Sheet1.$A$2:$Sheet1.$G$62];1;FALSE()))&gt;0;&quot;&quot;;&quot;&quot;);[.$A4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2</text:p>
          </table:table-cell>
          <table:table-cell table:formula="of:=IFERROR(IF(LEN(VLOOKUP([.$A48];[$Sheet1.$A$2:$Sheet1.$G$62];1;FALSE()))&gt;0;&quot;&quot;;&quot;&quot;);[.$A4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2</text:p>
          </table:table-cell>
          <table:table-cell table:formula="of:=IFERROR(IF(LEN(VLOOKUP([.$A49];[$Sheet1.$A$2:$Sheet1.$G$62];1;FALSE()))&gt;0;&quot;&quot;;&quot;&quot;);[.$A4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2-2</text:p>
          </table:table-cell>
          <table:table-cell table:formula="of:=IFERROR(IF(LEN(VLOOKUP([.$A50];[$Sheet1.$A$2:$Sheet1.$G$62];1;FALSE()))&gt;0;&quot;&quot;;&quot;&quot;);[.$A5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0</text:p>
          </table:table-cell>
          <table:table-cell table:formula="of:=IFERROR(IF(LEN(VLOOKUP([.$A51];[$Sheet1.$A$2:$Sheet1.$G$62];1;FALSE()))&gt;0;&quot;&quot;;&quot;&quot;);[.$A5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0</text:p>
          </table:table-cell>
          <table:table-cell table:formula="of:=IFERROR(IF(LEN(VLOOKUP([.$A52];[$Sheet1.$A$2:$Sheet1.$G$62];1;FALSE()))&gt;0;&quot;&quot;;&quot;&quot;);[.$A5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0</text:p>
          </table:table-cell>
          <table:table-cell table:formula="of:=IFERROR(IF(LEN(VLOOKUP([.$A53];[$Sheet1.$A$2:$Sheet1.$G$62];1;FALSE()))&gt;0;&quot;&quot;;&quot;&quot;);[.$A5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1</text:p>
          </table:table-cell>
          <table:table-cell table:formula="of:=IFERROR(IF(LEN(VLOOKUP([.$A54];[$Sheet1.$A$2:$Sheet1.$G$62];1;FALSE()))&gt;0;&quot;&quot;;&quot;&quot;);[.$A5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1</text:p>
          </table:table-cell>
          <table:table-cell table:formula="of:=IFERROR(IF(LEN(VLOOKUP([.$A55];[$Sheet1.$A$2:$Sheet1.$G$62];1;FALSE()))&gt;0;&quot;&quot;;&quot;&quot;);[.$A5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1</text:p>
          </table:table-cell>
          <table:table-cell table:formula="of:=IFERROR(IF(LEN(VLOOKUP([.$A56];[$Sheet1.$A$2:$Sheet1.$G$62];1;FALSE()))&gt;0;&quot;&quot;;&quot;&quot;);[.$A5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2</text:p>
          </table:table-cell>
          <table:table-cell table:formula="of:=IFERROR(IF(LEN(VLOOKUP([.$A57];[$Sheet1.$A$2:$Sheet1.$G$62];1;FALSE()))&gt;0;&quot;&quot;;&quot;&quot;);[.$A5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2</text:p>
          </table:table-cell>
          <table:table-cell table:formula="of:=IFERROR(IF(LEN(VLOOKUP([.$A58];[$Sheet1.$A$2:$Sheet1.$G$62];1;FALSE()))&gt;0;&quot;&quot;;&quot;&quot;);[.$A5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3-2</text:p>
          </table:table-cell>
          <table:table-cell table:formula="of:=IFERROR(IF(LEN(VLOOKUP([.$A59];[$Sheet1.$A$2:$Sheet1.$G$62];1;FALSE()))&gt;0;&quot;&quot;;&quot;&quot;);[.$A5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0</text:p>
          </table:table-cell>
          <table:table-cell table:formula="of:=IFERROR(IF(LEN(VLOOKUP([.$A60];[$Sheet1.$A$2:$Sheet1.$G$62];1;FALSE()))&gt;0;&quot;&quot;;&quot;&quot;);[.$A6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0</text:p>
          </table:table-cell>
          <table:table-cell table:formula="of:=IFERROR(IF(LEN(VLOOKUP([.$A61];[$Sheet1.$A$2:$Sheet1.$G$62];1;FALSE()))&gt;0;&quot;&quot;;&quot;&quot;);[.$A6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0</text:p>
          </table:table-cell>
          <table:table-cell table:formula="of:=IFERROR(IF(LEN(VLOOKUP([.$A62];[$Sheet1.$A$2:$Sheet1.$G$62];1;FALSE()))&gt;0;&quot;&quot;;&quot;&quot;);[.$A6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1</text:p>
          </table:table-cell>
          <table:table-cell table:formula="of:=IFERROR(IF(LEN(VLOOKUP([.$A63];[$Sheet1.$A$2:$Sheet1.$G$62];1;FALSE()))&gt;0;&quot;&quot;;&quot;&quot;);[.$A6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1</text:p>
          </table:table-cell>
          <table:table-cell table:formula="of:=IFERROR(IF(LEN(VLOOKUP([.$A64];[$Sheet1.$A$2:$Sheet1.$G$62];1;FALSE()))&gt;0;&quot;&quot;;&quot;&quot;);[.$A6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1</text:p>
          </table:table-cell>
          <table:table-cell table:formula="of:=IFERROR(IF(LEN(VLOOKUP([.$A65];[$Sheet1.$A$2:$Sheet1.$G$62];1;FALSE()))&gt;0;&quot;&quot;;&quot;&quot;);[.$A6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2</text:p>
          </table:table-cell>
          <table:table-cell table:formula="of:=IFERROR(IF(LEN(VLOOKUP([.$A66];[$Sheet1.$A$2:$Sheet1.$G$62];1;FALSE()))&gt;0;&quot;&quot;;&quot;&quot;);[.$A6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2</text:p>
          </table:table-cell>
          <table:table-cell table:formula="of:=IFERROR(IF(LEN(VLOOKUP([.$A67];[$Sheet1.$A$2:$Sheet1.$G$62];1;FALSE()))&gt;0;&quot;&quot;;&quot;&quot;);[.$A6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4-2</text:p>
          </table:table-cell>
          <table:table-cell table:formula="of:=IFERROR(IF(LEN(VLOOKUP([.$A68];[$Sheet1.$A$2:$Sheet1.$G$62];1;FALSE()))&gt;0;&quot;&quot;;&quot;&quot;);[.$A6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0</text:p>
          </table:table-cell>
          <table:table-cell table:formula="of:=IFERROR(IF(LEN(VLOOKUP([.$A69];[$Sheet1.$A$2:$Sheet1.$G$62];1;FALSE()))&gt;0;&quot;&quot;;&quot;&quot;);[.$A6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0</text:p>
          </table:table-cell>
          <table:table-cell table:formula="of:=IFERROR(IF(LEN(VLOOKUP([.$A70];[$Sheet1.$A$2:$Sheet1.$G$62];1;FALSE()))&gt;0;&quot;&quot;;&quot;&quot;);[.$A7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1</text:p>
          </table:table-cell>
          <table:table-cell table:formula="of:=IFERROR(IF(LEN(VLOOKUP([.$A71];[$Sheet1.$A$2:$Sheet1.$G$62];1;FALSE()))&gt;0;&quot;&quot;;&quot;&quot;);[.$A7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1</text:p>
          </table:table-cell>
          <table:table-cell table:formula="of:=IFERROR(IF(LEN(VLOOKUP([.$A72];[$Sheet1.$A$2:$Sheet1.$G$62];1;FALSE()))&gt;0;&quot;&quot;;&quot;&quot;);[.$A7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1</text:p>
          </table:table-cell>
          <table:table-cell table:formula="of:=IFERROR(IF(LEN(VLOOKUP([.$A73];[$Sheet1.$A$2:$Sheet1.$G$62];1;FALSE()))&gt;0;&quot;&quot;;&quot;&quot;);[.$A7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2</text:p>
          </table:table-cell>
          <table:table-cell table:formula="of:=IFERROR(IF(LEN(VLOOKUP([.$A74];[$Sheet1.$A$2:$Sheet1.$G$62];1;FALSE()))&gt;0;&quot;&quot;;&quot;&quot;);[.$A7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2</text:p>
          </table:table-cell>
          <table:table-cell table:formula="of:=IFERROR(IF(LEN(VLOOKUP([.$A75];[$Sheet1.$A$2:$Sheet1.$G$62];1;FALSE()))&gt;0;&quot;&quot;;&quot;&quot;);[.$A7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5-2</text:p>
          </table:table-cell>
          <table:table-cell table:formula="of:=IFERROR(IF(LEN(VLOOKUP([.$A76];[$Sheet1.$A$2:$Sheet1.$G$62];1;FALSE()))&gt;0;&quot;&quot;;&quot;&quot;);[.$A7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0</text:p>
          </table:table-cell>
          <table:table-cell table:formula="of:=IFERROR(IF(LEN(VLOOKUP([.$A77];[$Sheet1.$A$2:$Sheet1.$G$62];1;FALSE()))&gt;0;&quot;&quot;;&quot;&quot;);[.$A7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0</text:p>
          </table:table-cell>
          <table:table-cell table:formula="of:=IFERROR(IF(LEN(VLOOKUP([.$A78];[$Sheet1.$A$2:$Sheet1.$G$62];1;FALSE()))&gt;0;&quot;&quot;;&quot;&quot;);[.$A7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0</text:p>
          </table:table-cell>
          <table:table-cell table:formula="of:=IFERROR(IF(LEN(VLOOKUP([.$A79];[$Sheet1.$A$2:$Sheet1.$G$62];1;FALSE()))&gt;0;&quot;&quot;;&quot;&quot;);[.$A7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0</text:p>
          </table:table-cell>
          <table:table-cell table:formula="of:=IFERROR(IF(LEN(VLOOKUP([.$A80];[$Sheet1.$A$2:$Sheet1.$G$62];1;FALSE()))&gt;0;&quot;&quot;;&quot;&quot;);[.$A8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1</text:p>
          </table:table-cell>
          <table:table-cell table:formula="of:=IFERROR(IF(LEN(VLOOKUP([.$A81];[$Sheet1.$A$2:$Sheet1.$G$62];1;FALSE()))&gt;0;&quot;&quot;;&quot;&quot;);[.$A8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1</text:p>
          </table:table-cell>
          <table:table-cell table:formula="of:=IFERROR(IF(LEN(VLOOKUP([.$A82];[$Sheet1.$A$2:$Sheet1.$G$62];1;FALSE()))&gt;0;&quot;&quot;;&quot;&quot;);[.$A8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1</text:p>
          </table:table-cell>
          <table:table-cell table:formula="of:=IFERROR(IF(LEN(VLOOKUP([.$A83];[$Sheet1.$A$2:$Sheet1.$G$62];1;FALSE()))&gt;0;&quot;&quot;;&quot;&quot;);[.$A8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2</text:p>
          </table:table-cell>
          <table:table-cell table:formula="of:=IFERROR(IF(LEN(VLOOKUP([.$A84];[$Sheet1.$A$2:$Sheet1.$G$62];1;FALSE()))&gt;0;&quot;&quot;;&quot;&quot;);[.$A8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2</text:p>
          </table:table-cell>
          <table:table-cell table:formula="of:=IFERROR(IF(LEN(VLOOKUP([.$A85];[$Sheet1.$A$2:$Sheet1.$G$62];1;FALSE()))&gt;0;&quot;&quot;;&quot;&quot;);[.$A8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6-2</text:p>
          </table:table-cell>
          <table:table-cell table:formula="of:=IFERROR(IF(LEN(VLOOKUP([.$A86];[$Sheet1.$A$2:$Sheet1.$G$62];1;FALSE()))&gt;0;&quot;&quot;;&quot;&quot;);[.$A8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0</text:p>
          </table:table-cell>
          <table:table-cell table:formula="of:=IFERROR(IF(LEN(VLOOKUP([.$A87];[$Sheet1.$A$2:$Sheet1.$G$62];1;FALSE()))&gt;0;&quot;&quot;;&quot;&quot;);[.$A8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0</text:p>
          </table:table-cell>
          <table:table-cell table:formula="of:=IFERROR(IF(LEN(VLOOKUP([.$A88];[$Sheet1.$A$2:$Sheet1.$G$62];1;FALSE()))&gt;0;&quot;&quot;;&quot;&quot;);[.$A8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0</text:p>
          </table:table-cell>
          <table:table-cell table:formula="of:=IFERROR(IF(LEN(VLOOKUP([.$A89];[$Sheet1.$A$2:$Sheet1.$G$62];1;FALSE()))&gt;0;&quot;&quot;;&quot;&quot;);[.$A8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1</text:p>
          </table:table-cell>
          <table:table-cell table:formula="of:=IFERROR(IF(LEN(VLOOKUP([.$A90];[$Sheet1.$A$2:$Sheet1.$G$62];1;FALSE()))&gt;0;&quot;&quot;;&quot;&quot;);[.$A9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1</text:p>
          </table:table-cell>
          <table:table-cell table:formula="of:=IFERROR(IF(LEN(VLOOKUP([.$A91];[$Sheet1.$A$2:$Sheet1.$G$62];1;FALSE()))&gt;0;&quot;&quot;;&quot;&quot;);[.$A9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1</text:p>
          </table:table-cell>
          <table:table-cell table:formula="of:=IFERROR(IF(LEN(VLOOKUP([.$A92];[$Sheet1.$A$2:$Sheet1.$G$62];1;FALSE()))&gt;0;&quot;&quot;;&quot;&quot;);[.$A9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2</text:p>
          </table:table-cell>
          <table:table-cell table:formula="of:=IFERROR(IF(LEN(VLOOKUP([.$A93];[$Sheet1.$A$2:$Sheet1.$G$62];1;FALSE()))&gt;0;&quot;&quot;;&quot;&quot;);[.$A9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2</text:p>
          </table:table-cell>
          <table:table-cell table:formula="of:=IFERROR(IF(LEN(VLOOKUP([.$A94];[$Sheet1.$A$2:$Sheet1.$G$62];1;FALSE()))&gt;0;&quot;&quot;;&quot;&quot;);[.$A9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7-2</text:p>
          </table:table-cell>
          <table:table-cell table:formula="of:=IFERROR(IF(LEN(VLOOKUP([.$A95];[$Sheet1.$A$2:$Sheet1.$G$62];1;FALSE()))&gt;0;&quot;&quot;;&quot;&quot;);[.$A9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0</text:p>
          </table:table-cell>
          <table:table-cell table:formula="of:=IFERROR(IF(LEN(VLOOKUP([.$A96];[$Sheet1.$A$2:$Sheet1.$G$62];1;FALSE()))&gt;0;&quot;&quot;;&quot;&quot;);[.$A9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0</text:p>
          </table:table-cell>
          <table:table-cell table:formula="of:=IFERROR(IF(LEN(VLOOKUP([.$A97];[$Sheet1.$A$2:$Sheet1.$G$62];1;FALSE()))&gt;0;&quot;&quot;;&quot;&quot;);[.$A9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0</text:p>
          </table:table-cell>
          <table:table-cell table:formula="of:=IFERROR(IF(LEN(VLOOKUP([.$A98];[$Sheet1.$A$2:$Sheet1.$G$62];1;FALSE()))&gt;0;&quot;&quot;;&quot;&quot;);[.$A9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1</text:p>
          </table:table-cell>
          <table:table-cell table:formula="of:=IFERROR(IF(LEN(VLOOKUP([.$A99];[$Sheet1.$A$2:$Sheet1.$G$62];1;FALSE()))&gt;0;&quot;&quot;;&quot;&quot;);[.$A9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1</text:p>
          </table:table-cell>
          <table:table-cell table:formula="of:=IFERROR(IF(LEN(VLOOKUP([.$A100];[$Sheet1.$A$2:$Sheet1.$G$62];1;FALSE()))&gt;0;&quot;&quot;;&quot;&quot;);[.$A10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1</text:p>
          </table:table-cell>
          <table:table-cell table:formula="of:=IFERROR(IF(LEN(VLOOKUP([.$A101];[$Sheet1.$A$2:$Sheet1.$G$62];1;FALSE()))&gt;0;&quot;&quot;;&quot;&quot;);[.$A10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2</text:p>
          </table:table-cell>
          <table:table-cell table:formula="of:=IFERROR(IF(LEN(VLOOKUP([.$A102];[$Sheet1.$A$2:$Sheet1.$G$62];1;FALSE()))&gt;0;&quot;&quot;;&quot;&quot;);[.$A10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2</text:p>
          </table:table-cell>
          <table:table-cell table:formula="of:=IFERROR(IF(LEN(VLOOKUP([.$A103];[$Sheet1.$A$2:$Sheet1.$G$62];1;FALSE()))&gt;0;&quot;&quot;;&quot;&quot;);[.$A10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8-2</text:p>
          </table:table-cell>
          <table:table-cell table:formula="of:=IFERROR(IF(LEN(VLOOKUP([.$A104];[$Sheet1.$A$2:$Sheet1.$G$62];1;FALSE()))&gt;0;&quot;&quot;;&quot;&quot;);[.$A10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0</text:p>
          </table:table-cell>
          <table:table-cell table:formula="of:=IFERROR(IF(LEN(VLOOKUP([.$A105];[$Sheet1.$A$2:$Sheet1.$G$62];1;FALSE()))&gt;0;&quot;&quot;;&quot;&quot;);[.$A10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0</text:p>
          </table:table-cell>
          <table:table-cell table:formula="of:=IFERROR(IF(LEN(VLOOKUP([.$A106];[$Sheet1.$A$2:$Sheet1.$G$62];1;FALSE()))&gt;0;&quot;&quot;;&quot;&quot;);[.$A10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0</text:p>
          </table:table-cell>
          <table:table-cell table:formula="of:=IFERROR(IF(LEN(VLOOKUP([.$A107];[$Sheet1.$A$2:$Sheet1.$G$62];1;FALSE()))&gt;0;&quot;&quot;;&quot;&quot;);[.$A10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1</text:p>
          </table:table-cell>
          <table:table-cell table:formula="of:=IFERROR(IF(LEN(VLOOKUP([.$A108];[$Sheet1.$A$2:$Sheet1.$G$62];1;FALSE()))&gt;0;&quot;&quot;;&quot;&quot;);[.$A10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1</text:p>
          </table:table-cell>
          <table:table-cell table:formula="of:=IFERROR(IF(LEN(VLOOKUP([.$A109];[$Sheet1.$A$2:$Sheet1.$G$62];1;FALSE()))&gt;0;&quot;&quot;;&quot;&quot;);[.$A10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1</text:p>
          </table:table-cell>
          <table:table-cell table:formula="of:=IFERROR(IF(LEN(VLOOKUP([.$A110];[$Sheet1.$A$2:$Sheet1.$G$62];1;FALSE()))&gt;0;&quot;&quot;;&quot;&quot;);[.$A11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2</text:p>
          </table:table-cell>
          <table:table-cell table:formula="of:=IFERROR(IF(LEN(VLOOKUP([.$A111];[$Sheet1.$A$2:$Sheet1.$G$62];1;FALSE()))&gt;0;&quot;&quot;;&quot;&quot;);[.$A11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2</text:p>
          </table:table-cell>
          <table:table-cell table:formula="of:=IFERROR(IF(LEN(VLOOKUP([.$A112];[$Sheet1.$A$2:$Sheet1.$G$62];1;FALSE()))&gt;0;&quot;&quot;;&quot;&quot;);[.$A11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49-2</text:p>
          </table:table-cell>
          <table:table-cell table:formula="of:=IFERROR(IF(LEN(VLOOKUP([.$A113];[$Sheet1.$A$2:$Sheet1.$G$62];1;FALSE()))&gt;0;&quot;&quot;;&quot;&quot;);[.$A11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0</text:p>
          </table:table-cell>
          <table:table-cell table:formula="of:=IFERROR(IF(LEN(VLOOKUP([.$A114];[$Sheet1.$A$2:$Sheet1.$G$62];1;FALSE()))&gt;0;&quot;&quot;;&quot;&quot;);[.$A114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0</text:p>
          </table:table-cell>
          <table:table-cell table:formula="of:=IFERROR(IF(LEN(VLOOKUP([.$A115];[$Sheet1.$A$2:$Sheet1.$G$62];1;FALSE()))&gt;0;&quot;&quot;;&quot;&quot;);[.$A115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0</text:p>
          </table:table-cell>
          <table:table-cell table:formula="of:=IFERROR(IF(LEN(VLOOKUP([.$A116];[$Sheet1.$A$2:$Sheet1.$G$62];1;FALSE()))&gt;0;&quot;&quot;;&quot;&quot;);[.$A116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1</text:p>
          </table:table-cell>
          <table:table-cell table:formula="of:=IFERROR(IF(LEN(VLOOKUP([.$A117];[$Sheet1.$A$2:$Sheet1.$G$62];1;FALSE()))&gt;0;&quot;&quot;;&quot;&quot;);[.$A117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1</text:p>
          </table:table-cell>
          <table:table-cell table:formula="of:=IFERROR(IF(LEN(VLOOKUP([.$A118];[$Sheet1.$A$2:$Sheet1.$G$62];1;FALSE()))&gt;0;&quot;&quot;;&quot;&quot;);[.$A118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1</text:p>
          </table:table-cell>
          <table:table-cell table:formula="of:=IFERROR(IF(LEN(VLOOKUP([.$A119];[$Sheet1.$A$2:$Sheet1.$G$62];1;FALSE()))&gt;0;&quot;&quot;;&quot;&quot;);[.$A119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2</text:p>
          </table:table-cell>
          <table:table-cell table:formula="of:=IFERROR(IF(LEN(VLOOKUP([.$A120];[$Sheet1.$A$2:$Sheet1.$G$62];1;FALSE()))&gt;0;&quot;&quot;;&quot;&quot;);[.$A120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2</text:p>
          </table:table-cell>
          <table:table-cell table:formula="of:=IFERROR(IF(LEN(VLOOKUP([.$A121];[$Sheet1.$A$2:$Sheet1.$G$62];1;FALSE()))&gt;0;&quot;&quot;;&quot;&quot;);[.$A121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2</text:p>
          </table:table-cell>
          <table:table-cell table:formula="of:=IFERROR(IF(LEN(VLOOKUP([.$A122];[$Sheet1.$A$2:$Sheet1.$G$62];1;FALSE()))&gt;0;&quot;&quot;;&quot;&quot;);[.$A122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2</text:p>
          </table:table-cell>
          <table:table-cell table:formula="of:=IFERROR(IF(LEN(VLOOKUP([.$A123];[$Sheet1.$A$2:$Sheet1.$G$62];1;FALSE()))&gt;0;&quot;&quot;;&quot;&quot;);[.$A123]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ls050-2</text:p>
          </table:table-cell>
          <table:table-cell table:formula="of:=IFERROR(IF(LEN(VLOOKUP([.$A124];[$Sheet1.$A$2:$Sheet1.$G$62];1;FALSE()))&gt;0;&quot;&quot;;&quot;&quot;);[.$A124])">
            <text:p/>
          </table:table-cell>
          <table:table-cell table:number-columns-repeated="4"/>
        </table:table-row>
        <table:table-row table:style-name="ro3" table:number-rows-repeated="7"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formula="of:=3600+60*[.$D132]+[.$E132]+9" office:value-type="float" office:value="6761" calcext:value-type="float">
            <text:p>6761</text:p>
          </table:table-cell>
        </table:table-row>
      </table:table>
      <table:table table:name="StanzaNLP" table:style-name="ta1">
        <table:table-column table:style-name="co17" table:number-columns-repeated="2" table:default-cell-style-name="Default"/>
        <table:table-column table:style-name="co26" table:default-cell-style-name="Default"/>
        <table:table-column table:style-name="co17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 calcext:value-type="string">
            <text:p>sugPap-01A</text:p>
          </table:table-cell>
          <table:table-cell office:value-type="string" calcext:value-type="string">
            <text:p>A-taxonomy-of-surprise-definitions_2022_Journal-of-Mathematical-Psychology (A).txt</text:p>
          </table:table-cell>
          <table:table-cell/>
          <table:table-cell table:formula="of:=CONCATENATE(&quot;python3 &quot;&quot;/mnt/d/Documents/FEP-AI/Active Inference Podcast/StanzaNLP.py&quot;&quot; &quot;;[.$A3];&quot; &quot;&quot;&quot;;[.$B3];&quot;&quot;&quot; | tee &quot;;[.$A3];&quot;_stanza.json &amp;&quot;)" office:value-type="string" office:string-value="python3 &quot;/mnt/d/Documents/FEP-AI/Active Inference Podcast/StanzaNLP.py&quot; sugPap-01A &quot;A-taxonomy-of-surprise-definitions_2022_Journal-of-Mathematical-Psychology (A).txt&quot; | tee sugPap-01A_stanza.json &amp;" calcext:value-type="string">
            <text:p>python3 "/mnt/d/Documents/FEP-AI/Active Inference Podcast/StanzaNLP.py" sugPap-01A "A-taxonomy-of-surprise-definitions_2022_Journal-of-Mathematical-Psychology (A).txt" | tee sugPap-01A_stanza.json &amp;</text:p>
          </table:table-cell>
        </table:table-row>
        <table:table-row table:style-name="ro3">
          <table:table-cell office:value-type="string" calcext:value-type="string">
            <text:p>sugPap-01B</text:p>
          </table:table-cell>
          <table:table-cell office:value-type="string" calcext:value-type="string">
            <text:p>A-taxonomy-of-surprise-definitions_2022_Journal-of-Mathematical-Psychology (B).txt</text:p>
          </table:table-cell>
          <table:table-cell/>
          <table:table-cell table:formula="of:=CONCATENATE(&quot;python3 &quot;&quot;/mnt/d/Documents/FEP-AI/Active Inference Podcast/StanzaNLP.py&quot;&quot; &quot;;[.$A4];&quot; &quot;&quot;&quot;;[.$B4];&quot;&quot;&quot; | tee &quot;;[.$A4];&quot;_stanza.json &amp;&quot;)" office:value-type="string" office:string-value="python3 &quot;/mnt/d/Documents/FEP-AI/Active Inference Podcast/StanzaNLP.py&quot; sugPap-01B &quot;A-taxonomy-of-surprise-definitions_2022_Journal-of-Mathematical-Psychology (B).txt&quot; | tee sugPap-01B_stanza.json &amp;" calcext:value-type="string">
            <text:p>python3 "/mnt/d/Documents/FEP-AI/Active Inference Podcast/StanzaNLP.py" sugPap-01B "A-taxonomy-of-surprise-definitions_2022_Journal-of-Mathematical-Psychology (B).txt" | tee sugPap-01B_stanza.json &amp;</text:p>
          </table:table-cell>
        </table:table-row>
        <table:table-row table:style-name="ro3">
          <table:table-cell office:value-type="string" calcext:value-type="string">
            <text:p>sugPap-02</text:p>
          </table:table-cell>
          <table:table-cell office:value-type="string" calcext:value-type="string">
            <text:p>Friston (2022) But not too simple(2201.06387.txt</text:p>
          </table:table-cell>
          <table:table-cell/>
          <table:table-cell table:formula="of:=CONCATENATE(&quot;python3 &quot;&quot;/mnt/d/Documents/FEP-AI/Active Inference Podcast/StanzaNLP.py&quot;&quot; &quot;;[.$A5];&quot; &quot;&quot;&quot;;[.$B5];&quot;&quot;&quot; | tee &quot;;[.$A5];&quot;_stanza.json &amp;&quot;)" office:value-type="string" office:string-value="python3 &quot;/mnt/d/Documents/FEP-AI/Active Inference Podcast/StanzaNLP.py&quot; sugPap-02 &quot;Friston (2022) But not too simple(2201.06387.txt&quot; | tee sugPap-02_stanza.json &amp;" calcext:value-type="string">
            <text:p>python3 "/mnt/d/Documents/FEP-AI/Active Inference Podcast/StanzaNLP.py" sugPap-02 "Friston (2022) But not too simple(2201.06387.txt" | tee sugPap-02_stanza.json &amp;</text:p>
          </table:table-cell>
        </table:table-row>
        <table:table-row table:style-name="ro3">
          <table:table-cell office:value-type="string" calcext:value-type="string">
            <text:p>sugPap-03</text:p>
          </table:table-cell>
          <table:table-cell office:value-type="string" calcext:value-type="string">
            <text:p>Isomura, Takuya; Hideaki Shimazaki; Karl J. Friston (2022) Canonical neural networks perform active inference(s42003-021-02994-2.txt</text:p>
          </table:table-cell>
          <table:table-cell/>
          <table:table-cell table:formula="of:=CONCATENATE(&quot;python3 &quot;&quot;/mnt/d/Documents/FEP-AI/Active Inference Podcast/StanzaNLP.py&quot;&quot; &quot;;[.$A6];&quot; &quot;&quot;&quot;;[.$B6];&quot;&quot;&quot; | tee &quot;;[.$A6];&quot;_stanza.json &amp;&quot;)" office:value-type="string" office:string-value="python3 &quot;/mnt/d/Documents/FEP-AI/Active Inference Podcast/StanzaNLP.py&quot; sugPap-03 &quot;Isomura, Takuya; Hideaki Shimazaki; Karl J. Friston (2022) Canonical neural networks perform active inference(s42003-021-02994-2.txt&quot; | tee sugPap-03_stanza.json &amp;" calcext:value-type="string">
            <text:p>python3 "/mnt/d/Documents/FEP-AI/Active Inference Podcast/StanzaNLP.py" sugPap-03 "Isomura, Takuya; Hideaki Shimazaki; Karl J. Friston (2022) Canonical neural networks perform active inference(s42003-021-02994-2.txt" | tee sugPap-03_stanza.json &amp;</text:p>
          </table:table-cell>
        </table:table-row>
        <table:table-row table:style-name="ro3">
          <table:table-cell office:value-type="string" calcext:value-type="string">
            <text:p>sugPap-04</text:p>
          </table:table-cell>
          <table:table-cell office:value-type="string" calcext:value-type="string">
            <text:p>Panksepp, Jaak; Lane, Richard D.; Solms, Mark; Smith, Ryan_2016_Reconciling cognitive and affective neuroscience perspectives on the brain basis of emotional experience(j.neubiorev.2016.09.010.txt</text:p>
          </table:table-cell>
          <table:table-cell/>
          <table:table-cell table:formula="of:=CONCATENATE(&quot;python3 &quot;&quot;/mnt/d/Documents/FEP-AI/Active Inference Podcast/StanzaNLP.py&quot;&quot; &quot;;[.$A7];&quot; &quot;&quot;&quot;;[.$B7];&quot;&quot;&quot; | tee &quot;;[.$A7];&quot;_stanza.json &amp;&quot;)" office:value-type="string" office:string-value="python3 &quot;/mnt/d/Documents/FEP-AI/Active Inference Podcast/StanzaNLP.py&quot; sugPap-04 &quot;Panksepp, Jaak; Lane, Richard D.; Solms, Mark; Smith, Ryan_2016_Reconciling cognitive and affective neuroscience perspectives on the brain basis of emotional experience(j.neubiorev.2016.09.010.txt&quot; | tee sugPap-04_stanza.json &amp;" calcext:value-type="string">
            <text:p>python3 "/mnt/d/Documents/FEP-AI/Active Inference Podcast/StanzaNLP.py" sugPap-04 "Panksepp, Jaak; Lane, Richard D.; Solms, Mark; Smith, Ryan_2016_Reconciling cognitive and affective neuroscience perspectives on the brain basis of emotional experience(j.neubiorev.2016.09.010.txt" | tee sugPap-04_stanza.json &amp;</text:p>
          </table:table-cell>
        </table:table-row>
        <table:table-row table:style-name="ro3">
          <table:table-cell office:value-type="string" calcext:value-type="string">
            <text:p>sugPap-05</text:p>
          </table:table-cell>
          <table:table-cell office:value-type="string" calcext:value-type="string">
            <text:p>Pezzulo The evolution of brain architectures for predictive coding and active inference.txt</text:p>
          </table:table-cell>
          <table:table-cell/>
          <table:table-cell table:formula="of:=CONCATENATE(&quot;python3 &quot;&quot;/mnt/d/Documents/FEP-AI/Active Inference Podcast/StanzaNLP.py&quot;&quot; &quot;;[.$A8];&quot; &quot;&quot;&quot;;[.$B8];&quot;&quot;&quot; | tee &quot;;[.$A8];&quot;_stanza.json &amp;&quot;)" office:value-type="string" office:string-value="python3 &quot;/mnt/d/Documents/FEP-AI/Active Inference Podcast/StanzaNLP.py&quot; sugPap-05 &quot;Pezzulo The evolution of brain architectures for predictive coding and active inference.txt&quot; | tee sugPap-05_stanza.json &amp;" calcext:value-type="string">
            <text:p>python3 "/mnt/d/Documents/FEP-AI/Active Inference Podcast/StanzaNLP.py" sugPap-05 "Pezzulo The evolution of brain architectures for predictive coding and active inference.txt" | tee sugPap-05_stanza.json &amp;</text:p>
          </table:table-cell>
        </table:table-row>
        <table:table-row table:style-name="ro3">
          <table:table-cell office:value-type="string" calcext:value-type="string">
            <text:p>sugPap-06</text:p>
          </table:table-cell>
          <table:table-cell office:value-type="string" calcext:value-type="string">
            <text:p>Ramstead, Maxwell J. D.; Dalton A. R. Sakthivadivel; Conor Heins; Magnus Koudahl; Beren Millidge; Lancelot Da Costa; Brennan Klein; Karl J. Friston (2022) On Bayesian Mechanics - A Physics of and by Beliefs(2205.11543.txt</text:p>
          </table:table-cell>
          <table:table-cell/>
          <table:table-cell table:formula="of:=CONCATENATE(&quot;python3 &quot;&quot;/mnt/d/Documents/FEP-AI/Active Inference Podcast/StanzaNLP.py&quot;&quot; &quot;;[.$A9];&quot; &quot;&quot;&quot;;[.$B9];&quot;&quot;&quot; | tee &quot;;[.$A9];&quot;_stanza.json &amp;&quot;)" office:value-type="string" office:string-value="python3 &quot;/mnt/d/Documents/FEP-AI/Active Inference Podcast/StanzaNLP.py&quot; sugPap-06 &quot;Ramstead, Maxwell J. D.; Dalton A. R. Sakthivadivel; Conor Heins; Magnus Koudahl; Beren Millidge; Lancelot Da Costa; Brennan Klein; Karl J. Friston (2022) On Bayesian Mechanics - A Physics of and by Beliefs(2205.11543.txt&quot; | tee sugPap-06_stanza.json &amp;" calcext:value-type="string">
            <text:p>python3 "/mnt/d/Documents/FEP-AI/Active Inference Podcast/StanzaNLP.py" sugPap-06 "Ramstead, Maxwell J. D.; Dalton A. R. Sakthivadivel; Conor Heins; Magnus Koudahl; Beren Millidge; Lancelot Da Costa; Brennan Klein; Karl J. Friston (2022) On Bayesian Mechanics - A Physics of and by Beliefs(2205.11543.txt" | tee sugPap-06_stanza.json &amp;</text:p>
          </table:table-cell>
        </table:table-row>
        <table:table-row table:style-name="ro3">
          <table:table-cell office:value-type="string" calcext:value-type="string">
            <text:p>sugPap-07</text:p>
          </table:table-cell>
          <table:table-cell office:value-type="string" calcext:value-type="string">
            <text:p>Rao, Rajesh PN; Ballard, Dana.H_1999_Predictive Coding in the Visual Cortex - A functional interpretation(nn.txt</text:p>
          </table:table-cell>
          <table:table-cell/>
          <table:table-cell table:formula="of:=CONCATENATE(&quot;python3 &quot;&quot;/mnt/d/Documents/FEP-AI/Active Inference Podcast/StanzaNLP.py&quot;&quot; &quot;;[.$A10];&quot; &quot;&quot;&quot;;[.$B10];&quot;&quot;&quot; | tee &quot;;[.$A10];&quot;_stanza.json &amp;&quot;)" office:value-type="string" office:string-value="python3 &quot;/mnt/d/Documents/FEP-AI/Active Inference Podcast/StanzaNLP.py&quot; sugPap-07 &quot;Rao, Rajesh PN; Ballard, Dana.H_1999_Predictive Coding in the Visual Cortex - A functional interpretation(nn.txt&quot; | tee sugPap-07_stanza.json &amp;" calcext:value-type="string">
            <text:p>python3 "/mnt/d/Documents/FEP-AI/Active Inference Podcast/StanzaNLP.py" sugPap-07 "Rao, Rajesh PN; Ballard, Dana.H_1999_Predictive Coding in the Visual Cortex - A functional interpretation(nn.txt" | tee sugPap-07_stanza.json &amp;</text:p>
          </table:table-cell>
        </table:table-row>
        <table:table-row table:style-name="ro3">
          <table:table-cell office:value-type="string" calcext:value-type="string">
            <text:p>sugPap-08</text:p>
          </table:table-cell>
          <table:table-cell office:value-type="string" calcext:value-type="string">
            <text:p>Sakthivadivel, Dalton A R (2022) A Worked Example of the Bayesian Mechanics of Classical Objects(2206.12996.txt</text:p>
          </table:table-cell>
          <table:table-cell/>
          <table:table-cell table:formula="of:=CONCATENATE(&quot;python3 &quot;&quot;/mnt/d/Documents/FEP-AI/Active Inference Podcast/StanzaNLP.py&quot;&quot; &quot;;[.$A11];&quot; &quot;&quot;&quot;;[.$B11];&quot;&quot;&quot; | tee &quot;;[.$A11];&quot;_stanza.json &amp;&quot;)" office:value-type="string" office:string-value="python3 &quot;/mnt/d/Documents/FEP-AI/Active Inference Podcast/StanzaNLP.py&quot; sugPap-08 &quot;Sakthivadivel, Dalton A R (2022) A Worked Example of the Bayesian Mechanics of Classical Objects(2206.12996.txt&quot; | tee sugPap-08_stanza.json &amp;" calcext:value-type="string">
            <text:p>python3 "/mnt/d/Documents/FEP-AI/Active Inference Podcast/StanzaNLP.py" sugPap-08 "Sakthivadivel, Dalton A R (2022) A Worked Example of the Bayesian Mechanics of Classical Objects(2206.12996.txt" | tee sugPap-08_stanza.json &amp;</text:p>
          </table:table-cell>
        </table:table-row>
        <table:table-row table:style-name="ro3">
          <table:table-cell office:value-type="string" calcext:value-type="string">
            <text:p>sugPap-09</text:p>
          </table:table-cell>
          <table:table-cell office:value-type="string" calcext:value-type="string">
            <text:p>Sakthivadivel, Dalton AR (2022) Towards a geometry and analysis for Bayesian mechanics(2204.11900.txt</text:p>
          </table:table-cell>
          <table:table-cell/>
          <table:table-cell table:formula="of:=CONCATENATE(&quot;python3 &quot;&quot;/mnt/d/Documents/FEP-AI/Active Inference Podcast/StanzaNLP.py&quot;&quot; &quot;;[.$A12];&quot; &quot;&quot;&quot;;[.$B12];&quot;&quot;&quot; | tee &quot;;[.$A12];&quot;_stanza.json &amp;&quot;)" office:value-type="string" office:string-value="python3 &quot;/mnt/d/Documents/FEP-AI/Active Inference Podcast/StanzaNLP.py&quot; sugPap-09 &quot;Sakthivadivel, Dalton AR (2022) Towards a geometry and analysis for Bayesian mechanics(2204.11900.txt&quot; | tee sugPap-09_stanza.json &amp;" calcext:value-type="string">
            <text:p>python3 "/mnt/d/Documents/FEP-AI/Active Inference Podcast/StanzaNLP.py" sugPap-09 "Sakthivadivel, Dalton AR (2022) Towards a geometry and analysis for Bayesian mechanics(2204.11900.txt" | tee sugPap-09_stanza.json &amp;</text:p>
          </table:table-cell>
        </table:table-row>
        <table:table-row table:style-name="ro3">
          <table:table-cell office:value-type="string" calcext:value-type="string">
            <text:p>sugPap-10</text:p>
          </table:table-cell>
          <table:table-cell office:value-type="string" calcext:value-type="string">
            <text:p>Whyte, C; Jakob Hohwy; Ryan Smith (2022) An active inference model of conscious access(1-s2.0-S2665945X22000092-main.txt</text:p>
          </table:table-cell>
          <table:table-cell/>
          <table:table-cell table:formula="of:=CONCATENATE(&quot;python3 &quot;&quot;/mnt/d/Documents/FEP-AI/Active Inference Podcast/StanzaNLP.py&quot;&quot; &quot;;[.$A13];&quot; &quot;&quot;&quot;;[.$B13];&quot;&quot;&quot; | tee &quot;;[.$A13];&quot;_stanza.json &amp;&quot;)" office:value-type="string" office:string-value="python3 &quot;/mnt/d/Documents/FEP-AI/Active Inference Podcast/StanzaNLP.py&quot; sugPap-10 &quot;Whyte, C; Jakob Hohwy; Ryan Smith (2022) An active inference model of conscious access(1-s2.0-S2665945X22000092-main.txt&quot; | tee sugPap-10_stanza.json &amp;" calcext:value-type="string">
            <text:p>python3 "/mnt/d/Documents/FEP-AI/Active Inference Podcast/StanzaNLP.py" sugPap-10 "Whyte, C; Jakob Hohwy; Ryan Smith (2022) An active inference model of conscious access(1-s2.0-S2665945X22000092-main.txt" | tee sugPap-10_stanza.json &amp;</text:p>
          </table:table-cell>
        </table:table-row>
        <table:table-row table:style-name="ro3">
          <table:table-cell office:value-type="string" calcext:value-type="string">
            <text:p>sugPap-11</text:p>
          </table:table-cell>
          <table:table-cell table:formula="of:=MID([.$G14];40;99)"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sugPap-12</text:p>
          </table:table-cell>
          <table:table-cell table:formula="of:=MID([.$G15];40;99)"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sugPap-13</text:p>
          </table:table-cell>
          <table:table-cell table:formula="of:=MID([.$G16];40;99)"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sugPap-14</text:p>
          </table:table-cell>
          <table:table-cell table:formula="of:=MID([.$G17];40;99)"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sugPap-15</text:p>
          </table:table-cell>
          <table:table-cell table:formula="of:=MID([.$G18];40;99)">
            <text:p/>
          </table:table-cell>
          <table:table-cell table:number-columns-repeated="2"/>
        </table:table-row>
      </table:table>
      <table:table table:name="Mindscape" table:style-name="ta1">
        <table:table-column table:style-name="co27" table:default-cell-style-name="Default"/>
        <table:table-column table:style-name="co28" table:default-cell-style-name="ce111"/>
        <table:table-column table:style-name="co29" table:default-cell-style-name="Default"/>
        <table:table-column table:style-name="co19" table:visibility="collapse" table:number-columns-repeated="14" table:default-cell-style-name="Default"/>
        <table:table-column table:style-name="co30" table:number-columns-repeated="2" table:default-cell-style-name="ce47"/>
        <table:table-column table:style-name="co17" table:number-columns-repeated="11" table:default-cell-style-name="Default"/>
        <table:table-column table:style-name="co19" table:number-columns-repeated="2" table:default-cell-style-name="Default"/>
        <table:table-column table:style-name="co17" table:number-columns-repeated="16352" table:default-cell-style-name="Default"/>
        <table:table-row table:style-name="ro1">
          <table:table-cell table:style-name="ce82" office:value-type="string" calcext:value-type="string">
            <text:p>videoLabel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videoIDName</text:p>
          </table:table-cell>
          <table:table-cell table:style-name="ce47" office:value-type="string" calcext:value-type="string">
            <text:p>speakerCount</text:p>
          </table:table-cell>
          <table:table-cell table:style-name="ce47" office:value-type="string" calcext:value-type="string">
            <text:p>speakerATurns</text:p>
          </table:table-cell>
          <table:table-cell table:style-name="ce47" office:value-type="string" calcext:value-type="string">
            <text:p>speakerBTurns</text:p>
          </table:table-cell>
          <table:table-cell table:style-name="ce47" office:value-type="string" calcext:value-type="string">
            <text:p>speakerCTurns</text:p>
          </table:table-cell>
          <table:table-cell table:style-name="ce47" office:value-type="string" calcext:value-type="string">
            <text:p>speakerDTurns</text:p>
          </table:table-cell>
          <table:table-cell table:style-name="ce47" office:value-type="string" calcext:value-type="string">
            <text:p>speakerETurns</text:p>
          </table:table-cell>
          <table:table-cell table:style-name="ce47" office:value-type="string" calcext:value-type="string">
            <text:p>speakerFTurns</text:p>
          </table:table-cell>
          <table:table-cell table:style-name="ce47" office:value-type="string" calcext:value-type="string">
            <text:p>speakerGTurns</text:p>
          </table:table-cell>
          <table:table-cell table:style-name="ce47" office:value-type="string" calcext:value-type="string">
            <text:p>speakerHTurns</text:p>
          </table:table-cell>
          <table:table-cell table:style-name="ce47" office:value-type="string" calcext:value-type="string">
            <text:p>speakerITurns</text:p>
          </table:table-cell>
          <table:table-cell table:style-name="ce47" office:value-type="string" calcext:value-type="string">
            <text:p>speakerJTurns</text:p>
          </table:table-cell>
          <table:table-cell table:style-name="ce47" office:value-type="string" calcext:value-type="string">
            <text:p>speakerKTurns</text:p>
          </table:table-cell>
          <table:table-cell table:style-name="ce47"/>
          <table:table-cell table:style-name="ce47" office:value-type="string" calcext:value-type="string">
            <text:p>YouTube SRT to CSV</text:p>
          </table:table-cell>
          <table:table-cell table:style-name="ce87" office:value-type="string" calcext:value-type="string">
            <text:p>SubmitToCloudWhisper (online)</text:p>
          </table:table-cell>
          <table:table-cell table:style-name="ce87" office:value-type="string" calcext:value-type="string">
            <text:p>sentencesToTranscripts.py (locally executed)</text:p>
          </table:table-cell>
          <table:table-cell table:style-name="ce47" office:value-type="string" calcext:value-type="string">
            <text:p>StanzNLP</text:p>
          </table:table-cell>
          <table:table-cell table:style-name="ce87" office:value-type="string" calcext:value-type="string">
            <text:p>Video file name in YouTube</text:p>
          </table:table-cell>
          <table:table-cell table:style-name="ce47" table:number-columns-repeated="14"/>
          <table:table-cell table:number-columns-repeated="16349"/>
        </table:table-row>
        <table:table-row table:style-name="ro3">
          <table:table-cell/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>
          <table:table-cell office:value-type="string" calcext:value-type="string">
            <text:p>ms203</text:p>
          </table:table-cell>
          <table:table-cell office:value-type="date" office:date-value="2022-07-11" calcext:value-type="date">
            <text:p>2022-07-11</text:p>
          </table:table-cell>
          <table:table-cell office:value-type="string" calcext:value-type="string">
            <text:p>203 <text:s/>N.J. Enfield on Why Language is Good for Lawyers and Not Scientists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3];&quot;&quot;&quot; &quot;&quot;http://crisiscenter.us/Mindscape&quot;&quot; &quot;&quot;&quot;;SUBSTITUTE([.$C3];&quot;#&quot;;&quot;&quot;);&quot;&quot;&quot; | tee &quot;;[.$A3];&quot;_m4a_transcribe.json &amp;&quot;)" office:value-type="string" office:string-value="python3 &quot;/mnt/d/Documents/FEP-AI/Active Inference Podcast/SubmitToCloudWhisper_textbook.py&quot; &quot;ms203&quot; &quot;http://crisiscenter.us/Mindscape&quot; &quot;203  N.J. Enfield on Why Language is Good for Lawyers and Not Scientists.mp3&quot; | tee ms203_m4a_transcribe.json &amp;" calcext:value-type="string">
            <text:p>python3 "/mnt/d/Documents/FEP-AI/Active Inference Podcast/SubmitToCloudWhisper_textbook.py" "ms203" "http://crisiscenter.us/Mindscape" "203 <text:s/>N.J. Enfield on Why Language is Good for Lawyers and Not Scientists.mp3" | tee ms203_m4a_transcribe.json &amp;</text:p>
          </table:table-cell>
          <table:table-cell table:formula="of:=CONCATENATE(&quot;python3 &quot;&quot;/mnt/d/Documents/FEP-AI/Active Inference Podcast/sentencesToTranscripts.py&quot;&quot; &quot;&quot;&quot;;[.$A3];&quot;&quot;&quot; &quot;&quot;.&quot;&quot; &quot;&quot;&quot;;[.$A3];&quot;_&quot;;[.$C3];&quot;.sentences.csv&quot;&quot; | tee &quot;;[.$A3];&quot;.m4a_transcript.json &amp;&quot;)" office:value-type="string" office:string-value="python3 &quot;/mnt/d/Documents/FEP-AI/Active Inference Podcast/sentencesToTranscripts.py&quot; &quot;ms203&quot; &quot;.&quot; &quot;ms203_203  N.J. Enfield on Why Language is Good for Lawyers and Not Scientists.mp3.sentences.csv&quot; | tee ms203.m4a_transcript.json &amp;" calcext:value-type="string">
            <text:p>python3 "/mnt/d/Documents/FEP-AI/Active Inference Podcast/sentencesToTranscripts.py" "ms203" "." "ms203_203 <text:s/>N.J. Enfield on Why Language is Good for Lawyers and Not Scientists.mp3.sentences.csv" | tee ms203.m4a_transcript.json &amp;</text:p>
          </table:table-cell>
          <table:table-cell table:style-name="ce47" table:number-columns-repeated="2"/>
          <table:table-cell table:number-columns-repeated="16363"/>
        </table:table-row>
        <table:table-row table:style-name="ro3">
          <table:table-cell office:value-type="string" calcext:value-type="string">
            <text:p>ms204</text:p>
          </table:table-cell>
          <table:table-cell office:value-type="date" office:date-value="2022-07-18" calcext:value-type="date">
            <text:p>2022-07-18</text:p>
          </table:table-cell>
          <table:table-cell office:value-type="string" calcext:value-type="string">
            <text:p>204 <text:s/>John Asher Johnson on Hunting for Exoplanets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4];&quot;&quot;&quot; &quot;&quot;http://crisiscenter.us/Mindscape&quot;&quot; &quot;&quot;&quot;;SUBSTITUTE([.$C4];&quot;#&quot;;&quot;&quot;);&quot;&quot;&quot; | tee &quot;;[.$A4];&quot;_m4a_transcribe.json &amp;&quot;)" office:value-type="string" office:string-value="python3 &quot;/mnt/d/Documents/FEP-AI/Active Inference Podcast/SubmitToCloudWhisper_textbook.py&quot; &quot;ms204&quot; &quot;http://crisiscenter.us/Mindscape&quot; &quot;204  John Asher Johnson on Hunting for Exoplanets.mp3&quot; | tee ms204_m4a_transcribe.json &amp;" calcext:value-type="string">
            <text:p>python3 "/mnt/d/Documents/FEP-AI/Active Inference Podcast/SubmitToCloudWhisper_textbook.py" "ms204" "http://crisiscenter.us/Mindscape" "204 <text:s/>John Asher Johnson on Hunting for Exoplanets.mp3" | tee ms204_m4a_transcribe.json &amp;</text:p>
          </table:table-cell>
          <table:table-cell table:formula="of:=CONCATENATE(&quot;python3 &quot;&quot;/mnt/d/Documents/FEP-AI/Active Inference Podcast/sentencesToTranscripts.py&quot;&quot; &quot;&quot;&quot;;[.$A4];&quot;&quot;&quot; &quot;&quot;.&quot;&quot; &quot;&quot;&quot;;[.$A4];&quot;_&quot;;[.$C4];&quot;.sentences.csv&quot;&quot; | tee &quot;;[.$A4];&quot;.m4a_transcript.json &amp;&quot;)" office:value-type="string" office:string-value="python3 &quot;/mnt/d/Documents/FEP-AI/Active Inference Podcast/sentencesToTranscripts.py&quot; &quot;ms204&quot; &quot;.&quot; &quot;ms204_204  John Asher Johnson on Hunting for Exoplanets.mp3.sentences.csv&quot; | tee ms204.m4a_transcript.json &amp;" calcext:value-type="string">
            <text:p>python3 "/mnt/d/Documents/FEP-AI/Active Inference Podcast/sentencesToTranscripts.py" "ms204" "." "ms204_204 <text:s/>John Asher Johnson on Hunting for Exoplanets.mp3.sentences.csv" | tee ms204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05</text:p>
          </table:table-cell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205 <text:s/>John Quiggin on Interest Rates and the Information Economy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5];&quot;&quot;&quot; &quot;&quot;http://crisiscenter.us/Mindscape&quot;&quot; &quot;&quot;&quot;;SUBSTITUTE([.$C5];&quot;#&quot;;&quot;&quot;);&quot;&quot;&quot; | tee &quot;;[.$A5];&quot;_m4a_transcribe.json &amp;&quot;)" office:value-type="string" office:string-value="python3 &quot;/mnt/d/Documents/FEP-AI/Active Inference Podcast/SubmitToCloudWhisper_textbook.py&quot; &quot;ms205&quot; &quot;http://crisiscenter.us/Mindscape&quot; &quot;205  John Quiggin on Interest Rates and the Information Economy.mp3&quot; | tee ms205_m4a_transcribe.json &amp;" calcext:value-type="string">
            <text:p>python3 "/mnt/d/Documents/FEP-AI/Active Inference Podcast/SubmitToCloudWhisper_textbook.py" "ms205" "http://crisiscenter.us/Mindscape" "205 <text:s/>John Quiggin on Interest Rates and the Information Economy.mp3" | tee ms205_m4a_transcribe.json &amp;</text:p>
          </table:table-cell>
          <table:table-cell table:formula="of:=CONCATENATE(&quot;python3 &quot;&quot;/mnt/d/Documents/FEP-AI/Active Inference Podcast/sentencesToTranscripts.py&quot;&quot; &quot;&quot;&quot;;[.$A5];&quot;&quot;&quot; &quot;&quot;.&quot;&quot; &quot;&quot;&quot;;[.$A5];&quot;_&quot;;[.$C5];&quot;.sentences.csv&quot;&quot; | tee &quot;;[.$A5];&quot;.m4a_transcript.json &amp;&quot;)" office:value-type="string" office:string-value="python3 &quot;/mnt/d/Documents/FEP-AI/Active Inference Podcast/sentencesToTranscripts.py&quot; &quot;ms205&quot; &quot;.&quot; &quot;ms205_205  John Quiggin on Interest Rates and the Information Economy.mp3.sentences.csv&quot; | tee ms205.m4a_transcript.json &amp;" calcext:value-type="string">
            <text:p>python3 "/mnt/d/Documents/FEP-AI/Active Inference Podcast/sentencesToTranscripts.py" "ms205" "." "ms205_205 <text:s/>John Quiggin on Interest Rates and the Information Economy.mp3.sentences.csv" | tee ms205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2-07</text:p>
          </table:table-cell>
          <table:table-cell office:value-type="date" office:date-value="2022-08-01" calcext:value-type="date">
            <text:p>2022-08-01</text:p>
          </table:table-cell>
          <table:table-cell office:value-type="string" calcext:value-type="string">
            <text:p>AMA-July-2022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6];&quot;&quot;&quot; &quot;&quot;http://crisiscenter.us/Mindscape&quot;&quot; &quot;&quot;&quot;;SUBSTITUTE([.$C6];&quot;#&quot;;&quot;&quot;);&quot;&quot;&quot; | tee &quot;;[.$A6];&quot;_m4a_transcribe.json &amp;&quot;)" office:value-type="string" office:string-value="python3 &quot;/mnt/d/Documents/FEP-AI/Active Inference Podcast/SubmitToCloudWhisper_textbook.py&quot; &quot;msAMA-2022-07&quot; &quot;http://crisiscenter.us/Mindscape&quot; &quot;AMA-July-2022.mp3&quot; | tee msAMA-2022-07_m4a_transcribe.json &amp;" calcext:value-type="string">
            <text:p>python3 "/mnt/d/Documents/FEP-AI/Active Inference Podcast/SubmitToCloudWhisper_textbook.py" "msAMA-2022-07" "http://crisiscenter.us/Mindscape" "AMA-July-2022.mp3" | tee msAMA-2022-07_m4a_transcribe.json &amp;</text:p>
          </table:table-cell>
          <table:table-cell table:formula="of:=CONCATENATE(&quot;python3 &quot;&quot;/mnt/d/Documents/FEP-AI/Active Inference Podcast/sentencesToTranscripts.py&quot;&quot; &quot;&quot;&quot;;[.$A6];&quot;&quot;&quot; &quot;&quot;.&quot;&quot; &quot;&quot;&quot;;[.$A6];&quot;_&quot;;[.$C6];&quot;.sentences.csv&quot;&quot; | tee &quot;;[.$A6];&quot;.m4a_transcript.json &amp;&quot;)" office:value-type="string" office:string-value="python3 &quot;/mnt/d/Documents/FEP-AI/Active Inference Podcast/sentencesToTranscripts.py&quot; &quot;msAMA-2022-07&quot; &quot;.&quot; &quot;msAMA-2022-07_AMA-July-2022.mp3.sentences.csv&quot; | tee msAMA-2022-07.m4a_transcript.json &amp;" calcext:value-type="string">
            <text:p>python3 "/mnt/d/Documents/FEP-AI/Active Inference Podcast/sentencesToTranscripts.py" "msAMA-2022-07" "." "msAMA-2022-07_AMA-July-2022.mp3.sentences.csv" | tee msAMA-2022-07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06</text:p>
          </table:table-cell>
          <table:table-cell office:value-type="date" office:date-value="2022-08-08" calcext:value-type="date">
            <text:p>2022-08-08</text:p>
          </table:table-cell>
          <table:table-cell office:value-type="string" calcext:value-type="string">
            <text:p>206 <text:s/>Simon Conway Morris on Evolution, Convergence, and Theism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7];&quot;&quot;&quot; &quot;&quot;http://crisiscenter.us/Mindscape&quot;&quot; &quot;&quot;&quot;;SUBSTITUTE([.$C7];&quot;#&quot;;&quot;&quot;);&quot;&quot;&quot; | tee &quot;;[.$A7];&quot;_m4a_transcribe.json &amp;&quot;)" office:value-type="string" office:string-value="python3 &quot;/mnt/d/Documents/FEP-AI/Active Inference Podcast/SubmitToCloudWhisper_textbook.py&quot; &quot;ms206&quot; &quot;http://crisiscenter.us/Mindscape&quot; &quot;206  Simon Conway Morris on Evolution, Convergence, and Theism.mp3&quot; | tee ms206_m4a_transcribe.json &amp;" calcext:value-type="string">
            <text:p>python3 "/mnt/d/Documents/FEP-AI/Active Inference Podcast/SubmitToCloudWhisper_textbook.py" "ms206" "http://crisiscenter.us/Mindscape" "206 <text:s/>Simon Conway Morris on Evolution, Convergence, and Theism.mp3" | tee ms206_m4a_transcribe.json &amp;</text:p>
          </table:table-cell>
          <table:table-cell table:formula="of:=CONCATENATE(&quot;python3 &quot;&quot;/mnt/d/Documents/FEP-AI/Active Inference Podcast/sentencesToTranscripts.py&quot;&quot; &quot;&quot;&quot;;[.$A7];&quot;&quot;&quot; &quot;&quot;.&quot;&quot; &quot;&quot;&quot;;[.$A7];&quot;_&quot;;[.$C7];&quot;.sentences.csv&quot;&quot; | tee &quot;;[.$A7];&quot;.m4a_transcript.json &amp;&quot;)" office:value-type="string" office:string-value="python3 &quot;/mnt/d/Documents/FEP-AI/Active Inference Podcast/sentencesToTranscripts.py&quot; &quot;ms206&quot; &quot;.&quot; &quot;ms206_206  Simon Conway Morris on Evolution, Convergence, and Theism.mp3.sentences.csv&quot; | tee ms206.m4a_transcript.json &amp;" calcext:value-type="string">
            <text:p>python3 "/mnt/d/Documents/FEP-AI/Active Inference Podcast/sentencesToTranscripts.py" "ms206" "." "ms206_206 <text:s/>Simon Conway Morris on Evolution, Convergence, and Theism.mp3.sentences.csv" | tee ms206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2-08</text:p>
          </table:table-cell>
          <table:table-cell office:value-type="date" office:date-value="2022-08-15" calcext:value-type="date">
            <text:p>2022-08-15</text:p>
          </table:table-cell>
          <table:table-cell table:style-name="ce112" office:value-type="string" calcext:value-type="string">
            <text:p>AMA-Aug-2022.mp3</text:p>
          </table:table-cell>
          <table:table-cell table:style-name="ce112" table:number-columns-repeated="14"/>
          <table:table-cell table:style-name="ce108" table:formula="of:=CONCATENATE(&quot;python3 &quot;&quot;/mnt/d/Documents/FEP-AI/Active Inference Podcast/SubmitToCloudWhisper_textbook.py&quot;&quot; &quot;&quot;&quot;;[.$A8];&quot;&quot;&quot; &quot;&quot;http://crisiscenter.us/Mindscape&quot;&quot; &quot;&quot;&quot;;SUBSTITUTE([.$C8];&quot;#&quot;;&quot;&quot;);&quot;&quot;&quot; | tee &quot;;[.$A8];&quot;_m4a_transcribe.json &amp;&quot;)" office:value-type="string" office:string-value="python3 &quot;/mnt/d/Documents/FEP-AI/Active Inference Podcast/SubmitToCloudWhisper_textbook.py&quot; &quot;msAMA-2022-08&quot; &quot;http://crisiscenter.us/Mindscape&quot; &quot;AMA-Aug-2022.mp3&quot; | tee msAMA-2022-08_m4a_transcribe.json &amp;" calcext:value-type="string">
            <text:p>python3 "/mnt/d/Documents/FEP-AI/Active Inference Podcast/SubmitToCloudWhisper_textbook.py" "msAMA-2022-08" "http://crisiscenter.us/Mindscape" "AMA-Aug-2022.mp3" | tee msAMA-2022-08_m4a_transcribe.json &amp;</text:p>
          </table:table-cell>
          <table:table-cell table:style-name="ce108" table:formula="of:=CONCATENATE(&quot;python3 &quot;&quot;/mnt/d/Documents/FEP-AI/Active Inference Podcast/sentencesToTranscripts.py&quot;&quot; &quot;&quot;&quot;;[.$A8];&quot;&quot;&quot; &quot;&quot;.&quot;&quot; &quot;&quot;&quot;;[.$A8];&quot;_&quot;;[.$C8];&quot;.sentences.csv&quot;&quot; | tee &quot;;[.$A8];&quot;.m4a_transcript.json &amp;&quot;)" office:value-type="string" office:string-value="python3 &quot;/mnt/d/Documents/FEP-AI/Active Inference Podcast/sentencesToTranscripts.py&quot; &quot;msAMA-2022-08&quot; &quot;.&quot; &quot;msAMA-2022-08_AMA-Aug-2022.mp3.sentences.csv&quot; | tee msAMA-2022-08.m4a_transcript.json &amp;" calcext:value-type="string">
            <text:p>python3 "/mnt/d/Documents/FEP-AI/Active Inference Podcast/sentencesToTranscripts.py" "msAMA-2022-08" "." "msAMA-2022-08_AMA-Aug-2022.mp3.sentences.csv" | tee msAMA-2022-08.m4a_transcript.json &amp;</text:p>
          </table:table-cell>
          <table:table-cell table:style-name="ce112" table:number-columns-repeated="16365"/>
        </table:table-row>
        <table:table-row table:style-name="ro3">
          <table:table-cell office:value-type="string" calcext:value-type="string">
            <text:p>ms207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207-will macaskill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9];&quot;&quot;&quot; &quot;&quot;http://crisiscenter.us/Mindscape&quot;&quot; &quot;&quot;&quot;;SUBSTITUTE([.$C9];&quot;#&quot;;&quot;&quot;);&quot;&quot;&quot; | tee &quot;;[.$A9];&quot;_m4a_transcribe.json &amp;&quot;)" office:value-type="string" office:string-value="python3 &quot;/mnt/d/Documents/FEP-AI/Active Inference Podcast/SubmitToCloudWhisper_textbook.py&quot; &quot;ms207&quot; &quot;http://crisiscenter.us/Mindscape&quot; &quot;207-will macaskill.mp3&quot; | tee ms207_m4a_transcribe.json &amp;" calcext:value-type="string">
            <text:p>python3 "/mnt/d/Documents/FEP-AI/Active Inference Podcast/SubmitToCloudWhisper_textbook.py" "ms207" "http://crisiscenter.us/Mindscape" "207-will macaskill.mp3" | tee ms207_m4a_transcribe.json &amp;</text:p>
          </table:table-cell>
          <table:table-cell table:formula="of:=CONCATENATE(&quot;python3 &quot;&quot;/mnt/d/Documents/FEP-AI/Active Inference Podcast/sentencesToTranscripts.py&quot;&quot; &quot;&quot;&quot;;[.$A9];&quot;&quot;&quot; &quot;&quot;.&quot;&quot; &quot;&quot;&quot;;[.$A9];&quot;_&quot;;[.$C9];&quot;.sentences.csv&quot;&quot; | tee &quot;;[.$A9];&quot;.m4a_transcript.json &amp;&quot;)" office:value-type="string" office:string-value="python3 &quot;/mnt/d/Documents/FEP-AI/Active Inference Podcast/sentencesToTranscripts.py&quot; &quot;ms207&quot; &quot;.&quot; &quot;ms207_207-will macaskill.mp3.sentences.csv&quot; | tee ms207.m4a_transcript.json &amp;" calcext:value-type="string">
            <text:p>python3 "/mnt/d/Documents/FEP-AI/Active Inference Podcast/sentencesToTranscripts.py" "ms207" "." "ms207_207-will macaskill.mp3.sentences.csv" | tee ms207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08</text:p>
          </table:table-cell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208-rick beato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0];&quot;&quot;&quot; &quot;&quot;http://crisiscenter.us/Mindscape&quot;&quot; &quot;&quot;&quot;;SUBSTITUTE([.$C10];&quot;#&quot;;&quot;&quot;);&quot;&quot;&quot; | tee &quot;;[.$A10];&quot;_m4a_transcribe.json &amp;&quot;)" office:value-type="string" office:string-value="python3 &quot;/mnt/d/Documents/FEP-AI/Active Inference Podcast/SubmitToCloudWhisper_textbook.py&quot; &quot;ms208&quot; &quot;http://crisiscenter.us/Mindscape&quot; &quot;208-rick beato.mp3&quot; | tee ms208_m4a_transcribe.json &amp;" calcext:value-type="string">
            <text:p>python3 "/mnt/d/Documents/FEP-AI/Active Inference Podcast/SubmitToCloudWhisper_textbook.py" "ms208" "http://crisiscenter.us/Mindscape" "208-rick beato.mp3" | tee ms208_m4a_transcribe.json &amp;</text:p>
          </table:table-cell>
          <table:table-cell table:formula="of:=CONCATENATE(&quot;python3 &quot;&quot;/mnt/d/Documents/FEP-AI/Active Inference Podcast/sentencesToTranscripts.py&quot;&quot; &quot;&quot;&quot;;[.$A10];&quot;&quot;&quot; &quot;&quot;.&quot;&quot; &quot;&quot;&quot;;[.$A10];&quot;_&quot;;[.$C10];&quot;.sentences.csv&quot;&quot; | tee &quot;;[.$A10];&quot;.m4a_transcript.json &amp;&quot;)" office:value-type="string" office:string-value="python3 &quot;/mnt/d/Documents/FEP-AI/Active Inference Podcast/sentencesToTranscripts.py&quot; &quot;ms208&quot; &quot;.&quot; &quot;ms208_208-rick beato.mp3.sentences.csv&quot; | tee ms208.m4a_transcript.json &amp;" calcext:value-type="string">
            <text:p>python3 "/mnt/d/Documents/FEP-AI/Active Inference Podcast/sentencesToTranscripts.py" "ms208" "." "ms208_208-rick beato.mp3.sentences.csv" | tee ms208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2-09</text:p>
          </table:table-cell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AMA-Sep-2022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1];&quot;&quot;&quot; &quot;&quot;http://crisiscenter.us/Mindscape&quot;&quot; &quot;&quot;&quot;;SUBSTITUTE([.$C11];&quot;#&quot;;&quot;&quot;);&quot;&quot;&quot; | tee &quot;;[.$A11];&quot;_m4a_transcribe.json &amp;&quot;)" office:value-type="string" office:string-value="python3 &quot;/mnt/d/Documents/FEP-AI/Active Inference Podcast/SubmitToCloudWhisper_textbook.py&quot; &quot;msAMA-2022-09&quot; &quot;http://crisiscenter.us/Mindscape&quot; &quot;AMA-Sep-2022.mp3&quot; | tee msAMA-2022-09_m4a_transcribe.json &amp;" calcext:value-type="string">
            <text:p>python3 "/mnt/d/Documents/FEP-AI/Active Inference Podcast/SubmitToCloudWhisper_textbook.py" "msAMA-2022-09" "http://crisiscenter.us/Mindscape" "AMA-Sep-2022.mp3" | tee msAMA-2022-09_m4a_transcribe.json &amp;</text:p>
          </table:table-cell>
          <table:table-cell table:formula="of:=CONCATENATE(&quot;python3 &quot;&quot;/mnt/d/Documents/FEP-AI/Active Inference Podcast/sentencesToTranscripts.py&quot;&quot; &quot;&quot;&quot;;[.$A11];&quot;&quot;&quot; &quot;&quot;.&quot;&quot; &quot;&quot;&quot;;[.$A11];&quot;_&quot;;[.$C11];&quot;.sentences.csv&quot;&quot; | tee &quot;;[.$A11];&quot;.m4a_transcript.json &amp;&quot;)" office:value-type="string" office:string-value="python3 &quot;/mnt/d/Documents/FEP-AI/Active Inference Podcast/sentencesToTranscripts.py&quot; &quot;msAMA-2022-09&quot; &quot;.&quot; &quot;msAMA-2022-09_AMA-Sep-2022.mp3.sentences.csv&quot; | tee msAMA-2022-09.m4a_transcript.json &amp;" calcext:value-type="string">
            <text:p>python3 "/mnt/d/Documents/FEP-AI/Active Inference Podcast/sentencesToTranscripts.py" "msAMA-2022-09" "." "msAMA-2022-09_AMA-Sep-2022.mp3.sentences.csv" | tee msAMA-2022-09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09</text:p>
          </table:table-cell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209-brad delong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2];&quot;&quot;&quot; &quot;&quot;http://crisiscenter.us/Mindscape&quot;&quot; &quot;&quot;&quot;;SUBSTITUTE([.$C12];&quot;#&quot;;&quot;&quot;);&quot;&quot;&quot; | tee &quot;;[.$A12];&quot;_m4a_transcribe.json &amp;&quot;)" office:value-type="string" office:string-value="python3 &quot;/mnt/d/Documents/FEP-AI/Active Inference Podcast/SubmitToCloudWhisper_textbook.py&quot; &quot;ms209&quot; &quot;http://crisiscenter.us/Mindscape&quot; &quot;209-brad delong.mp3&quot; | tee ms209_m4a_transcribe.json &amp;" calcext:value-type="string">
            <text:p>python3 "/mnt/d/Documents/FEP-AI/Active Inference Podcast/SubmitToCloudWhisper_textbook.py" "ms209" "http://crisiscenter.us/Mindscape" "209-brad delong.mp3" | tee ms209_m4a_transcribe.json &amp;</text:p>
          </table:table-cell>
          <table:table-cell table:formula="of:=CONCATENATE(&quot;python3 &quot;&quot;/mnt/d/Documents/FEP-AI/Active Inference Podcast/sentencesToTranscripts.py&quot;&quot; &quot;&quot;&quot;;[.$A12];&quot;&quot;&quot; &quot;&quot;.&quot;&quot; &quot;&quot;&quot;;[.$A12];&quot;_&quot;;[.$C12];&quot;.sentences.csv&quot;&quot; | tee &quot;;[.$A12];&quot;.m4a_transcript.json &amp;&quot;)" office:value-type="string" office:string-value="python3 &quot;/mnt/d/Documents/FEP-AI/Active Inference Podcast/sentencesToTranscripts.py&quot; &quot;ms209&quot; &quot;.&quot; &quot;ms209_209-brad delong.mp3.sentences.csv&quot; | tee ms209.m4a_transcript.json &amp;" calcext:value-type="string">
            <text:p>python3 "/mnt/d/Documents/FEP-AI/Active Inference Podcast/sentencesToTranscripts.py" "ms209" "." "ms209_209-brad delong.mp3.sentences.csv" | tee ms209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0</text:p>
          </table:table-cell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210-randall munroe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3];&quot;&quot;&quot; &quot;&quot;http://crisiscenter.us/Mindscape&quot;&quot; &quot;&quot;&quot;;SUBSTITUTE([.$C13];&quot;#&quot;;&quot;&quot;);&quot;&quot;&quot; | tee &quot;;[.$A13];&quot;_m4a_transcribe.json &amp;&quot;)" office:value-type="string" office:string-value="python3 &quot;/mnt/d/Documents/FEP-AI/Active Inference Podcast/SubmitToCloudWhisper_textbook.py&quot; &quot;ms210&quot; &quot;http://crisiscenter.us/Mindscape&quot; &quot;210-randall munroe.mp3&quot; | tee ms210_m4a_transcribe.json &amp;" calcext:value-type="string">
            <text:p>python3 "/mnt/d/Documents/FEP-AI/Active Inference Podcast/SubmitToCloudWhisper_textbook.py" "ms210" "http://crisiscenter.us/Mindscape" "210-randall munroe.mp3" | tee ms210_m4a_transcribe.json &amp;</text:p>
          </table:table-cell>
          <table:table-cell table:formula="of:=CONCATENATE(&quot;python3 &quot;&quot;/mnt/d/Documents/FEP-AI/Active Inference Podcast/sentencesToTranscripts.py&quot;&quot; &quot;&quot;&quot;;[.$A13];&quot;&quot;&quot; &quot;&quot;.&quot;&quot; &quot;&quot;&quot;;[.$A13];&quot;_&quot;;[.$C13];&quot;.sentences.csv&quot;&quot; | tee &quot;;[.$A13];&quot;.m4a_transcript.json &amp;&quot;)" office:value-type="string" office:string-value="python3 &quot;/mnt/d/Documents/FEP-AI/Active Inference Podcast/sentencesToTranscripts.py&quot; &quot;ms210&quot; &quot;.&quot; &quot;ms210_210-randall munroe.mp3.sentences.csv&quot; | tee ms210.m4a_transcript.json &amp;" calcext:value-type="string">
            <text:p>python3 "/mnt/d/Documents/FEP-AI/Active Inference Podcast/sentencesToTranscripts.py" "ms210" "." "ms210_210-randall munroe.mp3.sentences.csv" | tee ms210.m4a_transcript.json &amp;</text:p>
          </table:table-cell>
          <table:table-cell table:number-columns-repeated="16365"/>
        </table:table-row>
        <table:table-row table:style-name="ro3">
          <table:table-cell table:style-name="ce110" office:value-type="string" calcext:value-type="string">
            <text:p>ms211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211-solo einsteins equation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4];&quot;&quot;&quot; &quot;&quot;http://crisiscenter.us/Mindscape&quot;&quot; &quot;&quot;&quot;;SUBSTITUTE([.$C14];&quot;#&quot;;&quot;&quot;);&quot;&quot;&quot; | tee &quot;;[.$A14];&quot;_m4a_transcribe.json &amp;&quot;)" office:value-type="string" office:string-value="python3 &quot;/mnt/d/Documents/FEP-AI/Active Inference Podcast/SubmitToCloudWhisper_textbook.py&quot; &quot;ms211&quot; &quot;http://crisiscenter.us/Mindscape&quot; &quot;211-solo einsteins equation.mp3&quot; | tee ms211_m4a_transcribe.json &amp;" calcext:value-type="string">
            <text:p>python3 "/mnt/d/Documents/FEP-AI/Active Inference Podcast/SubmitToCloudWhisper_textbook.py" "ms211" "http://crisiscenter.us/Mindscape" "211-solo einsteins equation.mp3" | tee ms211_m4a_transcribe.json &amp;</text:p>
          </table:table-cell>
          <table:table-cell table:formula="of:=CONCATENATE(&quot;python3 &quot;&quot;/mnt/d/Documents/FEP-AI/Active Inference Podcast/sentencesToTranscripts.py&quot;&quot; &quot;&quot;&quot;;[.$A14];&quot;&quot;&quot; &quot;&quot;.&quot;&quot; &quot;&quot;&quot;;[.$A14];&quot;_&quot;;[.$C14];&quot;.sentences.csv&quot;&quot; | tee &quot;;[.$A14];&quot;.m4a_transcript.json &amp;&quot;)" office:value-type="string" office:string-value="python3 &quot;/mnt/d/Documents/FEP-AI/Active Inference Podcast/sentencesToTranscripts.py&quot; &quot;ms211&quot; &quot;.&quot; &quot;ms211_211-solo einsteins equation.mp3.sentences.csv&quot; | tee ms211.m4a_transcript.json &amp;" calcext:value-type="string">
            <text:p>python3 "/mnt/d/Documents/FEP-AI/Active Inference Podcast/sentencesToTranscripts.py" "ms211" "." "ms211_211-solo einsteins equation.mp3.sentences.csv" | tee ms211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2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212-chiara mingarelli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5];&quot;&quot;&quot; &quot;&quot;http://crisiscenter.us/Mindscape&quot;&quot; &quot;&quot;&quot;;SUBSTITUTE([.$C15];&quot;#&quot;;&quot;&quot;);&quot;&quot;&quot; | tee &quot;;[.$A15];&quot;_m4a_transcribe.json &amp;&quot;)" office:value-type="string" office:string-value="python3 &quot;/mnt/d/Documents/FEP-AI/Active Inference Podcast/SubmitToCloudWhisper_textbook.py&quot; &quot;ms212&quot; &quot;http://crisiscenter.us/Mindscape&quot; &quot;212-chiara mingarelli.mp3&quot; | tee ms212_m4a_transcribe.json &amp;" calcext:value-type="string">
            <text:p>python3 "/mnt/d/Documents/FEP-AI/Active Inference Podcast/SubmitToCloudWhisper_textbook.py" "ms212" "http://crisiscenter.us/Mindscape" "212-chiara mingarelli.mp3" | tee ms212_m4a_transcribe.json &amp;</text:p>
          </table:table-cell>
          <table:table-cell table:formula="of:=CONCATENATE(&quot;python3 &quot;&quot;/mnt/d/Documents/FEP-AI/Active Inference Podcast/sentencesToTranscripts.py&quot;&quot; &quot;&quot;&quot;;[.$A15];&quot;&quot;&quot; &quot;&quot;.&quot;&quot; &quot;&quot;&quot;;[.$A15];&quot;_&quot;;[.$C15];&quot;.sentences.csv&quot;&quot; | tee &quot;;[.$A15];&quot;.m4a_transcript.json &amp;&quot;)" office:value-type="string" office:string-value="python3 &quot;/mnt/d/Documents/FEP-AI/Active Inference Podcast/sentencesToTranscripts.py&quot; &quot;ms212&quot; &quot;.&quot; &quot;ms212_212-chiara mingarelli.mp3.sentences.csv&quot; | tee ms212.m4a_transcript.json &amp;" calcext:value-type="string">
            <text:p>python3 "/mnt/d/Documents/FEP-AI/Active Inference Podcast/sentencesToTranscripts.py" "ms212" "." "ms212_212-chiara mingarelli.mp3.sentences.csv" | tee ms212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3</text:p>
          </table:table-cell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213-timiebi agabana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6];&quot;&quot;&quot; &quot;&quot;http://crisiscenter.us/Mindscape&quot;&quot; &quot;&quot;&quot;;SUBSTITUTE([.$C16];&quot;#&quot;;&quot;&quot;);&quot;&quot;&quot; | tee &quot;;[.$A16];&quot;_m4a_transcribe.json &amp;&quot;)" office:value-type="string" office:string-value="python3 &quot;/mnt/d/Documents/FEP-AI/Active Inference Podcast/SubmitToCloudWhisper_textbook.py&quot; &quot;ms213&quot; &quot;http://crisiscenter.us/Mindscape&quot; &quot;213-timiebi agabana.mp3&quot; | tee ms213_m4a_transcribe.json &amp;" calcext:value-type="string">
            <text:p>python3 "/mnt/d/Documents/FEP-AI/Active Inference Podcast/SubmitToCloudWhisper_textbook.py" "ms213" "http://crisiscenter.us/Mindscape" "213-timiebi agabana.mp3" | tee ms213_m4a_transcribe.json &amp;</text:p>
          </table:table-cell>
          <table:table-cell table:formula="of:=CONCATENATE(&quot;python3 &quot;&quot;/mnt/d/Documents/FEP-AI/Active Inference Podcast/sentencesToTranscripts.py&quot;&quot; &quot;&quot;&quot;;[.$A16];&quot;&quot;&quot; &quot;&quot;.&quot;&quot; &quot;&quot;&quot;;[.$A16];&quot;_&quot;;[.$C16];&quot;.sentences.csv&quot;&quot; | tee &quot;;[.$A16];&quot;.m4a_transcript.json &amp;&quot;)" office:value-type="string" office:string-value="python3 &quot;/mnt/d/Documents/FEP-AI/Active Inference Podcast/sentencesToTranscripts.py&quot; &quot;ms213&quot; &quot;.&quot; &quot;ms213_213-timiebi agabana.mp3.sentences.csv&quot; | tee ms213.m4a_transcript.json &amp;" calcext:value-type="string">
            <text:p>python3 "/mnt/d/Documents/FEP-AI/Active Inference Podcast/sentencesToTranscripts.py" "ms213" "." "ms213_213-timiebi agabana.mp3.sentences.csv" | tee ms213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2-10</text:p>
          </table:table-cell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AMA-Oct-2022.mp3</text:p>
          </table:table-cell>
          <table:table-cell table:number-columns-repeated="14"/>
          <table:table-cell table:style-name="ce108" table:formula="of:=CONCATENATE(&quot;python3 &quot;&quot;/mnt/d/Documents/FEP-AI/Active Inference Podcast/SubmitToCloudWhisper_textbook.py&quot;&quot; &quot;&quot;&quot;;[.$A17];&quot;&quot;&quot; &quot;&quot;http://crisiscenter.us/Mindscape&quot;&quot; &quot;&quot;&quot;;SUBSTITUTE([.$C17];&quot;#&quot;;&quot;&quot;);&quot;&quot;&quot; | tee &quot;;[.$A17];&quot;_m4a_transcribe.json &amp;&quot;)" office:value-type="string" office:string-value="python3 &quot;/mnt/d/Documents/FEP-AI/Active Inference Podcast/SubmitToCloudWhisper_textbook.py&quot; &quot;msAMA-2022-10&quot; &quot;http://crisiscenter.us/Mindscape&quot; &quot;AMA-Oct-2022.mp3&quot; | tee msAMA-2022-10_m4a_transcribe.json &amp;" calcext:value-type="string">
            <text:p>python3 "/mnt/d/Documents/FEP-AI/Active Inference Podcast/SubmitToCloudWhisper_textbook.py" "msAMA-2022-10" "http://crisiscenter.us/Mindscape" "AMA-Oct-2022.mp3" | tee msAMA-2022-10_m4a_transcribe.json &amp;</text:p>
          </table:table-cell>
          <table:table-cell table:formula="of:=CONCATENATE(&quot;python3 &quot;&quot;/mnt/d/Documents/FEP-AI/Active Inference Podcast/sentencesToTranscripts.py&quot;&quot; &quot;&quot;&quot;;[.$A17];&quot;&quot;&quot; &quot;&quot;.&quot;&quot; &quot;&quot;&quot;;[.$A17];&quot;_&quot;;[.$C17];&quot;.sentences.csv&quot;&quot; | tee &quot;;[.$A17];&quot;.m4a_transcript.json &amp;&quot;)" office:value-type="string" office:string-value="python3 &quot;/mnt/d/Documents/FEP-AI/Active Inference Podcast/sentencesToTranscripts.py&quot; &quot;msAMA-2022-10&quot; &quot;.&quot; &quot;msAMA-2022-10_AMA-Oct-2022.mp3.sentences.csv&quot; | tee msAMA-2022-10.m4a_transcript.json &amp;" calcext:value-type="string">
            <text:p>python3 "/mnt/d/Documents/FEP-AI/Active Inference Podcast/sentencesToTranscripts.py" "msAMA-2022-10" "." "msAMA-2022-10_AMA-Oct-2022.mp3.sentences.csv" | tee msAMA-2022-10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4</text:p>
          </table:table-cell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214-antonio padilla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8];&quot;&quot;&quot; &quot;&quot;http://crisiscenter.us/Mindscape&quot;&quot; &quot;&quot;&quot;;SUBSTITUTE([.$C18];&quot;#&quot;;&quot;&quot;);&quot;&quot;&quot; | tee &quot;;[.$A18];&quot;_m4a_transcribe.json &amp;&quot;)" office:value-type="string" office:string-value="python3 &quot;/mnt/d/Documents/FEP-AI/Active Inference Podcast/SubmitToCloudWhisper_textbook.py&quot; &quot;ms214&quot; &quot;http://crisiscenter.us/Mindscape&quot; &quot;214-antonio padilla.mp3&quot; | tee ms214_m4a_transcribe.json &amp;" calcext:value-type="string">
            <text:p>python3 "/mnt/d/Documents/FEP-AI/Active Inference Podcast/SubmitToCloudWhisper_textbook.py" "ms214" "http://crisiscenter.us/Mindscape" "214-antonio padilla.mp3" | tee ms214_m4a_transcribe.json &amp;</text:p>
          </table:table-cell>
          <table:table-cell table:formula="of:=CONCATENATE(&quot;python3 &quot;&quot;/mnt/d/Documents/FEP-AI/Active Inference Podcast/sentencesToTranscripts.py&quot;&quot; &quot;&quot;&quot;;[.$A18];&quot;&quot;&quot; &quot;&quot;.&quot;&quot; &quot;&quot;&quot;;[.$A18];&quot;_&quot;;[.$C18];&quot;.sentences.csv&quot;&quot; | tee &quot;;[.$A18];&quot;.m4a_transcript.json &amp;&quot;)" office:value-type="string" office:string-value="python3 &quot;/mnt/d/Documents/FEP-AI/Active Inference Podcast/sentencesToTranscripts.py&quot; &quot;ms214&quot; &quot;.&quot; &quot;ms214_214-antonio padilla.mp3.sentences.csv&quot; | tee ms214.m4a_transcript.json &amp;" calcext:value-type="string">
            <text:p>python3 "/mnt/d/Documents/FEP-AI/Active Inference Podcast/sentencesToTranscripts.py" "ms214" "." "ms214_214-antonio padilla.mp3.sentences.csv" | tee ms214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5</text:p>
          </table:table-cell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215-barry loewer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19];&quot;&quot;&quot; &quot;&quot;http://crisiscenter.us/Mindscape&quot;&quot; &quot;&quot;&quot;;SUBSTITUTE([.$C19];&quot;#&quot;;&quot;&quot;);&quot;&quot;&quot; | tee &quot;;[.$A19];&quot;_m4a_transcribe.json &amp;&quot;)" office:value-type="string" office:string-value="python3 &quot;/mnt/d/Documents/FEP-AI/Active Inference Podcast/SubmitToCloudWhisper_textbook.py&quot; &quot;ms215&quot; &quot;http://crisiscenter.us/Mindscape&quot; &quot;215-barry loewer.mp3&quot; | tee ms215_m4a_transcribe.json &amp;" calcext:value-type="string">
            <text:p>python3 "/mnt/d/Documents/FEP-AI/Active Inference Podcast/SubmitToCloudWhisper_textbook.py" "ms215" "http://crisiscenter.us/Mindscape" "215-barry loewer.mp3" | tee ms215_m4a_transcribe.json &amp;</text:p>
          </table:table-cell>
          <table:table-cell table:formula="of:=CONCATENATE(&quot;python3 &quot;&quot;/mnt/d/Documents/FEP-AI/Active Inference Podcast/sentencesToTranscripts.py&quot;&quot; &quot;&quot;&quot;;[.$A19];&quot;&quot;&quot; &quot;&quot;.&quot;&quot; &quot;&quot;&quot;;[.$A19];&quot;_&quot;;[.$C19];&quot;.sentences.csv&quot;&quot; | tee &quot;;[.$A19];&quot;.m4a_transcript.json &amp;&quot;)" office:value-type="string" office:string-value="python3 &quot;/mnt/d/Documents/FEP-AI/Active Inference Podcast/sentencesToTranscripts.py&quot; &quot;ms215&quot; &quot;.&quot; &quot;ms215_215-barry loewer.mp3.sentences.csv&quot; | tee ms215.m4a_transcript.json &amp;" calcext:value-type="string">
            <text:p>python3 "/mnt/d/Documents/FEP-AI/Active Inference Podcast/sentencesToTranscripts.py" "ms215" "." "ms215_215-barry loewer.mp3.sentences.csv" | tee ms215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6</text:p>
          </table:table-cell>
          <table:table-cell office:value-type="date" office:date-value="2022-10-31" calcext:value-type="date">
            <text:p>2022-10-31</text:p>
          </table:table-cell>
          <table:table-cell office:value-type="string" calcext:value-type="string">
            <text:p>216-john allen paulos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0];&quot;&quot;&quot; &quot;&quot;http://crisiscenter.us/Mindscape&quot;&quot; &quot;&quot;&quot;;SUBSTITUTE([.$C20];&quot;#&quot;;&quot;&quot;);&quot;&quot;&quot; | tee &quot;;[.$A20];&quot;_m4a_transcribe.json &amp;&quot;)" office:value-type="string" office:string-value="python3 &quot;/mnt/d/Documents/FEP-AI/Active Inference Podcast/SubmitToCloudWhisper_textbook.py&quot; &quot;ms216&quot; &quot;http://crisiscenter.us/Mindscape&quot; &quot;216-john allen paulos.mp3&quot; | tee ms216_m4a_transcribe.json &amp;" calcext:value-type="string">
            <text:p>python3 "/mnt/d/Documents/FEP-AI/Active Inference Podcast/SubmitToCloudWhisper_textbook.py" "ms216" "http://crisiscenter.us/Mindscape" "216-john allen paulos.mp3" | tee ms216_m4a_transcribe.json &amp;</text:p>
          </table:table-cell>
          <table:table-cell table:formula="of:=CONCATENATE(&quot;python3 &quot;&quot;/mnt/d/Documents/FEP-AI/Active Inference Podcast/sentencesToTranscripts.py&quot;&quot; &quot;&quot;&quot;;[.$A20];&quot;&quot;&quot; &quot;&quot;.&quot;&quot; &quot;&quot;&quot;;[.$A20];&quot;_&quot;;[.$C20];&quot;.sentences.csv&quot;&quot; | tee &quot;;[.$A20];&quot;.m4a_transcript.json &amp;&quot;)" office:value-type="string" office:string-value="python3 &quot;/mnt/d/Documents/FEP-AI/Active Inference Podcast/sentencesToTranscripts.py&quot; &quot;ms216&quot; &quot;.&quot; &quot;ms216_216-john allen paulos.mp3.sentences.csv&quot; | tee ms216.m4a_transcript.json &amp;" calcext:value-type="string">
            <text:p>python3 "/mnt/d/Documents/FEP-AI/Active Inference Podcast/sentencesToTranscripts.py" "ms216" "." "ms216_216-john allen paulos.mp3.sentences.csv" | tee ms216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2-11</text:p>
          </table:table-cell>
          <table:table-cell office:value-type="date" office:date-value="2022-11-07" calcext:value-type="date">
            <text:p>2022-11-07</text:p>
          </table:table-cell>
          <table:table-cell office:value-type="string" calcext:value-type="string">
            <text:p>AMA-Nov-2022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1];&quot;&quot;&quot; &quot;&quot;http://crisiscenter.us/Mindscape&quot;&quot; &quot;&quot;&quot;;SUBSTITUTE([.$C21];&quot;#&quot;;&quot;&quot;);&quot;&quot;&quot; | tee &quot;;[.$A21];&quot;_m4a_transcribe.json &amp;&quot;)" office:value-type="string" office:string-value="python3 &quot;/mnt/d/Documents/FEP-AI/Active Inference Podcast/SubmitToCloudWhisper_textbook.py&quot; &quot;msAMA-2022-11&quot; &quot;http://crisiscenter.us/Mindscape&quot; &quot;AMA-Nov-2022.mp3&quot; | tee msAMA-2022-11_m4a_transcribe.json &amp;" calcext:value-type="string">
            <text:p>python3 "/mnt/d/Documents/FEP-AI/Active Inference Podcast/SubmitToCloudWhisper_textbook.py" "msAMA-2022-11" "http://crisiscenter.us/Mindscape" "AMA-Nov-2022.mp3" | tee msAMA-2022-11_m4a_transcribe.json &amp;</text:p>
          </table:table-cell>
          <table:table-cell table:formula="of:=CONCATENATE(&quot;python3 &quot;&quot;/mnt/d/Documents/FEP-AI/Active Inference Podcast/sentencesToTranscripts.py&quot;&quot; &quot;&quot;&quot;;[.$A21];&quot;&quot;&quot; &quot;&quot;.&quot;&quot; &quot;&quot;&quot;;[.$A21];&quot;_&quot;;[.$C21];&quot;.sentences.csv&quot;&quot; | tee &quot;;[.$A21];&quot;.m4a_transcript.json &amp;&quot;)" office:value-type="string" office:string-value="python3 &quot;/mnt/d/Documents/FEP-AI/Active Inference Podcast/sentencesToTranscripts.py&quot; &quot;msAMA-2022-11&quot; &quot;.&quot; &quot;msAMA-2022-11_AMA-Nov-2022.mp3.sentences.csv&quot; | tee msAMA-2022-11.m4a_transcript.json &amp;" calcext:value-type="string">
            <text:p>python3 "/mnt/d/Documents/FEP-AI/Active Inference Podcast/sentencesToTranscripts.py" "msAMA-2022-11" "." "msAMA-2022-11_AMA-Nov-2022.mp3.sentences.csv" | tee msAMA-2022-11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7</text:p>
          </table:table-cell>
          <table:table-cell office:value-type="date" office:date-value="2022-11-14" calcext:value-type="date">
            <text:p>2022-11-14</text:p>
          </table:table-cell>
          <table:table-cell office:value-type="string" calcext:value-type="string">
            <text:p>217-margaret levi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2];&quot;&quot;&quot; &quot;&quot;http://crisiscenter.us/Mindscape&quot;&quot; &quot;&quot;&quot;;SUBSTITUTE([.$C22];&quot;#&quot;;&quot;&quot;);&quot;&quot;&quot; | tee &quot;;[.$A22];&quot;_m4a_transcribe.json &amp;&quot;)" office:value-type="string" office:string-value="python3 &quot;/mnt/d/Documents/FEP-AI/Active Inference Podcast/SubmitToCloudWhisper_textbook.py&quot; &quot;ms217&quot; &quot;http://crisiscenter.us/Mindscape&quot; &quot;217-margaret levi.mp3&quot; | tee ms217_m4a_transcribe.json &amp;" calcext:value-type="string">
            <text:p>python3 "/mnt/d/Documents/FEP-AI/Active Inference Podcast/SubmitToCloudWhisper_textbook.py" "ms217" "http://crisiscenter.us/Mindscape" "217-margaret levi.mp3" | tee ms217_m4a_transcribe.json &amp;</text:p>
          </table:table-cell>
          <table:table-cell table:formula="of:=CONCATENATE(&quot;python3 &quot;&quot;/mnt/d/Documents/FEP-AI/Active Inference Podcast/sentencesToTranscripts.py&quot;&quot; &quot;&quot;&quot;;[.$A22];&quot;&quot;&quot; &quot;&quot;.&quot;&quot; &quot;&quot;&quot;;[.$A22];&quot;_&quot;;[.$C22];&quot;.sentences.csv&quot;&quot; | tee &quot;;[.$A22];&quot;.m4a_transcript.json &amp;&quot;)" office:value-type="string" office:string-value="python3 &quot;/mnt/d/Documents/FEP-AI/Active Inference Podcast/sentencesToTranscripts.py&quot; &quot;ms217&quot; &quot;.&quot; &quot;ms217_217-margaret levi.mp3.sentences.csv&quot; | tee ms217.m4a_transcript.json &amp;" calcext:value-type="string">
            <text:p>python3 "/mnt/d/Documents/FEP-AI/Active Inference Podcast/sentencesToTranscripts.py" "ms217" "." "ms217_217-margaret levi.mp3.sentences.csv" | tee ms217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8</text:p>
          </table:table-cell>
          <table:table-cell office:value-type="date" office:date-value="2022-11-21" calcext:value-type="date">
            <text:p>2022-11-21</text:p>
          </table:table-cell>
          <table:table-cell office:value-type="string" calcext:value-type="string">
            <text:p>218-raphael bousso.mp3</text:p>
          </table:table-cell>
          <table:table-cell table:number-columns-repeated="14"/>
          <table:table-cell table:style-name="ce108" table:formula="of:=CONCATENATE(&quot;python3 &quot;&quot;/mnt/d/Documents/FEP-AI/Active Inference Podcast/SubmitToCloudWhisper_textbook.py&quot;&quot; &quot;&quot;&quot;;[.$A23];&quot;&quot;&quot; &quot;&quot;http://crisiscenter.us/Mindscape&quot;&quot; &quot;&quot;&quot;;SUBSTITUTE([.$C23];&quot;#&quot;;&quot;&quot;);&quot;&quot;&quot; | tee &quot;;[.$A23];&quot;_m4a_transcribe.json &amp;&quot;)" office:value-type="string" office:string-value="python3 &quot;/mnt/d/Documents/FEP-AI/Active Inference Podcast/SubmitToCloudWhisper_textbook.py&quot; &quot;ms218&quot; &quot;http://crisiscenter.us/Mindscape&quot; &quot;218-raphael bousso.mp3&quot; | tee ms218_m4a_transcribe.json &amp;" calcext:value-type="string">
            <text:p>python3 "/mnt/d/Documents/FEP-AI/Active Inference Podcast/SubmitToCloudWhisper_textbook.py" "ms218" "http://crisiscenter.us/Mindscape" "218-raphael bousso.mp3" | tee ms218_m4a_transcribe.json &amp;</text:p>
          </table:table-cell>
          <table:table-cell table:formula="of:=CONCATENATE(&quot;python3 &quot;&quot;/mnt/d/Documents/FEP-AI/Active Inference Podcast/sentencesToTranscripts.py&quot;&quot; &quot;&quot;&quot;;[.$A23];&quot;&quot;&quot; &quot;&quot;.&quot;&quot; &quot;&quot;&quot;;[.$A23];&quot;_&quot;;[.$C23];&quot;.sentences.csv&quot;&quot; | tee &quot;;[.$A23];&quot;.m4a_transcript.json &amp;&quot;)" office:value-type="string" office:string-value="python3 &quot;/mnt/d/Documents/FEP-AI/Active Inference Podcast/sentencesToTranscripts.py&quot; &quot;ms218&quot; &quot;.&quot; &quot;ms218_218-raphael bousso.mp3.sentences.csv&quot; | tee ms218.m4a_transcript.json &amp;" calcext:value-type="string">
            <text:p>python3 "/mnt/d/Documents/FEP-AI/Active Inference Podcast/sentencesToTranscripts.py" "ms218" "." "ms218_218-raphael bousso.mp3.sentences.csv" | tee ms218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19</text:p>
          </table:table-cell>
          <table:table-cell office:value-type="date" office:date-value="2022-11-28" calcext:value-type="date">
            <text:p>2022-11-28</text:p>
          </table:table-cell>
          <table:table-cell office:value-type="string" calcext:value-type="string">
            <text:p>219-dani bassett perry zurn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4];&quot;&quot;&quot; &quot;&quot;http://crisiscenter.us/Mindscape&quot;&quot; &quot;&quot;&quot;;SUBSTITUTE([.$C24];&quot;#&quot;;&quot;&quot;);&quot;&quot;&quot; | tee &quot;;[.$A24];&quot;_m4a_transcribe.json &amp;&quot;)" office:value-type="string" office:string-value="python3 &quot;/mnt/d/Documents/FEP-AI/Active Inference Podcast/SubmitToCloudWhisper_textbook.py&quot; &quot;ms219&quot; &quot;http://crisiscenter.us/Mindscape&quot; &quot;219-dani bassett perry zurn.mp3&quot; | tee ms219_m4a_transcribe.json &amp;" calcext:value-type="string">
            <text:p>python3 "/mnt/d/Documents/FEP-AI/Active Inference Podcast/SubmitToCloudWhisper_textbook.py" "ms219" "http://crisiscenter.us/Mindscape" "219-dani bassett perry zurn.mp3" | tee ms219_m4a_transcribe.json &amp;</text:p>
          </table:table-cell>
          <table:table-cell table:formula="of:=CONCATENATE(&quot;python3 &quot;&quot;/mnt/d/Documents/FEP-AI/Active Inference Podcast/sentencesToTranscripts.py&quot;&quot; &quot;&quot;&quot;;[.$A24];&quot;&quot;&quot; &quot;&quot;.&quot;&quot; &quot;&quot;&quot;;[.$A24];&quot;_&quot;;[.$C24];&quot;.sentences.csv&quot;&quot; | tee &quot;;[.$A24];&quot;.m4a_transcript.json &amp;&quot;)" office:value-type="string" office:string-value="python3 &quot;/mnt/d/Documents/FEP-AI/Active Inference Podcast/sentencesToTranscripts.py&quot; &quot;ms219&quot; &quot;.&quot; &quot;ms219_219-dani bassett perry zurn.mp3.sentences.csv&quot; | tee ms219.m4a_transcript.json &amp;" calcext:value-type="string">
            <text:p>python3 "/mnt/d/Documents/FEP-AI/Active Inference Podcast/sentencesToTranscripts.py" "ms219" "." "ms219_219-dani bassett perry zurn.mp3.sentences.csv" | tee ms219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2-12</text:p>
          </table:table-cell>
          <table:table-cell office:value-type="date" office:date-value="2022-12-05" calcext:value-type="date">
            <text:p>2022-12-05</text:p>
          </table:table-cell>
          <table:table-cell office:value-type="string" calcext:value-type="string">
            <text:p>AMA-Dec-2022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5];&quot;&quot;&quot; &quot;&quot;http://crisiscenter.us/Mindscape&quot;&quot; &quot;&quot;&quot;;SUBSTITUTE([.$C25];&quot;#&quot;;&quot;&quot;);&quot;&quot;&quot; | tee &quot;;[.$A25];&quot;_m4a_transcribe.json &amp;&quot;)" office:value-type="string" office:string-value="python3 &quot;/mnt/d/Documents/FEP-AI/Active Inference Podcast/SubmitToCloudWhisper_textbook.py&quot; &quot;msAMA-2022-12&quot; &quot;http://crisiscenter.us/Mindscape&quot; &quot;AMA-Dec-2022.mp3&quot; | tee msAMA-2022-12_m4a_transcribe.json &amp;" calcext:value-type="string">
            <text:p>python3 "/mnt/d/Documents/FEP-AI/Active Inference Podcast/SubmitToCloudWhisper_textbook.py" "msAMA-2022-12" "http://crisiscenter.us/Mindscape" "AMA-Dec-2022.mp3" | tee msAMA-2022-12_m4a_transcribe.json &amp;</text:p>
          </table:table-cell>
          <table:table-cell table:formula="of:=CONCATENATE(&quot;python3 &quot;&quot;/mnt/d/Documents/FEP-AI/Active Inference Podcast/sentencesToTranscripts.py&quot;&quot; &quot;&quot;&quot;;[.$A25];&quot;&quot;&quot; &quot;&quot;.&quot;&quot; &quot;&quot;&quot;;[.$A25];&quot;_&quot;;[.$C25];&quot;.sentences.csv&quot;&quot; | tee &quot;;[.$A25];&quot;.m4a_transcript.json &amp;&quot;)" office:value-type="string" office:string-value="python3 &quot;/mnt/d/Documents/FEP-AI/Active Inference Podcast/sentencesToTranscripts.py&quot; &quot;msAMA-2022-12&quot; &quot;.&quot; &quot;msAMA-2022-12_AMA-Dec-2022.mp3.sentences.csv&quot; | tee msAMA-2022-12.m4a_transcript.json &amp;" calcext:value-type="string">
            <text:p>python3 "/mnt/d/Documents/FEP-AI/Active Inference Podcast/sentencesToTranscripts.py" "msAMA-2022-12" "." "msAMA-2022-12_AMA-Dec-2022.mp3.sentences.csv" | tee msAMA-2022-12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0</text:p>
          </table:table-cell>
          <table:table-cell office:value-type="date" office:date-value="2022-12-12" calcext:value-type="date">
            <text:p>2022-12-12</text:p>
          </table:table-cell>
          <table:table-cell office:value-type="string" calcext:value-type="string">
            <text:p>220-lara buchak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6];&quot;&quot;&quot; &quot;&quot;http://crisiscenter.us/Mindscape&quot;&quot; &quot;&quot;&quot;;SUBSTITUTE([.$C26];&quot;#&quot;;&quot;&quot;);&quot;&quot;&quot; | tee &quot;;[.$A26];&quot;_m4a_transcribe.json &amp;&quot;)" office:value-type="string" office:string-value="python3 &quot;/mnt/d/Documents/FEP-AI/Active Inference Podcast/SubmitToCloudWhisper_textbook.py&quot; &quot;ms220&quot; &quot;http://crisiscenter.us/Mindscape&quot; &quot;220-lara buchak.mp3&quot; | tee ms220_m4a_transcribe.json &amp;" calcext:value-type="string">
            <text:p>python3 "/mnt/d/Documents/FEP-AI/Active Inference Podcast/SubmitToCloudWhisper_textbook.py" "ms220" "http://crisiscenter.us/Mindscape" "220-lara buchak.mp3" | tee ms220_m4a_transcribe.json &amp;</text:p>
          </table:table-cell>
          <table:table-cell table:formula="of:=CONCATENATE(&quot;python3 &quot;&quot;/mnt/d/Documents/FEP-AI/Active Inference Podcast/sentencesToTranscripts.py&quot;&quot; &quot;&quot;&quot;;[.$A26];&quot;&quot;&quot; &quot;&quot;.&quot;&quot; &quot;&quot;&quot;;[.$A26];&quot;_&quot;;[.$C26];&quot;.sentences.csv&quot;&quot; | tee &quot;;[.$A26];&quot;.m4a_transcript.json &amp;&quot;)" office:value-type="string" office:string-value="python3 &quot;/mnt/d/Documents/FEP-AI/Active Inference Podcast/sentencesToTranscripts.py&quot; &quot;ms220&quot; &quot;.&quot; &quot;ms220_220-lara buchak.mp3.sentences.csv&quot; | tee ms220.m4a_transcript.json &amp;" calcext:value-type="string">
            <text:p>python3 "/mnt/d/Documents/FEP-AI/Active Inference Podcast/sentencesToTranscripts.py" "ms220" "." "ms220_220-lara buchak.mp3.sentences.csv" | tee ms220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HM2022</text:p>
          </table:table-cell>
          <table:table-cell office:value-type="date" office:date-value="2022-12-19" calcext:value-type="date">
            <text:p>2022-12-19</text:p>
          </table:table-cell>
          <table:table-cell office:value-type="string" calcext:value-type="string">
            <text:p>HM2022-thinking slowly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7];&quot;&quot;&quot; &quot;&quot;http://crisiscenter.us/Mindscape&quot;&quot; &quot;&quot;&quot;;SUBSTITUTE([.$C27];&quot;#&quot;;&quot;&quot;);&quot;&quot;&quot; | tee &quot;;[.$A27];&quot;_m4a_transcribe.json &amp;&quot;)" office:value-type="string" office:string-value="python3 &quot;/mnt/d/Documents/FEP-AI/Active Inference Podcast/SubmitToCloudWhisper_textbook.py&quot; &quot;msHM2022&quot; &quot;http://crisiscenter.us/Mindscape&quot; &quot;HM2022-thinking slowly.mp3&quot; | tee msHM2022_m4a_transcribe.json &amp;" calcext:value-type="string">
            <text:p>python3 "/mnt/d/Documents/FEP-AI/Active Inference Podcast/SubmitToCloudWhisper_textbook.py" "msHM2022" "http://crisiscenter.us/Mindscape" "HM2022-thinking slowly.mp3" | tee msHM2022_m4a_transcribe.json &amp;</text:p>
          </table:table-cell>
          <table:table-cell table:formula="of:=CONCATENATE(&quot;python3 &quot;&quot;/mnt/d/Documents/FEP-AI/Active Inference Podcast/sentencesToTranscripts.py&quot;&quot; &quot;&quot;&quot;;[.$A27];&quot;&quot;&quot; &quot;&quot;.&quot;&quot; &quot;&quot;&quot;;[.$A27];&quot;_&quot;;[.$C27];&quot;.sentences.csv&quot;&quot; | tee &quot;;[.$A27];&quot;.m4a_transcript.json &amp;&quot;)" office:value-type="string" office:string-value="python3 &quot;/mnt/d/Documents/FEP-AI/Active Inference Podcast/sentencesToTranscripts.py&quot; &quot;msHM2022&quot; &quot;.&quot; &quot;msHM2022_HM2022-thinking slowly.mp3.sentences.csv&quot; | tee msHM2022.m4a_transcript.json &amp;" calcext:value-type="string">
            <text:p>python3 "/mnt/d/Documents/FEP-AI/Active Inference Podcast/sentencesToTranscripts.py" "msHM2022" "." "msHM2022_HM2022-thinking slowly.mp3.sentences.csv" | tee msHM2022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1</text:p>
          </table:table-cell>
          <table:table-cell office:value-type="date" office:date-value="2023-01-02" calcext:value-type="date">
            <text:p>2023-01-02</text:p>
          </table:table-cell>
          <table:table-cell office:value-type="string" calcext:value-type="string">
            <text:p>221-adam bulley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8];&quot;&quot;&quot; &quot;&quot;http://crisiscenter.us/Mindscape&quot;&quot; &quot;&quot;&quot;;SUBSTITUTE([.$C28];&quot;#&quot;;&quot;&quot;);&quot;&quot;&quot; | tee &quot;;[.$A28];&quot;_m4a_transcribe.json &amp;&quot;)" office:value-type="string" office:string-value="python3 &quot;/mnt/d/Documents/FEP-AI/Active Inference Podcast/SubmitToCloudWhisper_textbook.py&quot; &quot;ms221&quot; &quot;http://crisiscenter.us/Mindscape&quot; &quot;221-adam bulley.mp3&quot; | tee ms221_m4a_transcribe.json &amp;" calcext:value-type="string">
            <text:p>python3 "/mnt/d/Documents/FEP-AI/Active Inference Podcast/SubmitToCloudWhisper_textbook.py" "ms221" "http://crisiscenter.us/Mindscape" "221-adam bulley.mp3" | tee ms221_m4a_transcribe.json &amp;</text:p>
          </table:table-cell>
          <table:table-cell table:formula="of:=CONCATENATE(&quot;python3 &quot;&quot;/mnt/d/Documents/FEP-AI/Active Inference Podcast/sentencesToTranscripts.py&quot;&quot; &quot;&quot;&quot;;[.$A28];&quot;&quot;&quot; &quot;&quot;.&quot;&quot; &quot;&quot;&quot;;[.$A28];&quot;_&quot;;[.$C28];&quot;.sentences.csv&quot;&quot; | tee &quot;;[.$A28];&quot;.m4a_transcript.json &amp;&quot;)" office:value-type="string" office:string-value="python3 &quot;/mnt/d/Documents/FEP-AI/Active Inference Podcast/sentencesToTranscripts.py&quot; &quot;ms221&quot; &quot;.&quot; &quot;ms221_221-adam bulley.mp3.sentences.csv&quot; | tee ms221.m4a_transcript.json &amp;" calcext:value-type="string">
            <text:p>python3 "/mnt/d/Documents/FEP-AI/Active Inference Podcast/sentencesToTranscripts.py" "ms221" "." "ms221_221-adam bulley.mp3.sentences.csv" | tee ms221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2</text:p>
          </table:table-cell>
          <table:table-cell office:value-type="date" office:date-value="2023-01-09" calcext:value-type="date">
            <text:p>2023-01-09</text:p>
          </table:table-cell>
          <table:table-cell office:value-type="string" calcext:value-type="string">
            <text:p>222-andrew strominger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29];&quot;&quot;&quot; &quot;&quot;http://crisiscenter.us/Mindscape&quot;&quot; &quot;&quot;&quot;;SUBSTITUTE([.$C29];&quot;#&quot;;&quot;&quot;);&quot;&quot;&quot; | tee &quot;;[.$A29];&quot;_m4a_transcribe.json &amp;&quot;)" office:value-type="string" office:string-value="python3 &quot;/mnt/d/Documents/FEP-AI/Active Inference Podcast/SubmitToCloudWhisper_textbook.py&quot; &quot;ms222&quot; &quot;http://crisiscenter.us/Mindscape&quot; &quot;222-andrew strominger.mp3&quot; | tee ms222_m4a_transcribe.json &amp;" calcext:value-type="string">
            <text:p>python3 "/mnt/d/Documents/FEP-AI/Active Inference Podcast/SubmitToCloudWhisper_textbook.py" "ms222" "http://crisiscenter.us/Mindscape" "222-andrew strominger.mp3" | tee ms222_m4a_transcribe.json &amp;</text:p>
          </table:table-cell>
          <table:table-cell table:formula="of:=CONCATENATE(&quot;python3 &quot;&quot;/mnt/d/Documents/FEP-AI/Active Inference Podcast/sentencesToTranscripts.py&quot;&quot; &quot;&quot;&quot;;[.$A29];&quot;&quot;&quot; &quot;&quot;.&quot;&quot; &quot;&quot;&quot;;[.$A29];&quot;_&quot;;[.$C29];&quot;.sentences.csv&quot;&quot; | tee &quot;;[.$A29];&quot;.m4a_transcript.json &amp;&quot;)" office:value-type="string" office:string-value="python3 &quot;/mnt/d/Documents/FEP-AI/Active Inference Podcast/sentencesToTranscripts.py&quot; &quot;ms222&quot; &quot;.&quot; &quot;ms222_222-andrew strominger.mp3.sentences.csv&quot; | tee ms222.m4a_transcript.json &amp;" calcext:value-type="string">
            <text:p>python3 "/mnt/d/Documents/FEP-AI/Active Inference Podcast/sentencesToTranscripts.py" "ms222" "." "ms222_222-andrew strominger.mp3.sentences.csv" | tee ms222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3</text:p>
          </table:table-cell>
          <table:table-cell office:value-type="date" office:date-value="2023-01-16" calcext:value-type="date">
            <text:p>2023-01-16</text:p>
          </table:table-cell>
          <table:table-cell office:value-type="string" calcext:value-type="string">
            <text:p>223-tania lombrozo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30];&quot;&quot;&quot; &quot;&quot;http://crisiscenter.us/Mindscape&quot;&quot; &quot;&quot;&quot;;SUBSTITUTE([.$C30];&quot;#&quot;;&quot;&quot;);&quot;&quot;&quot; | tee &quot;;[.$A30];&quot;_m4a_transcribe.json &amp;&quot;)" office:value-type="string" office:string-value="python3 &quot;/mnt/d/Documents/FEP-AI/Active Inference Podcast/SubmitToCloudWhisper_textbook.py&quot; &quot;ms223&quot; &quot;http://crisiscenter.us/Mindscape&quot; &quot;223-tania lombrozo.mp3&quot; | tee ms223_m4a_transcribe.json &amp;" calcext:value-type="string">
            <text:p>python3 "/mnt/d/Documents/FEP-AI/Active Inference Podcast/SubmitToCloudWhisper_textbook.py" "ms223" "http://crisiscenter.us/Mindscape" "223-tania lombrozo.mp3" | tee ms223_m4a_transcribe.json &amp;</text:p>
          </table:table-cell>
          <table:table-cell table:formula="of:=CONCATENATE(&quot;python3 &quot;&quot;/mnt/d/Documents/FEP-AI/Active Inference Podcast/sentencesToTranscripts.py&quot;&quot; &quot;&quot;&quot;;[.$A30];&quot;&quot;&quot; &quot;&quot;.&quot;&quot; &quot;&quot;&quot;;[.$A30];&quot;_&quot;;[.$C30];&quot;.sentences.csv&quot;&quot; | tee &quot;;[.$A30];&quot;.m4a_transcript.json &amp;&quot;)" office:value-type="string" office:string-value="python3 &quot;/mnt/d/Documents/FEP-AI/Active Inference Podcast/sentencesToTranscripts.py&quot; &quot;ms223&quot; &quot;.&quot; &quot;ms223_223-tania lombrozo.mp3.sentences.csv&quot; | tee ms223.m4a_transcript.json &amp;" calcext:value-type="string">
            <text:p>python3 "/mnt/d/Documents/FEP-AI/Active Inference Podcast/sentencesToTranscripts.py" "ms223" "." "ms223_223-tania lombrozo.mp3.sentences.csv" | tee ms223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4</text:p>
          </table:table-cell>
          <table:table-cell office:value-type="date" office:date-value="2023-01-23" calcext:value-type="date">
            <text:p>2023-01-23</text:p>
          </table:table-cell>
          <table:table-cell office:value-type="string" calcext:value-type="string">
            <text:p>224-edward tufte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31];&quot;&quot;&quot; &quot;&quot;http://crisiscenter.us/Mindscape&quot;&quot; &quot;&quot;&quot;;SUBSTITUTE([.$C31];&quot;#&quot;;&quot;&quot;);&quot;&quot;&quot; | tee &quot;;[.$A31];&quot;_m4a_transcribe.json &amp;&quot;)" office:value-type="string" office:string-value="python3 &quot;/mnt/d/Documents/FEP-AI/Active Inference Podcast/SubmitToCloudWhisper_textbook.py&quot; &quot;ms224&quot; &quot;http://crisiscenter.us/Mindscape&quot; &quot;224-edward tufte.mp3&quot; | tee ms224_m4a_transcribe.json &amp;" calcext:value-type="string">
            <text:p>python3 "/mnt/d/Documents/FEP-AI/Active Inference Podcast/SubmitToCloudWhisper_textbook.py" "ms224" "http://crisiscenter.us/Mindscape" "224-edward tufte.mp3" | tee ms224_m4a_transcribe.json &amp;</text:p>
          </table:table-cell>
          <table:table-cell table:formula="of:=CONCATENATE(&quot;python3 &quot;&quot;/mnt/d/Documents/FEP-AI/Active Inference Podcast/sentencesToTranscripts.py&quot;&quot; &quot;&quot;&quot;;[.$A31];&quot;&quot;&quot; &quot;&quot;.&quot;&quot; &quot;&quot;&quot;;[.$A31];&quot;_&quot;;[.$C31];&quot;.sentences.csv&quot;&quot; | tee &quot;;[.$A31];&quot;.m4a_transcript.json &amp;&quot;)" office:value-type="string" office:string-value="python3 &quot;/mnt/d/Documents/FEP-AI/Active Inference Podcast/sentencesToTranscripts.py&quot; &quot;ms224&quot; &quot;.&quot; &quot;ms224_224-edward tufte.mp3.sentences.csv&quot; | tee ms224.m4a_transcript.json &amp;" calcext:value-type="string">
            <text:p>python3 "/mnt/d/Documents/FEP-AI/Active Inference Podcast/sentencesToTranscripts.py" "ms224" "." "ms224_224-edward tufte.mp3.sentences.csv" | tee ms224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5</text:p>
          </table:table-cell>
          <table:table-cell office:value-type="date" office:date-value="2023-01-30" calcext:value-type="date">
            <text:p>2023-01-30</text:p>
          </table:table-cell>
          <table:table-cell office:value-type="string" calcext:value-type="string">
            <text:p>225-michael tomasello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32];&quot;&quot;&quot; &quot;&quot;http://crisiscenter.us/Mindscape&quot;&quot; &quot;&quot;&quot;;SUBSTITUTE([.$C32];&quot;#&quot;;&quot;&quot;);&quot;&quot;&quot; | tee &quot;;[.$A32];&quot;_m4a_transcribe.json &amp;&quot;)" office:value-type="string" office:string-value="python3 &quot;/mnt/d/Documents/FEP-AI/Active Inference Podcast/SubmitToCloudWhisper_textbook.py&quot; &quot;ms225&quot; &quot;http://crisiscenter.us/Mindscape&quot; &quot;225-michael tomasello.mp3&quot; | tee ms225_m4a_transcribe.json &amp;" calcext:value-type="string">
            <text:p>python3 "/mnt/d/Documents/FEP-AI/Active Inference Podcast/SubmitToCloudWhisper_textbook.py" "ms225" "http://crisiscenter.us/Mindscape" "225-michael tomasello.mp3" | tee ms225_m4a_transcribe.json &amp;</text:p>
          </table:table-cell>
          <table:table-cell table:formula="of:=CONCATENATE(&quot;python3 &quot;&quot;/mnt/d/Documents/FEP-AI/Active Inference Podcast/sentencesToTranscripts.py&quot;&quot; &quot;&quot;&quot;;[.$A32];&quot;&quot;&quot; &quot;&quot;.&quot;&quot; &quot;&quot;&quot;;[.$A32];&quot;_&quot;;[.$C32];&quot;.sentences.csv&quot;&quot; | tee &quot;;[.$A32];&quot;.m4a_transcript.json &amp;&quot;)" office:value-type="string" office:string-value="python3 &quot;/mnt/d/Documents/FEP-AI/Active Inference Podcast/sentencesToTranscripts.py&quot; &quot;ms225&quot; &quot;.&quot; &quot;ms225_225-michael tomasello.mp3.sentences.csv&quot; | tee ms225.m4a_transcript.json &amp;" calcext:value-type="string">
            <text:p>python3 "/mnt/d/Documents/FEP-AI/Active Inference Podcast/sentencesToTranscripts.py" "ms225" "." "ms225_225-michael tomasello.mp3.sentences.csv" | tee ms225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AMA-2023-02</text:p>
          </table:table-cell>
          <table:table-cell office:value-type="date" office:date-value="2023-02-06" calcext:value-type="date">
            <text:p>2023-02-06</text:p>
          </table:table-cell>
          <table:table-cell office:value-type="string" calcext:value-type="string">
            <text:p>AMA-Feb-2023.mp3</text:p>
          </table:table-cell>
          <table:table-cell table:number-columns-repeated="14"/>
          <table:table-cell table:style-name="ce87" table:formula="of:=CONCATENATE(&quot;python3 &quot;&quot;/mnt/d/Documents/FEP-AI/Active Inference Podcast/SubmitToCloudWhisper_textbook.py&quot;&quot; &quot;&quot;&quot;;[.$A33];&quot;&quot;&quot; &quot;&quot;http://crisiscenter.us/Mindscape&quot;&quot; &quot;&quot;&quot;;SUBSTITUTE([.$C33];&quot;#&quot;;&quot;&quot;);&quot;&quot;&quot; | tee &quot;;[.$A33];&quot;_m4a_transcribe.json &amp;&quot;)" office:value-type="string" office:string-value="python3 &quot;/mnt/d/Documents/FEP-AI/Active Inference Podcast/SubmitToCloudWhisper_textbook.py&quot; &quot;msAMA-2023-02&quot; &quot;http://crisiscenter.us/Mindscape&quot; &quot;AMA-Feb-2023.mp3&quot; | tee msAMA-2023-02_m4a_transcribe.json &amp;" calcext:value-type="string">
            <text:p>python3 "/mnt/d/Documents/FEP-AI/Active Inference Podcast/SubmitToCloudWhisper_textbook.py" "msAMA-2023-02" "http://crisiscenter.us/Mindscape" "AMA-Feb-2023.mp3" | tee msAMA-2023-02_m4a_transcribe.json &amp;</text:p>
          </table:table-cell>
          <table:table-cell table:formula="of:=CONCATENATE(&quot;python3 &quot;&quot;/mnt/d/Documents/FEP-AI/Active Inference Podcast/sentencesToTranscripts_X.py&quot;&quot; &quot;&quot;&quot;;[.$A33];&quot;&quot;&quot; &quot;&quot;.&quot;&quot; &quot;&quot;&quot;;[.$A33];&quot;_&quot;;[.$C33];&quot;.sentences.csv&quot;&quot; | tee &quot;;[.$A33];&quot;.m4a_transcript.json &amp;&quot;)" office:value-type="string" office:string-value="python3 &quot;/mnt/d/Documents/FEP-AI/Active Inference Podcast/sentencesToTranscripts_X.py&quot; &quot;msAMA-2023-02&quot; &quot;.&quot; &quot;msAMA-2023-02_AMA-Feb-2023.mp3.sentences.csv&quot; | tee msAMA-2023-02.m4a_transcript.json &amp;" calcext:value-type="string">
            <text:p>python3 "/mnt/d/Documents/FEP-AI/Active Inference Podcast/sentencesToTranscripts_X.py" "msAMA-2023-02" "." "msAMA-2023-02_AMA-Feb-2023.mp3.sentences.csv" | tee msAMA-2023-02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ms226</text:p>
          </table:table-cell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>
          <table:table-cell office:value-type="string" calcext:value-type="string">
            <text:p>ms227</text:p>
          </table:table-cell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>
          <table:table-cell office:value-type="string" calcext:value-type="string">
            <text:p>ms228</text:p>
          </table:table-cell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>
          <table:table-cell office:value-type="string" calcext:value-type="string">
            <text:p>ms229</text:p>
          </table:table-cell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 table:number-rows-repeated="2">
          <table:table-cell/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>
          <table:table-cell office:value-type="string" calcext:value-type="string">
            <text:p>wolfr2023-02-15</text:p>
          </table:table-cell>
          <table:table-cell office:value-type="date" office:date-value="2023-02-15" calcext:value-type="date">
            <text:p>2023-02-15</text:p>
          </table:table-cell>
          <table:table-cell office:value-type="string" calcext:value-type="string">
            <text:p>The Long Story of How Neural Nets Got to Where They Are A Conversation with Terry Sejnowski.m4a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40];&quot;&quot;&quot; &quot;&quot;http://crisiscenter.us/misc&quot;&quot; &quot;&quot;&quot;;SUBSTITUTE([.$C40];&quot;#&quot;;&quot;&quot;);&quot;&quot;&quot; | tee &quot;;[.$A40];&quot;.m4a.json &amp;&quot;)" office:value-type="string" office:string-value="python3 &quot;/mnt/d/Documents/FEP-AI/Active Inference Podcast/SubmitToCloudWhisper_textbook.py&quot; &quot;wolfr2023-02-15&quot; &quot;http://crisiscenter.us/misc&quot; &quot;The Long Story of How Neural Nets Got to Where They Are A Conversation with Terry Sejnowski.m4a&quot; | tee wolfr2023-02-15.m4a.json &amp;" calcext:value-type="string">
            <text:p>python3 "/mnt/d/Documents/FEP-AI/Active Inference Podcast/SubmitToCloudWhisper_textbook.py" "wolfr2023-02-15" "http://crisiscenter.us/misc" "The Long Story of How Neural Nets Got to Where They Are A Conversation with Terry Sejnowski.m4a" | tee wolfr2023-02-15.m4a.json &amp;</text:p>
          </table:table-cell>
          <table:table-cell table:formula="of:=CONCATENATE(&quot;python3 &quot;&quot;/mnt/d/Documents/FEP-AI/Active Inference Podcast/sentencesToTranscripts.py&quot;&quot; &quot;&quot;&quot;;[.$A40];&quot;&quot;&quot; &quot;&quot;.&quot;&quot; &quot;&quot;&quot;;[.$A40];&quot;_&quot;;[.$C40];&quot;.sentences.csv&quot;&quot; | tee &quot;;[.$A40];&quot;.m4a_transcript.json &amp;&quot;)" office:value-type="string" office:string-value="python3 &quot;/mnt/d/Documents/FEP-AI/Active Inference Podcast/sentencesToTranscripts.py&quot; &quot;wolfr2023-02-15&quot; &quot;.&quot; &quot;wolfr2023-02-15_The Long Story of How Neural Nets Got to Where They Are A Conversation with Terry Sejnowski.m4a.sentences.csv&quot; | tee wolfr2023-02-15.m4a_transcript.json &amp;" calcext:value-type="string">
            <text:p>python3 "/mnt/d/Documents/FEP-AI/Active Inference Podcast/sentencesToTranscripts.py" "wolfr2023-02-15" "." "wolfr2023-02-15_The Long Story of How Neural Nets Got to Where They Are A Conversation with Terry Sejnowski.m4a.sentences.csv" | tee wolfr2023-02-15.m4a_transcript.json &amp;</text:p>
          </table:table-cell>
          <table:table-cell table:number-columns-repeated="16365"/>
        </table:table-row>
        <table:table-row table:style-name="ro3">
          <table:table-cell office:value-type="string" calcext:value-type="string">
            <text:p>wolfr2022-02-01</text:p>
          </table:table-cell>
          <table:table-cell table:style-name="Default"/>
          <table:table-cell office:value-type="string" calcext:value-type="string">
            <text:p>A conversation between Terry Sejnowski and Stephen Wolfram.m4a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41];&quot;&quot;&quot; &quot;&quot;http://crisiscenter.us/misc&quot;&quot; &quot;&quot;&quot;;SUBSTITUTE([.$C41];&quot;#&quot;;&quot;&quot;);&quot;&quot;&quot; | tee &quot;;[.$A41];&quot;.m4a.json &amp;&quot;)" office:value-type="string" office:string-value="python3 &quot;/mnt/d/Documents/FEP-AI/Active Inference Podcast/SubmitToCloudWhisper_textbook.py&quot; &quot;wolfr2022-02-01&quot; &quot;http://crisiscenter.us/misc&quot; &quot;A conversation between Terry Sejnowski and Stephen Wolfram.m4a&quot; | tee wolfr2022-02-01.m4a.json &amp;" calcext:value-type="string">
            <text:p>python3 "/mnt/d/Documents/FEP-AI/Active Inference Podcast/SubmitToCloudWhisper_textbook.py" "wolfr2022-02-01" "http://crisiscenter.us/misc" "A conversation between Terry Sejnowski and Stephen Wolfram.m4a" | tee wolfr2022-02-01.m4a.json &amp;</text:p>
          </table:table-cell>
          <table:table-cell table:formula="of:=CONCATENATE(&quot;python3 &quot;&quot;/mnt/d/Documents/FEP-AI/Active Inference Podcast/sentencesToTranscripts.py&quot;&quot; &quot;&quot;&quot;;[.$A41];&quot;&quot;&quot; &quot;&quot;.&quot;&quot; &quot;&quot;&quot;;[.$A41];&quot;_&quot;;[.$C41];&quot;.sentences.csv&quot;&quot; | tee &quot;;[.$A41];&quot;.m4a_transcript.json &amp;&quot;)" office:value-type="string" office:string-value="python3 &quot;/mnt/d/Documents/FEP-AI/Active Inference Podcast/sentencesToTranscripts.py&quot; &quot;wolfr2022-02-01&quot; &quot;.&quot; &quot;wolfr2022-02-01_A conversation between Terry Sejnowski and Stephen Wolfram.m4a.sentences.csv&quot; | tee wolfr2022-02-01.m4a_transcript.json &amp;" calcext:value-type="string">
            <text:p>python3 "/mnt/d/Documents/FEP-AI/Active Inference Podcast/sentencesToTranscripts.py" "wolfr2022-02-01" "." "wolfr2022-02-01_A conversation between Terry Sejnowski and Stephen Wolfram.m4a.sentences.csv" | tee wolfr2022-02-01.m4a_transcript.json &amp;</text:p>
          </table:table-cell>
          <table:table-cell table:number-columns-repeated="16365"/>
        </table:table-row>
        <table:table-row table:style-name="ro3">
          <table:table-cell/>
          <table:table-cell table:style-name="Default"/>
          <table:table-cell table:number-columns-repeated="15"/>
          <table:table-cell table:style-name="Default" table:number-columns-repeated="2"/>
          <table:table-cell table:number-columns-repeated="16365"/>
        </table:table-row>
        <table:table-row table:style-name="ro3">
          <table:table-cell office:value-type="string" calcext:value-type="string">
            <text:p>eyeOnAI_20230119</text:p>
          </table:table-cell>
          <table:table-cell table:style-name="Default"/>
          <table:table-cell office:value-type="string" calcext:value-type="string">
            <text:p>Geoff_Hinton_Final.mp3</text:p>
          </table:table-cell>
          <table:table-cell table:number-columns-repeated="14"/>
          <table:table-cell table:formula="of:=CONCATENATE(&quot;python3 &quot;&quot;/mnt/d/Documents/FEP-AI/Active Inference Podcast/SubmitToCloudWhisper_textbook.py&quot;&quot; &quot;&quot;&quot;;[.$A43];&quot;&quot;&quot; &quot;&quot;http://crisiscenter.us/misc&quot;&quot; &quot;&quot;&quot;;SUBSTITUTE([.$C43];&quot;#&quot;;&quot;&quot;);&quot;&quot;&quot; | tee &quot;;[.$A43];&quot;.m4a.json &amp;&quot;)" office:value-type="string" office:string-value="python3 &quot;/mnt/d/Documents/FEP-AI/Active Inference Podcast/SubmitToCloudWhisper_textbook.py&quot; &quot;eyeOnAI_20230119&quot; &quot;http://crisiscenter.us/misc&quot; &quot;Geoff_Hinton_Final.mp3&quot; | tee eyeOnAI_20230119.m4a.json &amp;" calcext:value-type="string">
            <text:p>python3 "/mnt/d/Documents/FEP-AI/Active Inference Podcast/SubmitToCloudWhisper_textbook.py" "eyeOnAI_20230119" "http://crisiscenter.us/misc" "Geoff_Hinton_Final.mp3" | tee eyeOnAI_20230119.m4a.json &amp;</text:p>
          </table:table-cell>
          <table:table-cell table:formula="of:=CONCATENATE(&quot;python3 &quot;&quot;/mnt/d/Documents/FEP-AI/Active Inference Podcast/sentencesToTranscripts.py&quot;&quot; &quot;&quot;&quot;;[.$A43];&quot;&quot;&quot; &quot;&quot;.&quot;&quot; &quot;&quot;&quot;;[.$A43];&quot;_&quot;;[.$C43];&quot;.sentences.csv&quot;&quot; | tee &quot;;[.$A43];&quot;.m4a_transcript.json &amp;&quot;)" office:value-type="string" office:string-value="python3 &quot;/mnt/d/Documents/FEP-AI/Active Inference Podcast/sentencesToTranscripts.py&quot; &quot;eyeOnAI_20230119&quot; &quot;.&quot; &quot;eyeOnAI_20230119_Geoff_Hinton_Final.mp3.sentences.csv&quot; | tee eyeOnAI_20230119.m4a_transcript.json &amp;" calcext:value-type="string">
            <text:p>python3 "/mnt/d/Documents/FEP-AI/Active Inference Podcast/sentencesToTranscripts.py" "eyeOnAI_20230119" "." "eyeOnAI_20230119_Geoff_Hinton_Final.mp3.sentences.csv" | tee eyeOnAI_20230119.m4a_transcript.json &amp;</text:p>
          </table:table-cell>
          <table:table-cell table:number-columns-repeated="16365"/>
        </table:table-row>
      </table:table>
      <table:table table:name="GerEdlWS" table:style-name="ta1">
        <table:table-column table:style-name="co31" table:default-cell-style-name="Default"/>
        <table:table-column table:style-name="co17" table:number-columns-repeated="19" table:default-cell-style-name="Default"/>
        <table:table-column table:style-name="co32" table:default-cell-style-name="Default"/>
        <table:table-column table:style-name="co17" table:default-cell-style-name="ce113"/>
        <table:table-column table:style-name="co17" table:number-columns-repeated="13" table:default-cell-style-name="Default"/>
        <table:table-row table:style-name="ro7">
          <table:table-cell table:style-name="ce81" office:value-type="string" calcext:value-type="string">
            <text:p>videoLabel</text:p>
          </table:table-cell>
          <table:table-cell table:style-name="ce81" office:value-type="string" calcext:value-type="string">
            <text:p>Local Google/YouTube (en).srt file name</text:p>
          </table:table-cell>
          <table:table-cell table:style-name="ce81" office:value-type="string" calcext:value-type="string">
            <text:p>video/audio IDName</text:p>
          </table:table-cell>
          <table:table-cell table:style-name="ce47" office:value-type="string" calcext:value-type="string">
            <text:p>speakerCount</text:p>
          </table:table-cell>
          <table:table-cell table:style-name="ce47" office:value-type="string" calcext:value-type="string">
            <text:p>speakerATurns</text:p>
          </table:table-cell>
          <table:table-cell table:style-name="ce47" office:value-type="string" calcext:value-type="string">
            <text:p>speakerBTurns</text:p>
          </table:table-cell>
          <table:table-cell table:style-name="ce47" office:value-type="string" calcext:value-type="string">
            <text:p>speakerCTurns</text:p>
          </table:table-cell>
          <table:table-cell table:style-name="ce47" office:value-type="string" calcext:value-type="string">
            <text:p>speakerDTurns</text:p>
          </table:table-cell>
          <table:table-cell table:style-name="ce47" office:value-type="string" calcext:value-type="string">
            <text:p>speakerETurns</text:p>
          </table:table-cell>
          <table:table-cell table:style-name="ce47" office:value-type="string" calcext:value-type="string">
            <text:p>speakerFTurns</text:p>
          </table:table-cell>
          <table:table-cell table:style-name="ce47" office:value-type="string" calcext:value-type="string">
            <text:p>speakerGTurns</text:p>
          </table:table-cell>
          <table:table-cell table:style-name="ce47" office:value-type="string" calcext:value-type="string">
            <text:p>speakerHTurns</text:p>
          </table:table-cell>
          <table:table-cell table:style-name="ce47" office:value-type="string" calcext:value-type="string">
            <text:p>speakerITurns</text:p>
          </table:table-cell>
          <table:table-cell table:style-name="ce47" office:value-type="string" calcext:value-type="string">
            <text:p>speakerJTurns</text:p>
          </table:table-cell>
          <table:table-cell table:style-name="ce47" office:value-type="string" calcext:value-type="string">
            <text:p>speakerKTurns</text:p>
          </table:table-cell>
          <table:table-cell table:style-name="ce47"/>
          <table:table-cell table:style-name="ce47" office:value-type="string" calcext:value-type="string">
            <text:p>YouTube SRT to CSV</text:p>
          </table:table-cell>
          <table:table-cell table:style-name="ce47" office:value-type="string" calcext:value-type="string">
            <text:p>SubmitToCloudWhisper (online)</text:p>
          </table:table-cell>
          <table:table-cell table:style-name="ce47" office:value-type="string" calcext:value-type="string">
            <text:p>sentencesToTranscripts.py (locally executed)</text:p>
          </table:table-cell>
          <table:table-cell table:style-name="ce47" office:value-type="string" calcext:value-type="string">
            <text:p>StanzNLP</text:p>
          </table:table-cell>
          <table:table-cell table:style-name="ce89" office:value-type="string" calcext:value-type="string">
            <text:p>Video file name in YouTube</text:p>
          </table:table-cell>
          <table:table-cell table:style-name="ce47" table:number-columns-repeated="14"/>
        </table:table-row>
        <table:table-row table:style-name="ro8">
          <table:table-cell office:value-type="string" calcext:value-type="string">
            <text:p>GerEdlWS-001</text:p>
          </table:table-cell>
          <table:table-cell/>
          <table:table-cell office:value-type="string" calcext:value-type="string">
            <text:p>01 Gerald Edelman - Love of music in early childhood (1 86).m4a</text:p>
          </table:table-cell>
          <table:table-cell table:number-columns-repeated="17"/>
          <table:table-cell office:value-type="string" calcext:value-type="string">
            <text:p>Gerald Edelman - Love of music in early childhood (1 86).mp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2</text:p>
          </table:table-cell>
          <table:table-cell/>
          <table:table-cell office:value-type="string" calcext:value-type="string">
            <text:p>02 Gerald Edelman - Learning how to pick locks (2 86).m4a</text:p>
          </table:table-cell>
          <table:table-cell table:number-columns-repeated="17"/>
          <table:table-cell office:value-type="string" calcext:value-type="string">
            <text:p>Gerald Edelman - Learning how to pick locks (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3</text:p>
          </table:table-cell>
          <table:table-cell/>
          <table:table-cell office:value-type="string" calcext:value-type="string">
            <text:p>03 Gerald Edelman - Getting into science (3 86).m4a</text:p>
          </table:table-cell>
          <table:table-cell table:number-columns-repeated="17"/>
          <table:table-cell office:value-type="string" calcext:value-type="string">
            <text:p>Gerald Edelman - Getting into science (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4</text:p>
          </table:table-cell>
          <table:table-cell/>
          <table:table-cell office:value-type="string" calcext:value-type="string">
            <text:p>04 Gerald Edelman - My first bit of scientific research (4 86).m4a</text:p>
          </table:table-cell>
          <table:table-cell table:number-columns-repeated="17"/>
          <table:table-cell office:value-type="string" calcext:value-type="string">
            <text:p>Gerald Edelman - My first bit of scientific research (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5</text:p>
          </table:table-cell>
          <table:table-cell/>
          <table:table-cell office:value-type="string" calcext:value-type="string">
            <text:p>05 Gerald Edelman - My interview for Massachusetts General Hospital (5 86).m4a</text:p>
          </table:table-cell>
          <table:table-cell table:number-columns-repeated="17"/>
          <table:table-cell office:value-type="string" calcext:value-type="string">
            <text:p>Gerald Edelman - My interview for Massachusetts General Hospital (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6</text:p>
          </table:table-cell>
          <table:table-cell/>
          <table:table-cell office:value-type="string" calcext:value-type="string">
            <text:p>06 Gerald Edelman - Working long hours at Massachusetts General Hospital (6 86).m4a</text:p>
          </table:table-cell>
          <table:table-cell table:number-columns-repeated="17"/>
          <table:table-cell office:value-type="string" calcext:value-type="string">
            <text:p>Gerald Edelman - Working long hours at Massachusetts General Hospital (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7</text:p>
          </table:table-cell>
          <table:table-cell/>
          <table:table-cell office:value-type="string" calcext:value-type="string">
            <text:p>07 Gerald Edelman - Diagnosis Then and now (7 86).m4a</text:p>
          </table:table-cell>
          <table:table-cell table:number-columns-repeated="17"/>
          <table:table-cell office:value-type="string" calcext:value-type="string">
            <text:p>Gerald Edelman - Diagnosis Then and now (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8</text:p>
          </table:table-cell>
          <table:table-cell/>
          <table:table-cell office:value-type="string" calcext:value-type="string">
            <text:p>08 Gerald Edelman - Getting drafted and ending up in Paris (8 86).m4a</text:p>
          </table:table-cell>
          <table:table-cell table:number-columns-repeated="17"/>
          <table:table-cell office:value-type="string" calcext:value-type="string">
            <text:p>Gerald Edelman - Getting drafted and ending up in Paris (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09</text:p>
          </table:table-cell>
          <table:table-cell/>
          <table:table-cell office:value-type="string" calcext:value-type="string">
            <text:p>09 Gerald Edelman - The American Library in Paris and going to the Rockefeller Institute (9 86).m4a</text:p>
          </table:table-cell>
          <table:table-cell table:number-columns-repeated="17"/>
          <table:table-cell office:value-type="string" calcext:value-type="string">
            <text:p>Gerald Edelman - The American Library in Paris and going to the Rockefeller Institute (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0</text:p>
          </table:table-cell>
          <table:table-cell/>
          <table:table-cell office:value-type="string" calcext:value-type="string">
            <text:p>10 Gerald Edelman - An army anecdote (10 86).m4a</text:p>
          </table:table-cell>
          <table:table-cell table:number-columns-repeated="17"/>
          <table:table-cell office:value-type="string" calcext:value-type="string">
            <text:p>Gerald Edelman - An army anecdote (1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1</text:p>
          </table:table-cell>
          <table:table-cell/>
          <table:table-cell office:value-type="string" calcext:value-type="string">
            <text:p>11 Gerald Edelman - Developing my interest in gamma globulin at the Rockefeller Institute (11 86).m4a</text:p>
          </table:table-cell>
          <table:table-cell table:number-columns-repeated="17"/>
          <table:table-cell office:value-type="string" calcext:value-type="string">
            <text:p>Gerald Edelman - Developing my interest in gamma globulin at the Rockefeller Institute (1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2</text:p>
          </table:table-cell>
          <table:table-cell/>
          <table:table-cell office:value-type="string" calcext:value-type="string">
            <text:p>12 Gerald Edelman - Lunch at the Rockefeller Institute (12 86).m4a</text:p>
          </table:table-cell>
          <table:table-cell table:number-columns-repeated="17"/>
          <table:table-cell office:value-type="string" calcext:value-type="string">
            <text:p>Gerald Edelman - Lunch at the Rockefeller Institute (1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3</text:p>
          </table:table-cell>
          <table:table-cell/>
          <table:table-cell office:value-type="string" calcext:value-type="string">
            <text:p>13 Gerald Edelman - Stein and Moore and beginning work on gamma globulin (13 86).m4a</text:p>
          </table:table-cell>
          <table:table-cell table:number-columns-repeated="17"/>
          <table:table-cell office:value-type="string" calcext:value-type="string">
            <text:p>Gerald Edelman - Stein and Moore and beginning work on gamma globulin (1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4</text:p>
          </table:table-cell>
          <table:table-cell/>
          <table:table-cell office:value-type="string" calcext:value-type="string">
            <text:p>14 Gerald Edelman - The ghost of Landsteiner (14 86).m4a</text:p>
          </table:table-cell>
          <table:table-cell table:number-columns-repeated="17"/>
          <table:table-cell office:value-type="string" calcext:value-type="string">
            <text:p>Gerald Edelman - The ghost of Landsteiner (1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5</text:p>
          </table:table-cell>
          <table:table-cell/>
          <table:table-cell office:value-type="string" calcext:value-type="string">
            <text:p>15 Gerald Edelman - The benefits of having been a doctor Bence Jones protein (15 86).m4a</text:p>
          </table:table-cell>
          <table:table-cell table:number-columns-repeated="17"/>
          <table:table-cell office:value-type="string" calcext:value-type="string">
            <text:p>Gerald Edelman - The benefits of having been a doctor Bence Jones protein (1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6</text:p>
          </table:table-cell>
          <table:table-cell/>
          <table:table-cell office:value-type="string" calcext:value-type="string">
            <text:p>16 Gerald Edelman - Studying myeloma proteins with my graduate student Joe Gally (16 86).m4a</text:p>
          </table:table-cell>
          <table:table-cell table:number-columns-repeated="17"/>
          <table:table-cell office:value-type="string" calcext:value-type="string">
            <text:p>Gerald Edelman - Studying myeloma proteins with my graduate student Joe Gally (1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7</text:p>
          </table:table-cell>
          <table:table-cell/>
          <table:table-cell office:value-type="string" calcext:value-type="string">
            <text:p>17 Gerald Edelman - Pauling's instructive theory vs Burnet's selectional theory (17 86).m4a</text:p>
          </table:table-cell>
          <table:table-cell table:number-columns-repeated="17"/>
          <table:table-cell office:value-type="string" calcext:value-type="string">
            <text:p>Gerald Edelman - Pauling's instructive theory vs Burnet's selectional theory (1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8</text:p>
          </table:table-cell>
          <table:table-cell/>
          <table:table-cell office:value-type="string" calcext:value-type="string">
            <text:p>18 Gerald Edelman - Lessons learnt from Pauling and Burnet (18 86).m4a</text:p>
          </table:table-cell>
          <table:table-cell table:number-columns-repeated="17"/>
          <table:table-cell office:value-type="string" calcext:value-type="string">
            <text:p>Gerald Edelman - Lessons learnt from Pauling and Burnet (1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19</text:p>
          </table:table-cell>
          <table:table-cell/>
          <table:table-cell office:value-type="string" calcext:value-type="string">
            <text:p>19 Gerald Edelman - An epiphany working on Bence Jones protein (19 86).m4a</text:p>
          </table:table-cell>
          <table:table-cell table:number-columns-repeated="17"/>
          <table:table-cell office:value-type="string" calcext:value-type="string">
            <text:p>Gerald Edelman - An epiphany working on Bence Jones protein (1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0</text:p>
          </table:table-cell>
          <table:table-cell/>
          <table:table-cell office:value-type="string" calcext:value-type="string">
            <text:p>20 Gerald Edelman - The institutional situation at the Rockefeller Institute (20 86).m4a</text:p>
          </table:table-cell>
          <table:table-cell table:number-columns-repeated="17"/>
          <table:table-cell office:value-type="string" calcext:value-type="string">
            <text:p>Gerald Edelman - The institutional situation at the Rockefeller Institute (2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1</text:p>
          </table:table-cell>
          <table:table-cell/>
          <table:table-cell office:value-type="string" calcext:value-type="string">
            <text:p>21 Gerald Edelman - A visit from Leo Szilard (21 86).m4a</text:p>
          </table:table-cell>
          <table:table-cell table:number-columns-repeated="17"/>
          <table:table-cell office:value-type="string" calcext:value-type="string">
            <text:p>Gerald Edelman - A visit from Leo Szilard (2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2</text:p>
          </table:table-cell>
          <table:table-cell/>
          <table:table-cell office:value-type="string" calcext:value-type="string">
            <text:p>22 Gerald Edelman - Completing work on the structure of gamma globulin molecule (22 86).m4a</text:p>
          </table:table-cell>
          <table:table-cell table:number-columns-repeated="17"/>
          <table:table-cell office:value-type="string" calcext:value-type="string">
            <text:p>Gerald Edelman - Completing work on the structure of gamma globulin molecule (2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3</text:p>
          </table:table-cell>
          <table:table-cell/>
          <table:table-cell office:value-type="string" calcext:value-type="string">
            <text:p>23 Gerald Edelman - Building a model of gamma globulin (23 86).m4a</text:p>
          </table:table-cell>
          <table:table-cell table:number-columns-repeated="17"/>
          <table:table-cell office:value-type="string" calcext:value-type="string">
            <text:p>Gerald Edelman - Building a model of gamma globulin (2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4</text:p>
          </table:table-cell>
          <table:table-cell/>
          <table:table-cell office:value-type="string" calcext:value-type="string">
            <text:p>24 Gerald Edelman - Theorizing on the problem of how antibodies became different (24 86).m4a</text:p>
          </table:table-cell>
          <table:table-cell table:number-columns-repeated="17"/>
          <table:table-cell office:value-type="string" calcext:value-type="string">
            <text:p>Gerald Edelman - Theorizing on the problem of how antibodies became different (2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5</text:p>
          </table:table-cell>
          <table:table-cell/>
          <table:table-cell office:value-type="string" calcext:value-type="string">
            <text:p>25 Gerald Edelman - Gerald Edelman (25 86).m4a</text:p>
          </table:table-cell>
          <table:table-cell table:number-columns-repeated="17"/>
          <table:table-cell office:value-type="string" calcext:value-type="string">
            <text:p>Gerald Edelman - Gerald Edelman (2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6</text:p>
          </table:table-cell>
          <table:table-cell/>
          <table:table-cell office:value-type="string" calcext:value-type="string">
            <text:p>26 Gerald Edelman - Open and closed science (26 86).m4a</text:p>
          </table:table-cell>
          <table:table-cell table:number-columns-repeated="17"/>
          <table:table-cell office:value-type="string" calcext:value-type="string">
            <text:p>Gerald Edelman - Open and closed science (2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7</text:p>
          </table:table-cell>
          <table:table-cell/>
          <table:table-cell office:value-type="string" calcext:value-type="string">
            <text:p>27 Gerald Edelman - Into the field of embryogenesis and morphogenesis (27 86).m4a</text:p>
          </table:table-cell>
          <table:table-cell table:number-columns-repeated="17"/>
          <table:table-cell office:value-type="string" calcext:value-type="string">
            <text:p>Gerald Edelman - Into the field of embryogenesis and morphogenesis (2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8</text:p>
          </table:table-cell>
          <table:table-cell/>
          <table:table-cell office:value-type="string" calcext:value-type="string">
            <text:p>28 Gerald Edelman - Our laboratory as a chicken farm (28 86).m4a</text:p>
          </table:table-cell>
          <table:table-cell table:number-columns-repeated="17"/>
          <table:table-cell office:value-type="string" calcext:value-type="string">
            <text:p>Gerald Edelman - Our laboratory as a chicken farm (2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29</text:p>
          </table:table-cell>
          <table:table-cell/>
          <table:table-cell office:value-type="string" calcext:value-type="string">
            <text:p>29 Gerald Edelman - 'In my end is my beginning' Back to antibodies (29 86).m4a</text:p>
          </table:table-cell>
          <table:table-cell table:number-columns-repeated="17"/>
          <table:table-cell office:value-type="string" calcext:value-type="string">
            <text:p>Gerald Edelman - 'In my end is my beginning' Back to antibodies (2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0</text:p>
          </table:table-cell>
          <table:table-cell/>
          <table:table-cell office:value-type="string" calcext:value-type="string">
            <text:p>30 Gerald Edelman - The morphoregulator theory (30 86).m4a</text:p>
          </table:table-cell>
          <table:table-cell table:number-columns-repeated="17"/>
          <table:table-cell office:value-type="string" calcext:value-type="string">
            <text:p>Gerald Edelman - The morphoregulator theory (3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1</text:p>
          </table:table-cell>
          <table:table-cell/>
          <table:table-cell office:value-type="string" calcext:value-type="string">
            <text:p>31 Gerald Edelman - 'Making an organism is a pretty horrendously complex thing' (31 86).m4a</text:p>
          </table:table-cell>
          <table:table-cell table:number-columns-repeated="17"/>
          <table:table-cell office:value-type="string" calcext:value-type="string">
            <text:p>Gerald Edelman - 'Making an organism is a pretty horrendously complex thing' (3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2</text:p>
          </table:table-cell>
          <table:table-cell/>
          <table:table-cell office:value-type="string" calcext:value-type="string">
            <text:p>32 Gerald Edelman - Ed Lewis (32 86).m4a</text:p>
          </table:table-cell>
          <table:table-cell table:number-columns-repeated="17"/>
          <table:table-cell office:value-type="string" calcext:value-type="string">
            <text:p>Gerald Edelman - Ed Lewis (3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3</text:p>
          </table:table-cell>
          <table:table-cell/>
          <table:table-cell office:value-type="string" calcext:value-type="string">
            <text:p>33 Gerald Edelman - The sciences of recognition and population thinking (33 86).m4a</text:p>
          </table:table-cell>
          <table:table-cell table:number-columns-repeated="17"/>
          <table:table-cell office:value-type="string" calcext:value-type="string">
            <text:p>Gerald Edelman - The sciences of recognition and population thinking (3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4</text:p>
          </table:table-cell>
          <table:table-cell/>
          <table:table-cell office:value-type="string" calcext:value-type="string">
            <text:p>34 Gerald Edelman - An original thought at Zurich airport (34 86).m4a</text:p>
          </table:table-cell>
          <table:table-cell table:number-columns-repeated="17"/>
          <table:table-cell office:value-type="string" calcext:value-type="string">
            <text:p>Gerald Edelman - An original thought at Zurich airport (3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5</text:p>
          </table:table-cell>
          <table:table-cell/>
          <table:table-cell office:value-type="string" calcext:value-type="string">
            <text:p>35 Gerald Edelman - The Neurosciences Research Program (35 86).m4a</text:p>
          </table:table-cell>
          <table:table-cell table:number-columns-repeated="17"/>
          <table:table-cell office:value-type="string" calcext:value-type="string">
            <text:p>Gerald Edelman - The Neurosciences Research Program (3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6</text:p>
          </table:table-cell>
          <table:table-cell/>
          <table:table-cell office:value-type="string" calcext:value-type="string">
            <text:p>36 Gerald Edelman - Why I don't think the brain is a computer (36 86).m4a</text:p>
          </table:table-cell>
          <table:table-cell table:number-columns-repeated="17"/>
          <table:table-cell office:value-type="string" calcext:value-type="string">
            <text:p>Gerald Edelman - Why I don't think the brain is a computer (3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7</text:p>
          </table:table-cell>
          <table:table-cell/>
          <table:table-cell office:value-type="string" calcext:value-type="string">
            <text:p>37 Gerald Edelman - The theory of neural Darwinism (37 86).m4a</text:p>
          </table:table-cell>
          <table:table-cell table:number-columns-repeated="17"/>
          <table:table-cell office:value-type="string" calcext:value-type="string">
            <text:p>Gerald Edelman - The theory of neural Darwinism (3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8</text:p>
          </table:table-cell>
          <table:table-cell/>
          <table:table-cell office:value-type="string" calcext:value-type="string">
            <text:p>38 Gerald Edelman - The idea of re-entry (38 86).m4a</text:p>
          </table:table-cell>
          <table:table-cell table:number-columns-repeated="17"/>
          <table:table-cell office:value-type="string" calcext:value-type="string">
            <text:p>Gerald Edelman - The idea of re-entry (3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39</text:p>
          </table:table-cell>
          <table:table-cell/>
          <table:table-cell office:value-type="string" calcext:value-type="string">
            <text:p>39 Gerald Edelman - The idea of value (39 86).m4a</text:p>
          </table:table-cell>
          <table:table-cell table:number-columns-repeated="17"/>
          <table:table-cell office:value-type="string" calcext:value-type="string">
            <text:p>Gerald Edelman - The idea of value (3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0</text:p>
          </table:table-cell>
          <table:table-cell/>
          <table:table-cell office:value-type="string" calcext:value-type="string">
            <text:p>40 Gerald Edelman - Response to criticism of Neural Darwinism (40 86).m4a</text:p>
          </table:table-cell>
          <table:table-cell table:number-columns-repeated="17"/>
          <table:table-cell office:value-type="string" calcext:value-type="string">
            <text:p>Gerald Edelman - Response to criticism of Neural Darwinism (4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1</text:p>
          </table:table-cell>
          <table:table-cell/>
          <table:table-cell office:value-type="string" calcext:value-type="string">
            <text:p>41 Gerald Edelman - Michael Merzenich and stroke patients (41 86).m4a</text:p>
          </table:table-cell>
          <table:table-cell table:number-columns-repeated="17"/>
          <table:table-cell office:value-type="string" calcext:value-type="string">
            <text:p>Gerald Edelman - Michael Merzenich and stroke patients (4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2</text:p>
          </table:table-cell>
          <table:table-cell/>
          <table:table-cell office:value-type="string" calcext:value-type="string">
            <text:p>42 Gerald Edelman - Anosognosia (42 86).m4a</text:p>
          </table:table-cell>
          <table:table-cell table:number-columns-repeated="17"/>
          <table:table-cell office:value-type="string" calcext:value-type="string">
            <text:p>Gerald Edelman - Anosognosia (4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3</text:p>
          </table:table-cell>
          <table:table-cell/>
          <table:table-cell office:value-type="string" calcext:value-type="string">
            <text:p>43 Gerald Edelman - The importance of the Neurosciences Institute (43 86).m4a</text:p>
          </table:table-cell>
          <table:table-cell table:number-columns-repeated="17"/>
          <table:table-cell office:value-type="string" calcext:value-type="string">
            <text:p>Gerald Edelman - The importance of the Neurosciences Institute (4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4</text:p>
          </table:table-cell>
          <table:table-cell/>
          <table:table-cell office:value-type="string" calcext:value-type="string">
            <text:p>44 Gerald Edelman - The effectiveness of the Neurosciences Institute (44 86).m4a</text:p>
          </table:table-cell>
          <table:table-cell table:number-columns-repeated="17"/>
          <table:table-cell office:value-type="string" calcext:value-type="string">
            <text:p>Gerald Edelman - The effectiveness of the Neurosciences Institute (4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5</text:p>
          </table:table-cell>
          <table:table-cell/>
          <table:table-cell office:value-type="string" calcext:value-type="string">
            <text:p>45 Gerald Edelman - Proving invertebrates sleep (45 86).m4a</text:p>
          </table:table-cell>
          <table:table-cell table:number-columns-repeated="17"/>
          <table:table-cell office:value-type="string" calcext:value-type="string">
            <text:p>Gerald Edelman - Proving invertebrates sleep (4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6</text:p>
          </table:table-cell>
          <table:table-cell/>
          <table:table-cell office:value-type="string" calcext:value-type="string">
            <text:p>46 Gerald Edelman - Brain based device (46 86).m4a</text:p>
          </table:table-cell>
          <table:table-cell table:number-columns-repeated="17"/>
          <table:table-cell office:value-type="string" calcext:value-type="string">
            <text:p>Gerald Edelman - Brain based device (4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7</text:p>
          </table:table-cell>
          <table:table-cell/>
          <table:table-cell office:value-type="string" calcext:value-type="string">
            <text:p>47 Gerald Edelman - Hippocampus and memory (47 86).m4a</text:p>
          </table:table-cell>
          <table:table-cell table:number-columns-repeated="17"/>
          <table:table-cell office:value-type="string" calcext:value-type="string">
            <text:p>Gerald Edelman - Hippocampus and memory (4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8</text:p>
          </table:table-cell>
          <table:table-cell/>
          <table:table-cell office:value-type="string" calcext:value-type="string">
            <text:p>48 Gerald Edelman - Philosophy and consciousness Galileo and Descartes (48 86).m4a</text:p>
          </table:table-cell>
          <table:table-cell table:number-columns-repeated="17"/>
          <table:table-cell office:value-type="string" calcext:value-type="string">
            <text:p>Gerald Edelman - Philosophy and consciousness Galileo and Descartes (4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49</text:p>
          </table:table-cell>
          <table:table-cell/>
          <table:table-cell office:value-type="string" calcext:value-type="string">
            <text:p>49 Gerald Edelman - Putting the mind back in nature (49 86).m4a</text:p>
          </table:table-cell>
          <table:table-cell table:number-columns-repeated="17"/>
          <table:table-cell office:value-type="string" calcext:value-type="string">
            <text:p>Gerald Edelman - Putting the mind back in nature (4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0</text:p>
          </table:table-cell>
          <table:table-cell/>
          <table:table-cell office:value-type="string" calcext:value-type="string">
            <text:p>50 Gerald Edelman - A theory of consciousness The thalamus (50 86).m4a</text:p>
          </table:table-cell>
          <table:table-cell table:number-columns-repeated="17"/>
          <table:table-cell office:value-type="string" calcext:value-type="string">
            <text:p>Gerald Edelman - A theory of consciousness The thalamus (5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1</text:p>
          </table:table-cell>
          <table:table-cell/>
          <table:table-cell office:value-type="string" calcext:value-type="string">
            <text:p>51 Gerald Edelman - A theory of consciousness Language (51 86).m4a</text:p>
          </table:table-cell>
          <table:table-cell table:number-columns-repeated="17"/>
          <table:table-cell office:value-type="string" calcext:value-type="string">
            <text:p>Gerald Edelman - A theory of consciousness Language (5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2</text:p>
          </table:table-cell>
          <table:table-cell/>
          <table:table-cell office:value-type="string" calcext:value-type="string">
            <text:p>52 Gerald Edelman - An experiment to test re-entry (52 86).m4a</text:p>
          </table:table-cell>
          <table:table-cell table:number-columns-repeated="17"/>
          <table:table-cell office:value-type="string" calcext:value-type="string">
            <text:p>Gerald Edelman - An experiment to test re-entry (5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3</text:p>
          </table:table-cell>
          <table:table-cell/>
          <table:table-cell office:value-type="string" calcext:value-type="string">
            <text:p>53 Gerald Edelman - Consciousness A process not a thing (53 86).m4a</text:p>
          </table:table-cell>
          <table:table-cell table:number-columns-repeated="17"/>
          <table:table-cell office:value-type="string" calcext:value-type="string">
            <text:p>Gerald Edelman - Consciousness A process not a thing (5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4</text:p>
          </table:table-cell>
          <table:table-cell/>
          <table:table-cell office:value-type="string" calcext:value-type="string">
            <text:p>54 Gerald Edelman - The process of re-entry (54 86).m4a</text:p>
          </table:table-cell>
          <table:table-cell table:number-columns-repeated="17"/>
          <table:table-cell office:value-type="string" calcext:value-type="string">
            <text:p>Gerald Edelman - The process of re-entry (5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5</text:p>
          </table:table-cell>
          <table:table-cell/>
          <table:table-cell office:value-type="string" calcext:value-type="string">
            <text:p>55 Gerald Edelman - Homunculus and the origin of language (55 86).m4a</text:p>
          </table:table-cell>
          <table:table-cell table:number-columns-repeated="17"/>
          <table:table-cell office:value-type="string" calcext:value-type="string">
            <text:p>Gerald Edelman - Homunculus and the origin of language (5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6</text:p>
          </table:table-cell>
          <table:table-cell/>
          <table:table-cell office:value-type="string" calcext:value-type="string">
            <text:p>56 Gerald Edelman - Charles Darwin and Alfred Wallace (56 86).m4a</text:p>
          </table:table-cell>
          <table:table-cell table:number-columns-repeated="17"/>
          <table:table-cell office:value-type="string" calcext:value-type="string">
            <text:p>Gerald Edelman - Charles Darwin and Alfred Wallace (5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7</text:p>
          </table:table-cell>
          <table:table-cell/>
          <table:table-cell office:value-type="string" calcext:value-type="string">
            <text:p>57 Gerald Edelman - The idea of self and consciousness (57 86).m4a</text:p>
          </table:table-cell>
          <table:table-cell table:number-columns-repeated="17"/>
          <table:table-cell office:value-type="string" calcext:value-type="string">
            <text:p>Gerald Edelman - The idea of self and consciousness (5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8</text:p>
          </table:table-cell>
          <table:table-cell/>
          <table:table-cell office:value-type="string" calcext:value-type="string">
            <text:p>58 Gerald Edelman - Conscious artifacts (58 86).m4a</text:p>
          </table:table-cell>
          <table:table-cell table:number-columns-repeated="17"/>
          <table:table-cell office:value-type="string" calcext:value-type="string">
            <text:p>Gerald Edelman - Conscious artifacts (5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59</text:p>
          </table:table-cell>
          <table:table-cell/>
          <table:table-cell office:value-type="string" calcext:value-type="string">
            <text:p>59 Gerald Edelman - Complexity and Darwinism (59 86).m4a</text:p>
          </table:table-cell>
          <table:table-cell table:number-columns-repeated="17"/>
          <table:table-cell office:value-type="string" calcext:value-type="string">
            <text:p>Gerald Edelman - Complexity and Darwinism (5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0</text:p>
          </table:table-cell>
          <table:table-cell/>
          <table:table-cell office:value-type="string" calcext:value-type="string">
            <text:p>60 Gerald Edelman - Trying to complete Darwin's work (60 86).m4a</text:p>
          </table:table-cell>
          <table:table-cell table:number-columns-repeated="17"/>
          <table:table-cell office:value-type="string" calcext:value-type="string">
            <text:p>Gerald Edelman - Trying to complete Darwin's work (6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1</text:p>
          </table:table-cell>
          <table:table-cell/>
          <table:table-cell office:value-type="string" calcext:value-type="string">
            <text:p>61 Gerald Edelman - What is science about (61 86).m4a</text:p>
          </table:table-cell>
          <table:table-cell table:number-columns-repeated="17"/>
          <table:table-cell office:value-type="string" calcext:value-type="string">
            <text:p>Gerald Edelman - What is science about (6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2</text:p>
          </table:table-cell>
          <table:table-cell/>
          <table:table-cell office:value-type="string" calcext:value-type="string">
            <text:p>62 Gerald Edelman - The problem of language (62 86).m4a</text:p>
          </table:table-cell>
          <table:table-cell table:number-columns-repeated="17"/>
          <table:table-cell office:value-type="string" calcext:value-type="string">
            <text:p>Gerald Edelman - The problem of language (6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3</text:p>
          </table:table-cell>
          <table:table-cell/>
          <table:table-cell office:value-type="string" calcext:value-type="string">
            <text:p>63 Gerald Edelman - Waardenburg's syndrome (63 86).m4a</text:p>
          </table:table-cell>
          <table:table-cell table:number-columns-repeated="17"/>
          <table:table-cell office:value-type="string" calcext:value-type="string">
            <text:p>Gerald Edelman - Waardenburg's syndrome (6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4</text:p>
          </table:table-cell>
          <table:table-cell/>
          <table:table-cell office:value-type="string" calcext:value-type="string">
            <text:p>64 Gerald Edelman - Complexity and language (64 86).m4a</text:p>
          </table:table-cell>
          <table:table-cell table:number-columns-repeated="17"/>
          <table:table-cell office:value-type="string" calcext:value-type="string">
            <text:p>Gerald Edelman - Complexity and language (6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5</text:p>
          </table:table-cell>
          <table:table-cell/>
          <table:table-cell office:value-type="string" calcext:value-type="string">
            <text:p>65 Gerald Edelman - The nature of science and knowledge (65 86).m4a</text:p>
          </table:table-cell>
          <table:table-cell table:number-columns-repeated="17"/>
          <table:table-cell office:value-type="string" calcext:value-type="string">
            <text:p>Gerald Edelman - The nature of science and knowledge (6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6</text:p>
          </table:table-cell>
          <table:table-cell/>
          <table:table-cell office:value-type="string" calcext:value-type="string">
            <text:p>66 Gerald Edelman - Choice in science (66 86).m4a</text:p>
          </table:table-cell>
          <table:table-cell table:number-columns-repeated="17"/>
          <table:table-cell office:value-type="string" calcext:value-type="string">
            <text:p>Gerald Edelman - Choice in science (6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7</text:p>
          </table:table-cell>
          <table:table-cell/>
          <table:table-cell office:value-type="string" calcext:value-type="string">
            <text:p>67 Gerald Edelman - How I got into RNA translation (67 86).m4a</text:p>
          </table:table-cell>
          <table:table-cell table:number-columns-repeated="17"/>
          <table:table-cell office:value-type="string" calcext:value-type="string">
            <text:p>Gerald Edelman - How I got into RNA translation (6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8</text:p>
          </table:table-cell>
          <table:table-cell/>
          <table:table-cell office:value-type="string" calcext:value-type="string">
            <text:p>68 Gerald Edelman - My attraction to darkness and how that led to RNA translation (68 86).m4a</text:p>
          </table:table-cell>
          <table:table-cell table:number-columns-repeated="17"/>
          <table:table-cell office:value-type="string" calcext:value-type="string">
            <text:p>Gerald Edelman - My attraction to darkness and how that led to RNA translation (6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69</text:p>
          </table:table-cell>
          <table:table-cell/>
          <table:table-cell office:value-type="string" calcext:value-type="string">
            <text:p>69 Gerald Edelman - Contradictions in science (69 86).m4a</text:p>
          </table:table-cell>
          <table:table-cell table:number-columns-repeated="17"/>
          <table:table-cell office:value-type="string" calcext:value-type="string">
            <text:p>Gerald Edelman - Contradictions in science (6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0</text:p>
          </table:table-cell>
          <table:table-cell/>
          <table:table-cell office:value-type="string" calcext:value-type="string">
            <text:p>70 Gerald Edelman - Science, consciousness and the world (70 86).m4a</text:p>
          </table:table-cell>
          <table:table-cell table:number-columns-repeated="17"/>
          <table:table-cell office:value-type="string" calcext:value-type="string">
            <text:p>Gerald Edelman - Science, consciousness and the world (7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1</text:p>
          </table:table-cell>
          <table:table-cell/>
          <table:table-cell office:value-type="string" calcext:value-type="string">
            <text:p>71 Gerald Edelman - The place of crisis in science (71 86).m4a</text:p>
          </table:table-cell>
          <table:table-cell table:number-columns-repeated="17"/>
          <table:table-cell office:value-type="string" calcext:value-type="string">
            <text:p>Gerald Edelman - The place of crisis in science (7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2</text:p>
          </table:table-cell>
          <table:table-cell/>
          <table:table-cell office:value-type="string" calcext:value-type="string">
            <text:p>72 Gerald Edelman - The ideal conditions to practice science (72 86).m4a</text:p>
          </table:table-cell>
          <table:table-cell table:number-columns-repeated="17"/>
          <table:table-cell office:value-type="string" calcext:value-type="string">
            <text:p>Gerald Edelman - The ideal conditions to practice science (7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3</text:p>
          </table:table-cell>
          <table:table-cell/>
          <table:table-cell office:value-type="string" calcext:value-type="string">
            <text:p>73 Gerald Edelman - The issues of writing scientific books (73 86).m4a</text:p>
          </table:table-cell>
          <table:table-cell table:number-columns-repeated="17"/>
          <table:table-cell office:value-type="string" calcext:value-type="string">
            <text:p>Gerald Edelman - The issues of writing scientific books (7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4</text:p>
          </table:table-cell>
          <table:table-cell/>
          <table:table-cell office:value-type="string" calcext:value-type="string">
            <text:p>74 Gerald Edelman - The benefits of writing books (74 86).m4a</text:p>
          </table:table-cell>
          <table:table-cell table:number-columns-repeated="17"/>
          <table:table-cell office:value-type="string" calcext:value-type="string">
            <text:p>Gerald Edelman - The benefits of writing books (7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5</text:p>
          </table:table-cell>
          <table:table-cell/>
          <table:table-cell office:value-type="string" calcext:value-type="string">
            <text:p>75 Gerald Edelman - Philosophy (75 86).m4a</text:p>
          </table:table-cell>
          <table:table-cell table:number-columns-repeated="17"/>
          <table:table-cell office:value-type="string" calcext:value-type="string">
            <text:p>Gerald Edelman - Philosophy (7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6</text:p>
          </table:table-cell>
          <table:table-cell/>
          <table:table-cell office:value-type="string" calcext:value-type="string">
            <text:p>76 Gerald Edelman - Neuroscience and philosophy (76 86).m4a</text:p>
          </table:table-cell>
          <table:table-cell table:number-columns-repeated="17"/>
          <table:table-cell office:value-type="string" calcext:value-type="string">
            <text:p>Gerald Edelman - Neuroscience and philosophy (76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7</text:p>
          </table:table-cell>
          <table:table-cell/>
          <table:table-cell office:value-type="string" calcext:value-type="string">
            <text:p>77 Gerald Edelman - The limits of science (77 86).m4a</text:p>
          </table:table-cell>
          <table:table-cell table:number-columns-repeated="17"/>
          <table:table-cell office:value-type="string" calcext:value-type="string">
            <text:p>Gerald Edelman - The limits of science (77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8</text:p>
          </table:table-cell>
          <table:table-cell/>
          <table:table-cell office:value-type="string" calcext:value-type="string">
            <text:p>78 Gerald Edelman - The human need to make sense of life (78 86).m4a</text:p>
          </table:table-cell>
          <table:table-cell table:number-columns-repeated="17"/>
          <table:table-cell office:value-type="string" calcext:value-type="string">
            <text:p>Gerald Edelman - The human need to make sense of life (78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79</text:p>
          </table:table-cell>
          <table:table-cell/>
          <table:table-cell office:value-type="string" calcext:value-type="string">
            <text:p>79 Gerald Edelman - The crossing of fields (79 86).m4a</text:p>
          </table:table-cell>
          <table:table-cell table:number-columns-repeated="17"/>
          <table:table-cell office:value-type="string" calcext:value-type="string">
            <text:p>Gerald Edelman - The crossing of fields (79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0</text:p>
          </table:table-cell>
          <table:table-cell/>
          <table:table-cell office:value-type="string" calcext:value-type="string">
            <text:p>80 Gerald Edelman - Sleep (80 86).m4a</text:p>
          </table:table-cell>
          <table:table-cell table:number-columns-repeated="17"/>
          <table:table-cell office:value-type="string" calcext:value-type="string">
            <text:p>Gerald Edelman - Sleep (80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1</text:p>
          </table:table-cell>
          <table:table-cell/>
          <table:table-cell office:value-type="string" calcext:value-type="string">
            <text:p>81 Gerald Edelman - Creating a scientific monastery The Neurosciences Institute buildings (81 86).m4a</text:p>
          </table:table-cell>
          <table:table-cell table:number-columns-repeated="17"/>
          <table:table-cell office:value-type="string" calcext:value-type="string">
            <text:p>Gerald Edelman - Creating a scientific monastery The Neurosciences Institute buildings (81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2</text:p>
          </table:table-cell>
          <table:table-cell/>
          <table:table-cell office:value-type="string" calcext:value-type="string">
            <text:p>82 Gerald Edelman - Attention attracted by the Neurosciences Institute buildings (82 86).m4a</text:p>
          </table:table-cell>
          <table:table-cell table:number-columns-repeated="17"/>
          <table:table-cell office:value-type="string" calcext:value-type="string">
            <text:p>Gerald Edelman - Attention attracted by the Neurosciences Institute buildings (82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3</text:p>
          </table:table-cell>
          <table:table-cell/>
          <table:table-cell office:value-type="string" calcext:value-type="string">
            <text:p>83 Gerald Edelman - Neuro architecture (83 86).m4a</text:p>
          </table:table-cell>
          <table:table-cell table:number-columns-repeated="17"/>
          <table:table-cell office:value-type="string" calcext:value-type="string">
            <text:p>Gerald Edelman - Neuro architecture (83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4</text:p>
          </table:table-cell>
          <table:table-cell/>
          <table:table-cell office:value-type="string" calcext:value-type="string">
            <text:p>84 Gerald Edelman - Changes in science (84 86).m4a</text:p>
          </table:table-cell>
          <table:table-cell table:number-columns-repeated="17"/>
          <table:table-cell office:value-type="string" calcext:value-type="string">
            <text:p>Gerald Edelman - Changes in science (84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5</text:p>
          </table:table-cell>
          <table:table-cell/>
          <table:table-cell office:value-type="string" calcext:value-type="string">
            <text:p>85 Gerald Edelman - Where is science going (85 86).m4a</text:p>
          </table:table-cell>
          <table:table-cell table:number-columns-repeated="17"/>
          <table:table-cell office:value-type="string" calcext:value-type="string">
            <text:p>Gerald Edelman - Where is science going (85 86).mkv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GerEdlWS-086</text:p>
          </table:table-cell>
          <table:table-cell/>
          <table:table-cell office:value-type="string" calcext:value-type="string">
            <text:p>86 Gerald Edelman - The importance of creativity in science (86 86).m4a</text:p>
          </table:table-cell>
          <table:table-cell table:number-columns-repeated="17"/>
          <table:table-cell office:value-type="string" calcext:value-type="string">
            <text:p>Gerald Edelman - The importance of creativity in science (86 86).mkv</text:p>
          </table:table-cell>
          <table:table-cell table:number-columns-repeated="14"/>
        </table:table-row>
      </table:table>
      <table:table table:name="whisperTokens" table:style-name="ta1"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0" table:number-columns-repeated="5" table:default-cell-style-name="Default"/>
        <table:table-column table:style-name="co35" table:number-columns-repeated="5" table:default-cell-style-name="Default"/>
        <table:table-column table:style-name="co36" table:default-cell-style-name="Default"/>
        <table:table-column table:style-name="co37" table:default-cell-style-name="ce108"/>
        <table:table-column table:style-name="co17" table:number-columns-repeated="16369" table:default-cell-style-name="Default"/>
        <table:table-row table:style-name="ro1">
          <table:table-cell table:style-name="ce81" office:value-type="string" calcext:value-type="string">
            <text:p>videoLabel</text:p>
          </table:table-cell>
          <table:table-cell table:style-name="ce83" office:value-type="string" calcext:value-type="string">
            <text:p>Local Google/YouTube (en).srt file name</text:p>
          </table:table-cell>
          <table:table-cell table:style-name="ce81" office:value-type="string" calcext:value-type="string">
            <text:p>videoIDName</text:p>
          </table:table-cell>
          <table:table-cell table:style-name="ce47" office:value-type="string" calcext:value-type="string">
            <text:p>speakerCount</text:p>
          </table:table-cell>
          <table:table-cell table:style-name="ce47" office:value-type="string" calcext:value-type="string">
            <text:p>speakerATurns</text:p>
          </table:table-cell>
          <table:table-cell table:style-name="ce47" office:value-type="string" calcext:value-type="string">
            <text:p>speakerBTurns</text:p>
          </table:table-cell>
          <table:table-cell table:style-name="ce47" office:value-type="string" calcext:value-type="string">
            <text:p>speakerCTurns</text:p>
          </table:table-cell>
          <table:table-cell table:style-name="ce47" office:value-type="string" calcext:value-type="string">
            <text:p>speakerDTurns</text:p>
          </table:table-cell>
          <table:table-cell table:style-name="ce47" office:value-type="string" calcext:value-type="string">
            <text:p>speakerETurns</text:p>
          </table:table-cell>
          <table:table-cell table:style-name="ce47" office:value-type="string" calcext:value-type="string">
            <text:p>speakerFTurns</text:p>
          </table:table-cell>
          <table:table-cell table:style-name="ce47" office:value-type="string" calcext:value-type="string">
            <text:p>speakerGTurns</text:p>
          </table:table-cell>
          <table:table-cell table:style-name="ce47" office:value-type="string" calcext:value-type="string">
            <text:p>speakerHTurns</text:p>
          </table:table-cell>
          <table:table-cell table:style-name="ce47" office:value-type="string" calcext:value-type="string">
            <text:p>speakerITurns</text:p>
          </table:table-cell>
          <table:table-cell table:style-name="ce47" office:value-type="string" calcext:value-type="string">
            <text:p>speakerJTurns</text:p>
          </table:table-cell>
          <table:table-cell table:style-name="ce47" office:value-type="string" calcext:value-type="string">
            <text:p>runLocalWhisper</text:p>
          </table:table-cell>
          <table:table-cell table:style-name="ce47" office:value-type="string" calcext:value-type="string">
            <text:p>Online folder</text:p>
          </table:table-cell>
          <table:table-cell table:style-name="ce47" office:value-type="string" calcext:value-type="string">
            <text:p>YouTube SRT to CSV</text:p>
          </table:table-cell>
          <table:table-cell table:style-name="ce47" office:value-type="string" calcext:value-type="string">
            <text:p>SubmitToCloudWhisper (online)</text:p>
          </table:table-cell>
          <table:table-cell table:style-name="ce47" office:value-type="string" calcext:value-type="string">
            <text:p>sentencesToTranscripts.py (locally executed)</text:p>
          </table:table-cell>
          <table:table-cell table:style-name="ce89" office:value-type="string" calcext:value-type="string">
            <text:p>ID</text:p>
          </table:table-cell>
          <table:table-cell table:style-name="ce89" office:value-type="string" calcext:value-type="string">
            <text:p>Video file name in YouTube</text:p>
          </table:table-cell>
          <table:table-cell table:style-name="ce47" table:number-columns-repeated="16363"/>
        </table:table-row>
        <table:table-row table:style-name="ro3">
          <table:table-cell table:formula="of:=CONCATENATE(&quot;Tokens_&quot;;RIGHT(1000+ROW();3))" office:value-type="string" office:string-value="Tokens_002" calcext:value-type="string">
            <text:p>Tokens_002</text:p>
          </table:table-cell>
          <table:table-cell/>
          <table:table-cell office:value-type="string" calcext:value-type="string">
            <text:p>04-07-2012 - Bjorn Merker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];&quot;&quot;&quot; &quot;&quot;.&quot;&quot; &quot;&quot;&quot;;SUBSTITUTE([.$C2];&quot;#&quot;;&quot;&quot;);&quot;&quot;&quot; | tee &quot;&quot;&quot;;[.$C2];&quot;_whisper.json&quot;&quot; &amp;&quot;)" office:value-type="string" office:string-value="python3 &quot;/mnt/d/Documents/FEP-AI/Active Inference Podcast/RunLocalWhisper.py&quot; &quot;Tokens_002&quot; &quot;.&quot; &quot;04-07-2012 - Bjorn Merker.m4a&quot; | tee &quot;04-07-2012 - Bjorn Merker.m4a_whisper.json&quot; &amp;" calcext:value-type="string">
            <text:p>python3 "/mnt/d/Documents/FEP-AI/Active Inference Podcast/RunLocalWhisper.py" "Tokens_002" "." "04-07-2012 - Bjorn Merker.m4a" | tee "04-07-2012 - Bjorn Merker.m4a_whisper.json" &amp;</text:p>
          </table:table-cell>
          <table:table-cell office:value-type="string" calcext:value-type="string">
            <text:p>FEP-AI\Whisper transcription</text:p>
          </table:table-cell>
          <table:table-cell table:number-columns-repeated="16368"/>
        </table:table-row>
        <table:table-row table:style-name="ro3">
          <table:table-cell table:formula="of:=CONCATENATE(&quot;Tokens_&quot;;RIGHT(1000+ROW();3))" office:value-type="string" office:string-value="Tokens_003" calcext:value-type="string">
            <text:p>Tokens_003</text:p>
          </table:table-cell>
          <table:table-cell/>
          <table:table-cell office:value-type="string" calcext:value-type="string">
            <text:p>2022 Active Inference Livestream Review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];&quot;&quot;&quot; &quot;&quot;.&quot;&quot; &quot;&quot;&quot;;SUBSTITUTE([.$C3];&quot;#&quot;;&quot;&quot;);&quot;&quot;&quot; | tee &quot;&quot;&quot;;[.$C3];&quot;_whisper.json&quot;&quot; &amp;&quot;)" office:value-type="string" office:string-value="python3 &quot;/mnt/d/Documents/FEP-AI/Active Inference Podcast/RunLocalWhisper.py&quot; &quot;Tokens_003&quot; &quot;.&quot; &quot;2022 Active Inference Livestream Review.m4a&quot; | tee &quot;2022 Active Inference Livestream Review.m4a_whisper.json&quot; &amp;" calcext:value-type="string">
            <text:p>python3 "/mnt/d/Documents/FEP-AI/Active Inference Podcast/RunLocalWhisper.py" "Tokens_003" "." "2022 Active Inference Livestream Review.m4a" | tee "2022 Active Inference Livestream Review.m4a_whisper.json" &amp;</text:p>
          </table:table-cell>
          <table:table-cell office:value-type="string" calcext:value-type="string">
            <text:p>FEP-AI\Whisper transcription</text:p>
          </table:table-cell>
          <table:table-cell table:number-columns-repeated="16368"/>
        </table:table-row>
        <table:table-row table:style-name="ro3">
          <table:table-cell table:formula="of:=CONCATENATE(&quot;Tokens_&quot;;RIGHT(1000+ROW();3))" office:value-type="string" office:string-value="Tokens_004" calcext:value-type="string">
            <text:p>Tokens_004</text:p>
          </table:table-cell>
          <table:table-cell/>
          <table:table-cell office:value-type="string" calcext:value-type="string">
            <text:p>2976_Noam_Chomsky_Lecture_4-10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];&quot;&quot;&quot; &quot;&quot;.&quot;&quot; &quot;&quot;&quot;;SUBSTITUTE([.$C4];&quot;#&quot;;&quot;&quot;);&quot;&quot;&quot; | tee &quot;&quot;&quot;;[.$C4];&quot;_whisper.json&quot;&quot; &amp;&quot;)" office:value-type="string" office:string-value="python3 &quot;/mnt/d/Documents/FEP-AI/Active Inference Podcast/RunLocalWhisper.py&quot; &quot;Tokens_004&quot; &quot;.&quot; &quot;2976_Noam_Chomsky_Lecture_4-10.m4a&quot; | tee &quot;2976_Noam_Chomsky_Lecture_4-10.m4a_whisper.json&quot; &amp;" calcext:value-type="string">
            <text:p>python3 "/mnt/d/Documents/FEP-AI/Active Inference Podcast/RunLocalWhisper.py" "Tokens_004" "." "2976_Noam_Chomsky_Lecture_4-10.m4a" | tee "2976_Noam_Chomsky_Lecture_4-10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05" calcext:value-type="string">
            <text:p>Tokens_005</text:p>
          </table:table-cell>
          <table:table-cell/>
          <table:table-cell office:value-type="string" calcext:value-type="string">
            <text:p>A conversation between Terry Sejnowski and Stephen Wolfram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];&quot;&quot;&quot; &quot;&quot;.&quot;&quot; &quot;&quot;&quot;;SUBSTITUTE([.$C5];&quot;#&quot;;&quot;&quot;);&quot;&quot;&quot; | tee &quot;&quot;&quot;;[.$C5];&quot;_whisper.json&quot;&quot; &amp;&quot;)" office:value-type="string" office:string-value="python3 &quot;/mnt/d/Documents/FEP-AI/Active Inference Podcast/RunLocalWhisper.py&quot; &quot;Tokens_005&quot; &quot;.&quot; &quot;A conversation between Terry Sejnowski and Stephen Wolfram.m4a&quot; | tee &quot;A conversation between Terry Sejnowski and Stephen Wolfram.m4a_whisper.json&quot; &amp;" calcext:value-type="string">
            <text:p>python3 "/mnt/d/Documents/FEP-AI/Active Inference Podcast/RunLocalWhisper.py" "Tokens_005" "." "A conversation between Terry Sejnowski and Stephen Wolfram.m4a" | tee "A conversation between Terry Sejnowski and Stephen Wolfram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06" calcext:value-type="string">
            <text:p>Tokens_006</text:p>
          </table:table-cell>
          <table:table-cell/>
          <table:table-cell office:value-type="string" calcext:value-type="string">
            <text:p>AcII_BookStream_001_04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];&quot;&quot;&quot; &quot;&quot;.&quot;&quot; &quot;&quot;&quot;;SUBSTITUTE([.$C6];&quot;#&quot;;&quot;&quot;);&quot;&quot;&quot; | tee &quot;&quot;&quot;;[.$C6];&quot;_whisper.json&quot;&quot; &amp;&quot;)" office:value-type="string" office:string-value="python3 &quot;/mnt/d/Documents/FEP-AI/Active Inference Podcast/RunLocalWhisper.py&quot; &quot;Tokens_006&quot; &quot;.&quot; &quot;AcII_BookStream_001_04.m4a&quot; | tee &quot;AcII_BookStream_001_04.m4a_whisper.json&quot; &amp;" calcext:value-type="string">
            <text:p>python3 "/mnt/d/Documents/FEP-AI/Active Inference Podcast/RunLocalWhisper.py" "Tokens_006" "." "AcII_BookStream_001_04.m4a" | tee "AcII_BookStream_001_04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07" calcext:value-type="string">
            <text:p>Tokens_007</text:p>
          </table:table-cell>
          <table:table-cell/>
          <table:table-cell office:value-type="string" calcext:value-type="string">
            <text:p>ActInf GuestStream #015.1 Bobby Azarian, Universal Bayesianism A New Kind of Theory of Everything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];&quot;&quot;&quot; &quot;&quot;.&quot;&quot; &quot;&quot;&quot;;SUBSTITUTE([.$C7];&quot;#&quot;;&quot;&quot;);&quot;&quot;&quot; | tee &quot;&quot;&quot;;[.$C7];&quot;_whisper.json&quot;&quot; &amp;&quot;)" office:value-type="string" office:string-value="python3 &quot;/mnt/d/Documents/FEP-AI/Active Inference Podcast/RunLocalWhisper.py&quot; &quot;Tokens_007&quot; &quot;.&quot; &quot;ActInf GuestStream 015.1 Bobby Azarian, Universal Bayesianism A New Kind of Theory of Everything.m4a&quot; | tee &quot;ActInf GuestStream #015.1 Bobby Azarian, Universal Bayesianism A New Kind of Theory of Everything.m4a_whisper.json&quot; &amp;" calcext:value-type="string">
            <text:p>python3 "/mnt/d/Documents/FEP-AI/Active Inference Podcast/RunLocalWhisper.py" "Tokens_007" "." "ActInf GuestStream 015.1 Bobby Azarian, Universal Bayesianism A New Kind of Theory of Everything.m4a" | tee "ActInf GuestStream #015.1 Bobby Azarian, Universal Bayesianism A New Kind of Theory of Everything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08" calcext:value-type="string">
            <text:p>Tokens_008</text:p>
          </table:table-cell>
          <table:table-cell/>
          <table:table-cell office:value-type="string" calcext:value-type="string">
            <text:p>ActInf GuestStream #017.1 ~ Mahault Albarracin Epistemic Communities under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];&quot;&quot;&quot; &quot;&quot;.&quot;&quot; &quot;&quot;&quot;;SUBSTITUTE([.$C8];&quot;#&quot;;&quot;&quot;);&quot;&quot;&quot; | tee &quot;&quot;&quot;;[.$C8];&quot;_whisper.json&quot;&quot; &amp;&quot;)" office:value-type="string" office:string-value="python3 &quot;/mnt/d/Documents/FEP-AI/Active Inference Podcast/RunLocalWhisper.py&quot; &quot;Tokens_008&quot; &quot;.&quot; &quot;ActInf GuestStream 017.1 ~ Mahault Albarracin Epistemic Communities under Active Inference.m4a&quot; | tee &quot;ActInf GuestStream #017.1 ~ Mahault Albarracin Epistemic Communities under Active Inference.m4a_whisper.json&quot; &amp;" calcext:value-type="string">
            <text:p>python3 "/mnt/d/Documents/FEP-AI/Active Inference Podcast/RunLocalWhisper.py" "Tokens_008" "." "ActInf GuestStream 017.1 ~ Mahault Albarracin Epistemic Communities under Active Inference.m4a" | tee "ActInf GuestStream #017.1 ~ Mahault Albarracin Epistemic Communities under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09" calcext:value-type="string">
            <text:p>Tokens_009</text:p>
          </table:table-cell>
          <table:table-cell/>
          <table:table-cell office:value-type="string" calcext:value-type="string">
            <text:p>ActInf GuestStream #018.1 ~ Michael Kirchhoff &amp; Julian Kiverstei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9];&quot;&quot;&quot; &quot;&quot;.&quot;&quot; &quot;&quot;&quot;;SUBSTITUTE([.$C9];&quot;#&quot;;&quot;&quot;);&quot;&quot;&quot; | tee &quot;&quot;&quot;;[.$C9];&quot;_whisper.json&quot;&quot; &amp;&quot;)" office:value-type="string" office:string-value="python3 &quot;/mnt/d/Documents/FEP-AI/Active Inference Podcast/RunLocalWhisper.py&quot; &quot;Tokens_009&quot; &quot;.&quot; &quot;ActInf GuestStream 018.1 ~ Michael Kirchhoff &amp; Julian Kiverstein.m4a&quot; | tee &quot;ActInf GuestStream #018.1 ~ Michael Kirchhoff &amp; Julian Kiverstein.m4a_whisper.json&quot; &amp;" calcext:value-type="string">
            <text:p>python3 "/mnt/d/Documents/FEP-AI/Active Inference Podcast/RunLocalWhisper.py" "Tokens_009" "." "ActInf GuestStream 018.1 ~ Michael Kirchhoff &amp; Julian Kiverstein.m4a" | tee "ActInf GuestStream #018.1 ~ Michael Kirchhoff &amp; Julian Kiverstei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0" calcext:value-type="string">
            <text:p>Tokens_010</text:p>
          </table:table-cell>
          <table:table-cell/>
          <table:table-cell office:value-type="string" calcext:value-type="string">
            <text:p>ActInf GuestStream #019.1 ~ Marco Facchin Extended Predictive Minds do Markov Blankets Matter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0];&quot;&quot;&quot; &quot;&quot;.&quot;&quot; &quot;&quot;&quot;;SUBSTITUTE([.$C10];&quot;#&quot;;&quot;&quot;);&quot;&quot;&quot; | tee &quot;&quot;&quot;;[.$C10];&quot;_whisper.json&quot;&quot; &amp;&quot;)" office:value-type="string" office:string-value="python3 &quot;/mnt/d/Documents/FEP-AI/Active Inference Podcast/RunLocalWhisper.py&quot; &quot;Tokens_010&quot; &quot;.&quot; &quot;ActInf GuestStream 019.1 ~ Marco Facchin Extended Predictive Minds do Markov Blankets Matter.m4a&quot; | tee &quot;ActInf GuestStream #019.1 ~ Marco Facchin Extended Predictive Minds do Markov Blankets Matter.m4a_whisper.json&quot; &amp;" calcext:value-type="string">
            <text:p>python3 "/mnt/d/Documents/FEP-AI/Active Inference Podcast/RunLocalWhisper.py" "Tokens_010" "." "ActInf GuestStream 019.1 ~ Marco Facchin Extended Predictive Minds do Markov Blankets Matter.m4a" | tee "ActInf GuestStream #019.1 ~ Marco Facchin Extended Predictive Minds do Markov Blankets Matter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1" calcext:value-type="string">
            <text:p>Tokens_011</text:p>
          </table:table-cell>
          <table:table-cell/>
          <table:table-cell office:value-type="string" calcext:value-type="string">
            <text:p>ActInf GuestStream #021.1 ~ Shannon Proksch Coordination Dynamics of Multi-agent Interac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1];&quot;&quot;&quot; &quot;&quot;.&quot;&quot; &quot;&quot;&quot;;SUBSTITUTE([.$C11];&quot;#&quot;;&quot;&quot;);&quot;&quot;&quot; | tee &quot;&quot;&quot;;[.$C11];&quot;_whisper.json&quot;&quot; &amp;&quot;)" office:value-type="string" office:string-value="python3 &quot;/mnt/d/Documents/FEP-AI/Active Inference Podcast/RunLocalWhisper.py&quot; &quot;Tokens_011&quot; &quot;.&quot; &quot;ActInf GuestStream 021.1 ~ Shannon Proksch Coordination Dynamics of Multi-agent Interaction.m4a&quot; | tee &quot;ActInf GuestStream #021.1 ~ Shannon Proksch Coordination Dynamics of Multi-agent Interaction.m4a_whisper.json&quot; &amp;" calcext:value-type="string">
            <text:p>python3 "/mnt/d/Documents/FEP-AI/Active Inference Podcast/RunLocalWhisper.py" "Tokens_011" "." "ActInf GuestStream 021.1 ~ Shannon Proksch Coordination Dynamics of Multi-agent Interaction.m4a" | tee "ActInf GuestStream #021.1 ~ Shannon Proksch Coordination Dynamics of Multi-agent Interac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2" calcext:value-type="string">
            <text:p>Tokens_012</text:p>
          </table:table-cell>
          <table:table-cell/>
          <table:table-cell office:value-type="string" calcext:value-type="string">
            <text:p>ActInf GuestStream #021.1 ~ Adam Safr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2];&quot;&quot;&quot; &quot;&quot;.&quot;&quot; &quot;&quot;&quot;;SUBSTITUTE([.$C12];&quot;#&quot;;&quot;&quot;);&quot;&quot;&quot; | tee &quot;&quot;&quot;;[.$C12];&quot;_whisper.json&quot;&quot; &amp;&quot;)" office:value-type="string" office:string-value="python3 &quot;/mnt/d/Documents/FEP-AI/Active Inference Podcast/RunLocalWhisper.py&quot; &quot;Tokens_012&quot; &quot;.&quot; &quot;ActInf GuestStream 021.1 ~ Adam Safron.m4a&quot; | tee &quot;ActInf GuestStream #021.1 ~ Adam Safron.m4a_whisper.json&quot; &amp;" calcext:value-type="string">
            <text:p>python3 "/mnt/d/Documents/FEP-AI/Active Inference Podcast/RunLocalWhisper.py" "Tokens_012" "." "ActInf GuestStream 021.1 ~ Adam Safron.m4a" | tee "ActInf GuestStream #021.1 ~ Adam Safr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3" calcext:value-type="string">
            <text:p>Tokens_013</text:p>
          </table:table-cell>
          <table:table-cell/>
          <table:table-cell office:value-type="string" calcext:value-type="string">
            <text:p>ActInf GuestStream #022.1 ~ Anna Lembke, Dopamine Na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3];&quot;&quot;&quot; &quot;&quot;.&quot;&quot; &quot;&quot;&quot;;SUBSTITUTE([.$C13];&quot;#&quot;;&quot;&quot;);&quot;&quot;&quot; | tee &quot;&quot;&quot;;[.$C13];&quot;_whisper.json&quot;&quot; &amp;&quot;)" office:value-type="string" office:string-value="python3 &quot;/mnt/d/Documents/FEP-AI/Active Inference Podcast/RunLocalWhisper.py&quot; &quot;Tokens_013&quot; &quot;.&quot; &quot;ActInf GuestStream 022.1 ~ Anna Lembke, Dopamine Nation.m4a&quot; | tee &quot;ActInf GuestStream #022.1 ~ Anna Lembke, Dopamine Nation.m4a_whisper.json&quot; &amp;" calcext:value-type="string">
            <text:p>python3 "/mnt/d/Documents/FEP-AI/Active Inference Podcast/RunLocalWhisper.py" "Tokens_013" "." "ActInf GuestStream 022.1 ~ Anna Lembke, Dopamine Nation.m4a" | tee "ActInf GuestStream #022.1 ~ Anna Lembke, Dopamine Na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4" calcext:value-type="string">
            <text:p>Tokens_014</text:p>
          </table:table-cell>
          <table:table-cell/>
          <table:table-cell office:value-type="string" calcext:value-type="string">
            <text:p>ActInf GuestStream #025.1 ~ Autistic-Like Traits, Positive Schizotypy, Predictive Mind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4];&quot;&quot;&quot; &quot;&quot;.&quot;&quot; &quot;&quot;&quot;;SUBSTITUTE([.$C14];&quot;#&quot;;&quot;&quot;);&quot;&quot;&quot; | tee &quot;&quot;&quot;;[.$C14];&quot;_whisper.json&quot;&quot; &amp;&quot;)" office:value-type="string" office:string-value="python3 &quot;/mnt/d/Documents/FEP-AI/Active Inference Podcast/RunLocalWhisper.py&quot; &quot;Tokens_014&quot; &quot;.&quot; &quot;ActInf GuestStream 025.1 ~ Autistic-Like Traits, Positive Schizotypy, Predictive Mind.m4a&quot; | tee &quot;ActInf GuestStream #025.1 ~ Autistic-Like Traits, Positive Schizotypy, Predictive Mind.m4a_whisper.json&quot; &amp;" calcext:value-type="string">
            <text:p>python3 "/mnt/d/Documents/FEP-AI/Active Inference Podcast/RunLocalWhisper.py" "Tokens_014" "." "ActInf GuestStream 025.1 ~ Autistic-Like Traits, Positive Schizotypy, Predictive Mind.m4a" | tee "ActInf GuestStream #025.1 ~ Autistic-Like Traits, Positive Schizotypy, Predictive Mind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5" calcext:value-type="string">
            <text:p>Tokens_015</text:p>
          </table:table-cell>
          <table:table-cell/>
          <table:table-cell office:value-type="string" calcext:value-type="string">
            <text:p>ActInf GuestStream #026.1 ~ From Users to (Sense)Makers and Stigmergic Annota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5];&quot;&quot;&quot; &quot;&quot;.&quot;&quot; &quot;&quot;&quot;;SUBSTITUTE([.$C15];&quot;#&quot;;&quot;&quot;);&quot;&quot;&quot; | tee &quot;&quot;&quot;;[.$C15];&quot;_whisper.json&quot;&quot; &amp;&quot;)" office:value-type="string" office:string-value="python3 &quot;/mnt/d/Documents/FEP-AI/Active Inference Podcast/RunLocalWhisper.py&quot; &quot;Tokens_015&quot; &quot;.&quot; &quot;ActInf GuestStream 026.1 ~ From Users to (Sense)Makers and Stigmergic Annotation.m4a&quot; | tee &quot;ActInf GuestStream #026.1 ~ From Users to (Sense)Makers and Stigmergic Annotation.m4a_whisper.json&quot; &amp;" calcext:value-type="string">
            <text:p>python3 "/mnt/d/Documents/FEP-AI/Active Inference Podcast/RunLocalWhisper.py" "Tokens_015" "." "ActInf GuestStream 026.1 ~ From Users to (Sense)Makers and Stigmergic Annotation.m4a" | tee "ActInf GuestStream #026.1 ~ From Users to (Sense)Makers and Stigmergic Annota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6" calcext:value-type="string">
            <text:p>Tokens_016</text:p>
          </table:table-cell>
          <table:table-cell/>
          <table:table-cell office:value-type="string" calcext:value-type="string">
            <text:p>ActInf GuestStream #028.1 ~ Reconceiving rationality situating rationality into enactive cogni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6];&quot;&quot;&quot; &quot;&quot;.&quot;&quot; &quot;&quot;&quot;;SUBSTITUTE([.$C16];&quot;#&quot;;&quot;&quot;);&quot;&quot;&quot; | tee &quot;&quot;&quot;;[.$C16];&quot;_whisper.json&quot;&quot; &amp;&quot;)" office:value-type="string" office:string-value="python3 &quot;/mnt/d/Documents/FEP-AI/Active Inference Podcast/RunLocalWhisper.py&quot; &quot;Tokens_016&quot; &quot;.&quot; &quot;ActInf GuestStream 028.1 ~ Reconceiving rationality situating rationality into enactive cognition.m4a&quot; | tee &quot;ActInf GuestStream #028.1 ~ Reconceiving rationality situating rationality into enactive cognition.m4a_whisper.json&quot; &amp;" calcext:value-type="string">
            <text:p>python3 "/mnt/d/Documents/FEP-AI/Active Inference Podcast/RunLocalWhisper.py" "Tokens_016" "." "ActInf GuestStream 028.1 ~ Reconceiving rationality situating rationality into enactive cognition.m4a" | tee "ActInf GuestStream #028.1 ~ Reconceiving rationality situating rationality into enactive cogni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7" calcext:value-type="string">
            <text:p>Tokens_017</text:p>
          </table:table-cell>
          <table:table-cell/>
          <table:table-cell office:value-type="string" calcext:value-type="string">
            <text:p>ActInf GuestStream #029.1 Making Up Our Minds Imaginative Deconstruction in MathArt, 1920 – Present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7];&quot;&quot;&quot; &quot;&quot;.&quot;&quot; &quot;&quot;&quot;;SUBSTITUTE([.$C17];&quot;#&quot;;&quot;&quot;);&quot;&quot;&quot; | tee &quot;&quot;&quot;;[.$C17];&quot;_whisper.json&quot;&quot; &amp;&quot;)" office:value-type="string" office:string-value="python3 &quot;/mnt/d/Documents/FEP-AI/Active Inference Podcast/RunLocalWhisper.py&quot; &quot;Tokens_017&quot; &quot;.&quot; &quot;ActInf GuestStream 029.1 Making Up Our Minds Imaginative Deconstruction in MathArt, 1920 – Present.m4a&quot; | tee &quot;ActInf GuestStream #029.1 Making Up Our Minds Imaginative Deconstruction in MathArt, 1920 – Present.m4a_whisper.json&quot; &amp;" calcext:value-type="string">
            <text:p>python3 "/mnt/d/Documents/FEP-AI/Active Inference Podcast/RunLocalWhisper.py" "Tokens_017" "." "ActInf GuestStream 029.1 Making Up Our Minds Imaginative Deconstruction in MathArt, 1920 – Present.m4a" | tee "ActInf GuestStream #029.1 Making Up Our Minds Imaginative Deconstruction in MathArt, 1920 – Present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8" calcext:value-type="string">
            <text:p>Tokens_018</text:p>
          </table:table-cell>
          <table:table-cell/>
          <table:table-cell office:value-type="string" calcext:value-type="string">
            <text:p>ActInf GuestStream #031.1 ~ Brett Kagan &amp; Adeel Razi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8];&quot;&quot;&quot; &quot;&quot;.&quot;&quot; &quot;&quot;&quot;;SUBSTITUTE([.$C18];&quot;#&quot;;&quot;&quot;);&quot;&quot;&quot; | tee &quot;&quot;&quot;;[.$C18];&quot;_whisper.json&quot;&quot; &amp;&quot;)" office:value-type="string" office:string-value="python3 &quot;/mnt/d/Documents/FEP-AI/Active Inference Podcast/RunLocalWhisper.py&quot; &quot;Tokens_018&quot; &quot;.&quot; &quot;ActInf GuestStream 031.1 ~ Brett Kagan &amp; Adeel Razi.m4a&quot; | tee &quot;ActInf GuestStream #031.1 ~ Brett Kagan &amp; Adeel Razi.m4a_whisper.json&quot; &amp;" calcext:value-type="string">
            <text:p>python3 "/mnt/d/Documents/FEP-AI/Active Inference Podcast/RunLocalWhisper.py" "Tokens_018" "." "ActInf GuestStream 031.1 ~ Brett Kagan &amp; Adeel Razi.m4a" | tee "ActInf GuestStream #031.1 ~ Brett Kagan &amp; Adeel Razi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19" calcext:value-type="string">
            <text:p>Tokens_019</text:p>
          </table:table-cell>
          <table:table-cell/>
          <table:table-cell office:value-type="string" calcext:value-type="string">
            <text:p>ActInf GuestStream #037.1 ~ Baba Brinkman_deEcho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19];&quot;&quot;&quot; &quot;&quot;.&quot;&quot; &quot;&quot;&quot;;SUBSTITUTE([.$C19];&quot;#&quot;;&quot;&quot;);&quot;&quot;&quot; | tee &quot;&quot;&quot;;[.$C19];&quot;_whisper.json&quot;&quot; &amp;&quot;)" office:value-type="string" office:string-value="python3 &quot;/mnt/d/Documents/FEP-AI/Active Inference Podcast/RunLocalWhisper.py&quot; &quot;Tokens_019&quot; &quot;.&quot; &quot;ActInf GuestStream 037.1 ~ Baba Brinkman_deEcho.m4a&quot; | tee &quot;ActInf GuestStream #037.1 ~ Baba Brinkman_deEcho.m4a_whisper.json&quot; &amp;" calcext:value-type="string">
            <text:p>python3 "/mnt/d/Documents/FEP-AI/Active Inference Podcast/RunLocalWhisper.py" "Tokens_019" "." "ActInf GuestStream 037.1 ~ Baba Brinkman_deEcho.m4a" | tee "ActInf GuestStream #037.1 ~ Baba Brinkman_deEcho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0" calcext:value-type="string">
            <text:p>Tokens_020</text:p>
          </table:table-cell>
          <table:table-cell/>
          <table:table-cell office:value-type="string" calcext:value-type="string">
            <text:p>ActInf GuestStream #039.1 _ Sources of Richness and Ineffability for Phenomenally Conscious States [jXEJO_5g0ho]_0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0];&quot;&quot;&quot; &quot;&quot;.&quot;&quot; &quot;&quot;&quot;;SUBSTITUTE([.$C20];&quot;#&quot;;&quot;&quot;);&quot;&quot;&quot; | tee &quot;&quot;&quot;;[.$C20];&quot;_whisper.json&quot;&quot; &amp;&quot;)" office:value-type="string" office:string-value="python3 &quot;/mnt/d/Documents/FEP-AI/Active Inference Podcast/RunLocalWhisper.py&quot; &quot;Tokens_020&quot; &quot;.&quot; &quot;ActInf GuestStream 039.1 _ Sources of Richness and Ineffability for Phenomenally Conscious States [jXEJO_5g0ho]_0.m4a&quot; | tee &quot;ActInf GuestStream #039.1 _ Sources of Richness and Ineffability for Phenomenally Conscious States [jXEJO_5g0ho]_0.m4a_whisper.json&quot; &amp;" calcext:value-type="string">
            <text:p>python3 "/mnt/d/Documents/FEP-AI/Active Inference Podcast/RunLocalWhisper.py" "Tokens_020" "." "ActInf GuestStream 039.1 _ Sources of Richness and Ineffability for Phenomenally Conscious States [jXEJO_5g0ho]_0.m4a" | tee "ActInf GuestStream #039.1 _ Sources of Richness and Ineffability for Phenomenally Conscious States [jXEJO_5g0ho]_0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1" calcext:value-type="string">
            <text:p>Tokens_021</text:p>
          </table:table-cell>
          <table:table-cell/>
          <table:table-cell office:value-type="string" calcext:value-type="string">
            <text:p>ActInf GuestStream 032.1 ~ Adam Pease 'A Neuro-Symbolic Approach to Language Understanding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1];&quot;&quot;&quot; &quot;&quot;.&quot;&quot; &quot;&quot;&quot;;SUBSTITUTE([.$C21];&quot;#&quot;;&quot;&quot;);&quot;&quot;&quot; | tee &quot;&quot;&quot;;[.$C21];&quot;_whisper.json&quot;&quot; &amp;&quot;)" office:value-type="string" office:string-value="python3 &quot;/mnt/d/Documents/FEP-AI/Active Inference Podcast/RunLocalWhisper.py&quot; &quot;Tokens_021&quot; &quot;.&quot; &quot;ActInf GuestStream 032.1 ~ Adam Pease 'A Neuro-Symbolic Approach to Language Understanding'.m4a&quot; | tee &quot;ActInf GuestStream 032.1 ~ Adam Pease 'A Neuro-Symbolic Approach to Language Understanding'.m4a_whisper.json&quot; &amp;" calcext:value-type="string">
            <text:p>python3 "/mnt/d/Documents/FEP-AI/Active Inference Podcast/RunLocalWhisper.py" "Tokens_021" "." "ActInf GuestStream 032.1 ~ Adam Pease 'A Neuro-Symbolic Approach to Language Understanding'.m4a" | tee "ActInf GuestStream 032.1 ~ Adam Pease 'A Neuro-Symbolic Approach to Language Understanding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2" calcext:value-type="string">
            <text:p>Tokens_022</text:p>
          </table:table-cell>
          <table:table-cell/>
          <table:table-cell office:value-type="string" calcext:value-type="string">
            <text:p>ActInf GuestStream 033.1 ~ A taxonomy of surprise definitions, Alireza Modirshanechi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2];&quot;&quot;&quot; &quot;&quot;.&quot;&quot; &quot;&quot;&quot;;SUBSTITUTE([.$C22];&quot;#&quot;;&quot;&quot;);&quot;&quot;&quot; | tee &quot;&quot;&quot;;[.$C22];&quot;_whisper.json&quot;&quot; &amp;&quot;)" office:value-type="string" office:string-value="python3 &quot;/mnt/d/Documents/FEP-AI/Active Inference Podcast/RunLocalWhisper.py&quot; &quot;Tokens_022&quot; &quot;.&quot; &quot;ActInf GuestStream 033.1 ~ A taxonomy of surprise definitions, Alireza Modirshanechi.m4a&quot; | tee &quot;ActInf GuestStream 033.1 ~ A taxonomy of surprise definitions, Alireza Modirshanechi.m4a_whisper.json&quot; &amp;" calcext:value-type="string">
            <text:p>python3 "/mnt/d/Documents/FEP-AI/Active Inference Podcast/RunLocalWhisper.py" "Tokens_022" "." "ActInf GuestStream 033.1 ~ A taxonomy of surprise definitions, Alireza Modirshanechi.m4a" | tee "ActInf GuestStream 033.1 ~ A taxonomy of surprise definitions, Alireza Modirshanechi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3" calcext:value-type="string">
            <text:p>Tokens_023</text:p>
          </table:table-cell>
          <table:table-cell/>
          <table:table-cell office:value-type="string" calcext:value-type="string">
            <text:p>ActInf GuestStream 034.1 ~ Avel Guenin-Carlut ~ Physics of Crea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3];&quot;&quot;&quot; &quot;&quot;.&quot;&quot; &quot;&quot;&quot;;SUBSTITUTE([.$C23];&quot;#&quot;;&quot;&quot;);&quot;&quot;&quot; | tee &quot;&quot;&quot;;[.$C23];&quot;_whisper.json&quot;&quot; &amp;&quot;)" office:value-type="string" office:string-value="python3 &quot;/mnt/d/Documents/FEP-AI/Active Inference Podcast/RunLocalWhisper.py&quot; &quot;Tokens_023&quot; &quot;.&quot; &quot;ActInf GuestStream 034.1 ~ Avel Guenin-Carlut ~ Physics of Creation.m4a&quot; | tee &quot;ActInf GuestStream 034.1 ~ Avel Guenin-Carlut ~ Physics of Creation.m4a_whisper.json&quot; &amp;" calcext:value-type="string">
            <text:p>python3 "/mnt/d/Documents/FEP-AI/Active Inference Podcast/RunLocalWhisper.py" "Tokens_023" "." "ActInf GuestStream 034.1 ~ Avel Guenin-Carlut ~ Physics of Creation.m4a" | tee "ActInf GuestStream 034.1 ~ Avel Guenin-Carlut ~ Physics of Crea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4" calcext:value-type="string">
            <text:p>Tokens_024</text:p>
          </table:table-cell>
          <table:table-cell/>
          <table:table-cell office:value-type="string" calcext:value-type="string">
            <text:p>ActInf GuestStream 035.1 ~ Jordan Hall &amp; Matthew Pirkowski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4];&quot;&quot;&quot; &quot;&quot;.&quot;&quot; &quot;&quot;&quot;;SUBSTITUTE([.$C24];&quot;#&quot;;&quot;&quot;);&quot;&quot;&quot; | tee &quot;&quot;&quot;;[.$C24];&quot;_whisper.json&quot;&quot; &amp;&quot;)" office:value-type="string" office:string-value="python3 &quot;/mnt/d/Documents/FEP-AI/Active Inference Podcast/RunLocalWhisper.py&quot; &quot;Tokens_024&quot; &quot;.&quot; &quot;ActInf GuestStream 035.1 ~ Jordan Hall &amp; Matthew Pirkowski.m4a&quot; | tee &quot;ActInf GuestStream 035.1 ~ Jordan Hall &amp; Matthew Pirkowski.m4a_whisper.json&quot; &amp;" calcext:value-type="string">
            <text:p>python3 "/mnt/d/Documents/FEP-AI/Active Inference Podcast/RunLocalWhisper.py" "Tokens_024" "." "ActInf GuestStream 035.1 ~ Jordan Hall &amp; Matthew Pirkowski.m4a" | tee "ActInf GuestStream 035.1 ~ Jordan Hall &amp; Matthew Pirkowski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5" calcext:value-type="string">
            <text:p>Tokens_025</text:p>
          </table:table-cell>
          <table:table-cell/>
          <table:table-cell office:value-type="string" calcext:value-type="string">
            <text:p>ActInf GuestStream 038.1 ~ Max Berg Oversampled and undersolved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5];&quot;&quot;&quot; &quot;&quot;.&quot;&quot; &quot;&quot;&quot;;SUBSTITUTE([.$C25];&quot;#&quot;;&quot;&quot;);&quot;&quot;&quot; | tee &quot;&quot;&quot;;[.$C25];&quot;_whisper.json&quot;&quot; &amp;&quot;)" office:value-type="string" office:string-value="python3 &quot;/mnt/d/Documents/FEP-AI/Active Inference Podcast/RunLocalWhisper.py&quot; &quot;Tokens_025&quot; &quot;.&quot; &quot;ActInf GuestStream 038.1 ~ Max Berg Oversampled and undersolved.m4a&quot; | tee &quot;ActInf GuestStream 038.1 ~ Max Berg Oversampled and undersolved.m4a_whisper.json&quot; &amp;" calcext:value-type="string">
            <text:p>python3 "/mnt/d/Documents/FEP-AI/Active Inference Podcast/RunLocalWhisper.py" "Tokens_025" "." "ActInf GuestStream 038.1 ~ Max Berg Oversampled and undersolved.m4a" | tee "ActInf GuestStream 038.1 ~ Max Berg Oversampled and undersolved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6" calcext:value-type="string">
            <text:p>Tokens_026</text:p>
          </table:table-cell>
          <table:table-cell/>
          <table:table-cell office:value-type="string" calcext:value-type="string">
            <text:p>ActInf GuestStream 040.1 ~ Wanja Wiese ~ Could large language models be consciou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6];&quot;&quot;&quot; &quot;&quot;.&quot;&quot; &quot;&quot;&quot;;SUBSTITUTE([.$C26];&quot;#&quot;;&quot;&quot;);&quot;&quot;&quot; | tee &quot;&quot;&quot;;[.$C26];&quot;_whisper.json&quot;&quot; &amp;&quot;)" office:value-type="string" office:string-value="python3 &quot;/mnt/d/Documents/FEP-AI/Active Inference Podcast/RunLocalWhisper.py&quot; &quot;Tokens_026&quot; &quot;.&quot; &quot;ActInf GuestStream 040.1 ~ Wanja Wiese ~ Could large language models be conscious.m4a&quot; | tee &quot;ActInf GuestStream 040.1 ~ Wanja Wiese ~ Could large language models be conscious.m4a_whisper.json&quot; &amp;" calcext:value-type="string">
            <text:p>python3 "/mnt/d/Documents/FEP-AI/Active Inference Podcast/RunLocalWhisper.py" "Tokens_026" "." "ActInf GuestStream 040.1 ~ Wanja Wiese ~ Could large language models be conscious.m4a" | tee "ActInf GuestStream 040.1 ~ Wanja Wiese ~ Could large language models be consciou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7" calcext:value-type="string">
            <text:p>Tokens_027</text:p>
          </table:table-cell>
          <table:table-cell/>
          <table:table-cell office:value-type="string" calcext:value-type="string">
            <text:p>ActInf GuestStream 042.1 ~ Bogotá &amp; Djebbara Time-consciousness in computational phenomenolog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7];&quot;&quot;&quot; &quot;&quot;.&quot;&quot; &quot;&quot;&quot;;SUBSTITUTE([.$C27];&quot;#&quot;;&quot;&quot;);&quot;&quot;&quot; | tee &quot;&quot;&quot;;[.$C27];&quot;_whisper.json&quot;&quot; &amp;&quot;)" office:value-type="string" office:string-value="python3 &quot;/mnt/d/Documents/FEP-AI/Active Inference Podcast/RunLocalWhisper.py&quot; &quot;Tokens_027&quot; &quot;.&quot; &quot;ActInf GuestStream 042.1 ~ Bogotá &amp; Djebbara Time-consciousness in computational phenomenology.m4a&quot; | tee &quot;ActInf GuestStream 042.1 ~ Bogotá &amp; Djebbara Time-consciousness in computational phenomenology.m4a_whisper.json&quot; &amp;" calcext:value-type="string">
            <text:p>python3 "/mnt/d/Documents/FEP-AI/Active Inference Podcast/RunLocalWhisper.py" "Tokens_027" "." "ActInf GuestStream 042.1 ~ Bogotá &amp; Djebbara Time-consciousness in computational phenomenology.m4a" | tee "ActInf GuestStream 042.1 ~ Bogotá &amp; Djebbara Time-consciousness in computational phenomenolog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8" calcext:value-type="string">
            <text:p>Tokens_028</text:p>
          </table:table-cell>
          <table:table-cell/>
          <table:table-cell office:value-type="string" calcext:value-type="string">
            <text:p>ActInf GuestStream 042.1 ~ Bogota &amp; Djebbara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8];&quot;&quot;&quot; &quot;&quot;.&quot;&quot; &quot;&quot;&quot;;SUBSTITUTE([.$C28];&quot;#&quot;;&quot;&quot;);&quot;&quot;&quot; | tee &quot;&quot;&quot;;[.$C28];&quot;_whisper.json&quot;&quot; &amp;&quot;)" office:value-type="string" office:string-value="python3 &quot;/mnt/d/Documents/FEP-AI/Active Inference Podcast/RunLocalWhisper.py&quot; &quot;Tokens_028&quot; &quot;.&quot; &quot;ActInf GuestStream 042.1 ~ Bogota &amp; Djebbara.m4a&quot; | tee &quot;ActInf GuestStream 042.1 ~ Bogota &amp; Djebbara.m4a_whisper.json&quot; &amp;" calcext:value-type="string">
            <text:p>python3 "/mnt/d/Documents/FEP-AI/Active Inference Podcast/RunLocalWhisper.py" "Tokens_028" "." "ActInf GuestStream 042.1 ~ Bogota &amp; Djebbara.m4a" | tee "ActInf GuestStream 042.1 ~ Bogota &amp; Djebbara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29" calcext:value-type="string">
            <text:p>Tokens_029</text:p>
          </table:table-cell>
          <table:table-cell/>
          <table:table-cell office:value-type="string" calcext:value-type="string">
            <text:p>ActInf Livestream #035.0 ~ A tale of two architectures free energy, its models, and modularit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29];&quot;&quot;&quot; &quot;&quot;.&quot;&quot; &quot;&quot;&quot;;SUBSTITUTE([.$C29];&quot;#&quot;;&quot;&quot;);&quot;&quot;&quot; | tee &quot;&quot;&quot;;[.$C29];&quot;_whisper.json&quot;&quot; &amp;&quot;)" office:value-type="string" office:string-value="python3 &quot;/mnt/d/Documents/FEP-AI/Active Inference Podcast/RunLocalWhisper.py&quot; &quot;Tokens_029&quot; &quot;.&quot; &quot;ActInf Livestream 035.0 ~ A tale of two architectures free energy, its models, and modularity.m4a&quot; | tee &quot;ActInf Livestream #035.0 ~ A tale of two architectures free energy, its models, and modularity.m4a_whisper.json&quot; &amp;" calcext:value-type="string">
            <text:p>python3 "/mnt/d/Documents/FEP-AI/Active Inference Podcast/RunLocalWhisper.py" "Tokens_029" "." "ActInf Livestream 035.0 ~ A tale of two architectures free energy, its models, and modularity.m4a" | tee "ActInf Livestream #035.0 ~ A tale of two architectures free energy, its models, and modularit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0" calcext:value-type="string">
            <text:p>Tokens_030</text:p>
          </table:table-cell>
          <table:table-cell/>
          <table:table-cell office:value-type="string" calcext:value-type="string">
            <text:p>ActInf Livestream #035.1 ~ A tale of two architectures free energy, its models, and modularit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0];&quot;&quot;&quot; &quot;&quot;.&quot;&quot; &quot;&quot;&quot;;SUBSTITUTE([.$C30];&quot;#&quot;;&quot;&quot;);&quot;&quot;&quot; | tee &quot;&quot;&quot;;[.$C30];&quot;_whisper.json&quot;&quot; &amp;&quot;)" office:value-type="string" office:string-value="python3 &quot;/mnt/d/Documents/FEP-AI/Active Inference Podcast/RunLocalWhisper.py&quot; &quot;Tokens_030&quot; &quot;.&quot; &quot;ActInf Livestream 035.1 ~ A tale of two architectures free energy, its models, and modularity.m4a&quot; | tee &quot;ActInf Livestream #035.1 ~ A tale of two architectures free energy, its models, and modularity.m4a_whisper.json&quot; &amp;" calcext:value-type="string">
            <text:p>python3 "/mnt/d/Documents/FEP-AI/Active Inference Podcast/RunLocalWhisper.py" "Tokens_030" "." "ActInf Livestream 035.1 ~ A tale of two architectures free energy, its models, and modularity.m4a" | tee "ActInf Livestream #035.1 ~ A tale of two architectures free energy, its models, and modularit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1" calcext:value-type="string">
            <text:p>Tokens_031</text:p>
          </table:table-cell>
          <table:table-cell/>
          <table:table-cell office:value-type="string" calcext:value-type="string">
            <text:p>ActInf Livestream #035.2 ~ A tale of two architectures free energy, its models, and modularit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1];&quot;&quot;&quot; &quot;&quot;.&quot;&quot; &quot;&quot;&quot;;SUBSTITUTE([.$C31];&quot;#&quot;;&quot;&quot;);&quot;&quot;&quot; | tee &quot;&quot;&quot;;[.$C31];&quot;_whisper.json&quot;&quot; &amp;&quot;)" office:value-type="string" office:string-value="python3 &quot;/mnt/d/Documents/FEP-AI/Active Inference Podcast/RunLocalWhisper.py&quot; &quot;Tokens_031&quot; &quot;.&quot; &quot;ActInf Livestream 035.2 ~ A tale of two architectures free energy, its models, and modularity.m4a&quot; | tee &quot;ActInf Livestream #035.2 ~ A tale of two architectures free energy, its models, and modularity.m4a_whisper.json&quot; &amp;" calcext:value-type="string">
            <text:p>python3 "/mnt/d/Documents/FEP-AI/Active Inference Podcast/RunLocalWhisper.py" "Tokens_031" "." "ActInf Livestream 035.2 ~ A tale of two architectures free energy, its models, and modularity.m4a" | tee "ActInf Livestream #035.2 ~ A tale of two architectures free energy, its models, and modularit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2" calcext:value-type="string">
            <text:p>Tokens_032</text:p>
          </table:table-cell>
          <table:table-cell/>
          <table:table-cell office:value-type="string" calcext:value-type="string">
            <text:p>ActInf Livestream #036.1 ~ Modelling ourselves what the free energy principle reveal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2];&quot;&quot;&quot; &quot;&quot;.&quot;&quot; &quot;&quot;&quot;;SUBSTITUTE([.$C32];&quot;#&quot;;&quot;&quot;);&quot;&quot;&quot; | tee &quot;&quot;&quot;;[.$C32];&quot;_whisper.json&quot;&quot; &amp;&quot;)" office:value-type="string" office:string-value="python3 &quot;/mnt/d/Documents/FEP-AI/Active Inference Podcast/RunLocalWhisper.py&quot; &quot;Tokens_032&quot; &quot;.&quot; &quot;ActInf Livestream 036.1 ~ Modelling ourselves what the free energy principle reveals.m4a&quot; | tee &quot;ActInf Livestream #036.1 ~ Modelling ourselves what the free energy principle reveals.m4a_whisper.json&quot; &amp;" calcext:value-type="string">
            <text:p>python3 "/mnt/d/Documents/FEP-AI/Active Inference Podcast/RunLocalWhisper.py" "Tokens_032" "." "ActInf Livestream 036.1 ~ Modelling ourselves what the free energy principle reveals.m4a" | tee "ActInf Livestream #036.1 ~ Modelling ourselves what the free energy principle reveal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3" calcext:value-type="string">
            <text:p>Tokens_033</text:p>
          </table:table-cell>
          <table:table-cell/>
          <table:table-cell office:value-type="string" calcext:value-type="string">
            <text:p>ActInf Livestream #036.2 ~ Modelling ourselves what the free energy principle reveal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3];&quot;&quot;&quot; &quot;&quot;.&quot;&quot; &quot;&quot;&quot;;SUBSTITUTE([.$C33];&quot;#&quot;;&quot;&quot;);&quot;&quot;&quot; | tee &quot;&quot;&quot;;[.$C33];&quot;_whisper.json&quot;&quot; &amp;&quot;)" office:value-type="string" office:string-value="python3 &quot;/mnt/d/Documents/FEP-AI/Active Inference Podcast/RunLocalWhisper.py&quot; &quot;Tokens_033&quot; &quot;.&quot; &quot;ActInf Livestream 036.2 ~ Modelling ourselves what the free energy principle reveals.m4a&quot; | tee &quot;ActInf Livestream #036.2 ~ Modelling ourselves what the free energy principle reveals.m4a_whisper.json&quot; &amp;" calcext:value-type="string">
            <text:p>python3 "/mnt/d/Documents/FEP-AI/Active Inference Podcast/RunLocalWhisper.py" "Tokens_033" "." "ActInf Livestream 036.2 ~ Modelling ourselves what the free energy principle reveals.m4a" | tee "ActInf Livestream #036.2 ~ Modelling ourselves what the free energy principle reveal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4" calcext:value-type="string">
            <text:p>Tokens_034</text:p>
          </table:table-cell>
          <table:table-cell/>
          <table:table-cell office:value-type="string" calcext:value-type="string">
            <text:p>ActInf Livestream #037.0 ~ Free Energy A User's Guid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4];&quot;&quot;&quot; &quot;&quot;.&quot;&quot; &quot;&quot;&quot;;SUBSTITUTE([.$C34];&quot;#&quot;;&quot;&quot;);&quot;&quot;&quot; | tee &quot;&quot;&quot;;[.$C34];&quot;_whisper.json&quot;&quot; &amp;&quot;)" office:value-type="string" office:string-value="python3 &quot;/mnt/d/Documents/FEP-AI/Active Inference Podcast/RunLocalWhisper.py&quot; &quot;Tokens_034&quot; &quot;.&quot; &quot;ActInf Livestream 037.0 ~ Free Energy A User's Guide.m4a&quot; | tee &quot;ActInf Livestream #037.0 ~ Free Energy A User's Guide.m4a_whisper.json&quot; &amp;" calcext:value-type="string">
            <text:p>python3 "/mnt/d/Documents/FEP-AI/Active Inference Podcast/RunLocalWhisper.py" "Tokens_034" "." "ActInf Livestream 037.0 ~ Free Energy A User's Guide.m4a" | tee "ActInf Livestream #037.0 ~ Free Energy A User's Guid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5" calcext:value-type="string">
            <text:p>Tokens_035</text:p>
          </table:table-cell>
          <table:table-cell/>
          <table:table-cell office:value-type="string" calcext:value-type="string">
            <text:p>ActInf Livestream #037.2 ~ Free Energy A User's Guid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5];&quot;&quot;&quot; &quot;&quot;.&quot;&quot; &quot;&quot;&quot;;SUBSTITUTE([.$C35];&quot;#&quot;;&quot;&quot;);&quot;&quot;&quot; | tee &quot;&quot;&quot;;[.$C35];&quot;_whisper.json&quot;&quot; &amp;&quot;)" office:value-type="string" office:string-value="python3 &quot;/mnt/d/Documents/FEP-AI/Active Inference Podcast/RunLocalWhisper.py&quot; &quot;Tokens_035&quot; &quot;.&quot; &quot;ActInf Livestream 037.2 ~ Free Energy A User's Guide.m4a&quot; | tee &quot;ActInf Livestream #037.2 ~ Free Energy A User's Guide.m4a_whisper.json&quot; &amp;" calcext:value-type="string">
            <text:p>python3 "/mnt/d/Documents/FEP-AI/Active Inference Podcast/RunLocalWhisper.py" "Tokens_035" "." "ActInf Livestream 037.2 ~ Free Energy A User's Guide.m4a" | tee "ActInf Livestream #037.2 ~ Free Energy A User's Guid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6" calcext:value-type="string">
            <text:p>Tokens_036</text:p>
          </table:table-cell>
          <table:table-cell/>
          <table:table-cell office:value-type="string" calcext:value-type="string">
            <text:p>ActInf Livestream #038.0 ~ 'The evolution of brain architectures for predictive coding and ActInf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6];&quot;&quot;&quot; &quot;&quot;.&quot;&quot; &quot;&quot;&quot;;SUBSTITUTE([.$C36];&quot;#&quot;;&quot;&quot;);&quot;&quot;&quot; | tee &quot;&quot;&quot;;[.$C36];&quot;_whisper.json&quot;&quot; &amp;&quot;)" office:value-type="string" office:string-value="python3 &quot;/mnt/d/Documents/FEP-AI/Active Inference Podcast/RunLocalWhisper.py&quot; &quot;Tokens_036&quot; &quot;.&quot; &quot;ActInf Livestream 038.0 ~ 'The evolution of brain architectures for predictive coding and ActInf'.m4a&quot; | tee &quot;ActInf Livestream #038.0 ~ 'The evolution of brain architectures for predictive coding and ActInf'.m4a_whisper.json&quot; &amp;" calcext:value-type="string">
            <text:p>python3 "/mnt/d/Documents/FEP-AI/Active Inference Podcast/RunLocalWhisper.py" "Tokens_036" "." "ActInf Livestream 038.0 ~ 'The evolution of brain architectures for predictive coding and ActInf'.m4a" | tee "ActInf Livestream #038.0 ~ 'The evolution of brain architectures for predictive coding and ActInf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7" calcext:value-type="string">
            <text:p>Tokens_037</text:p>
          </table:table-cell>
          <table:table-cell/>
          <table:table-cell office:value-type="string" calcext:value-type="string">
            <text:p>ActInf Livestream #038.1 ~ 'The evolution of brain architectures for predictive coding and ActInf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7];&quot;&quot;&quot; &quot;&quot;.&quot;&quot; &quot;&quot;&quot;;SUBSTITUTE([.$C37];&quot;#&quot;;&quot;&quot;);&quot;&quot;&quot; | tee &quot;&quot;&quot;;[.$C37];&quot;_whisper.json&quot;&quot; &amp;&quot;)" office:value-type="string" office:string-value="python3 &quot;/mnt/d/Documents/FEP-AI/Active Inference Podcast/RunLocalWhisper.py&quot; &quot;Tokens_037&quot; &quot;.&quot; &quot;ActInf Livestream 038.1 ~ 'The evolution of brain architectures for predictive coding and ActInf'.m4a&quot; | tee &quot;ActInf Livestream #038.1 ~ 'The evolution of brain architectures for predictive coding and ActInf'.m4a_whisper.json&quot; &amp;" calcext:value-type="string">
            <text:p>python3 "/mnt/d/Documents/FEP-AI/Active Inference Podcast/RunLocalWhisper.py" "Tokens_037" "." "ActInf Livestream 038.1 ~ 'The evolution of brain architectures for predictive coding and ActInf'.m4a" | tee "ActInf Livestream #038.1 ~ 'The evolution of brain architectures for predictive coding and ActInf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8" calcext:value-type="string">
            <text:p>Tokens_038</text:p>
          </table:table-cell>
          <table:table-cell/>
          <table:table-cell office:value-type="string" calcext:value-type="string">
            <text:p>ActInf Livestream #038.2 ~ 'The evolution of brain architectures for predictive coding and ActInf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8];&quot;&quot;&quot; &quot;&quot;.&quot;&quot; &quot;&quot;&quot;;SUBSTITUTE([.$C38];&quot;#&quot;;&quot;&quot;);&quot;&quot;&quot; | tee &quot;&quot;&quot;;[.$C38];&quot;_whisper.json&quot;&quot; &amp;&quot;)" office:value-type="string" office:string-value="python3 &quot;/mnt/d/Documents/FEP-AI/Active Inference Podcast/RunLocalWhisper.py&quot; &quot;Tokens_038&quot; &quot;.&quot; &quot;ActInf Livestream 038.2 ~ 'The evolution of brain architectures for predictive coding and ActInf'.m4a&quot; | tee &quot;ActInf Livestream #038.2 ~ 'The evolution of brain architectures for predictive coding and ActInf'.m4a_whisper.json&quot; &amp;" calcext:value-type="string">
            <text:p>python3 "/mnt/d/Documents/FEP-AI/Active Inference Podcast/RunLocalWhisper.py" "Tokens_038" "." "ActInf Livestream 038.2 ~ 'The evolution of brain architectures for predictive coding and ActInf'.m4a" | tee "ActInf Livestream #038.2 ~ 'The evolution of brain architectures for predictive coding and ActInf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39" calcext:value-type="string">
            <text:p>Tokens_039</text:p>
          </table:table-cell>
          <table:table-cell/>
          <table:table-cell office:value-type="string" calcext:value-type="string">
            <text:p>ActInf Livestream #039.0 ~ 'Morphogenesis as Bayesian inference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39];&quot;&quot;&quot; &quot;&quot;.&quot;&quot; &quot;&quot;&quot;;SUBSTITUTE([.$C39];&quot;#&quot;;&quot;&quot;);&quot;&quot;&quot; | tee &quot;&quot;&quot;;[.$C39];&quot;_whisper.json&quot;&quot; &amp;&quot;)" office:value-type="string" office:string-value="python3 &quot;/mnt/d/Documents/FEP-AI/Active Inference Podcast/RunLocalWhisper.py&quot; &quot;Tokens_039&quot; &quot;.&quot; &quot;ActInf Livestream 039.0 ~ 'Morphogenesis as Bayesian inference'.m4a&quot; | tee &quot;ActInf Livestream #039.0 ~ 'Morphogenesis as Bayesian inference'.m4a_whisper.json&quot; &amp;" calcext:value-type="string">
            <text:p>python3 "/mnt/d/Documents/FEP-AI/Active Inference Podcast/RunLocalWhisper.py" "Tokens_039" "." "ActInf Livestream 039.0 ~ 'Morphogenesis as Bayesian inference'.m4a" | tee "ActInf Livestream #039.0 ~ 'Morphogenesis as Bayesian inference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0" calcext:value-type="string">
            <text:p>Tokens_040</text:p>
          </table:table-cell>
          <table:table-cell/>
          <table:table-cell office:value-type="string" calcext:value-type="string">
            <text:p>ActInf Livestream #039.1 ~ 'Morphogenesis as Bayesian inference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0];&quot;&quot;&quot; &quot;&quot;.&quot;&quot; &quot;&quot;&quot;;SUBSTITUTE([.$C40];&quot;#&quot;;&quot;&quot;);&quot;&quot;&quot; | tee &quot;&quot;&quot;;[.$C40];&quot;_whisper.json&quot;&quot; &amp;&quot;)" office:value-type="string" office:string-value="python3 &quot;/mnt/d/Documents/FEP-AI/Active Inference Podcast/RunLocalWhisper.py&quot; &quot;Tokens_040&quot; &quot;.&quot; &quot;ActInf Livestream 039.1 ~ 'Morphogenesis as Bayesian inference'.m4a&quot; | tee &quot;ActInf Livestream #039.1 ~ 'Morphogenesis as Bayesian inference'.m4a_whisper.json&quot; &amp;" calcext:value-type="string">
            <text:p>python3 "/mnt/d/Documents/FEP-AI/Active Inference Podcast/RunLocalWhisper.py" "Tokens_040" "." "ActInf Livestream 039.1 ~ 'Morphogenesis as Bayesian inference'.m4a" | tee "ActInf Livestream #039.1 ~ 'Morphogenesis as Bayesian inference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1" calcext:value-type="string">
            <text:p>Tokens_041</text:p>
          </table:table-cell>
          <table:table-cell/>
          <table:table-cell office:value-type="string" calcext:value-type="string">
            <text:p>ActInf Livestream #039.2 ~ 'Morphogenesis as Bayesian inference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1];&quot;&quot;&quot; &quot;&quot;.&quot;&quot; &quot;&quot;&quot;;SUBSTITUTE([.$C41];&quot;#&quot;;&quot;&quot;);&quot;&quot;&quot; | tee &quot;&quot;&quot;;[.$C41];&quot;_whisper.json&quot;&quot; &amp;&quot;)" office:value-type="string" office:string-value="python3 &quot;/mnt/d/Documents/FEP-AI/Active Inference Podcast/RunLocalWhisper.py&quot; &quot;Tokens_041&quot; &quot;.&quot; &quot;ActInf Livestream 039.2 ~ 'Morphogenesis as Bayesian inference'.m4a&quot; | tee &quot;ActInf Livestream #039.2 ~ 'Morphogenesis as Bayesian inference'.m4a_whisper.json&quot; &amp;" calcext:value-type="string">
            <text:p>python3 "/mnt/d/Documents/FEP-AI/Active Inference Podcast/RunLocalWhisper.py" "Tokens_041" "." "ActInf Livestream 039.2 ~ 'Morphogenesis as Bayesian inference'.m4a" | tee "ActInf Livestream #039.2 ~ 'Morphogenesis as Bayesian inference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2" calcext:value-type="string">
            <text:p>Tokens_042</text:p>
          </table:table-cell>
          <table:table-cell/>
          <table:table-cell office:value-type="string" calcext:value-type="string">
            <text:p>ActInf Livestream #040.0 ~ 'A free energy principle for generic quantum systems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2];&quot;&quot;&quot; &quot;&quot;.&quot;&quot; &quot;&quot;&quot;;SUBSTITUTE([.$C42];&quot;#&quot;;&quot;&quot;);&quot;&quot;&quot; | tee &quot;&quot;&quot;;[.$C42];&quot;_whisper.json&quot;&quot; &amp;&quot;)" office:value-type="string" office:string-value="python3 &quot;/mnt/d/Documents/FEP-AI/Active Inference Podcast/RunLocalWhisper.py&quot; &quot;Tokens_042&quot; &quot;.&quot; &quot;ActInf Livestream 040.0 ~ 'A free energy principle for generic quantum systems'.m4a&quot; | tee &quot;ActInf Livestream #040.0 ~ 'A free energy principle for generic quantum systems'.m4a_whisper.json&quot; &amp;" calcext:value-type="string">
            <text:p>python3 "/mnt/d/Documents/FEP-AI/Active Inference Podcast/RunLocalWhisper.py" "Tokens_042" "." "ActInf Livestream 040.0 ~ 'A free energy principle for generic quantum systems'.m4a" | tee "ActInf Livestream #040.0 ~ 'A free energy principle for generic quantum systems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3" calcext:value-type="string">
            <text:p>Tokens_043</text:p>
          </table:table-cell>
          <table:table-cell/>
          <table:table-cell office:value-type="string" calcext:value-type="string">
            <text:p>ActInf Livestream #040.1 ~ 'A free energy principle for generic quantum systems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3];&quot;&quot;&quot; &quot;&quot;.&quot;&quot; &quot;&quot;&quot;;SUBSTITUTE([.$C43];&quot;#&quot;;&quot;&quot;);&quot;&quot;&quot; | tee &quot;&quot;&quot;;[.$C43];&quot;_whisper.json&quot;&quot; &amp;&quot;)" office:value-type="string" office:string-value="python3 &quot;/mnt/d/Documents/FEP-AI/Active Inference Podcast/RunLocalWhisper.py&quot; &quot;Tokens_043&quot; &quot;.&quot; &quot;ActInf Livestream 040.1 ~ 'A free energy principle for generic quantum systems'.m4a&quot; | tee &quot;ActInf Livestream #040.1 ~ 'A free energy principle for generic quantum systems'.m4a_whisper.json&quot; &amp;" calcext:value-type="string">
            <text:p>python3 "/mnt/d/Documents/FEP-AI/Active Inference Podcast/RunLocalWhisper.py" "Tokens_043" "." "ActInf Livestream 040.1 ~ 'A free energy principle for generic quantum systems'.m4a" | tee "ActInf Livestream #040.1 ~ 'A free energy principle for generic quantum systems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4" calcext:value-type="string">
            <text:p>Tokens_044</text:p>
          </table:table-cell>
          <table:table-cell/>
          <table:table-cell office:value-type="string" calcext:value-type="string">
            <text:p>ActInf Livestream #040.2 ~ 'A free energy principle for generic quantum systems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4];&quot;&quot;&quot; &quot;&quot;.&quot;&quot; &quot;&quot;&quot;;SUBSTITUTE([.$C44];&quot;#&quot;;&quot;&quot;);&quot;&quot;&quot; | tee &quot;&quot;&quot;;[.$C44];&quot;_whisper.json&quot;&quot; &amp;&quot;)" office:value-type="string" office:string-value="python3 &quot;/mnt/d/Documents/FEP-AI/Active Inference Podcast/RunLocalWhisper.py&quot; &quot;Tokens_044&quot; &quot;.&quot; &quot;ActInf Livestream 040.2 ~ 'A free energy principle for generic quantum systems'.m4a&quot; | tee &quot;ActInf Livestream #040.2 ~ 'A free energy principle for generic quantum systems'.m4a_whisper.json&quot; &amp;" calcext:value-type="string">
            <text:p>python3 "/mnt/d/Documents/FEP-AI/Active Inference Podcast/RunLocalWhisper.py" "Tokens_044" "." "ActInf Livestream 040.2 ~ 'A free energy principle for generic quantum systems'.m4a" | tee "ActInf Livestream #040.2 ~ 'A free energy principle for generic quantum systems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5" calcext:value-type="string">
            <text:p>Tokens_045</text:p>
          </table:table-cell>
          <table:table-cell/>
          <table:table-cell office:value-type="string" calcext:value-type="string">
            <text:p>ActInf Livestream #041.0 ~ 'Extended active inference Constructing predictive cognition beyond skull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5];&quot;&quot;&quot; &quot;&quot;.&quot;&quot; &quot;&quot;&quot;;SUBSTITUTE([.$C45];&quot;#&quot;;&quot;&quot;);&quot;&quot;&quot; | tee &quot;&quot;&quot;;[.$C45];&quot;_whisper.json&quot;&quot; &amp;&quot;)" office:value-type="string" office:string-value="python3 &quot;/mnt/d/Documents/FEP-AI/Active Inference Podcast/RunLocalWhisper.py&quot; &quot;Tokens_045&quot; &quot;.&quot; &quot;ActInf Livestream 041.0 ~ 'Extended active inference Constructing predictive cognition beyond skulls.m4a&quot; | tee &quot;ActInf Livestream #041.0 ~ 'Extended active inference Constructing predictive cognition beyond skulls.m4a_whisper.json&quot; &amp;" calcext:value-type="string">
            <text:p>python3 "/mnt/d/Documents/FEP-AI/Active Inference Podcast/RunLocalWhisper.py" "Tokens_045" "." "ActInf Livestream 041.0 ~ 'Extended active inference Constructing predictive cognition beyond skulls.m4a" | tee "ActInf Livestream #041.0 ~ 'Extended active inference Constructing predictive cognition beyond skull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6" calcext:value-type="string">
            <text:p>Tokens_046</text:p>
          </table:table-cell>
          <table:table-cell/>
          <table:table-cell office:value-type="string" calcext:value-type="string">
            <text:p>ActInf Livestream #041.1, Extended active inference Constructing predictive cognition beyond skull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6];&quot;&quot;&quot; &quot;&quot;.&quot;&quot; &quot;&quot;&quot;;SUBSTITUTE([.$C46];&quot;#&quot;;&quot;&quot;);&quot;&quot;&quot; | tee &quot;&quot;&quot;;[.$C46];&quot;_whisper.json&quot;&quot; &amp;&quot;)" office:value-type="string" office:string-value="python3 &quot;/mnt/d/Documents/FEP-AI/Active Inference Podcast/RunLocalWhisper.py&quot; &quot;Tokens_046&quot; &quot;.&quot; &quot;ActInf Livestream 041.1, Extended active inference Constructing predictive cognition beyond skulls.m4a&quot; | tee &quot;ActInf Livestream #041.1, Extended active inference Constructing predictive cognition beyond skulls.m4a_whisper.json&quot; &amp;" calcext:value-type="string">
            <text:p>python3 "/mnt/d/Documents/FEP-AI/Active Inference Podcast/RunLocalWhisper.py" "Tokens_046" "." "ActInf Livestream 041.1, Extended active inference Constructing predictive cognition beyond skulls.m4a" | tee "ActInf Livestream #041.1, Extended active inference Constructing predictive cognition beyond skull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7" calcext:value-type="string">
            <text:p>Tokens_047</text:p>
          </table:table-cell>
          <table:table-cell/>
          <table:table-cell office:value-type="string" calcext:value-type="string">
            <text:p>ActInf Livestream #041.2 ~ 'Extended active inference Constructing predictive cognition beyond skull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7];&quot;&quot;&quot; &quot;&quot;.&quot;&quot; &quot;&quot;&quot;;SUBSTITUTE([.$C47];&quot;#&quot;;&quot;&quot;);&quot;&quot;&quot; | tee &quot;&quot;&quot;;[.$C47];&quot;_whisper.json&quot;&quot; &amp;&quot;)" office:value-type="string" office:string-value="python3 &quot;/mnt/d/Documents/FEP-AI/Active Inference Podcast/RunLocalWhisper.py&quot; &quot;Tokens_047&quot; &quot;.&quot; &quot;ActInf Livestream 041.2 ~ 'Extended active inference Constructing predictive cognition beyond skulls.m4a&quot; | tee &quot;ActInf Livestream #041.2 ~ 'Extended active inference Constructing predictive cognition beyond skulls.m4a_whisper.json&quot; &amp;" calcext:value-type="string">
            <text:p>python3 "/mnt/d/Documents/FEP-AI/Active Inference Podcast/RunLocalWhisper.py" "Tokens_047" "." "ActInf Livestream 041.2 ~ 'Extended active inference Constructing predictive cognition beyond skulls.m4a" | tee "ActInf Livestream #041.2 ~ 'Extended active inference Constructing predictive cognition beyond skull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8" calcext:value-type="string">
            <text:p>Tokens_048</text:p>
          </table:table-cell>
          <table:table-cell/>
          <table:table-cell office:value-type="string" calcext:value-type="string">
            <text:p>ActInf Livestream #042.0 ~ Robot navigation as hierarchical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8];&quot;&quot;&quot; &quot;&quot;.&quot;&quot; &quot;&quot;&quot;;SUBSTITUTE([.$C48];&quot;#&quot;;&quot;&quot;);&quot;&quot;&quot; | tee &quot;&quot;&quot;;[.$C48];&quot;_whisper.json&quot;&quot; &amp;&quot;)" office:value-type="string" office:string-value="python3 &quot;/mnt/d/Documents/FEP-AI/Active Inference Podcast/RunLocalWhisper.py&quot; &quot;Tokens_048&quot; &quot;.&quot; &quot;ActInf Livestream 042.0 ~ Robot navigation as hierarchical active inference.m4a&quot; | tee &quot;ActInf Livestream #042.0 ~ Robot navigation as hierarchical active inference.m4a_whisper.json&quot; &amp;" calcext:value-type="string">
            <text:p>python3 "/mnt/d/Documents/FEP-AI/Active Inference Podcast/RunLocalWhisper.py" "Tokens_048" "." "ActInf Livestream 042.0 ~ Robot navigation as hierarchical active inference.m4a" | tee "ActInf Livestream #042.0 ~ Robot navigation as hierarchical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49" calcext:value-type="string">
            <text:p>Tokens_049</text:p>
          </table:table-cell>
          <table:table-cell/>
          <table:table-cell office:value-type="string" calcext:value-type="string">
            <text:p>ActInf Livestream #042.1 ~ Robot navigation as hierarchical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49];&quot;&quot;&quot; &quot;&quot;.&quot;&quot; &quot;&quot;&quot;;SUBSTITUTE([.$C49];&quot;#&quot;;&quot;&quot;);&quot;&quot;&quot; | tee &quot;&quot;&quot;;[.$C49];&quot;_whisper.json&quot;&quot; &amp;&quot;)" office:value-type="string" office:string-value="python3 &quot;/mnt/d/Documents/FEP-AI/Active Inference Podcast/RunLocalWhisper.py&quot; &quot;Tokens_049&quot; &quot;.&quot; &quot;ActInf Livestream 042.1 ~ Robot navigation as hierarchical active inference.m4a&quot; | tee &quot;ActInf Livestream #042.1 ~ Robot navigation as hierarchical active inference.m4a_whisper.json&quot; &amp;" calcext:value-type="string">
            <text:p>python3 "/mnt/d/Documents/FEP-AI/Active Inference Podcast/RunLocalWhisper.py" "Tokens_049" "." "ActInf Livestream 042.1 ~ Robot navigation as hierarchical active inference.m4a" | tee "ActInf Livestream #042.1 ~ Robot navigation as hierarchical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0" calcext:value-type="string">
            <text:p>Tokens_050</text:p>
          </table:table-cell>
          <table:table-cell/>
          <table:table-cell office:value-type="string" calcext:value-type="string">
            <text:p>ActInf Livestream #042.2 ~ Robot navigation as hierarchical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0];&quot;&quot;&quot; &quot;&quot;.&quot;&quot; &quot;&quot;&quot;;SUBSTITUTE([.$C50];&quot;#&quot;;&quot;&quot;);&quot;&quot;&quot; | tee &quot;&quot;&quot;;[.$C50];&quot;_whisper.json&quot;&quot; &amp;&quot;)" office:value-type="string" office:string-value="python3 &quot;/mnt/d/Documents/FEP-AI/Active Inference Podcast/RunLocalWhisper.py&quot; &quot;Tokens_050&quot; &quot;.&quot; &quot;ActInf Livestream 042.2 ~ Robot navigation as hierarchical active inference.m4a&quot; | tee &quot;ActInf Livestream #042.2 ~ Robot navigation as hierarchical active inference.m4a_whisper.json&quot; &amp;" calcext:value-type="string">
            <text:p>python3 "/mnt/d/Documents/FEP-AI/Active Inference Podcast/RunLocalWhisper.py" "Tokens_050" "." "ActInf Livestream 042.2 ~ Robot navigation as hierarchical active inference.m4a" | tee "ActInf Livestream #042.2 ~ Robot navigation as hierarchical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1" calcext:value-type="string">
            <text:p>Tokens_051</text:p>
          </table:table-cell>
          <table:table-cell/>
          <table:table-cell office:value-type="string" calcext:value-type="string">
            <text:p>ActInf Livestream #043.0 ~ Predictive Coding a Theoretical and Experimental Review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1];&quot;&quot;&quot; &quot;&quot;.&quot;&quot; &quot;&quot;&quot;;SUBSTITUTE([.$C51];&quot;#&quot;;&quot;&quot;);&quot;&quot;&quot; | tee &quot;&quot;&quot;;[.$C51];&quot;_whisper.json&quot;&quot; &amp;&quot;)" office:value-type="string" office:string-value="python3 &quot;/mnt/d/Documents/FEP-AI/Active Inference Podcast/RunLocalWhisper.py&quot; &quot;Tokens_051&quot; &quot;.&quot; &quot;ActInf Livestream 043.0 ~ Predictive Coding a Theoretical and Experimental Review.m4a&quot; | tee &quot;ActInf Livestream #043.0 ~ Predictive Coding a Theoretical and Experimental Review.m4a_whisper.json&quot; &amp;" calcext:value-type="string">
            <text:p>python3 "/mnt/d/Documents/FEP-AI/Active Inference Podcast/RunLocalWhisper.py" "Tokens_051" "." "ActInf Livestream 043.0 ~ Predictive Coding a Theoretical and Experimental Review.m4a" | tee "ActInf Livestream #043.0 ~ Predictive Coding a Theoretical and Experimental Review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2" calcext:value-type="string">
            <text:p>Tokens_052</text:p>
          </table:table-cell>
          <table:table-cell/>
          <table:table-cell office:value-type="string" calcext:value-type="string">
            <text:p>ActInf Livestream #043.1 ~ Predictive Coding a Theoretical and Experimental Review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2];&quot;&quot;&quot; &quot;&quot;.&quot;&quot; &quot;&quot;&quot;;SUBSTITUTE([.$C52];&quot;#&quot;;&quot;&quot;);&quot;&quot;&quot; | tee &quot;&quot;&quot;;[.$C52];&quot;_whisper.json&quot;&quot; &amp;&quot;)" office:value-type="string" office:string-value="python3 &quot;/mnt/d/Documents/FEP-AI/Active Inference Podcast/RunLocalWhisper.py&quot; &quot;Tokens_052&quot; &quot;.&quot; &quot;ActInf Livestream 043.1 ~ Predictive Coding a Theoretical and Experimental Review.m4a&quot; | tee &quot;ActInf Livestream #043.1 ~ Predictive Coding a Theoretical and Experimental Review.m4a_whisper.json&quot; &amp;" calcext:value-type="string">
            <text:p>python3 "/mnt/d/Documents/FEP-AI/Active Inference Podcast/RunLocalWhisper.py" "Tokens_052" "." "ActInf Livestream 043.1 ~ Predictive Coding a Theoretical and Experimental Review.m4a" | tee "ActInf Livestream #043.1 ~ Predictive Coding a Theoretical and Experimental Review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3" calcext:value-type="string">
            <text:p>Tokens_053</text:p>
          </table:table-cell>
          <table:table-cell/>
          <table:table-cell office:value-type="string" calcext:value-type="string">
            <text:p>ActInf Livestream #043.2 ~ Predictive Coding a Theoretical and Experimental Review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3];&quot;&quot;&quot; &quot;&quot;.&quot;&quot; &quot;&quot;&quot;;SUBSTITUTE([.$C53];&quot;#&quot;;&quot;&quot;);&quot;&quot;&quot; | tee &quot;&quot;&quot;;[.$C53];&quot;_whisper.json&quot;&quot; &amp;&quot;)" office:value-type="string" office:string-value="python3 &quot;/mnt/d/Documents/FEP-AI/Active Inference Podcast/RunLocalWhisper.py&quot; &quot;Tokens_053&quot; &quot;.&quot; &quot;ActInf Livestream 043.2 ~ Predictive Coding a Theoretical and Experimental Review.m4a&quot; | tee &quot;ActInf Livestream #043.2 ~ Predictive Coding a Theoretical and Experimental Review.m4a_whisper.json&quot; &amp;" calcext:value-type="string">
            <text:p>python3 "/mnt/d/Documents/FEP-AI/Active Inference Podcast/RunLocalWhisper.py" "Tokens_053" "." "ActInf Livestream 043.2 ~ Predictive Coding a Theoretical and Experimental Review.m4a" | tee "ActInf Livestream #043.2 ~ Predictive Coding a Theoretical and Experimental Review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4" calcext:value-type="string">
            <text:p>Tokens_054</text:p>
          </table:table-cell>
          <table:table-cell/>
          <table:table-cell office:value-type="string" calcext:value-type="string">
            <text:p>ActInf Livestream #044.0 ~ Therapeutic Alliance as Active Inference The Role of Therapeutic Touch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4];&quot;&quot;&quot; &quot;&quot;.&quot;&quot; &quot;&quot;&quot;;SUBSTITUTE([.$C54];&quot;#&quot;;&quot;&quot;);&quot;&quot;&quot; | tee &quot;&quot;&quot;;[.$C54];&quot;_whisper.json&quot;&quot; &amp;&quot;)" office:value-type="string" office:string-value="python3 &quot;/mnt/d/Documents/FEP-AI/Active Inference Podcast/RunLocalWhisper.py&quot; &quot;Tokens_054&quot; &quot;.&quot; &quot;ActInf Livestream 044.0 ~ Therapeutic Alliance as Active Inference The Role of Therapeutic Touch.m4a&quot; | tee &quot;ActInf Livestream #044.0 ~ Therapeutic Alliance as Active Inference The Role of Therapeutic Touch.m4a_whisper.json&quot; &amp;" calcext:value-type="string">
            <text:p>python3 "/mnt/d/Documents/FEP-AI/Active Inference Podcast/RunLocalWhisper.py" "Tokens_054" "." "ActInf Livestream 044.0 ~ Therapeutic Alliance as Active Inference The Role of Therapeutic Touch.m4a" | tee "ActInf Livestream #044.0 ~ Therapeutic Alliance as Active Inference The Role of Therapeutic Touch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5" calcext:value-type="string">
            <text:p>Tokens_055</text:p>
          </table:table-cell>
          <table:table-cell/>
          <table:table-cell office:value-type="string" calcext:value-type="string">
            <text:p>ActInf Livestream #044.1 ~ Therapeutic Alliance as Active Inference The Role of Therapeutic Touch..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5];&quot;&quot;&quot; &quot;&quot;.&quot;&quot; &quot;&quot;&quot;;SUBSTITUTE([.$C55];&quot;#&quot;;&quot;&quot;);&quot;&quot;&quot; | tee &quot;&quot;&quot;;[.$C55];&quot;_whisper.json&quot;&quot; &amp;&quot;)" office:value-type="string" office:string-value="python3 &quot;/mnt/d/Documents/FEP-AI/Active Inference Podcast/RunLocalWhisper.py&quot; &quot;Tokens_055&quot; &quot;.&quot; &quot;ActInf Livestream 044.1 ~ Therapeutic Alliance as Active Inference The Role of Therapeutic Touch...m4a&quot; | tee &quot;ActInf Livestream #044.1 ~ Therapeutic Alliance as Active Inference The Role of Therapeutic Touch...m4a_whisper.json&quot; &amp;" calcext:value-type="string">
            <text:p>python3 "/mnt/d/Documents/FEP-AI/Active Inference Podcast/RunLocalWhisper.py" "Tokens_055" "." "ActInf Livestream 044.1 ~ Therapeutic Alliance as Active Inference The Role of Therapeutic Touch...m4a" | tee "ActInf Livestream #044.1 ~ Therapeutic Alliance as Active Inference The Role of Therapeutic Touch..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6" calcext:value-type="string">
            <text:p>Tokens_056</text:p>
          </table:table-cell>
          <table:table-cell/>
          <table:table-cell office:value-type="string" calcext:value-type="string">
            <text:p>ActInf Livestream #044.2 ~ Therapeutic Alliance as Active Inference The Role of Therapeutic Touch..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6];&quot;&quot;&quot; &quot;&quot;.&quot;&quot; &quot;&quot;&quot;;SUBSTITUTE([.$C56];&quot;#&quot;;&quot;&quot;);&quot;&quot;&quot; | tee &quot;&quot;&quot;;[.$C56];&quot;_whisper.json&quot;&quot; &amp;&quot;)" office:value-type="string" office:string-value="python3 &quot;/mnt/d/Documents/FEP-AI/Active Inference Podcast/RunLocalWhisper.py&quot; &quot;Tokens_056&quot; &quot;.&quot; &quot;ActInf Livestream 044.2 ~ Therapeutic Alliance as Active Inference The Role of Therapeutic Touch...m4a&quot; | tee &quot;ActInf Livestream #044.2 ~ Therapeutic Alliance as Active Inference The Role of Therapeutic Touch...m4a_whisper.json&quot; &amp;" calcext:value-type="string">
            <text:p>python3 "/mnt/d/Documents/FEP-AI/Active Inference Podcast/RunLocalWhisper.py" "Tokens_056" "." "ActInf Livestream 044.2 ~ Therapeutic Alliance as Active Inference The Role of Therapeutic Touch...m4a" | tee "ActInf Livestream #044.2 ~ Therapeutic Alliance as Active Inference The Role of Therapeutic Touch..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7" calcext:value-type="string">
            <text:p>Tokens_057</text:p>
          </table:table-cell>
          <table:table-cell/>
          <table:table-cell office:value-type="string" calcext:value-type="string">
            <text:p>ActInf Livestream #045.0 ~ The free energy principle made simpler but not too simpl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7];&quot;&quot;&quot; &quot;&quot;.&quot;&quot; &quot;&quot;&quot;;SUBSTITUTE([.$C57];&quot;#&quot;;&quot;&quot;);&quot;&quot;&quot; | tee &quot;&quot;&quot;;[.$C57];&quot;_whisper.json&quot;&quot; &amp;&quot;)" office:value-type="string" office:string-value="python3 &quot;/mnt/d/Documents/FEP-AI/Active Inference Podcast/RunLocalWhisper.py&quot; &quot;Tokens_057&quot; &quot;.&quot; &quot;ActInf Livestream 045.0 ~ The free energy principle made simpler but not too simple.m4a&quot; | tee &quot;ActInf Livestream #045.0 ~ The free energy principle made simpler but not too simple.m4a_whisper.json&quot; &amp;" calcext:value-type="string">
            <text:p>python3 "/mnt/d/Documents/FEP-AI/Active Inference Podcast/RunLocalWhisper.py" "Tokens_057" "." "ActInf Livestream 045.0 ~ The free energy principle made simpler but not too simple.m4a" | tee "ActInf Livestream #045.0 ~ The free energy principle made simpler but not too simpl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8" calcext:value-type="string">
            <text:p>Tokens_058</text:p>
          </table:table-cell>
          <table:table-cell/>
          <table:table-cell office:value-type="string" calcext:value-type="string">
            <text:p>ActInf Livestream #045.1 ~ The free energy principle made simpler but not too simpl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8];&quot;&quot;&quot; &quot;&quot;.&quot;&quot; &quot;&quot;&quot;;SUBSTITUTE([.$C58];&quot;#&quot;;&quot;&quot;);&quot;&quot;&quot; | tee &quot;&quot;&quot;;[.$C58];&quot;_whisper.json&quot;&quot; &amp;&quot;)" office:value-type="string" office:string-value="python3 &quot;/mnt/d/Documents/FEP-AI/Active Inference Podcast/RunLocalWhisper.py&quot; &quot;Tokens_058&quot; &quot;.&quot; &quot;ActInf Livestream 045.1 ~ The free energy principle made simpler but not too simple.m4a&quot; | tee &quot;ActInf Livestream #045.1 ~ The free energy principle made simpler but not too simple.m4a_whisper.json&quot; &amp;" calcext:value-type="string">
            <text:p>python3 "/mnt/d/Documents/FEP-AI/Active Inference Podcast/RunLocalWhisper.py" "Tokens_058" "." "ActInf Livestream 045.1 ~ The free energy principle made simpler but not too simple.m4a" | tee "ActInf Livestream #045.1 ~ The free energy principle made simpler but not too simpl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59" calcext:value-type="string">
            <text:p>Tokens_059</text:p>
          </table:table-cell>
          <table:table-cell/>
          <table:table-cell office:value-type="string" calcext:value-type="string">
            <text:p>ActInf Livestream #045.2 ~ The free energy principle made simpler but not too simpl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59];&quot;&quot;&quot; &quot;&quot;.&quot;&quot; &quot;&quot;&quot;;SUBSTITUTE([.$C59];&quot;#&quot;;&quot;&quot;);&quot;&quot;&quot; | tee &quot;&quot;&quot;;[.$C59];&quot;_whisper.json&quot;&quot; &amp;&quot;)" office:value-type="string" office:string-value="python3 &quot;/mnt/d/Documents/FEP-AI/Active Inference Podcast/RunLocalWhisper.py&quot; &quot;Tokens_059&quot; &quot;.&quot; &quot;ActInf Livestream 045.2 ~ The free energy principle made simpler but not too simple.m4a&quot; | tee &quot;ActInf Livestream #045.2 ~ The free energy principle made simpler but not too simple.m4a_whisper.json&quot; &amp;" calcext:value-type="string">
            <text:p>python3 "/mnt/d/Documents/FEP-AI/Active Inference Podcast/RunLocalWhisper.py" "Tokens_059" "." "ActInf Livestream 045.2 ~ The free energy principle made simpler but not too simple.m4a" | tee "ActInf Livestream #045.2 ~ The free energy principle made simpler but not too simpl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0" calcext:value-type="string">
            <text:p>Tokens_060</text:p>
          </table:table-cell>
          <table:table-cell/>
          <table:table-cell office:value-type="string" calcext:value-type="string">
            <text:p>ActInf Livestream #046.0 ~ Active inference models do not contradict folk psycholog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0];&quot;&quot;&quot; &quot;&quot;.&quot;&quot; &quot;&quot;&quot;;SUBSTITUTE([.$C60];&quot;#&quot;;&quot;&quot;);&quot;&quot;&quot; | tee &quot;&quot;&quot;;[.$C60];&quot;_whisper.json&quot;&quot; &amp;&quot;)" office:value-type="string" office:string-value="python3 &quot;/mnt/d/Documents/FEP-AI/Active Inference Podcast/RunLocalWhisper.py&quot; &quot;Tokens_060&quot; &quot;.&quot; &quot;ActInf Livestream 046.0 ~ Active inference models do not contradict folk psychology.m4a&quot; | tee &quot;ActInf Livestream #046.0 ~ Active inference models do not contradict folk psychology.m4a_whisper.json&quot; &amp;" calcext:value-type="string">
            <text:p>python3 "/mnt/d/Documents/FEP-AI/Active Inference Podcast/RunLocalWhisper.py" "Tokens_060" "." "ActInf Livestream 046.0 ~ Active inference models do not contradict folk psychology.m4a" | tee "ActInf Livestream #046.0 ~ Active inference models do not contradict folk psycholog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1" calcext:value-type="string">
            <text:p>Tokens_061</text:p>
          </table:table-cell>
          <table:table-cell/>
          <table:table-cell office:value-type="string" calcext:value-type="string">
            <text:p>ActInf Livestream #046.1 ~ Active inference models do not contradict folk psycholog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1];&quot;&quot;&quot; &quot;&quot;.&quot;&quot; &quot;&quot;&quot;;SUBSTITUTE([.$C61];&quot;#&quot;;&quot;&quot;);&quot;&quot;&quot; | tee &quot;&quot;&quot;;[.$C61];&quot;_whisper.json&quot;&quot; &amp;&quot;)" office:value-type="string" office:string-value="python3 &quot;/mnt/d/Documents/FEP-AI/Active Inference Podcast/RunLocalWhisper.py&quot; &quot;Tokens_061&quot; &quot;.&quot; &quot;ActInf Livestream 046.1 ~ Active inference models do not contradict folk psychology.m4a&quot; | tee &quot;ActInf Livestream #046.1 ~ Active inference models do not contradict folk psychology.m4a_whisper.json&quot; &amp;" calcext:value-type="string">
            <text:p>python3 "/mnt/d/Documents/FEP-AI/Active Inference Podcast/RunLocalWhisper.py" "Tokens_061" "." "ActInf Livestream 046.1 ~ Active inference models do not contradict folk psychology.m4a" | tee "ActInf Livestream #046.1 ~ Active inference models do not contradict folk psycholog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2" calcext:value-type="string">
            <text:p>Tokens_062</text:p>
          </table:table-cell>
          <table:table-cell/>
          <table:table-cell office:value-type="string" calcext:value-type="string">
            <text:p>ActInf Livestream #046.2 ~ Active inference models do not contradict folk psycholog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2];&quot;&quot;&quot; &quot;&quot;.&quot;&quot; &quot;&quot;&quot;;SUBSTITUTE([.$C62];&quot;#&quot;;&quot;&quot;);&quot;&quot;&quot; | tee &quot;&quot;&quot;;[.$C62];&quot;_whisper.json&quot;&quot; &amp;&quot;)" office:value-type="string" office:string-value="python3 &quot;/mnt/d/Documents/FEP-AI/Active Inference Podcast/RunLocalWhisper.py&quot; &quot;Tokens_062&quot; &quot;.&quot; &quot;ActInf Livestream 046.2 ~ Active inference models do not contradict folk psychology.m4a&quot; | tee &quot;ActInf Livestream #046.2 ~ Active inference models do not contradict folk psychology.m4a_whisper.json&quot; &amp;" calcext:value-type="string">
            <text:p>python3 "/mnt/d/Documents/FEP-AI/Active Inference Podcast/RunLocalWhisper.py" "Tokens_062" "." "ActInf Livestream 046.2 ~ Active inference models do not contradict folk psychology.m4a" | tee "ActInf Livestream #046.2 ~ Active inference models do not contradict folk psycholog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3" calcext:value-type="string">
            <text:p>Tokens_063</text:p>
          </table:table-cell>
          <table:table-cell/>
          <table:table-cell office:value-type="string" calcext:value-type="string">
            <text:p>ActInf Livestream #047.0 ~ Enactive-Dynamic &amp; Abduc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3];&quot;&quot;&quot; &quot;&quot;.&quot;&quot; &quot;&quot;&quot;;SUBSTITUTE([.$C63];&quot;#&quot;;&quot;&quot;);&quot;&quot;&quot; | tee &quot;&quot;&quot;;[.$C63];&quot;_whisper.json&quot;&quot; &amp;&quot;)" office:value-type="string" office:string-value="python3 &quot;/mnt/d/Documents/FEP-AI/Active Inference Podcast/RunLocalWhisper.py&quot; &quot;Tokens_063&quot; &quot;.&quot; &quot;ActInf Livestream 047.0 ~ Enactive-Dynamic &amp; Abduction.m4a&quot; | tee &quot;ActInf Livestream #047.0 ~ Enactive-Dynamic &amp; Abduction.m4a_whisper.json&quot; &amp;" calcext:value-type="string">
            <text:p>python3 "/mnt/d/Documents/FEP-AI/Active Inference Podcast/RunLocalWhisper.py" "Tokens_063" "." "ActInf Livestream 047.0 ~ Enactive-Dynamic &amp; Abduction.m4a" | tee "ActInf Livestream #047.0 ~ Enactive-Dynamic &amp; Abduc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4" calcext:value-type="string">
            <text:p>Tokens_064</text:p>
          </table:table-cell>
          <table:table-cell/>
          <table:table-cell office:value-type="string" calcext:value-type="string">
            <text:p>ActInf Livestream #047.1 ~ 'Enactive-Dynamic Social Cognition &amp; 'Active Inference and Abduction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4];&quot;&quot;&quot; &quot;&quot;.&quot;&quot; &quot;&quot;&quot;;SUBSTITUTE([.$C64];&quot;#&quot;;&quot;&quot;);&quot;&quot;&quot; | tee &quot;&quot;&quot;;[.$C64];&quot;_whisper.json&quot;&quot; &amp;&quot;)" office:value-type="string" office:string-value="python3 &quot;/mnt/d/Documents/FEP-AI/Active Inference Podcast/RunLocalWhisper.py&quot; &quot;Tokens_064&quot; &quot;.&quot; &quot;ActInf Livestream 047.1 ~ 'Enactive-Dynamic Social Cognition &amp; 'Active Inference and Abduction'.m4a&quot; | tee &quot;ActInf Livestream #047.1 ~ 'Enactive-Dynamic Social Cognition &amp; 'Active Inference and Abduction'.m4a_whisper.json&quot; &amp;" calcext:value-type="string">
            <text:p>python3 "/mnt/d/Documents/FEP-AI/Active Inference Podcast/RunLocalWhisper.py" "Tokens_064" "." "ActInf Livestream 047.1 ~ 'Enactive-Dynamic Social Cognition &amp; 'Active Inference and Abduction'.m4a" | tee "ActInf Livestream #047.1 ~ 'Enactive-Dynamic Social Cognition &amp; 'Active Inference and Abduction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5" calcext:value-type="string">
            <text:p>Tokens_065</text:p>
          </table:table-cell>
          <table:table-cell/>
          <table:table-cell office:value-type="string" calcext:value-type="string">
            <text:p>ActInf Livestream #047.2 ~ Enactive-Dynamic &amp; Abductio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5];&quot;&quot;&quot; &quot;&quot;.&quot;&quot; &quot;&quot;&quot;;SUBSTITUTE([.$C65];&quot;#&quot;;&quot;&quot;);&quot;&quot;&quot; | tee &quot;&quot;&quot;;[.$C65];&quot;_whisper.json&quot;&quot; &amp;&quot;)" office:value-type="string" office:string-value="python3 &quot;/mnt/d/Documents/FEP-AI/Active Inference Podcast/RunLocalWhisper.py&quot; &quot;Tokens_065&quot; &quot;.&quot; &quot;ActInf Livestream 047.2 ~ Enactive-Dynamic &amp; Abduction.m4a&quot; | tee &quot;ActInf Livestream #047.2 ~ Enactive-Dynamic &amp; Abduction.m4a_whisper.json&quot; &amp;" calcext:value-type="string">
            <text:p>python3 "/mnt/d/Documents/FEP-AI/Active Inference Podcast/RunLocalWhisper.py" "Tokens_065" "." "ActInf Livestream 047.2 ~ Enactive-Dynamic &amp; Abduction.m4a" | tee "ActInf Livestream #047.2 ~ Enactive-Dynamic &amp; Abduction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6" calcext:value-type="string">
            <text:p>Tokens_066</text:p>
          </table:table-cell>
          <table:table-cell/>
          <table:table-cell office:value-type="string" calcext:value-type="string">
            <text:p>ActInf Livestream #048.0 ~ Communication as Socially Extended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6];&quot;&quot;&quot; &quot;&quot;.&quot;&quot; &quot;&quot;&quot;;SUBSTITUTE([.$C66];&quot;#&quot;;&quot;&quot;);&quot;&quot;&quot; | tee &quot;&quot;&quot;;[.$C66];&quot;_whisper.json&quot;&quot; &amp;&quot;)" office:value-type="string" office:string-value="python3 &quot;/mnt/d/Documents/FEP-AI/Active Inference Podcast/RunLocalWhisper.py&quot; &quot;Tokens_066&quot; &quot;.&quot; &quot;ActInf Livestream 048.0 ~ Communication as Socially Extended Active Inference.m4a&quot; | tee &quot;ActInf Livestream #048.0 ~ Communication as Socially Extended Active Inference.m4a_whisper.json&quot; &amp;" calcext:value-type="string">
            <text:p>python3 "/mnt/d/Documents/FEP-AI/Active Inference Podcast/RunLocalWhisper.py" "Tokens_066" "." "ActInf Livestream 048.0 ~ Communication as Socially Extended Active Inference.m4a" | tee "ActInf Livestream #048.0 ~ Communication as Socially Extended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7" calcext:value-type="string">
            <text:p>Tokens_067</text:p>
          </table:table-cell>
          <table:table-cell/>
          <table:table-cell office:value-type="string" calcext:value-type="string">
            <text:p>ActInf Livestream #048.1 ~ Communication as Socially Extended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7];&quot;&quot;&quot; &quot;&quot;.&quot;&quot; &quot;&quot;&quot;;SUBSTITUTE([.$C67];&quot;#&quot;;&quot;&quot;);&quot;&quot;&quot; | tee &quot;&quot;&quot;;[.$C67];&quot;_whisper.json&quot;&quot; &amp;&quot;)" office:value-type="string" office:string-value="python3 &quot;/mnt/d/Documents/FEP-AI/Active Inference Podcast/RunLocalWhisper.py&quot; &quot;Tokens_067&quot; &quot;.&quot; &quot;ActInf Livestream 048.1 ~ Communication as Socially Extended Active Inference.m4a&quot; | tee &quot;ActInf Livestream #048.1 ~ Communication as Socially Extended Active Inference.m4a_whisper.json&quot; &amp;" calcext:value-type="string">
            <text:p>python3 "/mnt/d/Documents/FEP-AI/Active Inference Podcast/RunLocalWhisper.py" "Tokens_067" "." "ActInf Livestream 048.1 ~ Communication as Socially Extended Active Inference.m4a" | tee "ActInf Livestream #048.1 ~ Communication as Socially Extended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8" calcext:value-type="string">
            <text:p>Tokens_068</text:p>
          </table:table-cell>
          <table:table-cell/>
          <table:table-cell office:value-type="string" calcext:value-type="string">
            <text:p>ActInf Livestream #048.2 ~ Communication as Socially Extended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8];&quot;&quot;&quot; &quot;&quot;.&quot;&quot; &quot;&quot;&quot;;SUBSTITUTE([.$C68];&quot;#&quot;;&quot;&quot;);&quot;&quot;&quot; | tee &quot;&quot;&quot;;[.$C68];&quot;_whisper.json&quot;&quot; &amp;&quot;)" office:value-type="string" office:string-value="python3 &quot;/mnt/d/Documents/FEP-AI/Active Inference Podcast/RunLocalWhisper.py&quot; &quot;Tokens_068&quot; &quot;.&quot; &quot;ActInf Livestream 048.2 ~ Communication as Socially Extended Active Inference.m4a&quot; | tee &quot;ActInf Livestream #048.2 ~ Communication as Socially Extended Active Inference.m4a_whisper.json&quot; &amp;" calcext:value-type="string">
            <text:p>python3 "/mnt/d/Documents/FEP-AI/Active Inference Podcast/RunLocalWhisper.py" "Tokens_068" "." "ActInf Livestream 048.2 ~ Communication as Socially Extended Active Inference.m4a" | tee "ActInf Livestream #048.2 ~ Communication as Socially Extended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69" calcext:value-type="string">
            <text:p>Tokens_069</text:p>
          </table:table-cell>
          <table:table-cell/>
          <table:table-cell office:value-type="string" calcext:value-type="string">
            <text:p>ActInf Livestream #049.0 ~ A Worked Example of the Bayesian Mechanics of Classical Object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69];&quot;&quot;&quot; &quot;&quot;.&quot;&quot; &quot;&quot;&quot;;SUBSTITUTE([.$C69];&quot;#&quot;;&quot;&quot;);&quot;&quot;&quot; | tee &quot;&quot;&quot;;[.$C69];&quot;_whisper.json&quot;&quot; &amp;&quot;)" office:value-type="string" office:string-value="python3 &quot;/mnt/d/Documents/FEP-AI/Active Inference Podcast/RunLocalWhisper.py&quot; &quot;Tokens_069&quot; &quot;.&quot; &quot;ActInf Livestream 049.0 ~ A Worked Example of the Bayesian Mechanics of Classical Objects.m4a&quot; | tee &quot;ActInf Livestream #049.0 ~ A Worked Example of the Bayesian Mechanics of Classical Objects.m4a_whisper.json&quot; &amp;" calcext:value-type="string">
            <text:p>python3 "/mnt/d/Documents/FEP-AI/Active Inference Podcast/RunLocalWhisper.py" "Tokens_069" "." "ActInf Livestream 049.0 ~ A Worked Example of the Bayesian Mechanics of Classical Objects.m4a" | tee "ActInf Livestream #049.0 ~ A Worked Example of the Bayesian Mechanics of Classical Object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0" calcext:value-type="string">
            <text:p>Tokens_070</text:p>
          </table:table-cell>
          <table:table-cell/>
          <table:table-cell office:value-type="string" calcext:value-type="string">
            <text:p>ActInf Livestream #049.1 ~ A Worked Example of the Bayesian Mechanics of Classical Object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0];&quot;&quot;&quot; &quot;&quot;.&quot;&quot; &quot;&quot;&quot;;SUBSTITUTE([.$C70];&quot;#&quot;;&quot;&quot;);&quot;&quot;&quot; | tee &quot;&quot;&quot;;[.$C70];&quot;_whisper.json&quot;&quot; &amp;&quot;)" office:value-type="string" office:string-value="python3 &quot;/mnt/d/Documents/FEP-AI/Active Inference Podcast/RunLocalWhisper.py&quot; &quot;Tokens_070&quot; &quot;.&quot; &quot;ActInf Livestream 049.1 ~ A Worked Example of the Bayesian Mechanics of Classical Objects.m4a&quot; | tee &quot;ActInf Livestream #049.1 ~ A Worked Example of the Bayesian Mechanics of Classical Objects.m4a_whisper.json&quot; &amp;" calcext:value-type="string">
            <text:p>python3 "/mnt/d/Documents/FEP-AI/Active Inference Podcast/RunLocalWhisper.py" "Tokens_070" "." "ActInf Livestream 049.1 ~ A Worked Example of the Bayesian Mechanics of Classical Objects.m4a" | tee "ActInf Livestream #049.1 ~ A Worked Example of the Bayesian Mechanics of Classical Object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1" calcext:value-type="string">
            <text:p>Tokens_071</text:p>
          </table:table-cell>
          <table:table-cell/>
          <table:table-cell office:value-type="string" calcext:value-type="string">
            <text:p>ActInf Livestream #049.2 ~ A Worked Example of the Bayesian Mechanics of Classical Object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1];&quot;&quot;&quot; &quot;&quot;.&quot;&quot; &quot;&quot;&quot;;SUBSTITUTE([.$C71];&quot;#&quot;;&quot;&quot;);&quot;&quot;&quot; | tee &quot;&quot;&quot;;[.$C71];&quot;_whisper.json&quot;&quot; &amp;&quot;)" office:value-type="string" office:string-value="python3 &quot;/mnt/d/Documents/FEP-AI/Active Inference Podcast/RunLocalWhisper.py&quot; &quot;Tokens_071&quot; &quot;.&quot; &quot;ActInf Livestream 049.2 ~ A Worked Example of the Bayesian Mechanics of Classical Objects.m4a&quot; | tee &quot;ActInf Livestream #049.2 ~ A Worked Example of the Bayesian Mechanics of Classical Objects.m4a_whisper.json&quot; &amp;" calcext:value-type="string">
            <text:p>python3 "/mnt/d/Documents/FEP-AI/Active Inference Podcast/RunLocalWhisper.py" "Tokens_071" "." "ActInf Livestream 049.2 ~ A Worked Example of the Bayesian Mechanics of Classical Objects.m4a" | tee "ActInf Livestream #049.2 ~ A Worked Example of the Bayesian Mechanics of Classical Object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2" calcext:value-type="string">
            <text:p>Tokens_072</text:p>
          </table:table-cell>
          <table:table-cell/>
          <table:table-cell office:value-type="string" calcext:value-type="string">
            <text:p>ActInf Livestream #050.0 ~ 'Interoception as modeling, allostasis as control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2];&quot;&quot;&quot; &quot;&quot;.&quot;&quot; &quot;&quot;&quot;;SUBSTITUTE([.$C72];&quot;#&quot;;&quot;&quot;);&quot;&quot;&quot; | tee &quot;&quot;&quot;;[.$C72];&quot;_whisper.json&quot;&quot; &amp;&quot;)" office:value-type="string" office:string-value="python3 &quot;/mnt/d/Documents/FEP-AI/Active Inference Podcast/RunLocalWhisper.py&quot; &quot;Tokens_072&quot; &quot;.&quot; &quot;ActInf Livestream 050.0 ~ 'Interoception as modeling, allostasis as control'.m4a&quot; | tee &quot;ActInf Livestream #050.0 ~ 'Interoception as modeling, allostasis as control'.m4a_whisper.json&quot; &amp;" calcext:value-type="string">
            <text:p>python3 "/mnt/d/Documents/FEP-AI/Active Inference Podcast/RunLocalWhisper.py" "Tokens_072" "." "ActInf Livestream 050.0 ~ 'Interoception as modeling, allostasis as control'.m4a" | tee "ActInf Livestream #050.0 ~ 'Interoception as modeling, allostasis as control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3" calcext:value-type="string">
            <text:p>Tokens_073</text:p>
          </table:table-cell>
          <table:table-cell/>
          <table:table-cell office:value-type="string" calcext:value-type="string">
            <text:p>ActInf Livestream #050.1 ~ 'Interoception as modeling, allostasis as control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3];&quot;&quot;&quot; &quot;&quot;.&quot;&quot; &quot;&quot;&quot;;SUBSTITUTE([.$C73];&quot;#&quot;;&quot;&quot;);&quot;&quot;&quot; | tee &quot;&quot;&quot;;[.$C73];&quot;_whisper.json&quot;&quot; &amp;&quot;)" office:value-type="string" office:string-value="python3 &quot;/mnt/d/Documents/FEP-AI/Active Inference Podcast/RunLocalWhisper.py&quot; &quot;Tokens_073&quot; &quot;.&quot; &quot;ActInf Livestream 050.1 ~ 'Interoception as modeling, allostasis as control'.m4a&quot; | tee &quot;ActInf Livestream #050.1 ~ 'Interoception as modeling, allostasis as control'.m4a_whisper.json&quot; &amp;" calcext:value-type="string">
            <text:p>python3 "/mnt/d/Documents/FEP-AI/Active Inference Podcast/RunLocalWhisper.py" "Tokens_073" "." "ActInf Livestream 050.1 ~ 'Interoception as modeling, allostasis as control'.m4a" | tee "ActInf Livestream #050.1 ~ 'Interoception as modeling, allostasis as control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4" calcext:value-type="string">
            <text:p>Tokens_074</text:p>
          </table:table-cell>
          <table:table-cell/>
          <table:table-cell office:value-type="string" calcext:value-type="string">
            <text:p>ActInf Livestream #050.2 ~ Interoception as modeling, allostasis as control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4];&quot;&quot;&quot; &quot;&quot;.&quot;&quot; &quot;&quot;&quot;;SUBSTITUTE([.$C74];&quot;#&quot;;&quot;&quot;);&quot;&quot;&quot; | tee &quot;&quot;&quot;;[.$C74];&quot;_whisper.json&quot;&quot; &amp;&quot;)" office:value-type="string" office:string-value="python3 &quot;/mnt/d/Documents/FEP-AI/Active Inference Podcast/RunLocalWhisper.py&quot; &quot;Tokens_074&quot; &quot;.&quot; &quot;ActInf Livestream 050.2 ~ Interoception as modeling, allostasis as control.m4a&quot; | tee &quot;ActInf Livestream #050.2 ~ Interoception as modeling, allostasis as control.m4a_whisper.json&quot; &amp;" calcext:value-type="string">
            <text:p>python3 "/mnt/d/Documents/FEP-AI/Active Inference Podcast/RunLocalWhisper.py" "Tokens_074" "." "ActInf Livestream 050.2 ~ Interoception as modeling, allostasis as control.m4a" | tee "ActInf Livestream #050.2 ~ Interoception as modeling, allostasis as control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5" calcext:value-type="string">
            <text:p>Tokens_075</text:p>
          </table:table-cell>
          <table:table-cell/>
          <table:table-cell office:value-type="string" calcext:value-type="string">
            <text:p>ActInf Livestream #052.1 ~ Geometric Methods for Sampling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5];&quot;&quot;&quot; &quot;&quot;.&quot;&quot; &quot;&quot;&quot;;SUBSTITUTE([.$C75];&quot;#&quot;;&quot;&quot;);&quot;&quot;&quot; | tee &quot;&quot;&quot;;[.$C75];&quot;_whisper.json&quot;&quot; &amp;&quot;)" office:value-type="string" office:string-value="python3 &quot;/mnt/d/Documents/FEP-AI/Active Inference Podcast/RunLocalWhisper.py&quot; &quot;Tokens_075&quot; &quot;.&quot; &quot;ActInf Livestream 052.1 ~ Geometric Methods for Sampling.m4a&quot; | tee &quot;ActInf Livestream #052.1 ~ Geometric Methods for Sampling.m4a_whisper.json&quot; &amp;" calcext:value-type="string">
            <text:p>python3 "/mnt/d/Documents/FEP-AI/Active Inference Podcast/RunLocalWhisper.py" "Tokens_075" "." "ActInf Livestream 052.1 ~ Geometric Methods for Sampling.m4a" | tee "ActInf Livestream #052.1 ~ Geometric Methods for Sampling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6" calcext:value-type="string">
            <text:p>Tokens_076</text:p>
          </table:table-cell>
          <table:table-cell/>
          <table:table-cell office:value-type="string" calcext:value-type="string">
            <text:p>ActInf Livestream 051.0 ~ Canonical neural network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6];&quot;&quot;&quot; &quot;&quot;.&quot;&quot; &quot;&quot;&quot;;SUBSTITUTE([.$C76];&quot;#&quot;;&quot;&quot;);&quot;&quot;&quot; | tee &quot;&quot;&quot;;[.$C76];&quot;_whisper.json&quot;&quot; &amp;&quot;)" office:value-type="string" office:string-value="python3 &quot;/mnt/d/Documents/FEP-AI/Active Inference Podcast/RunLocalWhisper.py&quot; &quot;Tokens_076&quot; &quot;.&quot; &quot;ActInf Livestream 051.0 ~ Canonical neural networks.m4a&quot; | tee &quot;ActInf Livestream 051.0 ~ Canonical neural networks.m4a_whisper.json&quot; &amp;" calcext:value-type="string">
            <text:p>python3 "/mnt/d/Documents/FEP-AI/Active Inference Podcast/RunLocalWhisper.py" "Tokens_076" "." "ActInf Livestream 051.0 ~ Canonical neural networks.m4a" | tee "ActInf Livestream 051.0 ~ Canonical neural network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7" calcext:value-type="string">
            <text:p>Tokens_077</text:p>
          </table:table-cell>
          <table:table-cell/>
          <table:table-cell office:value-type="string" calcext:value-type="string">
            <text:p>ActInf Livestream 051.1 ~ Canonical neural network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7];&quot;&quot;&quot; &quot;&quot;.&quot;&quot; &quot;&quot;&quot;;SUBSTITUTE([.$C77];&quot;#&quot;;&quot;&quot;);&quot;&quot;&quot; | tee &quot;&quot;&quot;;[.$C77];&quot;_whisper.json&quot;&quot; &amp;&quot;)" office:value-type="string" office:string-value="python3 &quot;/mnt/d/Documents/FEP-AI/Active Inference Podcast/RunLocalWhisper.py&quot; &quot;Tokens_077&quot; &quot;.&quot; &quot;ActInf Livestream 051.1 ~ Canonical neural networks.m4a&quot; | tee &quot;ActInf Livestream 051.1 ~ Canonical neural networks.m4a_whisper.json&quot; &amp;" calcext:value-type="string">
            <text:p>python3 "/mnt/d/Documents/FEP-AI/Active Inference Podcast/RunLocalWhisper.py" "Tokens_077" "." "ActInf Livestream 051.1 ~ Canonical neural networks.m4a" | tee "ActInf Livestream 051.1 ~ Canonical neural network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8" calcext:value-type="string">
            <text:p>Tokens_078</text:p>
          </table:table-cell>
          <table:table-cell/>
          <table:table-cell office:value-type="string" calcext:value-type="string">
            <text:p>ActInf Livestream 051.2 ~ Canonical neural network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8];&quot;&quot;&quot; &quot;&quot;.&quot;&quot; &quot;&quot;&quot;;SUBSTITUTE([.$C78];&quot;#&quot;;&quot;&quot;);&quot;&quot;&quot; | tee &quot;&quot;&quot;;[.$C78];&quot;_whisper.json&quot;&quot; &amp;&quot;)" office:value-type="string" office:string-value="python3 &quot;/mnt/d/Documents/FEP-AI/Active Inference Podcast/RunLocalWhisper.py&quot; &quot;Tokens_078&quot; &quot;.&quot; &quot;ActInf Livestream 051.2 ~ Canonical neural networks.m4a&quot; | tee &quot;ActInf Livestream 051.2 ~ Canonical neural networks.m4a_whisper.json&quot; &amp;" calcext:value-type="string">
            <text:p>python3 "/mnt/d/Documents/FEP-AI/Active Inference Podcast/RunLocalWhisper.py" "Tokens_078" "." "ActInf Livestream 051.2 ~ Canonical neural networks.m4a" | tee "ActInf Livestream 051.2 ~ Canonical neural network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79" calcext:value-type="string">
            <text:p>Tokens_079</text:p>
          </table:table-cell>
          <table:table-cell/>
          <table:table-cell office:value-type="string" calcext:value-type="string">
            <text:p>ActInf Livestream 052.0 ~ Geometric Methods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79];&quot;&quot;&quot; &quot;&quot;.&quot;&quot; &quot;&quot;&quot;;SUBSTITUTE([.$C79];&quot;#&quot;;&quot;&quot;);&quot;&quot;&quot; | tee &quot;&quot;&quot;;[.$C79];&quot;_whisper.json&quot;&quot; &amp;&quot;)" office:value-type="string" office:string-value="python3 &quot;/mnt/d/Documents/FEP-AI/Active Inference Podcast/RunLocalWhisper.py&quot; &quot;Tokens_079&quot; &quot;.&quot; &quot;ActInf Livestream 052.0 ~ Geometric Methods.m4a&quot; | tee &quot;ActInf Livestream 052.0 ~ Geometric Methods.m4a_whisper.json&quot; &amp;" calcext:value-type="string">
            <text:p>python3 "/mnt/d/Documents/FEP-AI/Active Inference Podcast/RunLocalWhisper.py" "Tokens_079" "." "ActInf Livestream 052.0 ~ Geometric Methods.m4a" | tee "ActInf Livestream 052.0 ~ Geometric Methods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0" calcext:value-type="string">
            <text:p>Tokens_080</text:p>
          </table:table-cell>
          <table:table-cell/>
          <table:table-cell office:value-type="string" calcext:value-type="string">
            <text:p>ActInf Livestream 053-0 'Snakes and Ladders in Paleoanthropology' &amp; 'To copy or not to copy'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0];&quot;&quot;&quot; &quot;&quot;.&quot;&quot; &quot;&quot;&quot;;SUBSTITUTE([.$C80];&quot;#&quot;;&quot;&quot;);&quot;&quot;&quot; | tee &quot;&quot;&quot;;[.$C80];&quot;_whisper.json&quot;&quot; &amp;&quot;)" office:value-type="string" office:string-value="python3 &quot;/mnt/d/Documents/FEP-AI/Active Inference Podcast/RunLocalWhisper.py&quot; &quot;Tokens_080&quot; &quot;.&quot; &quot;ActInf Livestream 053-0 'Snakes and Ladders in Paleoanthropology' &amp; 'To copy or not to copy'.m4a&quot; | tee &quot;ActInf Livestream 053-0 'Snakes and Ladders in Paleoanthropology' &amp; 'To copy or not to copy'.m4a_whisper.json&quot; &amp;" calcext:value-type="string">
            <text:p>python3 "/mnt/d/Documents/FEP-AI/Active Inference Podcast/RunLocalWhisper.py" "Tokens_080" "." "ActInf Livestream 053-0 'Snakes and Ladders in Paleoanthropology' &amp; 'To copy or not to copy'.m4a" | tee "ActInf Livestream 053-0 'Snakes and Ladders in Paleoanthropology' &amp; 'To copy or not to copy'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1" calcext:value-type="string">
            <text:p>Tokens_081</text:p>
          </table:table-cell>
          <table:table-cell/>
          <table:table-cell office:value-type="string" calcext:value-type="string">
            <text:p>ActInf MathStream #004.1 ~ David Spivak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1];&quot;&quot;&quot; &quot;&quot;.&quot;&quot; &quot;&quot;&quot;;SUBSTITUTE([.$C81];&quot;#&quot;;&quot;&quot;);&quot;&quot;&quot; | tee &quot;&quot;&quot;;[.$C81];&quot;_whisper.json&quot;&quot; &amp;&quot;)" office:value-type="string" office:string-value="python3 &quot;/mnt/d/Documents/FEP-AI/Active Inference Podcast/RunLocalWhisper.py&quot; &quot;Tokens_081&quot; &quot;.&quot; &quot;ActInf MathStream 004.1 ~ David Spivak.m4a&quot; | tee &quot;ActInf MathStream #004.1 ~ David Spivak.m4a_whisper.json&quot; &amp;" calcext:value-type="string">
            <text:p>python3 "/mnt/d/Documents/FEP-AI/Active Inference Podcast/RunLocalWhisper.py" "Tokens_081" "." "ActInf MathStream 004.1 ~ David Spivak.m4a" | tee "ActInf MathStream #004.1 ~ David Spivak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2" calcext:value-type="string">
            <text:p>Tokens_082</text:p>
          </table:table-cell>
          <table:table-cell/>
          <table:table-cell office:value-type="string" calcext:value-type="string">
            <text:p>ActInf ModelStream #005.1~ Contrastive Active Inference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2];&quot;&quot;&quot; &quot;&quot;.&quot;&quot; &quot;&quot;&quot;;SUBSTITUTE([.$C82];&quot;#&quot;;&quot;&quot;);&quot;&quot;&quot; | tee &quot;&quot;&quot;;[.$C82];&quot;_whisper.json&quot;&quot; &amp;&quot;)" office:value-type="string" office:string-value="python3 &quot;/mnt/d/Documents/FEP-AI/Active Inference Podcast/RunLocalWhisper.py&quot; &quot;Tokens_082&quot; &quot;.&quot; &quot;ActInf ModelStream 005.1~ Contrastive Active Inference.m4a&quot; | tee &quot;ActInf ModelStream #005.1~ Contrastive Active Inference.m4a_whisper.json&quot; &amp;" calcext:value-type="string">
            <text:p>python3 "/mnt/d/Documents/FEP-AI/Active Inference Podcast/RunLocalWhisper.py" "Tokens_082" "." "ActInf ModelStream 005.1~ Contrastive Active Inference.m4a" | tee "ActInf ModelStream #005.1~ Contrastive Active Inference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3" calcext:value-type="string">
            <text:p>Tokens_083</text:p>
          </table:table-cell>
          <table:table-cell/>
          <table:table-cell office:value-type="string" calcext:value-type="string">
            <text:p>ActInf ModelStream #006.1 ~ Branching Time Active Inference the theory and its generality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3];&quot;&quot;&quot; &quot;&quot;.&quot;&quot; &quot;&quot;&quot;;SUBSTITUTE([.$C83];&quot;#&quot;;&quot;&quot;);&quot;&quot;&quot; | tee &quot;&quot;&quot;;[.$C83];&quot;_whisper.json&quot;&quot; &amp;&quot;)" office:value-type="string" office:string-value="python3 &quot;/mnt/d/Documents/FEP-AI/Active Inference Podcast/RunLocalWhisper.py&quot; &quot;Tokens_083&quot; &quot;.&quot; &quot;ActInf ModelStream 006.1 ~ Branching Time Active Inference the theory and its generality.m4a&quot; | tee &quot;ActInf ModelStream #006.1 ~ Branching Time Active Inference the theory and its generality.m4a_whisper.json&quot; &amp;" calcext:value-type="string">
            <text:p>python3 "/mnt/d/Documents/FEP-AI/Active Inference Podcast/RunLocalWhisper.py" "Tokens_083" "." "ActInf ModelStream 006.1 ~ Branching Time Active Inference the theory and its generality.m4a" | tee "ActInf ModelStream #006.1 ~ Branching Time Active Inference the theory and its generality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4" calcext:value-type="string">
            <text:p>Tokens_084</text:p>
          </table:table-cell>
          <table:table-cell/>
          <table:table-cell office:value-type="string" calcext:value-type="string">
            <text:p>ActInf OrgStream #002.1 ~ Eugene Leventhal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4];&quot;&quot;&quot; &quot;&quot;.&quot;&quot; &quot;&quot;&quot;;SUBSTITUTE([.$C84];&quot;#&quot;;&quot;&quot;);&quot;&quot;&quot; | tee &quot;&quot;&quot;;[.$C84];&quot;_whisper.json&quot;&quot; &amp;&quot;)" office:value-type="string" office:string-value="python3 &quot;/mnt/d/Documents/FEP-AI/Active Inference Podcast/RunLocalWhisper.py&quot; &quot;Tokens_084&quot; &quot;.&quot; &quot;ActInf OrgStream 002.1 ~ Eugene Leventhal.m4a&quot; | tee &quot;ActInf OrgStream #002.1 ~ Eugene Leventhal.m4a_whisper.json&quot; &amp;" calcext:value-type="string">
            <text:p>python3 "/mnt/d/Documents/FEP-AI/Active Inference Podcast/RunLocalWhisper.py" "Tokens_084" "." "ActInf OrgStream 002.1 ~ Eugene Leventhal.m4a" | tee "ActInf OrgStream #002.1 ~ Eugene Leventhal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5" calcext:value-type="string">
            <text:p>Tokens_085</text:p>
          </table:table-cell>
          <table:table-cell/>
          <table:table-cell office:value-type="string" calcext:value-type="string">
            <text:p>ActInf OrgStream 001.1 ~ Richard D. Bartlett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5];&quot;&quot;&quot; &quot;&quot;.&quot;&quot; &quot;&quot;&quot;;SUBSTITUTE([.$C85];&quot;#&quot;;&quot;&quot;);&quot;&quot;&quot; | tee &quot;&quot;&quot;;[.$C85];&quot;_whisper.json&quot;&quot; &amp;&quot;)" office:value-type="string" office:string-value="python3 &quot;/mnt/d/Documents/FEP-AI/Active Inference Podcast/RunLocalWhisper.py&quot; &quot;Tokens_085&quot; &quot;.&quot; &quot;ActInf OrgStream 001.1 ~ Richard D. Bartlett.m4a&quot; | tee &quot;ActInf OrgStream 001.1 ~ Richard D. Bartlett.m4a_whisper.json&quot; &amp;" calcext:value-type="string">
            <text:p>python3 "/mnt/d/Documents/FEP-AI/Active Inference Podcast/RunLocalWhisper.py" "Tokens_085" "." "ActInf OrgStream 001.1 ~ Richard D. Bartlett.m4a" | tee "ActInf OrgStream 001.1 ~ Richard D. Bartlett.m4a_whisper.json" &amp;</text:p>
          </table:table-cell>
          <table:table-cell table:number-columns-repeated="16369"/>
        </table:table-row>
        <table:table-row table:style-name="ro3">
          <table:table-cell table:formula="of:=CONCATENATE(&quot;Tokens_&quot;;RIGHT(1000+ROW();3))" office:value-type="string" office:string-value="Tokens_086" calcext:value-type="string">
            <text:p>Tokens_086</text:p>
          </table:table-cell>
          <table:table-cell/>
          <table:table-cell office:value-type="string" calcext:value-type="string">
            <text:p>ActInf OrgStream 004.1 ~ Plural Publics, Shrey Jain.m4a</text:p>
          </table:table-cell>
          <table:table-cell table:number-columns-repeated="11"/>
          <table:table-cell table:formula="of:=CONCATENATE(&quot;python3 &quot;&quot;/mnt/d/Documents/FEP-AI/Active Inference Podcast/RunLocalWhisper.py&quot;&quot; &quot;&quot;&quot;;[.$A86];&quot;&quot;&quot; &quot;&quot;.&quot;&quot; &quot;&quot;&quot;;SUBSTITUTE([.$C86];&quot;#&quot;;&quot;&quot;);&quot;&quot;&quot; | tee &quot;&quot;&quot;;[.$C86];&quot;_whisper.json&quot;&quot; &amp;&quot;)" office:value-type="string" office:string-value="python3 &quot;/mnt/d/Documents/FEP-AI/Active Inference Podcast/RunLocalWhisper.py&quot; &quot;Tokens_086&quot; &quot;.&quot; &quot;ActInf OrgStream 004.1 ~ Plural Publics, Shrey Jain.m4a&quot; | tee &quot;ActInf OrgStream 004.1 ~ Plural Publics, Shrey Jain.m4a_whisper.json&quot; &amp;" calcext:value-type="string">
            <text:p>python3 "/mnt/d/Documents/FEP-AI/Active Inference Podcast/RunLocalWhisper.py" "Tokens_086" "." "ActInf OrgStream 004.1 ~ Plural Publics, Shrey Jain.m4a" | tee "ActInf OrgStream 004.1 ~ Plural Publics, Shrey Jain.m4a_whisper.json" &amp;</text:p>
          </table:table-cell>
          <table:table-cell office:value-type="string" calcext:value-type="string">
            <text:p>FEP-AI\Whisper transcription</text:p>
          </table:table-cell>
          <table:table-cell table:number-columns-repeated="16368"/>
        </table:table-row>
      </table:table>
      <table:table table:name="Legend" table:style-name="ta1">
        <table:table-column table:style-name="co38" table:default-cell-style-name="Default"/>
        <table:table-column table:style-name="co39" table:default-cell-style-name="Default"/>
        <table:table-row table:style-name="ro3">
          <table:table-cell office:value-type="string" calcext:value-type="string">
            <text:p>Guide</text:p>
          </table:table-cell>
          <table:table-cell office:value-type="string" calcext:value-type="string">
            <text:p>Location</text:p>
          </table:table-cell>
        </table:table-row>
        <table:table-row table:style-name="ro3">
          <table:table-cell office:value-type="string" calcext:value-type="string">
            <text:p>Mass submit AssemblyAI transcription requests.ods</text:p>
          </table:table-cell>
          <table:table-cell office:value-type="string" calcext:value-type="string">
            <text:p>D:\Documents\Paskiana\TextViaAssemblyAI\pask Aug82 Army Research Institute</text:p>
          </table:table-cell>
        </table:table-row>
        <table:table-row table:style-name="ro3">
          <table:table-cell office:value-type="string" calcext:value-type="string">
            <text:p>Mass submit CloudWhisper transcription requests.ods</text:p>
          </table:table-cell>
          <table:table-cell office:value-type="string" calcext:value-type="string">
            <text:p>D:\Documents\FEP-AI\2022 Livestreams\Mass 2022 Livestreams</text:p>
          </table:table-cell>
        </table:table-row>
      </table:table>
      <table:table table:name="Sheet9" table:style-name="ta1"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row table:style-name="ro3" table:number-rows-repeated="4">
          <table:table-cell table:number-columns-repeated="3"/>
        </table:table-row>
        <table:table-row table:style-name="ro3">
          <table:table-cell table:style-name="ce47" office:value-type="string" calcext:value-type="string">
            <text:p>AATxtBk_C02-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06/20/2023 <text:s/>03:55 AM <text:s text:c="7"/>53,480,270 ActInf Textbook Group ~ Cohort 2 ~ Meeting 1 (Welcome back, Coda &amp; Learning Practices overview).m4a</text:p>
          </table:table-cell>
          <table:table-cell/>
          <table:table-cell table:formula="of:=TRIM(MID([.$A6];40;9999))" office:value-type="string" office:string-value="ActInf Textbook Group ~ Cohort 2 ~ Meeting 1 (Welcome back, Coda &amp; Learning Practices overview).m4a" calcext:value-type="string">
            <text:p>ActInf Textbook Group ~ Cohort 2 ~ Meeting 1 (Welcome back, Coda &amp; Learning Practices overview).m4a</text:p>
          </table:table-cell>
        </table:table-row>
        <table:table-row table:style-name="ro3">
          <table:table-cell office:value-type="string" calcext:value-type="string">
            <text:p>06/20/2023 <text:s/>03:55 AM <text:s text:c="7"/>53,405,875 ActInf Textbook Group ~ Cohort 2 ~ Meeting 10 (Chapter 5, part 1).m4a</text:p>
          </table:table-cell>
          <table:table-cell/>
          <table:table-cell table:formula="of:=TRIM(MID([.$A7];40;9999))" office:value-type="string" office:string-value="ActInf Textbook Group ~ Cohort 2 ~ Meeting 10 (Chapter 5, part 1).m4a" calcext:value-type="string">
            <text:p>ActInf Textbook Group ~ Cohort 2 ~ Meeting 10 (Chapter 5, part 1).m4a</text:p>
          </table:table-cell>
        </table:table-row>
        <table:table-row table:style-name="ro3">
          <table:table-cell office:value-type="string" calcext:value-type="string">
            <text:p>06/20/2023 <text:s/>03:56 AM <text:s text:c="7"/>59,447,385 ActInf Textbook Group ~ Cohort 2 ~ Meeting 11 (Chapter 5, part 2).m4a</text:p>
          </table:table-cell>
          <table:table-cell/>
          <table:table-cell table:formula="of:=TRIM(MID([.$A8];40;9999))" office:value-type="string" office:string-value="ActInf Textbook Group ~ Cohort 2 ~ Meeting 11 (Chapter 5, part 2).m4a" calcext:value-type="string">
            <text:p>ActInf Textbook Group ~ Cohort 2 ~ Meeting 11 (Chapter 5, part 2).m4a</text:p>
          </table:table-cell>
        </table:table-row>
        <table:table-row table:style-name="ro3">
          <table:table-cell office:value-type="string" calcext:value-type="string">
            <text:p>06/20/2023 <text:s/>03:56 AM <text:s text:c="7"/>50,807,191 ActInf Textbook Group ~ Cohort 2 ~ Meeting 13 (Welcome back to part 2).m4a</text:p>
          </table:table-cell>
          <table:table-cell/>
          <table:table-cell table:formula="of:=TRIM(MID([.$A9];40;9999))" office:value-type="string" office:string-value="ActInf Textbook Group ~ Cohort 2 ~ Meeting 13 (Welcome back to part 2).m4a" calcext:value-type="string">
            <text:p>ActInf Textbook Group ~ Cohort 2 ~ Meeting 13 (Welcome back to part 2).m4a</text:p>
          </table:table-cell>
        </table:table-row>
        <table:table-row table:style-name="ro3">
          <table:table-cell office:value-type="string" calcext:value-type="string">
            <text:p>06/20/2023 <text:s/>03:56 AM <text:s text:c="7"/>53,661,168 ActInf Textbook Group ~ Cohort 2 ~ Meeting 14 (Chapter 6, part 1).m4a</text:p>
          </table:table-cell>
          <table:table-cell/>
          <table:table-cell table:formula="of:=TRIM(MID([.$A10];40;9999))" office:value-type="string" office:string-value="ActInf Textbook Group ~ Cohort 2 ~ Meeting 14 (Chapter 6, part 1).m4a" calcext:value-type="string">
            <text:p>ActInf Textbook Group ~ Cohort 2 ~ Meeting 14 (Chapter 6, part 1).m4a</text:p>
          </table:table-cell>
        </table:table-row>
        <table:table-row table:style-name="ro3">
          <table:table-cell office:value-type="string" calcext:value-type="string">
            <text:p>06/20/2023 <text:s/>03:56 AM <text:s text:c="7"/>51,563,981 ActInf Textbook Group ~ Cohort 2 ~ Meeting 15 (Chapter 6, part 2).m4a</text:p>
          </table:table-cell>
          <table:table-cell/>
          <table:table-cell table:formula="of:=TRIM(MID([.$A11];40;9999))" office:value-type="string" office:string-value="ActInf Textbook Group ~ Cohort 2 ~ Meeting 15 (Chapter 6, part 2).m4a" calcext:value-type="string">
            <text:p>ActInf Textbook Group ~ Cohort 2 ~ Meeting 15 (Chapter 6, part 2).m4a</text:p>
          </table:table-cell>
        </table:table-row>
        <table:table-row table:style-name="ro3">
          <table:table-cell office:value-type="string" calcext:value-type="string">
            <text:p>06/20/2023 <text:s/>03:56 AM <text:s text:c="7"/>54,252,603 ActInf Textbook Group ~ Cohort 2 ~ Meeting 16 (Chapter 7, part 1).m4a</text:p>
          </table:table-cell>
          <table:table-cell/>
          <table:table-cell table:formula="of:=TRIM(MID([.$A12];40;9999))" office:value-type="string" office:string-value="ActInf Textbook Group ~ Cohort 2 ~ Meeting 16 (Chapter 7, part 1).m4a" calcext:value-type="string">
            <text:p>ActInf Textbook Group ~ Cohort 2 ~ Meeting 16 (Chapter 7, part 1).m4a</text:p>
          </table:table-cell>
        </table:table-row>
        <table:table-row table:style-name="ro3">
          <table:table-cell office:value-type="string" calcext:value-type="string">
            <text:p>06/20/2023 <text:s/>03:56 AM <text:s text:c="7"/>52,960,421 ActInf Textbook Group ~ Cohort 2 ~ Meeting 17 (Chapter 7, part 2).m4a</text:p>
          </table:table-cell>
          <table:table-cell/>
          <table:table-cell table:formula="of:=TRIM(MID([.$A13];40;9999))" office:value-type="string" office:string-value="ActInf Textbook Group ~ Cohort 2 ~ Meeting 17 (Chapter 7, part 2).m4a" calcext:value-type="string">
            <text:p>ActInf Textbook Group ~ Cohort 2 ~ Meeting 17 (Chapter 7, part 2).m4a</text:p>
          </table:table-cell>
        </table:table-row>
        <table:table-row table:style-name="ro3">
          <table:table-cell office:value-type="string" calcext:value-type="string">
            <text:p>06/20/2023 <text:s/>03:56 AM <text:s text:c="7"/>51,923,537 ActInf Textbook Group ~ Cohort 2 ~ Meeting 18 (Chapter 8, part 1).m4a</text:p>
          </table:table-cell>
          <table:table-cell/>
          <table:table-cell table:formula="of:=TRIM(MID([.$A14];40;9999))" office:value-type="string" office:string-value="ActInf Textbook Group ~ Cohort 2 ~ Meeting 18 (Chapter 8, part 1).m4a" calcext:value-type="string">
            <text:p>ActInf Textbook Group ~ Cohort 2 ~ Meeting 18 (Chapter 8, part 1).m4a</text:p>
          </table:table-cell>
        </table:table-row>
        <table:table-row table:style-name="ro3">
          <table:table-cell office:value-type="string" calcext:value-type="string">
            <text:p>06/20/2023 <text:s/>03:57 AM <text:s text:c="7"/>53,720,912 ActInf Textbook Group ~ Cohort 2 ~ Meeting 19 (Chapter 8, part 2).m4a</text:p>
          </table:table-cell>
          <table:table-cell/>
          <table:table-cell table:formula="of:=TRIM(MID([.$A15];40;9999))" office:value-type="string" office:string-value="ActInf Textbook Group ~ Cohort 2 ~ Meeting 19 (Chapter 8, part 2).m4a" calcext:value-type="string">
            <text:p>ActInf Textbook Group ~ Cohort 2 ~ Meeting 19 (Chapter 8, part 2).m4a</text:p>
          </table:table-cell>
        </table:table-row>
        <table:table-row table:style-name="ro3">
          <table:table-cell office:value-type="string" calcext:value-type="string">
            <text:p>06/20/2023 <text:s/>04:02 AM <text:s text:c="7"/>57,027,058 ActInf Textbook Group ~ Cohort 2 ~ Meeting 2 (Chapter 1).m4a</text:p>
          </table:table-cell>
          <table:table-cell/>
          <table:table-cell table:formula="of:=TRIM(MID([.$A16];40;9999))" office:value-type="string" office:string-value="ActInf Textbook Group ~ Cohort 2 ~ Meeting 2 (Chapter 1).m4a" calcext:value-type="string">
            <text:p>ActInf Textbook Group ~ Cohort 2 ~ Meeting 2 (Chapter 1).m4a</text:p>
          </table:table-cell>
        </table:table-row>
        <table:table-row table:style-name="ro3">
          <table:table-cell office:value-type="string" calcext:value-type="string">
            <text:p>06/20/2023 <text:s/>03:57 AM <text:s text:c="7"/>53,338,669 ActInf Textbook Group ~ Cohort 2 ~ Meeting 20 (Chapter 9, part 1).m4a</text:p>
          </table:table-cell>
          <table:table-cell/>
          <table:table-cell table:formula="of:=TRIM(MID([.$A17];40;9999))" office:value-type="string" office:string-value="ActInf Textbook Group ~ Cohort 2 ~ Meeting 20 (Chapter 9, part 1).m4a" calcext:value-type="string">
            <text:p>ActInf Textbook Group ~ Cohort 2 ~ Meeting 20 (Chapter 9, part 1).m4a</text:p>
          </table:table-cell>
        </table:table-row>
        <table:table-row table:style-name="ro3">
          <table:table-cell office:value-type="string" calcext:value-type="string">
            <text:p>06/20/2023 <text:s/>03:57 AM <text:s text:c="7"/>52,751,645 ActInf Textbook Group ~ Cohort 2 ~ Meeting 21 (Chapter 9, part 2).m4a</text:p>
          </table:table-cell>
          <table:table-cell/>
          <table:table-cell table:formula="of:=TRIM(MID([.$A18];40;9999))" office:value-type="string" office:string-value="ActInf Textbook Group ~ Cohort 2 ~ Meeting 21 (Chapter 9, part 2).m4a" calcext:value-type="string">
            <text:p>ActInf Textbook Group ~ Cohort 2 ~ Meeting 21 (Chapter 9, part 2).m4a</text:p>
          </table:table-cell>
        </table:table-row>
        <table:table-row table:style-name="ro3">
          <table:table-cell office:value-type="string" calcext:value-type="string">
            <text:p>06/20/2023 <text:s/>03:57 AM <text:s text:c="7"/>54,490,839 ActInf Textbook Group ~ Cohort 2 ~ Meeting 22 (Chapter 10, part 1).m4a</text:p>
          </table:table-cell>
          <table:table-cell/>
          <table:table-cell table:formula="of:=TRIM(MID([.$A19];40;9999))" office:value-type="string" office:string-value="ActInf Textbook Group ~ Cohort 2 ~ Meeting 22 (Chapter 10, part 1).m4a" calcext:value-type="string">
            <text:p>ActInf Textbook Group ~ Cohort 2 ~ Meeting 22 (Chapter 10, part 1).m4a</text:p>
          </table:table-cell>
        </table:table-row>
        <table:table-row table:style-name="ro3">
          <table:table-cell office:value-type="string" calcext:value-type="string">
            <text:p>06/20/2023 <text:s/>03:57 AM <text:s text:c="7"/>52,928,260 ActInf Textbook Group ~ Cohort 2 ~ Meeting 23 (Chapter 10, part 2).m4a</text:p>
          </table:table-cell>
          <table:table-cell/>
          <table:table-cell table:formula="of:=TRIM(MID([.$A20];40;9999))" office:value-type="string" office:string-value="ActInf Textbook Group ~ Cohort 2 ~ Meeting 23 (Chapter 10, part 2).m4a" calcext:value-type="string">
            <text:p>ActInf Textbook Group ~ Cohort 2 ~ Meeting 23 (Chapter 10, part 2).m4a</text:p>
          </table:table-cell>
        </table:table-row>
        <table:table-row table:style-name="ro3">
          <table:table-cell office:value-type="string" calcext:value-type="string">
            <text:p>06/20/2023 <text:s/>03:55 AM <text:s text:c="7"/>56,126,423 ActInf Textbook Group ~ Cohort 2 ~ Meeting 3 (Chapter 1, part 2).m4a</text:p>
          </table:table-cell>
          <table:table-cell/>
          <table:table-cell table:formula="of:=TRIM(MID([.$A21];40;9999))" office:value-type="string" office:string-value="ActInf Textbook Group ~ Cohort 2 ~ Meeting 3 (Chapter 1, part 2).m4a" calcext:value-type="string">
            <text:p>ActInf Textbook Group ~ Cohort 2 ~ Meeting 3 (Chapter 1, part 2).m4a</text:p>
          </table:table-cell>
        </table:table-row>
        <table:table-row table:style-name="ro3">
          <table:table-cell office:value-type="string" calcext:value-type="string">
            <text:p>06/20/2023 <text:s/>03:55 AM <text:s text:c="7"/>54,890,258 ActInf Textbook Group ~ Cohort 2 ~ Meeting 4 (Chapter 2, part 1).m4a</text:p>
          </table:table-cell>
          <table:table-cell/>
          <table:table-cell table:formula="of:=TRIM(MID([.$A22];40;9999))" office:value-type="string" office:string-value="ActInf Textbook Group ~ Cohort 2 ~ Meeting 4 (Chapter 2, part 1).m4a" calcext:value-type="string">
            <text:p>ActInf Textbook Group ~ Cohort 2 ~ Meeting 4 (Chapter 2, part 1).m4a</text:p>
          </table:table-cell>
        </table:table-row>
        <table:table-row table:style-name="ro3">
          <table:table-cell office:value-type="string" calcext:value-type="string">
            <text:p>06/20/2023 <text:s/>03:55 AM <text:s text:c="7"/>55,479,488 ActInf Textbook Group ~ Cohort 2 ~ Meeting 5 (Chapter 2, part 2).m4a</text:p>
          </table:table-cell>
          <table:table-cell/>
          <table:table-cell table:formula="of:=TRIM(MID([.$A23];40;9999))" office:value-type="string" office:string-value="ActInf Textbook Group ~ Cohort 2 ~ Meeting 5 (Chapter 2, part 2).m4a" calcext:value-type="string">
            <text:p>ActInf Textbook Group ~ Cohort 2 ~ Meeting 5 (Chapter 2, part 2).m4a</text:p>
          </table:table-cell>
        </table:table-row>
        <table:table-row table:style-name="ro3">
          <table:table-cell office:value-type="string" calcext:value-type="string">
            <text:p>06/20/2023 <text:s/>03:55 AM <text:s text:c="7"/>57,862,285 ActInf Textbook Group ~ Cohort 2 ~ Meeting 6 (Chapter 3, part 1).m4a</text:p>
          </table:table-cell>
          <table:table-cell/>
          <table:table-cell table:formula="of:=TRIM(MID([.$A24];40;9999))" office:value-type="string" office:string-value="ActInf Textbook Group ~ Cohort 2 ~ Meeting 6 (Chapter 3, part 1).m4a" calcext:value-type="string">
            <text:p>ActInf Textbook Group ~ Cohort 2 ~ Meeting 6 (Chapter 3, part 1).m4a</text:p>
          </table:table-cell>
        </table:table-row>
        <table:table-row table:style-name="ro3">
          <table:table-cell office:value-type="string" calcext:value-type="string">
            <text:p>06/20/2023 <text:s/>03:55 AM <text:s text:c="7"/>53,059,693 ActInf Textbook Group ~ Cohort 2 ~ Meeting 8 (Chapter 4, part 1).m4a</text:p>
          </table:table-cell>
          <table:table-cell/>
          <table:table-cell table:formula="of:=TRIM(MID([.$A25];40;9999))" office:value-type="string" office:string-value="ActInf Textbook Group ~ Cohort 2 ~ Meeting 8 (Chapter 4, part 1).m4a" calcext:value-type="string">
            <text:p>ActInf Textbook Group ~ Cohort 2 ~ Meeting 8 (Chapter 4, part 1).m4a</text:p>
          </table:table-cell>
        </table:table-row>
        <table:table-row table:style-name="ro3">
          <table:table-cell office:value-type="string" calcext:value-type="string">
            <text:p>06/20/2023 <text:s/>03:55 AM <text:s text:c="7"/>55,797,141 ActInf Textbook Group ~ Cohort 2 ~ Meeting 9 (Chapter 4, part 2).m4a</text:p>
          </table:table-cell>
          <table:table-cell/>
          <table:table-cell table:formula="of:=TRIM(MID([.$A26];40;9999))" office:value-type="string" office:string-value="ActInf Textbook Group ~ Cohort 2 ~ Meeting 9 (Chapter 4, part 2).m4a" calcext:value-type="string">
            <text:p>ActInf Textbook Group ~ Cohort 2 ~ Meeting 9 (Chapter 4, part 2).m4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7" office:value-type="string" calcext:value-type="string">
            <text:p>AATxtBk_C02-01</text:p>
          </table:table-cell>
          <table:table-cell/>
          <table:table-cell office:value-type="string" calcext:value-type="string">
            <text:p>ActInf Textbook Group ~ Cohort 2 ~ Meeting 1 (Welcome back, Coda &amp; Learning Practices overview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2" calcext:value-type="string">
            <text:p>AATxtBk_C02-02</text:p>
          </table:table-cell>
          <table:table-cell/>
          <table:table-cell office:value-type="string" calcext:value-type="string">
            <text:p>ActInf Textbook Group ~ Cohort 2 ~ Meeting 2 (Chapter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3" calcext:value-type="string">
            <text:p>AATxtBk_C02-03</text:p>
          </table:table-cell>
          <table:table-cell/>
          <table:table-cell office:value-type="string" calcext:value-type="string">
            <text:p>ActInf Textbook Group ~ Cohort 2 ~ Meeting 3 (Chapter 1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4" calcext:value-type="string">
            <text:p>AATxtBk_C02-04</text:p>
          </table:table-cell>
          <table:table-cell/>
          <table:table-cell office:value-type="string" calcext:value-type="string">
            <text:p>ActInf Textbook Group ~ Cohort 2 ~ Meeting 4 (Chapter 2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5" calcext:value-type="string">
            <text:p>AATxtBk_C02-05</text:p>
          </table:table-cell>
          <table:table-cell/>
          <table:table-cell office:value-type="string" calcext:value-type="string">
            <text:p>ActInf Textbook Group ~ Cohort 2 ~ Meeting 5 (Chapter 2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6" calcext:value-type="string">
            <text:p>AATxtBk_C02-06</text:p>
          </table:table-cell>
          <table:table-cell/>
          <table:table-cell office:value-type="string" calcext:value-type="string">
            <text:p>ActInf Textbook Group ~ Cohort 2 ~ Meeting 6 (Chapter 3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7" calcext:value-type="string">
            <text:p>AATxtBk_C02-07</text:p>
          </table:table-cell>
          <table:table-cell table:number-columns-repeated="2"/>
        </table:table-row>
        <table:table-row table:style-name="ro3">
          <table:table-cell table:style-name="ce47" table:formula="of:=CONCATENATE(&quot;AATxtBk_C02-&quot;;RIGHT(100+ROW()-27;2))" office:value-type="string" office:string-value="AATxtBk_C02-08" calcext:value-type="string">
            <text:p>AATxtBk_C02-08</text:p>
          </table:table-cell>
          <table:table-cell/>
          <table:table-cell office:value-type="string" calcext:value-type="string">
            <text:p>ActInf Textbook Group ~ Cohort 2 ~ Meeting 8 (Chapter 4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09" calcext:value-type="string">
            <text:p>AATxtBk_C02-09</text:p>
          </table:table-cell>
          <table:table-cell/>
          <table:table-cell office:value-type="string" calcext:value-type="string">
            <text:p>ActInf Textbook Group ~ Cohort 2 ~ Meeting 9 (Chapter 4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0" calcext:value-type="string">
            <text:p>AATxtBk_C02-10</text:p>
          </table:table-cell>
          <table:table-cell/>
          <table:table-cell office:value-type="string" calcext:value-type="string">
            <text:p>ActInf Textbook Group ~ Cohort 2 ~ Meeting 10 (Chapter 5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1" calcext:value-type="string">
            <text:p>AATxtBk_C02-11</text:p>
          </table:table-cell>
          <table:table-cell/>
          <table:table-cell office:value-type="string" calcext:value-type="string">
            <text:p>ActInf Textbook Group ~ Cohort 2 ~ Meeting 11 (Chapter 5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2" calcext:value-type="string">
            <text:p>AATxtBk_C02-12</text:p>
          </table:table-cell>
          <table:table-cell table:number-columns-repeated="2"/>
        </table:table-row>
        <table:table-row table:style-name="ro3">
          <table:table-cell table:style-name="ce47" table:formula="of:=CONCATENATE(&quot;AATxtBk_C02-&quot;;RIGHT(100+ROW()-27;2))" office:value-type="string" office:string-value="AATxtBk_C02-13" calcext:value-type="string">
            <text:p>AATxtBk_C02-13</text:p>
          </table:table-cell>
          <table:table-cell/>
          <table:table-cell office:value-type="string" calcext:value-type="string">
            <text:p>ActInf Textbook Group ~ Cohort 2 ~ Meeting 13 (Welcome back to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4" calcext:value-type="string">
            <text:p>AATxtBk_C02-14</text:p>
          </table:table-cell>
          <table:table-cell/>
          <table:table-cell office:value-type="string" calcext:value-type="string">
            <text:p>ActInf Textbook Group ~ Cohort 2 ~ Meeting 14 (Chapter 6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5" calcext:value-type="string">
            <text:p>AATxtBk_C02-15</text:p>
          </table:table-cell>
          <table:table-cell/>
          <table:table-cell office:value-type="string" calcext:value-type="string">
            <text:p>ActInf Textbook Group ~ Cohort 2 ~ Meeting 15 (Chapter 6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6" calcext:value-type="string">
            <text:p>AATxtBk_C02-16</text:p>
          </table:table-cell>
          <table:table-cell/>
          <table:table-cell office:value-type="string" calcext:value-type="string">
            <text:p>ActInf Textbook Group ~ Cohort 2 ~ Meeting 16 (Chapter 7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7" calcext:value-type="string">
            <text:p>AATxtBk_C02-17</text:p>
          </table:table-cell>
          <table:table-cell/>
          <table:table-cell office:value-type="string" calcext:value-type="string">
            <text:p>ActInf Textbook Group ~ Cohort 2 ~ Meeting 17 (Chapter 7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8" calcext:value-type="string">
            <text:p>AATxtBk_C02-18</text:p>
          </table:table-cell>
          <table:table-cell/>
          <table:table-cell office:value-type="string" calcext:value-type="string">
            <text:p>ActInf Textbook Group ~ Cohort 2 ~ Meeting 18 (Chapter 8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19" calcext:value-type="string">
            <text:p>AATxtBk_C02-19</text:p>
          </table:table-cell>
          <table:table-cell/>
          <table:table-cell office:value-type="string" calcext:value-type="string">
            <text:p>ActInf Textbook Group ~ Cohort 2 ~ Meeting 19 (Chapter 8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20" calcext:value-type="string">
            <text:p>AATxtBk_C02-20</text:p>
          </table:table-cell>
          <table:table-cell/>
          <table:table-cell office:value-type="string" calcext:value-type="string">
            <text:p>ActInf Textbook Group ~ Cohort 2 ~ Meeting 20 (Chapter 9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21" calcext:value-type="string">
            <text:p>AATxtBk_C02-21</text:p>
          </table:table-cell>
          <table:table-cell/>
          <table:table-cell office:value-type="string" calcext:value-type="string">
            <text:p>ActInf Textbook Group ~ Cohort 2 ~ Meeting 21 (Chapter 9, part 2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22" calcext:value-type="string">
            <text:p>AATxtBk_C02-22</text:p>
          </table:table-cell>
          <table:table-cell/>
          <table:table-cell office:value-type="string" calcext:value-type="string">
            <text:p>ActInf Textbook Group ~ Cohort 2 ~ Meeting 22 (Chapter 10, part 1).m4a</text:p>
          </table:table-cell>
        </table:table-row>
        <table:table-row table:style-name="ro3">
          <table:table-cell table:style-name="ce47" table:formula="of:=CONCATENATE(&quot;AATxtBk_C02-&quot;;RIGHT(100+ROW()-27;2))" office:value-type="string" office:string-value="AATxtBk_C02-23" calcext:value-type="string">
            <text:p>AATxtBk_C02-23</text:p>
          </table:table-cell>
          <table:table-cell/>
          <table:table-cell office:value-type="string" calcext:value-type="string">
            <text:p>ActInf Textbook Group ~ Cohort 2 ~ Meeting 23 (Chapter 10, part 2).m4a</text:p>
          </table:table-cell>
        </table:table-row>
      </table:table>
      <table:named-expressions/>
      <table:database-ranges>
        <table:database-range table:name="__Anonymous_Sheet_DB__0" table:target-range-address="Sheet1.A1:Sheet1.AI543" table:display-filter-buttons="true"/>
        <table:database-range table:name="__Anonymous_Sheet_DB__1" table:target-range-address="PaskAudios.A1:PaskAudios.AC50" table:display-filter-buttons="true"/>
        <table:database-range table:name="__Anonymous_Sheet_DB__2" table:target-range-address="Sheet2.A1:Sheet2.B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6:12:14.5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0T11:57:56.753000000</meta:creation-date>
    <dc:date>2023-08-25T09:36:53.001000000</dc:date>
    <meta:editing-duration>P81DT15H51M55S</meta:editing-duration>
    <meta:editing-cycles>272</meta:editing-cycles>
    <meta:generator>LibreOffice/7.5.5.2$Windows_X86_64 LibreOffice_project/ca8fe7424262805f223b9a2334bc7181abbcbf5e</meta:generator>
    <meta:document-statistic meta:table-count="9" meta:cell-count="3178" meta:object-count="0"/>
  </office:meta>
</office:document-meta>
</file>